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278cm"/>
    </style:style>
    <style:style style:name="co4" style:family="table-column">
      <style:table-column-properties fo:break-before="auto" style:column-width="2.87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8cm"/>
    </style:style>
    <style:style style:name="co7" style:family="table-column">
      <style:table-column-properties fo:break-before="auto" style:column-width="7.361cm"/>
    </style:style>
    <style:style style:name="co8" style:family="table-column">
      <style:table-column-properties fo:break-before="auto" style:column-width="7.442cm"/>
    </style:style>
    <style:style style:name="co9" style:family="table-column">
      <style:table-column-properties fo:break-before="auto" style:column-width="7.49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  <table:table-cell office:value-type="string">
            <text:p>MELTING 5.0.2 tests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office:value-type="string">
            <text:p>DNA no self complementary sequences</text:p>
          </table:table-cell>
          <table:table-cell table:number-columns-repeated="16"/>
        </table:table-row>
        <table:table-row table:style-name="ro1">
          <table:table-cell table:number-columns-repeated="25"/>
          <table:table-cell>
            <draw:frame table:end-cell-address="'MELTING 5'.AF22" table:end-x="0.403cm" table:end-y="0.024cm" draw:z-index="4" draw:style-name="gr1" svg:width="13.262cm" svg:height="7.281cm" svg:x="0.697cm" svg:y="0.427cm">
              <draw:object draw:notify-on-update-of-ranges="'MELTING 5'.C5:'MELTING 5'.C5 'MELTING 5'.C6:'MELTING 5'.C22 'MELTING 5'.B6:'MELTING 5'.B22 'MELTING 5'.D5:'MELTING 5'.D5 'MELTING 5'.D6:'MELTING 5'.D22 'MELTING 5'.B6:'MELTING 5'.B22 'MELTING 5'.E5:'MELTING 5'.E5 'MELTING 5'.E6:'MELTING 5'.E22 'MELTING 5'.B6:'MELTING 5'.B22 'MELTING 5'.F5:'MELTING 5'.F5 'MELTING 5'.F6:'MELTING 5'.F22 'MELTING 5'.B6:'MELTING 5'.B22 'MELTING 5'.G5:'MELTING 5'.G5 'MELTING 5'.G6:'MELTING 5'.G22 'MELTING 5'.B6:'MELTING 5'.B22 'MELTING 5'.H5:'MELTING 5'.H5 'MELTING 5'.H6:'MELTING 5'.H22 'MELTING 5'.B6:'MELTING 5'.B22 'MELTING 5'.I5:'MELTING 5'.I5 'MELTING 5'.I6:'MELTING 5'.I22 'MELTING 5'.B6:'MELTING 5'.B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>
            <text:p>error percentage (ABS(Texp - Tcomp)/Texp)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table:number-columns-repeated="2"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31.78">
            <text:p>31.78</text:p>
          </table:table-cell>
          <table:table-cell office:value-type="float" office:value="30.2">
            <text:p>30.2</text:p>
          </table:table-cell>
          <table:table-cell office:value-type="float" office:value="32.64">
            <text:p>32.64</text:p>
          </table:table-cell>
          <table:table-cell office:value-type="float" office:value="30.14">
            <text:p>30.14</text:p>
          </table:table-cell>
          <table:table-cell office:value-type="float" office:value="30.91">
            <text:p>30.91</text:p>
          </table:table-cell>
          <table:table-cell office:value-type="float" office:value="32.73">
            <text:p>32.73</text:p>
          </table:table-cell>
          <table:table-cell office:value-type="float" office:value="31.5">
            <text:p>31.5</text:p>
          </table:table-cell>
          <table:table-cell/>
          <table:table-cell table:formula="of:=ABS(([.C7]-[.B7])*100/[.B7])" office:value-type="float" office:value="0.888888888888893">
            <text:p>0.89</text:p>
          </table:table-cell>
          <table:table-cell table:formula="of:=ABS(([.D7]-[.B7])*100/[.B7])" office:value-type="float" office:value="4.12698412698413">
            <text:p>4.13</text:p>
          </table:table-cell>
          <table:table-cell table:formula="of:=ABS(([.E7]-[.B7])*100/[.B7])" office:value-type="float" office:value="3.61904761904762">
            <text:p>3.62</text:p>
          </table:table-cell>
          <table:table-cell table:formula="of:=ABS(([.F7]-[.B7])*100/[.B7])" office:value-type="float" office:value="4.31746031746032">
            <text:p>4.32</text:p>
          </table:table-cell>
          <table:table-cell table:formula="of:=ABS(([.G7]-[.B7])*100/[.B7])" office:value-type="float" office:value="1.87301587301587">
            <text:p>1.87</text:p>
          </table:table-cell>
          <table:table-cell table:formula="of:=ABS(([.H7]-[.B7])*100/[.B7])" office:value-type="float" office:value="3.90476190476189">
            <text:p>3.9</text:p>
          </table:table-cell>
          <table:table-cell table:number-columns-repeated="2"/>
          <table:table-cell table:formula="of:=ABS(([.C7]-[.B7]))" office:value-type="float" office:value="0.280000000000001">
            <text:p>0.28</text:p>
          </table:table-cell>
          <table:table-cell table:formula="of:=ABS(([.D7]-[.B7]))" office:value-type="float" office:value="1.3">
            <text:p>1.3</text:p>
          </table:table-cell>
          <table:table-cell table:formula="of:=ABS(([.E7]-[.B7]))" office:value-type="float" office:value="1.14">
            <text:p>1.14</text:p>
          </table:table-cell>
          <table:table-cell table:formula="of:=ABS(([.F7]-[.B7]))" office:value-type="float" office:value="1.36">
            <text:p>1.36</text:p>
          </table:table-cell>
          <table:table-cell table:formula="of:=ABS(([.G7]-[.B7]))" office:value-type="float" office:value="0.59">
            <text:p>0.59</text:p>
          </table:table-cell>
          <table:table-cell table:formula="of:=ABS(([.H7]-[.B7]))" office:value-type="float" office:value="1.23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38.11">
            <text:p>38.11</text:p>
          </table:table-cell>
          <table:table-cell office:value-type="float" office:value="39.83">
            <text:p>39.83</text:p>
          </table:table-cell>
          <table:table-cell office:value-type="float" office:value="39.3">
            <text:p>39.3</text:p>
          </table:table-cell>
          <table:table-cell office:value-type="float" office:value="37.94">
            <text:p>37.94</text:p>
          </table:table-cell>
          <table:table-cell office:value-type="float" office:value="37.36">
            <text:p>37.36</text:p>
          </table:table-cell>
          <table:table-cell office:value-type="float" office:value="39.37">
            <text:p>39.37</text:p>
          </table:table-cell>
          <table:table-cell office:value-type="float" office:value="36.9">
            <text:p>36.9</text:p>
          </table:table-cell>
          <table:table-cell/>
          <table:table-cell table:formula="of:=ABS(([.C8]-[.B8])*100/[.B8])" office:value-type="float" office:value="3.27913279132792">
            <text:p>3.28</text:p>
          </table:table-cell>
          <table:table-cell table:formula="of:=ABS(([.D8]-[.B8])*100/[.B8])" office:value-type="float" office:value="7.94037940379404">
            <text:p>7.94</text:p>
          </table:table-cell>
          <table:table-cell table:formula="of:=ABS(([.E8]-[.B8])*100/[.B8])" office:value-type="float" office:value="6.5040650406504">
            <text:p>6.5</text:p>
          </table:table-cell>
          <table:table-cell table:formula="of:=ABS(([.F8]-[.B8])*100/[.B8])" office:value-type="float" office:value="2.81842818428184">
            <text:p>2.82</text:p>
          </table:table-cell>
          <table:table-cell table:formula="of:=ABS(([.G8]-[.B8])*100/[.B8])" office:value-type="float" office:value="1.24661246612466">
            <text:p>1.25</text:p>
          </table:table-cell>
          <table:table-cell table:formula="of:=ABS(([.H8]-[.B8])*100/[.B8])" office:value-type="float" office:value="6.69376693766937">
            <text:p>6.69</text:p>
          </table:table-cell>
          <table:table-cell table:number-columns-repeated="2"/>
          <table:table-cell table:formula="of:=ABS(([.C8]-[.B8]))" office:value-type="float" office:value="1.21">
            <text:p>1.21</text:p>
          </table:table-cell>
          <table:table-cell table:formula="of:=ABS(([.D8]-[.B8]))" office:value-type="float" office:value="2.93">
            <text:p>2.93</text:p>
          </table:table-cell>
          <table:table-cell table:formula="of:=ABS(([.E8]-[.B8]))" office:value-type="float" office:value="2.4">
            <text:p>2.4</text:p>
          </table:table-cell>
          <table:table-cell table:formula="of:=ABS(([.F8]-[.B8]))" office:value-type="float" office:value="1.04">
            <text:p>1.04</text:p>
          </table:table-cell>
          <table:table-cell table:formula="of:=ABS(([.G8]-[.B8]))" office:value-type="float" office:value="0.460000000000001">
            <text:p>0.46</text:p>
          </table:table-cell>
          <table:table-cell table:formula="of:=ABS(([.H8]-[.B8]))" office:value-type="float" office:value="2.47">
            <text:p>2.47</text:p>
          </table:table-cell>
          <table:table-cell table:number-columns-repeated="2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44.56">
            <text:p>44.56</text:p>
          </table:table-cell>
          <table:table-cell office:value-type="float" office:value="46.5">
            <text:p>46.5</text:p>
          </table:table-cell>
          <table:table-cell office:value-type="float" office:value="37.88">
            <text:p>37.88</text:p>
          </table:table-cell>
          <table:table-cell office:value-type="float" office:value="47.73">
            <text:p>47.73</text:p>
          </table:table-cell>
          <table:table-cell office:value-type="float" office:value="47.65">
            <text:p>47.65</text:p>
          </table:table-cell>
          <table:table-cell office:value-type="float" office:value="45.87">
            <text:p>45.87</text:p>
          </table:table-cell>
          <table:table-cell office:value-type="float" office:value="36.3">
            <text:p>36.3</text:p>
          </table:table-cell>
          <table:table-cell/>
          <table:table-cell table:formula="of:=ABS(([.C9]-[.B9])*100/[.B9])" office:value-type="float" office:value="22.7548209366391">
            <text:p>22.75</text:p>
          </table:table-cell>
          <table:table-cell table:formula="of:=ABS(([.D9]-[.B9])*100/[.B9])" office:value-type="float" office:value="28.099173553719">
            <text:p>28.1</text:p>
          </table:table-cell>
          <table:table-cell table:formula="of:=ABS(([.E9]-[.B9])*100/[.B9])" office:value-type="float" office:value="4.35261707988982">
            <text:p>4.35</text:p>
          </table:table-cell>
          <table:table-cell table:formula="of:=ABS(([.F9]-[.B9])*100/[.B9])" office:value-type="float" office:value="31.4876033057851">
            <text:p>31.49</text:p>
          </table:table-cell>
          <table:table-cell table:formula="of:=ABS(([.G9]-[.B9])*100/[.B9])" office:value-type="float" office:value="31.267217630854">
            <text:p>31.27</text:p>
          </table:table-cell>
          <table:table-cell table:formula="of:=ABS(([.H9]-[.B9])*100/[.B9])" office:value-type="float" office:value="26.3636363636364">
            <text:p>26.36</text:p>
          </table:table-cell>
          <table:table-cell table:number-columns-repeated="2"/>
          <table:table-cell table:formula="of:=ABS(([.C9]-[.B9]))" office:value-type="float" office:value="8.26000000000001">
            <text:p>8.26</text:p>
          </table:table-cell>
          <table:table-cell table:formula="of:=ABS(([.D9]-[.B9]))" office:value-type="float" office:value="10.2">
            <text:p>10.2</text:p>
          </table:table-cell>
          <table:table-cell table:formula="of:=ABS(([.E9]-[.B9]))" office:value-type="float" office:value="1.58000000000001">
            <text:p>1.58</text:p>
          </table:table-cell>
          <table:table-cell table:formula="of:=ABS(([.F9]-[.B9]))" office:value-type="float" office:value="11.43">
            <text:p>11.43</text:p>
          </table:table-cell>
          <table:table-cell table:formula="of:=ABS(([.G9]-[.B9]))" office:value-type="float" office:value="11.35">
            <text:p>11.35</text:p>
          </table:table-cell>
          <table:table-cell table:formula="of:=ABS(([.H9]-[.B9]))" office:value-type="float" office:value="9.57">
            <text:p>9.57</text:p>
          </table:table-cell>
          <table:table-cell table:number-columns-repeated="2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67.21">
            <text:p>67.21</text:p>
          </table:table-cell>
          <table:table-cell office:value-type="float" office:value="70.62">
            <text:p>70.62</text:p>
          </table:table-cell>
          <table:table-cell office:value-type="float" office:value="69.46">
            <text:p>69.46</text:p>
          </table:table-cell>
          <table:table-cell office:value-type="float" office:value="68.62">
            <text:p>68.62</text:p>
          </table:table-cell>
          <table:table-cell office:value-type="float" office:value="68.32">
            <text:p>68.32</text:p>
          </table:table-cell>
          <table:table-cell office:value-type="float" office:value="68.35">
            <text:p>68.35</text:p>
          </table:table-cell>
          <table:table-cell office:value-type="float" office:value="67.6">
            <text:p>67.6</text:p>
          </table:table-cell>
          <table:table-cell/>
          <table:table-cell table:formula="of:=ABS(([.C10]-[.B10])*100/[.B10])" office:value-type="float" office:value="0.576923076923078">
            <text:p>0.58</text:p>
          </table:table-cell>
          <table:table-cell table:formula="of:=ABS(([.D10]-[.B10])*100/[.B10])" office:value-type="float" office:value="4.46745562130179">
            <text:p>4.47</text:p>
          </table:table-cell>
          <table:table-cell table:formula="of:=ABS(([.E10]-[.B10])*100/[.B10])" office:value-type="float" office:value="2.75147928994083">
            <text:p>2.75</text:p>
          </table:table-cell>
          <table:table-cell table:formula="of:=ABS(([.F10]-[.B10])*100/[.B10])" office:value-type="float" office:value="1.50887573964499">
            <text:p>1.51</text:p>
          </table:table-cell>
          <table:table-cell table:formula="of:=ABS(([.G10]-[.B10])*100/[.B10])" office:value-type="float" office:value="1.06508875739645">
            <text:p>1.07</text:p>
          </table:table-cell>
          <table:table-cell table:formula="of:=ABS(([.H10]-[.B10])*100/[.B10])" office:value-type="float" office:value="1.1094674556213">
            <text:p>1.11</text:p>
          </table:table-cell>
          <table:table-cell table:number-columns-repeated="2"/>
          <table:table-cell table:formula="of:=ABS(([.C10]-[.B10]))" office:value-type="float" office:value="0.390000000000001">
            <text:p>0.39</text:p>
          </table:table-cell>
          <table:table-cell table:formula="of:=ABS(([.D10]-[.B10]))" office:value-type="float" office:value="3.02000000000001">
            <text:p>3.02</text:p>
          </table:table-cell>
          <table:table-cell table:formula="of:=ABS(([.E10]-[.B10]))" office:value-type="float" office:value="1.86">
            <text:p>1.86</text:p>
          </table:table-cell>
          <table:table-cell table:formula="of:=ABS(([.F10]-[.B10]))" office:value-type="float" office:value="1.02000000000001">
            <text:p>1.02</text:p>
          </table:table-cell>
          <table:table-cell table:formula="of:=ABS(([.G10]-[.B10]))" office:value-type="float" office:value="0.719999999999999">
            <text:p>0.72</text:p>
          </table:table-cell>
          <table:table-cell table:formula="of:=ABS(([.H10]-[.B10]))"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47.4">
            <text:p>47.4</text:p>
          </table:table-cell>
          <table:table-cell office:value-type="float" office:value="46.29">
            <text:p>46.29</text:p>
          </table:table-cell>
          <table:table-cell office:value-type="float" office:value="48.25">
            <text:p>48.25</text:p>
          </table:table-cell>
          <table:table-cell office:value-type="float" office:value="47.73">
            <text:p>47.73</text:p>
          </table:table-cell>
          <table:table-cell office:value-type="float" office:value="47.01">
            <text:p>47.01</text:p>
          </table:table-cell>
          <table:table-cell office:value-type="float" office:value="47.53">
            <text:p>47.53</text:p>
          </table:table-cell>
          <table:table-cell office:value-type="float" office:value="47.3">
            <text:p>47.3</text:p>
          </table:table-cell>
          <table:table-cell/>
          <table:table-cell table:formula="of:=ABS(([.C11]-[.B11])*100/[.B11])" office:value-type="float" office:value="0.211416490486261">
            <text:p>0.21</text:p>
          </table:table-cell>
          <table:table-cell table:formula="of:=ABS(([.D11]-[.B11])*100/[.B11])" office:value-type="float" office:value="2.1353065539112">
            <text:p>2.14</text:p>
          </table:table-cell>
          <table:table-cell table:formula="of:=ABS(([.E11]-[.B11])*100/[.B11])" office:value-type="float" office:value="2.00845665961946">
            <text:p>2.01</text:p>
          </table:table-cell>
          <table:table-cell table:formula="of:=ABS(([.F11]-[.B11])*100/[.B11])" office:value-type="float" office:value="0.909090909090908">
            <text:p>0.91</text:p>
          </table:table-cell>
          <table:table-cell table:formula="of:=ABS(([.G11]-[.B11])*100/[.B11])" office:value-type="float" office:value="0.613107822410146">
            <text:p>0.61</text:p>
          </table:table-cell>
          <table:table-cell table:formula="of:=ABS(([.H11]-[.B11])*100/[.B11])" office:value-type="float" office:value="0.486257928118402">
            <text:p>0.49</text:p>
          </table:table-cell>
          <table:table-cell table:number-columns-repeated="2"/>
          <table:table-cell table:formula="of:=ABS(([.C11]-[.B11]))" office:value-type="float" office:value="0.100000000000001">
            <text:p>0.1</text:p>
          </table:table-cell>
          <table:table-cell table:formula="of:=ABS(([.D11]-[.B11]))" office:value-type="float" office:value="1.01">
            <text:p>1.01</text:p>
          </table:table-cell>
          <table:table-cell table:formula="of:=ABS(([.E11]-[.B11]))" office:value-type="float" office:value="0.950000000000003">
            <text:p>0.95</text:p>
          </table:table-cell>
          <table:table-cell table:formula="of:=ABS(([.F11]-[.B11]))" office:value-type="float" office:value="0.43">
            <text:p>0.43</text:p>
          </table:table-cell>
          <table:table-cell table:formula="of:=ABS(([.G11]-[.B11]))" office:value-type="float" office:value="0.289999999999999">
            <text:p>0.29</text:p>
          </table:table-cell>
          <table:table-cell table:formula="of:=ABS(([.H11]-[.B11]))" office:value-type="float" office:value="0.230000000000004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63.6">
            <text:p>63.6</text:p>
          </table:table-cell>
          <table:table-cell office:value-type="float" office:value="66.16">
            <text:p>66.16</text:p>
          </table:table-cell>
          <table:table-cell office:value-type="float" office:value="64.94">
            <text:p>64.94</text:p>
          </table:table-cell>
          <table:table-cell office:value-type="float" office:value="64.15">
            <text:p>64.15</text:p>
          </table:table-cell>
          <table:table-cell office:value-type="float" office:value="64.74">
            <text:p>64.74</text:p>
          </table:table-cell>
          <table:table-cell office:value-type="float" office:value="64.48">
            <text:p>64.48</text:p>
          </table:table-cell>
          <table:table-cell office:value-type="float" office:value="63.5">
            <text:p>63.5</text:p>
          </table:table-cell>
          <table:table-cell/>
          <table:table-cell table:formula="of:=ABS(([.C12]-[.B12])*100/[.B12])" office:value-type="float" office:value="0.157480314960632">
            <text:p>0.16</text:p>
          </table:table-cell>
          <table:table-cell table:formula="of:=ABS(([.D12]-[.B12])*100/[.B12])" office:value-type="float" office:value="4.18897637795275">
            <text:p>4.19</text:p>
          </table:table-cell>
          <table:table-cell table:formula="of:=ABS(([.E12]-[.B12])*100/[.B12])" office:value-type="float" office:value="2.26771653543307">
            <text:p>2.27</text:p>
          </table:table-cell>
          <table:table-cell table:formula="of:=ABS(([.F12]-[.B12])*100/[.B12])" office:value-type="float" office:value="1.0236220472441">
            <text:p>1.02</text:p>
          </table:table-cell>
          <table:table-cell table:formula="of:=ABS(([.G12]-[.B12])*100/[.B12])" office:value-type="float" office:value="1.9527559055118">
            <text:p>1.95</text:p>
          </table:table-cell>
          <table:table-cell table:formula="of:=ABS(([.H12]-[.B12])*100/[.B12])" office:value-type="float" office:value="1.54330708661418">
            <text:p>1.54</text:p>
          </table:table-cell>
          <table:table-cell table:number-columns-repeated="2"/>
          <table:table-cell table:formula="of:=ABS(([.C12]-[.B12]))" office:value-type="float" office:value="0.100000000000001">
            <text:p>0.1</text:p>
          </table:table-cell>
          <table:table-cell table:formula="of:=ABS(([.D12]-[.B12]))" office:value-type="float" office:value="2.66">
            <text:p>2.66</text:p>
          </table:table-cell>
          <table:table-cell table:formula="of:=ABS(([.E12]-[.B12]))" office:value-type="float" office:value="1.44">
            <text:p>1.44</text:p>
          </table:table-cell>
          <table:table-cell table:formula="of:=ABS(([.F12]-[.B12]))" office:value-type="float" office:value="0.650000000000006">
            <text:p>0.65</text:p>
          </table:table-cell>
          <table:table-cell table:formula="of:=ABS(([.G12]-[.B12]))" office:value-type="float" office:value="1.24">
            <text:p>1.24</text:p>
          </table:table-cell>
          <table:table-cell table:formula="of:=ABS(([.H12]-[.B12]))" office:value-type="float" office:value="0.980000000000004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43.04">
            <text:p>43.04</text:p>
          </table:table-cell>
          <table:table-cell office:value-type="float" office:value="47.3">
            <text:p>47.3</text:p>
          </table:table-cell>
          <table:table-cell office:value-type="float" office:value="44.4">
            <text:p>44.4</text:p>
          </table:table-cell>
          <table:table-cell office:value-type="float" office:value="43.99">
            <text:p>43.99</text:p>
          </table:table-cell>
          <table:table-cell office:value-type="float" office:value="42.4">
            <text:p>42.4</text:p>
          </table:table-cell>
          <table:table-cell office:value-type="float" office:value="44.46">
            <text:p>44.46</text:p>
          </table:table-cell>
          <table:table-cell office:value-type="float" office:value="44.2">
            <text:p>44.2</text:p>
          </table:table-cell>
          <table:table-cell/>
          <table:table-cell table:formula="of:=ABS(([.C13]-[.B13])*100/[.B13])" office:value-type="float" office:value="2.62443438914028">
            <text:p>2.62</text:p>
          </table:table-cell>
          <table:table-cell table:formula="of:=ABS(([.D13]-[.B13])*100/[.B13])" office:value-type="float" office:value="7.01357466063347">
            <text:p>7.01</text:p>
          </table:table-cell>
          <table:table-cell table:formula="of:=ABS(([.E13]-[.B13])*100/[.B13])" office:value-type="float" office:value="0.452488687782796">
            <text:p>0.45</text:p>
          </table:table-cell>
          <table:table-cell table:formula="of:=ABS(([.F13]-[.B13])*100/[.B13])" office:value-type="float" office:value="0.475113122171948">
            <text:p>0.48</text:p>
          </table:table-cell>
          <table:table-cell table:formula="of:=ABS(([.G13]-[.B13])*100/[.B13])" office:value-type="float" office:value="4.07239819004526">
            <text:p>4.07</text:p>
          </table:table-cell>
          <table:table-cell table:formula="of:=ABS(([.H13]-[.B13])*100/[.B13])" office:value-type="float" office:value="0.588235294117643">
            <text:p>0.59</text:p>
          </table:table-cell>
          <table:table-cell table:number-columns-repeated="2"/>
          <table:table-cell table:formula="of:=ABS(([.C13]-[.B13]))" office:value-type="float" office:value="1.16">
            <text:p>1.16</text:p>
          </table:table-cell>
          <table:table-cell table:formula="of:=ABS(([.D13]-[.B13]))" office:value-type="float" office:value="3.09999999999999">
            <text:p>3.1</text:p>
          </table:table-cell>
          <table:table-cell table:formula="of:=ABS(([.E13]-[.B13]))" office:value-type="float" office:value="0.199999999999996">
            <text:p>0.2</text:p>
          </table:table-cell>
          <table:table-cell table:formula="of:=ABS(([.F13]-[.B13]))" office:value-type="float" office:value="0.210000000000001">
            <text:p>0.21</text:p>
          </table:table-cell>
          <table:table-cell table:formula="of:=ABS(([.G13]-[.B13]))" office:value-type="float" office:value="1.8">
            <text:p>1.8</text:p>
          </table:table-cell>
          <table:table-cell table:formula="of:=ABS(([.H13]-[.B13]))" office:value-type="float" office:value="0.259999999999998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30.17">
            <text:p>30.17</text:p>
          </table:table-cell>
          <table:table-cell office:value-type="float" office:value="5.72">
            <text:p>5.72</text:p>
          </table:table-cell>
          <table:table-cell office:value-type="float" office:value="31.88">
            <text:p>31.88</text:p>
          </table:table-cell>
          <table:table-cell office:value-type="float" office:value="25.34">
            <text:p>25.34</text:p>
          </table:table-cell>
          <table:table-cell office:value-type="float" office:value="29.75">
            <text:p>29.75</text:p>
          </table:table-cell>
          <table:table-cell office:value-type="float" office:value="30.37">
            <text:p>30.37</text:p>
          </table:table-cell>
          <table:table-cell office:value-type="float" office:value="33.2">
            <text:p>33.2</text:p>
          </table:table-cell>
          <table:table-cell/>
          <table:table-cell table:formula="of:=ABS(([.C14]-[.B14])*100/[.B14])" office:value-type="float" office:value="9.12650602409639">
            <text:p>9.13</text:p>
          </table:table-cell>
          <table:table-cell table:formula="of:=ABS(([.D14]-[.B14])*100/[.B14])" office:value-type="float" office:value="82.7710843373494">
            <text:p>82.77</text:p>
          </table:table-cell>
          <table:table-cell table:formula="of:=ABS(([.E14]-[.B14])*100/[.B14])" office:value-type="float" office:value="3.97590361445784">
            <text:p>3.98</text:p>
          </table:table-cell>
          <table:table-cell table:formula="of:=ABS(([.F14]-[.B14])*100/[.B14])" office:value-type="float" office:value="23.6746987951807">
            <text:p>23.67</text:p>
          </table:table-cell>
          <table:table-cell table:formula="of:=ABS(([.G14]-[.B14])*100/[.B14])" office:value-type="float" office:value="10.3915662650602">
            <text:p>10.39</text:p>
          </table:table-cell>
          <table:table-cell table:formula="of:=ABS(([.H14]-[.B14])*100/[.B14])" office:value-type="float" office:value="8.52409638554217">
            <text:p>8.52</text:p>
          </table:table-cell>
          <table:table-cell table:number-columns-repeated="2"/>
          <table:table-cell table:formula="of:=ABS(([.C14]-[.B14]))" office:value-type="float" office:value="3.03">
            <text:p>3.03</text:p>
          </table:table-cell>
          <table:table-cell table:formula="of:=ABS(([.D14]-[.B14]))" office:value-type="float" office:value="27.48">
            <text:p>27.48</text:p>
          </table:table-cell>
          <table:table-cell table:formula="of:=ABS(([.E14]-[.B14]))" office:value-type="float" office:value="1.32">
            <text:p>1.32</text:p>
          </table:table-cell>
          <table:table-cell table:formula="of:=ABS(([.F14]-[.B14]))" office:value-type="float" office:value="7.86">
            <text:p>7.86</text:p>
          </table:table-cell>
          <table:table-cell table:formula="of:=ABS(([.G14]-[.B14]))" office:value-type="float" office:value="3.45">
            <text:p>3.45</text:p>
          </table:table-cell>
          <table:table-cell table:formula="of:=ABS(([.H14]-[.B14]))" office:value-type="float" office:value="2.83">
            <text:p>2.83</text:p>
          </table:table-cell>
          <table:table-cell table:number-columns-repeated="2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33.14">
            <text:p>33.14</text:p>
          </table:table-cell>
          <table:table-cell office:value-type="float" office:value="35.43">
            <text:p>35.43</text:p>
          </table:table-cell>
          <table:table-cell office:value-type="float" office:value="30.18">
            <text:p>30.18</text:p>
          </table:table-cell>
          <table:table-cell office:value-type="float" office:value="33.56">
            <text:p>33.56</text:p>
          </table:table-cell>
          <table:table-cell office:value-type="float" office:value="31.88">
            <text:p>31.88</text:p>
          </table:table-cell>
          <table:table-cell office:value-type="float" office:value="34.92">
            <text:p>34.92</text:p>
          </table:table-cell>
          <table:table-cell office:value-type="float" office:value="31.2">
            <text:p>31.2</text:p>
          </table:table-cell>
          <table:table-cell/>
          <table:table-cell table:formula="of:=ABS(([.C15]-[.B15])*100/[.B15])" office:value-type="float" office:value="6.21794871794872">
            <text:p>6.22</text:p>
          </table:table-cell>
          <table:table-cell table:formula="of:=ABS(([.D15]-[.B15])*100/[.B15])" office:value-type="float" office:value="13.5576923076923">
            <text:p>13.56</text:p>
          </table:table-cell>
          <table:table-cell table:formula="of:=ABS(([.E15]-[.B15])*100/[.B15])" office:value-type="float" office:value="3.26923076923077">
            <text:p>3.27</text:p>
          </table:table-cell>
          <table:table-cell table:formula="of:=ABS(([.F15]-[.B15])*100/[.B15])" office:value-type="float" office:value="7.56410256410257">
            <text:p>7.56</text:p>
          </table:table-cell>
          <table:table-cell table:formula="of:=ABS(([.G15]-[.B15])*100/[.B15])" office:value-type="float" office:value="2.17948717948718">
            <text:p>2.18</text:p>
          </table:table-cell>
          <table:table-cell table:formula="of:=ABS(([.H15]-[.B15])*100/[.B15])" office:value-type="float" office:value="11.9230769230769">
            <text:p>11.92</text:p>
          </table:table-cell>
          <table:table-cell table:number-columns-repeated="2"/>
          <table:table-cell table:formula="of:=ABS(([.C15]-[.B15]))" office:value-type="float" office:value="1.94">
            <text:p>1.94</text:p>
          </table:table-cell>
          <table:table-cell table:formula="of:=ABS(([.D15]-[.B15]))" office:value-type="float" office:value="4.23">
            <text:p>4.23</text:p>
          </table:table-cell>
          <table:table-cell table:formula="of:=ABS(([.E15]-[.B15]))" office:value-type="float" office:value="1.02">
            <text:p>1.02</text:p>
          </table:table-cell>
          <table:table-cell table:formula="of:=ABS(([.F15]-[.B15]))" office:value-type="float" office:value="2.36">
            <text:p>2.36</text:p>
          </table:table-cell>
          <table:table-cell table:formula="of:=ABS(([.G15]-[.B15]))" office:value-type="float" office:value="0.68">
            <text:p>0.68</text:p>
          </table:table-cell>
          <table:table-cell table:formula="of:=ABS(([.H15]-[.B15]))" office:value-type="float" office:value="3.72">
            <text:p>3.72</text:p>
          </table:table-cell>
          <table:table-cell table:number-columns-repeated="2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9.67">
            <text:p>59.67</text:p>
          </table:table-cell>
          <table:table-cell office:value-type="float" office:value="64.39">
            <text:p>64.39</text:p>
          </table:table-cell>
          <table:table-cell office:value-type="float" office:value="58.02">
            <text:p>58.02</text:p>
          </table:table-cell>
          <table:table-cell office:value-type="float" office:value="64.8">
            <text:p>64.8</text:p>
          </table:table-cell>
          <table:table-cell office:value-type="float" office:value="62.24">
            <text:p>62.24</text:p>
          </table:table-cell>
          <table:table-cell office:value-type="float" office:value="59.39">
            <text:p>59.39</text:p>
          </table:table-cell>
          <table:table-cell office:value-type="float" office:value="58.8">
            <text:p>58.8</text:p>
          </table:table-cell>
          <table:table-cell/>
          <table:table-cell table:formula="of:=ABS(([.C16]-[.B16])*100/[.B16])" office:value-type="float" office:value="1.4795918367347">
            <text:p>1.48</text:p>
          </table:table-cell>
          <table:table-cell table:formula="of:=ABS(([.D16]-[.B16])*100/[.B16])" office:value-type="float" office:value="9.50680272108844">
            <text:p>9.51</text:p>
          </table:table-cell>
          <table:table-cell table:formula="of:=ABS(([.E16]-[.B16])*100/[.B16])" office:value-type="float" office:value="1.32653061224489">
            <text:p>1.33</text:p>
          </table:table-cell>
          <table:table-cell table:formula="of:=ABS(([.F16]-[.B16])*100/[.B16])" office:value-type="float" office:value="10.2040816326531">
            <text:p>10.2</text:p>
          </table:table-cell>
          <table:table-cell table:formula="of:=ABS(([.G16]-[.B16])*100/[.B16])" office:value-type="float" office:value="5.85034013605443">
            <text:p>5.85</text:p>
          </table:table-cell>
          <table:table-cell table:formula="of:=ABS(([.H16]-[.B16])*100/[.B16])" office:value-type="float" office:value="1.00340136054422">
            <text:p>1</text:p>
          </table:table-cell>
          <table:table-cell table:number-columns-repeated="2"/>
          <table:table-cell table:formula="of:=ABS(([.C16]-[.B16]))" office:value-type="float" office:value="0.870000000000005">
            <text:p>0.87</text:p>
          </table:table-cell>
          <table:table-cell table:formula="of:=ABS(([.D16]-[.B16]))" office:value-type="float" office:value="5.59">
            <text:p>5.59</text:p>
          </table:table-cell>
          <table:table-cell table:formula="of:=ABS(([.E16]-[.B16]))" office:value-type="float" office:value="0.779999999999994">
            <text:p>0.78</text:p>
          </table:table-cell>
          <table:table-cell table:formula="of:=ABS(([.F16]-[.B16]))" office:value-type="float" office:value="6">
            <text:p>6</text:p>
          </table:table-cell>
          <table:table-cell table:formula="of:=ABS(([.G16]-[.B16]))" office:value-type="float" office:value="3.44">
            <text:p>3.44</text:p>
          </table:table-cell>
          <table:table-cell table:formula="of:=ABS(([.H16]-[.B16]))" office:value-type="float" office:value="0.590000000000003">
            <text:p>0.59</text:p>
          </table:table-cell>
          <table:table-cell table:number-columns-repeated="2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40.28">
            <text:p>40.28</text:p>
          </table:table-cell>
          <table:table-cell office:value-type="float" office:value="41.01">
            <text:p>41.01</text:p>
          </table:table-cell>
          <table:table-cell office:value-type="float" office:value="39.92">
            <text:p>39.92</text:p>
          </table:table-cell>
          <table:table-cell office:value-type="float" office:value="40.95">
            <text:p>40.95</text:p>
          </table:table-cell>
          <table:table-cell office:value-type="float" office:value="41.21">
            <text:p>41.21</text:p>
          </table:table-cell>
          <table:table-cell office:value-type="float" office:value="41.18">
            <text:p>41.18</text:p>
          </table:table-cell>
          <table:table-cell office:value-type="float" office:value="41.4">
            <text:p>41.4</text:p>
          </table:table-cell>
          <table:table-cell/>
          <table:table-cell table:formula="of:=ABS(([.C17]-[.B17])*100/[.B17])" office:value-type="float" office:value="2.70531400966183">
            <text:p>2.71</text:p>
          </table:table-cell>
          <table:table-cell table:formula="of:=ABS(([.D17]-[.B17])*100/[.B17])" office:value-type="float" office:value="0.942028985507248">
            <text:p>0.94</text:p>
          </table:table-cell>
          <table:table-cell table:formula="of:=ABS(([.E17]-[.B17])*100/[.B17])" office:value-type="float" office:value="3.57487922705313">
            <text:p>3.57</text:p>
          </table:table-cell>
          <table:table-cell table:formula="of:=ABS(([.F17]-[.B17])*100/[.B17])" office:value-type="float" office:value="1.08695652173912">
            <text:p>1.09</text:p>
          </table:table-cell>
          <table:table-cell table:formula="of:=ABS(([.G17]-[.B17])*100/[.B17])" office:value-type="float" office:value="0.458937198067627">
            <text:p>0.46</text:p>
          </table:table-cell>
          <table:table-cell table:formula="of:=ABS(([.H17]-[.B17])*100/[.B17])" office:value-type="float" office:value="0.531400966183572">
            <text:p>0.53</text:p>
          </table:table-cell>
          <table:table-cell table:number-columns-repeated="2"/>
          <table:table-cell table:formula="of:=ABS(([.C17]-[.B17]))" office:value-type="float" office:value="1.12">
            <text:p>1.12</text:p>
          </table:table-cell>
          <table:table-cell table:formula="of:=ABS(([.D17]-[.B17]))" office:value-type="float" office:value="0.390000000000001">
            <text:p>0.39</text:p>
          </table:table-cell>
          <table:table-cell table:formula="of:=ABS(([.E17]-[.B17]))" office:value-type="float" office:value="1.48">
            <text:p>1.48</text:p>
          </table:table-cell>
          <table:table-cell table:formula="of:=ABS(([.F17]-[.B17]))" office:value-type="float" office:value="0.449999999999996">
            <text:p>0.45</text:p>
          </table:table-cell>
          <table:table-cell table:formula="of:=ABS(([.G17]-[.B17]))" office:value-type="float" office:value="0.189999999999998">
            <text:p>0.19</text:p>
          </table:table-cell>
          <table:table-cell table:formula="of:=ABS(([.H17]-[.B17]))" office:value-type="float" office:value="0.219999999999999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48.24">
            <text:p>48.24</text:p>
          </table:table-cell>
          <table:table-cell office:value-type="float" office:value="42.2">
            <text:p>42.2</text:p>
          </table:table-cell>
          <table:table-cell office:value-type="float" office:value="49.39">
            <text:p>49.39</text:p>
          </table:table-cell>
          <table:table-cell office:value-type="float" office:value="46.25">
            <text:p>46.25</text:p>
          </table:table-cell>
          <table:table-cell office:value-type="float" office:value="48.01">
            <text:p>48.01</text:p>
          </table:table-cell>
          <table:table-cell office:value-type="float" office:value="49.16">
            <text:p>49.16</text:p>
          </table:table-cell>
          <table:table-cell office:value-type="float" office:value="33.2">
            <text:p>33.2</text:p>
          </table:table-cell>
          <table:table-cell/>
          <table:table-cell table:formula="of:=ABS(([.C18]-[.B18])*100/[.B18])" office:value-type="float" office:value="45.3012048192771">
            <text:p>45.3</text:p>
          </table:table-cell>
          <table:table-cell table:formula="of:=ABS(([.D18]-[.B18])*100/[.B18])" office:value-type="float" office:value="27.1084337349398">
            <text:p>27.11</text:p>
          </table:table-cell>
          <table:table-cell table:formula="of:=ABS(([.E18]-[.B18])*100/[.B18])" office:value-type="float" office:value="48.7650602409638">
            <text:p>48.77</text:p>
          </table:table-cell>
          <table:table-cell table:formula="of:=ABS(([.F18]-[.B18])*100/[.B18])" office:value-type="float" office:value="39.3072289156626">
            <text:p>39.31</text:p>
          </table:table-cell>
          <table:table-cell table:formula="of:=ABS(([.G18]-[.B18])*100/[.B18])" office:value-type="float" office:value="44.6084337349397">
            <text:p>44.61</text:p>
          </table:table-cell>
          <table:table-cell table:formula="of:=ABS(([.H18]-[.B18])*100/[.B18])" office:value-type="float" office:value="48.0722891566265">
            <text:p>48.07</text:p>
          </table:table-cell>
          <table:table-cell table:number-columns-repeated="2"/>
          <table:table-cell table:formula="of:=ABS(([.C18]-[.B18]))" office:value-type="float" office:value="15.04">
            <text:p>15.04</text:p>
          </table:table-cell>
          <table:table-cell table:formula="of:=ABS(([.D18]-[.B18]))" office:value-type="float" office:value="9">
            <text:p>9</text:p>
          </table:table-cell>
          <table:table-cell table:formula="of:=ABS(([.E18]-[.B18]))" office:value-type="float" office:value="16.19">
            <text:p>16.19</text:p>
          </table:table-cell>
          <table:table-cell table:formula="of:=ABS(([.F18]-[.B18]))" office:value-type="float" office:value="13.05">
            <text:p>13.05</text:p>
          </table:table-cell>
          <table:table-cell table:formula="of:=ABS(([.G18]-[.B18]))" office:value-type="float" office:value="14.81">
            <text:p>14.81</text:p>
          </table:table-cell>
          <table:table-cell table:formula="of:=ABS(([.H18]-[.B18]))" office:value-type="float" office:value="15.96">
            <text:p>15.96</text:p>
          </table:table-cell>
          <table:table-cell table:number-columns-repeated="2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41.91">
            <text:p>41.91</text:p>
          </table:table-cell>
          <table:table-cell office:value-type="float" office:value="36.33">
            <text:p>36.33</text:p>
          </table:table-cell>
          <table:table-cell office:value-type="float" office:value="45.23">
            <text:p>45.23</text:p>
          </table:table-cell>
          <table:table-cell office:value-type="float" office:value="38.25">
            <text:p>38.25</text:p>
          </table:table-cell>
          <table:table-cell office:value-type="float" office:value="41.67">
            <text:p>41.67</text:p>
          </table:table-cell>
          <table:table-cell office:value-type="float" office:value="48.15">
            <text:p>48.15</text:p>
          </table:table-cell>
          <table:table-cell office:value-type="float" office:value="44.9">
            <text:p>44.9</text:p>
          </table:table-cell>
          <table:table-cell/>
          <table:table-cell table:formula="of:=ABS(([.C19]-[.B19])*100/[.B19])" office:value-type="float" office:value="6.65924276169266">
            <text:p>6.66</text:p>
          </table:table-cell>
          <table:table-cell table:formula="of:=ABS(([.D19]-[.B19])*100/[.B19])" office:value-type="float" office:value="19.086859688196">
            <text:p>19.09</text:p>
          </table:table-cell>
          <table:table-cell table:formula="of:=ABS(([.E19]-[.B19])*100/[.B19])" office:value-type="float" office:value="0.734966592427613">
            <text:p>0.73</text:p>
          </table:table-cell>
          <table:table-cell table:formula="of:=ABS(([.F19]-[.B19])*100/[.B19])" office:value-type="float" office:value="14.8106904231626">
            <text:p>14.81</text:p>
          </table:table-cell>
          <table:table-cell table:formula="of:=ABS(([.G19]-[.B19])*100/[.B19])" office:value-type="float" office:value="7.19376391982182">
            <text:p>7.19</text:p>
          </table:table-cell>
          <table:table-cell table:formula="of:=ABS(([.H19]-[.B19])*100/[.B19])" office:value-type="float" office:value="7.23830734966592">
            <text:p>7.24</text:p>
          </table:table-cell>
          <table:table-cell table:number-columns-repeated="2"/>
          <table:table-cell table:formula="of:=ABS(([.C19]-[.B19]))" office:value-type="float" office:value="2.99">
            <text:p>2.99</text:p>
          </table:table-cell>
          <table:table-cell table:formula="of:=ABS(([.D19]-[.B19]))" office:value-type="float" office:value="8.57">
            <text:p>8.57</text:p>
          </table:table-cell>
          <table:table-cell table:formula="of:=ABS(([.E19]-[.B19]))" office:value-type="float" office:value="0.329999999999998">
            <text:p>0.33</text:p>
          </table:table-cell>
          <table:table-cell table:formula="of:=ABS(([.F19]-[.B19]))" office:value-type="float" office:value="6.65">
            <text:p>6.65</text:p>
          </table:table-cell>
          <table:table-cell table:formula="of:=ABS(([.G19]-[.B19]))" office:value-type="float" office:value="3.23">
            <text:p>3.23</text:p>
          </table:table-cell>
          <table:table-cell table:formula="of:=ABS(([.H19]-[.B19])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45.94">
            <text:p>45.94</text:p>
          </table:table-cell>
          <table:table-cell office:value-type="float" office:value="45.24">
            <text:p>45.24</text:p>
          </table:table-cell>
          <table:table-cell office:value-type="float" office:value="46.65">
            <text:p>46.65</text:p>
          </table:table-cell>
          <table:table-cell office:value-type="float" office:value="47.3">
            <text:p>47.3</text:p>
          </table:table-cell>
          <table:table-cell office:value-type="float" office:value="45.52">
            <text:p>45.52</text:p>
          </table:table-cell>
          <table:table-cell office:value-type="float" office:value="47.09">
            <text:p>47.09</text:p>
          </table:table-cell>
          <table:table-cell office:value-type="float" office:value="45.2">
            <text:p>45.2</text:p>
          </table:table-cell>
          <table:table-cell/>
          <table:table-cell table:formula="of:=ABS(([.C20]-[.B20])*100/[.B20])" office:value-type="float" office:value="1.63716814159291">
            <text:p>1.64</text:p>
          </table:table-cell>
          <table:table-cell table:formula="of:=ABS(([.D20]-[.B20])*100/[.B20])" office:value-type="float" office:value="0.0884955752212371">
            <text:p>0.09</text:p>
          </table:table-cell>
          <table:table-cell table:formula="of:=ABS(([.E20]-[.B20])*100/[.B20])" office:value-type="float" office:value="3.2079646017699">
            <text:p>3.21</text:p>
          </table:table-cell>
          <table:table-cell table:formula="of:=ABS(([.F20]-[.B20])*100/[.B20])" office:value-type="float" office:value="4.64601769911503">
            <text:p>4.65</text:p>
          </table:table-cell>
          <table:table-cell table:formula="of:=ABS(([.G20]-[.B20])*100/[.B20])" office:value-type="float" office:value="0.707964601769912">
            <text:p>0.71</text:p>
          </table:table-cell>
          <table:table-cell table:formula="of:=ABS(([.H20]-[.B20])*100/[.B20])" office:value-type="float" office:value="4.18141592920354">
            <text:p>4.18</text:p>
          </table:table-cell>
          <table:table-cell table:number-columns-repeated="2"/>
          <table:table-cell table:formula="of:=ABS(([.C20]-[.B20]))" office:value-type="float" office:value="0.739999999999995">
            <text:p>0.74</text:p>
          </table:table-cell>
          <table:table-cell table:formula="of:=ABS(([.D20]-[.B20]))" office:value-type="float" office:value="0.0399999999999991">
            <text:p>0.04</text:p>
          </table:table-cell>
          <table:table-cell table:formula="of:=ABS(([.E20]-[.B20]))" office:value-type="float" office:value="1.45">
            <text:p>1.45</text:p>
          </table:table-cell>
          <table:table-cell table:formula="of:=ABS(([.F20]-[.B20]))" office:value-type="float" office:value="2.09999999999999">
            <text:p>2.1</text:p>
          </table:table-cell>
          <table:table-cell table:formula="of:=ABS(([.G20]-[.B20]))" office:value-type="float" office:value="0.32">
            <text:p>0.32</text:p>
          </table:table-cell>
          <table:table-cell table:formula="of:=ABS(([.H20]-[.B20]))" office:value-type="float" office:value="1.89">
            <text:p>1.89</text:p>
          </table:table-cell>
          <table:table-cell table:number-columns-repeated="2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64.38">
            <text:p>64.38</text:p>
          </table:table-cell>
          <table:table-cell office:value-type="float" office:value="60.29">
            <text:p>60.29</text:p>
          </table:table-cell>
          <table:table-cell office:value-type="float" office:value="66.2">
            <text:p>66.2</text:p>
          </table:table-cell>
          <table:table-cell office:value-type="float" office:value="65.73">
            <text:p>65.73</text:p>
          </table:table-cell>
          <table:table-cell office:value-type="float" office:value="64.27">
            <text:p>64.27</text:p>
          </table:table-cell>
          <table:table-cell office:value-type="float" office:value="62.77">
            <text:p>62.77</text:p>
          </table:table-cell>
          <table:table-cell office:value-type="float" office:value="65.7">
            <text:p>65.7</text:p>
          </table:table-cell>
          <table:table-cell/>
          <table:table-cell table:formula="of:=ABS(([.C21]-[.B21])*100/[.B21])" office:value-type="float" office:value="2.00913242009134">
            <text:p>2.01</text:p>
          </table:table-cell>
          <table:table-cell table:formula="of:=ABS(([.D21]-[.B21])*100/[.B21])" office:value-type="float" office:value="8.23439878234399">
            <text:p>8.23</text:p>
          </table:table-cell>
          <table:table-cell table:formula="of:=ABS(([.E21]-[.B21])*100/[.B21])" office:value-type="float" office:value="0.76103500761035">
            <text:p>0.76</text:p>
          </table:table-cell>
          <table:table-cell table:formula="of:=ABS(([.F21]-[.B21])*100/[.B21])" office:value-type="float" office:value="0.0456621004566227">
            <text:p>0.05</text:p>
          </table:table-cell>
          <table:table-cell table:formula="of:=ABS(([.G21]-[.B21])*100/[.B21])" office:value-type="float" office:value="2.17656012176561">
            <text:p>2.18</text:p>
          </table:table-cell>
          <table:table-cell table:formula="of:=ABS(([.H21]-[.B21])*100/[.B21])" office:value-type="float" office:value="4.45966514459665">
            <text:p>4.46</text:p>
          </table:table-cell>
          <table:table-cell table:number-columns-repeated="2"/>
          <table:table-cell table:formula="of:=ABS(([.C21]-[.B21]))" office:value-type="float" office:value="1.32000000000001">
            <text:p>1.32</text:p>
          </table:table-cell>
          <table:table-cell table:formula="of:=ABS(([.D21]-[.B21]))" office:value-type="float" office:value="5.41">
            <text:p>5.41</text:p>
          </table:table-cell>
          <table:table-cell table:formula="of:=ABS(([.E21]-[.B21]))" office:value-type="float" office:value="0.5">
            <text:p>0.5</text:p>
          </table:table-cell>
          <table:table-cell table:formula="of:=ABS(([.F21]-[.B21]))" office:value-type="float" office:value="0.0300000000000011">
            <text:p>0.03</text:p>
          </table:table-cell>
          <table:table-cell table:formula="of:=ABS(([.G21]-[.B21]))" office:value-type="float" office:value="1.43000000000001">
            <text:p>1.43</text:p>
          </table:table-cell>
          <table:table-cell table:formula="of:=ABS(([.H21]-[.B21]))" office:value-type="float" office:value="2.93">
            <text:p>2.93</text:p>
          </table:table-cell>
          <table:table-cell table:number-columns-repeated="2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65.77">
            <text:p>65.77</text:p>
          </table:table-cell>
          <table:table-cell office:value-type="float" office:value="73.06">
            <text:p>73.06</text:p>
          </table:table-cell>
          <table:table-cell office:value-type="float" office:value="67.11">
            <text:p>67.11</text:p>
          </table:table-cell>
          <table:table-cell office:value-type="float" office:value="69.03">
            <text:p>69.03</text:p>
          </table:table-cell>
          <table:table-cell office:value-type="float" office:value="65.69">
            <text:p>65.69</text:p>
          </table:table-cell>
          <table:table-cell office:value-type="float" office:value="66.68">
            <text:p>66.68</text:p>
          </table:table-cell>
          <table:table-cell office:value-type="float" office:value="65.2">
            <text:p>65.2</text:p>
          </table:table-cell>
          <table:table-cell/>
          <table:table-cell table:formula="of:=ABS(([.C22]-[.B22])*100/[.B22])" office:value-type="float" office:value="0.874233128834345">
            <text:p>0.87</text:p>
          </table:table-cell>
          <table:table-cell table:formula="of:=ABS(([.D22]-[.B22])*100/[.B22])" office:value-type="float" office:value="12.0552147239264">
            <text:p>12.06</text:p>
          </table:table-cell>
          <table:table-cell table:formula="of:=ABS(([.E22]-[.B22])*100/[.B22])" office:value-type="float" office:value="2.92944785276073">
            <text:p>2.93</text:p>
          </table:table-cell>
          <table:table-cell table:formula="of:=ABS(([.F22]-[.B22])*100/[.B22])" office:value-type="float" office:value="5.87423312883435">
            <text:p>5.87</text:p>
          </table:table-cell>
          <table:table-cell table:formula="of:=ABS(([.G22]-[.B22])*100/[.B22])" office:value-type="float" office:value="0.75153374233128">
            <text:p>0.75</text:p>
          </table:table-cell>
          <table:table-cell table:formula="of:=ABS(([.H22]-[.B22])*100/[.B22])" office:value-type="float" office:value="2.26993865030675">
            <text:p>2.27</text:p>
          </table:table-cell>
          <table:table-cell table:number-columns-repeated="2"/>
          <table:table-cell table:formula="of:=ABS(([.C22]-[.B22]))" office:value-type="float" office:value="0.569999999999993">
            <text:p>0.57</text:p>
          </table:table-cell>
          <table:table-cell table:formula="of:=ABS(([.D22]-[.B22]))" office:value-type="float" office:value="7.86">
            <text:p>7.86</text:p>
          </table:table-cell>
          <table:table-cell table:formula="of:=ABS(([.E22]-[.B22]))" office:value-type="float" office:value="1.91">
            <text:p>1.91</text:p>
          </table:table-cell>
          <table:table-cell table:formula="of:=ABS(([.F22]-[.B22]))" office:value-type="float" office:value="3.83">
            <text:p>3.83</text:p>
          </table:table-cell>
          <table:table-cell table:formula="of:=ABS(([.G22]-[.B22]))" office:value-type="float" office:value="0.489999999999995">
            <text:p>0.49</text:p>
          </table:table-cell>
          <table:table-cell table:formula="of:=ABS(([.H22]-[.B22]))" office:value-type="float" office:value="1.48">
            <text:p>1.48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" office:value-type="string">
            <text:p>average</text:p>
          </table:table-cell>
          <table:table-cell table:formula="of:=AVERAGE([.K7:.K22])" office:value-type="float" office:value="6.65646492176851">
            <text:p>6.66</text:p>
          </table:table-cell>
          <table:table-cell table:formula="of:=AVERAGE([.L7:.L22])" office:value-type="float" office:value="14.4576788221601">
            <text:p>14.46</text:p>
          </table:table-cell>
          <table:table-cell table:formula="of:=AVERAGE([.M7:.M22])" office:value-type="float" office:value="5.65630558943019">
            <text:p>5.66</text:p>
          </table:table-cell>
          <table:table-cell table:formula="of:=AVERAGE([.N7:.N22])" office:value-type="float" office:value="9.35961658791162">
            <text:p>9.36</text:p>
          </table:table-cell>
          <table:table-cell table:formula="of:=AVERAGE([.O7:.O22])" office:value-type="float" office:value="7.275548971541">
            <text:p>7.28</text:p>
          </table:table-cell>
          <table:table-cell table:formula="of:=AVERAGE([.P7:.P22])" office:value-type="float" office:value="8.05581405226784">
            <text:p>8.06</text:p>
          </table:table-cell>
          <table:table-cell/>
          <table:table-cell table:style-name="ce1" office:value-type="string">
            <text:p>average</text:p>
          </table:table-cell>
          <table:table-cell table:formula="of:=AVERAGE([.S7:.S22])" office:value-type="float" office:value="2.445">
            <text:p>2.45</text:p>
          </table:table-cell>
          <table:table-cell table:formula="of:=AVERAGE([.T7:.T22])" office:value-type="float" office:value="5.799375">
            <text:p>5.8</text:p>
          </table:table-cell>
          <table:table-cell table:formula="of:=AVERAGE([.U7:.U22])" office:value-type="float" office:value="2.159375">
            <text:p>2.16</text:p>
          </table:table-cell>
          <table:table-cell table:formula="of:=AVERAGE([.V7:.V22])" office:value-type="float" office:value="3.654375">
            <text:p>3.65</text:p>
          </table:table-cell>
          <table:table-cell table:formula="of:=AVERAGE([.W7:.W22])" office:value-type="float" office:value="2.780625">
            <text:p>2.78</text:p>
          </table:table-cell>
          <table:table-cell table:formula="of:=AVERAGE([.X7:.X22])" office:value-type="float" office:value="3.0225">
            <text:p>3.02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"/>
          <table:table-cell table:number-columns-repeated="16"/>
        </table:table-row>
        <table:table-row table:style-name="ro1">
          <table:table-cell table:number-columns-repeated="9"/>
          <table:table-cell table:style-name="ce1" office:value-type="string">
            <text:p>DNA self complementary sequences</text:p>
          </table:table-cell>
          <table:table-cell table:number-columns-repeated="16"/>
        </table:table-row>
        <table:table-row table:style-name="ro1">
          <table:table-cell table:number-columns-repeated="9"/>
          <table:table-cell table:style-name="ce1"/>
          <table:table-cell table:number-columns-repeated="16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16"/>
          <table:table-cell>
            <draw:frame table:end-cell-address="'MELTING 5'.AE42" table:end-x="1.171cm" table:end-y="0.048cm" draw:z-index="5" draw:style-name="gr1" svg:width="10.514cm" svg:height="6.136cm" svg:x="1.955cm" svg:y="0.315cm">
              <draw:object draw:notify-on-update-of-ranges="'MELTING 5'.C27:'MELTING 5'.C27 'MELTING 5'.C28:'MELTING 5'.C64 'MELTING 5'.B28:'MELTING 5'.B64 'MELTING 5'.D27:'MELTING 5'.D27 'MELTING 5'.D28:'MELTING 5'.D64 'MELTING 5'.B28:'MELTING 5'.B64 'MELTING 5'.E27:'MELTING 5'.E27 'MELTING 5'.E28:'MELTING 5'.E64 'MELTING 5'.B28:'MELTING 5'.B64 'MELTING 5'.F27:'MELTING 5'.F27 'MELTING 5'.F28:'MELTING 5'.F64 'MELTING 5'.B28:'MELTING 5'.B64 'MELTING 5'.G27:'MELTING 5'.G27 'MELTING 5'.G28:'MELTING 5'.G64 'MELTING 5'.B28:'MELTING 5'.B64 'MELTING 5'.H27:'MELTING 5'.H27 'MELTING 5'.H28:'MELTING 5'.H64 'MELTING 5'.B28:'MELTING 5'.B64 'MELTING 5'.I27:'MELTING 5'.I27 'MELTING 5'.I28:'MELTING 5'.I64 'MELTING 5'.B28:'MELTING 5'.B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9"/>
          <table:table-cell office:value-type="string">
            <text:p>error percentage (ABS(Texp - Tcomp)/Texp)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table:number-columns-repeated="2"/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54.26">
            <text:p>54.26</text:p>
          </table:table-cell>
          <table:table-cell office:value-type="float" office:value="50.76">
            <text:p>50.76</text:p>
          </table:table-cell>
          <table:table-cell office:value-type="float" office:value="56.54">
            <text:p>56.54</text:p>
          </table:table-cell>
          <table:table-cell office:value-type="float" office:value="52.83">
            <text:p>52.83</text:p>
          </table:table-cell>
          <table:table-cell office:value-type="float" office:value="54.07">
            <text:p>54.07</text:p>
          </table:table-cell>
          <table:table-cell office:value-type="float" office:value="57.85">
            <text:p>57.85</text:p>
          </table:table-cell>
          <table:table-cell office:value-type="float" office:value="54.4">
            <text:p>54.4</text:p>
          </table:table-cell>
          <table:table-cell/>
          <table:table-cell table:formula="of:=ABS(([.C29]-[.B29])*100/[.B29])" office:value-type="float" office:value="0.257352941176472">
            <text:p>0.26</text:p>
          </table:table-cell>
          <table:table-cell table:formula="of:=ABS(([.D29]-[.B29])*100/[.B29])" office:value-type="float" office:value="6.69117647058824">
            <text:p>6.69</text:p>
          </table:table-cell>
          <table:table-cell table:formula="of:=ABS(([.E29]-[.B29])*100/[.B29])" office:value-type="float" office:value="3.93382352941177">
            <text:p>3.93</text:p>
          </table:table-cell>
          <table:table-cell table:formula="of:=ABS(([.F29]-[.B29])*100/[.B29])" office:value-type="float" office:value="2.88602941176471">
            <text:p>2.89</text:p>
          </table:table-cell>
          <table:table-cell table:formula="of:=ABS(([.G29]-[.B29])*100/[.B29])" office:value-type="float" office:value="0.60661764705882">
            <text:p>0.61</text:p>
          </table:table-cell>
          <table:table-cell table:formula="of:=ABS(([.H29]-[.B29])*100/[.B29])" office:value-type="float" office:value="6.34191176470589">
            <text:p>6.34</text:p>
          </table:table-cell>
          <table:table-cell table:number-columns-repeated="2"/>
          <table:table-cell table:formula="of:=ABS(([.C29]-[.B29]))" office:value-type="float" office:value="0.140000000000001">
            <text:p>0.14</text:p>
          </table:table-cell>
          <table:table-cell table:formula="of:=ABS(([.D29]-[.B29]))" office:value-type="float" office:value="3.64">
            <text:p>3.64</text:p>
          </table:table-cell>
          <table:table-cell table:formula="of:=ABS(([.E29]-[.B29]))" office:value-type="float" office:value="2.14">
            <text:p>2.14</text:p>
          </table:table-cell>
          <table:table-cell table:formula="of:=ABS(([.F29]-[.B29]))" office:value-type="float" office:value="1.57">
            <text:p>1.57</text:p>
          </table:table-cell>
          <table:table-cell table:formula="of:=ABS(([.G29]-[.B29]))" office:value-type="float" office:value="0.329999999999998">
            <text:p>0.33</text:p>
          </table:table-cell>
          <table:table-cell table:formula="of:=ABS(([.H29]-[.B29]))"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64.42">
            <text:p>64.42</text:p>
          </table:table-cell>
          <table:table-cell office:value-type="float" office:value="72.26">
            <text:p>72.26</text:p>
          </table:table-cell>
          <table:table-cell office:value-type="float" office:value="64.4">
            <text:p>64.4</text:p>
          </table:table-cell>
          <table:table-cell office:value-type="float" office:value="67.87">
            <text:p>67.87</text:p>
          </table:table-cell>
          <table:table-cell office:value-type="float" office:value="66.32">
            <text:p>66.32</text:p>
          </table:table-cell>
          <table:table-cell office:value-type="float" office:value="63.72">
            <text:p>63.72</text:p>
          </table:table-cell>
          <table:table-cell office:value-type="float" office:value="65.3">
            <text:p>65.3</text:p>
          </table:table-cell>
          <table:table-cell/>
          <table:table-cell table:formula="of:=ABS(([.C30]-[.B30])*100/[.B30])" office:value-type="float" office:value="1.34762633996937">
            <text:p>1.35</text:p>
          </table:table-cell>
          <table:table-cell table:formula="of:=ABS(([.D30]-[.B30])*100/[.B30])" office:value-type="float" office:value="10.6584992343032">
            <text:p>10.66</text:p>
          </table:table-cell>
          <table:table-cell table:formula="of:=ABS(([.E30]-[.B30])*100/[.B30])" office:value-type="float" office:value="1.3782542113323">
            <text:p>1.38</text:p>
          </table:table-cell>
          <table:table-cell table:formula="of:=ABS(([.F30]-[.B30])*100/[.B30])" office:value-type="float" office:value="3.93568147013784">
            <text:p>3.94</text:p>
          </table:table-cell>
          <table:table-cell table:formula="of:=ABS(([.G30]-[.B30])*100/[.B30])" office:value-type="float" office:value="1.56202143950995">
            <text:p>1.56</text:p>
          </table:table-cell>
          <table:table-cell table:formula="of:=ABS(([.H30]-[.B30])*100/[.B30])" office:value-type="float" office:value="2.41960183767228">
            <text:p>2.42</text:p>
          </table:table-cell>
          <table:table-cell table:number-columns-repeated="2"/>
          <table:table-cell table:formula="of:=ABS(([.C30]-[.B30]))" office:value-type="float" office:value="0.879999999999995">
            <text:p>0.88</text:p>
          </table:table-cell>
          <table:table-cell table:formula="of:=ABS(([.D30]-[.B30]))" office:value-type="float" office:value="6.96000000000001">
            <text:p>6.96</text:p>
          </table:table-cell>
          <table:table-cell table:formula="of:=ABS(([.E30]-[.B30]))" office:value-type="float" office:value="0.899999999999992">
            <text:p>0.9</text:p>
          </table:table-cell>
          <table:table-cell table:formula="of:=ABS(([.F30]-[.B30]))" office:value-type="float" office:value="2.57000000000001">
            <text:p>2.57</text:p>
          </table:table-cell>
          <table:table-cell table:formula="of:=ABS(([.G30]-[.B30]))" office:value-type="float" office:value="1.02">
            <text:p>1.02</text:p>
          </table:table-cell>
          <table:table-cell table:formula="of:=ABS(([.H30]-[.B30]))" office:value-type="float" office:value="1.58">
            <text:p>1.58</text:p>
          </table:table-cell>
          <table:table-cell table:number-columns-repeated="2"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22.59">
            <text:p>22.59</text:p>
          </table:table-cell>
          <table:table-cell office:value-type="float" office:value="4.41">
            <text:p>4.41</text:p>
          </table:table-cell>
          <table:table-cell office:value-type="float" office:value="17.24">
            <text:p>17.24</text:p>
          </table:table-cell>
          <table:table-cell office:value-type="float" office:value="20.24">
            <text:p>20.24</text:p>
          </table:table-cell>
          <table:table-cell office:value-type="float" office:value="22.35">
            <text:p>22.35</text:p>
          </table:table-cell>
          <table:table-cell office:value-type="float" office:value="20.8">
            <text:p>20.8</text:p>
          </table:table-cell>
          <table:table-cell office:value-type="float" office:value="22.8">
            <text:p>22.8</text:p>
          </table:table-cell>
          <table:table-cell/>
          <table:table-cell table:formula="of:=ABS(([.C31]-[.B31])*100/[.B31])" office:value-type="float" office:value="0.921052631578951">
            <text:p>0.92</text:p>
          </table:table-cell>
          <table:table-cell table:formula="of:=ABS(([.D31]-[.B31])*100/[.B31])" office:value-type="float" office:value="80.6578947368421">
            <text:p>80.66</text:p>
          </table:table-cell>
          <table:table-cell table:formula="of:=ABS(([.E31]-[.B31])*100/[.B31])" office:value-type="float" office:value="24.3859649122807">
            <text:p>24.39</text:p>
          </table:table-cell>
          <table:table-cell table:formula="of:=ABS(([.F31]-[.B31])*100/[.B31])" office:value-type="float" office:value="11.2280701754386">
            <text:p>11.23</text:p>
          </table:table-cell>
          <table:table-cell table:formula="of:=ABS(([.G31]-[.B31])*100/[.B31])" office:value-type="float" office:value="1.97368421052631">
            <text:p>1.97</text:p>
          </table:table-cell>
          <table:table-cell table:formula="of:=ABS(([.H31]-[.B31])*100/[.B31])" office:value-type="float" office:value="8.7719298245614">
            <text:p>8.77</text:p>
          </table:table-cell>
          <table:table-cell table:number-columns-repeated="2"/>
          <table:table-cell table:formula="of:=ABS(([.C31]-[.B31]))" office:value-type="float" office:value="0.210000000000001">
            <text:p>0.21</text:p>
          </table:table-cell>
          <table:table-cell table:formula="of:=ABS(([.D31]-[.B31]))" office:value-type="float" office:value="18.39">
            <text:p>18.39</text:p>
          </table:table-cell>
          <table:table-cell table:formula="of:=ABS(([.E31]-[.B31]))" office:value-type="float" office:value="5.56">
            <text:p>5.56</text:p>
          </table:table-cell>
          <table:table-cell table:formula="of:=ABS(([.F31]-[.B31]))" office:value-type="float" office:value="2.56">
            <text:p>2.56</text:p>
          </table:table-cell>
          <table:table-cell table:formula="of:=ABS(([.G31]-[.B31]))" office:value-type="float" office:value="0.449999999999999">
            <text:p>0.45</text:p>
          </table:table-cell>
          <table:table-cell table:formula="of:=ABS(([.H31]-[.B31])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46.36">
            <text:p>46.36</text:p>
          </table:table-cell>
          <table:table-cell office:value-type="float" office:value="43.33">
            <text:p>43.33</text:p>
          </table:table-cell>
          <table:table-cell office:value-type="float" office:value="45.98">
            <text:p>45.98</text:p>
          </table:table-cell>
          <table:table-cell office:value-type="float" office:value="46.31">
            <text:p>46.31</text:p>
          </table:table-cell>
          <table:table-cell office:value-type="float" office:value="46.04">
            <text:p>46.04</text:p>
          </table:table-cell>
          <table:table-cell office:value-type="float" office:value="46.07">
            <text:p>46.07</text:p>
          </table:table-cell>
          <table:table-cell office:value-type="float" office:value="44.6">
            <text:p>44.6</text:p>
          </table:table-cell>
          <table:table-cell/>
          <table:table-cell table:formula="of:=ABS(([.C32]-[.B32])*100/[.B32])" office:value-type="float" office:value="3.94618834080717">
            <text:p>3.95</text:p>
          </table:table-cell>
          <table:table-cell table:formula="of:=ABS(([.D32]-[.B32])*100/[.B32])" office:value-type="float" office:value="2.847533632287">
            <text:p>2.85</text:p>
          </table:table-cell>
          <table:table-cell table:formula="of:=ABS(([.E32]-[.B32])*100/[.B32])" office:value-type="float" office:value="3.09417040358743">
            <text:p>3.09</text:p>
          </table:table-cell>
          <table:table-cell table:formula="of:=ABS(([.F32]-[.B32])*100/[.B32])" office:value-type="float" office:value="3.83408071748879">
            <text:p>3.83</text:p>
          </table:table-cell>
          <table:table-cell table:formula="of:=ABS(([.G32]-[.B32])*100/[.B32])" office:value-type="float" office:value="3.2286995515695">
            <text:p>3.23</text:p>
          </table:table-cell>
          <table:table-cell table:formula="of:=ABS(([.H32]-[.B32])*100/[.B32])" office:value-type="float" office:value="3.29596412556054">
            <text:p>3.3</text:p>
          </table:table-cell>
          <table:table-cell table:number-columns-repeated="2"/>
          <table:table-cell table:formula="of:=ABS(([.C32]-[.B32]))" office:value-type="float" office:value="1.76">
            <text:p>1.76</text:p>
          </table:table-cell>
          <table:table-cell table:formula="of:=ABS(([.D32]-[.B32]))" office:value-type="float" office:value="1.27">
            <text:p>1.27</text:p>
          </table:table-cell>
          <table:table-cell table:formula="of:=ABS(([.E32]-[.B32]))" office:value-type="float" office:value="1.38">
            <text:p>1.38</text:p>
          </table:table-cell>
          <table:table-cell table:formula="of:=ABS(([.F32]-[.B32]))" office:value-type="float" office:value="1.71">
            <text:p>1.71</text:p>
          </table:table-cell>
          <table:table-cell table:formula="of:=ABS(([.G32]-[.B32]))" office:value-type="float" office:value="1.44">
            <text:p>1.44</text:p>
          </table:table-cell>
          <table:table-cell table:formula="of:=ABS(([.H32]-[.B32]))" office:value-type="float" office:value="1.47">
            <text:p>1.47</text:p>
          </table:table-cell>
          <table:table-cell table:number-columns-repeated="2"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43.11">
            <text:p>43.11</text:p>
          </table:table-cell>
          <table:table-cell office:value-type="float" office:value="37.04">
            <text:p>37.04</text:p>
          </table:table-cell>
          <table:table-cell office:value-type="float" office:value="44.04">
            <text:p>44.04</text:p>
          </table:table-cell>
          <table:table-cell office:value-type="float" office:value="43.11">
            <text:p>43.11</text:p>
          </table:table-cell>
          <table:table-cell office:value-type="float" office:value="42.94">
            <text:p>42.94</text:p>
          </table:table-cell>
          <table:table-cell office:value-type="float" office:value="44.55">
            <text:p>44.55</text:p>
          </table:table-cell>
          <table:table-cell office:value-type="float" office:value="47.6">
            <text:p>47.6</text:p>
          </table:table-cell>
          <table:table-cell/>
          <table:table-cell table:formula="of:=ABS(([.C33]-[.B33])*100/[.B33])" office:value-type="float" office:value="9.4327731092437">
            <text:p>9.43</text:p>
          </table:table-cell>
          <table:table-cell table:formula="of:=ABS(([.D33]-[.B33])*100/[.B33])" office:value-type="float" office:value="22.1848739495798">
            <text:p>22.18</text:p>
          </table:table-cell>
          <table:table-cell table:formula="of:=ABS(([.E33]-[.B33])*100/[.B33])" office:value-type="float" office:value="7.47899159663866">
            <text:p>7.48</text:p>
          </table:table-cell>
          <table:table-cell table:formula="of:=ABS(([.F33]-[.B33])*100/[.B33])" office:value-type="float" office:value="9.4327731092437">
            <text:p>9.43</text:p>
          </table:table-cell>
          <table:table-cell table:formula="of:=ABS(([.G33]-[.B33])*100/[.B33])" office:value-type="float" office:value="9.78991596638656">
            <text:p>9.79</text:p>
          </table:table-cell>
          <table:table-cell table:formula="of:=ABS(([.H33]-[.B33])*100/[.B33])" office:value-type="float" office:value="6.40756302521009">
            <text:p>6.41</text:p>
          </table:table-cell>
          <table:table-cell table:number-columns-repeated="2"/>
          <table:table-cell table:formula="of:=ABS(([.C33]-[.B33]))" office:value-type="float" office:value="4.49">
            <text:p>4.49</text:p>
          </table:table-cell>
          <table:table-cell table:formula="of:=ABS(([.D33]-[.B33]))" office:value-type="float" office:value="10.56">
            <text:p>10.56</text:p>
          </table:table-cell>
          <table:table-cell table:formula="of:=ABS(([.E33]-[.B33]))" office:value-type="float" office:value="3.56">
            <text:p>3.56</text:p>
          </table:table-cell>
          <table:table-cell table:formula="of:=ABS(([.F33]-[.B33]))" office:value-type="float" office:value="4.49">
            <text:p>4.49</text:p>
          </table:table-cell>
          <table:table-cell table:formula="of:=ABS(([.G33]-[.B33]))" office:value-type="float" office:value="4.66">
            <text:p>4.66</text:p>
          </table:table-cell>
          <table:table-cell table:formula="of:=ABS(([.H33]-[.B33]))" office:value-type="float" office:value="3.05">
            <text:p>3.05</text:p>
          </table:table-cell>
          <table:table-cell table:number-columns-repeated="2"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31.33">
            <text:p>31.33</text:p>
          </table:table-cell>
          <table:table-cell office:value-type="float" office:value="18.13">
            <text:p>18.13</text:p>
          </table:table-cell>
          <table:table-cell office:value-type="float" office:value="24.46">
            <text:p>24.46</text:p>
          </table:table-cell>
          <table:table-cell office:value-type="float" office:value="32.09">
            <text:p>32.09</text:p>
          </table:table-cell>
          <table:table-cell office:value-type="float" office:value="34.58">
            <text:p>34.58</text:p>
          </table:table-cell>
          <table:table-cell office:value-type="float" office:value="31.31">
            <text:p>31.31</text:p>
          </table:table-cell>
          <table:table-cell office:value-type="float" office:value="33.4">
            <text:p>33.4</text:p>
          </table:table-cell>
          <table:table-cell/>
          <table:table-cell table:formula="of:=ABS(([.C34]-[.B34])*100/[.B34])" office:value-type="float" office:value="6.19760479041916">
            <text:p>6.2</text:p>
          </table:table-cell>
          <table:table-cell table:formula="of:=ABS(([.D34]-[.B34])*100/[.B34])" office:value-type="float" office:value="45.7185628742515">
            <text:p>45.72</text:p>
          </table:table-cell>
          <table:table-cell table:formula="of:=ABS(([.E34]-[.B34])*100/[.B34])" office:value-type="float" office:value="26.7664670658683">
            <text:p>26.77</text:p>
          </table:table-cell>
          <table:table-cell table:formula="of:=ABS(([.F34]-[.B34])*100/[.B34])" office:value-type="float" office:value="3.92215568862274">
            <text:p>3.92</text:p>
          </table:table-cell>
          <table:table-cell table:formula="of:=ABS(([.G34]-[.B34])*100/[.B34])" office:value-type="float" office:value="3.53293413173653">
            <text:p>3.53</text:p>
          </table:table-cell>
          <table:table-cell table:formula="of:=ABS(([.H34]-[.B34])*100/[.B34])" office:value-type="float" office:value="6.25748502994012">
            <text:p>6.26</text:p>
          </table:table-cell>
          <table:table-cell table:number-columns-repeated="2"/>
          <table:table-cell table:formula="of:=ABS(([.C34]-[.B34]))" office:value-type="float" office:value="2.07">
            <text:p>2.07</text:p>
          </table:table-cell>
          <table:table-cell table:formula="of:=ABS(([.D34]-[.B34]))" office:value-type="float" office:value="15.27">
            <text:p>15.27</text:p>
          </table:table-cell>
          <table:table-cell table:formula="of:=ABS(([.E34]-[.B34]))" office:value-type="float" office:value="8.94">
            <text:p>8.94</text:p>
          </table:table-cell>
          <table:table-cell table:formula="of:=ABS(([.F34]-[.B34]))" office:value-type="float" office:value="1.31">
            <text:p>1.31</text:p>
          </table:table-cell>
          <table:table-cell table:formula="of:=ABS(([.G34]-[.B34]))" office:value-type="float" office:value="1.18">
            <text:p>1.18</text:p>
          </table:table-cell>
          <table:table-cell table:formula="of:=ABS(([.H34]-[.B34]))" office:value-type="float" office:value="2.09">
            <text:p>2.09</text:p>
          </table:table-cell>
          <table:table-cell table:number-columns-repeated="2"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43.66">
            <text:p>43.66</text:p>
          </table:table-cell>
          <table:table-cell office:value-type="float" office:value="43.62">
            <text:p>43.62</text:p>
          </table:table-cell>
          <table:table-cell office:value-type="float" office:value="43.59">
            <text:p>43.59</text:p>
          </table:table-cell>
          <table:table-cell office:value-type="float" office:value="46.8">
            <text:p>46.8</text:p>
          </table:table-cell>
          <table:table-cell office:value-type="float" office:value="45.03">
            <text:p>45.03</text:p>
          </table:table-cell>
          <table:table-cell office:value-type="float" office:value="44.67">
            <text:p>44.67</text:p>
          </table:table-cell>
          <table:table-cell office:value-type="float" office:value="44.1">
            <text:p>44.1</text:p>
          </table:table-cell>
          <table:table-cell/>
          <table:table-cell table:formula="of:=ABS(([.C35]-[.B35])*100/[.B35])" office:value-type="float" office:value="0.997732426303866">
            <text:p>1</text:p>
          </table:table-cell>
          <table:table-cell table:formula="of:=ABS(([.D35]-[.B35])*100/[.B35])" office:value-type="float" office:value="1.08843537414967">
            <text:p>1.09</text:p>
          </table:table-cell>
          <table:table-cell table:formula="of:=ABS(([.E35]-[.B35])*100/[.B35])" office:value-type="float" office:value="1.15646258503401">
            <text:p>1.16</text:p>
          </table:table-cell>
          <table:table-cell table:formula="of:=ABS(([.F35]-[.B35])*100/[.B35])" office:value-type="float" office:value="6.12244897959183">
            <text:p>6.12</text:p>
          </table:table-cell>
          <table:table-cell table:formula="of:=ABS(([.G35]-[.B35])*100/[.B35])" office:value-type="float" office:value="2.10884353741497">
            <text:p>2.11</text:p>
          </table:table-cell>
          <table:table-cell table:formula="of:=ABS(([.H35]-[.B35])*100/[.B35])" office:value-type="float" office:value="1.29251700680272">
            <text:p>1.29</text:p>
          </table:table-cell>
          <table:table-cell table:number-columns-repeated="2"/>
          <table:table-cell table:formula="of:=ABS(([.C35]-[.B35]))" office:value-type="float" office:value="0.440000000000005">
            <text:p>0.44</text:p>
          </table:table-cell>
          <table:table-cell table:formula="of:=ABS(([.D35]-[.B35]))" office:value-type="float" office:value="0.480000000000004">
            <text:p>0.48</text:p>
          </table:table-cell>
          <table:table-cell table:formula="of:=ABS(([.E35]-[.B35]))" office:value-type="float" office:value="0.509999999999998">
            <text:p>0.51</text:p>
          </table:table-cell>
          <table:table-cell table:formula="of:=ABS(([.F35]-[.B35]))" office:value-type="float" office:value="2.7">
            <text:p>2.7</text:p>
          </table:table-cell>
          <table:table-cell table:formula="of:=ABS(([.G35]-[.B35]))" office:value-type="float" office:value="0.93">
            <text:p>0.93</text:p>
          </table:table-cell>
          <table:table-cell table:formula="of:=ABS(([.H35]-[.B35])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22.59">
            <text:p>22.59</text:p>
          </table:table-cell>
          <table:table-cell office:value-type="float" office:value="4.41">
            <text:p>4.41</text:p>
          </table:table-cell>
          <table:table-cell office:value-type="float" office:value="17.24">
            <text:p>17.24</text:p>
          </table:table-cell>
          <table:table-cell office:value-type="float" office:value="20.24">
            <text:p>20.24</text:p>
          </table:table-cell>
          <table:table-cell office:value-type="float" office:value="22.35">
            <text:p>22.35</text:p>
          </table:table-cell>
          <table:table-cell office:value-type="float" office:value="20.8">
            <text:p>20.8</text:p>
          </table:table-cell>
          <table:table-cell office:value-type="float" office:value="20.9">
            <text:p>20.9</text:p>
          </table:table-cell>
          <table:table-cell/>
          <table:table-cell table:formula="of:=ABS(([.C36]-[.B36])*100/[.B36])" office:value-type="float" office:value="8.08612440191388">
            <text:p>8.09</text:p>
          </table:table-cell>
          <table:table-cell table:formula="of:=ABS(([.D36]-[.B36])*100/[.B36])" office:value-type="float" office:value="78.8995215311005">
            <text:p>78.9</text:p>
          </table:table-cell>
          <table:table-cell table:formula="of:=ABS(([.E36]-[.B36])*100/[.B36])" office:value-type="float" office:value="17.511961722488">
            <text:p>17.51</text:p>
          </table:table-cell>
          <table:table-cell table:formula="of:=ABS(([.F36]-[.B36])*100/[.B36])" office:value-type="float" office:value="3.15789473684211">
            <text:p>3.16</text:p>
          </table:table-cell>
          <table:table-cell table:formula="of:=ABS(([.G36]-[.B36])*100/[.B36])" office:value-type="float" office:value="6.93779904306222">
            <text:p>6.94</text:p>
          </table:table-cell>
          <table:table-cell table:formula="of:=ABS(([.H36]-[.B36])*100/[.B36])" office:value-type="float" office:value="0.478468899521521">
            <text:p>0.48</text:p>
          </table:table-cell>
          <table:table-cell table:number-columns-repeated="2"/>
          <table:table-cell table:formula="of:=ABS(([.C36]-[.B36]))" office:value-type="float" office:value="1.69">
            <text:p>1.69</text:p>
          </table:table-cell>
          <table:table-cell table:formula="of:=ABS(([.D36]-[.B36]))" office:value-type="float" office:value="16.49">
            <text:p>16.49</text:p>
          </table:table-cell>
          <table:table-cell table:formula="of:=ABS(([.E36]-[.B36]))" office:value-type="float" office:value="3.66">
            <text:p>3.66</text:p>
          </table:table-cell>
          <table:table-cell table:formula="of:=ABS(([.F36]-[.B36]))" office:value-type="float" office:value="0.66">
            <text:p>0.66</text:p>
          </table:table-cell>
          <table:table-cell table:formula="of:=ABS(([.G36]-[.B36]))" office:value-type="float" office:value="1.45">
            <text:p>1.45</text:p>
          </table:table-cell>
          <table:table-cell table:formula="of:=ABS(([.H36]-[.B36]))" office:value-type="float" office:value="0.0999999999999979">
            <text:p>0.1</text:p>
          </table:table-cell>
          <table:table-cell table:number-columns-repeated="2"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33.92">
            <text:p>33.92</text:p>
          </table:table-cell>
          <table:table-cell office:value-type="float" office:value="22.14">
            <text:p>22.14</text:p>
          </table:table-cell>
          <table:table-cell office:value-type="float" office:value="32.57">
            <text:p>32.57</text:p>
          </table:table-cell>
          <table:table-cell office:value-type="float" office:value="29.72">
            <text:p>29.72</text:p>
          </table:table-cell>
          <table:table-cell office:value-type="float" office:value="35.72">
            <text:p>35.72</text:p>
          </table:table-cell>
          <table:table-cell office:value-type="float" office:value="33.82">
            <text:p>33.82</text:p>
          </table:table-cell>
          <table:table-cell office:value-type="float" office:value="34.3">
            <text:p>34.3</text:p>
          </table:table-cell>
          <table:table-cell/>
          <table:table-cell table:formula="of:=ABS(([.C37]-[.B37])*100/[.B37])" office:value-type="float" office:value="1.1078717201166">
            <text:p>1.11</text:p>
          </table:table-cell>
          <table:table-cell table:formula="of:=ABS(([.D37]-[.B37])*100/[.B37])" office:value-type="float" office:value="35.4518950437318">
            <text:p>35.45</text:p>
          </table:table-cell>
          <table:table-cell table:formula="of:=ABS(([.E37]-[.B37])*100/[.B37])" office:value-type="float" office:value="5.04373177842565">
            <text:p>5.04</text:p>
          </table:table-cell>
          <table:table-cell table:formula="of:=ABS(([.F37]-[.B37])*100/[.B37])" office:value-type="float" office:value="13.3527696793003">
            <text:p>13.35</text:p>
          </table:table-cell>
          <table:table-cell table:formula="of:=ABS(([.G37]-[.B37])*100/[.B37])" office:value-type="float" office:value="4.13994169096211">
            <text:p>4.14</text:p>
          </table:table-cell>
          <table:table-cell table:formula="of:=ABS(([.H37]-[.B37])*100/[.B37])" office:value-type="float" office:value="1.39941690962098">
            <text:p>1.4</text:p>
          </table:table-cell>
          <table:table-cell table:number-columns-repeated="2"/>
          <table:table-cell table:formula="of:=ABS(([.C37]-[.B37]))" office:value-type="float" office:value="0.379999999999995">
            <text:p>0.38</text:p>
          </table:table-cell>
          <table:table-cell table:formula="of:=ABS(([.D37]-[.B37]))" office:value-type="float" office:value="12.16">
            <text:p>12.16</text:p>
          </table:table-cell>
          <table:table-cell table:formula="of:=ABS(([.E37]-[.B37]))" office:value-type="float" office:value="1.73">
            <text:p>1.73</text:p>
          </table:table-cell>
          <table:table-cell table:formula="of:=ABS(([.F37]-[.B37]))" office:value-type="float" office:value="4.58">
            <text:p>4.58</text:p>
          </table:table-cell>
          <table:table-cell table:formula="of:=ABS(([.G37]-[.B37]))" office:value-type="float" office:value="1.42">
            <text:p>1.42</text:p>
          </table:table-cell>
          <table:table-cell table:formula="of:=ABS(([.H37]-[.B37]))" office:value-type="float" office:value="0.479999999999997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38.44">
            <text:p>38.44</text:p>
          </table:table-cell>
          <table:table-cell office:value-type="float" office:value="30.73">
            <text:p>30.73</text:p>
          </table:table-cell>
          <table:table-cell office:value-type="float" office:value="37.95">
            <text:p>37.95</text:p>
          </table:table-cell>
          <table:table-cell office:value-type="float" office:value="32.48">
            <text:p>32.48</text:p>
          </table:table-cell>
          <table:table-cell office:value-type="float" office:value="38.22">
            <text:p>38.22</text:p>
          </table:table-cell>
          <table:table-cell office:value-type="float" office:value="37.08">
            <text:p>37.08</text:p>
          </table:table-cell>
          <table:table-cell office:value-type="float" office:value="36.5">
            <text:p>36.5</text:p>
          </table:table-cell>
          <table:table-cell/>
          <table:table-cell table:formula="of:=ABS(([.C38]-[.B38])*100/[.B38])" office:value-type="float" office:value="5.31506849315068">
            <text:p>5.32</text:p>
          </table:table-cell>
          <table:table-cell table:formula="of:=ABS(([.D38]-[.B38])*100/[.B38])" office:value-type="float" office:value="15.8082191780822">
            <text:p>15.81</text:p>
          </table:table-cell>
          <table:table-cell table:formula="of:=ABS(([.E38]-[.B38])*100/[.B38])" office:value-type="float" office:value="3.97260273972604">
            <text:p>3.97</text:p>
          </table:table-cell>
          <table:table-cell table:formula="of:=ABS(([.F38]-[.B38])*100/[.B38])" office:value-type="float" office:value="11.013698630137">
            <text:p>11.01</text:p>
          </table:table-cell>
          <table:table-cell table:formula="of:=ABS(([.G38]-[.B38])*100/[.B38])" office:value-type="float" office:value="4.71232876712328">
            <text:p>4.71</text:p>
          </table:table-cell>
          <table:table-cell table:formula="of:=ABS(([.H38]-[.B38])*100/[.B38])" office:value-type="float" office:value="1.58904109589041">
            <text:p>1.59</text:p>
          </table:table-cell>
          <table:table-cell table:number-columns-repeated="2"/>
          <table:table-cell table:formula="of:=ABS(([.C38]-[.B38]))" office:value-type="float" office:value="1.94">
            <text:p>1.94</text:p>
          </table:table-cell>
          <table:table-cell table:formula="of:=ABS(([.D38]-[.B38]))" office:value-type="float" office:value="5.77">
            <text:p>5.77</text:p>
          </table:table-cell>
          <table:table-cell table:formula="of:=ABS(([.E38]-[.B38]))" office:value-type="float" office:value="1.45">
            <text:p>1.45</text:p>
          </table:table-cell>
          <table:table-cell table:formula="of:=ABS(([.F38]-[.B38]))" office:value-type="float" office:value="4.02">
            <text:p>4.02</text:p>
          </table:table-cell>
          <table:table-cell table:formula="of:=ABS(([.G38]-[.B38]))" office:value-type="float" office:value="1.72">
            <text:p>1.72</text:p>
          </table:table-cell>
          <table:table-cell table:formula="of:=ABS(([.H38]-[.B38])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63.37">
            <text:p>63.37</text:p>
          </table:table-cell>
          <table:table-cell office:value-type="float" office:value="70.65">
            <text:p>70.65</text:p>
          </table:table-cell>
          <table:table-cell office:value-type="float" office:value="64.73">
            <text:p>64.73</text:p>
          </table:table-cell>
          <table:table-cell office:value-type="float" office:value="65.71">
            <text:p>65.71</text:p>
          </table:table-cell>
          <table:table-cell office:value-type="float" office:value="63.25">
            <text:p>63.25</text:p>
          </table:table-cell>
          <table:table-cell office:value-type="float" office:value="63.98">
            <text:p>63.98</text:p>
          </table:table-cell>
          <table:table-cell office:value-type="float" office:value="67.9">
            <text:p>67.9</text:p>
          </table:table-cell>
          <table:table-cell/>
          <table:table-cell table:formula="of:=ABS(([.C39]-[.B39])*100/[.B39])" office:value-type="float" office:value="6.67157584683359">
            <text:p>6.67</text:p>
          </table:table-cell>
          <table:table-cell table:formula="of:=ABS(([.D39]-[.B39])*100/[.B39])" office:value-type="float" office:value="4.0500736377025">
            <text:p>4.05</text:p>
          </table:table-cell>
          <table:table-cell table:formula="of:=ABS(([.E39]-[.B39])*100/[.B39])" office:value-type="float" office:value="4.66863033873343">
            <text:p>4.67</text:p>
          </table:table-cell>
          <table:table-cell table:formula="of:=ABS(([.F39]-[.B39])*100/[.B39])" office:value-type="float" office:value="3.22533136966128">
            <text:p>3.23</text:p>
          </table:table-cell>
          <table:table-cell table:formula="of:=ABS(([.G39]-[.B39])*100/[.B39])" office:value-type="float" office:value="6.84830633284242">
            <text:p>6.85</text:p>
          </table:table-cell>
          <table:table-cell table:formula="of:=ABS(([.H39]-[.B39])*100/[.B39])" office:value-type="float" office:value="5.77319587628867">
            <text:p>5.77</text:p>
          </table:table-cell>
          <table:table-cell table:number-columns-repeated="2"/>
          <table:table-cell table:formula="of:=ABS(([.C39]-[.B39]))" office:value-type="float" office:value="4.53000000000001">
            <text:p>4.53</text:p>
          </table:table-cell>
          <table:table-cell table:formula="of:=ABS(([.D39]-[.B39]))" office:value-type="float" office:value="2.75">
            <text:p>2.75</text:p>
          </table:table-cell>
          <table:table-cell table:formula="of:=ABS(([.E39]-[.B39]))" office:value-type="float" office:value="3.17">
            <text:p>3.17</text:p>
          </table:table-cell>
          <table:table-cell table:formula="of:=ABS(([.F39]-[.B39]))" office:value-type="float" office:value="2.19000000000001">
            <text:p>2.19</text:p>
          </table:table-cell>
          <table:table-cell table:formula="of:=ABS(([.G39]-[.B39]))" office:value-type="float" office:value="4.65000000000001">
            <text:p>4.65</text:p>
          </table:table-cell>
          <table:table-cell table:formula="of:=ABS(([.H39]-[.B39]))" office:value-type="float" office:value="3.92000000000001">
            <text:p>3.92</text:p>
          </table:table-cell>
          <table:table-cell table:number-columns-repeated="2"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31.33">
            <text:p>31.33</text:p>
          </table:table-cell>
          <table:table-cell office:value-type="float" office:value="18.13">
            <text:p>18.13</text:p>
          </table:table-cell>
          <table:table-cell office:value-type="float" office:value="24.46">
            <text:p>24.46</text:p>
          </table:table-cell>
          <table:table-cell office:value-type="float" office:value="32.09">
            <text:p>32.09</text:p>
          </table:table-cell>
          <table:table-cell office:value-type="float" office:value="34.58">
            <text:p>34.58</text:p>
          </table:table-cell>
          <table:table-cell office:value-type="float" office:value="31.31">
            <text:p>31.31</text:p>
          </table:table-cell>
          <table:table-cell office:value-type="float" office:value="28.1">
            <text:p>28.1</text:p>
          </table:table-cell>
          <table:table-cell/>
          <table:table-cell table:formula="of:=ABS(([.C40]-[.B40])*100/[.B40])" office:value-type="float" office:value="11.4946619217082">
            <text:p>11.49</text:p>
          </table:table-cell>
          <table:table-cell table:formula="of:=ABS(([.D40]-[.B40])*100/[.B40])" office:value-type="float" office:value="35.4804270462634">
            <text:p>35.48</text:p>
          </table:table-cell>
          <table:table-cell table:formula="of:=ABS(([.E40]-[.B40])*100/[.B40])" office:value-type="float" office:value="12.9537366548043">
            <text:p>12.95</text:p>
          </table:table-cell>
          <table:table-cell table:formula="of:=ABS(([.F40]-[.B40])*100/[.B40])" office:value-type="float" office:value="14.1992882562278">
            <text:p>14.2</text:p>
          </table:table-cell>
          <table:table-cell table:formula="of:=ABS(([.G40]-[.B40])*100/[.B40])" office:value-type="float" office:value="23.0604982206406">
            <text:p>23.06</text:p>
          </table:table-cell>
          <table:table-cell table:formula="of:=ABS(([.H40]-[.B40])*100/[.B40])" office:value-type="float" office:value="11.423487544484">
            <text:p>11.42</text:p>
          </table:table-cell>
          <table:table-cell table:number-columns-repeated="2"/>
          <table:table-cell table:formula="of:=ABS(([.C40]-[.B40]))" office:value-type="float" office:value="3.23">
            <text:p>3.23</text:p>
          </table:table-cell>
          <table:table-cell table:formula="of:=ABS(([.D40]-[.B40]))" office:value-type="float" office:value="9.97">
            <text:p>9.97</text:p>
          </table:table-cell>
          <table:table-cell table:formula="of:=ABS(([.E40]-[.B40]))" office:value-type="float" office:value="3.64">
            <text:p>3.64</text:p>
          </table:table-cell>
          <table:table-cell table:formula="of:=ABS(([.F40]-[.B40]))" office:value-type="float" office:value="3.99">
            <text:p>3.99</text:p>
          </table:table-cell>
          <table:table-cell table:formula="of:=ABS(([.G40]-[.B40]))" office:value-type="float" office:value="6.48">
            <text:p>6.48</text:p>
          </table:table-cell>
          <table:table-cell table:formula="of:=ABS(([.H40]-[.B40]))" office:value-type="float" office:value="3.21">
            <text:p>3.21</text:p>
          </table:table-cell>
          <table:table-cell table:number-columns-repeated="2"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57.25">
            <text:p>57.25</text:p>
          </table:table-cell>
          <table:table-cell office:value-type="float" office:value="57.01">
            <text:p>57.01</text:p>
          </table:table-cell>
          <table:table-cell office:value-type="float" office:value="60.13">
            <text:p>60.13</text:p>
          </table:table-cell>
          <table:table-cell office:value-type="float" office:value="59.98">
            <text:p>59.98</text:p>
          </table:table-cell>
          <table:table-cell office:value-type="float" office:value="57.08">
            <text:p>57.08</text:p>
          </table:table-cell>
          <table:table-cell office:value-type="float" office:value="57.51">
            <text:p>57.51</text:p>
          </table:table-cell>
          <table:table-cell office:value-type="float" office:value="58.3">
            <text:p>58.3</text:p>
          </table:table-cell>
          <table:table-cell/>
          <table:table-cell table:formula="of:=ABS(([.C41]-[.B41])*100/[.B41])" office:value-type="float" office:value="1.80102915951972">
            <text:p>1.8</text:p>
          </table:table-cell>
          <table:table-cell table:formula="of:=ABS(([.D41]-[.B41])*100/[.B41])" office:value-type="float" office:value="2.21269296740995">
            <text:p>2.21</text:p>
          </table:table-cell>
          <table:table-cell table:formula="of:=ABS(([.E41]-[.B41])*100/[.B41])" office:value-type="float" office:value="3.13893653516296">
            <text:p>3.14</text:p>
          </table:table-cell>
          <table:table-cell table:formula="of:=ABS(([.F41]-[.B41])*100/[.B41])" office:value-type="float" office:value="2.88164665523156">
            <text:p>2.88</text:p>
          </table:table-cell>
          <table:table-cell table:formula="of:=ABS(([.G41]-[.B41])*100/[.B41])" office:value-type="float" office:value="2.0926243567753">
            <text:p>2.09</text:p>
          </table:table-cell>
          <table:table-cell table:formula="of:=ABS(([.H41]-[.B41])*100/[.B41])" office:value-type="float" office:value="1.35506003430532">
            <text:p>1.36</text:p>
          </table:table-cell>
          <table:table-cell table:number-columns-repeated="2"/>
          <table:table-cell table:formula="of:=ABS(([.C41]-[.B41]))" office:value-type="float" office:value="1.05">
            <text:p>1.05</text:p>
          </table:table-cell>
          <table:table-cell table:formula="of:=ABS(([.D41]-[.B41]))" office:value-type="float" office:value="1.29">
            <text:p>1.29</text:p>
          </table:table-cell>
          <table:table-cell table:formula="of:=ABS(([.E41]-[.B41]))" office:value-type="float" office:value="1.83000000000001">
            <text:p>1.83</text:p>
          </table:table-cell>
          <table:table-cell table:formula="of:=ABS(([.F41]-[.B41]))" office:value-type="float" office:value="1.68">
            <text:p>1.68</text:p>
          </table:table-cell>
          <table:table-cell table:formula="of:=ABS(([.G41]-[.B41]))" office:value-type="float" office:value="1.22">
            <text:p>1.22</text:p>
          </table:table-cell>
          <table:table-cell table:formula="of:=ABS(([.H41]-[.B41]))" office:value-type="float" office:value="0.789999999999999">
            <text:p>0.79</text:p>
          </table:table-cell>
          <table:table-cell table:number-columns-repeated="2"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35.44">
            <text:p>35.44</text:p>
          </table:table-cell>
          <table:table-cell office:value-type="float" office:value="31.9">
            <text:p>31.9</text:p>
          </table:table-cell>
          <table:table-cell office:value-type="float" office:value="36.34">
            <text:p>36.34</text:p>
          </table:table-cell>
          <table:table-cell office:value-type="float" office:value="37.07">
            <text:p>37.07</text:p>
          </table:table-cell>
          <table:table-cell office:value-type="float" office:value="35.23">
            <text:p>35.23</text:p>
          </table:table-cell>
          <table:table-cell office:value-type="float" office:value="36.85">
            <text:p>36.85</text:p>
          </table:table-cell>
          <table:table-cell office:value-type="float" office:value="34.3">
            <text:p>34.3</text:p>
          </table:table-cell>
          <table:table-cell/>
          <table:table-cell table:formula="of:=ABS(([.C42]-[.B42])*100/[.B42])" office:value-type="float" office:value="3.32361516034986">
            <text:p>3.32</text:p>
          </table:table-cell>
          <table:table-cell table:formula="of:=ABS(([.D42]-[.B42])*100/[.B42])" office:value-type="float" office:value="6.99708454810495">
            <text:p>7</text:p>
          </table:table-cell>
          <table:table-cell table:formula="of:=ABS(([.E42]-[.B42])*100/[.B42])" office:value-type="float" office:value="5.94752186588923">
            <text:p>5.95</text:p>
          </table:table-cell>
          <table:table-cell table:formula="of:=ABS(([.F42]-[.B42])*100/[.B42])" office:value-type="float" office:value="8.07580174927115">
            <text:p>8.08</text:p>
          </table:table-cell>
          <table:table-cell table:formula="of:=ABS(([.G42]-[.B42])*100/[.B42])" office:value-type="float" office:value="2.71137026239067">
            <text:p>2.71</text:p>
          </table:table-cell>
          <table:table-cell table:formula="of:=ABS(([.H42]-[.B42])*100/[.B42])" office:value-type="float" office:value="7.43440233236153">
            <text:p>7.43</text:p>
          </table:table-cell>
          <table:table-cell table:number-columns-repeated="2"/>
          <table:table-cell table:formula="of:=ABS(([.C42]-[.B42]))" office:value-type="float" office:value="1.14">
            <text:p>1.14</text:p>
          </table:table-cell>
          <table:table-cell table:formula="of:=ABS(([.D42]-[.B42]))" office:value-type="float" office:value="2.4">
            <text:p>2.4</text:p>
          </table:table-cell>
          <table:table-cell table:formula="of:=ABS(([.E42]-[.B42]))" office:value-type="float" office:value="2.04000000000001">
            <text:p>2.04</text:p>
          </table:table-cell>
          <table:table-cell table:formula="of:=ABS(([.F42]-[.B42]))" office:value-type="float" office:value="2.77">
            <text:p>2.77</text:p>
          </table:table-cell>
          <table:table-cell table:formula="of:=ABS(([.G42]-[.B42]))" office:value-type="float" office:value="0.93">
            <text:p>0.93</text:p>
          </table:table-cell>
          <table:table-cell table:formula="of:=ABS(([.H42]-[.B42]))" office:value-type="float" office:value="2.55">
            <text:p>2.55</text:p>
          </table:table-cell>
          <table:table-cell table:number-columns-repeated="2"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35.43">
            <text:p>35.43</text:p>
          </table:table-cell>
          <table:table-cell office:value-type="float" office:value="25.05">
            <text:p>25.05</text:p>
          </table:table-cell>
          <table:table-cell office:value-type="float" office:value="36.5">
            <text:p>36.5</text:p>
          </table:table-cell>
          <table:table-cell office:value-type="float" office:value="36.85">
            <text:p>36.85</text:p>
          </table:table-cell>
          <table:table-cell office:value-type="float" office:value="37.13">
            <text:p>37.13</text:p>
          </table:table-cell>
          <table:table-cell office:value-type="float" office:value="35.81">
            <text:p>35.81</text:p>
          </table:table-cell>
          <table:table-cell office:value-type="float" office:value="35">
            <text:p>35</text:p>
          </table:table-cell>
          <table:table-cell/>
          <table:table-cell table:formula="of:=ABS(([.C43]-[.B43])*100/[.B43])" office:value-type="float" office:value="1.22857142857143">
            <text:p>1.23</text:p>
          </table:table-cell>
          <table:table-cell table:formula="of:=ABS(([.D43]-[.B43])*100/[.B43])" office:value-type="float" office:value="28.4285714285714">
            <text:p>28.43</text:p>
          </table:table-cell>
          <table:table-cell table:formula="of:=ABS(([.E43]-[.B43])*100/[.B43])" office:value-type="float" office:value="4.28571428571429">
            <text:p>4.29</text:p>
          </table:table-cell>
          <table:table-cell table:formula="of:=ABS(([.F43]-[.B43])*100/[.B43])" office:value-type="float" office:value="5.28571428571429">
            <text:p>5.29</text:p>
          </table:table-cell>
          <table:table-cell table:formula="of:=ABS(([.G43]-[.B43])*100/[.B43])" office:value-type="float" office:value="6.08571428571429">
            <text:p>6.09</text:p>
          </table:table-cell>
          <table:table-cell table:formula="of:=ABS(([.H43]-[.B43])*100/[.B43])" office:value-type="float" office:value="2.31428571428572">
            <text:p>2.31</text:p>
          </table:table-cell>
          <table:table-cell table:number-columns-repeated="2"/>
          <table:table-cell table:formula="of:=ABS(([.C43]-[.B43]))" office:value-type="float" office:value="0.43">
            <text:p>0.43</text:p>
          </table:table-cell>
          <table:table-cell table:formula="of:=ABS(([.D43]-[.B43]))" office:value-type="float" office:value="9.95">
            <text:p>9.95</text:p>
          </table:table-cell>
          <table:table-cell table:formula="of:=ABS(([.E43]-[.B43]))" office:value-type="float" office:value="1.5">
            <text:p>1.5</text:p>
          </table:table-cell>
          <table:table-cell table:formula="of:=ABS(([.F43]-[.B43]))" office:value-type="float" office:value="1.85">
            <text:p>1.85</text:p>
          </table:table-cell>
          <table:table-cell table:formula="of:=ABS(([.G43]-[.B43]))" office:value-type="float" office:value="2.13">
            <text:p>2.13</text:p>
          </table:table-cell>
          <table:table-cell table:formula="of:=ABS(([.H43]-[.B43]))" office:value-type="float" office:value="0.810000000000002">
            <text:p>0.81</text:p>
          </table:table-cell>
          <table:table-cell table:number-columns-repeated="2"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42.99">
            <text:p>42.99</text:p>
          </table:table-cell>
          <table:table-cell office:value-type="float" office:value="25.24">
            <text:p>25.24</text:p>
          </table:table-cell>
          <table:table-cell office:value-type="float" office:value="43.85">
            <text:p>43.85</text:p>
          </table:table-cell>
          <table:table-cell office:value-type="float" office:value="42.33">
            <text:p>42.33</text:p>
          </table:table-cell>
          <table:table-cell office:value-type="float" office:value="45.93">
            <text:p>45.93</text:p>
          </table:table-cell>
          <table:table-cell office:value-type="float" office:value="42.99">
            <text:p>42.99</text:p>
          </table:table-cell>
          <table:table-cell office:value-type="float" office:value="45.1">
            <text:p>45.1</text:p>
          </table:table-cell>
          <table:table-cell/>
          <table:table-cell table:formula="of:=ABS(([.C44]-[.B44])*100/[.B44])" office:value-type="float" office:value="4.67849223946785">
            <text:p>4.68</text:p>
          </table:table-cell>
          <table:table-cell table:formula="of:=ABS(([.D44]-[.B44])*100/[.B44])" office:value-type="float" office:value="44.0354767184036">
            <text:p>44.04</text:p>
          </table:table-cell>
          <table:table-cell table:formula="of:=ABS(([.E44]-[.B44])*100/[.B44])" office:value-type="float" office:value="2.77161862527716">
            <text:p>2.77</text:p>
          </table:table-cell>
          <table:table-cell table:formula="of:=ABS(([.F44]-[.B44])*100/[.B44])" office:value-type="float" office:value="6.1419068736142">
            <text:p>6.14</text:p>
          </table:table-cell>
          <table:table-cell table:formula="of:=ABS(([.G44]-[.B44])*100/[.B44])" office:value-type="float" office:value="1.84035476718403">
            <text:p>1.84</text:p>
          </table:table-cell>
          <table:table-cell table:formula="of:=ABS(([.H44]-[.B44])*100/[.B44])" office:value-type="float" office:value="4.67849223946785">
            <text:p>4.68</text:p>
          </table:table-cell>
          <table:table-cell table:number-columns-repeated="2"/>
          <table:table-cell table:formula="of:=ABS(([.C44]-[.B44]))" office:value-type="float" office:value="2.11">
            <text:p>2.11</text:p>
          </table:table-cell>
          <table:table-cell table:formula="of:=ABS(([.D44]-[.B44]))" office:value-type="float" office:value="19.86">
            <text:p>19.86</text:p>
          </table:table-cell>
          <table:table-cell table:formula="of:=ABS(([.E44]-[.B44]))" office:value-type="float" office:value="1.25">
            <text:p>1.25</text:p>
          </table:table-cell>
          <table:table-cell table:formula="of:=ABS(([.F44]-[.B44]))" office:value-type="float" office:value="2.77">
            <text:p>2.77</text:p>
          </table:table-cell>
          <table:table-cell table:formula="of:=ABS(([.G44]-[.B44]))" office:value-type="float" office:value="0.829999999999998">
            <text:p>0.83</text:p>
          </table:table-cell>
          <table:table-cell table:formula="of:=ABS(([.H44]-[.B44]))" office:value-type="float" office:value="2.11">
            <text:p>2.11</text:p>
          </table:table-cell>
          <table:table-cell table:number-columns-repeated="2"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44.81">
            <text:p>44.81</text:p>
          </table:table-cell>
          <table:table-cell office:value-type="float" office:value="38.99">
            <text:p>38.99</text:p>
          </table:table-cell>
          <table:table-cell office:value-type="float" office:value="45.76">
            <text:p>45.76</text:p>
          </table:table-cell>
          <table:table-cell office:value-type="float" office:value="44.09">
            <text:p>44.09</text:p>
          </table:table-cell>
          <table:table-cell office:value-type="float" office:value="44.47">
            <text:p>44.47</text:p>
          </table:table-cell>
          <table:table-cell office:value-type="float" office:value="46.33">
            <text:p>46.33</text:p>
          </table:table-cell>
          <table:table-cell office:value-type="float" office:value="45.2">
            <text:p>45.2</text:p>
          </table:table-cell>
          <table:table-cell/>
          <table:table-cell table:formula="of:=ABS(([.C45]-[.B45])*100/[.B45])" office:value-type="float" office:value="0.862831858407081">
            <text:p>0.86</text:p>
          </table:table-cell>
          <table:table-cell table:formula="of:=ABS(([.D45]-[.B45])*100/[.B45])" office:value-type="float" office:value="13.7389380530973">
            <text:p>13.74</text:p>
          </table:table-cell>
          <table:table-cell table:formula="of:=ABS(([.E45]-[.B45])*100/[.B45])" office:value-type="float" office:value="1.23893805309733">
            <text:p>1.24</text:p>
          </table:table-cell>
          <table:table-cell table:formula="of:=ABS(([.F45]-[.B45])*100/[.B45])" office:value-type="float" office:value="2.45575221238938">
            <text:p>2.46</text:p>
          </table:table-cell>
          <table:table-cell table:formula="of:=ABS(([.G45]-[.B45])*100/[.B45])" office:value-type="float" office:value="1.61504424778762">
            <text:p>1.62</text:p>
          </table:table-cell>
          <table:table-cell table:formula="of:=ABS(([.H45]-[.B45])*100/[.B45])" office:value-type="float" office:value="2.49999999999999">
            <text:p>2.5</text:p>
          </table:table-cell>
          <table:table-cell table:number-columns-repeated="2"/>
          <table:table-cell table:formula="of:=ABS(([.C45]-[.B45]))" office:value-type="float" office:value="0.390000000000001">
            <text:p>0.39</text:p>
          </table:table-cell>
          <table:table-cell table:formula="of:=ABS(([.D45]-[.B45]))" office:value-type="float" office:value="6.21">
            <text:p>6.21</text:p>
          </table:table-cell>
          <table:table-cell table:formula="of:=ABS(([.E45]-[.B45]))" office:value-type="float" office:value="0.559999999999995">
            <text:p>0.56</text:p>
          </table:table-cell>
          <table:table-cell table:formula="of:=ABS(([.F45]-[.B45]))" office:value-type="float" office:value="1.11">
            <text:p>1.11</text:p>
          </table:table-cell>
          <table:table-cell table:formula="of:=ABS(([.G45]-[.B45]))" office:value-type="float" office:value="0.730000000000004">
            <text:p>0.73</text:p>
          </table:table-cell>
          <table:table-cell table:formula="of:=ABS(([.H45]-[.B45]))" office:value-type="float" office:value="1.13">
            <text:p>1.13</text:p>
          </table:table-cell>
          <table:table-cell table:number-columns-repeated="2"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45.16">
            <text:p>45.16</text:p>
          </table:table-cell>
          <table:table-cell office:value-type="float" office:value="38.95">
            <text:p>38.95</text:p>
          </table:table-cell>
          <table:table-cell office:value-type="float" office:value="44.71">
            <text:p>44.71</text:p>
          </table:table-cell>
          <table:table-cell office:value-type="float" office:value="42.56">
            <text:p>42.56</text:p>
          </table:table-cell>
          <table:table-cell office:value-type="float" office:value="44.98">
            <text:p>44.98</text:p>
          </table:table-cell>
          <table:table-cell office:value-type="float" office:value="44.66">
            <text:p>44.66</text:p>
          </table:table-cell>
          <table:table-cell office:value-type="float" office:value="46.5">
            <text:p>46.5</text:p>
          </table:table-cell>
          <table:table-cell/>
          <table:table-cell table:formula="of:=ABS(([.C46]-[.B46])*100/[.B46])" office:value-type="float" office:value="2.88172043010753">
            <text:p>2.88</text:p>
          </table:table-cell>
          <table:table-cell table:formula="of:=ABS(([.D46]-[.B46])*100/[.B46])" office:value-type="float" office:value="16.2365591397849">
            <text:p>16.24</text:p>
          </table:table-cell>
          <table:table-cell table:formula="of:=ABS(([.E46]-[.B46])*100/[.B46])" office:value-type="float" office:value="3.8494623655914">
            <text:p>3.85</text:p>
          </table:table-cell>
          <table:table-cell table:formula="of:=ABS(([.F46]-[.B46])*100/[.B46])" office:value-type="float" office:value="8.47311827956989">
            <text:p>8.47</text:p>
          </table:table-cell>
          <table:table-cell table:formula="of:=ABS(([.G46]-[.B46])*100/[.B46])" office:value-type="float" office:value="3.26881720430108">
            <text:p>3.27</text:p>
          </table:table-cell>
          <table:table-cell table:formula="of:=ABS(([.H46]-[.B46])*100/[.B46])" office:value-type="float" office:value="3.95698924731184">
            <text:p>3.96</text:p>
          </table:table-cell>
          <table:table-cell table:number-columns-repeated="2"/>
          <table:table-cell table:formula="of:=ABS(([.C46]-[.B46]))" office:value-type="float" office:value="1.34">
            <text:p>1.34</text:p>
          </table:table-cell>
          <table:table-cell table:formula="of:=ABS(([.D46]-[.B46]))" office:value-type="float" office:value="7.55">
            <text:p>7.55</text:p>
          </table:table-cell>
          <table:table-cell table:formula="of:=ABS(([.E46]-[.B46]))" office:value-type="float" office:value="1.79">
            <text:p>1.79</text:p>
          </table:table-cell>
          <table:table-cell table:formula="of:=ABS(([.F46]-[.B46]))" office:value-type="float" office:value="3.94">
            <text:p>3.94</text:p>
          </table:table-cell>
          <table:table-cell table:formula="of:=ABS(([.G46]-[.B46]))" office:value-type="float" office:value="1.52">
            <text:p>1.52</text:p>
          </table:table-cell>
          <table:table-cell table:formula="of:=ABS(([.H46]-[.B46]))" office:value-type="float" office:value="1.84">
            <text:p>1.84</text:p>
          </table:table-cell>
          <table:table-cell table:number-columns-repeated="2"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22.92">
            <text:p>22.92</text:p>
          </table:table-cell>
          <table:table-cell office:value-type="float" office:value="16.75">
            <text:p>16.75</text:p>
          </table:table-cell>
          <table:table-cell office:value-type="float" office:value="26.12">
            <text:p>26.12</text:p>
          </table:table-cell>
          <table:table-cell office:value-type="float" office:value="18.18">
            <text:p>18.18</text:p>
          </table:table-cell>
          <table:table-cell office:value-type="float" office:value="22.62">
            <text:p>22.62</text:p>
          </table:table-cell>
          <table:table-cell office:value-type="float" office:value="22.36">
            <text:p>22.36</text:p>
          </table:table-cell>
          <table:table-cell office:value-type="float" office:value="27.5">
            <text:p>27.5</text:p>
          </table:table-cell>
          <table:table-cell/>
          <table:table-cell table:formula="of:=ABS(([.C47]-[.B47])*100/[.B47])" office:value-type="float" office:value="16.6545454545454">
            <text:p>16.65</text:p>
          </table:table-cell>
          <table:table-cell table:formula="of:=ABS(([.D47]-[.B47])*100/[.B47])" office:value-type="float" office:value="39.0909090909091">
            <text:p>39.09</text:p>
          </table:table-cell>
          <table:table-cell table:formula="of:=ABS(([.E47]-[.B47])*100/[.B47])" office:value-type="float" office:value="5.01818181818181">
            <text:p>5.02</text:p>
          </table:table-cell>
          <table:table-cell table:formula="of:=ABS(([.F47]-[.B47])*100/[.B47])" office:value-type="float" office:value="33.8909090909091">
            <text:p>33.89</text:p>
          </table:table-cell>
          <table:table-cell table:formula="of:=ABS(([.G47]-[.B47])*100/[.B47])" office:value-type="float" office:value="17.7454545454545">
            <text:p>17.75</text:p>
          </table:table-cell>
          <table:table-cell table:formula="of:=ABS(([.H47]-[.B47])*100/[.B47])" office:value-type="float" office:value="18.6909090909091">
            <text:p>18.69</text:p>
          </table:table-cell>
          <table:table-cell table:number-columns-repeated="2"/>
          <table:table-cell table:formula="of:=ABS(([.C47]-[.B47]))" office:value-type="float" office:value="4.58">
            <text:p>4.58</text:p>
          </table:table-cell>
          <table:table-cell table:formula="of:=ABS(([.D47]-[.B47]))" office:value-type="float" office:value="10.75">
            <text:p>10.75</text:p>
          </table:table-cell>
          <table:table-cell table:formula="of:=ABS(([.E47]-[.B47]))" office:value-type="float" office:value="1.38">
            <text:p>1.38</text:p>
          </table:table-cell>
          <table:table-cell table:formula="of:=ABS(([.F47]-[.B47]))" office:value-type="float" office:value="9.32">
            <text:p>9.32</text:p>
          </table:table-cell>
          <table:table-cell table:formula="of:=ABS(([.G47]-[.B47]))" office:value-type="float" office:value="4.88">
            <text:p>4.88</text:p>
          </table:table-cell>
          <table:table-cell table:formula="of:=ABS(([.H47]-[.B47]))" office:value-type="float" office:value="5.14">
            <text:p>5.14</text:p>
          </table:table-cell>
          <table:table-cell table:number-columns-repeated="2"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30.09">
            <text:p>30.09</text:p>
          </table:table-cell>
          <table:table-cell office:value-type="float" office:value="24.3">
            <text:p>24.3</text:p>
          </table:table-cell>
          <table:table-cell office:value-type="float" office:value="30.56">
            <text:p>30.56</text:p>
          </table:table-cell>
          <table:table-cell office:value-type="float" office:value="27.4">
            <text:p>27.4</text:p>
          </table:table-cell>
          <table:table-cell office:value-type="float" office:value="29.86">
            <text:p>29.86</text:p>
          </table:table-cell>
          <table:table-cell office:value-type="float" office:value="35.01">
            <text:p>35.01</text:p>
          </table:table-cell>
          <table:table-cell office:value-type="float" office:value="30.8">
            <text:p>30.8</text:p>
          </table:table-cell>
          <table:table-cell/>
          <table:table-cell table:formula="of:=ABS(([.C48]-[.B48])*100/[.B48])" office:value-type="float" office:value="2.30519480519481">
            <text:p>2.31</text:p>
          </table:table-cell>
          <table:table-cell table:formula="of:=ABS(([.D48]-[.B48])*100/[.B48])" office:value-type="float" office:value="21.1038961038961">
            <text:p>21.1</text:p>
          </table:table-cell>
          <table:table-cell table:formula="of:=ABS(([.E48]-[.B48])*100/[.B48])" office:value-type="float" office:value="0.779220779220786">
            <text:p>0.78</text:p>
          </table:table-cell>
          <table:table-cell table:formula="of:=ABS(([.F48]-[.B48])*100/[.B48])" office:value-type="float" office:value="11.038961038961">
            <text:p>11.04</text:p>
          </table:table-cell>
          <table:table-cell table:formula="of:=ABS(([.G48]-[.B48])*100/[.B48])" office:value-type="float" office:value="3.05194805194806">
            <text:p>3.05</text:p>
          </table:table-cell>
          <table:table-cell table:formula="of:=ABS(([.H48]-[.B48])*100/[.B48])" office:value-type="float" office:value="13.6688311688312">
            <text:p>13.67</text:p>
          </table:table-cell>
          <table:table-cell table:number-columns-repeated="2"/>
          <table:table-cell table:formula="of:=ABS(([.C48]-[.B48]))" office:value-type="float" office:value="0.710000000000001">
            <text:p>0.71</text:p>
          </table:table-cell>
          <table:table-cell table:formula="of:=ABS(([.D48]-[.B48]))" office:value-type="float" office:value="6.5">
            <text:p>6.5</text:p>
          </table:table-cell>
          <table:table-cell table:formula="of:=ABS(([.E48]-[.B48]))" office:value-type="float" office:value="0.240000000000002">
            <text:p>0.24</text:p>
          </table:table-cell>
          <table:table-cell table:formula="of:=ABS(([.F48]-[.B48]))" office:value-type="float" office:value="3.4">
            <text:p>3.4</text:p>
          </table:table-cell>
          <table:table-cell table:formula="of:=ABS(([.G48]-[.B48]))" office:value-type="float" office:value="0.940000000000001">
            <text:p>0.94</text:p>
          </table:table-cell>
          <table:table-cell table:formula="of:=ABS(([.H48]-[.B48]))" office:value-type="float" office:value="4.21">
            <text:p>4.21</text:p>
          </table:table-cell>
          <table:table-cell table:number-columns-repeated="2"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43.49">
            <text:p>43.49</text:p>
          </table:table-cell>
          <table:table-cell office:value-type="float" office:value="45.1">
            <text:p>45.1</text:p>
          </table:table-cell>
          <table:table-cell office:value-type="float" office:value="45.64">
            <text:p>45.64</text:p>
          </table:table-cell>
          <table:table-cell office:value-type="float" office:value="42.21">
            <text:p>42.21</text:p>
          </table:table-cell>
          <table:table-cell office:value-type="float" office:value="43.14">
            <text:p>43.14</text:p>
          </table:table-cell>
          <table:table-cell office:value-type="float" office:value="47.68">
            <text:p>47.68</text:p>
          </table:table-cell>
          <table:table-cell office:value-type="float" office:value="43.8">
            <text:p>43.8</text:p>
          </table:table-cell>
          <table:table-cell/>
          <table:table-cell table:formula="of:=ABS(([.C49]-[.B49])*100/[.B49])" office:value-type="float" office:value="0.707762557077615">
            <text:p>0.71</text:p>
          </table:table-cell>
          <table:table-cell table:formula="of:=ABS(([.D49]-[.B49])*100/[.B49])" office:value-type="float" office:value="2.96803652968038">
            <text:p>2.97</text:p>
          </table:table-cell>
          <table:table-cell table:formula="of:=ABS(([.E49]-[.B49])*100/[.B49])" office:value-type="float" office:value="4.20091324200914">
            <text:p>4.2</text:p>
          </table:table-cell>
          <table:table-cell table:formula="of:=ABS(([.F49]-[.B49])*100/[.B49])" office:value-type="float" office:value="3.63013698630136">
            <text:p>3.63</text:p>
          </table:table-cell>
          <table:table-cell table:formula="of:=ABS(([.G49]-[.B49])*100/[.B49])" office:value-type="float" office:value="1.50684931506849">
            <text:p>1.51</text:p>
          </table:table-cell>
          <table:table-cell table:formula="of:=ABS(([.H49]-[.B49])*100/[.B49])" office:value-type="float" office:value="8.85844748858448">
            <text:p>8.86</text:p>
          </table:table-cell>
          <table:table-cell table:number-columns-repeated="2"/>
          <table:table-cell table:formula="of:=ABS(([.C49]-[.B49]))" office:value-type="float" office:value="0.309999999999995">
            <text:p>0.31</text:p>
          </table:table-cell>
          <table:table-cell table:formula="of:=ABS(([.D49]-[.B49]))" office:value-type="float" office:value="1.3">
            <text:p>1.3</text:p>
          </table:table-cell>
          <table:table-cell table:formula="of:=ABS(([.E49]-[.B49]))" office:value-type="float" office:value="1.84">
            <text:p>1.84</text:p>
          </table:table-cell>
          <table:table-cell table:formula="of:=ABS(([.F49]-[.B49]))" office:value-type="float" office:value="1.59">
            <text:p>1.59</text:p>
          </table:table-cell>
          <table:table-cell table:formula="of:=ABS(([.G49]-[.B49]))" office:value-type="float" office:value="0.659999999999997">
            <text:p>0.66</text:p>
          </table:table-cell>
          <table:table-cell table:formula="of:=ABS(([.H49]-[.B49]))" office:value-type="float" office:value="3.88">
            <text:p>3.88</text:p>
          </table:table-cell>
          <table:table-cell table:number-columns-repeated="2"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22.64">
            <text:p>22.64</text:p>
          </table:table-cell>
          <table:table-cell office:value-type="float" office:value="20.8">
            <text:p>20.8</text:p>
          </table:table-cell>
          <table:table-cell office:value-type="float" office:value="24.86">
            <text:p>24.86</text:p>
          </table:table-cell>
          <table:table-cell office:value-type="float" office:value="22.97">
            <text:p>22.97</text:p>
          </table:table-cell>
          <table:table-cell office:value-type="float" office:value="22.35">
            <text:p>22.35</text:p>
          </table:table-cell>
          <table:table-cell office:value-type="float" office:value="22.65">
            <text:p>22.65</text:p>
          </table:table-cell>
          <table:table-cell office:value-type="float" office:value="23.7">
            <text:p>23.7</text:p>
          </table:table-cell>
          <table:table-cell/>
          <table:table-cell table:formula="of:=ABS(([.C50]-[.B50])*100/[.B50])" office:value-type="float" office:value="4.47257383966244">
            <text:p>4.47</text:p>
          </table:table-cell>
          <table:table-cell table:formula="of:=ABS(([.D50]-[.B50])*100/[.B50])" office:value-type="float" office:value="12.2362869198312">
            <text:p>12.24</text:p>
          </table:table-cell>
          <table:table-cell table:formula="of:=ABS(([.E50]-[.B50])*100/[.B50])" office:value-type="float" office:value="4.89451476793249">
            <text:p>4.89</text:p>
          </table:table-cell>
          <table:table-cell table:formula="of:=ABS(([.F50]-[.B50])*100/[.B50])" office:value-type="float" office:value="3.08016877637131">
            <text:p>3.08</text:p>
          </table:table-cell>
          <table:table-cell table:formula="of:=ABS(([.G50]-[.B50])*100/[.B50])" office:value-type="float" office:value="5.69620253164556">
            <text:p>5.7</text:p>
          </table:table-cell>
          <table:table-cell table:formula="of:=ABS(([.H50]-[.B50])*100/[.B50])" office:value-type="float" office:value="4.43037974683545">
            <text:p>4.43</text:p>
          </table:table-cell>
          <table:table-cell table:number-columns-repeated="2"/>
          <table:table-cell table:formula="of:=ABS(([.C50]-[.B50]))" office:value-type="float" office:value="1.06">
            <text:p>1.06</text:p>
          </table:table-cell>
          <table:table-cell table:formula="of:=ABS(([.D50]-[.B50]))" office:value-type="float" office:value="2.9">
            <text:p>2.9</text:p>
          </table:table-cell>
          <table:table-cell table:formula="of:=ABS(([.E50]-[.B50]))" office:value-type="float" office:value="1.16">
            <text:p>1.16</text:p>
          </table:table-cell>
          <table:table-cell table:formula="of:=ABS(([.F50]-[.B50]))" office:value-type="float" office:value="0.73">
            <text:p>0.73</text:p>
          </table:table-cell>
          <table:table-cell table:formula="of:=ABS(([.G50]-[.B50]))" office:value-type="float" office:value="1.35">
            <text:p>1.35</text:p>
          </table:table-cell>
          <table:table-cell table:formula="of:=ABS(([.H50]-[.B50]))" office:value-type="float" office:value="1.05">
            <text:p>1.05</text:p>
          </table:table-cell>
          <table:table-cell table:number-columns-repeated="2"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40.27">
            <text:p>40.27</text:p>
          </table:table-cell>
          <table:table-cell office:value-type="float" office:value="32.46">
            <text:p>32.46</text:p>
          </table:table-cell>
          <table:table-cell office:value-type="float" office:value="40.16">
            <text:p>40.16</text:p>
          </table:table-cell>
          <table:table-cell office:value-type="float" office:value="38.74">
            <text:p>38.74</text:p>
          </table:table-cell>
          <table:table-cell office:value-type="float" office:value="43.39">
            <text:p>43.39</text:p>
          </table:table-cell>
          <table:table-cell office:value-type="float" office:value="43.17">
            <text:p>43.17</text:p>
          </table:table-cell>
          <table:table-cell office:value-type="float" office:value="36">
            <text:p>36</text:p>
          </table:table-cell>
          <table:table-cell/>
          <table:table-cell table:formula="of:=ABS(([.C51]-[.B51])*100/[.B51])" office:value-type="float" office:value="11.8611111111111">
            <text:p>11.86</text:p>
          </table:table-cell>
          <table:table-cell table:formula="of:=ABS(([.D51]-[.B51])*100/[.B51])" office:value-type="float" office:value="9.83333333333333">
            <text:p>9.83</text:p>
          </table:table-cell>
          <table:table-cell table:formula="of:=ABS(([.E51]-[.B51])*100/[.B51])" office:value-type="float" office:value="11.5555555555555">
            <text:p>11.56</text:p>
          </table:table-cell>
          <table:table-cell table:formula="of:=ABS(([.F51]-[.B51])*100/[.B51])" office:value-type="float" office:value="7.61111111111112">
            <text:p>7.61</text:p>
          </table:table-cell>
          <table:table-cell table:formula="of:=ABS(([.G51]-[.B51])*100/[.B51])" office:value-type="float" office:value="20.5277777777778">
            <text:p>20.53</text:p>
          </table:table-cell>
          <table:table-cell table:formula="of:=ABS(([.H51]-[.B51])*100/[.B51])" office:value-type="float" office:value="19.9166666666667">
            <text:p>19.92</text:p>
          </table:table-cell>
          <table:table-cell table:number-columns-repeated="2"/>
          <table:table-cell table:formula="of:=ABS(([.C51]-[.B51]))" office:value-type="float" office:value="4.27">
            <text:p>4.27</text:p>
          </table:table-cell>
          <table:table-cell table:formula="of:=ABS(([.D51]-[.B51]))" office:value-type="float" office:value="3.54">
            <text:p>3.54</text:p>
          </table:table-cell>
          <table:table-cell table:formula="of:=ABS(([.E51]-[.B51]))" office:value-type="float" office:value="4.16">
            <text:p>4.16</text:p>
          </table:table-cell>
          <table:table-cell table:formula="of:=ABS(([.F51]-[.B51]))" office:value-type="float" office:value="2.74">
            <text:p>2.74</text:p>
          </table:table-cell>
          <table:table-cell table:formula="of:=ABS(([.G51]-[.B51]))" office:value-type="float" office:value="7.39">
            <text:p>7.39</text:p>
          </table:table-cell>
          <table:table-cell table:formula="of:=ABS(([.H51]-[.B51]))" office:value-type="float" office:value="7.17">
            <text:p>7.17</text:p>
          </table:table-cell>
          <table:table-cell table:number-columns-repeated="2"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52.79">
            <text:p>52.79</text:p>
          </table:table-cell>
          <table:table-cell office:value-type="float" office:value="55.25">
            <text:p>55.25</text:p>
          </table:table-cell>
          <table:table-cell office:value-type="float" office:value="55.32">
            <text:p>55.32</text:p>
          </table:table-cell>
          <table:table-cell office:value-type="float" office:value="49.57">
            <text:p>49.57</text:p>
          </table:table-cell>
          <table:table-cell office:value-type="float" office:value="52.56">
            <text:p>52.56</text:p>
          </table:table-cell>
          <table:table-cell office:value-type="float" office:value="56.75">
            <text:p>56.75</text:p>
          </table:table-cell>
          <table:table-cell office:value-type="float" office:value="57.7">
            <text:p>57.7</text:p>
          </table:table-cell>
          <table:table-cell/>
          <table:table-cell table:formula="of:=ABS(([.C52]-[.B52])*100/[.B52])" office:value-type="float" office:value="8.50953206239169">
            <text:p>8.51</text:p>
          </table:table-cell>
          <table:table-cell table:formula="of:=ABS(([.D52]-[.B52])*100/[.B52])" office:value-type="float" office:value="4.24610051993068">
            <text:p>4.25</text:p>
          </table:table-cell>
          <table:table-cell table:formula="of:=ABS(([.E52]-[.B52])*100/[.B52])" office:value-type="float" office:value="4.12478336221838">
            <text:p>4.12</text:p>
          </table:table-cell>
          <table:table-cell table:formula="of:=ABS(([.F52]-[.B52])*100/[.B52])" office:value-type="float" office:value="14.0901213171577">
            <text:p>14.09</text:p>
          </table:table-cell>
          <table:table-cell table:formula="of:=ABS(([.G52]-[.B52])*100/[.B52])" office:value-type="float" office:value="8.90814558058925">
            <text:p>8.91</text:p>
          </table:table-cell>
          <table:table-cell table:formula="of:=ABS(([.H52]-[.B52])*100/[.B52])" office:value-type="float" office:value="1.64644714038129">
            <text:p>1.65</text:p>
          </table:table-cell>
          <table:table-cell table:number-columns-repeated="2"/>
          <table:table-cell table:formula="of:=ABS(([.C52]-[.B52]))" office:value-type="float" office:value="4.91">
            <text:p>4.91</text:p>
          </table:table-cell>
          <table:table-cell table:formula="of:=ABS(([.D52]-[.B52]))" office:value-type="float" office:value="2.45">
            <text:p>2.45</text:p>
          </table:table-cell>
          <table:table-cell table:formula="of:=ABS(([.E52]-[.B52]))" office:value-type="float" office:value="2.38">
            <text:p>2.38</text:p>
          </table:table-cell>
          <table:table-cell table:formula="of:=ABS(([.F52]-[.B52]))" office:value-type="float" office:value="8.13">
            <text:p>8.13</text:p>
          </table:table-cell>
          <table:table-cell table:formula="of:=ABS(([.G52]-[.B52]))" office:value-type="float" office:value="5.14">
            <text:p>5.14</text:p>
          </table:table-cell>
          <table:table-cell table:formula="of:=ABS(([.H52]-[.B52]))" office:value-type="float" office:value="0.950000000000003">
            <text:p>0.95</text:p>
          </table:table-cell>
          <table:table-cell table:number-columns-repeated="2"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52.01">
            <text:p>52.01</text:p>
          </table:table-cell>
          <table:table-cell office:value-type="float" office:value="57.8">
            <text:p>57.8</text:p>
          </table:table-cell>
          <table:table-cell office:value-type="float" office:value="54.97">
            <text:p>54.97</text:p>
          </table:table-cell>
          <table:table-cell office:value-type="float" office:value="52.28">
            <text:p>52.28</text:p>
          </table:table-cell>
          <table:table-cell office:value-type="float" office:value="51.79">
            <text:p>51.79</text:p>
          </table:table-cell>
          <table:table-cell office:value-type="float" office:value="55.92">
            <text:p>55.92</text:p>
          </table:table-cell>
          <table:table-cell office:value-type="float" office:value="55.2">
            <text:p>55.2</text:p>
          </table:table-cell>
          <table:table-cell/>
          <table:table-cell table:formula="of:=ABS(([.C53]-[.B53])*100/[.B53])" office:value-type="float" office:value="5.77898550724639">
            <text:p>5.78</text:p>
          </table:table-cell>
          <table:table-cell table:formula="of:=ABS(([.D53]-[.B53])*100/[.B53])" office:value-type="float" office:value="4.71014492753622">
            <text:p>4.71</text:p>
          </table:table-cell>
          <table:table-cell table:formula="of:=ABS(([.E53]-[.B53])*100/[.B53])" office:value-type="float" office:value="0.416666666666674">
            <text:p>0.42</text:p>
          </table:table-cell>
          <table:table-cell table:formula="of:=ABS(([.F53]-[.B53])*100/[.B53])" office:value-type="float" office:value="5.28985507246377">
            <text:p>5.29</text:p>
          </table:table-cell>
          <table:table-cell table:formula="of:=ABS(([.G53]-[.B53])*100/[.B53])" office:value-type="float" office:value="6.17753623188406">
            <text:p>6.18</text:p>
          </table:table-cell>
          <table:table-cell table:formula="of:=ABS(([.H53]-[.B53])*100/[.B53])" office:value-type="float" office:value="1.30434782608695">
            <text:p>1.3</text:p>
          </table:table-cell>
          <table:table-cell table:number-columns-repeated="2"/>
          <table:table-cell table:formula="of:=ABS(([.C53]-[.B53]))" office:value-type="float" office:value="3.19">
            <text:p>3.19</text:p>
          </table:table-cell>
          <table:table-cell table:formula="of:=ABS(([.D53]-[.B53]))" office:value-type="float" office:value="2.59999999999999">
            <text:p>2.6</text:p>
          </table:table-cell>
          <table:table-cell table:formula="of:=ABS(([.E53]-[.B53]))" office:value-type="float" office:value="0.230000000000004">
            <text:p>0.23</text:p>
          </table:table-cell>
          <table:table-cell table:formula="of:=ABS(([.F53]-[.B53]))" office:value-type="float" office:value="2.92">
            <text:p>2.92</text:p>
          </table:table-cell>
          <table:table-cell table:formula="of:=ABS(([.G53]-[.B53]))" office:value-type="float" office:value="3.41">
            <text:p>3.41</text:p>
          </table:table-cell>
          <table:table-cell table:formula="of:=ABS(([.H53]-[.B53]))" office:value-type="float" office:value="0.719999999999999">
            <text:p>0.72</text:p>
          </table:table-cell>
          <table:table-cell table:number-columns-repeated="2"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41.71">
            <text:p>41.71</text:p>
          </table:table-cell>
          <table:table-cell office:value-type="float" office:value="25.47">
            <text:p>25.47</text:p>
          </table:table-cell>
          <table:table-cell office:value-type="float" office:value="40.63">
            <text:p>40.63</text:p>
          </table:table-cell>
          <table:table-cell office:value-type="float" office:value="40.4">
            <text:p>40.4</text:p>
          </table:table-cell>
          <table:table-cell office:value-type="float" office:value="44.72">
            <text:p>44.72</text:p>
          </table:table-cell>
          <table:table-cell office:value-type="float" office:value="41.84">
            <text:p>41.84</text:p>
          </table:table-cell>
          <table:table-cell office:value-type="float" office:value="44.9">
            <text:p>44.9</text:p>
          </table:table-cell>
          <table:table-cell/>
          <table:table-cell table:formula="of:=ABS(([.C54]-[.B54])*100/[.B54])" office:value-type="float" office:value="7.10467706013363">
            <text:p>7.1</text:p>
          </table:table-cell>
          <table:table-cell table:formula="of:=ABS(([.D54]-[.B54])*100/[.B54])" office:value-type="float" office:value="43.2739420935412">
            <text:p>43.27</text:p>
          </table:table-cell>
          <table:table-cell table:formula="of:=ABS(([.E54]-[.B54])*100/[.B54])" office:value-type="float" office:value="9.51002227171491">
            <text:p>9.51</text:p>
          </table:table-cell>
          <table:table-cell table:formula="of:=ABS(([.F54]-[.B54])*100/[.B54])" office:value-type="float" office:value="10.022271714922">
            <text:p>10.02</text:p>
          </table:table-cell>
          <table:table-cell table:formula="of:=ABS(([.G54]-[.B54])*100/[.B54])" office:value-type="float" office:value="0.400890868596881">
            <text:p>0.4</text:p>
          </table:table-cell>
          <table:table-cell table:formula="of:=ABS(([.H54]-[.B54])*100/[.B54])" office:value-type="float" office:value="6.81514476614698">
            <text:p>6.82</text:p>
          </table:table-cell>
          <table:table-cell table:number-columns-repeated="2"/>
          <table:table-cell table:formula="of:=ABS(([.C54]-[.B54]))" office:value-type="float" office:value="3.19">
            <text:p>3.19</text:p>
          </table:table-cell>
          <table:table-cell table:formula="of:=ABS(([.D54]-[.B54]))" office:value-type="float" office:value="19.43">
            <text:p>19.43</text:p>
          </table:table-cell>
          <table:table-cell table:formula="of:=ABS(([.E54]-[.B54]))" office:value-type="float" office:value="4.27">
            <text:p>4.27</text:p>
          </table:table-cell>
          <table:table-cell table:formula="of:=ABS(([.F54]-[.B54]))" office:value-type="float" office:value="4.5">
            <text:p>4.5</text:p>
          </table:table-cell>
          <table:table-cell table:formula="of:=ABS(([.G54]-[.B54]))" office:value-type="float" office:value="0.18">
            <text:p>0.18</text:p>
          </table:table-cell>
          <table:table-cell table:formula="of:=ABS(([.H54]-[.B54]))" office:value-type="float" office:value="3.06">
            <text:p>3.06</text:p>
          </table:table-cell>
          <table:table-cell table:number-columns-repeated="2"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48.02">
            <text:p>48.02</text:p>
          </table:table-cell>
          <table:table-cell office:value-type="float" office:value="41.08">
            <text:p>41.08</text:p>
          </table:table-cell>
          <table:table-cell office:value-type="float" office:value="49.19">
            <text:p>49.19</text:p>
          </table:table-cell>
          <table:table-cell office:value-type="float" office:value="45.2">
            <text:p>45.2</text:p>
          </table:table-cell>
          <table:table-cell office:value-type="float" office:value="47.72">
            <text:p>47.72</text:p>
          </table:table-cell>
          <table:table-cell office:value-type="float" office:value="47.33">
            <text:p>47.33</text:p>
          </table:table-cell>
          <table:table-cell office:value-type="float" office:value="47.7">
            <text:p>47.7</text:p>
          </table:table-cell>
          <table:table-cell/>
          <table:table-cell table:formula="of:=ABS(([.C55]-[.B55])*100/[.B55])" office:value-type="float" office:value="0.670859538784068">
            <text:p>0.67</text:p>
          </table:table-cell>
          <table:table-cell table:formula="of:=ABS(([.D55]-[.B55])*100/[.B55])" office:value-type="float" office:value="13.8784067085954">
            <text:p>13.88</text:p>
          </table:table-cell>
          <table:table-cell table:formula="of:=ABS(([.E55]-[.B55])*100/[.B55])" office:value-type="float" office:value="3.1236897274633">
            <text:p>3.12</text:p>
          </table:table-cell>
          <table:table-cell table:formula="of:=ABS(([.F55]-[.B55])*100/[.B55])" office:value-type="float" office:value="5.24109014675052">
            <text:p>5.24</text:p>
          </table:table-cell>
          <table:table-cell table:formula="of:=ABS(([.G55]-[.B55])*100/[.B55])" office:value-type="float" office:value="0.0419287211739958">
            <text:p>0.04</text:p>
          </table:table-cell>
          <table:table-cell table:formula="of:=ABS(([.H55]-[.B55])*100/[.B55])" office:value-type="float" office:value="0.775681341719087">
            <text:p>0.78</text:p>
          </table:table-cell>
          <table:table-cell table:number-columns-repeated="2"/>
          <table:table-cell table:formula="of:=ABS(([.C55]-[.B55]))" office:value-type="float" office:value="0.32">
            <text:p>0.32</text:p>
          </table:table-cell>
          <table:table-cell table:formula="of:=ABS(([.D55]-[.B55]))" office:value-type="float" office:value="6.62">
            <text:p>6.62</text:p>
          </table:table-cell>
          <table:table-cell table:formula="of:=ABS(([.E55]-[.B55]))" office:value-type="float" office:value="1.49">
            <text:p>1.49</text:p>
          </table:table-cell>
          <table:table-cell table:formula="of:=ABS(([.F55]-[.B55]))" office:value-type="float" office:value="2.5">
            <text:p>2.5</text:p>
          </table:table-cell>
          <table:table-cell table:formula="of:=ABS(([.G55]-[.B55]))" office:value-type="float" office:value="0.019999999999996">
            <text:p>0.02</text:p>
          </table:table-cell>
          <table:table-cell table:formula="of:=ABS(([.H55]-[.B55]))" office:value-type="float" office:value="0.370000000000005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55.17">
            <text:p>55.17</text:p>
          </table:table-cell>
          <table:table-cell office:value-type="float" office:value="51.38">
            <text:p>51.38</text:p>
          </table:table-cell>
          <table:table-cell office:value-type="float" office:value="58.94">
            <text:p>58.94</text:p>
          </table:table-cell>
          <table:table-cell office:value-type="float" office:value="53.39">
            <text:p>53.39</text:p>
          </table:table-cell>
          <table:table-cell office:value-type="float" office:value="54.99">
            <text:p>54.99</text:p>
          </table:table-cell>
          <table:table-cell office:value-type="float" office:value="58">
            <text:p>58</text:p>
          </table:table-cell>
          <table:table-cell office:value-type="float" office:value="55.1">
            <text:p>55.1</text:p>
          </table:table-cell>
          <table:table-cell/>
          <table:table-cell table:formula="of:=ABS(([.C56]-[.B56])*100/[.B56])" office:value-type="float" office:value="0.127041742286752">
            <text:p>0.13</text:p>
          </table:table-cell>
          <table:table-cell table:formula="of:=ABS(([.D56]-[.B56])*100/[.B56])" office:value-type="float" office:value="6.7513611615245">
            <text:p>6.75</text:p>
          </table:table-cell>
          <table:table-cell table:formula="of:=ABS(([.E56]-[.B56])*100/[.B56])" office:value-type="float" office:value="6.96914700544464">
            <text:p>6.97</text:p>
          </table:table-cell>
          <table:table-cell table:formula="of:=ABS(([.F56]-[.B56])*100/[.B56])" office:value-type="float" office:value="3.10344827586207">
            <text:p>3.1</text:p>
          </table:table-cell>
          <table:table-cell table:formula="of:=ABS(([.G56]-[.B56])*100/[.B56])" office:value-type="float" office:value="0.199637023593465">
            <text:p>0.2</text:p>
          </table:table-cell>
          <table:table-cell table:formula="of:=ABS(([.H56]-[.B56])*100/[.B56])" office:value-type="float" office:value="5.26315789473684">
            <text:p>5.26</text:p>
          </table:table-cell>
          <table:table-cell table:number-columns-repeated="2"/>
          <table:table-cell table:formula="of:=ABS(([.C56]-[.B56]))" office:value-type="float" office:value="0.0700000000000003">
            <text:p>0.07</text:p>
          </table:table-cell>
          <table:table-cell table:formula="of:=ABS(([.D56]-[.B56]))" office:value-type="float" office:value="3.72">
            <text:p>3.72</text:p>
          </table:table-cell>
          <table:table-cell table:formula="of:=ABS(([.E56]-[.B56]))" office:value-type="float" office:value="3.84">
            <text:p>3.84</text:p>
          </table:table-cell>
          <table:table-cell table:formula="of:=ABS(([.F56]-[.B56]))" office:value-type="float" office:value="1.71">
            <text:p>1.71</text:p>
          </table:table-cell>
          <table:table-cell table:formula="of:=ABS(([.G56]-[.B56]))" office:value-type="float" office:value="0.109999999999999">
            <text:p>0.11</text:p>
          </table:table-cell>
          <table:table-cell table:formula="of:=ABS(([.H56]-[.B56]))" office:value-type="float" office:value="2.9">
            <text:p>2.9</text:p>
          </table:table-cell>
          <table:table-cell table:number-columns-repeated="2"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55.63">
            <text:p>55.63</text:p>
          </table:table-cell>
          <table:table-cell office:value-type="float" office:value="61.09">
            <text:p>61.09</text:p>
          </table:table-cell>
          <table:table-cell office:value-type="float" office:value="57.19">
            <text:p>57.19</text:p>
          </table:table-cell>
          <table:table-cell office:value-type="float" office:value="57.95">
            <text:p>57.95</text:p>
          </table:table-cell>
          <table:table-cell office:value-type="float" office:value="55.42">
            <text:p>55.42</text:p>
          </table:table-cell>
          <table:table-cell office:value-type="float" office:value="56.25">
            <text:p>56.25</text:p>
          </table:table-cell>
          <table:table-cell office:value-type="float" office:value="55.7">
            <text:p>55.7</text:p>
          </table:table-cell>
          <table:table-cell/>
          <table:table-cell table:formula="of:=ABS(([.C57]-[.B57])*100/[.B57])" office:value-type="float" office:value="0.125673249551167">
            <text:p>0.13</text:p>
          </table:table-cell>
          <table:table-cell table:formula="of:=ABS(([.D57]-[.B57])*100/[.B57])" office:value-type="float" office:value="9.67684021543986">
            <text:p>9.68</text:p>
          </table:table-cell>
          <table:table-cell table:formula="of:=ABS(([.E57]-[.B57])*100/[.B57])" office:value-type="float" office:value="2.6750448833034">
            <text:p>2.68</text:p>
          </table:table-cell>
          <table:table-cell table:formula="of:=ABS(([.F57]-[.B57])*100/[.B57])" office:value-type="float" office:value="4.0394973070018">
            <text:p>4.04</text:p>
          </table:table-cell>
          <table:table-cell table:formula="of:=ABS(([.G57]-[.B57])*100/[.B57])" office:value-type="float" office:value="0.50269299820467">
            <text:p>0.5</text:p>
          </table:table-cell>
          <table:table-cell table:formula="of:=ABS(([.H57]-[.B57])*100/[.B57])" office:value-type="float" office:value="0.987432675044878">
            <text:p>0.99</text:p>
          </table:table-cell>
          <table:table-cell table:number-columns-repeated="2"/>
          <table:table-cell table:formula="of:=ABS(([.C57]-[.B57]))" office:value-type="float" office:value="0.0700000000000003">
            <text:p>0.07</text:p>
          </table:table-cell>
          <table:table-cell table:formula="of:=ABS(([.D57]-[.B57]))" office:value-type="float" office:value="5.39">
            <text:p>5.39</text:p>
          </table:table-cell>
          <table:table-cell table:formula="of:=ABS(([.E57]-[.B57]))" office:value-type="float" office:value="1.49">
            <text:p>1.49</text:p>
          </table:table-cell>
          <table:table-cell table:formula="of:=ABS(([.F57]-[.B57]))" office:value-type="float" office:value="2.25">
            <text:p>2.25</text:p>
          </table:table-cell>
          <table:table-cell table:formula="of:=ABS(([.G57]-[.B57]))" office:value-type="float" office:value="0.280000000000001">
            <text:p>0.28</text:p>
          </table:table-cell>
          <table:table-cell table:formula="of:=ABS(([.H57]-[.B57]))" office:value-type="float" office:value="0.549999999999997">
            <text:p>0.55</text:p>
          </table:table-cell>
          <table:table-cell table:number-columns-repeated="2"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56.42">
            <text:p>56.42</text:p>
          </table:table-cell>
          <table:table-cell office:value-type="float" office:value="58.58">
            <text:p>58.58</text:p>
          </table:table-cell>
          <table:table-cell office:value-type="float" office:value="57.45">
            <text:p>57.45</text:p>
          </table:table-cell>
          <table:table-cell office:value-type="float" office:value="55.3">
            <text:p>55.3</text:p>
          </table:table-cell>
          <table:table-cell office:value-type="float" office:value="56.2">
            <text:p>56.2</text:p>
          </table:table-cell>
          <table:table-cell office:value-type="float" office:value="57.02">
            <text:p>57.02</text:p>
          </table:table-cell>
          <table:table-cell office:value-type="float" office:value="56.1">
            <text:p>56.1</text:p>
          </table:table-cell>
          <table:table-cell/>
          <table:table-cell table:formula="of:=ABS(([.C58]-[.B58])*100/[.B58])" office:value-type="float" office:value="0.570409982174689">
            <text:p>0.57</text:p>
          </table:table-cell>
          <table:table-cell table:formula="of:=ABS(([.D58]-[.B58])*100/[.B58])" office:value-type="float" office:value="4.42067736185383">
            <text:p>4.42</text:p>
          </table:table-cell>
          <table:table-cell table:formula="of:=ABS(([.E58]-[.B58])*100/[.B58])" office:value-type="float" office:value="2.40641711229947">
            <text:p>2.41</text:p>
          </table:table-cell>
          <table:table-cell table:formula="of:=ABS(([.F58]-[.B58])*100/[.B58])" office:value-type="float" office:value="1.42602495543673">
            <text:p>1.43</text:p>
          </table:table-cell>
          <table:table-cell table:formula="of:=ABS(([.G58]-[.B58])*100/[.B58])" office:value-type="float" office:value="0.178253119429593">
            <text:p>0.18</text:p>
          </table:table-cell>
          <table:table-cell table:formula="of:=ABS(([.H58]-[.B58])*100/[.B58])" office:value-type="float" office:value="1.63992869875223">
            <text:p>1.64</text:p>
          </table:table-cell>
          <table:table-cell table:number-columns-repeated="2"/>
          <table:table-cell table:formula="of:=ABS(([.C58]-[.B58]))" office:value-type="float" office:value="0.32">
            <text:p>0.32</text:p>
          </table:table-cell>
          <table:table-cell table:formula="of:=ABS(([.D58]-[.B58]))" office:value-type="float" office:value="2.48">
            <text:p>2.48</text:p>
          </table:table-cell>
          <table:table-cell table:formula="of:=ABS(([.E58]-[.B58]))" office:value-type="float" office:value="1.35">
            <text:p>1.35</text:p>
          </table:table-cell>
          <table:table-cell table:formula="of:=ABS(([.F58]-[.B58]))" office:value-type="float" office:value="0.800000000000004">
            <text:p>0.8</text:p>
          </table:table-cell>
          <table:table-cell table:formula="of:=ABS(([.G58]-[.B58]))" office:value-type="float" office:value="0.100000000000001">
            <text:p>0.1</text:p>
          </table:table-cell>
          <table:table-cell table:formula="of:=ABS(([.H58]-[.B58]))" office:value-type="float" office:value="0.920000000000002">
            <text:p>0.92</text:p>
          </table:table-cell>
          <table:table-cell table:number-columns-repeated="2"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12.79">
            <text:p>12.79</text:p>
          </table:table-cell>
          <table:table-cell office:value-type="float" office:value="15.54">
            <text:p>15.54</text:p>
          </table:table-cell>
          <table:table-cell office:value-type="float" office:value="12.29">
            <text:p>12.29</text:p>
          </table:table-cell>
          <table:table-cell office:value-type="float" office:value="14.99">
            <text:p>14.99</text:p>
          </table:table-cell>
          <table:table-cell office:value-type="float" office:value="12.48">
            <text:p>12.48</text:p>
          </table:table-cell>
          <table:table-cell office:value-type="float" office:value="17.66">
            <text:p>17.66</text:p>
          </table:table-cell>
          <table:table-cell office:value-type="float" office:value="16.6">
            <text:p>16.6</text:p>
          </table:table-cell>
          <table:table-cell/>
          <table:table-cell table:formula="of:=ABS(([.C59]-[.B59])*100/[.B59])" office:value-type="float" office:value="22.9518072289157">
            <text:p>22.95</text:p>
          </table:table-cell>
          <table:table-cell table:formula="of:=ABS(([.D59]-[.B59])*100/[.B59])" office:value-type="float" office:value="6.38554216867471">
            <text:p>6.39</text:p>
          </table:table-cell>
          <table:table-cell table:formula="of:=ABS(([.E59]-[.B59])*100/[.B59])" office:value-type="float" office:value="25.9638554216868">
            <text:p>25.96</text:p>
          </table:table-cell>
          <table:table-cell table:formula="of:=ABS(([.F59]-[.B59])*100/[.B59])" office:value-type="float" office:value="9.6987951807229">
            <text:p>9.7</text:p>
          </table:table-cell>
          <table:table-cell table:formula="of:=ABS(([.G59]-[.B59])*100/[.B59])" office:value-type="float" office:value="24.8192771084337">
            <text:p>24.82</text:p>
          </table:table-cell>
          <table:table-cell table:formula="of:=ABS(([.H59]-[.B59])*100/[.B59])" office:value-type="float" office:value="6.38554216867469">
            <text:p>6.39</text:p>
          </table:table-cell>
          <table:table-cell table:number-columns-repeated="2"/>
          <table:table-cell table:formula="of:=ABS(([.C59]-[.B59]))" office:value-type="float" office:value="3.81">
            <text:p>3.81</text:p>
          </table:table-cell>
          <table:table-cell table:formula="of:=ABS(([.D59]-[.B59]))" office:value-type="float" office:value="1.06">
            <text:p>1.06</text:p>
          </table:table-cell>
          <table:table-cell table:formula="of:=ABS(([.E59]-[.B59]))" office:value-type="float" office:value="4.31">
            <text:p>4.31</text:p>
          </table:table-cell>
          <table:table-cell table:formula="of:=ABS(([.F59]-[.B59]))" office:value-type="float" office:value="1.61">
            <text:p>1.61</text:p>
          </table:table-cell>
          <table:table-cell table:formula="of:=ABS(([.G59]-[.B59]))" office:value-type="float" office:value="4.12">
            <text:p>4.12</text:p>
          </table:table-cell>
          <table:table-cell table:formula="of:=ABS(([.H59]-[.B59]))" office:value-type="float" office:value="1.06">
            <text:p>1.06</text:p>
          </table:table-cell>
          <table:table-cell table:number-columns-repeated="2"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44.66">
            <text:p>44.66</text:p>
          </table:table-cell>
          <table:table-cell office:value-type="float" office:value="41.72">
            <text:p>41.72</text:p>
          </table:table-cell>
          <table:table-cell office:value-type="float" office:value="44.25">
            <text:p>44.25</text:p>
          </table:table-cell>
          <table:table-cell office:value-type="float" office:value="45.26">
            <text:p>45.26</text:p>
          </table:table-cell>
          <table:table-cell office:value-type="float" office:value="44.49">
            <text:p>44.49</text:p>
          </table:table-cell>
          <table:table-cell office:value-type="float" office:value="44.31">
            <text:p>44.31</text:p>
          </table:table-cell>
          <table:table-cell office:value-type="float" office:value="47.4">
            <text:p>47.4</text:p>
          </table:table-cell>
          <table:table-cell/>
          <table:table-cell table:formula="of:=ABS(([.C60]-[.B60])*100/[.B60])" office:value-type="float" office:value="5.78059071729958">
            <text:p>5.78</text:p>
          </table:table-cell>
          <table:table-cell table:formula="of:=ABS(([.D60]-[.B60])*100/[.B60])" office:value-type="float" office:value="11.9831223628692">
            <text:p>11.98</text:p>
          </table:table-cell>
          <table:table-cell table:formula="of:=ABS(([.E60]-[.B60])*100/[.B60])" office:value-type="float" office:value="6.64556962025316">
            <text:p>6.65</text:p>
          </table:table-cell>
          <table:table-cell table:formula="of:=ABS(([.F60]-[.B60])*100/[.B60])" office:value-type="float" office:value="4.51476793248945">
            <text:p>4.51</text:p>
          </table:table-cell>
          <table:table-cell table:formula="of:=ABS(([.G60]-[.B60])*100/[.B60])" office:value-type="float" office:value="6.13924050632911">
            <text:p>6.14</text:p>
          </table:table-cell>
          <table:table-cell table:formula="of:=ABS(([.H60]-[.B60])*100/[.B60])" office:value-type="float" office:value="6.51898734177215">
            <text:p>6.52</text:p>
          </table:table-cell>
          <table:table-cell table:number-columns-repeated="2"/>
          <table:table-cell table:formula="of:=ABS(([.C60]-[.B60]))" office:value-type="float" office:value="2.74">
            <text:p>2.74</text:p>
          </table:table-cell>
          <table:table-cell table:formula="of:=ABS(([.D60]-[.B60]))" office:value-type="float" office:value="5.68">
            <text:p>5.68</text:p>
          </table:table-cell>
          <table:table-cell table:formula="of:=ABS(([.E60]-[.B60]))" office:value-type="float" office:value="3.15">
            <text:p>3.15</text:p>
          </table:table-cell>
          <table:table-cell table:formula="of:=ABS(([.F60]-[.B60]))" office:value-type="float" office:value="2.14">
            <text:p>2.14</text:p>
          </table:table-cell>
          <table:table-cell table:formula="of:=ABS(([.G60]-[.B60]))" office:value-type="float" office:value="2.91">
            <text:p>2.91</text:p>
          </table:table-cell>
          <table:table-cell table:formula="of:=ABS(([.H60]-[.B60]))" office:value-type="float" office:value="3.09">
            <text:p>3.09</text:p>
          </table:table-cell>
          <table:table-cell table:number-columns-repeated="2"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52.79">
            <text:p>52.79</text:p>
          </table:table-cell>
          <table:table-cell office:value-type="float" office:value="55.25">
            <text:p>55.25</text:p>
          </table:table-cell>
          <table:table-cell office:value-type="float" office:value="55.32">
            <text:p>55.32</text:p>
          </table:table-cell>
          <table:table-cell office:value-type="float" office:value="49.57">
            <text:p>49.57</text:p>
          </table:table-cell>
          <table:table-cell office:value-type="float" office:value="52.56">
            <text:p>52.56</text:p>
          </table:table-cell>
          <table:table-cell office:value-type="float" office:value="56.75">
            <text:p>56.75</text:p>
          </table:table-cell>
          <table:table-cell office:value-type="float" office:value="53.9">
            <text:p>53.9</text:p>
          </table:table-cell>
          <table:table-cell/>
          <table:table-cell table:formula="of:=ABS(([.C61]-[.B61])*100/[.B61])" office:value-type="float" office:value="2.05936920222634">
            <text:p>2.06</text:p>
          </table:table-cell>
          <table:table-cell table:formula="of:=ABS(([.D61]-[.B61])*100/[.B61])" office:value-type="float" office:value="2.50463821892394">
            <text:p>2.5</text:p>
          </table:table-cell>
          <table:table-cell table:formula="of:=ABS(([.E61]-[.B61])*100/[.B61])" office:value-type="float" office:value="2.63450834879407">
            <text:p>2.63</text:p>
          </table:table-cell>
          <table:table-cell table:formula="of:=ABS(([.F61]-[.B61])*100/[.B61])" office:value-type="float" office:value="8.03339517625232">
            <text:p>8.03</text:p>
          </table:table-cell>
          <table:table-cell table:formula="of:=ABS(([.G61]-[.B61])*100/[.B61])" office:value-type="float" office:value="2.48608534322819">
            <text:p>2.49</text:p>
          </table:table-cell>
          <table:table-cell table:formula="of:=ABS(([.H61]-[.B61])*100/[.B61])" office:value-type="float" office:value="5.28756957328386">
            <text:p>5.29</text:p>
          </table:table-cell>
          <table:table-cell table:number-columns-repeated="2"/>
          <table:table-cell table:formula="of:=ABS(([.C61]-[.B61]))" office:value-type="float" office:value="1.11">
            <text:p>1.11</text:p>
          </table:table-cell>
          <table:table-cell table:formula="of:=ABS(([.D61]-[.B61]))" office:value-type="float" office:value="1.35">
            <text:p>1.35</text:p>
          </table:table-cell>
          <table:table-cell table:formula="of:=ABS(([.E61]-[.B61]))" office:value-type="float" office:value="1.42">
            <text:p>1.42</text:p>
          </table:table-cell>
          <table:table-cell table:formula="of:=ABS(([.F61]-[.B61]))" office:value-type="float" office:value="4.33">
            <text:p>4.33</text:p>
          </table:table-cell>
          <table:table-cell table:formula="of:=ABS(([.G61]-[.B61]))" office:value-type="float" office:value="1.34">
            <text:p>1.34</text:p>
          </table:table-cell>
          <table:table-cell table:formula="of:=ABS(([.H61]-[.B61]))" office:value-type="float" office:value="2.85">
            <text:p>2.85</text:p>
          </table:table-cell>
          <table:table-cell table:number-columns-repeated="2"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52.01">
            <text:p>52.01</text:p>
          </table:table-cell>
          <table:table-cell office:value-type="float" office:value="57.8">
            <text:p>57.8</text:p>
          </table:table-cell>
          <table:table-cell office:value-type="float" office:value="54.97">
            <text:p>54.97</text:p>
          </table:table-cell>
          <table:table-cell office:value-type="float" office:value="52.28">
            <text:p>52.28</text:p>
          </table:table-cell>
          <table:table-cell office:value-type="float" office:value="51.79">
            <text:p>51.79</text:p>
          </table:table-cell>
          <table:table-cell office:value-type="float" office:value="55.92">
            <text:p>55.92</text:p>
          </table:table-cell>
          <table:table-cell office:value-type="float" office:value="59.6">
            <text:p>59.6</text:p>
          </table:table-cell>
          <table:table-cell/>
          <table:table-cell table:formula="of:=ABS(([.C62]-[.B62])*100/[.B62])" office:value-type="float" office:value="12.7348993288591">
            <text:p>12.73</text:p>
          </table:table-cell>
          <table:table-cell table:formula="of:=ABS(([.D62]-[.B62])*100/[.B62])" office:value-type="float" office:value="3.02013422818793">
            <text:p>3.02</text:p>
          </table:table-cell>
          <table:table-cell table:formula="of:=ABS(([.E62]-[.B62])*100/[.B62])" office:value-type="float" office:value="7.76845637583893">
            <text:p>7.77</text:p>
          </table:table-cell>
          <table:table-cell table:formula="of:=ABS(([.F62]-[.B62])*100/[.B62])" office:value-type="float" office:value="12.2818791946309">
            <text:p>12.28</text:p>
          </table:table-cell>
          <table:table-cell table:formula="of:=ABS(([.G62]-[.B62])*100/[.B62])" office:value-type="float" office:value="13.1040268456376">
            <text:p>13.1</text:p>
          </table:table-cell>
          <table:table-cell table:formula="of:=ABS(([.H62]-[.B62])*100/[.B62])" office:value-type="float" office:value="6.1744966442953">
            <text:p>6.17</text:p>
          </table:table-cell>
          <table:table-cell table:number-columns-repeated="2"/>
          <table:table-cell table:formula="of:=ABS(([.C62]-[.B62]))" office:value-type="float" office:value="7.59">
            <text:p>7.59</text:p>
          </table:table-cell>
          <table:table-cell table:formula="of:=ABS(([.D62]-[.B62]))" office:value-type="float" office:value="1.8">
            <text:p>1.8</text:p>
          </table:table-cell>
          <table:table-cell table:formula="of:=ABS(([.E62]-[.B62]))" office:value-type="float" office:value="4.63">
            <text:p>4.63</text:p>
          </table:table-cell>
          <table:table-cell table:formula="of:=ABS(([.F62]-[.B62]))" office:value-type="float" office:value="7.32">
            <text:p>7.32</text:p>
          </table:table-cell>
          <table:table-cell table:formula="of:=ABS(([.G62]-[.B62]))" office:value-type="float" office:value="7.81">
            <text:p>7.81</text:p>
          </table:table-cell>
          <table:table-cell table:formula="of:=ABS(([.H62]-[.B62]))" office:value-type="float" office:value="3.68">
            <text:p>3.68</text:p>
          </table:table-cell>
          <table:table-cell table:number-columns-repeated="2"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55.82">
            <text:p>55.82</text:p>
          </table:table-cell>
          <table:table-cell office:value-type="float" office:value="51.7">
            <text:p>51.7</text:p>
          </table:table-cell>
          <table:table-cell office:value-type="float" office:value="54.39">
            <text:p>54.39</text:p>
          </table:table-cell>
          <table:table-cell office:value-type="float" office:value="56.28">
            <text:p>56.28</text:p>
          </table:table-cell>
          <table:table-cell office:value-type="float" office:value="55.66">
            <text:p>55.66</text:p>
          </table:table-cell>
          <table:table-cell office:value-type="float" office:value="54.51">
            <text:p>54.51</text:p>
          </table:table-cell>
          <table:table-cell office:value-type="float" office:value="58.1">
            <text:p>58.1</text:p>
          </table:table-cell>
          <table:table-cell/>
          <table:table-cell table:formula="of:=ABS(([.C63]-[.B63])*100/[.B63])" office:value-type="float" office:value="3.92426850258176">
            <text:p>3.92</text:p>
          </table:table-cell>
          <table:table-cell table:formula="of:=ABS(([.D63]-[.B63])*100/[.B63])" office:value-type="float" office:value="11.0154905335628">
            <text:p>11.02</text:p>
          </table:table-cell>
          <table:table-cell table:formula="of:=ABS(([.E63]-[.B63])*100/[.B63])" office:value-type="float" office:value="6.3855421686747">
            <text:p>6.39</text:p>
          </table:table-cell>
          <table:table-cell table:formula="of:=ABS(([.F63]-[.B63])*100/[.B63])" office:value-type="float" office:value="3.13253012048193">
            <text:p>3.13</text:p>
          </table:table-cell>
          <table:table-cell table:formula="of:=ABS(([.G63]-[.B63])*100/[.B63])" office:value-type="float" office:value="4.19965576592083">
            <text:p>4.2</text:p>
          </table:table-cell>
          <table:table-cell table:formula="of:=ABS(([.H63]-[.B63])*100/[.B63])" office:value-type="float" office:value="6.1790017211704">
            <text:p>6.18</text:p>
          </table:table-cell>
          <table:table-cell table:number-columns-repeated="2"/>
          <table:table-cell table:formula="of:=ABS(([.C63]-[.B63]))" office:value-type="float" office:value="2.28">
            <text:p>2.28</text:p>
          </table:table-cell>
          <table:table-cell table:formula="of:=ABS(([.D63]-[.B63]))" office:value-type="float" office:value="6.4">
            <text:p>6.4</text:p>
          </table:table-cell>
          <table:table-cell table:formula="of:=ABS(([.E63]-[.B63]))" office:value-type="float" office:value="3.71">
            <text:p>3.71</text:p>
          </table:table-cell>
          <table:table-cell table:formula="of:=ABS(([.F63]-[.B63]))" office:value-type="float" office:value="1.82">
            <text:p>1.82</text:p>
          </table:table-cell>
          <table:table-cell table:formula="of:=ABS(([.G63]-[.B63]))" office:value-type="float" office:value="2.44">
            <text:p>2.44</text:p>
          </table:table-cell>
          <table:table-cell table:formula="of:=ABS(([.H63]-[.B63]))" office:value-type="float" office:value="3.59">
            <text:p>3.59</text:p>
          </table:table-cell>
          <table:table-cell table:number-columns-repeated="2"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34.48">
            <text:p>34.48</text:p>
          </table:table-cell>
          <table:table-cell office:value-type="float" office:value="13.75">
            <text:p>13.75</text:p>
          </table:table-cell>
          <table:table-cell office:value-type="float" office:value="36.88">
            <text:p>36.88</text:p>
          </table:table-cell>
          <table:table-cell office:value-type="float" office:value="32.51">
            <text:p>32.51</text:p>
          </table:table-cell>
          <table:table-cell office:value-type="float" office:value="34.26">
            <text:p>34.26</text:p>
          </table:table-cell>
          <table:table-cell office:value-type="float" office:value="35.55">
            <text:p>35.55</text:p>
          </table:table-cell>
          <table:table-cell office:value-type="float" office:value="36.1">
            <text:p>36.1</text:p>
          </table:table-cell>
          <table:table-cell/>
          <table:table-cell table:formula="of:=ABS(([.C64]-[.B64])*100/[.B64])" office:value-type="float" office:value="4.48753462603879">
            <text:p>4.49</text:p>
          </table:table-cell>
          <table:table-cell table:formula="of:=ABS(([.D64]-[.B64])*100/[.B64])" office:value-type="float" office:value="61.9113573407202">
            <text:p>61.91</text:p>
          </table:table-cell>
          <table:table-cell table:formula="of:=ABS(([.E64]-[.B64])*100/[.B64])" office:value-type="float" office:value="2.1606648199446">
            <text:p>2.16</text:p>
          </table:table-cell>
          <table:table-cell table:formula="of:=ABS(([.F64]-[.B64])*100/[.B64])" office:value-type="float" office:value="9.94459833795015">
            <text:p>9.94</text:p>
          </table:table-cell>
          <table:table-cell table:formula="of:=ABS(([.G64]-[.B64])*100/[.B64])" office:value-type="float" office:value="5.09695290858727">
            <text:p>5.1</text:p>
          </table:table-cell>
          <table:table-cell table:formula="of:=ABS(([.H64]-[.B64])*100/[.B64])" office:value-type="float" office:value="1.5235457063712">
            <text:p>1.52</text:p>
          </table:table-cell>
          <table:table-cell table:number-columns-repeated="2"/>
          <table:table-cell table:formula="of:=ABS(([.C64]-[.B64]))" office:value-type="float" office:value="1.62">
            <text:p>1.62</text:p>
          </table:table-cell>
          <table:table-cell table:formula="of:=ABS(([.D64]-[.B64]))" office:value-type="float" office:value="22.35">
            <text:p>22.35</text:p>
          </table:table-cell>
          <table:table-cell table:formula="of:=ABS(([.E64]-[.B64]))" office:value-type="float" office:value="0.780000000000001">
            <text:p>0.78</text:p>
          </table:table-cell>
          <table:table-cell table:formula="of:=ABS(([.F64]-[.B64]))" office:value-type="float" office:value="3.59">
            <text:p>3.59</text:p>
          </table:table-cell>
          <table:table-cell table:formula="of:=ABS(([.G64]-[.B64]))" office:value-type="float" office:value="1.84">
            <text:p>1.84</text:p>
          </table:table-cell>
          <table:table-cell table:formula="of:=ABS(([.H64]-[.B64]))" office:value-type="float" office:value="0.550000000000004">
            <text:p>0.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table:formula="of:=AVERAGE([.K29:.K64])" office:value-type="float" office:value="5.03829804877017">
            <text:p>5.04</text:p>
          </table:table-cell>
          <table:table-cell table:formula="of:=AVERAGE([.L29:.L64])" office:value-type="float" office:value="20.0054626495351">
            <text:p>20.01</text:p>
          </table:table-cell>
          <table:table-cell table:formula="of:=AVERAGE([.M29:.M64])" office:value-type="float" office:value="6.68915953378516">
            <text:p>6.69</text:p>
          </table:table-cell>
          <table:table-cell table:formula="of:=AVERAGE([.N29:.N64])" office:value-type="float" office:value="7.49149233377843">
            <text:p>7.49</text:p>
          </table:table-cell>
          <table:table-cell table:formula="of:=AVERAGE([.O29:.O64])" office:value-type="float" office:value="5.74716863629137">
            <text:p>5.75</text:p>
          </table:table-cell>
          <table:table-cell table:formula="of:=AVERAGE([.P29:.P64])" office:value-type="float" office:value="5.38212028245149">
            <text:p>5.38</text:p>
          </table:table-cell>
          <table:table-cell/>
          <table:table-cell table:style-name="ce1" office:value-type="string">
            <text:p>average</text:p>
          </table:table-cell>
          <table:table-cell table:formula="of:=AVERAGE([.S49:.S64])" office:value-type="float" office:value="2.30375">
            <text:p>2.3</text:p>
          </table:table-cell>
          <table:table-cell table:formula="of:=AVERAGE([.T49:.T64])" office:value-type="float" office:value="5.566875">
            <text:p>5.57</text:p>
          </table:table-cell>
          <table:table-cell table:formula="of:=AVERAGE([.U49:.U64])" office:value-type="float" office:value="2.513125">
            <text:p>2.51</text:p>
          </table:table-cell>
          <table:table-cell table:formula="of:=AVERAGE([.V49:.V64])" office:value-type="float" office:value="3.0425">
            <text:p>3.04</text:p>
          </table:table-cell>
          <table:table-cell table:formula="of:=AVERAGE([.W49:.W64])" office:value-type="float" office:value="2.44375">
            <text:p>2.44</text:p>
          </table:table-cell>
          <table:table-cell table:formula="of:=AVERAGE([.X49:.X64])" office:value-type="float" office:value="2.274375">
            <text:p>2.27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1"/>
          <table:table-cell table:number-columns-repeated="8"/>
        </table:table-row>
        <table:table-row table:style-name="ro1">
          <table:table-cell table:number-columns-repeated="9"/>
          <table:table-cell office:value-type="string">
            <text:p>RNA no self complementary sequences</text:p>
          </table:table-cell>
          <table:table-cell table:number-columns-repeated="7"/>
          <table:table-cell table:style-name="ce1"/>
          <table:table-cell table:number-columns-repeated="8"/>
        </table:table-row>
        <table:table-row table:style-name="ro1">
          <table:table-cell table:number-columns-repeated="17"/>
          <table:table-cell table:style-name="ce1"/>
          <table:table-cell table:number-columns-repeated="7"/>
          <table:table-cell>
            <draw:frame table:end-cell-address="'MELTING 5'.AI85" table:end-x="0.197cm" table:end-y="0.245cm" draw:z-index="0" draw:style-name="gr1" svg:width="20.41cm" svg:height="7.441cm" svg:x="0.116cm" svg:y="0.061cm">
              <draw:object draw:notify-on-update-of-ranges="'MELTING 5'.C69:'MELTING 5'.C69 'MELTING 5'.C70:'MELTING 5'.C86 'MELTING 5'.B70:'MELTING 5'.B86 'MELTING 5'.D69:'MELTING 5'.D69 'MELTING 5'.D70:'MELTING 5'.D86 'MELTING 5'.B70:'MELTING 5'.B86 'MELTING 5'.E69:'MELTING 5'.E69 'MELTING 5'.E70:'MELTING 5'.E86 'MELTING 5'.B70:'MELTING 5'.B8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office:value-type="string">
            <text:p><text:s/>TmExp 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>
            <text:p>error percentage (ABS(Texp - Tcomp)/Texp)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5"/>
          <table:table-cell office:value-type="string">
            <text:p>error degree difference (ABS(Texp – Tcomp))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6"/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40.97">
            <text:p>40.97</text:p>
          </table:table-cell>
          <table:table-cell office:value-type="float" office:value="40.57">
            <text:p>40.57</text:p>
          </table:table-cell>
          <table:table-cell office:value-type="float" office:value="40.6">
            <text:p>40.6</text:p>
          </table:table-cell>
          <table:table-cell table:number-columns-repeated="5"/>
          <table:table-cell table:formula="of:=ABS(([.C71]-[.B71])*100/[.B71])" office:value-type="float" office:value="0.911330049261077">
            <text:p>0.91</text:p>
          </table:table-cell>
          <table:table-cell table:formula="of:=ABS(([.D71]-[.B71])*100/[.B71])" office:value-type="float" office:value="0.0738916256157663">
            <text:p>0.07</text:p>
          </table:table-cell>
          <table:table-cell table:number-columns-repeated="6"/>
          <table:table-cell table:formula="of:=ABS(([.C71]-[.B71]))" office:value-type="float" office:value="0.369999999999997">
            <text:p>0.37</text:p>
          </table:table-cell>
          <table:table-cell table:formula="of:=ABS(([.D71]-[.B71]))" office:value-type="float" office:value="0.0300000000000011">
            <text:p>0.03</text:p>
          </table:table-cell>
          <table:table-cell table:number-columns-repeated="6"/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21.89">
            <text:p>21.89</text:p>
          </table:table-cell>
          <table:table-cell office:value-type="float" office:value="24.32">
            <text:p>24.32</text:p>
          </table:table-cell>
          <table:table-cell office:value-type="float" office:value="24.5">
            <text:p>24.5</text:p>
          </table:table-cell>
          <table:table-cell table:number-columns-repeated="5"/>
          <table:table-cell table:formula="of:=ABS(([.C72]-[.B72])*100/[.B72])" office:value-type="float" office:value="10.6530612244898">
            <text:p>10.65</text:p>
          </table:table-cell>
          <table:table-cell table:formula="of:=ABS(([.D72]-[.B72])*100/[.B72])" office:value-type="float" office:value="0.734693877551019">
            <text:p>0.73</text:p>
          </table:table-cell>
          <table:table-cell table:number-columns-repeated="6"/>
          <table:table-cell table:formula="of:=ABS(([.C72]-[.B72]))" office:value-type="float" office:value="2.61">
            <text:p>2.61</text:p>
          </table:table-cell>
          <table:table-cell table:formula="of:=ABS(([.D72]-[.B72]))"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35.91">
            <text:p>35.91</text:p>
          </table:table-cell>
          <table:table-cell office:value-type="float" office:value="36.68">
            <text:p>36.68</text:p>
          </table:table-cell>
          <table:table-cell office:value-type="float" office:value="37.5">
            <text:p>37.5</text:p>
          </table:table-cell>
          <table:table-cell table:number-columns-repeated="5"/>
          <table:table-cell table:formula="of:=ABS(([.C73]-[.B73])*100/[.B73])" office:value-type="float" office:value="4.24000000000001">
            <text:p>4.24</text:p>
          </table:table-cell>
          <table:table-cell table:formula="of:=ABS(([.D73]-[.B73])*100/[.B73])" office:value-type="float" office:value="2.18666666666667">
            <text:p>2.19</text:p>
          </table:table-cell>
          <table:table-cell table:number-columns-repeated="6"/>
          <table:table-cell table:formula="of:=ABS(([.C73]-[.B73]))" office:value-type="float" office:value="1.59">
            <text:p>1.59</text:p>
          </table:table-cell>
          <table:table-cell table:formula="of:=ABS(([.D73]-[.B73]))" office:value-type="float" office:value="0.82">
            <text:p>0.82</text:p>
          </table:table-cell>
          <table:table-cell table:number-columns-repeated="6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35.91">
            <text:p>35.91</text:p>
          </table:table-cell>
          <table:table-cell office:value-type="float" office:value="28.91">
            <text:p>28.91</text:p>
          </table:table-cell>
          <table:table-cell office:value-type="float" office:value="29.4">
            <text:p>29.4</text:p>
          </table:table-cell>
          <table:table-cell table:number-columns-repeated="5"/>
          <table:table-cell table:formula="of:=ABS(([.C74]-[.B74])*100/[.B74])" office:value-type="float" office:value="22.1428571428571">
            <text:p>22.14</text:p>
          </table:table-cell>
          <table:table-cell table:formula="of:=ABS(([.D74]-[.B74])*100/[.B74])" office:value-type="float" office:value="1.66666666666666">
            <text:p>1.67</text:p>
          </table:table-cell>
          <table:table-cell table:number-columns-repeated="6"/>
          <table:table-cell table:formula="of:=ABS(([.C74]-[.B74]))" office:value-type="float" office:value="6.51">
            <text:p>6.51</text:p>
          </table:table-cell>
          <table:table-cell table:formula="of:=ABS(([.D74]-[.B74]))" office:value-type="float" office:value="0.489999999999998">
            <text:p>0.49</text:p>
          </table:table-cell>
          <table:table-cell table:number-columns-repeated="6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45.23">
            <text:p>45.23</text:p>
          </table:table-cell>
          <table:table-cell office:value-type="float" office:value="48.15">
            <text:p>48.15</text:p>
          </table:table-cell>
          <table:table-cell office:value-type="float" office:value="50.9">
            <text:p>50.9</text:p>
          </table:table-cell>
          <table:table-cell table:number-columns-repeated="5"/>
          <table:table-cell table:formula="of:=ABS(([.C75]-[.B75])*100/[.B75])" office:value-type="float" office:value="11.139489194499">
            <text:p>11.14</text:p>
          </table:table-cell>
          <table:table-cell table:formula="of:=ABS(([.D75]-[.B75])*100/[.B75])" office:value-type="float" office:value="5.40275049115914">
            <text:p>5.4</text:p>
          </table:table-cell>
          <table:table-cell table:number-columns-repeated="6"/>
          <table:table-cell table:formula="of:=ABS(([.C75]-[.B75]))" office:value-type="float" office:value="5.67">
            <text:p>5.67</text:p>
          </table:table-cell>
          <table:table-cell table:formula="of:=ABS(([.D75]-[.B75]))" office:value-type="float" office:value="2.75">
            <text:p>2.75</text:p>
          </table:table-cell>
          <table:table-cell table:number-columns-repeated="6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55.65">
            <text:p>55.65</text:p>
          </table:table-cell>
          <table:table-cell office:value-type="float" office:value="58.83">
            <text:p>58.83</text:p>
          </table:table-cell>
          <table:table-cell office:value-type="float" office:value="59.6">
            <text:p>59.6</text:p>
          </table:table-cell>
          <table:table-cell table:number-columns-repeated="5"/>
          <table:table-cell table:formula="of:=ABS(([.C76]-[.B76])*100/[.B76])" office:value-type="float" office:value="6.62751677852349">
            <text:p>6.63</text:p>
          </table:table-cell>
          <table:table-cell table:formula="of:=ABS(([.D76]-[.B76])*100/[.B76])" office:value-type="float" office:value="1.29194630872484">
            <text:p>1.29</text:p>
          </table:table-cell>
          <table:table-cell table:number-columns-repeated="6"/>
          <table:table-cell table:formula="of:=ABS(([.C76]-[.B76]))" office:value-type="float" office:value="3.95">
            <text:p>3.95</text:p>
          </table:table-cell>
          <table:table-cell table:formula="of:=ABS(([.D76]-[.B76]))" office:value-type="float" office:value="0.770000000000003">
            <text:p>0.77</text:p>
          </table:table-cell>
          <table:table-cell table:number-columns-repeated="6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33.92">
            <text:p>33.92</text:p>
          </table:table-cell>
          <table:table-cell office:value-type="float" office:value="33.97">
            <text:p>33.97</text:p>
          </table:table-cell>
          <table:table-cell office:value-type="float" office:value="33.8">
            <text:p>33.8</text:p>
          </table:table-cell>
          <table:table-cell table:number-columns-repeated="5"/>
          <table:table-cell table:formula="of:=ABS(([.C77]-[.B77])*100/[.B77])" office:value-type="float" office:value="0.35502958579883">
            <text:p>0.36</text:p>
          </table:table-cell>
          <table:table-cell table:formula="of:=ABS(([.D77]-[.B77])*100/[.B77])" office:value-type="float" office:value="0.502958579881662">
            <text:p>0.5</text:p>
          </table:table-cell>
          <table:table-cell table:number-columns-repeated="6"/>
          <table:table-cell table:formula="of:=ABS(([.C77]-[.B77]))" office:value-type="float" office:value="0.120000000000005">
            <text:p>0.12</text:p>
          </table:table-cell>
          <table:table-cell table:formula="of:=ABS(([.D77]-[.B77]))" office:value-type="float" office:value="0.170000000000002">
            <text:p>0.17</text:p>
          </table:table-cell>
          <table:table-cell table:number-columns-repeated="6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35.79">
            <text:p>35.79</text:p>
          </table:table-cell>
          <table:table-cell office:value-type="float" office:value="37.29">
            <text:p>37.29</text:p>
          </table:table-cell>
          <table:table-cell office:value-type="float" office:value="37.2">
            <text:p>37.2</text:p>
          </table:table-cell>
          <table:table-cell table:number-columns-repeated="5"/>
          <table:table-cell table:formula="of:=ABS(([.C78]-[.B78])*100/[.B78])" office:value-type="float" office:value="3.79032258064517">
            <text:p>3.79</text:p>
          </table:table-cell>
          <table:table-cell table:formula="of:=ABS(([.D78]-[.B78])*100/[.B78])" office:value-type="float" office:value="0.241935483870958">
            <text:p>0.24</text:p>
          </table:table-cell>
          <table:table-cell table:number-columns-repeated="6"/>
          <table:table-cell table:formula="of:=ABS(([.C78]-[.B78]))" office:value-type="float" office:value="1.41">
            <text:p>1.41</text:p>
          </table:table-cell>
          <table:table-cell table:formula="of:=ABS(([.D78]-[.B78]))" office:value-type="float" office:value="0.0899999999999963">
            <text:p>0.09</text:p>
          </table:table-cell>
          <table:table-cell table:number-columns-repeated="6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57.9">
            <text:p>57.9</text:p>
          </table:table-cell>
          <table:table-cell office:value-type="float" office:value="58.16">
            <text:p>58.16</text:p>
          </table:table-cell>
          <table:table-cell office:value-type="float" office:value="56.3">
            <text:p>56.3</text:p>
          </table:table-cell>
          <table:table-cell table:number-columns-repeated="5"/>
          <table:table-cell table:formula="of:=ABS(([.C79]-[.B79])*100/[.B79])" office:value-type="float" office:value="2.84191829484903">
            <text:p>2.84</text:p>
          </table:table-cell>
          <table:table-cell table:formula="of:=ABS(([.D79]-[.B79])*100/[.B79])" office:value-type="float" office:value="3.30373001776199">
            <text:p>3.3</text:p>
          </table:table-cell>
          <table:table-cell table:number-columns-repeated="6"/>
          <table:table-cell table:formula="of:=ABS(([.C79]-[.B79]))" office:value-type="float" office:value="1.6">
            <text:p>1.6</text:p>
          </table:table-cell>
          <table:table-cell table:formula="of:=ABS(([.D79]-[.B79]))" office:value-type="float" office:value="1.86">
            <text:p>1.86</text:p>
          </table:table-cell>
          <table:table-cell table:number-columns-repeated="6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64.9">
            <text:p>64.9</text:p>
          </table:table-cell>
          <table:table-cell office:value-type="float" office:value="65.86">
            <text:p>65.86</text:p>
          </table:table-cell>
          <table:table-cell office:value-type="float" office:value="66.5">
            <text:p>66.5</text:p>
          </table:table-cell>
          <table:table-cell table:number-columns-repeated="5"/>
          <table:table-cell table:formula="of:=ABS(([.C80]-[.B80])*100/[.B80])" office:value-type="float" office:value="2.40601503759398">
            <text:p>2.41</text:p>
          </table:table-cell>
          <table:table-cell table:formula="of:=ABS(([.D80]-[.B80])*100/[.B80])" office:value-type="float" office:value="0.962406015037595">
            <text:p>0.96</text:p>
          </table:table-cell>
          <table:table-cell table:number-columns-repeated="6"/>
          <table:table-cell table:formula="of:=ABS(([.C80]-[.B80]))" office:value-type="float" office:value="1.59999999999999">
            <text:p>1.6</text:p>
          </table:table-cell>
          <table:table-cell table:formula="of:=ABS(([.D80]-[.B80]))" office:value-type="float" office:value="0.640000000000001">
            <text:p>0.64</text:p>
          </table:table-cell>
          <table:table-cell table:number-columns-repeated="6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57.99">
            <text:p>57.99</text:p>
          </table:table-cell>
          <table:table-cell office:value-type="float" office:value="58.38">
            <text:p>58.38</text:p>
          </table:table-cell>
          <table:table-cell office:value-type="float" office:value="59.1">
            <text:p>59.1</text:p>
          </table:table-cell>
          <table:table-cell table:number-columns-repeated="5"/>
          <table:table-cell table:formula="of:=ABS(([.C81]-[.B81])*100/[.B81])" office:value-type="float" office:value="1.87817258883249">
            <text:p>1.88</text:p>
          </table:table-cell>
          <table:table-cell table:formula="of:=ABS(([.D81]-[.B81])*100/[.B81])" office:value-type="float" office:value="1.21827411167513">
            <text:p>1.22</text:p>
          </table:table-cell>
          <table:table-cell table:number-columns-repeated="6"/>
          <table:table-cell table:formula="of:=ABS(([.C81]-[.B81]))" office:value-type="float" office:value="1.11">
            <text:p>1.11</text:p>
          </table:table-cell>
          <table:table-cell table:formula="of:=ABS(([.D81]-[.B81]))" office:value-type="float" office:value="0.719999999999999">
            <text:p>0.72</text:p>
          </table:table-cell>
          <table:table-cell table:number-columns-repeated="6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53.4">
            <text:p>53.4</text:p>
          </table:table-cell>
          <table:table-cell office:value-type="float" office:value="54.94">
            <text:p>54.94</text:p>
          </table:table-cell>
          <table:table-cell office:value-type="float" office:value="56.2">
            <text:p>56.2</text:p>
          </table:table-cell>
          <table:table-cell table:number-columns-repeated="5"/>
          <table:table-cell table:formula="of:=ABS(([.C82]-[.B82])*100/[.B82])" office:value-type="float" office:value="4.98220640569396">
            <text:p>4.98</text:p>
          </table:table-cell>
          <table:table-cell table:formula="of:=ABS(([.D82]-[.B82])*100/[.B82])" office:value-type="float" office:value="2.24199288256229">
            <text:p>2.24</text:p>
          </table:table-cell>
          <table:table-cell table:number-columns-repeated="6"/>
          <table:table-cell table:formula="of:=ABS(([.C82]-[.B82]))" office:value-type="float" office:value="2.8">
            <text:p>2.8</text:p>
          </table:table-cell>
          <table:table-cell table:formula="of:=ABS(([.D82]-[.B82]))" office:value-type="float" office:value="1.26000000000001">
            <text:p>1.26</text:p>
          </table:table-cell>
          <table:table-cell table:number-columns-repeated="6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64.08">
            <text:p>64.08</text:p>
          </table:table-cell>
          <table:table-cell office:value-type="float" office:value="66.66">
            <text:p>66.66</text:p>
          </table:table-cell>
          <table:table-cell office:value-type="float" office:value="67.1">
            <text:p>67.1</text:p>
          </table:table-cell>
          <table:table-cell table:number-columns-repeated="5"/>
          <table:table-cell table:formula="of:=ABS(([.C83]-[.B83])*100/[.B83])" office:value-type="float" office:value="4.50074515648286">
            <text:p>4.5</text:p>
          </table:table-cell>
          <table:table-cell table:formula="of:=ABS(([.D83]-[.B83])*100/[.B83])" office:value-type="float" office:value="0.655737704918029">
            <text:p>0.66</text:p>
          </table:table-cell>
          <table:table-cell table:number-columns-repeated="6"/>
          <table:table-cell table:formula="of:=ABS(([.C83]-[.B83]))" office:value-type="float" office:value="3.02">
            <text:p>3.02</text:p>
          </table:table-cell>
          <table:table-cell table:formula="of:=ABS(([.D83]-[.B83]))" office:value-type="float" office:value="0.439999999999998">
            <text:p>0.44</text:p>
          </table:table-cell>
          <table:table-cell table:number-columns-repeated="6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35.79">
            <text:p>35.79</text:p>
          </table:table-cell>
          <table:table-cell office:value-type="float" office:value="29.83">
            <text:p>29.83</text:p>
          </table:table-cell>
          <table:table-cell office:value-type="float" office:value="30.2">
            <text:p>30.2</text:p>
          </table:table-cell>
          <table:table-cell table:number-columns-repeated="5"/>
          <table:table-cell table:formula="of:=ABS(([.C84]-[.B84])*100/[.B84])" office:value-type="float" office:value="18.5099337748344">
            <text:p>18.51</text:p>
          </table:table-cell>
          <table:table-cell table:formula="of:=ABS(([.D84]-[.B84])*100/[.B84])" office:value-type="float" office:value="1.22516556291391">
            <text:p>1.23</text:p>
          </table:table-cell>
          <table:table-cell table:number-columns-repeated="6"/>
          <table:table-cell table:formula="of:=ABS(([.C84]-[.B84]))" office:value-type="float" office:value="5.59">
            <text:p>5.59</text:p>
          </table:table-cell>
          <table:table-cell table:formula="of:=ABS(([.D84]-[.B84]))" office:value-type="float" office:value="0.370000000000001">
            <text:p>0.37</text:p>
          </table:table-cell>
          <table:table-cell table:number-columns-repeated="6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62.58">
            <text:p>62.58</text:p>
          </table:table-cell>
          <table:table-cell office:value-type="float" office:value="64.73">
            <text:p>64.73</text:p>
          </table:table-cell>
          <table:table-cell office:value-type="float" office:value="64.9">
            <text:p>64.9</text:p>
          </table:table-cell>
          <table:table-cell table:number-columns-repeated="5"/>
          <table:table-cell table:formula="of:=ABS(([.C85]-[.B85])*100/[.B85])" office:value-type="float" office:value="3.57473035439138">
            <text:p>3.57</text:p>
          </table:table-cell>
          <table:table-cell table:formula="of:=ABS(([.D85]-[.B85])*100/[.B85])" office:value-type="float" office:value="0.261941448382129">
            <text:p>0.26</text:p>
          </table:table-cell>
          <table:table-cell table:number-columns-repeated="6"/>
          <table:table-cell table:formula="of:=ABS(([.C85]-[.B85]))" office:value-type="float" office:value="2.32000000000001">
            <text:p>2.32</text:p>
          </table:table-cell>
          <table:table-cell table:formula="of:=ABS(([.D85]-[.B85]))" office:value-type="float" office:value="0.170000000000002">
            <text:p>0.17</text:p>
          </table:table-cell>
          <table:table-cell table:number-columns-repeated="6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49.17">
            <text:p>49.17</text:p>
          </table:table-cell>
          <table:table-cell office:value-type="float" office:value="48.96">
            <text:p>48.96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f:=ABS(([.C86]-[.B86])*100/[.B86])" office:value-type="float" office:value="7.59299781181619">
            <text:p>7.59</text:p>
          </table:table-cell>
          <table:table-cell table:formula="of:=ABS(([.D86]-[.B86])*100/[.B86])" office:value-type="float" office:value="7.13347921225382">
            <text:p>7.13</text:p>
          </table:table-cell>
          <table:table-cell table:number-columns-repeated="6"/>
          <table:table-cell table:formula="of:=ABS(([.C86]-[.B86]))" office:value-type="float" office:value="3.47">
            <text:p>3.47</text:p>
          </table:table-cell>
          <table:table-cell table:formula="of:=ABS(([.D86]-[.B86]))" office:value-type="float" office:value="3.26">
            <text:p>3.2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table:formula="of:=AVERAGE([.K71:.K86])" office:value-type="float" office:value="6.63414537378555">
            <text:p>6.63</text:p>
          </table:table-cell>
          <table:table-cell table:formula="of:=AVERAGE([.L71:.L86])" office:value-type="float" office:value="1.8190147909776">
            <text:p>1.82</text:p>
          </table:table-cell>
          <table:table-cell table:number-columns-repeated="5"/>
          <table:table-cell office:value-type="string">
            <text:p>average</text:p>
          </table:table-cell>
          <table:table-cell table:formula="of:=AVERAGE([.S71:.S86])" office:value-type="float" office:value="2.73375">
            <text:p>2.73</text:p>
          </table:table-cell>
          <table:table-cell table:formula="of:=AVERAGE([.T71:.T86])" office:value-type="float" office:value="0.87625">
            <text:p>0.88</text:p>
          </table:table-cell>
          <table:table-cell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office:value-type="string">
            <text:p>RNA self complementary sequences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office:value-type="string">
            <text:p><text:s/>TmExp 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>
            <text:p>error percentage (ABS(Texp - Tcomp)/Texp)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5"/>
          <table:table-cell office:value-type="string">
            <text:p>error degree difference (ABS(Texp – Tcomp))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6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43.54">
            <text:p>43.54</text:p>
          </table:table-cell>
          <table:table-cell office:value-type="float" office:value="39.86">
            <text:p>39.86</text:p>
          </table:table-cell>
          <table:table-cell office:value-type="float" office:value="45">
            <text:p>45</text:p>
          </table:table-cell>
          <table:table-cell table:number-columns-repeated="5"/>
          <table:table-cell table:formula="of:=ABS(([.C93]-[.B93])*100/[.B93])" office:value-type="float" office:value="3.24444444444445">
            <text:p>3.24</text:p>
          </table:table-cell>
          <table:table-cell table:formula="of:=ABS(([.D93]-[.B93])*100/[.B93])" office:value-type="float" office:value="11.4222222222222">
            <text:p>11.42</text:p>
          </table:table-cell>
          <table:table-cell table:number-columns-repeated="6"/>
          <table:table-cell table:formula="of:=ABS(([.C93]-[.B93]))" office:value-type="float" office:value="1.46">
            <text:p>1.46</text:p>
          </table:table-cell>
          <table:table-cell table:formula="of:=ABS(([.D93]-[.B93]))" office:value-type="float" office:value="5.14">
            <text:p>5.14</text:p>
          </table:table-cell>
          <table:table-cell table:number-columns-repeated="5"/>
          <table:table-cell>
            <draw:frame table:end-cell-address="'MELTING 5'.AJ118" table:end-x="0.517cm" table:end-y="0.019cm" draw:z-index="1" draw:style-name="gr1" svg:width="23.081cm" svg:height="10.382cm" svg:x="0.023cm" svg:y="0.309cm">
              <draw:object draw:notify-on-update-of-ranges="'MELTING 5'.C91:'MELTING 5'.C91 'MELTING 5'.C92:'MELTING 5'.C128 'MELTING 5'.B92:'MELTING 5'.B128 'MELTING 5'.D91:'MELTING 5'.D91 'MELTING 5'.D92:'MELTING 5'.D128 'MELTING 5'.B92:'MELTING 5'.B128 'MELTING 5'.E91:'MELTING 5'.E91 'MELTING 5'.E92:'MELTING 5'.E128 'MELTING 5'.B92:'MELTING 5'.B1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44.18">
            <text:p>44.18</text:p>
          </table:table-cell>
          <table:table-cell office:value-type="float" office:value="46.54">
            <text:p>46.54</text:p>
          </table:table-cell>
          <table:table-cell office:value-type="float" office:value="46.4">
            <text:p>46.4</text:p>
          </table:table-cell>
          <table:table-cell table:number-columns-repeated="5"/>
          <table:table-cell table:formula="of:=ABS(([.C94]-[.B94])*100/[.B94])" office:value-type="float" office:value="4.78448275862069">
            <text:p>4.78</text:p>
          </table:table-cell>
          <table:table-cell table:formula="of:=ABS(([.D94]-[.B94])*100/[.B94])" office:value-type="float" office:value="0.301724137931036">
            <text:p>0.3</text:p>
          </table:table-cell>
          <table:table-cell table:number-columns-repeated="6"/>
          <table:table-cell table:formula="of:=ABS(([.C94]-[.B94]))" office:value-type="float" office:value="2.22">
            <text:p>2.22</text:p>
          </table:table-cell>
          <table:table-cell table:formula="of:=ABS(([.D94]-[.B94]))" office:value-type="float" office:value="0.140000000000001">
            <text:p>0.14</text:p>
          </table:table-cell>
          <table:table-cell table:number-columns-repeated="6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48.27">
            <text:p>48.27</text:p>
          </table:table-cell>
          <table:table-cell office:value-type="float" office:value="48.22">
            <text:p>48.22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f:=ABS(([.C95]-[.B95])*100/[.B95])" office:value-type="float" office:value="5.62363238512035">
            <text:p>5.62</text:p>
          </table:table-cell>
          <table:table-cell table:formula="of:=ABS(([.D95]-[.B95])*100/[.B95])" office:value-type="float" office:value="5.51422319474835">
            <text:p>5.51</text:p>
          </table:table-cell>
          <table:table-cell table:number-columns-repeated="6"/>
          <table:table-cell table:formula="of:=ABS(([.C95]-[.B95]))" office:value-type="float" office:value="2.57">
            <text:p>2.57</text:p>
          </table:table-cell>
          <table:table-cell table:formula="of:=ABS(([.D95]-[.B95]))" office:value-type="float" office:value="2.52">
            <text:p>2.52</text:p>
          </table:table-cell>
          <table:table-cell table:number-columns-repeated="6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1.1">
            <text:p>41.1</text:p>
          </table:table-cell>
          <table:table-cell table:number-columns-repeated="5"/>
          <table:table-cell table:formula="of:=ABS(([.C96]-[.B96])*100/[.B96])" office:value-type="float" office:value="1.43552311435522">
            <text:p>1.44</text:p>
          </table:table-cell>
          <table:table-cell table:formula="of:=ABS(([.D96]-[.B96])*100/[.B96])" office:value-type="float" office:value="0.413625304136257">
            <text:p>0.41</text:p>
          </table:table-cell>
          <table:table-cell table:number-columns-repeated="6"/>
          <table:table-cell table:formula="of:=ABS(([.C96]-[.B96]))" office:value-type="float" office:value="0.589999999999996">
            <text:p>0.59</text:p>
          </table:table-cell>
          <table:table-cell table:formula="of:=ABS(([.D96]-[.B96]))" office:value-type="float" office:value="0.170000000000002">
            <text:p>0.17</text:p>
          </table:table-cell>
          <table:table-cell table:number-columns-repeated="6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f:=ABS(([.C97]-[.B97])*100/[.B97])" office:value-type="float" office:value="8.77461706783371">
            <text:p>8.77</text:p>
          </table:table-cell>
          <table:table-cell table:formula="of:=ABS(([.D97]-[.B97])*100/[.B97])" office:value-type="float" office:value="10.437636761488">
            <text:p>10.44</text:p>
          </table:table-cell>
          <table:table-cell table:number-columns-repeated="6"/>
          <table:table-cell table:formula="of:=ABS(([.C97]-[.B97]))" office:value-type="float" office:value="4.01000000000001">
            <text:p>4.01</text:p>
          </table:table-cell>
          <table:table-cell table:formula="of:=ABS(([.D97]-[.B97]))" office:value-type="float" office:value="4.77">
            <text:p>4.77</text:p>
          </table:table-cell>
          <table:table-cell table:number-columns-repeated="6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53.32">
            <text:p>53.32</text:p>
          </table:table-cell>
          <table:table-cell office:value-type="float" office:value="51.77">
            <text:p>51.77</text:p>
          </table:table-cell>
          <table:table-cell office:value-type="float" office:value="53.9">
            <text:p>53.9</text:p>
          </table:table-cell>
          <table:table-cell table:number-columns-repeated="5"/>
          <table:table-cell table:formula="of:=ABS(([.C98]-[.B98])*100/[.B98])" office:value-type="float" office:value="1.0760667903525">
            <text:p>1.08</text:p>
          </table:table-cell>
          <table:table-cell table:formula="of:=ABS(([.D98]-[.B98])*100/[.B98])" office:value-type="float" office:value="3.95176252319109">
            <text:p>3.95</text:p>
          </table:table-cell>
          <table:table-cell table:number-columns-repeated="6"/>
          <table:table-cell table:formula="of:=ABS(([.C98]-[.B98]))" office:value-type="float" office:value="0.579999999999998">
            <text:p>0.58</text:p>
          </table:table-cell>
          <table:table-cell table:formula="of:=ABS(([.D98]-[.B98]))" office:value-type="float" office:value="2.13">
            <text:p>2.13</text:p>
          </table:table-cell>
          <table:table-cell table:number-columns-repeated="6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43.83">
            <text:p>43.83</text:p>
          </table:table-cell>
          <table:table-cell office:value-type="float" office:value="42.91">
            <text:p>42.91</text:p>
          </table:table-cell>
          <table:table-cell office:value-type="float" office:value="41.7">
            <text:p>41.7</text:p>
          </table:table-cell>
          <table:table-cell table:number-columns-repeated="5"/>
          <table:table-cell table:formula="of:=ABS(([.C99]-[.B99])*100/[.B99])" office:value-type="float" office:value="5.10791366906474">
            <text:p>5.11</text:p>
          </table:table-cell>
          <table:table-cell table:formula="of:=ABS(([.D99]-[.B99])*100/[.B99])" office:value-type="float" office:value="2.90167865707432">
            <text:p>2.9</text:p>
          </table:table-cell>
          <table:table-cell table:number-columns-repeated="6"/>
          <table:table-cell table:formula="of:=ABS(([.C99]-[.B99]))" office:value-type="float" office:value="2.13">
            <text:p>2.13</text:p>
          </table:table-cell>
          <table:table-cell table:formula="of:=ABS(([.D99]-[.B99]))" office:value-type="float" office:value="1.20999999999999">
            <text:p>1.21</text:p>
          </table:table-cell>
          <table:table-cell table:number-columns-repeated="5"/>
          <table:table-cell office:value-type="string">
            <text:p>n</text:p>
          </table:table-cell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30.87">
            <text:p>30.87</text:p>
          </table:table-cell>
          <table:table-cell office:value-type="float" office:value="29.08">
            <text:p>29.08</text:p>
          </table:table-cell>
          <table:table-cell office:value-type="float" office:value="26.6">
            <text:p>26.6</text:p>
          </table:table-cell>
          <table:table-cell table:number-columns-repeated="5"/>
          <table:table-cell table:formula="of:=ABS(([.C100]-[.B100])*100/[.B100])" office:value-type="float" office:value="16.0526315789474">
            <text:p>16.05</text:p>
          </table:table-cell>
          <table:table-cell table:formula="of:=ABS(([.D100]-[.B100])*100/[.B100])" office:value-type="float" office:value="9.32330827067668">
            <text:p>9.32</text:p>
          </table:table-cell>
          <table:table-cell table:number-columns-repeated="6"/>
          <table:table-cell table:formula="of:=ABS(([.C100]-[.B100]))" office:value-type="float" office:value="4.27">
            <text:p>4.27</text:p>
          </table:table-cell>
          <table:table-cell table:formula="of:=ABS(([.D100]-[.B100]))" office:value-type="float" office:value="2.48">
            <text:p>2.48</text:p>
          </table:table-cell>
          <table:table-cell table:number-columns-repeated="6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39.65">
            <text:p>39.65</text:p>
          </table:table-cell>
          <table:table-cell office:value-type="float" office:value="42.35">
            <text:p>42.35</text:p>
          </table:table-cell>
          <table:table-cell office:value-type="float" office:value="42.8">
            <text:p>42.8</text:p>
          </table:table-cell>
          <table:table-cell table:number-columns-repeated="5"/>
          <table:table-cell table:formula="of:=ABS(([.C101]-[.B101])*100/[.B101])" office:value-type="float" office:value="7.35981308411215">
            <text:p>7.36</text:p>
          </table:table-cell>
          <table:table-cell table:formula="of:=ABS(([.D101]-[.B101])*100/[.B101])" office:value-type="float" office:value="1.05140186915887">
            <text:p>1.05</text:p>
          </table:table-cell>
          <table:table-cell table:number-columns-repeated="6"/>
          <table:table-cell table:formula="of:=ABS(([.C101]-[.B101]))" office:value-type="float" office:value="3.15">
            <text:p>3.15</text:p>
          </table:table-cell>
          <table:table-cell table:formula="of:=ABS(([.D101]-[.B101]))" office:value-type="float" office:value="0.449999999999996">
            <text:p>0.45</text:p>
          </table:table-cell>
          <table:table-cell table:number-columns-repeated="6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43.6">
            <text:p>43.6</text:p>
          </table:table-cell>
          <table:table-cell office:value-type="float" office:value="43.62">
            <text:p>43.62</text:p>
          </table:table-cell>
          <table:table-cell office:value-type="float" office:value="41.4">
            <text:p>41.4</text:p>
          </table:table-cell>
          <table:table-cell table:number-columns-repeated="5"/>
          <table:table-cell table:formula="of:=ABS(([.C102]-[.B102])*100/[.B102])" office:value-type="float" office:value="5.31400966183576">
            <text:p>5.31</text:p>
          </table:table-cell>
          <table:table-cell table:formula="of:=ABS(([.D102]-[.B102])*100/[.B102])" office:value-type="float" office:value="5.36231884057971">
            <text:p>5.36</text:p>
          </table:table-cell>
          <table:table-cell table:number-columns-repeated="6"/>
          <table:table-cell table:formula="of:=ABS(([.C102]-[.B102]))" office:value-type="float" office:value="2.2">
            <text:p>2.2</text:p>
          </table:table-cell>
          <table:table-cell table:formula="of:=ABS(([.D102]-[.B102]))" office:value-type="float" office:value="2.22">
            <text:p>2.22</text:p>
          </table:table-cell>
          <table:table-cell table:number-columns-repeated="6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53.94">
            <text:p>53.94</text:p>
          </table:table-cell>
          <table:table-cell office:value-type="float" office:value="57.5">
            <text:p>57.5</text:p>
          </table:table-cell>
          <table:table-cell office:value-type="float" office:value="56.2">
            <text:p>56.2</text:p>
          </table:table-cell>
          <table:table-cell table:number-columns-repeated="5"/>
          <table:table-cell table:formula="of:=ABS(([.C103]-[.B103])*100/[.B103])" office:value-type="float" office:value="4.02135231316727">
            <text:p>4.02</text:p>
          </table:table-cell>
          <table:table-cell table:formula="of:=ABS(([.D103]-[.B103])*100/[.B103])" office:value-type="float" office:value="2.31316725978647">
            <text:p>2.31</text:p>
          </table:table-cell>
          <table:table-cell table:number-columns-repeated="6"/>
          <table:table-cell table:formula="of:=ABS(([.C103]-[.B103]))" office:value-type="float" office:value="2.26000000000001">
            <text:p>2.26</text:p>
          </table:table-cell>
          <table:table-cell table:formula="of:=ABS(([.D103]-[.B103]))" office:value-type="float" office:value="1.3">
            <text:p>1.3</text:p>
          </table:table-cell>
          <table:table-cell table:number-columns-repeated="6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53.17">
            <text:p>53.17</text:p>
          </table:table-cell>
          <table:table-cell office:value-type="float" office:value="51.58">
            <text:p>51.58</text:p>
          </table:table-cell>
          <table:table-cell office:value-type="float" office:value="52">
            <text:p>52</text:p>
          </table:table-cell>
          <table:table-cell table:number-columns-repeated="5"/>
          <table:table-cell table:formula="of:=ABS(([.C104]-[.B104])*100/[.B104])" office:value-type="float" office:value="2.25">
            <text:p>2.25</text:p>
          </table:table-cell>
          <table:table-cell table:formula="of:=ABS(([.D104]-[.B104])*100/[.B104])" office:value-type="float" office:value="0.807692307692311">
            <text:p>0.81</text:p>
          </table:table-cell>
          <table:table-cell table:number-columns-repeated="6"/>
          <table:table-cell table:formula="of:=ABS(([.C104]-[.B104]))" office:value-type="float" office:value="1.17">
            <text:p>1.17</text:p>
          </table:table-cell>
          <table:table-cell table:formula="of:=ABS(([.D104]-[.B104]))" office:value-type="float" office:value="0.420000000000002">
            <text:p>0.42</text:p>
          </table:table-cell>
          <table:table-cell table:number-columns-repeated="6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42.73">
            <text:p>42.73</text:p>
          </table:table-cell>
          <table:table-cell office:value-type="float" office:value="44.14">
            <text:p>44.14</text:p>
          </table:table-cell>
          <table:table-cell office:value-type="float" office:value="44">
            <text:p>44</text:p>
          </table:table-cell>
          <table:table-cell table:number-columns-repeated="5"/>
          <table:table-cell table:formula="of:=ABS(([.C105]-[.B105])*100/[.B105])" office:value-type="float" office:value="2.88636363636364">
            <text:p>2.89</text:p>
          </table:table-cell>
          <table:table-cell table:formula="of:=ABS(([.D105]-[.B105])*100/[.B105])" office:value-type="float" office:value="0.318181818181819">
            <text:p>0.32</text:p>
          </table:table-cell>
          <table:table-cell table:number-columns-repeated="6"/>
          <table:table-cell table:formula="of:=ABS(([.C105]-[.B105]))" office:value-type="float" office:value="1.27">
            <text:p>1.27</text:p>
          </table:table-cell>
          <table:table-cell table:formula="of:=ABS(([.D105]-[.B105]))" office:value-type="float" office:value="0.140000000000001">
            <text:p>0.14</text:p>
          </table:table-cell>
          <table:table-cell table:number-columns-repeated="6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44.17">
            <text:p>44.17</text:p>
          </table:table-cell>
          <table:table-cell office:value-type="float" office:value="45.06">
            <text:p>45.06</text:p>
          </table:table-cell>
          <table:table-cell office:value-type="float" office:value="46.2">
            <text:p>46.2</text:p>
          </table:table-cell>
          <table:table-cell table:number-columns-repeated="5"/>
          <table:table-cell table:formula="of:=ABS(([.C106]-[.B106])*100/[.B106])" office:value-type="float" office:value="4.3939393939394">
            <text:p>4.39</text:p>
          </table:table-cell>
          <table:table-cell table:formula="of:=ABS(([.D106]-[.B106])*100/[.B106])" office:value-type="float" office:value="2.46753246753247">
            <text:p>2.47</text:p>
          </table:table-cell>
          <table:table-cell table:number-columns-repeated="6"/>
          <table:table-cell table:formula="of:=ABS(([.C106]-[.B106]))" office:value-type="float" office:value="2.03">
            <text:p>2.03</text:p>
          </table:table-cell>
          <table:table-cell table:formula="of:=ABS(([.D106]-[.B106]))" office:value-type="float" office:value="1.14">
            <text:p>1.14</text:p>
          </table:table-cell>
          <table:table-cell table:number-columns-repeated="6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42.98">
            <text:p>42.98</text:p>
          </table:table-cell>
          <table:table-cell office:value-type="float" office:value="46.54">
            <text:p>46.54</text:p>
          </table:table-cell>
          <table:table-cell office:value-type="float" office:value="43.1">
            <text:p>43.1</text:p>
          </table:table-cell>
          <table:table-cell table:number-columns-repeated="5"/>
          <table:table-cell table:formula="of:=ABS(([.C107]-[.B107])*100/[.B107])" office:value-type="float" office:value="0.278422273781913">
            <text:p>0.28</text:p>
          </table:table-cell>
          <table:table-cell table:formula="of:=ABS(([.D107]-[.B107])*100/[.B107])" office:value-type="float" office:value="7.9814385150812">
            <text:p>7.98</text:p>
          </table:table-cell>
          <table:table-cell table:number-columns-repeated="6"/>
          <table:table-cell table:formula="of:=ABS(([.C107]-[.B107]))" office:value-type="float" office:value="0.120000000000005">
            <text:p>0.12</text:p>
          </table:table-cell>
          <table:table-cell table:formula="of:=ABS(([.D107]-[.B107]))" office:value-type="float" office:value="3.44">
            <text:p>3.44</text:p>
          </table:table-cell>
          <table:table-cell table:number-columns-repeated="6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16.6">
            <text:p>16.6</text:p>
          </table:table-cell>
          <table:table-cell office:value-type="float" office:value="18.7">
            <text:p>18.7</text:p>
          </table:table-cell>
          <table:table-cell office:value-type="float" office:value="19.3">
            <text:p>19.3</text:p>
          </table:table-cell>
          <table:table-cell table:number-columns-repeated="5"/>
          <table:table-cell table:formula="of:=ABS(([.C108]-[.B108])*100/[.B108])" office:value-type="float" office:value="13.9896373056995">
            <text:p>13.99</text:p>
          </table:table-cell>
          <table:table-cell table:formula="of:=ABS(([.D108]-[.B108])*100/[.B108])" office:value-type="float" office:value="3.10880829015545">
            <text:p>3.11</text:p>
          </table:table-cell>
          <table:table-cell table:number-columns-repeated="6"/>
          <table:table-cell table:formula="of:=ABS(([.C108]-[.B108]))" office:value-type="float" office:value="2.7">
            <text:p>2.7</text:p>
          </table:table-cell>
          <table:table-cell table:formula="of:=ABS(([.D108]-[.B108]))" office:value-type="float" office:value="0.600000000000001">
            <text:p>0.6</text:p>
          </table:table-cell>
          <table:table-cell table:number-columns-repeated="6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42.89">
            <text:p>42.89</text:p>
          </table:table-cell>
          <table:table-cell office:value-type="float" office:value="48.06">
            <text:p>48.06</text:p>
          </table:table-cell>
          <table:table-cell office:value-type="float" office:value="50">
            <text:p>50</text:p>
          </table:table-cell>
          <table:table-cell table:number-columns-repeated="5"/>
          <table:table-cell table:formula="of:=ABS(([.C109]-[.B109])*100/[.B109])" office:value-type="float" office:value="14.22">
            <text:p>14.22</text:p>
          </table:table-cell>
          <table:table-cell table:formula="of:=ABS(([.D109]-[.B109])*100/[.B109])" office:value-type="float" office:value="3.88">
            <text:p>3.88</text:p>
          </table:table-cell>
          <table:table-cell table:number-columns-repeated="6"/>
          <table:table-cell table:formula="of:=ABS(([.C109]-[.B109]))" office:value-type="float" office:value="7.11">
            <text:p>7.11</text:p>
          </table:table-cell>
          <table:table-cell table:formula="of:=ABS(([.D109]-[.B109]))" office:value-type="float" office:value="1.94">
            <text:p>1.94</text:p>
          </table:table-cell>
          <table:table-cell table:number-columns-repeated="6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55.06">
            <text:p>55.06</text:p>
          </table:table-cell>
          <table:table-cell office:value-type="float" office:value="55.9">
            <text:p>55.9</text:p>
          </table:table-cell>
          <table:table-cell office:value-type="float" office:value="57.2">
            <text:p>57.2</text:p>
          </table:table-cell>
          <table:table-cell table:number-columns-repeated="5"/>
          <table:table-cell table:formula="of:=ABS(([.C110]-[.B110])*100/[.B110])" office:value-type="float" office:value="3.74125874125874">
            <text:p>3.74</text:p>
          </table:table-cell>
          <table:table-cell table:formula="of:=ABS(([.D110]-[.B110])*100/[.B110])" office:value-type="float" office:value="2.27272727272728">
            <text:p>2.27</text:p>
          </table:table-cell>
          <table:table-cell table:number-columns-repeated="6"/>
          <table:table-cell table:formula="of:=ABS(([.C110]-[.B110]))" office:value-type="float" office:value="2.14">
            <text:p>2.14</text:p>
          </table:table-cell>
          <table:table-cell table:formula="of:=ABS(([.D110]-[.B110]))" office:value-type="float" office:value="1.3">
            <text:p>1.3</text:p>
          </table:table-cell>
          <table:table-cell table:number-columns-repeated="6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66.27">
            <text:p>66.27</text:p>
          </table:table-cell>
          <table:table-cell office:value-type="float" office:value="66.56">
            <text:p>66.56</text:p>
          </table:table-cell>
          <table:table-cell office:value-type="float" office:value="67.2">
            <text:p>67.2</text:p>
          </table:table-cell>
          <table:table-cell table:number-columns-repeated="5"/>
          <table:table-cell table:formula="of:=ABS(([.C111]-[.B111])*100/[.B111])" office:value-type="float" office:value="1.38392857142858">
            <text:p>1.38</text:p>
          </table:table-cell>
          <table:table-cell table:formula="of:=ABS(([.D111]-[.B111])*100/[.B111])" office:value-type="float" office:value="0.952380952380953">
            <text:p>0.95</text:p>
          </table:table-cell>
          <table:table-cell table:number-columns-repeated="6"/>
          <table:table-cell table:formula="of:=ABS(([.C111]-[.B111]))" office:value-type="float" office:value="0.930000000000007">
            <text:p>0.93</text:p>
          </table:table-cell>
          <table:table-cell table:formula="of:=ABS(([.D111]-[.B111]))" office:value-type="float" office:value="0.640000000000001">
            <text:p>0.64</text:p>
          </table:table-cell>
          <table:table-cell table:number-columns-repeated="6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60.53">
            <text:p>60.53</text:p>
          </table:table-cell>
          <table:table-cell office:value-type="float" office:value="62.18">
            <text:p>62.18</text:p>
          </table:table-cell>
          <table:table-cell office:value-type="float" office:value="59.8">
            <text:p>59.8</text:p>
          </table:table-cell>
          <table:table-cell table:number-columns-repeated="5"/>
          <table:table-cell table:formula="of:=ABS(([.C112]-[.B112])*100/[.B112])" office:value-type="float" office:value="1.22073578595318">
            <text:p>1.22</text:p>
          </table:table-cell>
          <table:table-cell table:formula="of:=ABS(([.D112]-[.B112])*100/[.B112])" office:value-type="float" office:value="3.9799331103679">
            <text:p>3.98</text:p>
          </table:table-cell>
          <table:table-cell table:number-columns-repeated="6"/>
          <table:table-cell table:formula="of:=ABS(([.C112]-[.B112]))" office:value-type="float" office:value="0.730000000000004">
            <text:p>0.73</text:p>
          </table:table-cell>
          <table:table-cell table:formula="of:=ABS(([.D112]-[.B112]))" office:value-type="float" office:value="2.38">
            <text:p>2.38</text:p>
          </table:table-cell>
          <table:table-cell table:number-columns-repeated="6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40.53">
            <text:p>40.53</text:p>
          </table:table-cell>
          <table:table-cell office:value-type="float" office:value="40.33">
            <text:p>40.33</text:p>
          </table:table-cell>
          <table:table-cell office:value-type="float" office:value="42">
            <text:p>42</text:p>
          </table:table-cell>
          <table:table-cell table:number-columns-repeated="5"/>
          <table:table-cell table:formula="of:=ABS(([.C113]-[.B113])*100/[.B113])" office:value-type="float" office:value="3.5">
            <text:p>3.5</text:p>
          </table:table-cell>
          <table:table-cell table:formula="of:=ABS(([.D113]-[.B113])*100/[.B113])" office:value-type="float" office:value="3.97619047619048">
            <text:p>3.98</text:p>
          </table:table-cell>
          <table:table-cell table:number-columns-repeated="6"/>
          <table:table-cell table:formula="of:=ABS(([.C113]-[.B113]))" office:value-type="float" office:value="1.47">
            <text:p>1.47</text:p>
          </table:table-cell>
          <table:table-cell table:formula="of:=ABS(([.D113]-[.B113]))" office:value-type="float" office:value="1.67">
            <text:p>1.67</text:p>
          </table:table-cell>
          <table:table-cell table:number-columns-repeated="6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36.85">
            <text:p>36.85</text:p>
          </table:table-cell>
          <table:table-cell office:value-type="float" office:value="39.35">
            <text:p>39.35</text:p>
          </table:table-cell>
          <table:table-cell office:value-type="float" office:value="39.1">
            <text:p>39.1</text:p>
          </table:table-cell>
          <table:table-cell table:number-columns-repeated="5"/>
          <table:table-cell table:formula="of:=ABS(([.C114]-[.B114])*100/[.B114])" office:value-type="float" office:value="5.75447570332481">
            <text:p>5.75</text:p>
          </table:table-cell>
          <table:table-cell table:formula="of:=ABS(([.D114]-[.B114])*100/[.B114])" office:value-type="float" office:value="0.639386189258312">
            <text:p>0.64</text:p>
          </table:table-cell>
          <table:table-cell table:number-columns-repeated="6"/>
          <table:table-cell table:formula="of:=ABS(([.C114]-[.B114]))" office:value-type="float" office:value="2.25">
            <text:p>2.25</text:p>
          </table:table-cell>
          <table:table-cell table:formula="of:=ABS(([.D114]-[.B114]))"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56.45">
            <text:p>56.45</text:p>
          </table:table-cell>
          <table:table-cell office:value-type="float" office:value="55.89">
            <text:p>55.89</text:p>
          </table:table-cell>
          <table:table-cell office:value-type="float" office:value="55.3">
            <text:p>55.3</text:p>
          </table:table-cell>
          <table:table-cell table:number-columns-repeated="5"/>
          <table:table-cell table:formula="of:=ABS(([.C115]-[.B115])*100/[.B115])" office:value-type="float" office:value="2.07956600361665">
            <text:p>2.08</text:p>
          </table:table-cell>
          <table:table-cell table:formula="of:=ABS(([.D115]-[.B115])*100/[.B115])" office:value-type="float" office:value="1.06690777576854">
            <text:p>1.07</text:p>
          </table:table-cell>
          <table:table-cell table:number-columns-repeated="6"/>
          <table:table-cell table:formula="of:=ABS(([.C115]-[.B115]))" office:value-type="float" office:value="1.15000000000001">
            <text:p>1.15</text:p>
          </table:table-cell>
          <table:table-cell table:formula="of:=ABS(([.D115]-[.B115]))" office:value-type="float" office:value="0.590000000000003">
            <text:p>0.59</text:p>
          </table:table-cell>
          <table:table-cell table:number-columns-repeated="6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41.99">
            <text:p>41.99</text:p>
          </table:table-cell>
          <table:table-cell office:value-type="float" office:value="41.62">
            <text:p>41.62</text:p>
          </table:table-cell>
          <table:table-cell office:value-type="float" office:value="54.9">
            <text:p>54.9</text:p>
          </table:table-cell>
          <table:table-cell table:number-columns-repeated="5"/>
          <table:table-cell table:formula="of:=ABS(([.C116]-[.B116])*100/[.B116])" office:value-type="float" office:value="23.5154826958106">
            <text:p>23.52</text:p>
          </table:table-cell>
          <table:table-cell table:formula="of:=ABS(([.D116]-[.B116])*100/[.B116])" office:value-type="float" office:value="24.1894353369763">
            <text:p>24.19</text:p>
          </table:table-cell>
          <table:table-cell table:number-columns-repeated="6"/>
          <table:table-cell table:formula="of:=ABS(([.C116]-[.B116]))" office:value-type="float" office:value="12.91">
            <text:p>12.91</text:p>
          </table:table-cell>
          <table:table-cell table:formula="of:=ABS(([.D116]-[.B116]))" office:value-type="float" office:value="13.28">
            <text:p>13.28</text:p>
          </table:table-cell>
          <table:table-cell table:number-columns-repeated="6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42.98">
            <text:p>42.98</text:p>
          </table:table-cell>
          <table:table-cell office:value-type="float" office:value="46.54">
            <text:p>46.54</text:p>
          </table:table-cell>
          <table:table-cell office:value-type="float" office:value="45.3">
            <text:p>45.3</text:p>
          </table:table-cell>
          <table:table-cell table:number-columns-repeated="5"/>
          <table:table-cell table:formula="of:=ABS(([.C117]-[.B117])*100/[.B117])" office:value-type="float" office:value="5.12141280353201">
            <text:p>5.12</text:p>
          </table:table-cell>
          <table:table-cell table:formula="of:=ABS(([.D117]-[.B117])*100/[.B117])" office:value-type="float" office:value="2.73730684326711">
            <text:p>2.74</text:p>
          </table:table-cell>
          <table:table-cell table:number-columns-repeated="6"/>
          <table:table-cell table:formula="of:=ABS(([.C117]-[.B117]))" office:value-type="float" office:value="2.32">
            <text:p>2.32</text:p>
          </table:table-cell>
          <table:table-cell table:formula="of:=ABS(([.D117]-[.B117]))" office:value-type="float" office:value="1.24">
            <text:p>1.24</text:p>
          </table:table-cell>
          <table:table-cell table:number-columns-repeated="6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47.31">
            <text:p>47.31</text:p>
          </table:table-cell>
          <table:table-cell office:value-type="float" office:value="49.72">
            <text:p>49.72</text:p>
          </table:table-cell>
          <table:table-cell office:value-type="float" office:value="49.3">
            <text:p>49.3</text:p>
          </table:table-cell>
          <table:table-cell table:number-columns-repeated="5"/>
          <table:table-cell table:formula="of:=ABS(([.C118]-[.B118])*100/[.B118])" office:value-type="float" office:value="4.0365111561866">
            <text:p>4.04</text:p>
          </table:table-cell>
          <table:table-cell table:formula="of:=ABS(([.D118]-[.B118])*100/[.B118])" office:value-type="float" office:value="0.85192697768763">
            <text:p>0.85</text:p>
          </table:table-cell>
          <table:table-cell table:number-columns-repeated="6"/>
          <table:table-cell table:formula="of:=ABS(([.C118]-[.B118]))" office:value-type="float" office:value="1.99">
            <text:p>1.99</text:p>
          </table:table-cell>
          <table:table-cell table:formula="of:=ABS(([.D118]-[.B118]))" office:value-type="float" office:value="0.420000000000002">
            <text:p>0.42</text:p>
          </table:table-cell>
          <table:table-cell table:number-columns-repeated="6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47.16">
            <text:p>47.16</text:p>
          </table:table-cell>
          <table:table-cell office:value-type="float" office:value="48.91">
            <text:p>48.91</text:p>
          </table:table-cell>
          <table:table-cell office:value-type="float" office:value="48.7">
            <text:p>48.7</text:p>
          </table:table-cell>
          <table:table-cell table:number-columns-repeated="5"/>
          <table:table-cell table:formula="of:=ABS(([.C119]-[.B119])*100/[.B119])" office:value-type="float" office:value="3.16221765913759">
            <text:p>3.16</text:p>
          </table:table-cell>
          <table:table-cell table:formula="of:=ABS(([.D119]-[.B119])*100/[.B119])" office:value-type="float" office:value="0.431211498973293">
            <text:p>0.43</text:p>
          </table:table-cell>
          <table:table-cell table:number-columns-repeated="6"/>
          <table:table-cell table:formula="of:=ABS(([.C119]-[.B119]))" office:value-type="float" office:value="1.54000000000001">
            <text:p>1.54</text:p>
          </table:table-cell>
          <table:table-cell table:formula="of:=ABS(([.D119]-[.B119]))" office:value-type="float" office:value="0.209999999999994">
            <text:p>0.21</text:p>
          </table:table-cell>
          <table:table-cell table:number-columns-repeated="6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51.41">
            <text:p>51.41</text:p>
          </table:table-cell>
          <table:table-cell office:value-type="float" office:value="52.25">
            <text:p>52.25</text:p>
          </table:table-cell>
          <table:table-cell office:value-type="float" office:value="52.3">
            <text:p>52.3</text:p>
          </table:table-cell>
          <table:table-cell table:number-columns-repeated="5"/>
          <table:table-cell table:formula="of:=ABS(([.C120]-[.B120])*100/[.B120])" office:value-type="float" office:value="1.70172084130019">
            <text:p>1.7</text:p>
          </table:table-cell>
          <table:table-cell table:formula="of:=ABS(([.D120]-[.B120])*100/[.B120])" office:value-type="float" office:value="0.0956022944550615">
            <text:p>0.1</text:p>
          </table:table-cell>
          <table:table-cell table:number-columns-repeated="6"/>
          <table:table-cell table:formula="of:=ABS(([.C120]-[.B120]))" office:value-type="float" office:value="0.890000000000001">
            <text:p>0.89</text:p>
          </table:table-cell>
          <table:table-cell table:formula="of:=ABS(([.D120]-[.B120]))" office:value-type="float" office:value="0.0499999999999972">
            <text:p>0.05</text:p>
          </table:table-cell>
          <table:table-cell table:number-columns-repeated="6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57.39">
            <text:p>57.39</text:p>
          </table:table-cell>
          <table:table-cell office:value-type="float" office:value="58.43">
            <text:p>58.43</text:p>
          </table:table-cell>
          <table:table-cell office:value-type="float" office:value="57.8">
            <text:p>57.8</text:p>
          </table:table-cell>
          <table:table-cell table:number-columns-repeated="5"/>
          <table:table-cell table:formula="of:=ABS(([.C121]-[.B121])*100/[.B121])" office:value-type="float" office:value="0.709342560553627">
            <text:p>0.71</text:p>
          </table:table-cell>
          <table:table-cell table:formula="of:=ABS(([.D121]-[.B121])*100/[.B121])" office:value-type="float" office:value="1.08996539792388">
            <text:p>1.09</text:p>
          </table:table-cell>
          <table:table-cell table:number-columns-repeated="6"/>
          <table:table-cell table:formula="of:=ABS(([.C121]-[.B121]))" office:value-type="float" office:value="0.409999999999997">
            <text:p>0.41</text:p>
          </table:table-cell>
          <table:table-cell table:formula="of:=ABS(([.D121]-[.B121]))" office:value-type="float" office:value="0.630000000000003">
            <text:p>0.63</text:p>
          </table:table-cell>
          <table:table-cell table:number-columns-repeated="6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63.58">
            <text:p>63.58</text:p>
          </table:table-cell>
          <table:table-cell office:value-type="float" office:value="63.06">
            <text:p>63.06</text:p>
          </table:table-cell>
          <table:table-cell office:value-type="float" office:value="62.1">
            <text:p>62.1</text:p>
          </table:table-cell>
          <table:table-cell table:number-columns-repeated="5"/>
          <table:table-cell table:formula="of:=ABS(([.C122]-[.B122])*100/[.B122])" office:value-type="float" office:value="2.38325281803542">
            <text:p>2.38</text:p>
          </table:table-cell>
          <table:table-cell table:formula="of:=ABS(([.D122]-[.B122])*100/[.B122])" office:value-type="float" office:value="1.54589371980676">
            <text:p>1.55</text:p>
          </table:table-cell>
          <table:table-cell table:number-columns-repeated="6"/>
          <table:table-cell table:formula="of:=ABS(([.C122]-[.B122]))" office:value-type="float" office:value="1.48">
            <text:p>1.48</text:p>
          </table:table-cell>
          <table:table-cell table:formula="of:=ABS(([.D122]-[.B122]))" office:value-type="float" office:value="0.960000000000001">
            <text:p>0.96</text:p>
          </table:table-cell>
          <table:table-cell table:number-columns-repeated="6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23.2">
            <text:p>23.2</text:p>
          </table:table-cell>
          <table:table-cell office:value-type="float" office:value="25.19">
            <text:p>25.19</text:p>
          </table:table-cell>
          <table:table-cell office:value-type="float" office:value="27.2">
            <text:p>27.2</text:p>
          </table:table-cell>
          <table:table-cell table:number-columns-repeated="5"/>
          <table:table-cell table:formula="of:=ABS(([.C123]-[.B123])*100/[.B123])" office:value-type="float" office:value="14.7058823529412">
            <text:p>14.71</text:p>
          </table:table-cell>
          <table:table-cell table:formula="of:=ABS(([.D123]-[.B123])*100/[.B123])" office:value-type="float" office:value="7.38970588235293">
            <text:p>7.39</text:p>
          </table:table-cell>
          <table:table-cell table:number-columns-repeated="6"/>
          <table:table-cell table:formula="of:=ABS(([.C123]-[.B123]))" office:value-type="float" office:value="4">
            <text:p>4</text:p>
          </table:table-cell>
          <table:table-cell table:formula="of:=ABS(([.D123]-[.B123]))" office:value-type="float" office:value="2.01">
            <text:p>2.01</text:p>
          </table:table-cell>
          <table:table-cell table:number-columns-repeated="6"/>
        </table:table-row>
        <table:table-row table:style-name="ro1">
          <table:table-cell office:value-type="string">
            <text:p>AUGCGCAU</text:p>
          </table:table-cell>
          <table:table-cell table:number-columns-repeated="2" office:value-type="float" office:value="60.3">
            <text:p>60.3</text:p>
          </table:table-cell>
          <table:table-cell office:value-type="float" office:value="58.65">
            <text:p>58.65</text:p>
          </table:table-cell>
          <table:table-cell office:value-type="float" office:value="60.3">
            <text:p>60.3</text:p>
          </table:table-cell>
          <table:table-cell table:number-columns-repeated="5"/>
          <table:table-cell table:formula="of:=ABS(([.C124]-[.B124])*100/[.B124])" office:value-type="float" office:value="0">
            <text:p>0</text:p>
          </table:table-cell>
          <table:table-cell table:formula="of:=ABS(([.D124]-[.B124])*100/[.B124])" office:value-type="float" office:value="2.7363184079602">
            <text:p>2.74</text:p>
          </table:table-cell>
          <table:table-cell table:number-columns-repeated="6"/>
          <table:table-cell table:formula="of:=ABS(([.C124]-[.B124]))" office:value-type="float" office:value="0">
            <text:p>0</text:p>
          </table:table-cell>
          <table:table-cell table:formula="of:=ABS(([.D124]-[.B124]))" office:value-type="float" office:value="1.65">
            <text:p>1.65</text:p>
          </table:table-cell>
          <table:table-cell table:number-columns-repeated="6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60.53">
            <text:p>60.53</text:p>
          </table:table-cell>
          <table:table-cell office:value-type="float" office:value="62.18">
            <text:p>62.18</text:p>
          </table:table-cell>
          <table:table-cell office:value-type="float" office:value="63.2">
            <text:p>63.2</text:p>
          </table:table-cell>
          <table:table-cell table:number-columns-repeated="5"/>
          <table:table-cell table:formula="of:=ABS(([.C125]-[.B125])*100/[.B125])" office:value-type="float" office:value="4.2246835443038">
            <text:p>4.22</text:p>
          </table:table-cell>
          <table:table-cell table:formula="of:=ABS(([.D125]-[.B125])*100/[.B125])" office:value-type="float" office:value="1.61392405063292">
            <text:p>1.61</text:p>
          </table:table-cell>
          <table:table-cell table:number-columns-repeated="6"/>
          <table:table-cell table:formula="of:=ABS(([.C125]-[.B125]))" office:value-type="float" office:value="2.67">
            <text:p>2.67</text:p>
          </table:table-cell>
          <table:table-cell table:formula="of:=ABS(([.D125]-[.B125]))" office:value-type="float" office:value="1.02">
            <text:p>1.02</text:p>
          </table:table-cell>
          <table:table-cell table:number-columns-repeated="6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0.3">
            <text:p>40.3</text:p>
          </table:table-cell>
          <table:table-cell table:number-columns-repeated="5"/>
          <table:table-cell table:formula="of:=ABS(([.C126]-[.B126])*100/[.B126])" office:value-type="float" office:value="3.44913151364764">
            <text:p>3.45</text:p>
          </table:table-cell>
          <table:table-cell table:formula="of:=ABS(([.D126]-[.B126])*100/[.B126])" office:value-type="float" office:value="1.56327543424318">
            <text:p>1.56</text:p>
          </table:table-cell>
          <table:table-cell table:number-columns-repeated="6"/>
          <table:table-cell table:formula="of:=ABS(([.C126]-[.B126]))" office:value-type="float" office:value="1.39">
            <text:p>1.39</text:p>
          </table:table-cell>
          <table:table-cell table:formula="of:=ABS(([.D126]-[.B126]))" office:value-type="float" office:value="0.630000000000003">
            <text:p>0.63</text:p>
          </table:table-cell>
          <table:table-cell table:number-columns-repeated="6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43.6">
            <text:p>43.6</text:p>
          </table:table-cell>
          <table:table-cell office:value-type="float" office:value="43.62">
            <text:p>43.62</text:p>
          </table:table-cell>
          <table:table-cell office:value-type="float" office:value="45.1">
            <text:p>45.1</text:p>
          </table:table-cell>
          <table:table-cell table:number-columns-repeated="5"/>
          <table:table-cell table:formula="of:=ABS(([.C127]-[.B127])*100/[.B127])" office:value-type="float" office:value="3.32594235033259">
            <text:p>3.33</text:p>
          </table:table-cell>
          <table:table-cell table:formula="of:=ABS(([.D127]-[.B127])*100/[.B127])" office:value-type="float" office:value="3.28159645232817">
            <text:p>3.28</text:p>
          </table:table-cell>
          <table:table-cell table:number-columns-repeated="6"/>
          <table:table-cell table:formula="of:=ABS(([.C127]-[.B127]))" office:value-type="float" office:value="1.5">
            <text:p>1.5</text:p>
          </table:table-cell>
          <table:table-cell table:formula="of:=ABS(([.D127]-[.B127]))" office:value-type="float" office:value="1.48">
            <text:p>1.48</text:p>
          </table:table-cell>
          <table:table-cell table:number-columns-repeated="6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35.55">
            <text:p>35.55</text:p>
          </table:table-cell>
          <table:table-cell office:value-type="float" office:value="39.57">
            <text:p>39.57</text:p>
          </table:table-cell>
          <table:table-cell office:value-type="float" office:value="38.3">
            <text:p>38.3</text:p>
          </table:table-cell>
          <table:table-cell table:number-columns-repeated="5"/>
          <table:table-cell table:formula="of:=ABS(([.C128]-[.B128])*100/[.B128])" office:value-type="float" office:value="7.18015665796345">
            <text:p>7.18</text:p>
          </table:table-cell>
          <table:table-cell table:formula="of:=ABS(([.D128]-[.B128])*100/[.B128])" office:value-type="float" office:value="3.3159268929504">
            <text:p>3.32</text:p>
          </table:table-cell>
          <table:table-cell table:number-columns-repeated="6"/>
          <table:table-cell table:formula="of:=ABS(([.C128]-[.B128]))" office:value-type="float" office:value="2.75">
            <text:p>2.75</text:p>
          </table:table-cell>
          <table:table-cell table:formula="of:=ABS(([.D128]-[.B128]))" office:value-type="float" office:value="1.27">
            <text:p>1.2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table:formula="of:=AVERAGE([.K93:.K128])" office:value-type="float" office:value="5.33357086769348">
            <text:p>5.33</text:p>
          </table:table-cell>
          <table:table-cell table:formula="of:=AVERAGE([.L93:.L128])" office:value-type="float" office:value="3.75795381683021">
            <text:p>3.76</text:p>
          </table:table-cell>
          <table:table-cell table:number-columns-repeated="5"/>
          <table:table-cell office:value-type="string">
            <text:p>average</text:p>
          </table:table-cell>
          <table:table-cell table:formula="of:=AVERAGE([.S93:.S128])" office:value-type="float" office:value="2.28777777777778">
            <text:p>2.29</text:p>
          </table:table-cell>
          <table:table-cell table:formula="of:=AVERAGE([.T93:.T128])" office:value-type="float" office:value="1.71916666666667">
            <text:p>1.72</text:p>
          </table:table-cell>
          <table:table-cell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office:value-type="string">
            <text:p>DNA/RNA duplexes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ug95 </text:p>
          </table:table-cell>
          <table:table-cell office:value-type="string">
            <text:p><text:s/>TmExp 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string">
            <text:p>error percentage (ABS(Texp - Tcomp)/Texp)</text:p>
          </table:table-cell>
          <table:table-cell office:value-type="string">
            <text:p><text:s/>sug95 </text:p>
          </table:table-cell>
          <table:table-cell table:number-columns-repeated="6"/>
          <table:table-cell office:value-type="string">
            <text:p>error degree difference (ABS(Texp – Tcomp))</text:p>
          </table:table-cell>
          <table:table-cell office:value-type="string">
            <text:p><text:s/>sug95 </text:p>
          </table:table-cell>
          <table:table-cell table:number-columns-repeated="2"/>
          <table:table-cell>
            <draw:frame table:end-cell-address="'MELTING 5'.AE153" table:end-x="0.831cm" table:end-y="0.284cm" draw:z-index="2" draw:style-name="gr1" svg:width="20.483cm" svg:height="8.223cm" svg:x="0.712cm" svg:y="0.172cm">
              <draw:object draw:notify-on-update-of-ranges="'MELTING 5'.C133:'MELTING 5'.C133 'MELTING 5'.C134:'MELTING 5'.C198 'MELTING 5'.B134:'MELTING 5'.B198 'MELTING 5'.D133:'MELTING 5'.D133 'MELTING 5'.D134:'MELTING 5'.D198 'MELTING 5'.B134:'MELTING 5'.B19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7.86">
            <text:p>47.86</text:p>
          </table:table-cell>
          <table:table-cell office:value-type="float" office:value="48.3">
            <text:p>48.3</text:p>
          </table:table-cell>
          <table:table-cell table:number-columns-repeated="6"/>
          <table:table-cell table:formula="of:=ABS(([.C135]-[.B135])*100/[.B135])" office:value-type="float" office:value="0.910973084886124">
            <text:p>0.91</text:p>
          </table:table-cell>
          <table:table-cell table:number-columns-repeated="7"/>
          <table:table-cell table:formula="of:=ABS(([.C135]-[.B135]))" office:value-type="float" office:value="0.439999999999998">
            <text:p>0.44</text:p>
          </table:table-cell>
          <table:table-cell table:number-columns-repeated="7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40.71">
            <text:p>40.71</text:p>
          </table:table-cell>
          <table:table-cell office:value-type="float" office:value="43.4">
            <text:p>43.4</text:p>
          </table:table-cell>
          <table:table-cell table:number-columns-repeated="6"/>
          <table:table-cell table:formula="of:=ABS(([.C136]-[.B136])*100/[.B136])" office:value-type="float" office:value="6.19815668202765">
            <text:p>6.2</text:p>
          </table:table-cell>
          <table:table-cell table:number-columns-repeated="7"/>
          <table:table-cell table:formula="of:=ABS(([.C136]-[.B136]))" office:value-type="float" office:value="2.69">
            <text:p>2.69</text:p>
          </table:table-cell>
          <table:table-cell table:number-columns-repeated="7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34.11">
            <text:p>34.11</text:p>
          </table:table-cell>
          <table:table-cell office:value-type="float" office:value="36.2">
            <text:p>36.2</text:p>
          </table:table-cell>
          <table:table-cell table:number-columns-repeated="6"/>
          <table:table-cell table:formula="of:=ABS(([.C137]-[.B137])*100/[.B137])" office:value-type="float" office:value="5.77348066298343">
            <text:p>5.77</text:p>
          </table:table-cell>
          <table:table-cell table:number-columns-repeated="7"/>
          <table:table-cell table:formula="of:=ABS(([.C137]-[.B137]))" office:value-type="float" office:value="2.09">
            <text:p>2.09</text:p>
          </table:table-cell>
          <table:table-cell table:number-columns-repeated="7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45.37">
            <text:p>45.37</text:p>
          </table:table-cell>
          <table:table-cell office:value-type="float" office:value="47.8">
            <text:p>47.8</text:p>
          </table:table-cell>
          <table:table-cell table:number-columns-repeated="6"/>
          <table:table-cell table:formula="of:=ABS(([.C138]-[.B138])*100/[.B138])" office:value-type="float" office:value="5.0836820083682">
            <text:p>5.08</text:p>
          </table:table-cell>
          <table:table-cell table:number-columns-repeated="7"/>
          <table:table-cell table:formula="of:=ABS(([.C138]-[.B138]))" office:value-type="float" office:value="2.43">
            <text:p>2.43</text:p>
          </table:table-cell>
          <table:table-cell table:number-columns-repeated="7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47.35">
            <text:p>47.35</text:p>
          </table:table-cell>
          <table:table-cell office:value-type="float" office:value="47.8">
            <text:p>47.8</text:p>
          </table:table-cell>
          <table:table-cell table:number-columns-repeated="6"/>
          <table:table-cell table:formula="of:=ABS(([.C139]-[.B139])*100/[.B139])" office:value-type="float" office:value="0.941422594142251">
            <text:p>0.94</text:p>
          </table:table-cell>
          <table:table-cell table:number-columns-repeated="7"/>
          <table:table-cell table:formula="of:=ABS(([.C139]-[.B139]))" office:value-type="float" office:value="0.449999999999996">
            <text:p>0.45</text:p>
          </table:table-cell>
          <table:table-cell table:number-columns-repeated="7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57.48">
            <text:p>57.48</text:p>
          </table:table-cell>
          <table:table-cell office:value-type="float" office:value="57.4">
            <text:p>57.4</text:p>
          </table:table-cell>
          <table:table-cell table:number-columns-repeated="6"/>
          <table:table-cell table:formula="of:=ABS(([.C140]-[.B140])*100/[.B140])" office:value-type="float" office:value="0.139372822299649">
            <text:p>0.14</text:p>
          </table:table-cell>
          <table:table-cell table:number-columns-repeated="7"/>
          <table:table-cell table:formula="of:=ABS(([.C140]-[.B140]))" office:value-type="float" office:value="0.0799999999999983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38.78">
            <text:p>38.78</text:p>
          </table:table-cell>
          <table:table-cell office:value-type="float" office:value="38.4">
            <text:p>38.4</text:p>
          </table:table-cell>
          <table:table-cell table:number-columns-repeated="6"/>
          <table:table-cell table:formula="of:=ABS(([.C141]-[.B141])*100/[.B141])" office:value-type="float" office:value="0.98958333333334">
            <text:p>0.99</text:p>
          </table:table-cell>
          <table:table-cell table:number-columns-repeated="7"/>
          <table:table-cell table:formula="of:=ABS(([.C141]-[.B141]))" office:value-type="float" office:value="0.380000000000003">
            <text:p>0.38</text:p>
          </table:table-cell>
          <table:table-cell table:number-columns-repeated="7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36.68">
            <text:p>36.68</text:p>
          </table:table-cell>
          <table:table-cell office:value-type="float" office:value="40.2">
            <text:p>40.2</text:p>
          </table:table-cell>
          <table:table-cell table:number-columns-repeated="6"/>
          <table:table-cell table:formula="of:=ABS(([.C142]-[.B142])*100/[.B142])" office:value-type="float" office:value="8.75621890547265">
            <text:p>8.76</text:p>
          </table:table-cell>
          <table:table-cell table:number-columns-repeated="7"/>
          <table:table-cell table:formula="of:=ABS(([.C142]-[.B142]))" office:value-type="float" office:value="3.52">
            <text:p>3.52</text:p>
          </table:table-cell>
          <table:table-cell table:number-columns-repeated="7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7.7">
            <text:p>27.7</text:p>
          </table:table-cell>
          <table:table-cell office:value-type="float" office:value="29.6">
            <text:p>29.6</text:p>
          </table:table-cell>
          <table:table-cell table:number-columns-repeated="6"/>
          <table:table-cell table:formula="of:=ABS(([.C143]-[.B143])*100/[.B143])" office:value-type="float" office:value="6.41891891891893">
            <text:p>6.42</text:p>
          </table:table-cell>
          <table:table-cell table:number-columns-repeated="7"/>
          <table:table-cell table:formula="of:=ABS(([.C143]-[.B143]))" office:value-type="float" office:value="1.9">
            <text:p>1.9</text:p>
          </table:table-cell>
          <table:table-cell table:number-columns-repeated="7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0.99">
            <text:p>40.99</text:p>
          </table:table-cell>
          <table:table-cell office:value-type="float" office:value="39.5">
            <text:p>39.5</text:p>
          </table:table-cell>
          <table:table-cell table:number-columns-repeated="6"/>
          <table:table-cell table:formula="of:=ABS(([.C144]-[.B144])*100/[.B144])" office:value-type="float" office:value="3.77215189873418">
            <text:p>3.77</text:p>
          </table:table-cell>
          <table:table-cell table:number-columns-repeated="7"/>
          <table:table-cell table:formula="of:=ABS(([.C144]-[.B144]))" office:value-type="float" office:value="1.49">
            <text:p>1.49</text:p>
          </table:table-cell>
          <table:table-cell table:number-columns-repeated="7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34.14">
            <text:p>34.14</text:p>
          </table:table-cell>
          <table:table-cell office:value-type="float" office:value="35.3">
            <text:p>35.3</text:p>
          </table:table-cell>
          <table:table-cell table:number-columns-repeated="6"/>
          <table:table-cell table:formula="of:=ABS(([.C145]-[.B145])*100/[.B145])" office:value-type="float" office:value="3.28611898016996">
            <text:p>3.29</text:p>
          </table:table-cell>
          <table:table-cell table:number-columns-repeated="7"/>
          <table:table-cell table:formula="of:=ABS(([.C145]-[.B145]))" office:value-type="float" office:value="1.16">
            <text:p>1.16</text:p>
          </table:table-cell>
          <table:table-cell table:number-columns-repeated="7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22.44">
            <text:p>22.44</text:p>
          </table:table-cell>
          <table:table-cell office:value-type="float" office:value="22.1">
            <text:p>22.1</text:p>
          </table:table-cell>
          <table:table-cell table:number-columns-repeated="6"/>
          <table:table-cell table:formula="of:=ABS(([.C146]-[.B146])*100/[.B146])" office:value-type="float" office:value="1.53846153846154">
            <text:p>1.54</text:p>
          </table:table-cell>
          <table:table-cell table:number-columns-repeated="7"/>
          <table:table-cell table:formula="of:=ABS(([.C146]-[.B146]))"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88">
            <text:p>26.88</text:p>
          </table:table-cell>
          <table:table-cell office:value-type="float" office:value="25.9">
            <text:p>25.9</text:p>
          </table:table-cell>
          <table:table-cell table:number-columns-repeated="6"/>
          <table:table-cell table:formula="of:=ABS(([.C147]-[.B147])*100/[.B147])" office:value-type="float" office:value="3.78378378378379">
            <text:p>3.78</text:p>
          </table:table-cell>
          <table:table-cell table:number-columns-repeated="7"/>
          <table:table-cell table:formula="of:=ABS(([.C147]-[.B147]))" office:value-type="float" office:value="0.98">
            <text:p>0.98</text:p>
          </table:table-cell>
          <table:table-cell table:number-columns-repeated="7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38.42">
            <text:p>38.42</text:p>
          </table:table-cell>
          <table:table-cell office:value-type="float" office:value="38.6">
            <text:p>38.6</text:p>
          </table:table-cell>
          <table:table-cell table:number-columns-repeated="6"/>
          <table:table-cell table:formula="of:=ABS(([.C148]-[.B148])*100/[.B148])" office:value-type="float" office:value="0.466321243523315">
            <text:p>0.47</text:p>
          </table:table-cell>
          <table:table-cell table:number-columns-repeated="7"/>
          <table:table-cell table:formula="of:=ABS(([.C148]-[.B148]))" office:value-type="float" office:value="0.18">
            <text:p>0.18</text:p>
          </table:table-cell>
          <table:table-cell table:number-columns-repeated="7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3.75">
            <text:p>23.75</text:p>
          </table:table-cell>
          <table:table-cell office:value-type="float" office:value="24.5">
            <text:p>24.5</text:p>
          </table:table-cell>
          <table:table-cell table:number-columns-repeated="6"/>
          <table:table-cell table:formula="of:=ABS(([.C149]-[.B149])*100/[.B149])" office:value-type="float" office:value="3.06122448979592">
            <text:p>3.06</text:p>
          </table:table-cell>
          <table:table-cell table:number-columns-repeated="7"/>
          <table:table-cell table:formula="of:=ABS(([.C149]-[.B149]))" office:value-type="float" office:value="0.75">
            <text:p>0.75</text:p>
          </table:table-cell>
          <table:table-cell table:number-columns-repeated="7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05">
            <text:p>40.05</text:p>
          </table:table-cell>
          <table:table-cell office:value-type="float" office:value="45.1">
            <text:p>45.1</text:p>
          </table:table-cell>
          <table:table-cell table:number-columns-repeated="6"/>
          <table:table-cell table:formula="of:=ABS(([.C150]-[.B150])*100/[.B150])" office:value-type="float" office:value="11.1973392461197">
            <text:p>11.2</text:p>
          </table:table-cell>
          <table:table-cell table:number-columns-repeated="7"/>
          <table:table-cell table:formula="of:=ABS(([.C150]-[.B150]))" office:value-type="float" office:value="5.05">
            <text:p>5.05</text:p>
          </table:table-cell>
          <table:table-cell table:number-columns-repeated="7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35.9">
            <text:p>35.9</text:p>
          </table:table-cell>
          <table:table-cell office:value-type="float" office:value="40">
            <text:p>40</text:p>
          </table:table-cell>
          <table:table-cell table:number-columns-repeated="6"/>
          <table:table-cell table:formula="of:=ABS(([.C151]-[.B151])*100/[.B151])" office:value-type="float" office:value="10.25">
            <text:p>10.25</text:p>
          </table:table-cell>
          <table:table-cell table:number-columns-repeated="7"/>
          <table:table-cell table:formula="of:=ABS(([.C151]-[.B151]))" office:value-type="float" office:value="4.1">
            <text:p>4.1</text:p>
          </table:table-cell>
          <table:table-cell table:number-columns-repeated="7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48.47">
            <text:p>48.47</text:p>
          </table:table-cell>
          <table:table-cell office:value-type="float" office:value="48.9">
            <text:p>48.9</text:p>
          </table:table-cell>
          <table:table-cell table:number-columns-repeated="6"/>
          <table:table-cell table:formula="of:=ABS(([.C152]-[.B152])*100/[.B152])" office:value-type="float" office:value="0.879345603271983">
            <text:p>0.88</text:p>
          </table:table-cell>
          <table:table-cell table:number-columns-repeated="7"/>
          <table:table-cell table:formula="of:=ABS(([.C152]-[.B152]))" office:value-type="float" office:value="0.43">
            <text:p>0.43</text:p>
          </table:table-cell>
          <table:table-cell table:number-columns-repeated="7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46.47">
            <text:p>46.47</text:p>
          </table:table-cell>
          <table:table-cell office:value-type="float" office:value="48.1">
            <text:p>48.1</text:p>
          </table:table-cell>
          <table:table-cell table:number-columns-repeated="6"/>
          <table:table-cell table:formula="of:=ABS(([.C153]-[.B153])*100/[.B153])" office:value-type="float" office:value="3.38877338877339">
            <text:p>3.39</text:p>
          </table:table-cell>
          <table:table-cell table:number-columns-repeated="7"/>
          <table:table-cell table:formula="of:=ABS(([.C153]-[.B153]))" office:value-type="float" office:value="1.63">
            <text:p>1.63</text:p>
          </table:table-cell>
          <table:table-cell table:number-columns-repeated="7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34.11">
            <text:p>34.11</text:p>
          </table:table-cell>
          <table:table-cell office:value-type="float" office:value="38.9">
            <text:p>38.9</text:p>
          </table:table-cell>
          <table:table-cell table:number-columns-repeated="6"/>
          <table:table-cell table:formula="of:=ABS(([.C154]-[.B154])*100/[.B154])" office:value-type="float" office:value="12.3136246786632">
            <text:p>12.31</text:p>
          </table:table-cell>
          <table:table-cell table:number-columns-repeated="7"/>
          <table:table-cell table:formula="of:=ABS(([.C154]-[.B154]))" office:value-type="float" office:value="4.79">
            <text:p>4.79</text:p>
          </table:table-cell>
          <table:table-cell table:number-columns-repeated="7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3.22">
            <text:p>43.22</text:p>
          </table:table-cell>
          <table:table-cell office:value-type="float" office:value="45.9">
            <text:p>45.9</text:p>
          </table:table-cell>
          <table:table-cell table:number-columns-repeated="6"/>
          <table:table-cell table:formula="of:=ABS(([.C155]-[.B155])*100/[.B155])" office:value-type="float" office:value="5.83877995642702">
            <text:p>5.84</text:p>
          </table:table-cell>
          <table:table-cell table:number-columns-repeated="7"/>
          <table:table-cell table:formula="of:=ABS(([.C155]-[.B155]))" office:value-type="float" office:value="2.68">
            <text:p>2.68</text:p>
          </table:table-cell>
          <table:table-cell table:number-columns-repeated="7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4.31">
            <text:p>14.31</text:p>
          </table:table-cell>
          <table:table-cell office:value-type="float" office:value="14.1">
            <text:p>14.1</text:p>
          </table:table-cell>
          <table:table-cell table:number-columns-repeated="6"/>
          <table:table-cell table:formula="of:=ABS(([.C156]-[.B156])*100/[.B156])" office:value-type="float" office:value="1.48936170212767">
            <text:p>1.49</text:p>
          </table:table-cell>
          <table:table-cell table:number-columns-repeated="7"/>
          <table:table-cell table:formula="of:=ABS(([.C156]-[.B156]))" office:value-type="float" office:value="0.210000000000001">
            <text:p>0.21</text:p>
          </table:table-cell>
          <table:table-cell table:number-columns-repeated="7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1.23">
            <text:p>51.23</text:p>
          </table:table-cell>
          <table:table-cell office:value-type="float" office:value="49.8">
            <text:p>49.8</text:p>
          </table:table-cell>
          <table:table-cell table:number-columns-repeated="6"/>
          <table:table-cell table:formula="of:=ABS(([.C157]-[.B157])*100/[.B157])" office:value-type="float" office:value="2.8714859437751">
            <text:p>2.87</text:p>
          </table:table-cell>
          <table:table-cell table:number-columns-repeated="7"/>
          <table:table-cell table:formula="of:=ABS(([.C157]-[.B157]))" office:value-type="float" office:value="1.43">
            <text:p>1.43</text:p>
          </table:table-cell>
          <table:table-cell table:number-columns-repeated="7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51.96">
            <text:p>51.96</text:p>
          </table:table-cell>
          <table:table-cell office:value-type="float" office:value="50.5">
            <text:p>50.5</text:p>
          </table:table-cell>
          <table:table-cell table:number-columns-repeated="6"/>
          <table:table-cell table:formula="of:=ABS(([.C158]-[.B158])*100/[.B158])" office:value-type="float" office:value="2.89108910891089">
            <text:p>2.89</text:p>
          </table:table-cell>
          <table:table-cell table:number-columns-repeated="7"/>
          <table:table-cell table:formula="of:=ABS(([.C158]-[.B158]))" office:value-type="float" office:value="1.46">
            <text:p>1.46</text:p>
          </table:table-cell>
          <table:table-cell table:number-columns-repeated="7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51.85">
            <text:p>51.85</text:p>
          </table:table-cell>
          <table:table-cell office:value-type="float" office:value="48.7">
            <text:p>48.7</text:p>
          </table:table-cell>
          <table:table-cell table:number-columns-repeated="6"/>
          <table:table-cell table:formula="of:=ABS(([.C159]-[.B159])*100/[.B159])" office:value-type="float" office:value="6.46817248459959">
            <text:p>6.47</text:p>
          </table:table-cell>
          <table:table-cell table:number-columns-repeated="7"/>
          <table:table-cell table:formula="of:=ABS(([.C159]-[.B159]))" office:value-type="float" office:value="3.15">
            <text:p>3.15</text:p>
          </table:table-cell>
          <table:table-cell table:number-columns-repeated="7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40.75">
            <text:p>40.75</text:p>
          </table:table-cell>
          <table:table-cell office:value-type="float" office:value="44.8">
            <text:p>44.8</text:p>
          </table:table-cell>
          <table:table-cell table:number-columns-repeated="6"/>
          <table:table-cell table:formula="of:=ABS(([.C160]-[.B160])*100/[.B160])" office:value-type="float" office:value="9.04017857142857">
            <text:p>9.04</text:p>
          </table:table-cell>
          <table:table-cell table:number-columns-repeated="7"/>
          <table:table-cell table:formula="of:=ABS(([.C160]-[.B160]))" office:value-type="float" office:value="4.05">
            <text:p>4.05</text:p>
          </table:table-cell>
          <table:table-cell table:number-columns-repeated="7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5.52">
            <text:p>45.52</text:p>
          </table:table-cell>
          <table:table-cell office:value-type="float" office:value="48.6">
            <text:p>48.6</text:p>
          </table:table-cell>
          <table:table-cell table:number-columns-repeated="6"/>
          <table:table-cell table:formula="of:=ABS(([.C161]-[.B161])*100/[.B161])" office:value-type="float" office:value="6.33744855967078">
            <text:p>6.34</text:p>
          </table:table-cell>
          <table:table-cell table:number-columns-repeated="7"/>
          <table:table-cell table:formula="of:=ABS(([.C161]-[.B161]))" office:value-type="float" office:value="3.08">
            <text:p>3.08</text:p>
          </table:table-cell>
          <table:table-cell table:number-columns-repeated="7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38.98">
            <text:p>38.98</text:p>
          </table:table-cell>
          <table:table-cell office:value-type="float" office:value="40.1">
            <text:p>40.1</text:p>
          </table:table-cell>
          <table:table-cell table:number-columns-repeated="6"/>
          <table:table-cell table:formula="of:=ABS(([.C162]-[.B162])*100/[.B162])" office:value-type="float" office:value="2.79301745635911">
            <text:p>2.79</text:p>
          </table:table-cell>
          <table:table-cell table:number-columns-repeated="7"/>
          <table:table-cell table:formula="of:=ABS(([.C162]-[.B162]))" office:value-type="float" office:value="1.12">
            <text:p>1.12</text:p>
          </table:table-cell>
          <table:table-cell table:number-columns-repeated="7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0.99">
            <text:p>40.99</text:p>
          </table:table-cell>
          <table:table-cell office:value-type="float" office:value="41.5">
            <text:p>41.5</text:p>
          </table:table-cell>
          <table:table-cell table:number-columns-repeated="6"/>
          <table:table-cell table:formula="of:=ABS(([.C163]-[.B163])*100/[.B163])" office:value-type="float" office:value="1.2289156626506">
            <text:p>1.23</text:p>
          </table:table-cell>
          <table:table-cell table:number-columns-repeated="7"/>
          <table:table-cell table:formula="of:=ABS(([.C163]-[.B163]))" office:value-type="float" office:value="0.509999999999998">
            <text:p>0.51</text:p>
          </table:table-cell>
          <table:table-cell table:number-columns-repeated="7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7.64">
            <text:p>47.64</text:p>
          </table:table-cell>
          <table:table-cell office:value-type="float" office:value="48.4">
            <text:p>48.4</text:p>
          </table:table-cell>
          <table:table-cell table:number-columns-repeated="6"/>
          <table:table-cell table:formula="of:=ABS(([.C164]-[.B164])*100/[.B164])" office:value-type="float" office:value="1.57024793388429">
            <text:p>1.57</text:p>
          </table:table-cell>
          <table:table-cell table:number-columns-repeated="7"/>
          <table:table-cell table:formula="of:=ABS(([.C164]-[.B164]))" office:value-type="float" office:value="0.759999999999998">
            <text:p>0.76</text:p>
          </table:table-cell>
          <table:table-cell table:number-columns-repeated="7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50.35">
            <text:p>50.35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f:=ABS(([.C165]-[.B165])*100/[.B165])" office:value-type="float" office:value="2.04280155642023">
            <text:p>2.04</text:p>
          </table:table-cell>
          <table:table-cell table:number-columns-repeated="7"/>
          <table:table-cell table:formula="of:=ABS(([.C165]-[.B165]))" office:value-type="float" office:value="1.05">
            <text:p>1.05</text:p>
          </table:table-cell>
          <table:table-cell table:number-columns-repeated="7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39.6">
            <text:p>39.6</text:p>
          </table:table-cell>
          <table:table-cell office:value-type="float" office:value="39.2">
            <text:p>39.2</text:p>
          </table:table-cell>
          <table:table-cell table:number-columns-repeated="6"/>
          <table:table-cell table:formula="of:=ABS(([.C166]-[.B166])*100/[.B166])" office:value-type="float" office:value="1.0204081632653">
            <text:p>1.02</text:p>
          </table:table-cell>
          <table:table-cell table:number-columns-repeated="7"/>
          <table:table-cell table:formula="of:=ABS(([.C166]-[.B166]))" office:value-type="float" office:value="0.399999999999999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35.9">
            <text:p>35.9</text:p>
          </table:table-cell>
          <table:table-cell office:value-type="float" office:value="34.8">
            <text:p>34.8</text:p>
          </table:table-cell>
          <table:table-cell table:number-columns-repeated="6"/>
          <table:table-cell table:formula="of:=ABS(([.C167]-[.B167])*100/[.B167])" office:value-type="float" office:value="3.16091954022989">
            <text:p>3.16</text:p>
          </table:table-cell>
          <table:table-cell table:number-columns-repeated="7"/>
          <table:table-cell table:formula="of:=ABS(([.C167]-[.B167]))" office:value-type="float" office:value="1.1">
            <text:p>1.1</text:p>
          </table:table-cell>
          <table:table-cell table:number-columns-repeated="7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71">
            <text:p>40.71</text:p>
          </table:table-cell>
          <table:table-cell office:value-type="float" office:value="37.9">
            <text:p>37.9</text:p>
          </table:table-cell>
          <table:table-cell table:number-columns-repeated="6"/>
          <table:table-cell table:formula="of:=ABS(([.C168]-[.B168])*100/[.B168])" office:value-type="float" office:value="7.41424802110819">
            <text:p>7.41</text:p>
          </table:table-cell>
          <table:table-cell table:number-columns-repeated="7"/>
          <table:table-cell table:formula="of:=ABS(([.C168]-[.B168]))" office:value-type="float" office:value="2.81">
            <text:p>2.81</text:p>
          </table:table-cell>
          <table:table-cell table:number-columns-repeated="7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50.03">
            <text:p>50.03</text:p>
          </table:table-cell>
          <table:table-cell office:value-type="float" office:value="50.2">
            <text:p>50.2</text:p>
          </table:table-cell>
          <table:table-cell table:number-columns-repeated="6"/>
          <table:table-cell table:formula="of:=ABS(([.C169]-[.B169])*100/[.B169])" office:value-type="float" office:value="0.338645418326697">
            <text:p>0.34</text:p>
          </table:table-cell>
          <table:table-cell table:number-columns-repeated="7"/>
          <table:table-cell table:formula="of:=ABS(([.C169]-[.B169]))" office:value-type="float" office:value="0.170000000000002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51.96">
            <text:p>51.96</text:p>
          </table:table-cell>
          <table:table-cell office:value-type="float" office:value="51">
            <text:p>51</text:p>
          </table:table-cell>
          <table:table-cell table:number-columns-repeated="6"/>
          <table:table-cell table:formula="of:=ABS(([.C170]-[.B170])*100/[.B170])" office:value-type="float" office:value="1.88235294117647">
            <text:p>1.88</text:p>
          </table:table-cell>
          <table:table-cell table:number-columns-repeated="7"/>
          <table:table-cell table:formula="of:=ABS(([.C170]-[.B170]))" office:value-type="float" office:value="0.960000000000001">
            <text:p>0.96</text:p>
          </table:table-cell>
          <table:table-cell table:number-columns-repeated="7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8.23">
            <text:p>38.23</text:p>
          </table:table-cell>
          <table:table-cell office:value-type="float" office:value="40.9">
            <text:p>40.9</text:p>
          </table:table-cell>
          <table:table-cell table:number-columns-repeated="6"/>
          <table:table-cell table:formula="of:=ABS(([.C171]-[.B171])*100/[.B171])" office:value-type="float" office:value="6.52811735941321">
            <text:p>6.53</text:p>
          </table:table-cell>
          <table:table-cell table:number-columns-repeated="7"/>
          <table:table-cell table:formula="of:=ABS(([.C171]-[.B171]))" office:value-type="float" office:value="2.67">
            <text:p>2.67</text:p>
          </table:table-cell>
          <table:table-cell table:number-columns-repeated="7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5.22">
            <text:p>35.22</text:p>
          </table:table-cell>
          <table:table-cell office:value-type="float" office:value="34.5">
            <text:p>34.5</text:p>
          </table:table-cell>
          <table:table-cell table:number-columns-repeated="6"/>
          <table:table-cell table:formula="of:=ABS(([.C172]-[.B172])*100/[.B172])" office:value-type="float" office:value="2.08695652173913">
            <text:p>2.09</text:p>
          </table:table-cell>
          <table:table-cell table:number-columns-repeated="7"/>
          <table:table-cell table:formula="of:=ABS(([.C172]-[.B172]))" office:value-type="float" office:value="0.719999999999999">
            <text:p>0.72</text:p>
          </table:table-cell>
          <table:table-cell table:number-columns-repeated="7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7.56">
            <text:p>27.56</text:p>
          </table:table-cell>
          <table:table-cell office:value-type="float" office:value="29.4">
            <text:p>29.4</text:p>
          </table:table-cell>
          <table:table-cell table:number-columns-repeated="6"/>
          <table:table-cell table:formula="of:=ABS(([.C173]-[.B173])*100/[.B173])" office:value-type="float" office:value="6.25850340136055">
            <text:p>6.26</text:p>
          </table:table-cell>
          <table:table-cell table:number-columns-repeated="7"/>
          <table:table-cell table:formula="of:=ABS(([.C173]-[.B173]))" office:value-type="float" office:value="1.84">
            <text:p>1.84</text:p>
          </table:table-cell>
          <table:table-cell table:number-columns-repeated="7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9.82">
            <text:p>29.82</text:p>
          </table:table-cell>
          <table:table-cell office:value-type="float" office:value="26.6">
            <text:p>26.6</text:p>
          </table:table-cell>
          <table:table-cell table:number-columns-repeated="6"/>
          <table:table-cell table:formula="of:=ABS(([.C174]-[.B174])*100/[.B174])" office:value-type="float" office:value="12.1052631578947">
            <text:p>12.11</text:p>
          </table:table-cell>
          <table:table-cell table:number-columns-repeated="7"/>
          <table:table-cell table:formula="of:=ABS(([.C174]-[.B174]))" office:value-type="float" office:value="3.22">
            <text:p>3.22</text:p>
          </table:table-cell>
          <table:table-cell table:number-columns-repeated="7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49.06">
            <text:p>49.06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f:=ABS(([.C175]-[.B175])*100/[.B175])" office:value-type="float" office:value="4.55252918287937">
            <text:p>4.55</text:p>
          </table:table-cell>
          <table:table-cell table:number-columns-repeated="7"/>
          <table:table-cell table:formula="of:=ABS(([.C175]-[.B175]))" office:value-type="float" office:value="2.34">
            <text:p>2.34</text:p>
          </table:table-cell>
          <table:table-cell table:number-columns-repeated="7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34.73">
            <text:p>34.73</text:p>
          </table:table-cell>
          <table:table-cell office:value-type="float" office:value="36.5">
            <text:p>36.5</text:p>
          </table:table-cell>
          <table:table-cell table:number-columns-repeated="6"/>
          <table:table-cell table:formula="of:=ABS(([.C176]-[.B176])*100/[.B176])" office:value-type="float" office:value="4.84931506849316">
            <text:p>4.85</text:p>
          </table:table-cell>
          <table:table-cell table:number-columns-repeated="7"/>
          <table:table-cell table:formula="of:=ABS(([.C176]-[.B176]))" office:value-type="float" office:value="1.77">
            <text:p>1.77</text:p>
          </table:table-cell>
          <table:table-cell table:number-columns-repeated="7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36.24">
            <text:p>36.24</text:p>
          </table:table-cell>
          <table:table-cell office:value-type="float" office:value="41.3">
            <text:p>41.3</text:p>
          </table:table-cell>
          <table:table-cell table:number-columns-repeated="6"/>
          <table:table-cell table:formula="of:=ABS(([.C177]-[.B177])*100/[.B177])" office:value-type="float" office:value="12.2518159806295">
            <text:p>12.25</text:p>
          </table:table-cell>
          <table:table-cell table:number-columns-repeated="7"/>
          <table:table-cell table:formula="of:=ABS(([.C177]-[.B177]))" office:value-type="float" office:value="5.06">
            <text:p>5.06</text:p>
          </table:table-cell>
          <table:table-cell table:number-columns-repeated="7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40.92">
            <text:p>40.92</text:p>
          </table:table-cell>
          <table:table-cell office:value-type="float" office:value="44">
            <text:p>44</text:p>
          </table:table-cell>
          <table:table-cell table:number-columns-repeated="6"/>
          <table:table-cell table:formula="of:=ABS(([.C178]-[.B178])*100/[.B178])" office:value-type="float" office:value="7">
            <text:p>7</text:p>
          </table:table-cell>
          <table:table-cell table:number-columns-repeated="7"/>
          <table:table-cell table:formula="of:=ABS(([.C178]-[.B178]))" office:value-type="float" office:value="3.08">
            <text:p>3.08</text:p>
          </table:table-cell>
          <table:table-cell table:number-columns-repeated="7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8.88">
            <text:p>48.88</text:p>
          </table:table-cell>
          <table:table-cell office:value-type="float" office:value="47.7">
            <text:p>47.7</text:p>
          </table:table-cell>
          <table:table-cell table:number-columns-repeated="6"/>
          <table:table-cell table:formula="of:=ABS(([.C179]-[.B179])*100/[.B179])" office:value-type="float" office:value="2.47379454926625">
            <text:p>2.47</text:p>
          </table:table-cell>
          <table:table-cell table:number-columns-repeated="7"/>
          <table:table-cell table:formula="of:=ABS(([.C179]-[.B179]))" office:value-type="float" office:value="1.18">
            <text:p>1.18</text:p>
          </table:table-cell>
          <table:table-cell table:number-columns-repeated="7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42.3">
            <text:p>42.3</text:p>
          </table:table-cell>
          <table:table-cell office:value-type="float" office:value="41.1">
            <text:p>41.1</text:p>
          </table:table-cell>
          <table:table-cell table:number-columns-repeated="6"/>
          <table:table-cell table:formula="of:=ABS(([.C180]-[.B180])*100/[.B180])" office:value-type="float" office:value="2.91970802919707">
            <text:p>2.92</text:p>
          </table:table-cell>
          <table:table-cell table:number-columns-repeated="7"/>
          <table:table-cell table:formula="of:=ABS(([.C180]-[.B180]))" office:value-type="float" office:value="1.2">
            <text:p>1.2</text:p>
          </table:table-cell>
          <table:table-cell table:number-columns-repeated="7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6.6">
            <text:p>26.6</text:p>
          </table:table-cell>
          <table:table-cell office:value-type="float" office:value="26.1">
            <text:p>26.1</text:p>
          </table:table-cell>
          <table:table-cell table:number-columns-repeated="6"/>
          <table:table-cell table:formula="of:=ABS(([.C181]-[.B181])*100/[.B181])" office:value-type="float" office:value="1.91570881226054">
            <text:p>1.92</text:p>
          </table:table-cell>
          <table:table-cell table:number-columns-repeated="7"/>
          <table:table-cell table:formula="of:=ABS(([.C181]-[.B181]))" office:value-type="float" office:value="0.5">
            <text:p>0.5</text:p>
          </table:table-cell>
          <table:table-cell table:number-columns-repeated="7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42.3">
            <text:p>42.3</text:p>
          </table:table-cell>
          <table:table-cell office:value-type="float" office:value="44.2">
            <text:p>44.2</text:p>
          </table:table-cell>
          <table:table-cell table:number-columns-repeated="6"/>
          <table:table-cell table:formula="of:=ABS(([.C182]-[.B182])*100/[.B182])" office:value-type="float" office:value="4.29864253393666">
            <text:p>4.3</text:p>
          </table:table-cell>
          <table:table-cell table:number-columns-repeated="7"/>
          <table:table-cell table:formula="of:=ABS(([.C182]-[.B182]))" office:value-type="float" office:value="1.90000000000001">
            <text:p>1.9</text:p>
          </table:table-cell>
          <table:table-cell table:number-columns-repeated="7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4.7">
            <text:p>44.7</text:p>
          </table:table-cell>
          <table:table-cell office:value-type="float" office:value="48.1">
            <text:p>48.1</text:p>
          </table:table-cell>
          <table:table-cell table:number-columns-repeated="6"/>
          <table:table-cell table:formula="of:=ABS(([.C183]-[.B183])*100/[.B183])" office:value-type="float" office:value="7.06860706860707">
            <text:p>7.07</text:p>
          </table:table-cell>
          <table:table-cell table:number-columns-repeated="7"/>
          <table:table-cell table:formula="of:=ABS(([.C183]-[.B183]))" office:value-type="float" office:value="3.4">
            <text:p>3.4</text:p>
          </table:table-cell>
          <table:table-cell table:number-columns-repeated="7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42.3">
            <text:p>42.3</text:p>
          </table:table-cell>
          <table:table-cell office:value-type="float" office:value="43.1">
            <text:p>43.1</text:p>
          </table:table-cell>
          <table:table-cell table:number-columns-repeated="6"/>
          <table:table-cell table:formula="of:=ABS(([.C184]-[.B184])*100/[.B184])" office:value-type="float" office:value="1.85614849187936">
            <text:p>1.86</text:p>
          </table:table-cell>
          <table:table-cell table:number-columns-repeated="7"/>
          <table:table-cell table:formula="of:=ABS(([.C184]-[.B184]))" office:value-type="float" office:value="0.800000000000004">
            <text:p>0.8</text:p>
          </table:table-cell>
          <table:table-cell table:number-columns-repeated="7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50.03">
            <text:p>50.03</text:p>
          </table:table-cell>
          <table:table-cell office:value-type="float" office:value="51.9">
            <text:p>51.9</text:p>
          </table:table-cell>
          <table:table-cell table:number-columns-repeated="6"/>
          <table:table-cell table:formula="of:=ABS(([.C185]-[.B185])*100/[.B185])" office:value-type="float" office:value="3.60308285163776">
            <text:p>3.6</text:p>
          </table:table-cell>
          <table:table-cell table:number-columns-repeated="7"/>
          <table:table-cell table:formula="of:=ABS(([.C185]-[.B185]))" office:value-type="float" office:value="1.87">
            <text:p>1.87</text:p>
          </table:table-cell>
          <table:table-cell table:number-columns-repeated="7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61">
            <text:p>46.61</text:p>
          </table:table-cell>
          <table:table-cell office:value-type="float" office:value="45.6">
            <text:p>45.6</text:p>
          </table:table-cell>
          <table:table-cell table:number-columns-repeated="6"/>
          <table:table-cell table:formula="of:=ABS(([.C186]-[.B186])*100/[.B186])" office:value-type="float" office:value="2.21491228070175">
            <text:p>2.21</text:p>
          </table:table-cell>
          <table:table-cell table:number-columns-repeated="7"/>
          <table:table-cell table:formula="of:=ABS(([.C186]-[.B186]))" office:value-type="float" office:value="1.01">
            <text:p>1.01</text:p>
          </table:table-cell>
          <table:table-cell table:number-columns-repeated="7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37.7">
            <text:p>37.7</text:p>
          </table:table-cell>
          <table:table-cell office:value-type="float" office:value="43.9">
            <text:p>43.9</text:p>
          </table:table-cell>
          <table:table-cell table:number-columns-repeated="6"/>
          <table:table-cell table:formula="of:=ABS(([.C187]-[.B187])*100/[.B187])" office:value-type="float" office:value="14.123006833713">
            <text:p>14.12</text:p>
          </table:table-cell>
          <table:table-cell table:number-columns-repeated="7"/>
          <table:table-cell table:formula="of:=ABS(([.C187]-[.B187]))" office:value-type="float" office:value="6.2">
            <text:p>6.2</text:p>
          </table:table-cell>
          <table:table-cell table:number-columns-repeated="7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5.9">
            <text:p>35.9</text:p>
          </table:table-cell>
          <table:table-cell office:value-type="float" office:value="36.1">
            <text:p>36.1</text:p>
          </table:table-cell>
          <table:table-cell table:number-columns-repeated="6"/>
          <table:table-cell table:formula="of:=ABS(([.C188]-[.B188])*100/[.B188])" office:value-type="float" office:value="0.554016620498623">
            <text:p>0.55</text:p>
          </table:table-cell>
          <table:table-cell table:number-columns-repeated="7"/>
          <table:table-cell table:formula="of:=ABS(([.C188]-[.B188]))" office:value-type="float" office:value="0.200000000000003">
            <text:p>0.2</text:p>
          </table:table-cell>
          <table:table-cell table:number-columns-repeated="7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0.63">
            <text:p>40.63</text:p>
          </table:table-cell>
          <table:table-cell office:value-type="float" office:value="42.7">
            <text:p>42.7</text:p>
          </table:table-cell>
          <table:table-cell table:number-columns-repeated="6"/>
          <table:table-cell table:formula="of:=ABS(([.C189]-[.B189])*100/[.B189])" office:value-type="float" office:value="4.84777517564403">
            <text:p>4.85</text:p>
          </table:table-cell>
          <table:table-cell table:number-columns-repeated="7"/>
          <table:table-cell table:formula="of:=ABS(([.C189]-[.B189]))" office:value-type="float" office:value="2.07">
            <text:p>2.07</text:p>
          </table:table-cell>
          <table:table-cell table:number-columns-repeated="7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38.69">
            <text:p>38.69</text:p>
          </table:table-cell>
          <table:table-cell office:value-type="float" office:value="39.5">
            <text:p>39.5</text:p>
          </table:table-cell>
          <table:table-cell table:number-columns-repeated="6"/>
          <table:table-cell table:formula="of:=ABS(([.C190]-[.B190])*100/[.B190])" office:value-type="float" office:value="2.05063291139241">
            <text:p>2.05</text:p>
          </table:table-cell>
          <table:table-cell table:number-columns-repeated="7"/>
          <table:table-cell table:formula="of:=ABS(([.C190]-[.B190]))" office:value-type="float" office:value="0.810000000000002">
            <text:p>0.81</text:p>
          </table:table-cell>
          <table:table-cell table:number-columns-repeated="7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40.97">
            <text:p>40.97</text:p>
          </table:table-cell>
          <table:table-cell office:value-type="float" office:value="39.9">
            <text:p>39.9</text:p>
          </table:table-cell>
          <table:table-cell table:number-columns-repeated="6"/>
          <table:table-cell table:formula="of:=ABS(([.C191]-[.B191])*100/[.B191])" office:value-type="float" office:value="2.68170426065163">
            <text:p>2.68</text:p>
          </table:table-cell>
          <table:table-cell table:number-columns-repeated="7"/>
          <table:table-cell table:formula="of:=ABS(([.C191]-[.B191]))" office:value-type="float" office:value="1.07">
            <text:p>1.07</text:p>
          </table:table-cell>
          <table:table-cell table:number-columns-repeated="7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7.4">
            <text:p>27.4</text:p>
          </table:table-cell>
          <table:table-cell office:value-type="float" office:value="26.2">
            <text:p>26.2</text:p>
          </table:table-cell>
          <table:table-cell table:number-columns-repeated="6"/>
          <table:table-cell table:formula="of:=ABS(([.C192]-[.B192])*100/[.B192])" office:value-type="float" office:value="4.58015267175572">
            <text:p>4.58</text:p>
          </table:table-cell>
          <table:table-cell table:number-columns-repeated="7"/>
          <table:table-cell table:formula="of:=ABS(([.C192]-[.B192]))" office:value-type="float" office:value="1.2">
            <text:p>1.2</text:p>
          </table:table-cell>
          <table:table-cell table:number-columns-repeated="7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8.76">
            <text:p>28.76</text:p>
          </table:table-cell>
          <table:table-cell office:value-type="float" office:value="28">
            <text:p>28</text:p>
          </table:table-cell>
          <table:table-cell table:number-columns-repeated="6"/>
          <table:table-cell table:formula="of:=ABS(([.C193]-[.B193])*100/[.B193])" office:value-type="float" office:value="2.71428571428572">
            <text:p>2.71</text:p>
          </table:table-cell>
          <table:table-cell table:number-columns-repeated="7"/>
          <table:table-cell table:formula="of:=ABS(([.C193]-[.B193]))" office:value-type="float" office:value="0.760000000000002">
            <text:p>0.76</text:p>
          </table:table-cell>
          <table:table-cell table:number-columns-repeated="7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37.12">
            <text:p>37.12</text:p>
          </table:table-cell>
          <table:table-cell office:value-type="float" office:value="38.3">
            <text:p>38.3</text:p>
          </table:table-cell>
          <table:table-cell table:number-columns-repeated="6"/>
          <table:table-cell table:formula="of:=ABS(([.C194]-[.B194])*100/[.B194])" office:value-type="float" office:value="3.08093994778068">
            <text:p>3.08</text:p>
          </table:table-cell>
          <table:table-cell table:number-columns-repeated="7"/>
          <table:table-cell table:formula="of:=ABS(([.C194]-[.B194]))" office:value-type="float" office:value="1.18">
            <text:p>1.18</text:p>
          </table:table-cell>
          <table:table-cell table:number-columns-repeated="7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1.34">
            <text:p>41.34</text:p>
          </table:table-cell>
          <table:table-cell office:value-type="float" office:value="45.4">
            <text:p>45.4</text:p>
          </table:table-cell>
          <table:table-cell table:number-columns-repeated="6"/>
          <table:table-cell table:formula="of:=ABS(([.C195]-[.B195])*100/[.B195])" office:value-type="float" office:value="8.94273127753303">
            <text:p>8.94</text:p>
          </table:table-cell>
          <table:table-cell table:number-columns-repeated="7"/>
          <table:table-cell table:formula="of:=ABS(([.C195]-[.B195]))" office:value-type="float" office:value="4.06">
            <text:p>4.06</text:p>
          </table:table-cell>
          <table:table-cell table:number-columns-repeated="7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">
            <text:p>27.1</text:p>
          </table:table-cell>
          <table:table-cell office:value-type="float" office:value="30.8">
            <text:p>30.8</text:p>
          </table:table-cell>
          <table:table-cell table:number-columns-repeated="6"/>
          <table:table-cell table:formula="of:=ABS(([.C196]-[.B196])*100/[.B196])" office:value-type="float" office:value="12.012987012987">
            <text:p>12.01</text:p>
          </table:table-cell>
          <table:table-cell table:number-columns-repeated="7"/>
          <table:table-cell table:formula="of:=ABS(([.C196]-[.B196]))" office:value-type="float" office:value="3.7">
            <text:p>3.7</text:p>
          </table:table-cell>
          <table:table-cell table:number-columns-repeated="7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45.56">
            <text:p>45.56</text:p>
          </table:table-cell>
          <table:table-cell office:value-type="float" office:value="48.9">
            <text:p>48.9</text:p>
          </table:table-cell>
          <table:table-cell table:number-columns-repeated="6"/>
          <table:table-cell table:formula="of:=ABS(([.C197]-[.B197])*100/[.B197])" office:value-type="float" office:value="6.83026584867075">
            <text:p>6.83</text:p>
          </table:table-cell>
          <table:table-cell table:number-columns-repeated="7"/>
          <table:table-cell table:formula="of:=ABS(([.C197]-[.B197]))" office:value-type="float" office:value="3.34">
            <text:p>3.34</text:p>
          </table:table-cell>
          <table:table-cell table:number-columns-repeated="7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5.07">
            <text:p>15.07</text:p>
          </table:table-cell>
          <table:table-cell office:value-type="float" office:value="16.9">
            <text:p>16.9</text:p>
          </table:table-cell>
          <table:table-cell table:number-columns-repeated="6"/>
          <table:table-cell table:formula="of:=ABS(([.C198]-[.B198])*100/[.B198])" office:value-type="float" office:value="10.8284023668639">
            <text:p>10.83</text:p>
          </table:table-cell>
          <table:table-cell table:number-columns-repeated="7"/>
          <table:table-cell table:formula="of:=ABS(([.C198]-[.B198]))" office:value-type="float" office:value="1.83">
            <text:p>1.83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table:formula="of:=AVERAGE([.K135:.K198])" office:value-type="float" office:value="4.69948488774628">
            <text:p>4.7</text:p>
          </table:table-cell>
          <table:table-cell table:number-columns-repeated="6"/>
          <table:table-cell office:value-type="string">
            <text:p>average</text:p>
          </table:table-cell>
          <table:table-cell table:formula="of:=AVERAGE([.S135:.S198])" office:value-type="float" office:value="1.85625">
            <text:p>1.86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office:value-type="string">
            <text:p>mRNA/RNA duplexes</text:p>
          </table:table-cell>
          <table:table-cell table:number-columns-repeated="10"/>
          <table:table-cell>
            <draw:frame table:end-cell-address="'MELTING 5'.AD222" table:end-x="0.387cm" table:end-y="0.163cm" draw:z-index="3" draw:style-name="gr1" svg:width="20.657cm" svg:height="8.701cm" svg:x="0.103cm" svg:y="0.426cm">
              <draw:object draw:notify-on-update-of-ranges="'MELTING 5'.C203:'MELTING 5'.C203 'MELTING 5'.C204:'MELTING 5'.C233 'MELTING 5'.B204:'MELTING 5'.B233 'MELTING 5'.D203:'MELTING 5'.D203 'MELTING 5'.D204:'MELTING 5'.D233 'MELTING 5'.B204:'MELTING 5'.B23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CGAGCAAG</text:p>
          </table:table-cell>
          <table:table-cell office:value-type="float" office:value="52.4">
            <text:p>52.4</text:p>
          </table:table-cell>
          <table:table-cell office:value-type="float" office:value="55.26">
            <text:p>55.26</text:p>
          </table:table-cell>
          <table:table-cell office:value-type="float" office:value="52.4">
            <text:p>52.4</text:p>
          </table:table-cell>
          <table:table-cell table:number-columns-repeated="5"/>
          <table:table-cell office:value-type="string">
            <text:p>error percentage (ABS(Texp - Tcomp)/Texp)</text:p>
          </table:table-cell>
          <table:table-cell table:formula="of:=ABS(([.C205]-[.B205])*100/[.B205])" office:value-type="float" office:value="5.45801526717557">
            <text:p>5.46</text:p>
          </table:table-cell>
          <table:table-cell table:number-columns-repeated="6"/>
          <table:table-cell office:value-type="string">
            <text:p>error percentage (ABS(Texp - Tcomp)/Texp)</text:p>
          </table:table-cell>
          <table:table-cell table:formula="of:=ABS(([.C205]-[.B205]))" office:value-type="float" office:value="2.86">
            <text:p>2.86</text:p>
          </table:table-cell>
          <table:table-cell table:number-columns-repeated="7"/>
        </table:table-row>
        <table:table-row table:style-name="ro1">
          <table:table-cell office:value-type="string">
            <text:p>ACAGCCA</text:p>
          </table:table-cell>
          <table:table-cell office:value-type="float" office:value="49.9">
            <text:p>49.9</text:p>
          </table:table-cell>
          <table:table-cell office:value-type="float" office:value="55.66">
            <text:p>55.66</text:p>
          </table:table-cell>
          <table:table-cell office:value-type="float" office:value="49.9">
            <text:p>49.9</text:p>
          </table:table-cell>
          <table:table-cell table:number-columns-repeated="6"/>
          <table:table-cell table:formula="of:=ABS(([.C206]-[.B206])*100/[.B206])" office:value-type="float" office:value="11.5430861723447">
            <text:p>11.54</text:p>
          </table:table-cell>
          <table:table-cell table:number-columns-repeated="7"/>
          <table:table-cell table:formula="of:=ABS(([.C206]-[.B206]))" office:value-type="float" office:value="5.76">
            <text:p>5.76</text:p>
          </table:table-cell>
          <table:table-cell table:number-columns-repeated="7"/>
        </table:table-row>
        <table:table-row table:style-name="ro1">
          <table:table-cell office:value-type="string">
            <text:p>ACGUGCA</text:p>
          </table:table-cell>
          <table:table-cell office:value-type="float" office:value="51.9">
            <text:p>51.9</text:p>
          </table:table-cell>
          <table:table-cell office:value-type="float" office:value="55.49">
            <text:p>55.49</text:p>
          </table:table-cell>
          <table:table-cell office:value-type="float" office:value="51.9">
            <text:p>51.9</text:p>
          </table:table-cell>
          <table:table-cell table:number-columns-repeated="6"/>
          <table:table-cell table:formula="of:=ABS(([.C207]-[.B207])*100/[.B207])" office:value-type="float" office:value="6.91714836223507">
            <text:p>6.92</text:p>
          </table:table-cell>
          <table:table-cell table:number-columns-repeated="7"/>
          <table:table-cell table:formula="of:=ABS(([.C207]-[.B207]))" office:value-type="float" office:value="3.59">
            <text:p>3.59</text:p>
          </table:table-cell>
          <table:table-cell table:number-columns-repeated="7"/>
        </table:table-row>
        <table:table-row table:style-name="ro1">
          <table:table-cell office:value-type="string">
            <text:p>GAUGUAAGU</text:p>
          </table:table-cell>
          <table:table-cell office:value-type="float" office:value="45.7">
            <text:p>45.7</text:p>
          </table:table-cell>
          <table:table-cell office:value-type="float" office:value="48.77">
            <text:p>48.77</text:p>
          </table:table-cell>
          <table:table-cell office:value-type="float" office:value="45.7">
            <text:p>45.7</text:p>
          </table:table-cell>
          <table:table-cell table:number-columns-repeated="6"/>
          <table:table-cell table:formula="of:=ABS(([.C208]-[.B208])*100/[.B208])" office:value-type="float" office:value="6.71772428884026">
            <text:p>6.72</text:p>
          </table:table-cell>
          <table:table-cell table:number-columns-repeated="7"/>
          <table:table-cell table:formula="of:=ABS(([.C208]-[.B208]))" office:value-type="float" office:value="3.07">
            <text:p>3.07</text:p>
          </table:table-cell>
          <table:table-cell table:number-columns-repeated="7"/>
        </table:table-row>
        <table:table-row table:style-name="ro1">
          <table:table-cell office:value-type="string">
            <text:p>ACAACCA</text:p>
          </table:table-cell>
          <table:table-cell office:value-type="float" office:value="34.9">
            <text:p>34.9</text:p>
          </table:table-cell>
          <table:table-cell office:value-type="float" office:value="36.35">
            <text:p>36.35</text:p>
          </table:table-cell>
          <table:table-cell office:value-type="float" office:value="34.9">
            <text:p>34.9</text:p>
          </table:table-cell>
          <table:table-cell table:number-columns-repeated="6"/>
          <table:table-cell table:formula="of:=ABS(([.C209]-[.B209])*100/[.B209])" office:value-type="float" office:value="4.15472779369628">
            <text:p>4.15</text:p>
          </table:table-cell>
          <table:table-cell table:number-columns-repeated="7"/>
          <table:table-cell table:formula="of:=ABS(([.C209]-[.B209]))" office:value-type="float" office:value="1.45">
            <text:p>1.45</text:p>
          </table:table-cell>
          <table:table-cell table:number-columns-repeated="7"/>
        </table:table-row>
        <table:table-row table:style-name="ro1">
          <table:table-cell office:value-type="string">
            <text:p>ACGCCCA</text:p>
          </table:table-cell>
          <table:table-cell office:value-type="float" office:value="60.2">
            <text:p>60.2</text:p>
          </table:table-cell>
          <table:table-cell office:value-type="float" office:value="64.73">
            <text:p>64.73</text:p>
          </table:table-cell>
          <table:table-cell office:value-type="float" office:value="60.2">
            <text:p>60.2</text:p>
          </table:table-cell>
          <table:table-cell table:number-columns-repeated="6"/>
          <table:table-cell table:formula="of:=ABS(([.C210]-[.B210])*100/[.B210])" office:value-type="float" office:value="7.5249169435216">
            <text:p>7.52</text:p>
          </table:table-cell>
          <table:table-cell table:number-columns-repeated="7"/>
          <table:table-cell table:formula="of:=ABS(([.C210]-[.B210]))" office:value-type="float" office:value="4.53">
            <text:p>4.53</text:p>
          </table:table-cell>
          <table:table-cell table:number-columns-repeated="7"/>
        </table:table-row>
        <table:table-row table:style-name="ro1">
          <table:table-cell office:value-type="string">
            <text:p>CUUACCA</text:p>
          </table:table-cell>
          <table:table-cell office:value-type="float" office:value="39">
            <text:p>39</text:p>
          </table:table-cell>
          <table:table-cell office:value-type="float" office:value="39.86">
            <text:p>39.86</text:p>
          </table:table-cell>
          <table:table-cell office:value-type="float" office:value="39">
            <text:p>39</text:p>
          </table:table-cell>
          <table:table-cell table:number-columns-repeated="6"/>
          <table:table-cell table:formula="of:=ABS(([.C211]-[.B211])*100/[.B211])" office:value-type="float" office:value="2.2051282051282">
            <text:p>2.21</text:p>
          </table:table-cell>
          <table:table-cell table:number-columns-repeated="7"/>
          <table:table-cell table:formula="of:=ABS(([.C211]-[.B211]))" office:value-type="float" office:value="0.859999999999999">
            <text:p>0.86</text:p>
          </table:table-cell>
          <table:table-cell table:number-columns-repeated="7"/>
        </table:table-row>
        <table:table-row table:style-name="ro1">
          <table:table-cell office:value-type="string">
            <text:p>ACUACUU</text:p>
          </table:table-cell>
          <table:table-cell office:value-type="float" office:value="32.6">
            <text:p>32.6</text:p>
          </table:table-cell>
          <table:table-cell office:value-type="float" office:value="32.61">
            <text:p>32.61</text:p>
          </table:table-cell>
          <table:table-cell office:value-type="float" office:value="32.6">
            <text:p>32.6</text:p>
          </table:table-cell>
          <table:table-cell table:number-columns-repeated="6"/>
          <table:table-cell table:formula="of:=ABS(([.C212]-[.B212])*100/[.B212])" office:value-type="float" office:value="0.0306748466257608">
            <text:p>0.03</text:p>
          </table:table-cell>
          <table:table-cell table:number-columns-repeated="7"/>
          <table:table-cell table:formula="of:=ABS(([.C212]-[.B212]))" office:value-type="float" office:value="0.00999999999999801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CCAAGAUUG</text:p>
          </table:table-cell>
          <table:table-cell office:value-type="float" office:value="48.7">
            <text:p>48.7</text:p>
          </table:table-cell>
          <table:table-cell office:value-type="float" office:value="49.79">
            <text:p>49.79</text:p>
          </table:table-cell>
          <table:table-cell office:value-type="float" office:value="48.7">
            <text:p>48.7</text:p>
          </table:table-cell>
          <table:table-cell table:number-columns-repeated="6"/>
          <table:table-cell table:formula="of:=ABS(([.C213]-[.B213])*100/[.B213])" office:value-type="float" office:value="2.23819301848048">
            <text:p>2.24</text:p>
          </table:table-cell>
          <table:table-cell table:number-columns-repeated="7"/>
          <table:table-cell table:formula="of:=ABS(([.C213]-[.B213]))" office:value-type="float" office:value="1.09">
            <text:p>1.09</text:p>
          </table:table-cell>
          <table:table-cell table:number-columns-repeated="7"/>
        </table:table-row>
        <table:table-row table:style-name="ro1">
          <table:table-cell office:value-type="string">
            <text:p>AUUACCA</text:p>
          </table:table-cell>
          <table:table-cell office:value-type="float" office:value="29.5">
            <text:p>29.5</text:p>
          </table:table-cell>
          <table:table-cell office:value-type="float" office:value="29.06">
            <text:p>29.06</text:p>
          </table:table-cell>
          <table:table-cell office:value-type="float" office:value="29.5">
            <text:p>29.5</text:p>
          </table:table-cell>
          <table:table-cell table:number-columns-repeated="6"/>
          <table:table-cell table:formula="of:=ABS(([.C214]-[.B214])*100/[.B214])" office:value-type="float" office:value="1.49152542372882">
            <text:p>1.49</text:p>
          </table:table-cell>
          <table:table-cell table:number-columns-repeated="7"/>
          <table:table-cell table:formula="of:=ABS(([.C214]-[.B214]))" office:value-type="float" office:value="0.440000000000001">
            <text:p>0.44</text:p>
          </table:table-cell>
          <table:table-cell table:number-columns-repeated="7"/>
        </table:table-row>
        <table:table-row table:style-name="ro1">
          <table:table-cell office:value-type="string">
            <text:p>ACCGCCA</text:p>
          </table:table-cell>
          <table:table-cell office:value-type="float" office:value="61.1">
            <text:p>61.1</text:p>
          </table:table-cell>
          <table:table-cell office:value-type="float" office:value="64.73">
            <text:p>64.73</text:p>
          </table:table-cell>
          <table:table-cell office:value-type="float" office:value="61.1">
            <text:p>61.1</text:p>
          </table:table-cell>
          <table:table-cell table:number-columns-repeated="6"/>
          <table:table-cell table:formula="of:=ABS(([.C215]-[.B215])*100/[.B215])" office:value-type="float" office:value="5.94108019639935">
            <text:p>5.94</text:p>
          </table:table-cell>
          <table:table-cell table:number-columns-repeated="7"/>
          <table:table-cell table:formula="of:=ABS(([.C215]-[.B215]))" office:value-type="float" office:value="3.63">
            <text:p>3.63</text:p>
          </table:table-cell>
          <table:table-cell table:number-columns-repeated="7"/>
        </table:table-row>
        <table:table-row table:style-name="ro1">
          <table:table-cell office:value-type="string">
            <text:p>CAUGGG</text:p>
          </table:table-cell>
          <table:table-cell office:value-type="float" office:value="43.1">
            <text:p>43.1</text:p>
          </table:table-cell>
          <table:table-cell office:value-type="float" office:value="39.61">
            <text:p>39.61</text:p>
          </table:table-cell>
          <table:table-cell office:value-type="float" office:value="43.1">
            <text:p>43.1</text:p>
          </table:table-cell>
          <table:table-cell table:number-columns-repeated="6"/>
          <table:table-cell table:formula="of:=ABS(([.C216]-[.B216])*100/[.B216])" office:value-type="float" office:value="8.09744779582367">
            <text:p>8.1</text:p>
          </table:table-cell>
          <table:table-cell table:number-columns-repeated="7"/>
          <table:table-cell table:formula="of:=ABS(([.C216]-[.B216]))" office:value-type="float" office:value="3.49">
            <text:p>3.49</text:p>
          </table:table-cell>
          <table:table-cell table:number-columns-repeated="7"/>
        </table:table-row>
        <table:table-row table:style-name="ro1">
          <table:table-cell office:value-type="string">
            <text:p>ACUACAU</text:p>
          </table:table-cell>
          <table:table-cell office:value-type="float" office:value="29.7">
            <text:p>29.7</text:p>
          </table:table-cell>
          <table:table-cell office:value-type="float" office:value="29.85">
            <text:p>29.85</text:p>
          </table:table-cell>
          <table:table-cell office:value-type="float" office:value="29.7">
            <text:p>29.7</text:p>
          </table:table-cell>
          <table:table-cell table:number-columns-repeated="6"/>
          <table:table-cell table:formula="of:=ABS(([.C217]-[.B217])*100/[.B217])" office:value-type="float" office:value="0.505050505050512">
            <text:p>0.51</text:p>
          </table:table-cell>
          <table:table-cell table:number-columns-repeated="7"/>
          <table:table-cell table:formula="of:=ABS(([.C217]-[.B217]))" office:value-type="float" office:value="0.150000000000002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ACCACCA</text:p>
          </table:table-cell>
          <table:table-cell office:value-type="float" office:value="50.2">
            <text:p>50.2</text:p>
          </table:table-cell>
          <table:table-cell office:value-type="float" office:value="51.47">
            <text:p>51.47</text:p>
          </table:table-cell>
          <table:table-cell office:value-type="float" office:value="50.2">
            <text:p>50.2</text:p>
          </table:table-cell>
          <table:table-cell table:number-columns-repeated="6"/>
          <table:table-cell table:formula="of:=ABS(([.C218]-[.B218])*100/[.B218])" office:value-type="float" office:value="2.52988047808764">
            <text:p>2.53</text:p>
          </table:table-cell>
          <table:table-cell table:number-columns-repeated="7"/>
          <table:table-cell table:formula="of:=ABS(([.C218]-[.B218]))" office:value-type="float" office:value="1.27">
            <text:p>1.27</text:p>
          </table:table-cell>
          <table:table-cell table:number-columns-repeated="7"/>
        </table:table-row>
        <table:table-row table:style-name="ro1">
          <table:table-cell office:value-type="string">
            <text:p>ACACCCA</text:p>
          </table:table-cell>
          <table:table-cell office:value-type="float" office:value="49.5">
            <text:p>49.5</text:p>
          </table:table-cell>
          <table:table-cell office:value-type="float" office:value="51.47">
            <text:p>51.47</text:p>
          </table:table-cell>
          <table:table-cell office:value-type="float" office:value="49.5">
            <text:p>49.5</text:p>
          </table:table-cell>
          <table:table-cell table:number-columns-repeated="6"/>
          <table:table-cell table:formula="of:=ABS(([.C219]-[.B219])*100/[.B219])" office:value-type="float" office:value="3.97979797979798">
            <text:p>3.98</text:p>
          </table:table-cell>
          <table:table-cell table:number-columns-repeated="7"/>
          <table:table-cell table:formula="of:=ABS(([.C219]-[.B219]))" office:value-type="float" office:value="1.97">
            <text:p>1.97</text:p>
          </table:table-cell>
          <table:table-cell table:number-columns-repeated="7"/>
        </table:table-row>
        <table:table-row table:style-name="ro1">
          <table:table-cell office:value-type="string">
            <text:p>GAAGAUUCG</text:p>
          </table:table-cell>
          <table:table-cell office:value-type="float" office:value="47.9">
            <text:p>47.9</text:p>
          </table:table-cell>
          <table:table-cell office:value-type="float" office:value="48.77">
            <text:p>48.77</text:p>
          </table:table-cell>
          <table:table-cell office:value-type="float" office:value="47.9">
            <text:p>47.9</text:p>
          </table:table-cell>
          <table:table-cell table:number-columns-repeated="6"/>
          <table:table-cell table:formula="of:=ABS(([.C220]-[.B220])*100/[.B220])" office:value-type="float" office:value="1.81628392484343">
            <text:p>1.82</text:p>
          </table:table-cell>
          <table:table-cell table:number-columns-repeated="7"/>
          <table:table-cell table:formula="of:=ABS(([.C220]-[.B220]))" office:value-type="float" office:value="0.870000000000005">
            <text:p>0.87</text:p>
          </table:table-cell>
          <table:table-cell table:number-columns-repeated="7"/>
        </table:table-row>
        <table:table-row table:style-name="ro1">
          <table:table-cell office:value-type="string">
            <text:p>GCUAAGG</text:p>
          </table:table-cell>
          <table:table-cell office:value-type="float" office:value="44.7">
            <text:p>44.7</text:p>
          </table:table-cell>
          <table:table-cell office:value-type="float" office:value="48.25">
            <text:p>48.25</text:p>
          </table:table-cell>
          <table:table-cell office:value-type="float" office:value="44.7">
            <text:p>44.7</text:p>
          </table:table-cell>
          <table:table-cell table:number-columns-repeated="6"/>
          <table:table-cell table:formula="of:=ABS(([.C221]-[.B221])*100/[.B221])" office:value-type="float" office:value="7.94183445190156">
            <text:p>7.94</text:p>
          </table:table-cell>
          <table:table-cell table:number-columns-repeated="7"/>
          <table:table-cell table:formula="of:=ABS(([.C221]-[.B221]))" office:value-type="float" office:value="3.55">
            <text:p>3.55</text:p>
          </table:table-cell>
          <table:table-cell table:number-columns-repeated="7"/>
        </table:table-row>
        <table:table-row table:style-name="ro1">
          <table:table-cell office:value-type="string">
            <text:p>ACGUACA</text:p>
          </table:table-cell>
          <table:table-cell office:value-type="float" office:value="40.3">
            <text:p>40.3</text:p>
          </table:table-cell>
          <table:table-cell office:value-type="float" office:value="39.65">
            <text:p>39.65</text:p>
          </table:table-cell>
          <table:table-cell office:value-type="float" office:value="40.3">
            <text:p>40.3</text:p>
          </table:table-cell>
          <table:table-cell table:number-columns-repeated="6"/>
          <table:table-cell table:formula="of:=ABS(([.C222]-[.B222])*100/[.B222])" office:value-type="float" office:value="1.61290322580645">
            <text:p>1.61</text:p>
          </table:table-cell>
          <table:table-cell table:number-columns-repeated="7"/>
          <table:table-cell table:formula="of:=ABS(([.C222]-[.B222]))" office:value-type="float" office:value="0.649999999999999">
            <text:p>0.65</text:p>
          </table:table-cell>
          <table:table-cell table:number-columns-repeated="7"/>
        </table:table-row>
        <table:table-row table:style-name="ro1">
          <table:table-cell office:value-type="string">
            <text:p>ACGGCCA</text:p>
          </table:table-cell>
          <table:table-cell office:value-type="float" office:value="61.3">
            <text:p>61.3</text:p>
          </table:table-cell>
          <table:table-cell office:value-type="float" office:value="64.55">
            <text:p>64.55</text:p>
          </table:table-cell>
          <table:table-cell office:value-type="float" office:value="61.3">
            <text:p>61.3</text:p>
          </table:table-cell>
          <table:table-cell table:number-columns-repeated="6"/>
          <table:table-cell table:formula="of:=ABS(([.C223]-[.B223])*100/[.B223])" office:value-type="float" office:value="5.30179445350734">
            <text:p>5.3</text:p>
          </table:table-cell>
          <table:table-cell table:number-columns-repeated="7"/>
          <table:table-cell table:formula="of:=ABS(([.C223]-[.B223]))" office:value-type="float" office:value="3.25">
            <text:p>3.25</text:p>
          </table:table-cell>
          <table:table-cell table:number-columns-repeated="7"/>
        </table:table-row>
        <table:table-row table:style-name="ro1">
          <table:table-cell office:value-type="string">
            <text:p>ACGUUCA</text:p>
          </table:table-cell>
          <table:table-cell office:value-type="float" office:value="40.1">
            <text:p>40.1</text:p>
          </table:table-cell>
          <table:table-cell office:value-type="float" office:value="39.69">
            <text:p>39.69</text:p>
          </table:table-cell>
          <table:table-cell office:value-type="float" office:value="40.1">
            <text:p>40.1</text:p>
          </table:table-cell>
          <table:table-cell table:number-columns-repeated="6"/>
          <table:table-cell table:formula="of:=ABS(([.C224]-[.B224])*100/[.B224])" office:value-type="float" office:value="1.02244389027432">
            <text:p>1.02</text:p>
          </table:table-cell>
          <table:table-cell table:number-columns-repeated="7"/>
          <table:table-cell table:formula="of:=ABS(([.C224]-[.B224]))" office:value-type="float" office:value="0.410000000000004">
            <text:p>0.41</text:p>
          </table:table-cell>
          <table:table-cell table:number-columns-repeated="7"/>
        </table:table-row>
        <table:table-row table:style-name="ro1">
          <table:table-cell office:value-type="string">
            <text:p>CGUUGAAG</text:p>
          </table:table-cell>
          <table:table-cell office:value-type="float" office:value="44.4">
            <text:p>44.4</text:p>
          </table:table-cell>
          <table:table-cell office:value-type="float" office:value="46.02">
            <text:p>46.02</text:p>
          </table:table-cell>
          <table:table-cell office:value-type="float" office:value="44.4">
            <text:p>44.4</text:p>
          </table:table-cell>
          <table:table-cell table:number-columns-repeated="6"/>
          <table:table-cell table:formula="of:=ABS(([.C225]-[.B225])*100/[.B225])" office:value-type="float" office:value="3.64864864864866">
            <text:p>3.65</text:p>
          </table:table-cell>
          <table:table-cell table:number-columns-repeated="7"/>
          <table:table-cell table:formula="of:=ABS(([.C225]-[.B225]))" office:value-type="float" office:value="1.62">
            <text:p>1.62</text:p>
          </table:table-cell>
          <table:table-cell table:number-columns-repeated="7"/>
        </table:table-row>
        <table:table-row table:style-name="ro1">
          <table:table-cell office:value-type="string">
            <text:p>ACGACCA</text:p>
          </table:table-cell>
          <table:table-cell office:value-type="float" office:value="48.2">
            <text:p>48.2</text:p>
          </table:table-cell>
          <table:table-cell office:value-type="float" office:value="49.4">
            <text:p>49.4</text:p>
          </table:table-cell>
          <table:table-cell office:value-type="float" office:value="48.2">
            <text:p>48.2</text:p>
          </table:table-cell>
          <table:table-cell table:number-columns-repeated="6"/>
          <table:table-cell table:formula="of:=ABS(([.C226]-[.B226])*100/[.B226])" office:value-type="float" office:value="2.48962655601659">
            <text:p>2.49</text:p>
          </table:table-cell>
          <table:table-cell table:number-columns-repeated="7"/>
          <table:table-cell table:formula="of:=ABS(([.C226]-[.B226]))" office:value-type="float" office:value="1.2">
            <text:p>1.2</text:p>
          </table:table-cell>
          <table:table-cell table:number-columns-repeated="7"/>
        </table:table-row>
        <table:table-row table:style-name="ro1">
          <table:table-cell office:value-type="string">
            <text:p>GGAAUGUAG</text:p>
          </table:table-cell>
          <table:table-cell office:value-type="float" office:value="50.6">
            <text:p>50.6</text:p>
          </table:table-cell>
          <table:table-cell office:value-type="float" office:value="51.73">
            <text:p>51.73</text:p>
          </table:table-cell>
          <table:table-cell office:value-type="float" office:value="50.6">
            <text:p>50.6</text:p>
          </table:table-cell>
          <table:table-cell table:number-columns-repeated="6"/>
          <table:table-cell table:formula="of:=ABS(([.C227]-[.B227])*100/[.B227])" office:value-type="float" office:value="2.23320158102766">
            <text:p>2.23</text:p>
          </table:table-cell>
          <table:table-cell table:number-columns-repeated="7"/>
          <table:table-cell table:formula="of:=ABS(([.C227]-[.B227]))" office:value-type="float" office:value="1.13">
            <text:p>1.13</text:p>
          </table:table-cell>
          <table:table-cell table:number-columns-repeated="7"/>
        </table:table-row>
        <table:table-row table:style-name="ro1">
          <table:table-cell office:value-type="string">
            <text:p>CGAAAGAUG</text:p>
          </table:table-cell>
          <table:table-cell office:value-type="float" office:value="46.6">
            <text:p>46.6</text:p>
          </table:table-cell>
          <table:table-cell office:value-type="float" office:value="46.75">
            <text:p>46.75</text:p>
          </table:table-cell>
          <table:table-cell office:value-type="float" office:value="46.6">
            <text:p>46.6</text:p>
          </table:table-cell>
          <table:table-cell table:number-columns-repeated="6"/>
          <table:table-cell table:formula="of:=ABS(([.C228]-[.B228])*100/[.B228])" office:value-type="float" office:value="0.321888412017164">
            <text:p>0.32</text:p>
          </table:table-cell>
          <table:table-cell table:number-columns-repeated="7"/>
          <table:table-cell table:formula="of:=ABS(([.C228]-[.B228]))" office:value-type="float" office:value="0.149999999999999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AGAAGUAAG</text:p>
          </table:table-cell>
          <table:table-cell office:value-type="float" office:value="44.4">
            <text:p>44.4</text:p>
          </table:table-cell>
          <table:table-cell office:value-type="float" office:value="44.34">
            <text:p>44.34</text:p>
          </table:table-cell>
          <table:table-cell office:value-type="float" office:value="44.4">
            <text:p>44.4</text:p>
          </table:table-cell>
          <table:table-cell table:number-columns-repeated="6"/>
          <table:table-cell table:formula="of:=ABS(([.C229]-[.B229])*100/[.B229])" office:value-type="float" office:value="0.135135135135124">
            <text:p>0.14</text:p>
          </table:table-cell>
          <table:table-cell table:number-columns-repeated="7"/>
          <table:table-cell table:formula="of:=ABS(([.C229]-[.B229]))" office:value-type="float" office:value="0.0599999999999952">
            <text:p>0.06</text:p>
          </table:table-cell>
          <table:table-cell table:number-columns-repeated="7"/>
        </table:table-row>
        <table:table-row table:style-name="ro1">
          <table:table-cell office:value-type="string">
            <text:p>GUUACCA</text:p>
          </table:table-cell>
          <table:table-cell office:value-type="float" office:value="39">
            <text:p>39</text:p>
          </table:table-cell>
          <table:table-cell office:value-type="float" office:value="40.07">
            <text:p>40.07</text:p>
          </table:table-cell>
          <table:table-cell office:value-type="float" office:value="39">
            <text:p>39</text:p>
          </table:table-cell>
          <table:table-cell table:number-columns-repeated="6"/>
          <table:table-cell table:formula="of:=ABS(([.C230]-[.B230])*100/[.B230])" office:value-type="float" office:value="2.74358974358974">
            <text:p>2.74</text:p>
          </table:table-cell>
          <table:table-cell table:number-columns-repeated="7"/>
          <table:table-cell table:formula="of:=ABS(([.C230]-[.B230]))" office:value-type="float" office:value="1.07">
            <text:p>1.07</text:p>
          </table:table-cell>
          <table:table-cell table:number-columns-repeated="7"/>
        </table:table-row>
        <table:table-row table:style-name="ro1">
          <table:table-cell office:value-type="string">
            <text:p>GAGUGAAG</text:p>
          </table:table-cell>
          <table:table-cell office:value-type="float" office:value="48.5">
            <text:p>48.5</text:p>
          </table:table-cell>
          <table:table-cell office:value-type="float" office:value="48.08">
            <text:p>48.08</text:p>
          </table:table-cell>
          <table:table-cell office:value-type="float" office:value="48.5">
            <text:p>48.5</text:p>
          </table:table-cell>
          <table:table-cell table:number-columns-repeated="6"/>
          <table:table-cell table:formula="of:=ABS(([.C231]-[.B231])*100/[.B231])" office:value-type="float" office:value="0.865979381443302">
            <text:p>0.87</text:p>
          </table:table-cell>
          <table:table-cell table:number-columns-repeated="7"/>
          <table:table-cell table:formula="of:=ABS(([.C231]-[.B231]))" office:value-type="float" office:value="0.420000000000002">
            <text:p>0.42</text:p>
          </table:table-cell>
          <table:table-cell table:number-columns-repeated="7"/>
        </table:table-row>
        <table:table-row table:style-name="ro1">
          <table:table-cell office:value-type="string">
            <text:p>CGGCAUG</text:p>
          </table:table-cell>
          <table:table-cell office:value-type="float" office:value="51.4">
            <text:p>51.4</text:p>
          </table:table-cell>
          <table:table-cell office:value-type="float" office:value="55.31">
            <text:p>55.31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f:=ABS(([.C232]-[.B232])*100/[.B232])" office:value-type="float" office:value="7.60700389105059">
            <text:p>7.61</text:p>
          </table:table-cell>
          <table:table-cell table:number-columns-repeated="7"/>
          <table:table-cell table:formula="of:=ABS(([.C232]-[.B232]))" office:value-type="float" office:value="3.91">
            <text:p>3.91</text:p>
          </table:table-cell>
          <table:table-cell table:number-columns-repeated="7"/>
        </table:table-row>
        <table:table-row table:style-name="ro1">
          <table:table-cell office:value-type="string">
            <text:p>UUUACCA</text:p>
          </table:table-cell>
          <table:table-cell office:value-type="float" office:value="28.2">
            <text:p>28.2</text:p>
          </table:table-cell>
          <table:table-cell office:value-type="float" office:value="29.52">
            <text:p>29.52</text:p>
          </table:table-cell>
          <table:table-cell office:value-type="float" office:value="28.2">
            <text:p>28.2</text:p>
          </table:table-cell>
          <table:table-cell table:number-columns-repeated="6"/>
          <table:table-cell table:formula="of:=ABS(([.C233]-[.B233])*100/[.B233])" office:value-type="float" office:value="4.68085106382979">
            <text:p>4.68</text:p>
          </table:table-cell>
          <table:table-cell table:number-columns-repeated="7"/>
          <table:table-cell table:formula="of:=ABS(([.C233]-[.B233]))" office:value-type="float" office:value="1.32">
            <text:p>1.32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table:formula="of:=AVERAGE([.K205:.K233])" office:value-type="float" office:value="3.85364074606992">
            <text:p>3.85</text:p>
          </table:table-cell>
          <table:table-cell table:number-columns-repeated="7"/>
          <table:table-cell table:formula="of:=AVERAGE([.S205:.S233])" office:value-type="float" office:value="1.85448275862069">
            <text:p>1.85</text:p>
          </table:table-cell>
          <table:table-cell table:number-columns-repeated="7"/>
        </table:table-row>
      </table:table>
      <table:table table:name="MELTING 4_2" table:style-name="ta1" table:print="false"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row table:style-name="ro1">
          <table:table-cell table:number-columns-repeated="7"/>
          <table:table-cell office:value-type="string">
            <text:p>MELTING 4.2 tests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>
            <text:p>DNA no self complementary sequences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TmExp 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error percentage (ABS(Texp – Tcomp)/Texp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table:number-columns-repeated="2"/>
          <table:table-cell>
            <draw:frame table:end-cell-address="'MELTING 4_2'.AA27" table:end-x="1.958cm" table:end-y="0.085cm" draw:z-index="0" draw:style-name="gr1" svg:width="13.335cm" svg:height="9.046cm" svg:x="2.179cm" svg:y="0.003cm">
              <draw:object draw:notify-on-update-of-ranges="'MELTING 4_2'.C5:'MELTING 4_2'.C5 'MELTING 4_2'.C6:'MELTING 4_2'.C22 'MELTING 4_2'.B6:'MELTING 4_2'.B22 'MELTING 4_2'.D5:'MELTING 4_2'.D5 'MELTING 4_2'.D6:'MELTING 4_2'.D22 'MELTING 4_2'.B6:'MELTING 4_2'.B22 'MELTING 4_2'.E5:'MELTING 4_2'.E5 'MELTING 4_2'.E6:'MELTING 4_2'.E22 'MELTING 4_2'.B6:'MELTING 4_2'.B22 'MELTING 4_2'.F5:'MELTING 4_2'.F5 'MELTING 4_2'.F6:'MELTING 4_2'.F22 'MELTING 4_2'.B6:'MELTING 4_2'.B22 'MELTING 4_2'.G5:'MELTING 4_2'.G5 'MELTING 4_2'.G6:'MELTING 4_2'.G22 'MELTING 4_2'.B6:'MELTING 4_2'.B2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31.84">
            <text:p>31.84</text:p>
          </table:table-cell>
          <table:table-cell office:value-type="float" office:value="64.69">
            <text:p>64.69</text:p>
          </table:table-cell>
          <table:table-cell office:value-type="float" office:value="21.41">
            <text:p>21.41</text:p>
          </table:table-cell>
          <table:table-cell office:value-type="float" office:value="30.2">
            <text:p>30.2</text:p>
          </table:table-cell>
          <table:table-cell office:value-type="float" office:value="31.5">
            <text:p>31.5</text:p>
          </table:table-cell>
          <table:table-cell/>
          <table:table-cell table:formula="of:=ABS(([.C7]-[.B7])*100/[.B7])" office:value-type="float" office:value="1.07936507936508">
            <text:p>1.08</text:p>
          </table:table-cell>
          <table:table-cell table:formula="of:=ABS(([.D7]-[.B7])*100/[.B7])" office:value-type="float" office:value="105.365079365079">
            <text:p>105.37</text:p>
          </table:table-cell>
          <table:table-cell table:formula="of:=ABS(([.E7]-[.B7])*100/[.B7])" office:value-type="float" office:value="32.031746031746">
            <text:p>32.03</text:p>
          </table:table-cell>
          <table:table-cell table:formula="of:=ABS(([.F7]-[.B7])*100/[.B7])" office:value-type="float" office:value="4.12698412698413">
            <text:p>4.13</text:p>
          </table:table-cell>
          <table:table-cell table:number-columns-repeated="2"/>
          <table:table-cell table:formula="of:=ABS(([.C7]-[.B7]))" office:value-type="float" office:value="0.34">
            <text:p>0.34</text:p>
          </table:table-cell>
          <table:table-cell table:formula="of:=ABS(([.D7]-[.B7]))" office:value-type="float" office:value="33.19">
            <text:p>33.19</text:p>
          </table:table-cell>
          <table:table-cell table:formula="of:=ABS(([.E7]-[.B7]))" office:value-type="float" office:value="10.09">
            <text:p>10.09</text:p>
          </table:table-cell>
          <table:table-cell table:formula="of:=ABS(([.F7]-[.B7]))" office:value-type="float" office:value="1.3">
            <text:p>1.3</text:p>
          </table:table-cell>
          <table:table-cell table:number-columns-repeated="3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38.16">
            <text:p>38.16</text:p>
          </table:table-cell>
          <table:table-cell office:value-type="float" office:value="70.45">
            <text:p>70.45</text:p>
          </table:table-cell>
          <table:table-cell office:value-type="float" office:value="29.3">
            <text:p>29.3</text:p>
          </table:table-cell>
          <table:table-cell office:value-type="float" office:value="37.98">
            <text:p>37.98</text:p>
          </table:table-cell>
          <table:table-cell office:value-type="float" office:value="36.9">
            <text:p>36.9</text:p>
          </table:table-cell>
          <table:table-cell/>
          <table:table-cell table:formula="of:=ABS(([.C8]-[.B8])*100/[.B8])" office:value-type="float" office:value="3.41463414634146">
            <text:p>3.41</text:p>
          </table:table-cell>
          <table:table-cell table:formula="of:=ABS(([.D8]-[.B8])*100/[.B8])" office:value-type="float" office:value="90.9214092140921">
            <text:p>90.92</text:p>
          </table:table-cell>
          <table:table-cell table:formula="of:=ABS(([.E8]-[.B8])*100/[.B8])" office:value-type="float" office:value="20.5962059620596">
            <text:p>20.6</text:p>
          </table:table-cell>
          <table:table-cell table:formula="of:=ABS(([.F8]-[.B8])*100/[.B8])" office:value-type="float" office:value="2.92682926829268">
            <text:p>2.93</text:p>
          </table:table-cell>
          <table:table-cell table:number-columns-repeated="2"/>
          <table:table-cell table:formula="of:=ABS(([.C8]-[.B8]))" office:value-type="float" office:value="1.26">
            <text:p>1.26</text:p>
          </table:table-cell>
          <table:table-cell table:formula="of:=ABS(([.D8]-[.B8]))" office:value-type="float" office:value="33.55">
            <text:p>33.55</text:p>
          </table:table-cell>
          <table:table-cell table:formula="of:=ABS(([.E8]-[.B8]))" office:value-type="float" office:value="7.6">
            <text:p>7.6</text:p>
          </table:table-cell>
          <table:table-cell table:formula="of:=ABS(([.F8]-[.B8]))" office:value-type="float" office:value="1.08">
            <text:p>1.08</text:p>
          </table:table-cell>
          <table:table-cell table:number-columns-repeated="3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44.59">
            <text:p>44.59</text:p>
          </table:table-cell>
          <table:table-cell office:value-type="float" office:value="71.17">
            <text:p>71.17</text:p>
          </table:table-cell>
          <table:table-cell office:value-type="float" office:value="52.15">
            <text:p>52.15</text:p>
          </table:table-cell>
          <table:table-cell office:value-type="float" office:value="47.77">
            <text:p>47.77</text:p>
          </table:table-cell>
          <table:table-cell office:value-type="float" office:value="36.3">
            <text:p>36.3</text:p>
          </table:table-cell>
          <table:table-cell/>
          <table:table-cell table:formula="of:=ABS(([.C9]-[.B9])*100/[.B9])" office:value-type="float" office:value="22.8374655647383">
            <text:p>22.84</text:p>
          </table:table-cell>
          <table:table-cell table:formula="of:=ABS(([.D9]-[.B9])*100/[.B9])" office:value-type="float" office:value="96.0606060606061">
            <text:p>96.06</text:p>
          </table:table-cell>
          <table:table-cell table:formula="of:=ABS(([.E9]-[.B9])*100/[.B9])" office:value-type="float" office:value="43.66391184573">
            <text:p>43.66</text:p>
          </table:table-cell>
          <table:table-cell table:formula="of:=ABS(([.F9]-[.B9])*100/[.B9])" office:value-type="float" office:value="31.5977961432507">
            <text:p>31.6</text:p>
          </table:table-cell>
          <table:table-cell table:number-columns-repeated="2"/>
          <table:table-cell table:formula="of:=ABS(([.C9]-[.B9]))" office:value-type="float" office:value="8.29000000000001">
            <text:p>8.29</text:p>
          </table:table-cell>
          <table:table-cell table:formula="of:=ABS(([.D9]-[.B9]))" office:value-type="float" office:value="34.87">
            <text:p>34.87</text:p>
          </table:table-cell>
          <table:table-cell table:formula="of:=ABS(([.E9]-[.B9]))" office:value-type="float" office:value="15.85">
            <text:p>15.85</text:p>
          </table:table-cell>
          <table:table-cell table:formula="of:=ABS(([.F9]-[.B9]))" office:value-type="float" office:value="11.47">
            <text:p>11.47</text:p>
          </table:table-cell>
          <table:table-cell table:number-columns-repeated="3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67.25">
            <text:p>67.25</text:p>
          </table:table-cell>
          <table:table-cell office:value-type="float" office:value="95.63">
            <text:p>95.63</text:p>
          </table:table-cell>
          <table:table-cell office:value-type="float" office:value="60.76">
            <text:p>60.76</text:p>
          </table:table-cell>
          <table:table-cell office:value-type="float" office:value="68.66">
            <text:p>68.66</text:p>
          </table:table-cell>
          <table:table-cell office:value-type="float" office:value="67.6">
            <text:p>67.6</text:p>
          </table:table-cell>
          <table:table-cell/>
          <table:table-cell table:formula="of:=ABS(([.C10]-[.B10])*100/[.B10])" office:value-type="float" office:value="0.517751479289932">
            <text:p>0.52</text:p>
          </table:table-cell>
          <table:table-cell table:formula="of:=ABS(([.D10]-[.B10])*100/[.B10])" office:value-type="float" office:value="41.4644970414201">
            <text:p>41.46</text:p>
          </table:table-cell>
          <table:table-cell table:formula="of:=ABS(([.E10]-[.B10])*100/[.B10])" office:value-type="float" office:value="10.1183431952663">
            <text:p>10.12</text:p>
          </table:table-cell>
          <table:table-cell table:formula="of:=ABS(([.F10]-[.B10])*100/[.B10])" office:value-type="float" office:value="1.56804733727811">
            <text:p>1.57</text:p>
          </table:table-cell>
          <table:table-cell table:number-columns-repeated="2"/>
          <table:table-cell table:formula="of:=ABS(([.C10]-[.B10]))" office:value-type="float" office:value="0.349999999999994">
            <text:p>0.35</text:p>
          </table:table-cell>
          <table:table-cell table:formula="of:=ABS(([.D10]-[.B10]))" office:value-type="float" office:value="28.03">
            <text:p>28.03</text:p>
          </table:table-cell>
          <table:table-cell table:formula="of:=ABS(([.E10]-[.B10]))" office:value-type="float" office:value="6.84">
            <text:p>6.84</text:p>
          </table:table-cell>
          <table:table-cell table:formula="of:=ABS(([.F10]-[.B10]))" office:value-type="float" office:value="1.06">
            <text:p>1.06</text:p>
          </table:table-cell>
          <table:table-cell table:number-columns-repeated="3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47.44">
            <text:p>47.44</text:p>
          </table:table-cell>
          <table:table-cell office:value-type="float" office:value="76.46">
            <text:p>76.46</text:p>
          </table:table-cell>
          <table:table-cell office:value-type="float" office:value="38.92">
            <text:p>38.92</text:p>
          </table:table-cell>
          <table:table-cell office:value-type="float" office:value="47.77">
            <text:p>47.77</text:p>
          </table:table-cell>
          <table:table-cell office:value-type="float" office:value="47.3">
            <text:p>47.3</text:p>
          </table:table-cell>
          <table:table-cell/>
          <table:table-cell table:formula="of:=ABS(([.C11]-[.B11])*100/[.B11])" office:value-type="float" office:value="0.295983086680762">
            <text:p>0.3</text:p>
          </table:table-cell>
          <table:table-cell table:formula="of:=ABS(([.D11]-[.B11])*100/[.B11])" office:value-type="float" office:value="61.6490486257928">
            <text:p>61.65</text:p>
          </table:table-cell>
          <table:table-cell table:formula="of:=ABS(([.E11]-[.B11])*100/[.B11])" office:value-type="float" office:value="17.7167019027484">
            <text:p>17.72</text:p>
          </table:table-cell>
          <table:table-cell table:formula="of:=ABS(([.F11]-[.B11])*100/[.B11])" office:value-type="float" office:value="0.993657505285425">
            <text:p>0.99</text:p>
          </table:table-cell>
          <table:table-cell table:number-columns-repeated="2"/>
          <table:table-cell table:formula="of:=ABS(([.C11]-[.B11]))" office:value-type="float" office:value="0.140000000000001">
            <text:p>0.14</text:p>
          </table:table-cell>
          <table:table-cell table:formula="of:=ABS(([.D11]-[.B11]))" office:value-type="float" office:value="29.16">
            <text:p>29.16</text:p>
          </table:table-cell>
          <table:table-cell table:formula="of:=ABS(([.E11]-[.B11]))" office:value-type="float" office:value="8.38">
            <text:p>8.38</text:p>
          </table:table-cell>
          <table:table-cell table:formula="of:=ABS(([.F11]-[.B11]))" office:value-type="float" office:value="0.470000000000006">
            <text:p>0.47</text:p>
          </table:table-cell>
          <table:table-cell table:number-columns-repeated="3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63.64">
            <text:p>63.64</text:p>
          </table:table-cell>
          <table:table-cell office:value-type="float" office:value="91.33">
            <text:p>91.33</text:p>
          </table:table-cell>
          <table:table-cell office:value-type="float" office:value="56.24">
            <text:p>56.24</text:p>
          </table:table-cell>
          <table:table-cell office:value-type="float" office:value="64.18">
            <text:p>64.18</text:p>
          </table:table-cell>
          <table:table-cell office:value-type="float" office:value="63.5">
            <text:p>63.5</text:p>
          </table:table-cell>
          <table:table-cell/>
          <table:table-cell table:formula="of:=ABS(([.C12]-[.B12])*100/[.B12])" office:value-type="float" office:value="0.220472440944883">
            <text:p>0.22</text:p>
          </table:table-cell>
          <table:table-cell table:formula="of:=ABS(([.D12]-[.B12])*100/[.B12])" office:value-type="float" office:value="43.8267716535433">
            <text:p>43.83</text:p>
          </table:table-cell>
          <table:table-cell table:formula="of:=ABS(([.E12]-[.B12])*100/[.B12])" office:value-type="float" office:value="11.4330708661417">
            <text:p>11.43</text:p>
          </table:table-cell>
          <table:table-cell table:formula="of:=ABS(([.F12]-[.B12])*100/[.B12])" office:value-type="float" office:value="1.07086614173229">
            <text:p>1.07</text:p>
          </table:table-cell>
          <table:table-cell table:number-columns-repeated="2"/>
          <table:table-cell table:formula="of:=ABS(([.C12]-[.B12]))" office:value-type="float" office:value="0.140000000000001">
            <text:p>0.14</text:p>
          </table:table-cell>
          <table:table-cell table:formula="of:=ABS(([.D12]-[.B12]))" office:value-type="float" office:value="27.83">
            <text:p>27.83</text:p>
          </table:table-cell>
          <table:table-cell table:formula="of:=ABS(([.E12]-[.B12]))" office:value-type="float" office:value="7.26">
            <text:p>7.26</text:p>
          </table:table-cell>
          <table:table-cell table:formula="of:=ABS(([.F12]-[.B12]))" office:value-type="float" office:value="0.680000000000007">
            <text:p>0.68</text:p>
          </table:table-cell>
          <table:table-cell table:number-columns-repeated="3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43.08">
            <text:p>43.08</text:p>
          </table:table-cell>
          <table:table-cell office:value-type="float" office:value="74.81">
            <text:p>74.81</text:p>
          </table:table-cell>
          <table:table-cell office:value-type="float" office:value="35.4">
            <text:p>35.4</text:p>
          </table:table-cell>
          <table:table-cell office:value-type="float" office:value="44.03">
            <text:p>44.03</text:p>
          </table:table-cell>
          <table:table-cell office:value-type="float" office:value="44.2">
            <text:p>44.2</text:p>
          </table:table-cell>
          <table:table-cell/>
          <table:table-cell table:formula="of:=ABS(([.C13]-[.B13])*100/[.B13])" office:value-type="float" office:value="2.53393665158372">
            <text:p>2.53</text:p>
          </table:table-cell>
          <table:table-cell table:formula="of:=ABS(([.D13]-[.B13])*100/[.B13])" office:value-type="float" office:value="69.2533936651584">
            <text:p>69.25</text:p>
          </table:table-cell>
          <table:table-cell table:formula="of:=ABS(([.E13]-[.B13])*100/[.B13])" office:value-type="float" office:value="19.9095022624434">
            <text:p>19.91</text:p>
          </table:table-cell>
          <table:table-cell table:formula="of:=ABS(([.F13]-[.B13])*100/[.B13])" office:value-type="float" office:value="0.384615384615388">
            <text:p>0.38</text:p>
          </table:table-cell>
          <table:table-cell table:number-columns-repeated="2"/>
          <table:table-cell table:formula="of:=ABS(([.C13]-[.B13]))" office:value-type="float" office:value="1.12">
            <text:p>1.12</text:p>
          </table:table-cell>
          <table:table-cell table:formula="of:=ABS(([.D13]-[.B13]))" office:value-type="float" office:value="30.61">
            <text:p>30.61</text:p>
          </table:table-cell>
          <table:table-cell table:formula="of:=ABS(([.E13]-[.B13]))" office:value-type="float" office:value="8.8">
            <text:p>8.8</text:p>
          </table:table-cell>
          <table:table-cell table:formula="of:=ABS(([.F13]-[.B13]))" office:value-type="float" office:value="0.170000000000002">
            <text:p>0.17</text:p>
          </table:table-cell>
          <table:table-cell table:number-columns-repeated="3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30.24">
            <text:p>30.24</text:p>
          </table:table-cell>
          <table:table-cell office:value-type="float" office:value="51.15">
            <text:p>51.15</text:p>
          </table:table-cell>
          <table:table-cell office:value-type="float" office:value="19.02">
            <text:p>19.02</text:p>
          </table:table-cell>
          <table:table-cell office:value-type="float" office:value="25.4">
            <text:p>25.4</text:p>
          </table:table-cell>
          <table:table-cell office:value-type="float" office:value="33.2">
            <text:p>33.2</text:p>
          </table:table-cell>
          <table:table-cell/>
          <table:table-cell table:formula="of:=ABS(([.C14]-[.B14])*100/[.B14])" office:value-type="float" office:value="8.91566265060242">
            <text:p>8.92</text:p>
          </table:table-cell>
          <table:table-cell table:formula="of:=ABS(([.D14]-[.B14])*100/[.B14])" office:value-type="float" office:value="54.066265060241">
            <text:p>54.07</text:p>
          </table:table-cell>
          <table:table-cell table:formula="of:=ABS(([.E14]-[.B14])*100/[.B14])" office:value-type="float" office:value="42.710843373494">
            <text:p>42.71</text:p>
          </table:table-cell>
          <table:table-cell table:formula="of:=ABS(([.F14]-[.B14])*100/[.B14])" office:value-type="float" office:value="23.4939759036145">
            <text:p>23.49</text:p>
          </table:table-cell>
          <table:table-cell table:number-columns-repeated="2"/>
          <table:table-cell table:formula="of:=ABS(([.C14]-[.B14]))" office:value-type="float" office:value="2.96">
            <text:p>2.96</text:p>
          </table:table-cell>
          <table:table-cell table:formula="of:=ABS(([.D14]-[.B14]))" office:value-type="float" office:value="17.95">
            <text:p>17.95</text:p>
          </table:table-cell>
          <table:table-cell table:formula="of:=ABS(([.E14]-[.B14]))" office:value-type="float" office:value="14.18">
            <text:p>14.18</text:p>
          </table:table-cell>
          <table:table-cell table:formula="of:=ABS(([.F14]-[.B14]))" office:value-type="float" office:value="7.8">
            <text:p>7.8</text:p>
          </table:table-cell>
          <table:table-cell table:number-columns-repeated="3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33.19">
            <text:p>33.19</text:p>
          </table:table-cell>
          <table:table-cell office:value-type="float" office:value="68.77">
            <text:p>68.77</text:p>
          </table:table-cell>
          <table:table-cell office:value-type="float" office:value="47.28">
            <text:p>47.28</text:p>
          </table:table-cell>
          <table:table-cell office:value-type="float" office:value="33.6">
            <text:p>33.6</text:p>
          </table:table-cell>
          <table:table-cell office:value-type="float" office:value="31.2">
            <text:p>31.2</text:p>
          </table:table-cell>
          <table:table-cell/>
          <table:table-cell table:formula="of:=ABS(([.C15]-[.B15])*100/[.B15])" office:value-type="float" office:value="6.37820512820512">
            <text:p>6.38</text:p>
          </table:table-cell>
          <table:table-cell table:formula="of:=ABS(([.D15]-[.B15])*100/[.B15])" office:value-type="float" office:value="120.416666666667">
            <text:p>120.42</text:p>
          </table:table-cell>
          <table:table-cell table:formula="of:=ABS(([.E15]-[.B15])*100/[.B15])" office:value-type="float" office:value="51.5384615384616">
            <text:p>51.54</text:p>
          </table:table-cell>
          <table:table-cell table:formula="of:=ABS(([.F15]-[.B15])*100/[.B15])" office:value-type="float" office:value="7.6923076923077">
            <text:p>7.69</text:p>
          </table:table-cell>
          <table:table-cell table:number-columns-repeated="2"/>
          <table:table-cell table:formula="of:=ABS(([.C15]-[.B15]))" office:value-type="float" office:value="1.99">
            <text:p>1.99</text:p>
          </table:table-cell>
          <table:table-cell table:formula="of:=ABS(([.D15]-[.B15]))" office:value-type="float" office:value="37.57">
            <text:p>37.57</text:p>
          </table:table-cell>
          <table:table-cell table:formula="of:=ABS(([.E15]-[.B15]))" office:value-type="float" office:value="16.08">
            <text:p>16.08</text:p>
          </table:table-cell>
          <table:table-cell table:formula="of:=ABS(([.F15]-[.B15]))" office:value-type="float" office:value="2.4">
            <text:p>2.4</text:p>
          </table:table-cell>
          <table:table-cell table:number-columns-repeated="3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9.69">
            <text:p>59.69</text:p>
          </table:table-cell>
          <table:table-cell office:value-type="float" office:value="82.47">
            <text:p>82.47</text:p>
          </table:table-cell>
          <table:table-cell office:value-type="float" office:value="59.27">
            <text:p>59.27</text:p>
          </table:table-cell>
          <table:table-cell office:value-type="float" office:value="64.82">
            <text:p>64.82</text:p>
          </table:table-cell>
          <table:table-cell office:value-type="float" office:value="58.8">
            <text:p>58.8</text:p>
          </table:table-cell>
          <table:table-cell/>
          <table:table-cell table:formula="of:=ABS(([.C16]-[.B16])*100/[.B16])" office:value-type="float" office:value="1.51360544217687">
            <text:p>1.51</text:p>
          </table:table-cell>
          <table:table-cell table:formula="of:=ABS(([.D16]-[.B16])*100/[.B16])" office:value-type="float" office:value="40.2551020408163">
            <text:p>40.26</text:p>
          </table:table-cell>
          <table:table-cell table:formula="of:=ABS(([.E16]-[.B16])*100/[.B16])" office:value-type="float" office:value="0.799319727891167">
            <text:p>0.8</text:p>
          </table:table-cell>
          <table:table-cell table:formula="of:=ABS(([.F16]-[.B16])*100/[.B16])" office:value-type="float" office:value="10.2380952380952">
            <text:p>10.24</text:p>
          </table:table-cell>
          <table:table-cell table:number-columns-repeated="2"/>
          <table:table-cell table:formula="of:=ABS(([.C16]-[.B16]))" office:value-type="float" office:value="0.890000000000001">
            <text:p>0.89</text:p>
          </table:table-cell>
          <table:table-cell table:formula="of:=ABS(([.D16]-[.B16]))" office:value-type="float" office:value="23.67">
            <text:p>23.67</text:p>
          </table:table-cell>
          <table:table-cell table:formula="of:=ABS(([.E16]-[.B16]))" office:value-type="float" office:value="0.470000000000006">
            <text:p>0.47</text:p>
          </table:table-cell>
          <table:table-cell table:formula="of:=ABS(([.F16]-[.B16]))" office:value-type="float" office:value="6.02">
            <text:p>6.02</text:p>
          </table:table-cell>
          <table:table-cell table:number-columns-repeated="3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40.33">
            <text:p>40.33</text:p>
          </table:table-cell>
          <table:table-cell office:value-type="float" office:value="69.01">
            <text:p>69.01</text:p>
          </table:table-cell>
          <table:table-cell office:value-type="float" office:value="30.6">
            <text:p>30.6</text:p>
          </table:table-cell>
          <table:table-cell office:value-type="float" office:value="41">
            <text:p>41</text:p>
          </table:table-cell>
          <table:table-cell office:value-type="float" office:value="41.4">
            <text:p>41.4</text:p>
          </table:table-cell>
          <table:table-cell/>
          <table:table-cell table:formula="of:=ABS(([.C17]-[.B17])*100/[.B17])" office:value-type="float" office:value="2.58454106280193">
            <text:p>2.58</text:p>
          </table:table-cell>
          <table:table-cell table:formula="of:=ABS(([.D17]-[.B17])*100/[.B17])" office:value-type="float" office:value="66.6908212560387">
            <text:p>66.69</text:p>
          </table:table-cell>
          <table:table-cell table:formula="of:=ABS(([.E17]-[.B17])*100/[.B17])" office:value-type="float" office:value="26.0869565217391">
            <text:p>26.09</text:p>
          </table:table-cell>
          <table:table-cell table:formula="of:=ABS(([.F17]-[.B17])*100/[.B17])" office:value-type="float" office:value="0.966183574879224">
            <text:p>0.97</text:p>
          </table:table-cell>
          <table:table-cell table:number-columns-repeated="2"/>
          <table:table-cell table:formula="of:=ABS(([.C17]-[.B17]))" office:value-type="float" office:value="1.07">
            <text:p>1.07</text:p>
          </table:table-cell>
          <table:table-cell table:formula="of:=ABS(([.D17]-[.B17]))" office:value-type="float" office:value="27.61">
            <text:p>27.61</text:p>
          </table:table-cell>
          <table:table-cell table:formula="of:=ABS(([.E17]-[.B17]))" office:value-type="float" office:value="10.8">
            <text:p>10.8</text:p>
          </table:table-cell>
          <table:table-cell table:formula="of:=ABS(([.F17]-[.B17]))" office:value-type="float" office:value="0.399999999999999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48.3">
            <text:p>48.3</text:p>
          </table:table-cell>
          <table:table-cell office:value-type="float" office:value="81.85">
            <text:p>81.85</text:p>
          </table:table-cell>
          <table:table-cell office:value-type="float" office:value="36.66">
            <text:p>36.66</text:p>
          </table:table-cell>
          <table:table-cell office:value-type="float" office:value="46.31">
            <text:p>46.31</text:p>
          </table:table-cell>
          <table:table-cell office:value-type="float" office:value="33.2">
            <text:p>33.2</text:p>
          </table:table-cell>
          <table:table-cell/>
          <table:table-cell table:formula="of:=ABS(([.C18]-[.B18])*100/[.B18])" office:value-type="float" office:value="45.4819277108434">
            <text:p>45.48</text:p>
          </table:table-cell>
          <table:table-cell table:formula="of:=ABS(([.D18]-[.B18])*100/[.B18])" office:value-type="float" office:value="146.536144578313">
            <text:p>146.54</text:p>
          </table:table-cell>
          <table:table-cell table:formula="of:=ABS(([.E18]-[.B18])*100/[.B18])" office:value-type="float" office:value="10.4216867469879">
            <text:p>10.42</text:p>
          </table:table-cell>
          <table:table-cell table:formula="of:=ABS(([.F18]-[.B18])*100/[.B18])" office:value-type="float" office:value="39.4879518072289">
            <text:p>39.49</text:p>
          </table:table-cell>
          <table:table-cell table:number-columns-repeated="2"/>
          <table:table-cell table:formula="of:=ABS(([.C18]-[.B18]))" office:value-type="float" office:value="15.1">
            <text:p>15.1</text:p>
          </table:table-cell>
          <table:table-cell table:formula="of:=ABS(([.D18]-[.B18]))" office:value-type="float" office:value="48.65">
            <text:p>48.65</text:p>
          </table:table-cell>
          <table:table-cell table:formula="of:=ABS(([.E18]-[.B18]))" office:value-type="float" office:value="3.45999999999999">
            <text:p>3.46</text:p>
          </table:table-cell>
          <table:table-cell table:formula="of:=ABS(([.F18]-[.B18]))" office:value-type="float" office:value="13.11">
            <text:p>13.11</text:p>
          </table:table-cell>
          <table:table-cell table:number-columns-repeated="3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41.98">
            <text:p>41.98</text:p>
          </table:table-cell>
          <table:table-cell office:value-type="float" office:value="76.73">
            <text:p>76.73</text:p>
          </table:table-cell>
          <table:table-cell office:value-type="float" office:value="29.68">
            <text:p>29.68</text:p>
          </table:table-cell>
          <table:table-cell office:value-type="float" office:value="38.3">
            <text:p>38.3</text:p>
          </table:table-cell>
          <table:table-cell office:value-type="float" office:value="44.9">
            <text:p>44.9</text:p>
          </table:table-cell>
          <table:table-cell/>
          <table:table-cell table:formula="of:=ABS(([.C19]-[.B19])*100/[.B19])" office:value-type="float" office:value="6.50334075723831">
            <text:p>6.5</text:p>
          </table:table-cell>
          <table:table-cell table:formula="of:=ABS(([.D19]-[.B19])*100/[.B19])" office:value-type="float" office:value="70.890868596882">
            <text:p>70.89</text:p>
          </table:table-cell>
          <table:table-cell table:formula="of:=ABS(([.E19]-[.B19])*100/[.B19])" office:value-type="float" office:value="33.8975501113586">
            <text:p>33.9</text:p>
          </table:table-cell>
          <table:table-cell table:formula="of:=ABS(([.F19]-[.B19])*100/[.B19])" office:value-type="float" office:value="14.6993318485523">
            <text:p>14.7</text:p>
          </table:table-cell>
          <table:table-cell table:number-columns-repeated="2"/>
          <table:table-cell table:formula="of:=ABS(([.C19]-[.B19]))" office:value-type="float" office:value="2.92">
            <text:p>2.92</text:p>
          </table:table-cell>
          <table:table-cell table:formula="of:=ABS(([.D19]-[.B19]))" office:value-type="float" office:value="31.83">
            <text:p>31.83</text:p>
          </table:table-cell>
          <table:table-cell table:formula="of:=ABS(([.E19]-[.B19]))" office:value-type="float" office:value="15.22">
            <text:p>15.22</text:p>
          </table:table-cell>
          <table:table-cell table:formula="of:=ABS(([.F19]-[.B19]))" office:value-type="float" office:value="6.6">
            <text:p>6.6</text:p>
          </table:table-cell>
          <table:table-cell table:number-columns-repeated="3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45.99">
            <text:p>45.99</text:p>
          </table:table-cell>
          <table:table-cell office:value-type="float" office:value="74.63">
            <text:p>74.63</text:p>
          </table:table-cell>
          <table:table-cell office:value-type="float" office:value="37.09">
            <text:p>37.09</text:p>
          </table:table-cell>
          <table:table-cell office:value-type="float" office:value="47.35">
            <text:p>47.35</text:p>
          </table:table-cell>
          <table:table-cell office:value-type="float" office:value="45.2">
            <text:p>45.2</text:p>
          </table:table-cell>
          <table:table-cell/>
          <table:table-cell table:formula="of:=ABS(([.C20]-[.B20])*100/[.B20])" office:value-type="float" office:value="1.74778761061947">
            <text:p>1.75</text:p>
          </table:table-cell>
          <table:table-cell table:formula="of:=ABS(([.D20]-[.B20])*100/[.B20])" office:value-type="float" office:value="65.1106194690265">
            <text:p>65.11</text:p>
          </table:table-cell>
          <table:table-cell table:formula="of:=ABS(([.E20]-[.B20])*100/[.B20])" office:value-type="float" office:value="17.9424778761062">
            <text:p>17.94</text:p>
          </table:table-cell>
          <table:table-cell table:formula="of:=ABS(([.F20]-[.B20])*100/[.B20])" office:value-type="float" office:value="4.75663716814159">
            <text:p>4.76</text:p>
          </table:table-cell>
          <table:table-cell table:number-columns-repeated="2"/>
          <table:table-cell table:formula="of:=ABS(([.C20]-[.B20]))" office:value-type="float" office:value="0.789999999999999">
            <text:p>0.79</text:p>
          </table:table-cell>
          <table:table-cell table:formula="of:=ABS(([.D20]-[.B20]))" office:value-type="float" office:value="29.43">
            <text:p>29.43</text:p>
          </table:table-cell>
          <table:table-cell table:formula="of:=ABS(([.E20]-[.B20]))" office:value-type="float" office:value="8.11">
            <text:p>8.11</text:p>
          </table:table-cell>
          <table:table-cell table:formula="of:=ABS(([.F20]-[.B20]))" office:value-type="float" office:value="2.15">
            <text:p>2.15</text:p>
          </table:table-cell>
          <table:table-cell table:number-columns-repeated="3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64.41">
            <text:p>64.41</text:p>
          </table:table-cell>
          <table:table-cell office:value-type="float" office:value="88.14">
            <text:p>88.14</text:p>
          </table:table-cell>
          <table:table-cell office:value-type="float" office:value="58.34">
            <text:p>58.34</text:p>
          </table:table-cell>
          <table:table-cell office:value-type="float" office:value="65.77">
            <text:p>65.77</text:p>
          </table:table-cell>
          <table:table-cell office:value-type="float" office:value="65.7">
            <text:p>65.7</text:p>
          </table:table-cell>
          <table:table-cell/>
          <table:table-cell table:formula="of:=ABS(([.C21]-[.B21])*100/[.B21])" office:value-type="float" office:value="1.96347031963471">
            <text:p>1.96</text:p>
          </table:table-cell>
          <table:table-cell table:formula="of:=ABS(([.D21]-[.B21])*100/[.B21])" office:value-type="float" office:value="34.1552511415525">
            <text:p>34.16</text:p>
          </table:table-cell>
          <table:table-cell table:formula="of:=ABS(([.E21]-[.B21])*100/[.B21])" office:value-type="float" office:value="11.2024353120244">
            <text:p>11.2</text:p>
          </table:table-cell>
          <table:table-cell table:formula="of:=ABS(([.F21]-[.B21])*100/[.B21])" office:value-type="float" office:value="0.106544901065439">
            <text:p>0.11</text:p>
          </table:table-cell>
          <table:table-cell table:number-columns-repeated="2"/>
          <table:table-cell table:formula="of:=ABS(([.C21]-[.B21]))" office:value-type="float" office:value="1.29000000000001">
            <text:p>1.29</text:p>
          </table:table-cell>
          <table:table-cell table:formula="of:=ABS(([.D21]-[.B21]))" office:value-type="float" office:value="22.44">
            <text:p>22.44</text:p>
          </table:table-cell>
          <table:table-cell table:formula="of:=ABS(([.E21]-[.B21]))" office:value-type="float" office:value="7.36">
            <text:p>7.36</text:p>
          </table:table-cell>
          <table:table-cell table:formula="of:=ABS(([.F21]-[.B21]))" office:value-type="float" office:value="0.0699999999999932">
            <text:p>0.07</text:p>
          </table:table-cell>
          <table:table-cell table:number-columns-repeated="3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65.81">
            <text:p>65.81</text:p>
          </table:table-cell>
          <table:table-cell office:value-type="float" office:value="98">
            <text:p>98</text:p>
          </table:table-cell>
          <table:table-cell office:value-type="float" office:value="58.96">
            <text:p>58.96</text:p>
          </table:table-cell>
          <table:table-cell office:value-type="float" office:value="69.07">
            <text:p>69.07</text:p>
          </table:table-cell>
          <table:table-cell office:value-type="float" office:value="65.2">
            <text:p>65.2</text:p>
          </table:table-cell>
          <table:table-cell/>
          <table:table-cell table:formula="of:=ABS(([.C22]-[.B22])*100/[.B22])" office:value-type="float" office:value="0.935582822085889">
            <text:p>0.94</text:p>
          </table:table-cell>
          <table:table-cell table:formula="of:=ABS(([.D22]-[.B22])*100/[.B22])" office:value-type="float" office:value="50.3067484662577">
            <text:p>50.31</text:p>
          </table:table-cell>
          <table:table-cell table:formula="of:=ABS(([.E22]-[.B22])*100/[.B22])" office:value-type="float" office:value="9.57055214723927">
            <text:p>9.57</text:p>
          </table:table-cell>
          <table:table-cell table:formula="of:=ABS(([.F22]-[.B22])*100/[.B22])" office:value-type="float" office:value="5.93558282208587">
            <text:p>5.94</text:p>
          </table:table-cell>
          <table:table-cell table:number-columns-repeated="2"/>
          <table:table-cell table:formula="of:=ABS(([.C22]-[.B22]))" office:value-type="float" office:value="0.609999999999999">
            <text:p>0.61</text:p>
          </table:table-cell>
          <table:table-cell table:formula="of:=ABS(([.D22]-[.B22]))" office:value-type="float" office:value="32.8">
            <text:p>32.8</text:p>
          </table:table-cell>
          <table:table-cell table:formula="of:=ABS(([.E22]-[.B22]))" office:value-type="float" office:value="6.24">
            <text:p>6.24</text:p>
          </table:table-cell>
          <table:table-cell table:formula="of:=ABS(([.F22]-[.B22]))" office:value-type="float" office:value="3.86999999999999">
            <text:p>3.8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f:=AVERAGE([.I7:.I22])" office:value-type="float" office:value="6.68273324707201">
            <text:p>6.68</text:p>
          </table:table-cell>
          <table:table-cell table:formula="of:=AVERAGE([.J7:.J22])" office:value-type="float" office:value="72.3105808063429">
            <text:p>72.31</text:p>
          </table:table-cell>
          <table:table-cell table:formula="of:=AVERAGE([.K7:.K22])" office:value-type="float" office:value="22.4774853388398">
            <text:p>22.48</text:p>
          </table:table-cell>
          <table:table-cell table:formula="of:=AVERAGE([.L7:.L22])" office:value-type="float" office:value="9.37783792896309">
            <text:p>9.38</text:p>
          </table:table-cell>
          <table:table-cell/>
          <table:table-cell office:value-type="string">
            <text:p>average</text:p>
          </table:table-cell>
          <table:table-cell table:formula="of:=AVERAGE([.O7:.O22])" office:value-type="float" office:value="2.45375">
            <text:p>2.45</text:p>
          </table:table-cell>
          <table:table-cell table:formula="of:=AVERAGE([.P7:.P22])" office:value-type="float" office:value="30.574375">
            <text:p>30.57</text:p>
          </table:table-cell>
          <table:table-cell table:formula="of:=AVERAGE([.Q7:.Q22])" office:value-type="float" office:value="9.17125">
            <text:p>9.17</text:p>
          </table:table-cell>
          <table:table-cell table:formula="of:=AVERAGE([.R7:.R22])" office:value-type="float" office:value="3.665625">
            <text:p>3.67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>
            <text:p>DNA self complementary sequences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TmExp 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error percentage (ABS(Texp – Tcomp)/Texp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table:number-columns-repeated="2"/>
          <table:table-cell>
            <draw:frame table:end-cell-address="'MELTING 4_2'.AD44" table:end-x="0.505cm" table:end-y="0.274cm" draw:z-index="1" draw:style-name="gr1" svg:width="18.676cm" svg:height="7.103cm" svg:x="2.158cm" svg:y="0.001cm">
              <draw:object draw:notify-on-update-of-ranges="'MELTING 4_2'.C27:'MELTING 4_2'.C27 'MELTING 4_2'.C28:'MELTING 4_2'.C64 'MELTING 4_2'.B28:'MELTING 4_2'.B64 'MELTING 4_2'.D27:'MELTING 4_2'.D27 'MELTING 4_2'.D28:'MELTING 4_2'.D64 'MELTING 4_2'.B28:'MELTING 4_2'.B64 'MELTING 4_2'.E27:'MELTING 4_2'.E27 'MELTING 4_2'.E28:'MELTING 4_2'.E64 'MELTING 4_2'.B28:'MELTING 4_2'.B64 'MELTING 4_2'.F27:'MELTING 4_2'.F27 'MELTING 4_2'.F28:'MELTING 4_2'.F64 'MELTING 4_2'.B28:'MELTING 4_2'.B64 'MELTING 4_2'.G27:'MELTING 4_2'.G27 'MELTING 4_2'.G28:'MELTING 4_2'.G64 'MELTING 4_2'.B28:'MELTING 4_2'.B6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56.93">
            <text:p>56.93</text:p>
          </table:table-cell>
          <table:table-cell office:value-type="float" office:value="85.96">
            <text:p>85.96</text:p>
          </table:table-cell>
          <table:table-cell office:value-type="float" office:value="47.46">
            <text:p>47.46</text:p>
          </table:table-cell>
          <table:table-cell office:value-type="float" office:value="55.28">
            <text:p>55.28</text:p>
          </table:table-cell>
          <table:table-cell office:value-type="float" office:value="54.4">
            <text:p>54.4</text:p>
          </table:table-cell>
          <table:table-cell/>
          <table:table-cell table:formula="of:=ABS(([.C29]-[.B29])*100/[.B29])" office:value-type="float" office:value="4.65073529411765">
            <text:p>4.65</text:p>
          </table:table-cell>
          <table:table-cell table:formula="of:=ABS(([.D29]-[.B29])*100/[.B29])" office:value-type="float" office:value="58.0147058823529">
            <text:p>58.01</text:p>
          </table:table-cell>
          <table:table-cell table:formula="of:=ABS(([.E29]-[.B29])*100/[.B29])" office:value-type="float" office:value="12.7573529411765">
            <text:p>12.76</text:p>
          </table:table-cell>
          <table:table-cell table:formula="of:=ABS(([.F29]-[.B29])*100/[.B29])" office:value-type="float" office:value="1.61764705882353">
            <text:p>1.62</text:p>
          </table:table-cell>
          <table:table-cell table:number-columns-repeated="2"/>
          <table:table-cell table:formula="of:=ABS(([.C29]-[.B29]))" office:value-type="float" office:value="2.53">
            <text:p>2.53</text:p>
          </table:table-cell>
          <table:table-cell table:formula="of:=ABS(([.D29]-[.B29]))" office:value-type="float" office:value="31.56">
            <text:p>31.56</text:p>
          </table:table-cell>
          <table:table-cell table:formula="of:=ABS(([.E29]-[.B29]))" office:value-type="float" office:value="6.94">
            <text:p>6.94</text:p>
          </table:table-cell>
          <table:table-cell table:formula="of:=ABS(([.F29]-[.B29]))" office:value-type="float" office:value="0.880000000000003">
            <text:p>0.88</text:p>
          </table:table-cell>
          <table:table-cell table:number-columns-repeated="3"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66.01">
            <text:p>66.01</text:p>
          </table:table-cell>
          <table:table-cell office:value-type="float" office:value="94.69">
            <text:p>94.69</text:p>
          </table:table-cell>
          <table:table-cell office:value-type="float" office:value="58.99">
            <text:p>58.99</text:p>
          </table:table-cell>
          <table:table-cell office:value-type="float" office:value="69.54">
            <text:p>69.54</text:p>
          </table:table-cell>
          <table:table-cell office:value-type="float" office:value="65.3">
            <text:p>65.3</text:p>
          </table:table-cell>
          <table:table-cell/>
          <table:table-cell table:formula="of:=ABS(([.C30]-[.B30])*100/[.B30])" office:value-type="float" office:value="1.08728943338439">
            <text:p>1.09</text:p>
          </table:table-cell>
          <table:table-cell table:formula="of:=ABS(([.D30]-[.B30])*100/[.B30])" office:value-type="float" office:value="45.0076569678407">
            <text:p>45.01</text:p>
          </table:table-cell>
          <table:table-cell table:formula="of:=ABS(([.E30]-[.B30])*100/[.B30])" office:value-type="float" office:value="9.66309341500765">
            <text:p>9.66</text:p>
          </table:table-cell>
          <table:table-cell table:formula="of:=ABS(([.F30]-[.B30])*100/[.B30])" office:value-type="float" office:value="6.49310872894335">
            <text:p>6.49</text:p>
          </table:table-cell>
          <table:table-cell table:number-columns-repeated="2"/>
          <table:table-cell table:formula="of:=ABS(([.C30]-[.B30]))" office:value-type="float" office:value="0.710000000000008">
            <text:p>0.71</text:p>
          </table:table-cell>
          <table:table-cell table:formula="of:=ABS(([.D30]-[.B30]))" office:value-type="float" office:value="29.39">
            <text:p>29.39</text:p>
          </table:table-cell>
          <table:table-cell table:formula="of:=ABS(([.E30]-[.B30]))" office:value-type="float" office:value="6.31">
            <text:p>6.31</text:p>
          </table:table-cell>
          <table:table-cell table:formula="of:=ABS(([.F30]-[.B30]))" office:value-type="float" office:value="4.24000000000001">
            <text:p>4.24</text:p>
          </table:table-cell>
          <table:table-cell table:number-columns-repeated="3"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42.41">
            <text:p>42.41</text:p>
          </table:table-cell>
          <table:table-cell office:value-type="float" office:value="23.43">
            <text:p>23.43</text:p>
          </table:table-cell>
          <table:table-cell office:value-type="float" office:value="22.8">
            <text:p>22.8</text:p>
          </table:table-cell>
          <table:table-cell/>
          <table:table-cell table:formula="of:=ABS(([.C31]-[.B31])*100/[.B31])" office:value-type="float" office:value="14.4736842105263">
            <text:p>14.47</text:p>
          </table:table-cell>
          <table:table-cell table:formula="of:=ABS(([.D31]-[.B31])*100/[.B31])" office:value-type="float" office:value="151.622807017544">
            <text:p>151.62</text:p>
          </table:table-cell>
          <table:table-cell table:formula="of:=ABS(([.E31]-[.B31])*100/[.B31])" office:value-type="float" office:value="86.0087719298245">
            <text:p>86.01</text:p>
          </table:table-cell>
          <table:table-cell table:formula="of:=ABS(([.F31]-[.B31])*100/[.B31])" office:value-type="float" office:value="2.76315789473684">
            <text:p>2.76</text:p>
          </table:table-cell>
          <table:table-cell table:number-columns-repeated="2"/>
          <table:table-cell table:formula="of:=ABS(([.C31]-[.B31]))" office:value-type="float" office:value="3.3">
            <text:p>3.3</text:p>
          </table:table-cell>
          <table:table-cell table:formula="of:=ABS(([.D31]-[.B31]))" office:value-type="float" office:value="34.57">
            <text:p>34.57</text:p>
          </table:table-cell>
          <table:table-cell table:formula="of:=ABS(([.E31]-[.B31]))" office:value-type="float" office:value="19.61">
            <text:p>19.61</text:p>
          </table:table-cell>
          <table:table-cell table:formula="of:=ABS(([.F31]-[.B31]))" office:value-type="float" office:value="0.629999999999999">
            <text:p>0.63</text:p>
          </table:table-cell>
          <table:table-cell table:number-columns-repeated="3"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48.89">
            <text:p>48.89</text:p>
          </table:table-cell>
          <table:table-cell office:value-type="float" office:value="79.09">
            <text:p>79.09</text:p>
          </table:table-cell>
          <table:table-cell office:value-type="float" office:value="37.9">
            <text:p>37.9</text:p>
          </table:table-cell>
          <table:table-cell office:value-type="float" office:value="48.96">
            <text:p>48.96</text:p>
          </table:table-cell>
          <table:table-cell office:value-type="float" office:value="44.6">
            <text:p>44.6</text:p>
          </table:table-cell>
          <table:table-cell/>
          <table:table-cell table:formula="of:=ABS(([.C32]-[.B32])*100/[.B32])" office:value-type="float" office:value="9.61883408071749">
            <text:p>9.62</text:p>
          </table:table-cell>
          <table:table-cell table:formula="of:=ABS(([.D32]-[.B32])*100/[.B32])" office:value-type="float" office:value="77.3318385650224">
            <text:p>77.33</text:p>
          </table:table-cell>
          <table:table-cell table:formula="of:=ABS(([.E32]-[.B32])*100/[.B32])" office:value-type="float" office:value="15.0224215246637">
            <text:p>15.02</text:p>
          </table:table-cell>
          <table:table-cell table:formula="of:=ABS(([.F32]-[.B32])*100/[.B32])" office:value-type="float" office:value="9.77578475336323">
            <text:p>9.78</text:p>
          </table:table-cell>
          <table:table-cell table:number-columns-repeated="2"/>
          <table:table-cell table:formula="of:=ABS(([.C32]-[.B32]))" office:value-type="float" office:value="4.29">
            <text:p>4.29</text:p>
          </table:table-cell>
          <table:table-cell table:formula="of:=ABS(([.D32]-[.B32]))" office:value-type="float" office:value="34.49">
            <text:p>34.49</text:p>
          </table:table-cell>
          <table:table-cell table:formula="of:=ABS(([.E32]-[.B32]))" office:value-type="float" office:value="6.7">
            <text:p>6.7</text:p>
          </table:table-cell>
          <table:table-cell table:formula="of:=ABS(([.F32]-[.B32]))" office:value-type="float" office:value="4.36">
            <text:p>4.36</text:p>
          </table:table-cell>
          <table:table-cell table:number-columns-repeated="3"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45.61">
            <text:p>45.61</text:p>
          </table:table-cell>
          <table:table-cell office:value-type="float" office:value="75.06">
            <text:p>75.06</text:p>
          </table:table-cell>
          <table:table-cell office:value-type="float" office:value="35.91">
            <text:p>35.91</text:p>
          </table:table-cell>
          <table:table-cell office:value-type="float" office:value="45.61">
            <text:p>45.61</text:p>
          </table:table-cell>
          <table:table-cell office:value-type="float" office:value="47.6">
            <text:p>47.6</text:p>
          </table:table-cell>
          <table:table-cell/>
          <table:table-cell table:formula="of:=ABS(([.C33]-[.B33])*100/[.B33])" office:value-type="float" office:value="4.18067226890757">
            <text:p>4.18</text:p>
          </table:table-cell>
          <table:table-cell table:formula="of:=ABS(([.D33]-[.B33])*100/[.B33])" office:value-type="float" office:value="57.6890756302521">
            <text:p>57.69</text:p>
          </table:table-cell>
          <table:table-cell table:formula="of:=ABS(([.E33]-[.B33])*100/[.B33])" office:value-type="float" office:value="24.5588235294118">
            <text:p>24.56</text:p>
          </table:table-cell>
          <table:table-cell table:formula="of:=ABS(([.F33]-[.B33])*100/[.B33])" office:value-type="float" office:value="4.18067226890757">
            <text:p>4.18</text:p>
          </table:table-cell>
          <table:table-cell table:number-columns-repeated="2"/>
          <table:table-cell table:formula="of:=ABS(([.C33]-[.B33]))" office:value-type="float" office:value="1.99">
            <text:p>1.99</text:p>
          </table:table-cell>
          <table:table-cell table:formula="of:=ABS(([.D33]-[.B33]))" office:value-type="float" office:value="27.46">
            <text:p>27.46</text:p>
          </table:table-cell>
          <table:table-cell table:formula="of:=ABS(([.E33]-[.B33]))" office:value-type="float" office:value="11.69">
            <text:p>11.69</text:p>
          </table:table-cell>
          <table:table-cell table:formula="of:=ABS(([.F33]-[.B33]))" office:value-type="float" office:value="1.99">
            <text:p>1.99</text:p>
          </table:table-cell>
          <table:table-cell table:number-columns-repeated="3"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44.75">
            <text:p>44.75</text:p>
          </table:table-cell>
          <table:table-cell office:value-type="float" office:value="34.83">
            <text:p>34.83</text:p>
          </table:table-cell>
          <table:table-cell office:value-type="float" office:value="33.4">
            <text:p>33.4</text:p>
          </table:table-cell>
          <table:table-cell/>
          <table:table-cell table:formula="of:=ABS(([.C34]-[.B34])*100/[.B34])" office:value-type="float" office:value="1.97604790419163">
            <text:p>1.98</text:p>
          </table:table-cell>
          <table:table-cell table:formula="of:=ABS(([.D34]-[.B34])*100/[.B34])" office:value-type="float" office:value="63.622754491018">
            <text:p>63.62</text:p>
          </table:table-cell>
          <table:table-cell table:formula="of:=ABS(([.E34]-[.B34])*100/[.B34])" office:value-type="float" office:value="33.9820359281437">
            <text:p>33.98</text:p>
          </table:table-cell>
          <table:table-cell table:formula="of:=ABS(([.F34]-[.B34])*100/[.B34])" office:value-type="float" office:value="4.2814371257485">
            <text:p>4.28</text:p>
          </table:table-cell>
          <table:table-cell table:number-columns-repeated="2"/>
          <table:table-cell table:formula="of:=ABS(([.C34]-[.B34]))" office:value-type="float" office:value="0.660000000000004">
            <text:p>0.66</text:p>
          </table:table-cell>
          <table:table-cell table:formula="of:=ABS(([.D34]-[.B34]))" office:value-type="float" office:value="21.25">
            <text:p>21.25</text:p>
          </table:table-cell>
          <table:table-cell table:formula="of:=ABS(([.E34]-[.B34]))" office:value-type="float" office:value="11.35">
            <text:p>11.35</text:p>
          </table:table-cell>
          <table:table-cell table:formula="of:=ABS(([.F34]-[.B34]))" office:value-type="float" office:value="1.43">
            <text:p>1.43</text:p>
          </table:table-cell>
          <table:table-cell table:number-columns-repeated="3"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46.11">
            <text:p>46.11</text:p>
          </table:table-cell>
          <table:table-cell office:value-type="float" office:value="78.3">
            <text:p>78.3</text:p>
          </table:table-cell>
          <table:table-cell office:value-type="float" office:value="35.62">
            <text:p>35.62</text:p>
          </table:table-cell>
          <table:table-cell office:value-type="float" office:value="49.32">
            <text:p>49.32</text:p>
          </table:table-cell>
          <table:table-cell office:value-type="float" office:value="44.1">
            <text:p>44.1</text:p>
          </table:table-cell>
          <table:table-cell/>
          <table:table-cell table:formula="of:=ABS(([.C35]-[.B35])*100/[.B35])" office:value-type="float" office:value="4.5578231292517">
            <text:p>4.56</text:p>
          </table:table-cell>
          <table:table-cell table:formula="of:=ABS(([.D35]-[.B35])*100/[.B35])" office:value-type="float" office:value="77.5510204081633">
            <text:p>77.55</text:p>
          </table:table-cell>
          <table:table-cell table:formula="of:=ABS(([.E35]-[.B35])*100/[.B35])" office:value-type="float" office:value="19.2290249433107">
            <text:p>19.23</text:p>
          </table:table-cell>
          <table:table-cell table:formula="of:=ABS(([.F35]-[.B35])*100/[.B35])" office:value-type="float" office:value="11.8367346938775">
            <text:p>11.84</text:p>
          </table:table-cell>
          <table:table-cell table:number-columns-repeated="2"/>
          <table:table-cell table:formula="of:=ABS(([.C35]-[.B35]))" office:value-type="float" office:value="2.01">
            <text:p>2.01</text:p>
          </table:table-cell>
          <table:table-cell table:formula="of:=ABS(([.D35]-[.B35]))" office:value-type="float" office:value="34.2">
            <text:p>34.2</text:p>
          </table:table-cell>
          <table:table-cell table:formula="of:=ABS(([.E35]-[.B35]))" office:value-type="float" office:value="8.48">
            <text:p>8.48</text:p>
          </table:table-cell>
          <table:table-cell table:formula="of:=ABS(([.F35]-[.B35]))" office:value-type="float" office:value="5.22">
            <text:p>5.22</text:p>
          </table:table-cell>
          <table:table-cell table:number-columns-repeated="3"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42.41">
            <text:p>42.41</text:p>
          </table:table-cell>
          <table:table-cell office:value-type="float" office:value="23.43">
            <text:p>23.43</text:p>
          </table:table-cell>
          <table:table-cell office:value-type="float" office:value="20.9">
            <text:p>20.9</text:p>
          </table:table-cell>
          <table:table-cell/>
          <table:table-cell table:formula="of:=ABS(([.C36]-[.B36])*100/[.B36])" office:value-type="float" office:value="24.8803827751196">
            <text:p>24.88</text:p>
          </table:table-cell>
          <table:table-cell table:formula="of:=ABS(([.D36]-[.B36])*100/[.B36])" office:value-type="float" office:value="174.497607655502">
            <text:p>174.5</text:p>
          </table:table-cell>
          <table:table-cell table:formula="of:=ABS(([.E36]-[.B36])*100/[.B36])" office:value-type="float" office:value="102.918660287081">
            <text:p>102.92</text:p>
          </table:table-cell>
          <table:table-cell table:formula="of:=ABS(([.F36]-[.B36])*100/[.B36])" office:value-type="float" office:value="12.1052631578947">
            <text:p>12.11</text:p>
          </table:table-cell>
          <table:table-cell table:number-columns-repeated="2"/>
          <table:table-cell table:formula="of:=ABS(([.C36]-[.B36]))" office:value-type="float" office:value="5.2">
            <text:p>5.2</text:p>
          </table:table-cell>
          <table:table-cell table:formula="of:=ABS(([.D36]-[.B36]))" office:value-type="float" office:value="36.47">
            <text:p>36.47</text:p>
          </table:table-cell>
          <table:table-cell table:formula="of:=ABS(([.E36]-[.B36]))" office:value-type="float" office:value="21.51">
            <text:p>21.51</text:p>
          </table:table-cell>
          <table:table-cell table:formula="of:=ABS(([.F36]-[.B36]))" office:value-type="float" office:value="2.53">
            <text:p>2.53</text:p>
          </table:table-cell>
          <table:table-cell table:number-columns-repeated="3"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37.14">
            <text:p>37.14</text:p>
          </table:table-cell>
          <table:table-cell office:value-type="float" office:value="63.25">
            <text:p>63.25</text:p>
          </table:table-cell>
          <table:table-cell office:value-type="float" office:value="22.63">
            <text:p>22.63</text:p>
          </table:table-cell>
          <table:table-cell office:value-type="float" office:value="33.02">
            <text:p>33.02</text:p>
          </table:table-cell>
          <table:table-cell office:value-type="float" office:value="34.3">
            <text:p>34.3</text:p>
          </table:table-cell>
          <table:table-cell/>
          <table:table-cell table:formula="of:=ABS(([.C37]-[.B37])*100/[.B37])" office:value-type="float" office:value="8.27988338192421">
            <text:p>8.28</text:p>
          </table:table-cell>
          <table:table-cell table:formula="of:=ABS(([.D37]-[.B37])*100/[.B37])" office:value-type="float" office:value="84.4023323615161">
            <text:p>84.4</text:p>
          </table:table-cell>
          <table:table-cell table:formula="of:=ABS(([.E37]-[.B37])*100/[.B37])" office:value-type="float" office:value="34.0233236151603">
            <text:p>34.02</text:p>
          </table:table-cell>
          <table:table-cell table:formula="of:=ABS(([.F37]-[.B37])*100/[.B37])" office:value-type="float" office:value="3.73177842565596">
            <text:p>3.73</text:p>
          </table:table-cell>
          <table:table-cell table:number-columns-repeated="2"/>
          <table:table-cell table:formula="of:=ABS(([.C37]-[.B37]))" office:value-type="float" office:value="2.84">
            <text:p>2.84</text:p>
          </table:table-cell>
          <table:table-cell table:formula="of:=ABS(([.D37]-[.B37]))" office:value-type="float" office:value="28.95">
            <text:p>28.95</text:p>
          </table:table-cell>
          <table:table-cell table:formula="of:=ABS(([.E37]-[.B37]))" office:value-type="float" office:value="11.67">
            <text:p>11.67</text:p>
          </table:table-cell>
          <table:table-cell table:formula="of:=ABS(([.F37]-[.B37]))" office:value-type="float" office:value="1.27999999999999">
            <text:p>1.28</text:p>
          </table:table-cell>
          <table:table-cell table:number-columns-repeated="3"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41.65">
            <text:p>41.65</text:p>
          </table:table-cell>
          <table:table-cell office:value-type="float" office:value="76.11">
            <text:p>76.11</text:p>
          </table:table-cell>
          <table:table-cell office:value-type="float" office:value="28.3">
            <text:p>28.3</text:p>
          </table:table-cell>
          <table:table-cell office:value-type="float" office:value="35.66">
            <text:p>35.66</text:p>
          </table:table-cell>
          <table:table-cell office:value-type="float" office:value="36.5">
            <text:p>36.5</text:p>
          </table:table-cell>
          <table:table-cell/>
          <table:table-cell table:formula="of:=ABS(([.C38]-[.B38])*100/[.B38])" office:value-type="float" office:value="14.1095890410959">
            <text:p>14.11</text:p>
          </table:table-cell>
          <table:table-cell table:formula="of:=ABS(([.D38]-[.B38])*100/[.B38])" office:value-type="float" office:value="108.520547945205">
            <text:p>108.52</text:p>
          </table:table-cell>
          <table:table-cell table:formula="of:=ABS(([.E38]-[.B38])*100/[.B38])" office:value-type="float" office:value="22.4657534246575">
            <text:p>22.47</text:p>
          </table:table-cell>
          <table:table-cell table:formula="of:=ABS(([.F38]-[.B38])*100/[.B38])" office:value-type="float" office:value="2.30136986301371">
            <text:p>2.3</text:p>
          </table:table-cell>
          <table:table-cell table:number-columns-repeated="2"/>
          <table:table-cell table:formula="of:=ABS(([.C38]-[.B38]))" office:value-type="float" office:value="5.15">
            <text:p>5.15</text:p>
          </table:table-cell>
          <table:table-cell table:formula="of:=ABS(([.D38]-[.B38]))" office:value-type="float" office:value="39.61">
            <text:p>39.61</text:p>
          </table:table-cell>
          <table:table-cell table:formula="of:=ABS(([.E38]-[.B38]))" office:value-type="float" office:value="8.2">
            <text:p>8.2</text:p>
          </table:table-cell>
          <table:table-cell table:formula="of:=ABS(([.F38]-[.B38]))" office:value-type="float" office:value="0.840000000000003">
            <text:p>0.84</text:p>
          </table:table-cell>
          <table:table-cell table:number-columns-repeated="3"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65.4">
            <text:p>65.4</text:p>
          </table:table-cell>
          <table:table-cell office:value-type="float" office:value="98.2">
            <text:p>98.2</text:p>
          </table:table-cell>
          <table:table-cell office:value-type="float" office:value="58.55">
            <text:p>58.55</text:p>
          </table:table-cell>
          <table:table-cell office:value-type="float" office:value="67.69">
            <text:p>67.69</text:p>
          </table:table-cell>
          <table:table-cell office:value-type="float" office:value="67.9">
            <text:p>67.9</text:p>
          </table:table-cell>
          <table:table-cell/>
          <table:table-cell table:formula="of:=ABS(([.C39]-[.B39])*100/[.B39])" office:value-type="float" office:value="3.68188512518409">
            <text:p>3.68</text:p>
          </table:table-cell>
          <table:table-cell table:formula="of:=ABS(([.D39]-[.B39])*100/[.B39])" office:value-type="float" office:value="44.6244477172312">
            <text:p>44.62</text:p>
          </table:table-cell>
          <table:table-cell table:formula="of:=ABS(([.E39]-[.B39])*100/[.B39])" office:value-type="float" office:value="13.7702503681885">
            <text:p>13.77</text:p>
          </table:table-cell>
          <table:table-cell table:formula="of:=ABS(([.F39]-[.B39])*100/[.B39])" office:value-type="float" office:value="0.309278350515476">
            <text:p>0.31</text:p>
          </table:table-cell>
          <table:table-cell table:number-columns-repeated="2"/>
          <table:table-cell table:formula="of:=ABS(([.C39]-[.B39]))" office:value-type="float" office:value="2.5">
            <text:p>2.5</text:p>
          </table:table-cell>
          <table:table-cell table:formula="of:=ABS(([.D39]-[.B39]))" office:value-type="float" office:value="30.3">
            <text:p>30.3</text:p>
          </table:table-cell>
          <table:table-cell table:formula="of:=ABS(([.E39]-[.B39]))" office:value-type="float" office:value="9.35000000000001">
            <text:p>9.35</text:p>
          </table:table-cell>
          <table:table-cell table:formula="of:=ABS(([.F39]-[.B39]))" office:value-type="float" office:value="0.210000000000008">
            <text:p>0.21</text:p>
          </table:table-cell>
          <table:table-cell table:number-columns-repeated="3"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44.75">
            <text:p>44.75</text:p>
          </table:table-cell>
          <table:table-cell office:value-type="float" office:value="34.83">
            <text:p>34.83</text:p>
          </table:table-cell>
          <table:table-cell office:value-type="float" office:value="28.1">
            <text:p>28.1</text:p>
          </table:table-cell>
          <table:table-cell/>
          <table:table-cell table:formula="of:=ABS(([.C40]-[.B40])*100/[.B40])" office:value-type="float" office:value="21.2099644128114">
            <text:p>21.21</text:p>
          </table:table-cell>
          <table:table-cell table:formula="of:=ABS(([.D40]-[.B40])*100/[.B40])" office:value-type="float" office:value="94.4839857651245">
            <text:p>94.48</text:p>
          </table:table-cell>
          <table:table-cell table:formula="of:=ABS(([.E40]-[.B40])*100/[.B40])" office:value-type="float" office:value="59.2526690391459">
            <text:p>59.25</text:p>
          </table:table-cell>
          <table:table-cell table:formula="of:=ABS(([.F40]-[.B40])*100/[.B40])" office:value-type="float" office:value="23.950177935943">
            <text:p>23.95</text:p>
          </table:table-cell>
          <table:table-cell table:number-columns-repeated="2"/>
          <table:table-cell table:formula="of:=ABS(([.C40]-[.B40]))" office:value-type="float" office:value="5.96">
            <text:p>5.96</text:p>
          </table:table-cell>
          <table:table-cell table:formula="of:=ABS(([.D40]-[.B40]))" office:value-type="float" office:value="26.55">
            <text:p>26.55</text:p>
          </table:table-cell>
          <table:table-cell table:formula="of:=ABS(([.E40]-[.B40]))" office:value-type="float" office:value="16.65">
            <text:p>16.65</text:p>
          </table:table-cell>
          <table:table-cell table:formula="of:=ABS(([.F40]-[.B40]))" office:value-type="float" office:value="6.73">
            <text:p>6.73</text:p>
          </table:table-cell>
          <table:table-cell table:number-columns-repeated="3"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59.67">
            <text:p>59.67</text:p>
          </table:table-cell>
          <table:table-cell office:value-type="float" office:value="93.66">
            <text:p>93.66</text:p>
          </table:table-cell>
          <table:table-cell office:value-type="float" office:value="52.42">
            <text:p>52.42</text:p>
          </table:table-cell>
          <table:table-cell office:value-type="float" office:value="62.22">
            <text:p>62.22</text:p>
          </table:table-cell>
          <table:table-cell office:value-type="float" office:value="58.3">
            <text:p>58.3</text:p>
          </table:table-cell>
          <table:table-cell/>
          <table:table-cell table:formula="of:=ABS(([.C41]-[.B41])*100/[.B41])" office:value-type="float" office:value="2.3499142367067">
            <text:p>2.35</text:p>
          </table:table-cell>
          <table:table-cell table:formula="of:=ABS(([.D41]-[.B41])*100/[.B41])" office:value-type="float" office:value="60.6518010291595">
            <text:p>60.65</text:p>
          </table:table-cell>
          <table:table-cell table:formula="of:=ABS(([.E41]-[.B41])*100/[.B41])" office:value-type="float" office:value="10.0857632933105">
            <text:p>10.09</text:p>
          </table:table-cell>
          <table:table-cell table:formula="of:=ABS(([.F41]-[.B41])*100/[.B41])" office:value-type="float" office:value="6.72384219554031">
            <text:p>6.72</text:p>
          </table:table-cell>
          <table:table-cell table:number-columns-repeated="2"/>
          <table:table-cell table:formula="of:=ABS(([.C41]-[.B41]))" office:value-type="float" office:value="1.37">
            <text:p>1.37</text:p>
          </table:table-cell>
          <table:table-cell table:formula="of:=ABS(([.D41]-[.B41]))" office:value-type="float" office:value="35.36">
            <text:p>35.36</text:p>
          </table:table-cell>
          <table:table-cell table:formula="of:=ABS(([.E41]-[.B41]))" office:value-type="float" office:value="5.88">
            <text:p>5.88</text:p>
          </table:table-cell>
          <table:table-cell table:formula="of:=ABS(([.F41]-[.B41]))" office:value-type="float" office:value="3.92">
            <text:p>3.92</text:p>
          </table:table-cell>
          <table:table-cell table:number-columns-repeated="3"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38.52">
            <text:p>38.52</text:p>
          </table:table-cell>
          <table:table-cell office:value-type="float" office:value="76.21">
            <text:p>76.21</text:p>
          </table:table-cell>
          <table:table-cell office:value-type="float" office:value="26.49">
            <text:p>26.49</text:p>
          </table:table-cell>
          <table:table-cell office:value-type="float" office:value="40.07">
            <text:p>40.07</text:p>
          </table:table-cell>
          <table:table-cell office:value-type="float" office:value="34.3">
            <text:p>34.3</text:p>
          </table:table-cell>
          <table:table-cell/>
          <table:table-cell table:formula="of:=ABS(([.C42]-[.B42])*100/[.B42])" office:value-type="float" office:value="12.3032069970846">
            <text:p>12.3</text:p>
          </table:table-cell>
          <table:table-cell table:formula="of:=ABS(([.D42]-[.B42])*100/[.B42])" office:value-type="float" office:value="122.186588921283">
            <text:p>122.19</text:p>
          </table:table-cell>
          <table:table-cell table:formula="of:=ABS(([.E42]-[.B42])*100/[.B42])" office:value-type="float" office:value="22.7696793002915">
            <text:p>22.77</text:p>
          </table:table-cell>
          <table:table-cell table:formula="of:=ABS(([.F42]-[.B42])*100/[.B42])" office:value-type="float" office:value="16.8221574344023">
            <text:p>16.82</text:p>
          </table:table-cell>
          <table:table-cell table:number-columns-repeated="2"/>
          <table:table-cell table:formula="of:=ABS(([.C42]-[.B42]))" office:value-type="float" office:value="4.22000000000001">
            <text:p>4.22</text:p>
          </table:table-cell>
          <table:table-cell table:formula="of:=ABS(([.D42]-[.B42]))" office:value-type="float" office:value="41.91">
            <text:p>41.91</text:p>
          </table:table-cell>
          <table:table-cell table:formula="of:=ABS(([.E42]-[.B42]))" office:value-type="float" office:value="7.81">
            <text:p>7.81</text:p>
          </table:table-cell>
          <table:table-cell table:formula="of:=ABS(([.F42]-[.B42]))" office:value-type="float" office:value="5.77">
            <text:p>5.77</text:p>
          </table:table-cell>
          <table:table-cell table:number-columns-repeated="3"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38.48">
            <text:p>38.48</text:p>
          </table:table-cell>
          <table:table-cell office:value-type="float" office:value="68.16">
            <text:p>68.16</text:p>
          </table:table-cell>
          <table:table-cell office:value-type="float" office:value="26.99">
            <text:p>26.99</text:p>
          </table:table-cell>
          <table:table-cell office:value-type="float" office:value="39.71">
            <text:p>39.71</text:p>
          </table:table-cell>
          <table:table-cell office:value-type="float" office:value="35">
            <text:p>35</text:p>
          </table:table-cell>
          <table:table-cell/>
          <table:table-cell table:formula="of:=ABS(([.C43]-[.B43])*100/[.B43])" office:value-type="float" office:value="9.94285714285713">
            <text:p>9.94</text:p>
          </table:table-cell>
          <table:table-cell table:formula="of:=ABS(([.D43]-[.B43])*100/[.B43])" office:value-type="float" office:value="94.7428571428571">
            <text:p>94.74</text:p>
          </table:table-cell>
          <table:table-cell table:formula="of:=ABS(([.E43]-[.B43])*100/[.B43])" office:value-type="float" office:value="22.8857142857143">
            <text:p>22.89</text:p>
          </table:table-cell>
          <table:table-cell table:formula="of:=ABS(([.F43]-[.B43])*100/[.B43])" office:value-type="float" office:value="13.4571428571429">
            <text:p>13.46</text:p>
          </table:table-cell>
          <table:table-cell table:number-columns-repeated="2"/>
          <table:table-cell table:formula="of:=ABS(([.C43]-[.B43]))" office:value-type="float" office:value="3.48">
            <text:p>3.48</text:p>
          </table:table-cell>
          <table:table-cell table:formula="of:=ABS(([.D43]-[.B43]))" office:value-type="float" office:value="33.16">
            <text:p>33.16</text:p>
          </table:table-cell>
          <table:table-cell table:formula="of:=ABS(([.E43]-[.B43]))" office:value-type="float" office:value="8.01">
            <text:p>8.01</text:p>
          </table:table-cell>
          <table:table-cell table:formula="of:=ABS(([.F43]-[.B43]))" office:value-type="float" office:value="4.71">
            <text:p>4.71</text:p>
          </table:table-cell>
          <table:table-cell table:number-columns-repeated="3"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45.45">
            <text:p>45.45</text:p>
          </table:table-cell>
          <table:table-cell office:value-type="float" office:value="61.52">
            <text:p>61.52</text:p>
          </table:table-cell>
          <table:table-cell office:value-type="float" office:value="36.17">
            <text:p>36.17</text:p>
          </table:table-cell>
          <table:table-cell office:value-type="float" office:value="44.63">
            <text:p>44.63</text:p>
          </table:table-cell>
          <table:table-cell office:value-type="float" office:value="45.1">
            <text:p>45.1</text:p>
          </table:table-cell>
          <table:table-cell/>
          <table:table-cell table:formula="of:=ABS(([.C44]-[.B44])*100/[.B44])" office:value-type="float" office:value="0.776053215077608">
            <text:p>0.78</text:p>
          </table:table-cell>
          <table:table-cell table:formula="of:=ABS(([.D44]-[.B44])*100/[.B44])" office:value-type="float" office:value="36.4079822616408">
            <text:p>36.41</text:p>
          </table:table-cell>
          <table:table-cell table:formula="of:=ABS(([.E44]-[.B44])*100/[.B44])" office:value-type="float" office:value="19.80044345898">
            <text:p>19.8</text:p>
          </table:table-cell>
          <table:table-cell table:formula="of:=ABS(([.F44]-[.B44])*100/[.B44])" office:value-type="float" office:value="1.04212860310421">
            <text:p>1.04</text:p>
          </table:table-cell>
          <table:table-cell table:number-columns-repeated="2"/>
          <table:table-cell table:formula="of:=ABS(([.C44]-[.B44]))" office:value-type="float" office:value="0.350000000000001">
            <text:p>0.35</text:p>
          </table:table-cell>
          <table:table-cell table:formula="of:=ABS(([.D44]-[.B44]))" office:value-type="float" office:value="16.42">
            <text:p>16.42</text:p>
          </table:table-cell>
          <table:table-cell table:formula="of:=ABS(([.E44]-[.B44]))" office:value-type="float" office:value="8.93">
            <text:p>8.93</text:p>
          </table:table-cell>
          <table:table-cell table:formula="of:=ABS(([.F44]-[.B44]))" office:value-type="float" office:value="0.469999999999999">
            <text:p>0.47</text:p>
          </table:table-cell>
          <table:table-cell table:number-columns-repeated="3"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47.34">
            <text:p>47.34</text:p>
          </table:table-cell>
          <table:table-cell office:value-type="float" office:value="74">
            <text:p>74</text:p>
          </table:table-cell>
          <table:table-cell office:value-type="float" office:value="37.77">
            <text:p>37.77</text:p>
          </table:table-cell>
          <table:table-cell office:value-type="float" office:value="46.65">
            <text:p>46.65</text:p>
          </table:table-cell>
          <table:table-cell office:value-type="float" office:value="45.2">
            <text:p>45.2</text:p>
          </table:table-cell>
          <table:table-cell/>
          <table:table-cell table:formula="of:=ABS(([.C45]-[.B45])*100/[.B45])" office:value-type="float" office:value="4.73451327433628">
            <text:p>4.73</text:p>
          </table:table-cell>
          <table:table-cell table:formula="of:=ABS(([.D45]-[.B45])*100/[.B45])" office:value-type="float" office:value="63.716814159292">
            <text:p>63.72</text:p>
          </table:table-cell>
          <table:table-cell table:formula="of:=ABS(([.E45]-[.B45])*100/[.B45])" office:value-type="float" office:value="16.4380530973451">
            <text:p>16.44</text:p>
          </table:table-cell>
          <table:table-cell table:formula="of:=ABS(([.F45]-[.B45])*100/[.B45])" office:value-type="float" office:value="3.2079646017699">
            <text:p>3.21</text:p>
          </table:table-cell>
          <table:table-cell table:number-columns-repeated="2"/>
          <table:table-cell table:formula="of:=ABS(([.C45]-[.B45]))" office:value-type="float" office:value="2.14">
            <text:p>2.14</text:p>
          </table:table-cell>
          <table:table-cell table:formula="of:=ABS(([.D45]-[.B45]))" office:value-type="float" office:value="28.8">
            <text:p>28.8</text:p>
          </table:table-cell>
          <table:table-cell table:formula="of:=ABS(([.E45]-[.B45]))" office:value-type="float" office:value="7.43">
            <text:p>7.43</text:p>
          </table:table-cell>
          <table:table-cell table:formula="of:=ABS(([.F45]-[.B45]))" office:value-type="float" office:value="1.45">
            <text:p>1.45</text:p>
          </table:table-cell>
          <table:table-cell table:number-columns-repeated="3"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47.7">
            <text:p>47.7</text:p>
          </table:table-cell>
          <table:table-cell office:value-type="float" office:value="77.81">
            <text:p>77.81</text:p>
          </table:table-cell>
          <table:table-cell office:value-type="float" office:value="36.6">
            <text:p>36.6</text:p>
          </table:table-cell>
          <table:table-cell office:value-type="float" office:value="45.16">
            <text:p>45.16</text:p>
          </table:table-cell>
          <table:table-cell office:value-type="float" office:value="46.5">
            <text:p>46.5</text:p>
          </table:table-cell>
          <table:table-cell/>
          <table:table-cell table:formula="of:=ABS(([.C46]-[.B46])*100/[.B46])" office:value-type="float" office:value="2.58064516129033">
            <text:p>2.58</text:p>
          </table:table-cell>
          <table:table-cell table:formula="of:=ABS(([.D46]-[.B46])*100/[.B46])" office:value-type="float" office:value="67.3333333333333">
            <text:p>67.33</text:p>
          </table:table-cell>
          <table:table-cell table:formula="of:=ABS(([.E46]-[.B46])*100/[.B46])" office:value-type="float" office:value="21.2903225806452">
            <text:p>21.29</text:p>
          </table:table-cell>
          <table:table-cell table:formula="of:=ABS(([.F46]-[.B46])*100/[.B46])" office:value-type="float" office:value="2.88172043010753">
            <text:p>2.88</text:p>
          </table:table-cell>
          <table:table-cell table:number-columns-repeated="2"/>
          <table:table-cell table:formula="of:=ABS(([.C46]-[.B46]))" office:value-type="float" office:value="1.2">
            <text:p>1.2</text:p>
          </table:table-cell>
          <table:table-cell table:formula="of:=ABS(([.D46]-[.B46]))" office:value-type="float" office:value="31.31">
            <text:p>31.31</text:p>
          </table:table-cell>
          <table:table-cell table:formula="of:=ABS(([.E46]-[.B46]))" office:value-type="float" office:value="9.9">
            <text:p>9.9</text:p>
          </table:table-cell>
          <table:table-cell table:formula="of:=ABS(([.F46]-[.B46]))" office:value-type="float" office:value="1.34">
            <text:p>1.34</text:p>
          </table:table-cell>
          <table:table-cell table:number-columns-repeated="3"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27.15">
            <text:p>27.15</text:p>
          </table:table-cell>
          <table:table-cell office:value-type="float" office:value="69.56">
            <text:p>69.56</text:p>
          </table:table-cell>
          <table:table-cell office:value-type="float" office:value="14.21">
            <text:p>14.21</text:p>
          </table:table-cell>
          <table:table-cell office:value-type="float" office:value="21.99">
            <text:p>21.99</text:p>
          </table:table-cell>
          <table:table-cell office:value-type="float" office:value="27.5">
            <text:p>27.5</text:p>
          </table:table-cell>
          <table:table-cell/>
          <table:table-cell table:formula="of:=ABS(([.C47]-[.B47])*100/[.B47])" office:value-type="float" office:value="1.27272727272728">
            <text:p>1.27</text:p>
          </table:table-cell>
          <table:table-cell table:formula="of:=ABS(([.D47]-[.B47])*100/[.B47])" office:value-type="float" office:value="152.945454545455">
            <text:p>152.95</text:p>
          </table:table-cell>
          <table:table-cell table:formula="of:=ABS(([.E47]-[.B47])*100/[.B47])" office:value-type="float" office:value="48.3272727272727">
            <text:p>48.33</text:p>
          </table:table-cell>
          <table:table-cell table:formula="of:=ABS(([.F47]-[.B47])*100/[.B47])" office:value-type="float" office:value="20.0363636363636">
            <text:p>20.04</text:p>
          </table:table-cell>
          <table:table-cell table:number-columns-repeated="2"/>
          <table:table-cell table:formula="of:=ABS(([.C47]-[.B47]))" office:value-type="float" office:value="0.350000000000001">
            <text:p>0.35</text:p>
          </table:table-cell>
          <table:table-cell table:formula="of:=ABS(([.D47]-[.B47]))" office:value-type="float" office:value="42.06">
            <text:p>42.06</text:p>
          </table:table-cell>
          <table:table-cell table:formula="of:=ABS(([.E47]-[.B47]))" office:value-type="float" office:value="13.29">
            <text:p>13.29</text:p>
          </table:table-cell>
          <table:table-cell table:formula="of:=ABS(([.F47]-[.B47]))" office:value-type="float" office:value="5.51">
            <text:p>5.51</text:p>
          </table:table-cell>
          <table:table-cell table:number-columns-repeated="3"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33.46">
            <text:p>33.46</text:p>
          </table:table-cell>
          <table:table-cell office:value-type="float" office:value="68.35">
            <text:p>68.35</text:p>
          </table:table-cell>
          <table:table-cell office:value-type="float" office:value="19.31">
            <text:p>19.31</text:p>
          </table:table-cell>
          <table:table-cell office:value-type="float" office:value="30.33">
            <text:p>30.33</text:p>
          </table:table-cell>
          <table:table-cell office:value-type="float" office:value="30.8">
            <text:p>30.8</text:p>
          </table:table-cell>
          <table:table-cell/>
          <table:table-cell table:formula="of:=ABS(([.C48]-[.B48])*100/[.B48])" office:value-type="float" office:value="8.63636363636364">
            <text:p>8.64</text:p>
          </table:table-cell>
          <table:table-cell table:formula="of:=ABS(([.D48]-[.B48])*100/[.B48])" office:value-type="float" office:value="121.915584415584">
            <text:p>121.92</text:p>
          </table:table-cell>
          <table:table-cell table:formula="of:=ABS(([.E48]-[.B48])*100/[.B48])" office:value-type="float" office:value="37.3051948051948">
            <text:p>37.31</text:p>
          </table:table-cell>
          <table:table-cell table:formula="of:=ABS(([.F48]-[.B48])*100/[.B48])" office:value-type="float" office:value="1.52597402597403">
            <text:p>1.53</text:p>
          </table:table-cell>
          <table:table-cell table:number-columns-repeated="2"/>
          <table:table-cell table:formula="of:=ABS(([.C48]-[.B48]))" office:value-type="float" office:value="2.66">
            <text:p>2.66</text:p>
          </table:table-cell>
          <table:table-cell table:formula="of:=ABS(([.D48]-[.B48]))" office:value-type="float" office:value="37.55">
            <text:p>37.55</text:p>
          </table:table-cell>
          <table:table-cell table:formula="of:=ABS(([.E48]-[.B48]))" office:value-type="float" office:value="11.49">
            <text:p>11.49</text:p>
          </table:table-cell>
          <table:table-cell table:formula="of:=ABS(([.F48]-[.B48]))" office:value-type="float" office:value="0.470000000000002">
            <text:p>0.47</text:p>
          </table:table-cell>
          <table:table-cell table:number-columns-repeated="3"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46.11">
            <text:p>46.11</text:p>
          </table:table-cell>
          <table:table-cell office:value-type="float" office:value="78.96">
            <text:p>78.96</text:p>
          </table:table-cell>
          <table:table-cell office:value-type="float" office:value="37.15">
            <text:p>37.15</text:p>
          </table:table-cell>
          <table:table-cell office:value-type="float" office:value="44.58">
            <text:p>44.58</text:p>
          </table:table-cell>
          <table:table-cell office:value-type="float" office:value="43.8">
            <text:p>43.8</text:p>
          </table:table-cell>
          <table:table-cell/>
          <table:table-cell table:formula="of:=ABS(([.C49]-[.B49])*100/[.B49])" office:value-type="float" office:value="5.27397260273973">
            <text:p>5.27</text:p>
          </table:table-cell>
          <table:table-cell table:formula="of:=ABS(([.D49]-[.B49])*100/[.B49])" office:value-type="float" office:value="80.2739726027397">
            <text:p>80.27</text:p>
          </table:table-cell>
          <table:table-cell table:formula="of:=ABS(([.E49]-[.B49])*100/[.B49])" office:value-type="float" office:value="15.1826484018265">
            <text:p>15.18</text:p>
          </table:table-cell>
          <table:table-cell table:formula="of:=ABS(([.F49]-[.B49])*100/[.B49])" office:value-type="float" office:value="1.78082191780822">
            <text:p>1.78</text:p>
          </table:table-cell>
          <table:table-cell table:number-columns-repeated="2"/>
          <table:table-cell table:formula="of:=ABS(([.C49]-[.B49]))" office:value-type="float" office:value="2.31">
            <text:p>2.31</text:p>
          </table:table-cell>
          <table:table-cell table:formula="of:=ABS(([.D49]-[.B49]))" office:value-type="float" office:value="35.16">
            <text:p>35.16</text:p>
          </table:table-cell>
          <table:table-cell table:formula="of:=ABS(([.E49]-[.B49]))" office:value-type="float" office:value="6.65">
            <text:p>6.65</text:p>
          </table:table-cell>
          <table:table-cell table:formula="of:=ABS(([.F49]-[.B49]))" office:value-type="float" office:value="0.780000000000001">
            <text:p>0.78</text:p>
          </table:table-cell>
          <table:table-cell table:number-columns-repeated="3"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26.75">
            <text:p>26.75</text:p>
          </table:table-cell>
          <table:table-cell office:value-type="float" office:value="73.77">
            <text:p>73.77</text:p>
          </table:table-cell>
          <table:table-cell office:value-type="float" office:value="12.69">
            <text:p>12.69</text:p>
          </table:table-cell>
          <table:table-cell office:value-type="float" office:value="26.76">
            <text:p>26.76</text:p>
          </table:table-cell>
          <table:table-cell office:value-type="float" office:value="23.7">
            <text:p>23.7</text:p>
          </table:table-cell>
          <table:table-cell/>
          <table:table-cell table:formula="of:=ABS(([.C50]-[.B50])*100/[.B50])" office:value-type="float" office:value="12.8691983122363">
            <text:p>12.87</text:p>
          </table:table-cell>
          <table:table-cell table:formula="of:=ABS(([.D50]-[.B50])*100/[.B50])" office:value-type="float" office:value="211.26582278481">
            <text:p>211.27</text:p>
          </table:table-cell>
          <table:table-cell table:formula="of:=ABS(([.E50]-[.B50])*100/[.B50])" office:value-type="float" office:value="46.4556962025316">
            <text:p>46.46</text:p>
          </table:table-cell>
          <table:table-cell table:formula="of:=ABS(([.F50]-[.B50])*100/[.B50])" office:value-type="float" office:value="12.9113924050633">
            <text:p>12.91</text:p>
          </table:table-cell>
          <table:table-cell table:number-columns-repeated="2"/>
          <table:table-cell table:formula="of:=ABS(([.C50]-[.B50]))" office:value-type="float" office:value="3.05">
            <text:p>3.05</text:p>
          </table:table-cell>
          <table:table-cell table:formula="of:=ABS(([.D50]-[.B50]))" office:value-type="float" office:value="50.07">
            <text:p>50.07</text:p>
          </table:table-cell>
          <table:table-cell table:formula="of:=ABS(([.E50]-[.B50]))" office:value-type="float" office:value="11.01">
            <text:p>11.01</text:p>
          </table:table-cell>
          <table:table-cell table:formula="of:=ABS(([.F50]-[.B50]))" office:value-type="float" office:value="3.06">
            <text:p>3.06</text:p>
          </table:table-cell>
          <table:table-cell table:number-columns-repeated="3"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42.88">
            <text:p>42.88</text:p>
          </table:table-cell>
          <table:table-cell office:value-type="float" office:value="66.29">
            <text:p>66.29</text:p>
          </table:table-cell>
          <table:table-cell office:value-type="float" office:value="31.57">
            <text:p>31.57</text:p>
          </table:table-cell>
          <table:table-cell office:value-type="float" office:value="41.12">
            <text:p>41.12</text:p>
          </table:table-cell>
          <table:table-cell office:value-type="float" office:value="36">
            <text:p>36</text:p>
          </table:table-cell>
          <table:table-cell/>
          <table:table-cell table:formula="of:=ABS(([.C51]-[.B51])*100/[.B51])" office:value-type="float" office:value="19.1111111111111">
            <text:p>19.11</text:p>
          </table:table-cell>
          <table:table-cell table:formula="of:=ABS(([.D51]-[.B51])*100/[.B51])" office:value-type="float" office:value="84.1388888888889">
            <text:p>84.14</text:p>
          </table:table-cell>
          <table:table-cell table:formula="of:=ABS(([.E51]-[.B51])*100/[.B51])" office:value-type="float" office:value="12.3055555555556">
            <text:p>12.31</text:p>
          </table:table-cell>
          <table:table-cell table:formula="of:=ABS(([.F51]-[.B51])*100/[.B51])" office:value-type="float" office:value="14.2222222222222">
            <text:p>14.22</text:p>
          </table:table-cell>
          <table:table-cell table:number-columns-repeated="2"/>
          <table:table-cell table:formula="of:=ABS(([.C51]-[.B51]))" office:value-type="float" office:value="6.88">
            <text:p>6.88</text:p>
          </table:table-cell>
          <table:table-cell table:formula="of:=ABS(([.D51]-[.B51]))" office:value-type="float" office:value="30.29">
            <text:p>30.29</text:p>
          </table:table-cell>
          <table:table-cell table:formula="of:=ABS(([.E51]-[.B51]))" office:value-type="float" office:value="4.43">
            <text:p>4.43</text:p>
          </table:table-cell>
          <table:table-cell table:formula="of:=ABS(([.F51]-[.B51]))" office:value-type="float" office:value="5.12">
            <text:p>5.12</text:p>
          </table:table-cell>
          <table:table-cell table:number-columns-repeated="3"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45.09">
            <text:p>45.09</text:p>
          </table:table-cell>
          <table:table-cell office:value-type="float" office:value="52.35">
            <text:p>52.35</text:p>
          </table:table-cell>
          <table:table-cell office:value-type="float" office:value="57.7">
            <text:p>57.7</text:p>
          </table:table-cell>
          <table:table-cell/>
          <table:table-cell table:formula="of:=ABS(([.C52]-[.B52])*100/[.B52])" office:value-type="float" office:value="2.73830155979204">
            <text:p>2.74</text:p>
          </table:table-cell>
          <table:table-cell table:formula="of:=ABS(([.D52]-[.B52])*100/[.B52])" office:value-type="float" office:value="63.3102253032929">
            <text:p>63.31</text:p>
          </table:table-cell>
          <table:table-cell table:formula="of:=ABS(([.E52]-[.B52])*100/[.B52])" office:value-type="float" office:value="21.8544194107452">
            <text:p>21.85</text:p>
          </table:table-cell>
          <table:table-cell table:formula="of:=ABS(([.F52]-[.B52])*100/[.B52])" office:value-type="float" office:value="9.27209705372617">
            <text:p>9.27</text:p>
          </table:table-cell>
          <table:table-cell table:number-columns-repeated="2"/>
          <table:table-cell table:formula="of:=ABS(([.C52]-[.B52]))" office:value-type="float" office:value="1.58000000000001">
            <text:p>1.58</text:p>
          </table:table-cell>
          <table:table-cell table:formula="of:=ABS(([.D52]-[.B52]))" office:value-type="float" office:value="36.53">
            <text:p>36.53</text:p>
          </table:table-cell>
          <table:table-cell table:formula="of:=ABS(([.E52]-[.B52]))" office:value-type="float" office:value="12.61">
            <text:p>12.61</text:p>
          </table:table-cell>
          <table:table-cell table:formula="of:=ABS(([.F52]-[.B52]))" office:value-type="float" office:value="5.35">
            <text:p>5.35</text:p>
          </table:table-cell>
          <table:table-cell table:number-columns-repeated="3"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44.55">
            <text:p>44.55</text:p>
          </table:table-cell>
          <table:table-cell office:value-type="float" office:value="55.04">
            <text:p>55.04</text:p>
          </table:table-cell>
          <table:table-cell office:value-type="float" office:value="55.2">
            <text:p>55.2</text:p>
          </table:table-cell>
          <table:table-cell/>
          <table:table-cell table:formula="of:=ABS(([.C53]-[.B53])*100/[.B53])" office:value-type="float" office:value="0.126811594202899">
            <text:p>0.13</text:p>
          </table:table-cell>
          <table:table-cell table:formula="of:=ABS(([.D53]-[.B53])*100/[.B53])" office:value-type="float" office:value="75.3804347826087">
            <text:p>75.38</text:p>
          </table:table-cell>
          <table:table-cell table:formula="of:=ABS(([.E53]-[.B53])*100/[.B53])" office:value-type="float" office:value="19.2934782608696">
            <text:p>19.29</text:p>
          </table:table-cell>
          <table:table-cell table:formula="of:=ABS(([.F53]-[.B53])*100/[.B53])" office:value-type="float" office:value="0.289855072463775">
            <text:p>0.29</text:p>
          </table:table-cell>
          <table:table-cell table:number-columns-repeated="2"/>
          <table:table-cell table:formula="of:=ABS(([.C53]-[.B53]))" office:value-type="float" office:value="0.0700000000000003">
            <text:p>0.07</text:p>
          </table:table-cell>
          <table:table-cell table:formula="of:=ABS(([.D53]-[.B53]))" office:value-type="float" office:value="41.61">
            <text:p>41.61</text:p>
          </table:table-cell>
          <table:table-cell table:formula="of:=ABS(([.E53]-[.B53]))" office:value-type="float" office:value="10.65">
            <text:p>10.65</text:p>
          </table:table-cell>
          <table:table-cell table:formula="of:=ABS(([.F53]-[.B53]))" office:value-type="float" office:value="0.160000000000004">
            <text:p>0.16</text:p>
          </table:table-cell>
          <table:table-cell table:number-columns-repeated="3"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44.24">
            <text:p>44.24</text:p>
          </table:table-cell>
          <table:table-cell office:value-type="float" office:value="60.4">
            <text:p>60.4</text:p>
          </table:table-cell>
          <table:table-cell office:value-type="float" office:value="32.55">
            <text:p>32.55</text:p>
          </table:table-cell>
          <table:table-cell office:value-type="float" office:value="42.97">
            <text:p>42.97</text:p>
          </table:table-cell>
          <table:table-cell office:value-type="float" office:value="44.9">
            <text:p>44.9</text:p>
          </table:table-cell>
          <table:table-cell/>
          <table:table-cell table:formula="of:=ABS(([.C54]-[.B54])*100/[.B54])" office:value-type="float" office:value="1.46993318485523">
            <text:p>1.47</text:p>
          </table:table-cell>
          <table:table-cell table:formula="of:=ABS(([.D54]-[.B54])*100/[.B54])" office:value-type="float" office:value="34.5211581291759">
            <text:p>34.52</text:p>
          </table:table-cell>
          <table:table-cell table:formula="of:=ABS(([.E54]-[.B54])*100/[.B54])" office:value-type="float" office:value="27.5055679287305">
            <text:p>27.51</text:p>
          </table:table-cell>
          <table:table-cell table:formula="of:=ABS(([.F54]-[.B54])*100/[.B54])" office:value-type="float" office:value="4.29844097995546">
            <text:p>4.3</text:p>
          </table:table-cell>
          <table:table-cell table:number-columns-repeated="2"/>
          <table:table-cell table:formula="of:=ABS(([.C54]-[.B54]))" office:value-type="float" office:value="0.659999999999997">
            <text:p>0.66</text:p>
          </table:table-cell>
          <table:table-cell table:formula="of:=ABS(([.D54]-[.B54]))" office:value-type="float" office:value="15.5">
            <text:p>15.5</text:p>
          </table:table-cell>
          <table:table-cell table:formula="of:=ABS(([.E54]-[.B54]))" office:value-type="float" office:value="12.35">
            <text:p>12.35</text:p>
          </table:table-cell>
          <table:table-cell table:formula="of:=ABS(([.F54]-[.B54]))" office:value-type="float" office:value="1.93">
            <text:p>1.93</text:p>
          </table:table-cell>
          <table:table-cell table:number-columns-repeated="3"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50.52">
            <text:p>50.52</text:p>
          </table:table-cell>
          <table:table-cell office:value-type="float" office:value="78.22">
            <text:p>78.22</text:p>
          </table:table-cell>
          <table:table-cell office:value-type="float" office:value="41.61">
            <text:p>41.61</text:p>
          </table:table-cell>
          <table:table-cell office:value-type="float" office:value="47.58">
            <text:p>47.58</text:p>
          </table:table-cell>
          <table:table-cell office:value-type="float" office:value="47.7">
            <text:p>47.7</text:p>
          </table:table-cell>
          <table:table-cell/>
          <table:table-cell table:formula="of:=ABS(([.C55]-[.B55])*100/[.B55])" office:value-type="float" office:value="5.91194968553459">
            <text:p>5.91</text:p>
          </table:table-cell>
          <table:table-cell table:formula="of:=ABS(([.D55]-[.B55])*100/[.B55])" office:value-type="float" office:value="63.9832285115304">
            <text:p>63.98</text:p>
          </table:table-cell>
          <table:table-cell table:formula="of:=ABS(([.E55]-[.B55])*100/[.B55])" office:value-type="float" office:value="12.7672955974843">
            <text:p>12.77</text:p>
          </table:table-cell>
          <table:table-cell table:formula="of:=ABS(([.F55]-[.B55])*100/[.B55])" office:value-type="float" office:value="0.251572327044035">
            <text:p>0.25</text:p>
          </table:table-cell>
          <table:table-cell table:number-columns-repeated="2"/>
          <table:table-cell table:formula="of:=ABS(([.C55]-[.B55]))" office:value-type="float" office:value="2.82">
            <text:p>2.82</text:p>
          </table:table-cell>
          <table:table-cell table:formula="of:=ABS(([.D55]-[.B55]))" office:value-type="float" office:value="30.52">
            <text:p>30.52</text:p>
          </table:table-cell>
          <table:table-cell table:formula="of:=ABS(([.E55]-[.B55]))" office:value-type="float" office:value="6.09">
            <text:p>6.09</text:p>
          </table:table-cell>
          <table:table-cell table:formula="of:=ABS(([.F55]-[.B55]))" office:value-type="float" office:value="0.120000000000005">
            <text:p>0.12</text:p>
          </table:table-cell>
          <table:table-cell table:number-columns-repeated="3"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57.78">
            <text:p>57.78</text:p>
          </table:table-cell>
          <table:table-cell office:value-type="float" office:value="87.94">
            <text:p>87.94</text:p>
          </table:table-cell>
          <table:table-cell office:value-type="float" office:value="50.38">
            <text:p>50.38</text:p>
          </table:table-cell>
          <table:table-cell office:value-type="float" office:value="55.6">
            <text:p>55.6</text:p>
          </table:table-cell>
          <table:table-cell office:value-type="float" office:value="55.1">
            <text:p>55.1</text:p>
          </table:table-cell>
          <table:table-cell/>
          <table:table-cell table:formula="of:=ABS(([.C56]-[.B56])*100/[.B56])" office:value-type="float" office:value="4.86388384754991">
            <text:p>4.86</text:p>
          </table:table-cell>
          <table:table-cell table:formula="of:=ABS(([.D56]-[.B56])*100/[.B56])" office:value-type="float" office:value="59.6007259528131">
            <text:p>59.6</text:p>
          </table:table-cell>
          <table:table-cell table:formula="of:=ABS(([.E56]-[.B56])*100/[.B56])" office:value-type="float" office:value="8.56624319419238">
            <text:p>8.57</text:p>
          </table:table-cell>
          <table:table-cell table:formula="of:=ABS(([.F56]-[.B56])*100/[.B56])" office:value-type="float" office:value="0.907441016333938">
            <text:p>0.91</text:p>
          </table:table-cell>
          <table:table-cell table:number-columns-repeated="2"/>
          <table:table-cell table:formula="of:=ABS(([.C56]-[.B56]))" office:value-type="float" office:value="2.68">
            <text:p>2.68</text:p>
          </table:table-cell>
          <table:table-cell table:formula="of:=ABS(([.D56]-[.B56]))" office:value-type="float" office:value="32.84">
            <text:p>32.84</text:p>
          </table:table-cell>
          <table:table-cell table:formula="of:=ABS(([.E56]-[.B56]))" office:value-type="float" office:value="4.72">
            <text:p>4.72</text:p>
          </table:table-cell>
          <table:table-cell table:formula="of:=ABS(([.F56]-[.B56]))"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58.67">
            <text:p>58.67</text:p>
          </table:table-cell>
          <table:table-cell office:value-type="float" office:value="100.16">
            <text:p>100.16</text:p>
          </table:table-cell>
          <table:table-cell office:value-type="float" office:value="48.15">
            <text:p>48.15</text:p>
          </table:table-cell>
          <table:table-cell office:value-type="float" office:value="60.78">
            <text:p>60.78</text:p>
          </table:table-cell>
          <table:table-cell office:value-type="float" office:value="55.7">
            <text:p>55.7</text:p>
          </table:table-cell>
          <table:table-cell/>
          <table:table-cell table:formula="of:=ABS(([.C57]-[.B57])*100/[.B57])" office:value-type="float" office:value="5.33213644524237">
            <text:p>5.33</text:p>
          </table:table-cell>
          <table:table-cell table:formula="of:=ABS(([.D57]-[.B57])*100/[.B57])" office:value-type="float" office:value="79.8204667863555">
            <text:p>79.82</text:p>
          </table:table-cell>
          <table:table-cell table:formula="of:=ABS(([.E57]-[.B57])*100/[.B57])" office:value-type="float" office:value="13.5547576301616">
            <text:p>13.55</text:p>
          </table:table-cell>
          <table:table-cell table:formula="of:=ABS(([.F57]-[.B57])*100/[.B57])" office:value-type="float" office:value="9.12028725314183">
            <text:p>9.12</text:p>
          </table:table-cell>
          <table:table-cell table:number-columns-repeated="2"/>
          <table:table-cell table:formula="of:=ABS(([.C57]-[.B57]))" office:value-type="float" office:value="2.97">
            <text:p>2.97</text:p>
          </table:table-cell>
          <table:table-cell table:formula="of:=ABS(([.D57]-[.B57]))" office:value-type="float" office:value="44.46">
            <text:p>44.46</text:p>
          </table:table-cell>
          <table:table-cell table:formula="of:=ABS(([.E57]-[.B57]))" office:value-type="float" office:value="7.55">
            <text:p>7.55</text:p>
          </table:table-cell>
          <table:table-cell table:formula="of:=ABS(([.F57]-[.B57]))" office:value-type="float" office:value="5.08">
            <text:p>5.08</text:p>
          </table:table-cell>
          <table:table-cell table:number-columns-repeated="3"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59.52">
            <text:p>59.52</text:p>
          </table:table-cell>
          <table:table-cell office:value-type="float" office:value="97.63">
            <text:p>97.63</text:p>
          </table:table-cell>
          <table:table-cell office:value-type="float" office:value="48.56">
            <text:p>48.56</text:p>
          </table:table-cell>
          <table:table-cell office:value-type="float" office:value="58.16">
            <text:p>58.16</text:p>
          </table:table-cell>
          <table:table-cell office:value-type="float" office:value="56.1">
            <text:p>56.1</text:p>
          </table:table-cell>
          <table:table-cell/>
          <table:table-cell table:formula="of:=ABS(([.C58]-[.B58])*100/[.B58])" office:value-type="float" office:value="6.09625668449198">
            <text:p>6.1</text:p>
          </table:table-cell>
          <table:table-cell table:formula="of:=ABS(([.D58]-[.B58])*100/[.B58])" office:value-type="float" office:value="74.0285204991087">
            <text:p>74.03</text:p>
          </table:table-cell>
          <table:table-cell table:formula="of:=ABS(([.E58]-[.B58])*100/[.B58])" office:value-type="float" office:value="13.4402852049911">
            <text:p>13.44</text:p>
          </table:table-cell>
          <table:table-cell table:formula="of:=ABS(([.F58]-[.B58])*100/[.B58])" office:value-type="float" office:value="3.67201426024955">
            <text:p>3.67</text:p>
          </table:table-cell>
          <table:table-cell table:number-columns-repeated="2"/>
          <table:table-cell table:formula="of:=ABS(([.C58]-[.B58]))" office:value-type="float" office:value="3.42">
            <text:p>3.42</text:p>
          </table:table-cell>
          <table:table-cell table:formula="of:=ABS(([.D58]-[.B58]))" office:value-type="float" office:value="41.53">
            <text:p>41.53</text:p>
          </table:table-cell>
          <table:table-cell table:formula="of:=ABS(([.E58]-[.B58]))" office:value-type="float" office:value="7.54">
            <text:p>7.54</text:p>
          </table:table-cell>
          <table:table-cell table:formula="of:=ABS(([.F58]-[.B58]))" office:value-type="float" office:value="2.06">
            <text:p>2.06</text:p>
          </table:table-cell>
          <table:table-cell table:number-columns-repeated="3"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17.28">
            <text:p>17.28</text:p>
          </table:table-cell>
          <table:table-cell office:value-type="float" office:value="68.24">
            <text:p>68.24</text:p>
          </table:table-cell>
          <table:table-cell office:value-type="float" office:value="-2.42">
            <text:p>-2.42</text:p>
          </table:table-cell>
          <table:table-cell office:value-type="float" office:value="18.62">
            <text:p>18.62</text:p>
          </table:table-cell>
          <table:table-cell office:value-type="float" office:value="16.6">
            <text:p>16.6</text:p>
          </table:table-cell>
          <table:table-cell/>
          <table:table-cell table:formula="of:=ABS(([.C59]-[.B59])*100/[.B59])" office:value-type="float" office:value="4.09638554216867">
            <text:p>4.1</text:p>
          </table:table-cell>
          <table:table-cell table:formula="of:=ABS(([.D59]-[.B59])*100/[.B59])" office:value-type="float" office:value="311.084337349398">
            <text:p>311.08</text:p>
          </table:table-cell>
          <table:table-cell table:formula="of:=ABS(([.E59]-[.B59])*100/[.B59])" office:value-type="float" office:value="114.578313253012">
            <text:p>114.58</text:p>
          </table:table-cell>
          <table:table-cell table:formula="of:=ABS(([.F59]-[.B59])*100/[.B59])" office:value-type="float" office:value="12.1686746987952">
            <text:p>12.17</text:p>
          </table:table-cell>
          <table:table-cell table:number-columns-repeated="2"/>
          <table:table-cell table:formula="of:=ABS(([.C59]-[.B59]))" office:value-type="float" office:value="0.68">
            <text:p>0.68</text:p>
          </table:table-cell>
          <table:table-cell table:formula="of:=ABS(([.D59]-[.B59]))" office:value-type="float" office:value="51.64">
            <text:p>51.64</text:p>
          </table:table-cell>
          <table:table-cell table:formula="of:=ABS(([.E59]-[.B59]))" office:value-type="float" office:value="19.02">
            <text:p>19.02</text:p>
          </table:table-cell>
          <table:table-cell table:formula="of:=ABS(([.F59]-[.B59]))" office:value-type="float" office:value="2.02">
            <text:p>2.02</text:p>
          </table:table-cell>
          <table:table-cell table:number-columns-repeated="3"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47.16">
            <text:p>47.16</text:p>
          </table:table-cell>
          <table:table-cell office:value-type="float" office:value="80.63">
            <text:p>80.63</text:p>
          </table:table-cell>
          <table:table-cell office:value-type="float" office:value="36.01">
            <text:p>36.01</text:p>
          </table:table-cell>
          <table:table-cell office:value-type="float" office:value="47.85">
            <text:p>47.85</text:p>
          </table:table-cell>
          <table:table-cell office:value-type="float" office:value="47.4">
            <text:p>47.4</text:p>
          </table:table-cell>
          <table:table-cell/>
          <table:table-cell table:formula="of:=ABS(([.C60]-[.B60])*100/[.B60])" office:value-type="float" office:value="0.506329113924055">
            <text:p>0.51</text:p>
          </table:table-cell>
          <table:table-cell table:formula="of:=ABS(([.D60]-[.B60])*100/[.B60])" office:value-type="float" office:value="70.1054852320675">
            <text:p>70.11</text:p>
          </table:table-cell>
          <table:table-cell table:formula="of:=ABS(([.E60]-[.B60])*100/[.B60])" office:value-type="float" office:value="24.0295358649789">
            <text:p>24.03</text:p>
          </table:table-cell>
          <table:table-cell table:formula="of:=ABS(([.F60]-[.B60])*100/[.B60])" office:value-type="float" office:value="0.949367088607601">
            <text:p>0.95</text:p>
          </table:table-cell>
          <table:table-cell table:number-columns-repeated="2"/>
          <table:table-cell table:formula="of:=ABS(([.C60]-[.B60]))" office:value-type="float" office:value="0.240000000000002">
            <text:p>0.24</text:p>
          </table:table-cell>
          <table:table-cell table:formula="of:=ABS(([.D60]-[.B60]))" office:value-type="float" office:value="33.23">
            <text:p>33.23</text:p>
          </table:table-cell>
          <table:table-cell table:formula="of:=ABS(([.E60]-[.B60]))" office:value-type="float" office:value="11.39">
            <text:p>11.39</text:p>
          </table:table-cell>
          <table:table-cell table:formula="of:=ABS(([.F60]-[.B60]))" office:value-type="float" office:value="0.450000000000003">
            <text:p>0.45</text:p>
          </table:table-cell>
          <table:table-cell table:number-columns-repeated="3"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45.09">
            <text:p>45.09</text:p>
          </table:table-cell>
          <table:table-cell office:value-type="float" office:value="52.35">
            <text:p>52.35</text:p>
          </table:table-cell>
          <table:table-cell office:value-type="float" office:value="53.9">
            <text:p>53.9</text:p>
          </table:table-cell>
          <table:table-cell/>
          <table:table-cell table:formula="of:=ABS(([.C61]-[.B61])*100/[.B61])" office:value-type="float" office:value="4.11873840445269">
            <text:p>4.12</text:p>
          </table:table-cell>
          <table:table-cell table:formula="of:=ABS(([.D61]-[.B61])*100/[.B61])" office:value-type="float" office:value="74.8237476808905">
            <text:p>74.82</text:p>
          </table:table-cell>
          <table:table-cell table:formula="of:=ABS(([.E61]-[.B61])*100/[.B61])" office:value-type="float" office:value="16.3450834879406">
            <text:p>16.35</text:p>
          </table:table-cell>
          <table:table-cell table:formula="of:=ABS(([.F61]-[.B61])*100/[.B61])" office:value-type="float" office:value="2.87569573283858">
            <text:p>2.88</text:p>
          </table:table-cell>
          <table:table-cell table:number-columns-repeated="2"/>
          <table:table-cell table:formula="of:=ABS(([.C61]-[.B61]))" office:value-type="float" office:value="2.22">
            <text:p>2.22</text:p>
          </table:table-cell>
          <table:table-cell table:formula="of:=ABS(([.D61]-[.B61]))" office:value-type="float" office:value="40.33">
            <text:p>40.33</text:p>
          </table:table-cell>
          <table:table-cell table:formula="of:=ABS(([.E61]-[.B61]))" office:value-type="float" office:value="8.81">
            <text:p>8.81</text:p>
          </table:table-cell>
          <table:table-cell table:formula="of:=ABS(([.F61]-[.B61]))" office:value-type="float" office:value="1.55">
            <text:p>1.55</text:p>
          </table:table-cell>
          <table:table-cell table:number-columns-repeated="3"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44.55">
            <text:p>44.55</text:p>
          </table:table-cell>
          <table:table-cell office:value-type="float" office:value="55.04">
            <text:p>55.04</text:p>
          </table:table-cell>
          <table:table-cell office:value-type="float" office:value="59.6">
            <text:p>59.6</text:p>
          </table:table-cell>
          <table:table-cell/>
          <table:table-cell table:formula="of:=ABS(([.C62]-[.B62])*100/[.B62])" office:value-type="float" office:value="7.26510067114094">
            <text:p>7.27</text:p>
          </table:table-cell>
          <table:table-cell table:formula="of:=ABS(([.D62]-[.B62])*100/[.B62])" office:value-type="float" office:value="62.4328859060403">
            <text:p>62.43</text:p>
          </table:table-cell>
          <table:table-cell table:formula="of:=ABS(([.E62]-[.B62])*100/[.B62])" office:value-type="float" office:value="25.251677852349">
            <text:p>25.25</text:p>
          </table:table-cell>
          <table:table-cell table:formula="of:=ABS(([.F62]-[.B62])*100/[.B62])" office:value-type="float" office:value="7.6510067114094">
            <text:p>7.65</text:p>
          </table:table-cell>
          <table:table-cell table:number-columns-repeated="2"/>
          <table:table-cell table:formula="of:=ABS(([.C62]-[.B62]))" office:value-type="float" office:value="4.33">
            <text:p>4.33</text:p>
          </table:table-cell>
          <table:table-cell table:formula="of:=ABS(([.D62]-[.B62]))" office:value-type="float" office:value="37.21">
            <text:p>37.21</text:p>
          </table:table-cell>
          <table:table-cell table:formula="of:=ABS(([.E62]-[.B62]))" office:value-type="float" office:value="15.05">
            <text:p>15.05</text:p>
          </table:table-cell>
          <table:table-cell table:formula="of:=ABS(([.F62]-[.B62]))" office:value-type="float" office:value="4.56">
            <text:p>4.56</text:p>
          </table:table-cell>
          <table:table-cell table:number-columns-repeated="3"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58.09">
            <text:p>58.09</text:p>
          </table:table-cell>
          <table:table-cell office:value-type="float" office:value="83.15">
            <text:p>83.15</text:p>
          </table:table-cell>
          <table:table-cell office:value-type="float" office:value="66.65">
            <text:p>66.65</text:p>
          </table:table-cell>
          <table:table-cell office:value-type="float" office:value="58.56">
            <text:p>58.56</text:p>
          </table:table-cell>
          <table:table-cell office:value-type="float" office:value="58.1">
            <text:p>58.1</text:p>
          </table:table-cell>
          <table:table-cell/>
          <table:table-cell table:formula="of:=ABS(([.C63]-[.B63])*100/[.B63])" office:value-type="float" office:value="0.0172117039586885">
            <text:p>0.02</text:p>
          </table:table-cell>
          <table:table-cell table:formula="of:=ABS(([.D63]-[.B63])*100/[.B63])" office:value-type="float" office:value="43.1153184165232">
            <text:p>43.12</text:p>
          </table:table-cell>
          <table:table-cell table:formula="of:=ABS(([.E63]-[.B63])*100/[.B63])" office:value-type="float" office:value="14.7160068846816">
            <text:p>14.72</text:p>
          </table:table-cell>
          <table:table-cell table:formula="of:=ABS(([.F63]-[.B63])*100/[.B63])" office:value-type="float" office:value="0.791738382099829">
            <text:p>0.79</text:p>
          </table:table-cell>
          <table:table-cell table:number-columns-repeated="2"/>
          <table:table-cell table:formula="of:=ABS(([.C63]-[.B63]))" office:value-type="float" office:value="0.00999999999999801">
            <text:p>0.01</text:p>
          </table:table-cell>
          <table:table-cell table:formula="of:=ABS(([.D63]-[.B63]))" office:value-type="float" office:value="25.05">
            <text:p>25.05</text:p>
          </table:table-cell>
          <table:table-cell table:formula="of:=ABS(([.E63]-[.B63]))" office:value-type="float" office:value="8.55">
            <text:p>8.55</text:p>
          </table:table-cell>
          <table:table-cell table:formula="of:=ABS(([.F63]-[.B63]))" office:value-type="float" office:value="0.460000000000001">
            <text:p>0.46</text:p>
          </table:table-cell>
          <table:table-cell table:number-columns-repeated="3"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37.61">
            <text:p>37.61</text:p>
          </table:table-cell>
          <table:table-cell office:value-type="float" office:value="62.04">
            <text:p>62.04</text:p>
          </table:table-cell>
          <table:table-cell office:value-type="float" office:value="27.13">
            <text:p>27.13</text:p>
          </table:table-cell>
          <table:table-cell office:value-type="float" office:value="35.34">
            <text:p>35.34</text:p>
          </table:table-cell>
          <table:table-cell office:value-type="float" office:value="36.1">
            <text:p>36.1</text:p>
          </table:table-cell>
          <table:table-cell/>
          <table:table-cell table:formula="of:=ABS(([.C64]-[.B64])*100/[.B64])" office:value-type="float" office:value="4.18282548476454">
            <text:p>4.18</text:p>
          </table:table-cell>
          <table:table-cell table:formula="of:=ABS(([.D64]-[.B64])*100/[.B64])" office:value-type="float" office:value="71.8559556786704">
            <text:p>71.86</text:p>
          </table:table-cell>
          <table:table-cell table:formula="of:=ABS(([.E64]-[.B64])*100/[.B64])" office:value-type="float" office:value="24.8476454293629">
            <text:p>24.85</text:p>
          </table:table-cell>
          <table:table-cell table:formula="of:=ABS(([.F64]-[.B64])*100/[.B64])" office:value-type="float" office:value="2.10526315789473">
            <text:p>2.11</text:p>
          </table:table-cell>
          <table:table-cell table:number-columns-repeated="2"/>
          <table:table-cell table:formula="of:=ABS(([.C64]-[.B64]))" office:value-type="float" office:value="1.51">
            <text:p>1.51</text:p>
          </table:table-cell>
          <table:table-cell table:formula="of:=ABS(([.D64]-[.B64]))" office:value-type="float" office:value="25.94">
            <text:p>25.94</text:p>
          </table:table-cell>
          <table:table-cell table:formula="of:=ABS(([.E64]-[.B64]))" office:value-type="float" office:value="8.97">
            <text:p>8.97</text:p>
          </table:table-cell>
          <table:table-cell table:formula="of:=ABS(([.F64]-[.B64]))" office:value-type="float" office:value="0.759999999999998">
            <text:p>0.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f:=AVERAGE([.I29:.I64])" office:value-type="float" office:value="6.64675605394003">
            <text:p>6.65</text:p>
          </table:table-cell>
          <table:table-cell table:formula="of:=AVERAGE([.J29:.J64])" office:value-type="float" office:value="89.3613991866748">
            <text:p>89.36</text:p>
          </table:table-cell>
          <table:table-cell table:formula="of:=AVERAGE([.K29:.K64])" office:value-type="float" office:value="28.9791342959428">
            <text:p>28.98</text:p>
          </table:table-cell>
          <table:table-cell table:formula="of:=AVERAGE([.L29:.L64])" office:value-type="float" office:value="6.45309984226339">
            <text:p>6.45</text:p>
          </table:table-cell>
          <table:table-cell/>
          <table:table-cell office:value-type="string">
            <text:p>average</text:p>
          </table:table-cell>
          <table:table-cell table:formula="of:=AVERAGE([.O49:.O64])" office:value-type="float" office:value="2.214375">
            <text:p>2.21</text:p>
          </table:table-cell>
          <table:table-cell table:formula="of:=AVERAGE([.P49:.P64])" office:value-type="float" office:value="35.744375">
            <text:p>35.74</text:p>
          </table:table-cell>
          <table:table-cell table:formula="of:=AVERAGE([.Q49:.Q64])" office:value-type="float" office:value="9.711875">
            <text:p>9.71</text:p>
          </table:table-cell>
          <table:table-cell table:formula="of:=AVERAGE([.R49:.R64])" office:value-type="float" office:value="2.1225">
            <text:p>2.12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>
            <text:p>RNA no self complementary sequences</text:p>
          </table:table-cell>
          <table:table-cell table:number-columns-repeated="13"/>
        </table:table-row>
        <table:table-row table:style-name="ro1">
          <table:table-cell table:number-columns-repeated="18"/>
          <table:table-cell>
            <draw:frame table:end-cell-address="'MELTING 4_2'.AB85" table:end-x="0.214cm" table:end-y="0.412cm" draw:z-index="2" draw:style-name="gr1" svg:width="18.362cm" svg:height="7.242cm" svg:x="2.199cm" svg:y="0.427cm">
              <draw:object draw:notify-on-update-of-ranges="'MELTING 4_2'.C69:'MELTING 4_2'.C69 'MELTING 4_2'.C70:'MELTING 4_2'.C86 'MELTING 4_2'.B70:'MELTING 4_2'.B86 'MELTING 4_2'.D69:'MELTING 4_2'.D69 'MELTING 4_2'.D70:'MELTING 4_2'.D86 'MELTING 4_2'.B70:'MELTING 4_2'.B86 'MELTING 4_2'.E69:'MELTING 4_2'.E69 'MELTING 4_2'.E70:'MELTING 4_2'.E86 'MELTING 4_2'.B70:'MELTING 4_2'.B8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<text:s/>TmExp 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>
            <text:p>error percentage (ABS(Texp – Tcomp)/Texp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3"/>
          <table:table-cell office:value-type="string">
            <text:p>error degree difference (ABS(Texp – Tcomp)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5"/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61.65">
            <text:p>61.65</text:p>
          </table:table-cell>
          <table:table-cell office:value-type="float" office:value="40.62">
            <text:p>40.62</text:p>
          </table:table-cell>
          <table:table-cell office:value-type="float" office:value="40.6">
            <text:p>40.6</text:p>
          </table:table-cell>
          <table:table-cell table:number-columns-repeated="3"/>
          <table:table-cell table:formula="of:=ABS(([.C71]-[.B71])*100/[.B71])" office:value-type="float" office:value="51.8472906403941">
            <text:p>51.85</text:p>
          </table:table-cell>
          <table:table-cell table:formula="of:=ABS(([.D71]-[.B71])*100/[.B71])" office:value-type="float" office:value="0.0492610837438326">
            <text:p>0.05</text:p>
          </table:table-cell>
          <table:table-cell table:number-columns-repeated="4"/>
          <table:table-cell table:formula="of:=ABS(([.C71]-[.B71]))" office:value-type="float" office:value="21.05">
            <text:p>21.05</text:p>
          </table:table-cell>
          <table:table-cell table:formula="of:=ABS(([.D71]-[.B71]))" office:value-type="float" office:value="0.019999999999996">
            <text:p>0.02</text:p>
          </table:table-cell>
          <table:table-cell table:number-columns-repeated="5"/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48.37">
            <text:p>48.37</text:p>
          </table:table-cell>
          <table:table-cell office:value-type="float" office:value="-6.09">
            <text:p>-6.09</text:p>
          </table:table-cell>
          <table:table-cell office:value-type="float" office:value="24.5">
            <text:p>24.5</text:p>
          </table:table-cell>
          <table:table-cell table:number-columns-repeated="3"/>
          <table:table-cell table:formula="of:=ABS(([.C72]-[.B72])*100/[.B72])" office:value-type="float" office:value="97.4285714285714">
            <text:p>97.43</text:p>
          </table:table-cell>
          <table:table-cell table:formula="of:=ABS(([.D72]-[.B72])*100/[.B72])" office:value-type="float" office:value="124.857142857143">
            <text:p>124.86</text:p>
          </table:table-cell>
          <table:table-cell table:number-columns-repeated="4"/>
          <table:table-cell table:formula="of:=ABS(([.C72]-[.B72]))" office:value-type="float" office:value="23.87">
            <text:p>23.87</text:p>
          </table:table-cell>
          <table:table-cell table:formula="of:=ABS(([.D72]-[.B72]))" office:value-type="float" office:value="30.59">
            <text:p>30.59</text:p>
          </table:table-cell>
          <table:table-cell table:number-columns-repeated="5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62.06">
            <text:p>62.06</text:p>
          </table:table-cell>
          <table:table-cell office:value-type="float" office:value="8.18">
            <text:p>8.18</text:p>
          </table:table-cell>
          <table:table-cell office:value-type="float" office:value="37.5">
            <text:p>37.5</text:p>
          </table:table-cell>
          <table:table-cell table:number-columns-repeated="3"/>
          <table:table-cell table:formula="of:=ABS(([.C73]-[.B73])*100/[.B73])" office:value-type="float" office:value="65.4933333333333">
            <text:p>65.49</text:p>
          </table:table-cell>
          <table:table-cell table:formula="of:=ABS(([.D73]-[.B73])*100/[.B73])" office:value-type="float" office:value="78.1866666666667">
            <text:p>78.19</text:p>
          </table:table-cell>
          <table:table-cell table:number-columns-repeated="4"/>
          <table:table-cell table:formula="of:=ABS(([.C73]-[.B73]))" office:value-type="float" office:value="24.56">
            <text:p>24.56</text:p>
          </table:table-cell>
          <table:table-cell table:formula="of:=ABS(([.D73]-[.B73]))" office:value-type="float" office:value="29.32">
            <text:p>29.32</text:p>
          </table:table-cell>
          <table:table-cell table:number-columns-repeated="5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62.06">
            <text:p>62.06</text:p>
          </table:table-cell>
          <table:table-cell office:value-type="float" office:value="63.22">
            <text:p>63.22</text:p>
          </table:table-cell>
          <table:table-cell office:value-type="float" office:value="29.4">
            <text:p>29.4</text:p>
          </table:table-cell>
          <table:table-cell table:number-columns-repeated="3"/>
          <table:table-cell table:formula="of:=ABS(([.C74]-[.B74])*100/[.B74])" office:value-type="float" office:value="111.08843537415">
            <text:p>111.09</text:p>
          </table:table-cell>
          <table:table-cell table:formula="of:=ABS(([.D74]-[.B74])*100/[.B74])" office:value-type="float" office:value="115.034013605442">
            <text:p>115.03</text:p>
          </table:table-cell>
          <table:table-cell table:number-columns-repeated="4"/>
          <table:table-cell table:formula="of:=ABS(([.C74]-[.B74]))" office:value-type="float" office:value="32.66">
            <text:p>32.66</text:p>
          </table:table-cell>
          <table:table-cell table:formula="of:=ABS(([.D74]-[.B74]))" office:value-type="float" office:value="33.82">
            <text:p>33.82</text:p>
          </table:table-cell>
          <table:table-cell table:number-columns-repeated="5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66.95">
            <text:p>66.95</text:p>
          </table:table-cell>
          <table:table-cell office:value-type="float" office:value="24.77">
            <text:p>24.77</text:p>
          </table:table-cell>
          <table:table-cell office:value-type="float" office:value="50.9">
            <text:p>50.9</text:p>
          </table:table-cell>
          <table:table-cell table:number-columns-repeated="3"/>
          <table:table-cell table:formula="of:=ABS(([.C75]-[.B75])*100/[.B75])" office:value-type="float" office:value="31.532416502947">
            <text:p>31.53</text:p>
          </table:table-cell>
          <table:table-cell table:formula="of:=ABS(([.D75]-[.B75])*100/[.B75])" office:value-type="float" office:value="51.335952848723">
            <text:p>51.34</text:p>
          </table:table-cell>
          <table:table-cell table:number-columns-repeated="4"/>
          <table:table-cell table:formula="of:=ABS(([.C75]-[.B75]))" office:value-type="float" office:value="16.05">
            <text:p>16.05</text:p>
          </table:table-cell>
          <table:table-cell table:formula="of:=ABS(([.D75]-[.B75]))" office:value-type="float" office:value="26.13">
            <text:p>26.13</text:p>
          </table:table-cell>
          <table:table-cell table:number-columns-repeated="5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73.19">
            <text:p>73.19</text:p>
          </table:table-cell>
          <table:table-cell office:value-type="float" office:value="58.88">
            <text:p>58.88</text:p>
          </table:table-cell>
          <table:table-cell office:value-type="float" office:value="59.6">
            <text:p>59.6</text:p>
          </table:table-cell>
          <table:table-cell table:number-columns-repeated="3"/>
          <table:table-cell table:formula="of:=ABS(([.C76]-[.B76])*100/[.B76])" office:value-type="float" office:value="22.8020134228188">
            <text:p>22.8</text:p>
          </table:table-cell>
          <table:table-cell table:formula="of:=ABS(([.D76]-[.B76])*100/[.B76])" office:value-type="float" office:value="1.20805369127517">
            <text:p>1.21</text:p>
          </table:table-cell>
          <table:table-cell table:number-columns-repeated="4"/>
          <table:table-cell table:formula="of:=ABS(([.C76]-[.B76]))" office:value-type="float" office:value="13.59">
            <text:p>13.59</text:p>
          </table:table-cell>
          <table:table-cell table:formula="of:=ABS(([.D76]-[.B76]))" office:value-type="float" office:value="0.719999999999999">
            <text:p>0.72</text:p>
          </table:table-cell>
          <table:table-cell table:number-columns-repeated="5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52.69">
            <text:p>52.69</text:p>
          </table:table-cell>
          <table:table-cell office:value-type="float" office:value="13.3">
            <text:p>13.3</text:p>
          </table:table-cell>
          <table:table-cell office:value-type="float" office:value="33.8">
            <text:p>33.8</text:p>
          </table:table-cell>
          <table:table-cell table:number-columns-repeated="3"/>
          <table:table-cell table:formula="of:=ABS(([.C77]-[.B77])*100/[.B77])" office:value-type="float" office:value="55.887573964497">
            <text:p>55.89</text:p>
          </table:table-cell>
          <table:table-cell table:formula="of:=ABS(([.D77]-[.B77])*100/[.B77])" office:value-type="float" office:value="60.6508875739645">
            <text:p>60.65</text:p>
          </table:table-cell>
          <table:table-cell table:number-columns-repeated="4"/>
          <table:table-cell table:formula="of:=ABS(([.C77]-[.B77]))" office:value-type="float" office:value="18.89">
            <text:p>18.89</text:p>
          </table:table-cell>
          <table:table-cell table:formula="of:=ABS(([.D77]-[.B77]))" office:value-type="float" office:value="20.5">
            <text:p>20.5</text:p>
          </table:table-cell>
          <table:table-cell table:number-columns-repeated="5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61.79">
            <text:p>61.79</text:p>
          </table:table-cell>
          <table:table-cell office:value-type="float" office:value="9.41">
            <text:p>9.41</text:p>
          </table:table-cell>
          <table:table-cell office:value-type="float" office:value="37.2">
            <text:p>37.2</text:p>
          </table:table-cell>
          <table:table-cell table:number-columns-repeated="3"/>
          <table:table-cell table:formula="of:=ABS(([.C78]-[.B78])*100/[.B78])" office:value-type="float" office:value="66.1021505376344">
            <text:p>66.1</text:p>
          </table:table-cell>
          <table:table-cell table:formula="of:=ABS(([.D78]-[.B78])*100/[.B78])" office:value-type="float" office:value="74.7043010752688">
            <text:p>74.7</text:p>
          </table:table-cell>
          <table:table-cell table:number-columns-repeated="4"/>
          <table:table-cell table:formula="of:=ABS(([.C78]-[.B78]))" office:value-type="float" office:value="24.59">
            <text:p>24.59</text:p>
          </table:table-cell>
          <table:table-cell table:formula="of:=ABS(([.D78]-[.B78]))" office:value-type="float" office:value="27.79">
            <text:p>27.79</text:p>
          </table:table-cell>
          <table:table-cell table:number-columns-repeated="5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76.35">
            <text:p>76.35</text:p>
          </table:table-cell>
          <table:table-cell office:value-type="float" office:value="58.4">
            <text:p>58.4</text:p>
          </table:table-cell>
          <table:table-cell office:value-type="float" office:value="56.3">
            <text:p>56.3</text:p>
          </table:table-cell>
          <table:table-cell table:number-columns-repeated="3"/>
          <table:table-cell table:formula="of:=ABS(([.C79]-[.B79])*100/[.B79])" office:value-type="float" office:value="35.6127886323268">
            <text:p>35.61</text:p>
          </table:table-cell>
          <table:table-cell table:formula="of:=ABS(([.D79]-[.B79])*100/[.B79])" office:value-type="float" office:value="3.73001776198935">
            <text:p>3.73</text:p>
          </table:table-cell>
          <table:table-cell table:number-columns-repeated="4"/>
          <table:table-cell table:formula="of:=ABS(([.C79]-[.B79]))" office:value-type="float" office:value="20.05">
            <text:p>20.05</text:p>
          </table:table-cell>
          <table:table-cell table:formula="of:=ABS(([.D79]-[.B79]))" office:value-type="float" office:value="2.1">
            <text:p>2.1</text:p>
          </table:table-cell>
          <table:table-cell table:number-columns-repeated="5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79.97">
            <text:p>79.97</text:p>
          </table:table-cell>
          <table:table-cell office:value-type="float" office:value="83.53">
            <text:p>83.53</text:p>
          </table:table-cell>
          <table:table-cell office:value-type="float" office:value="66.5">
            <text:p>66.5</text:p>
          </table:table-cell>
          <table:table-cell table:number-columns-repeated="3"/>
          <table:table-cell table:formula="of:=ABS(([.C80]-[.B80])*100/[.B80])" office:value-type="float" office:value="20.2556390977444">
            <text:p>20.26</text:p>
          </table:table-cell>
          <table:table-cell table:formula="of:=ABS(([.D80]-[.B80])*100/[.B80])" office:value-type="float" office:value="25.609022556391">
            <text:p>25.61</text:p>
          </table:table-cell>
          <table:table-cell table:number-columns-repeated="4"/>
          <table:table-cell table:formula="of:=ABS(([.C80]-[.B80]))" office:value-type="float" office:value="13.47">
            <text:p>13.47</text:p>
          </table:table-cell>
          <table:table-cell table:formula="of:=ABS(([.D80]-[.B80]))" office:value-type="float" office:value="17.03">
            <text:p>17.03</text:p>
          </table:table-cell>
          <table:table-cell table:number-columns-repeated="5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75.61">
            <text:p>75.61</text:p>
          </table:table-cell>
          <table:table-cell office:value-type="float" office:value="58.62">
            <text:p>58.62</text:p>
          </table:table-cell>
          <table:table-cell office:value-type="float" office:value="59.1">
            <text:p>59.1</text:p>
          </table:table-cell>
          <table:table-cell table:number-columns-repeated="3"/>
          <table:table-cell table:formula="of:=ABS(([.C81]-[.B81])*100/[.B81])" office:value-type="float" office:value="27.9357021996616">
            <text:p>27.94</text:p>
          </table:table-cell>
          <table:table-cell table:formula="of:=ABS(([.D81]-[.B81])*100/[.B81])" office:value-type="float" office:value="0.812182741116758">
            <text:p>0.81</text:p>
          </table:table-cell>
          <table:table-cell table:number-columns-repeated="4"/>
          <table:table-cell table:formula="of:=ABS(([.C81]-[.B81]))" office:value-type="float" office:value="16.51">
            <text:p>16.51</text:p>
          </table:table-cell>
          <table:table-cell table:formula="of:=ABS(([.D81]-[.B81]))" office:value-type="float" office:value="0.480000000000004">
            <text:p>0.48</text:p>
          </table:table-cell>
          <table:table-cell table:number-columns-repeated="5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74.04">
            <text:p>74.04</text:p>
          </table:table-cell>
          <table:table-cell office:value-type="float" office:value="55.11">
            <text:p>55.11</text:p>
          </table:table-cell>
          <table:table-cell office:value-type="float" office:value="56.2">
            <text:p>56.2</text:p>
          </table:table-cell>
          <table:table-cell table:number-columns-repeated="3"/>
          <table:table-cell table:formula="of:=ABS(([.C82]-[.B82])*100/[.B82])" office:value-type="float" office:value="31.7437722419929">
            <text:p>31.74</text:p>
          </table:table-cell>
          <table:table-cell table:formula="of:=ABS(([.D82]-[.B82])*100/[.B82])" office:value-type="float" office:value="1.93950177935944">
            <text:p>1.94</text:p>
          </table:table-cell>
          <table:table-cell table:number-columns-repeated="4"/>
          <table:table-cell table:formula="of:=ABS(([.C82]-[.B82]))" office:value-type="float" office:value="17.84">
            <text:p>17.84</text:p>
          </table:table-cell>
          <table:table-cell table:formula="of:=ABS(([.D82]-[.B82]))" office:value-type="float" office:value="1.09">
            <text:p>1.09</text:p>
          </table:table-cell>
          <table:table-cell table:number-columns-repeated="5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82.16">
            <text:p>82.16</text:p>
          </table:table-cell>
          <table:table-cell office:value-type="float" office:value="48.71">
            <text:p>48.71</text:p>
          </table:table-cell>
          <table:table-cell office:value-type="float" office:value="67.1">
            <text:p>67.1</text:p>
          </table:table-cell>
          <table:table-cell table:number-columns-repeated="3"/>
          <table:table-cell table:formula="of:=ABS(([.C83]-[.B83])*100/[.B83])" office:value-type="float" office:value="22.4441132637854">
            <text:p>22.44</text:p>
          </table:table-cell>
          <table:table-cell table:formula="of:=ABS(([.D83]-[.B83])*100/[.B83])" office:value-type="float" office:value="27.4068554396423">
            <text:p>27.41</text:p>
          </table:table-cell>
          <table:table-cell table:number-columns-repeated="4"/>
          <table:table-cell table:formula="of:=ABS(([.C83]-[.B83]))" office:value-type="float" office:value="15.06">
            <text:p>15.06</text:p>
          </table:table-cell>
          <table:table-cell table:formula="of:=ABS(([.D83]-[.B83]))" office:value-type="float" office:value="18.39">
            <text:p>18.39</text:p>
          </table:table-cell>
          <table:table-cell table:number-columns-repeated="5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61.79">
            <text:p>61.79</text:p>
          </table:table-cell>
          <table:table-cell office:value-type="float" office:value="63.25">
            <text:p>63.25</text:p>
          </table:table-cell>
          <table:table-cell office:value-type="float" office:value="30.2">
            <text:p>30.2</text:p>
          </table:table-cell>
          <table:table-cell table:number-columns-repeated="3"/>
          <table:table-cell table:formula="of:=ABS(([.C84]-[.B84])*100/[.B84])" office:value-type="float" office:value="104.602649006623">
            <text:p>104.6</text:p>
          </table:table-cell>
          <table:table-cell table:formula="of:=ABS(([.D84]-[.B84])*100/[.B84])" office:value-type="float" office:value="109.437086092715">
            <text:p>109.44</text:p>
          </table:table-cell>
          <table:table-cell table:number-columns-repeated="4"/>
          <table:table-cell table:formula="of:=ABS(([.C84]-[.B84]))" office:value-type="float" office:value="31.59">
            <text:p>31.59</text:p>
          </table:table-cell>
          <table:table-cell table:formula="of:=ABS(([.D84]-[.B84]))" office:value-type="float" office:value="33.05">
            <text:p>33.05</text:p>
          </table:table-cell>
          <table:table-cell table:number-columns-repeated="5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79.86">
            <text:p>79.86</text:p>
          </table:table-cell>
          <table:table-cell office:value-type="float" office:value="64.78">
            <text:p>64.78</text:p>
          </table:table-cell>
          <table:table-cell office:value-type="float" office:value="64.9">
            <text:p>64.9</text:p>
          </table:table-cell>
          <table:table-cell table:number-columns-repeated="3"/>
          <table:table-cell table:formula="of:=ABS(([.C85]-[.B85])*100/[.B85])" office:value-type="float" office:value="23.0508474576271">
            <text:p>23.05</text:p>
          </table:table-cell>
          <table:table-cell table:formula="of:=ABS(([.D85]-[.B85])*100/[.B85])" office:value-type="float" office:value="0.184899845916802">
            <text:p>0.18</text:p>
          </table:table-cell>
          <table:table-cell table:number-columns-repeated="4"/>
          <table:table-cell table:formula="of:=ABS(([.C85]-[.B85]))" office:value-type="float" office:value="14.96">
            <text:p>14.96</text:p>
          </table:table-cell>
          <table:table-cell table:formula="of:=ABS(([.D85]-[.B85]))" office:value-type="float" office:value="0.120000000000005">
            <text:p>0.12</text:p>
          </table:table-cell>
          <table:table-cell table:number-columns-repeated="5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68.23">
            <text:p>68.23</text:p>
          </table:table-cell>
          <table:table-cell office:value-type="float" office:value="72.5">
            <text:p>72.5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f:=ABS(([.C86]-[.B86])*100/[.B86])" office:value-type="float" office:value="49.2997811816193">
            <text:p>49.3</text:p>
          </table:table-cell>
          <table:table-cell table:formula="of:=ABS(([.D86]-[.B86])*100/[.B86])" office:value-type="float" office:value="58.6433260393873">
            <text:p>58.64</text:p>
          </table:table-cell>
          <table:table-cell table:number-columns-repeated="4"/>
          <table:table-cell table:formula="of:=ABS(([.C86]-[.B86]))" office:value-type="float" office:value="22.53">
            <text:p>22.53</text:p>
          </table:table-cell>
          <table:table-cell table:formula="of:=ABS(([.D86]-[.B86]))" office:value-type="float" office:value="26.8">
            <text:p>26.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f:=AVERAGE([.I71:.I86])" office:value-type="float" office:value="51.0704423928579">
            <text:p>51.07</text:p>
          </table:table-cell>
          <table:table-cell table:formula="of:=AVERAGE([.J71:.J86])" office:value-type="float" office:value="45.8618232286716">
            <text:p>45.86</text:p>
          </table:table-cell>
          <table:table-cell table:number-columns-repeated="3"/>
          <table:table-cell office:value-type="string">
            <text:p>average</text:p>
          </table:table-cell>
          <table:table-cell table:formula="of:=AVERAGE([.O71:.O86])" office:value-type="float" office:value="20.454375">
            <text:p>20.45</text:p>
          </table:table-cell>
          <table:table-cell table:formula="of:=AVERAGE([.P71:.P86])" office:value-type="float" office:value="16.746875">
            <text:p>16.75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>
            <text:p>RNA self complementary sequences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<text:s/>TmExp 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>
            <text:p>error percentage (ABS(Texp – Tcomp)/Texp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3"/>
          <table:table-cell office:value-type="string">
            <text:p>error degree difference (ABS(Texp – Tcomp)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2"/>
          <table:table-cell>
            <draw:frame table:end-cell-address="'MELTING 4_2'.Y111" table:end-x="1.262cm" table:end-y="0.072cm" draw:z-index="3" draw:style-name="gr1" svg:width="12.768cm" svg:height="8.168cm" svg:x="2.068cm" svg:y="0.015cm">
              <draw:object draw:notify-on-update-of-ranges="'MELTING 4_2'.C91:'MELTING 4_2'.C91 'MELTING 4_2'.C92:'MELTING 4_2'.C128 'MELTING 4_2'.B92:'MELTING 4_2'.B128 'MELTING 4_2'.D91:'MELTING 4_2'.D91 'MELTING 4_2'.D92:'MELTING 4_2'.D128 'MELTING 4_2'.B92:'MELTING 4_2'.B128 'MELTING 4_2'.E91:'MELTING 4_2'.E91 'MELTING 4_2'.E92:'MELTING 4_2'.E128 'MELTING 4_2'.B92:'MELTING 4_2'.B128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65.47">
            <text:p>65.47</text:p>
          </table:table-cell>
          <table:table-cell office:value-type="float" office:value="65.31">
            <text:p>65.31</text:p>
          </table:table-cell>
          <table:table-cell office:value-type="float" office:value="45">
            <text:p>45</text:p>
          </table:table-cell>
          <table:table-cell table:number-columns-repeated="3"/>
          <table:table-cell table:formula="of:=ABS(([.C93]-[.B93])*100/[.B93])" office:value-type="float" office:value="45.4888888888889">
            <text:p>45.49</text:p>
          </table:table-cell>
          <table:table-cell table:formula="of:=ABS(([.D93]-[.B93])*100/[.B93])" office:value-type="float" office:value="45.1333333333333">
            <text:p>45.13</text:p>
          </table:table-cell>
          <table:table-cell table:number-columns-repeated="4"/>
          <table:table-cell table:formula="of:=ABS(([.C93]-[.B93]))" office:value-type="float" office:value="20.47">
            <text:p>20.47</text:p>
          </table:table-cell>
          <table:table-cell table:formula="of:=ABS(([.D93]-[.B93]))" office:value-type="float" office:value="20.31">
            <text:p>20.31</text:p>
          </table:table-cell>
          <table:table-cell table:number-columns-repeated="5"/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70.26">
            <text:p>70.26</text:p>
          </table:table-cell>
          <table:table-cell office:value-type="float" office:value="24.81">
            <text:p>24.81</text:p>
          </table:table-cell>
          <table:table-cell office:value-type="float" office:value="46.4">
            <text:p>46.4</text:p>
          </table:table-cell>
          <table:table-cell table:number-columns-repeated="3"/>
          <table:table-cell table:formula="of:=ABS(([.C94]-[.B94])*100/[.B94])" office:value-type="float" office:value="51.4224137931035">
            <text:p>51.42</text:p>
          </table:table-cell>
          <table:table-cell table:formula="of:=ABS(([.D94]-[.B94])*100/[.B94])" office:value-type="float" office:value="46.5301724137931">
            <text:p>46.53</text:p>
          </table:table-cell>
          <table:table-cell table:number-columns-repeated="4"/>
          <table:table-cell table:formula="of:=ABS(([.C94]-[.B94]))" office:value-type="float" office:value="23.86">
            <text:p>23.86</text:p>
          </table:table-cell>
          <table:table-cell table:formula="of:=ABS(([.D94]-[.B94]))" office:value-type="float" office:value="21.59">
            <text:p>21.59</text:p>
          </table:table-cell>
          <table:table-cell table:number-columns-repeated="5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72.95">
            <text:p>72.95</text:p>
          </table:table-cell>
          <table:table-cell office:value-type="float" office:value="27.53">
            <text:p>27.53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f:=ABS(([.C95]-[.B95])*100/[.B95])" office:value-type="float" office:value="59.6280087527352">
            <text:p>59.63</text:p>
          </table:table-cell>
          <table:table-cell table:formula="of:=ABS(([.D95]-[.B95])*100/[.B95])" office:value-type="float" office:value="39.7592997811816">
            <text:p>39.76</text:p>
          </table:table-cell>
          <table:table-cell table:number-columns-repeated="4"/>
          <table:table-cell table:formula="of:=ABS(([.C95]-[.B95]))" office:value-type="float" office:value="27.25">
            <text:p>27.25</text:p>
          </table:table-cell>
          <table:table-cell table:formula="of:=ABS(([.D95]-[.B95]))" office:value-type="float" office:value="18.17">
            <text:p>18.17</text:p>
          </table:table-cell>
          <table:table-cell table:number-columns-repeated="5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1.1">
            <text:p>41.1</text:p>
          </table:table-cell>
          <table:table-cell table:number-columns-repeated="3"/>
          <table:table-cell table:formula="of:=ABS(([.C96]-[.B96])*100/[.B96])" office:value-type="float" office:value="57.007299270073">
            <text:p>57.01</text:p>
          </table:table-cell>
          <table:table-cell table:formula="of:=ABS(([.D96]-[.B96])*100/[.B96])" office:value-type="float" office:value="65.3771289537713">
            <text:p>65.38</text:p>
          </table:table-cell>
          <table:table-cell table:number-columns-repeated="4"/>
          <table:table-cell table:formula="of:=ABS(([.C96]-[.B96]))" office:value-type="float" office:value="23.43">
            <text:p>23.43</text:p>
          </table:table-cell>
          <table:table-cell table:formula="of:=ABS(([.D96]-[.B96]))" office:value-type="float" office:value="26.87">
            <text:p>26.87</text:p>
          </table:table-cell>
          <table:table-cell table:number-columns-repeated="5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f:=ABS(([.C97]-[.B97])*100/[.B97])" office:value-type="float" office:value="41.2035010940919">
            <text:p>41.2</text:p>
          </table:table-cell>
          <table:table-cell table:formula="of:=ABS(([.D97]-[.B97])*100/[.B97])" office:value-type="float" office:value="48.7308533916849">
            <text:p>48.73</text:p>
          </table:table-cell>
          <table:table-cell table:number-columns-repeated="4"/>
          <table:table-cell table:formula="of:=ABS(([.C97]-[.B97]))" office:value-type="float" office:value="18.83">
            <text:p>18.83</text:p>
          </table:table-cell>
          <table:table-cell table:formula="of:=ABS(([.D97]-[.B97]))" office:value-type="float" office:value="22.27">
            <text:p>22.27</text:p>
          </table:table-cell>
          <table:table-cell table:number-columns-repeated="5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80.03">
            <text:p>80.03</text:p>
          </table:table-cell>
          <table:table-cell office:value-type="float" office:value="82.51">
            <text:p>82.51</text:p>
          </table:table-cell>
          <table:table-cell office:value-type="float" office:value="53.9">
            <text:p>53.9</text:p>
          </table:table-cell>
          <table:table-cell table:number-columns-repeated="3"/>
          <table:table-cell table:formula="of:=ABS(([.C98]-[.B98])*100/[.B98])" office:value-type="float" office:value="48.4786641929499">
            <text:p>48.48</text:p>
          </table:table-cell>
          <table:table-cell table:formula="of:=ABS(([.D98]-[.B98])*100/[.B98])" office:value-type="float" office:value="53.0797773654917">
            <text:p>53.08</text:p>
          </table:table-cell>
          <table:table-cell table:number-columns-repeated="4"/>
          <table:table-cell table:formula="of:=ABS(([.C98]-[.B98]))" office:value-type="float" office:value="26.13">
            <text:p>26.13</text:p>
          </table:table-cell>
          <table:table-cell table:formula="of:=ABS(([.D98]-[.B98]))" office:value-type="float" office:value="28.61">
            <text:p>28.61</text:p>
          </table:table-cell>
          <table:table-cell table:number-columns-repeated="5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65.37">
            <text:p>65.37</text:p>
          </table:table-cell>
          <table:table-cell office:value-type="float" office:value="67.55">
            <text:p>67.55</text:p>
          </table:table-cell>
          <table:table-cell office:value-type="float" office:value="41.7">
            <text:p>41.7</text:p>
          </table:table-cell>
          <table:table-cell table:number-columns-repeated="3"/>
          <table:table-cell table:formula="of:=ABS(([.C99]-[.B99])*100/[.B99])" office:value-type="float" office:value="56.7625899280576">
            <text:p>56.76</text:p>
          </table:table-cell>
          <table:table-cell table:formula="of:=ABS(([.D99]-[.B99])*100/[.B99])" office:value-type="float" office:value="61.9904076738609">
            <text:p>61.99</text:p>
          </table:table-cell>
          <table:table-cell table:number-columns-repeated="4"/>
          <table:table-cell table:formula="of:=ABS(([.C99]-[.B99]))" office:value-type="float" office:value="23.67">
            <text:p>23.67</text:p>
          </table:table-cell>
          <table:table-cell table:formula="of:=ABS(([.D99]-[.B99]))" office:value-type="float" office:value="25.85">
            <text:p>25.85</text:p>
          </table:table-cell>
          <table:table-cell table:number-columns-repeated="5"/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65.45">
            <text:p>65.45</text:p>
          </table:table-cell>
          <table:table-cell office:value-type="float" office:value="-0.74">
            <text:p>-0.74</text:p>
          </table:table-cell>
          <table:table-cell office:value-type="float" office:value="26.6">
            <text:p>26.6</text:p>
          </table:table-cell>
          <table:table-cell table:number-columns-repeated="3"/>
          <table:table-cell table:formula="of:=ABS(([.C100]-[.B100])*100/[.B100])" office:value-type="float" office:value="146.052631578947">
            <text:p>146.05</text:p>
          </table:table-cell>
          <table:table-cell table:formula="of:=ABS(([.D100]-[.B100])*100/[.B100])" office:value-type="float" office:value="102.781954887218">
            <text:p>102.78</text:p>
          </table:table-cell>
          <table:table-cell table:number-columns-repeated="4"/>
          <table:table-cell table:formula="of:=ABS(([.C100]-[.B100]))" office:value-type="float" office:value="38.85">
            <text:p>38.85</text:p>
          </table:table-cell>
          <table:table-cell table:formula="of:=ABS(([.D100]-[.B100]))" office:value-type="float" office:value="27.34">
            <text:p>27.34</text:p>
          </table:table-cell>
          <table:table-cell table:number-columns-repeated="5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65.9">
            <text:p>65.9</text:p>
          </table:table-cell>
          <table:table-cell office:value-type="float" office:value="19.76">
            <text:p>19.76</text:p>
          </table:table-cell>
          <table:table-cell office:value-type="float" office:value="42.8">
            <text:p>42.8</text:p>
          </table:table-cell>
          <table:table-cell table:number-columns-repeated="3"/>
          <table:table-cell table:formula="of:=ABS(([.C101]-[.B101])*100/[.B101])" office:value-type="float" office:value="53.9719626168225">
            <text:p>53.97</text:p>
          </table:table-cell>
          <table:table-cell table:formula="of:=ABS(([.D101]-[.B101])*100/[.B101])" office:value-type="float" office:value="53.8317757009346">
            <text:p>53.83</text:p>
          </table:table-cell>
          <table:table-cell table:number-columns-repeated="4"/>
          <table:table-cell table:formula="of:=ABS(([.C101]-[.B101]))" office:value-type="float" office:value="23.1">
            <text:p>23.1</text:p>
          </table:table-cell>
          <table:table-cell table:formula="of:=ABS(([.D101]-[.B101]))" office:value-type="float" office:value="23.04">
            <text:p>23.04</text:p>
          </table:table-cell>
          <table:table-cell table:number-columns-repeated="5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64.96">
            <text:p>64.96</text:p>
          </table:table-cell>
          <table:table-cell office:value-type="float" office:value="67.45">
            <text:p>67.45</text:p>
          </table:table-cell>
          <table:table-cell office:value-type="float" office:value="41.4">
            <text:p>41.4</text:p>
          </table:table-cell>
          <table:table-cell table:number-columns-repeated="3"/>
          <table:table-cell table:formula="of:=ABS(([.C102]-[.B102])*100/[.B102])" office:value-type="float" office:value="56.9082125603865">
            <text:p>56.91</text:p>
          </table:table-cell>
          <table:table-cell table:formula="of:=ABS(([.D102]-[.B102])*100/[.B102])" office:value-type="float" office:value="62.9227053140097">
            <text:p>62.92</text:p>
          </table:table-cell>
          <table:table-cell table:number-columns-repeated="4"/>
          <table:table-cell table:formula="of:=ABS(([.C102]-[.B102]))" office:value-type="float" office:value="23.56">
            <text:p>23.56</text:p>
          </table:table-cell>
          <table:table-cell table:formula="of:=ABS(([.D102]-[.B102]))" office:value-type="float" office:value="26.05">
            <text:p>26.05</text:p>
          </table:table-cell>
          <table:table-cell table:number-columns-repeated="5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73.67">
            <text:p>73.67</text:p>
          </table:table-cell>
          <table:table-cell office:value-type="float" office:value="40.99">
            <text:p>40.99</text:p>
          </table:table-cell>
          <table:table-cell office:value-type="float" office:value="56.2">
            <text:p>56.2</text:p>
          </table:table-cell>
          <table:table-cell table:number-columns-repeated="3"/>
          <table:table-cell table:formula="of:=ABS(([.C103]-[.B103])*100/[.B103])" office:value-type="float" office:value="31.085409252669">
            <text:p>31.09</text:p>
          </table:table-cell>
          <table:table-cell table:formula="of:=ABS(([.D103]-[.B103])*100/[.B103])" office:value-type="float" office:value="27.0640569395018">
            <text:p>27.06</text:p>
          </table:table-cell>
          <table:table-cell table:number-columns-repeated="4"/>
          <table:table-cell table:formula="of:=ABS(([.C103]-[.B103]))" office:value-type="float" office:value="17.47">
            <text:p>17.47</text:p>
          </table:table-cell>
          <table:table-cell table:formula="of:=ABS(([.D103]-[.B103]))" office:value-type="float" office:value="15.21">
            <text:p>15.21</text:p>
          </table:table-cell>
          <table:table-cell table:number-columns-repeated="5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80.51">
            <text:p>80.51</text:p>
          </table:table-cell>
          <table:table-cell office:value-type="float" office:value="81.58">
            <text:p>81.58</text:p>
          </table:table-cell>
          <table:table-cell office:value-type="float" office:value="52">
            <text:p>52</text:p>
          </table:table-cell>
          <table:table-cell table:number-columns-repeated="3"/>
          <table:table-cell table:formula="of:=ABS(([.C104]-[.B104])*100/[.B104])" office:value-type="float" office:value="54.8269230769231">
            <text:p>54.83</text:p>
          </table:table-cell>
          <table:table-cell table:formula="of:=ABS(([.D104]-[.B104])*100/[.B104])" office:value-type="float" office:value="56.8846153846154">
            <text:p>56.88</text:p>
          </table:table-cell>
          <table:table-cell table:number-columns-repeated="4"/>
          <table:table-cell table:formula="of:=ABS(([.C104]-[.B104]))" office:value-type="float" office:value="28.51">
            <text:p>28.51</text:p>
          </table:table-cell>
          <table:table-cell table:formula="of:=ABS(([.D104]-[.B104]))" office:value-type="float" office:value="29.58">
            <text:p>29.58</text:p>
          </table:table-cell>
          <table:table-cell table:number-columns-repeated="5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65.48">
            <text:p>65.48</text:p>
          </table:table-cell>
          <table:table-cell office:value-type="float" office:value="69.61">
            <text:p>69.61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f:=ABS(([.C105]-[.B105])*100/[.B105])" office:value-type="float" office:value="48.8181818181818">
            <text:p>48.82</text:p>
          </table:table-cell>
          <table:table-cell table:formula="of:=ABS(([.D105]-[.B105])*100/[.B105])" office:value-type="float" office:value="58.2045454545455">
            <text:p>58.2</text:p>
          </table:table-cell>
          <table:table-cell table:number-columns-repeated="4"/>
          <table:table-cell table:formula="of:=ABS(([.C105]-[.B105]))" office:value-type="float" office:value="21.48">
            <text:p>21.48</text:p>
          </table:table-cell>
          <table:table-cell table:formula="of:=ABS(([.D105]-[.B105]))" office:value-type="float" office:value="25.61">
            <text:p>25.61</text:p>
          </table:table-cell>
          <table:table-cell table:number-columns-repeated="5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68.25">
            <text:p>68.25</text:p>
          </table:table-cell>
          <table:table-cell office:value-type="float" office:value="23.94">
            <text:p>23.94</text:p>
          </table:table-cell>
          <table:table-cell office:value-type="float" office:value="46.2">
            <text:p>46.2</text:p>
          </table:table-cell>
          <table:table-cell table:number-columns-repeated="3"/>
          <table:table-cell table:formula="of:=ABS(([.C106]-[.B106])*100/[.B106])" office:value-type="float" office:value="47.7272727272727">
            <text:p>47.73</text:p>
          </table:table-cell>
          <table:table-cell table:formula="of:=ABS(([.D106]-[.B106])*100/[.B106])" office:value-type="float" office:value="48.1818181818182">
            <text:p>48.18</text:p>
          </table:table-cell>
          <table:table-cell table:number-columns-repeated="4"/>
          <table:table-cell table:formula="of:=ABS(([.C106]-[.B106]))" office:value-type="float" office:value="22.05">
            <text:p>22.05</text:p>
          </table:table-cell>
          <table:table-cell table:formula="of:=ABS(([.D106]-[.B106]))" office:value-type="float" office:value="22.26">
            <text:p>22.26</text:p>
          </table:table-cell>
          <table:table-cell table:number-columns-repeated="5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69.24">
            <text:p>69.24</text:p>
          </table:table-cell>
          <table:table-cell office:value-type="float" office:value="24.68">
            <text:p>24.68</text:p>
          </table:table-cell>
          <table:table-cell office:value-type="float" office:value="43.1">
            <text:p>43.1</text:p>
          </table:table-cell>
          <table:table-cell table:number-columns-repeated="3"/>
          <table:table-cell table:formula="of:=ABS(([.C107]-[.B107])*100/[.B107])" office:value-type="float" office:value="60.6496519721578">
            <text:p>60.65</text:p>
          </table:table-cell>
          <table:table-cell table:formula="of:=ABS(([.D107]-[.B107])*100/[.B107])" office:value-type="float" office:value="42.737819025522">
            <text:p>42.74</text:p>
          </table:table-cell>
          <table:table-cell table:number-columns-repeated="4"/>
          <table:table-cell table:formula="of:=ABS(([.C107]-[.B107]))" office:value-type="float" office:value="26.14">
            <text:p>26.14</text:p>
          </table:table-cell>
          <table:table-cell table:formula="of:=ABS(([.D107]-[.B107]))" office:value-type="float" office:value="18.42">
            <text:p>18.42</text:p>
          </table:table-cell>
          <table:table-cell table:number-columns-repeated="5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55.11">
            <text:p>55.11</text:p>
          </table:table-cell>
          <table:table-cell office:value-type="float" office:value="-13.83">
            <text:p>-13.83</text:p>
          </table:table-cell>
          <table:table-cell office:value-type="float" office:value="19.3">
            <text:p>19.3</text:p>
          </table:table-cell>
          <table:table-cell table:number-columns-repeated="3"/>
          <table:table-cell table:formula="of:=ABS(([.C108]-[.B108])*100/[.B108])" office:value-type="float" office:value="185.544041450777">
            <text:p>185.54</text:p>
          </table:table-cell>
          <table:table-cell table:formula="of:=ABS(([.D108]-[.B108])*100/[.B108])" office:value-type="float" office:value="171.658031088083">
            <text:p>171.66</text:p>
          </table:table-cell>
          <table:table-cell table:number-columns-repeated="4"/>
          <table:table-cell table:formula="of:=ABS(([.C108]-[.B108]))" office:value-type="float" office:value="35.81">
            <text:p>35.81</text:p>
          </table:table-cell>
          <table:table-cell table:formula="of:=ABS(([.D108]-[.B108]))" office:value-type="float" office:value="33.13">
            <text:p>33.13</text:p>
          </table:table-cell>
          <table:table-cell table:number-columns-repeated="5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70.76">
            <text:p>70.76</text:p>
          </table:table-cell>
          <table:table-cell office:value-type="float" office:value="25.55">
            <text:p>25.55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f:=ABS(([.C109]-[.B109])*100/[.B109])" office:value-type="float" office:value="41.52">
            <text:p>41.52</text:p>
          </table:table-cell>
          <table:table-cell table:formula="of:=ABS(([.D109]-[.B109])*100/[.B109])" office:value-type="float" office:value="48.9">
            <text:p>48.9</text:p>
          </table:table-cell>
          <table:table-cell table:number-columns-repeated="4"/>
          <table:table-cell table:formula="of:=ABS(([.C109]-[.B109]))" office:value-type="float" office:value="20.76">
            <text:p>20.76</text:p>
          </table:table-cell>
          <table:table-cell table:formula="of:=ABS(([.D109]-[.B109]))" office:value-type="float" office:value="24.45">
            <text:p>24.45</text:p>
          </table:table-cell>
          <table:table-cell table:number-columns-repeated="5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74.1">
            <text:p>74.1</text:p>
          </table:table-cell>
          <table:table-cell office:value-type="float" office:value="40.13">
            <text:p>40.13</text:p>
          </table:table-cell>
          <table:table-cell office:value-type="float" office:value="57.2">
            <text:p>57.2</text:p>
          </table:table-cell>
          <table:table-cell table:number-columns-repeated="3"/>
          <table:table-cell table:formula="of:=ABS(([.C110]-[.B110])*100/[.B110])" office:value-type="float" office:value="29.5454545454545">
            <text:p>29.55</text:p>
          </table:table-cell>
          <table:table-cell table:formula="of:=ABS(([.D110]-[.B110])*100/[.B110])" office:value-type="float" office:value="29.8426573426573">
            <text:p>29.84</text:p>
          </table:table-cell>
          <table:table-cell table:number-columns-repeated="4"/>
          <table:table-cell table:formula="of:=ABS(([.C110]-[.B110]))" office:value-type="float" office:value="16.9">
            <text:p>16.9</text:p>
          </table:table-cell>
          <table:table-cell table:formula="of:=ABS(([.D110]-[.B110]))" office:value-type="float" office:value="17.07">
            <text:p>17.07</text:p>
          </table:table-cell>
          <table:table-cell table:number-columns-repeated="5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91.14">
            <text:p>91.14</text:p>
          </table:table-cell>
          <table:table-cell office:value-type="float" office:value="47.15">
            <text:p>47.15</text:p>
          </table:table-cell>
          <table:table-cell office:value-type="float" office:value="67.2">
            <text:p>67.2</text:p>
          </table:table-cell>
          <table:table-cell table:number-columns-repeated="3"/>
          <table:table-cell table:formula="of:=ABS(([.C111]-[.B111])*100/[.B111])" office:value-type="float" office:value="35.625">
            <text:p>35.63</text:p>
          </table:table-cell>
          <table:table-cell table:formula="of:=ABS(([.D111]-[.B111])*100/[.B111])" office:value-type="float" office:value="29.8363095238095">
            <text:p>29.84</text:p>
          </table:table-cell>
          <table:table-cell table:number-columns-repeated="4"/>
          <table:table-cell table:formula="of:=ABS(([.C111]-[.B111]))" office:value-type="float" office:value="23.94">
            <text:p>23.94</text:p>
          </table:table-cell>
          <table:table-cell table:formula="of:=ABS(([.D111]-[.B111]))" office:value-type="float" office:value="20.05">
            <text:p>20.05</text:p>
          </table:table-cell>
          <table:table-cell table:number-columns-repeated="5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87.48">
            <text:p>87.48</text:p>
          </table:table-cell>
          <table:table-cell office:value-type="float" office:value="41.65">
            <text:p>41.65</text:p>
          </table:table-cell>
          <table:table-cell office:value-type="float" office:value="59.8">
            <text:p>59.8</text:p>
          </table:table-cell>
          <table:table-cell table:number-columns-repeated="3"/>
          <table:table-cell table:formula="of:=ABS(([.C112]-[.B112])*100/[.B112])" office:value-type="float" office:value="46.2876254180602">
            <text:p>46.29</text:p>
          </table:table-cell>
          <table:table-cell table:formula="of:=ABS(([.D112]-[.B112])*100/[.B112])" office:value-type="float" office:value="30.3511705685619">
            <text:p>30.35</text:p>
          </table:table-cell>
          <table:table-cell table:number-columns-repeated="4"/>
          <table:table-cell table:formula="of:=ABS(([.C112]-[.B112]))" office:value-type="float" office:value="27.68">
            <text:p>27.68</text:p>
          </table:table-cell>
          <table:table-cell table:formula="of:=ABS(([.D112]-[.B112]))" office:value-type="float" office:value="18.15">
            <text:p>18.15</text:p>
          </table:table-cell>
          <table:table-cell table:number-columns-repeated="5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63.59">
            <text:p>63.59</text:p>
          </table:table-cell>
          <table:table-cell office:value-type="float" office:value="65.86">
            <text:p>65.86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f:=ABS(([.C113]-[.B113])*100/[.B113])" office:value-type="float" office:value="51.4047619047619">
            <text:p>51.4</text:p>
          </table:table-cell>
          <table:table-cell table:formula="of:=ABS(([.D113]-[.B113])*100/[.B113])" office:value-type="float" office:value="56.8095238095238">
            <text:p>56.81</text:p>
          </table:table-cell>
          <table:table-cell table:number-columns-repeated="4"/>
          <table:table-cell table:formula="of:=ABS(([.C113]-[.B113]))" office:value-type="float" office:value="21.59">
            <text:p>21.59</text:p>
          </table:table-cell>
          <table:table-cell table:formula="of:=ABS(([.D113]-[.B113]))" office:value-type="float" office:value="23.86">
            <text:p>23.86</text:p>
          </table:table-cell>
          <table:table-cell table:number-columns-repeated="5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57.79">
            <text:p>57.79</text:p>
          </table:table-cell>
          <table:table-cell office:value-type="float" office:value="21.83">
            <text:p>21.83</text:p>
          </table:table-cell>
          <table:table-cell office:value-type="float" office:value="39.1">
            <text:p>39.1</text:p>
          </table:table-cell>
          <table:table-cell table:number-columns-repeated="3"/>
          <table:table-cell table:formula="of:=ABS(([.C114]-[.B114])*100/[.B114])" office:value-type="float" office:value="47.8005115089514">
            <text:p>47.8</text:p>
          </table:table-cell>
          <table:table-cell table:formula="of:=ABS(([.D114]-[.B114])*100/[.B114])" office:value-type="float" office:value="44.1687979539642">
            <text:p>44.17</text:p>
          </table:table-cell>
          <table:table-cell table:number-columns-repeated="4"/>
          <table:table-cell table:formula="of:=ABS(([.C114]-[.B114]))" office:value-type="float" office:value="18.69">
            <text:p>18.69</text:p>
          </table:table-cell>
          <table:table-cell table:formula="of:=ABS(([.D114]-[.B114]))" office:value-type="float" office:value="17.27">
            <text:p>17.27</text:p>
          </table:table-cell>
          <table:table-cell table:number-columns-repeated="5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83.14">
            <text:p>83.14</text:p>
          </table:table-cell>
          <table:table-cell office:value-type="float" office:value="85.63">
            <text:p>85.63</text:p>
          </table:table-cell>
          <table:table-cell office:value-type="float" office:value="55.3">
            <text:p>55.3</text:p>
          </table:table-cell>
          <table:table-cell table:number-columns-repeated="3"/>
          <table:table-cell table:formula="of:=ABS(([.C115]-[.B115])*100/[.B115])" office:value-type="float" office:value="50.3435804701628">
            <text:p>50.34</text:p>
          </table:table-cell>
          <table:table-cell table:formula="of:=ABS(([.D115]-[.B115])*100/[.B115])" office:value-type="float" office:value="54.8462929475588">
            <text:p>54.85</text:p>
          </table:table-cell>
          <table:table-cell table:number-columns-repeated="4"/>
          <table:table-cell table:formula="of:=ABS(([.C115]-[.B115]))" office:value-type="float" office:value="27.84">
            <text:p>27.84</text:p>
          </table:table-cell>
          <table:table-cell table:formula="of:=ABS(([.D115]-[.B115]))" office:value-type="float" office:value="30.33">
            <text:p>30.33</text:p>
          </table:table-cell>
          <table:table-cell table:number-columns-repeated="5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67.54">
            <text:p>67.54</text:p>
          </table:table-cell>
          <table:table-cell office:value-type="float" office:value="46.48">
            <text:p>46.48</text:p>
          </table:table-cell>
          <table:table-cell office:value-type="float" office:value="54.9">
            <text:p>54.9</text:p>
          </table:table-cell>
          <table:table-cell table:number-columns-repeated="3"/>
          <table:table-cell table:formula="of:=ABS(([.C116]-[.B116])*100/[.B116])" office:value-type="float" office:value="23.0236794171221">
            <text:p>23.02</text:p>
          </table:table-cell>
          <table:table-cell table:formula="of:=ABS(([.D116]-[.B116])*100/[.B116])" office:value-type="float" office:value="15.3369763205829">
            <text:p>15.34</text:p>
          </table:table-cell>
          <table:table-cell table:number-columns-repeated="4"/>
          <table:table-cell table:formula="of:=ABS(([.C116]-[.B116]))" office:value-type="float" office:value="12.64">
            <text:p>12.64</text:p>
          </table:table-cell>
          <table:table-cell table:formula="of:=ABS(([.D116]-[.B116]))" office:value-type="float" office:value="8.42">
            <text:p>8.42</text:p>
          </table:table-cell>
          <table:table-cell table:number-columns-repeated="5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69.24">
            <text:p>69.24</text:p>
          </table:table-cell>
          <table:table-cell office:value-type="float" office:value="24.68">
            <text:p>24.68</text:p>
          </table:table-cell>
          <table:table-cell office:value-type="float" office:value="45.3">
            <text:p>45.3</text:p>
          </table:table-cell>
          <table:table-cell table:number-columns-repeated="3"/>
          <table:table-cell table:formula="of:=ABS(([.C117]-[.B117])*100/[.B117])" office:value-type="float" office:value="52.8476821192053">
            <text:p>52.85</text:p>
          </table:table-cell>
          <table:table-cell table:formula="of:=ABS(([.D117]-[.B117])*100/[.B117])" office:value-type="float" office:value="45.5187637969095">
            <text:p>45.52</text:p>
          </table:table-cell>
          <table:table-cell table:number-columns-repeated="4"/>
          <table:table-cell table:formula="of:=ABS(([.C117]-[.B117]))" office:value-type="float" office:value="23.94">
            <text:p>23.94</text:p>
          </table:table-cell>
          <table:table-cell table:formula="of:=ABS(([.D117]-[.B117]))" office:value-type="float" office:value="20.62">
            <text:p>20.62</text:p>
          </table:table-cell>
          <table:table-cell table:number-columns-repeated="5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73.59">
            <text:p>73.59</text:p>
          </table:table-cell>
          <table:table-cell office:value-type="float" office:value="28.32">
            <text:p>28.32</text:p>
          </table:table-cell>
          <table:table-cell office:value-type="float" office:value="49.3">
            <text:p>49.3</text:p>
          </table:table-cell>
          <table:table-cell table:number-columns-repeated="3"/>
          <table:table-cell table:formula="of:=ABS(([.C118]-[.B118])*100/[.B118])" office:value-type="float" office:value="49.2697768762678">
            <text:p>49.27</text:p>
          </table:table-cell>
          <table:table-cell table:formula="of:=ABS(([.D118]-[.B118])*100/[.B118])" office:value-type="float" office:value="42.5557809330629">
            <text:p>42.56</text:p>
          </table:table-cell>
          <table:table-cell table:number-columns-repeated="4"/>
          <table:table-cell table:formula="of:=ABS(([.C118]-[.B118]))" office:value-type="float" office:value="24.29">
            <text:p>24.29</text:p>
          </table:table-cell>
          <table:table-cell table:formula="of:=ABS(([.D118]-[.B118]))" office:value-type="float" office:value="20.98">
            <text:p>20.98</text:p>
          </table:table-cell>
          <table:table-cell table:number-columns-repeated="5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71.25">
            <text:p>71.25</text:p>
          </table:table-cell>
          <table:table-cell office:value-type="float" office:value="28.43">
            <text:p>28.43</text:p>
          </table:table-cell>
          <table:table-cell office:value-type="float" office:value="48.7">
            <text:p>48.7</text:p>
          </table:table-cell>
          <table:table-cell table:number-columns-repeated="3"/>
          <table:table-cell table:formula="of:=ABS(([.C119]-[.B119])*100/[.B119])" office:value-type="float" office:value="46.3039014373716">
            <text:p>46.3</text:p>
          </table:table-cell>
          <table:table-cell table:formula="of:=ABS(([.D119]-[.B119])*100/[.B119])" office:value-type="float" office:value="41.6221765913758">
            <text:p>41.62</text:p>
          </table:table-cell>
          <table:table-cell table:number-columns-repeated="4"/>
          <table:table-cell table:formula="of:=ABS(([.C119]-[.B119]))" office:value-type="float" office:value="22.55">
            <text:p>22.55</text:p>
          </table:table-cell>
          <table:table-cell table:formula="of:=ABS(([.D119]-[.B119]))" office:value-type="float" office:value="20.27">
            <text:p>20.27</text:p>
          </table:table-cell>
          <table:table-cell table:number-columns-repeated="5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71.47">
            <text:p>71.47</text:p>
          </table:table-cell>
          <table:table-cell office:value-type="float" office:value="35.13">
            <text:p>35.13</text:p>
          </table:table-cell>
          <table:table-cell office:value-type="float" office:value="52.3">
            <text:p>52.3</text:p>
          </table:table-cell>
          <table:table-cell table:number-columns-repeated="3"/>
          <table:table-cell table:formula="of:=ABS(([.C120]-[.B120])*100/[.B120])" office:value-type="float" office:value="36.6539196940727">
            <text:p>36.65</text:p>
          </table:table-cell>
          <table:table-cell table:formula="of:=ABS(([.D120]-[.B120])*100/[.B120])" office:value-type="float" office:value="32.82982791587">
            <text:p>32.83</text:p>
          </table:table-cell>
          <table:table-cell table:number-columns-repeated="4"/>
          <table:table-cell table:formula="of:=ABS(([.C120]-[.B120]))" office:value-type="float" office:value="19.17">
            <text:p>19.17</text:p>
          </table:table-cell>
          <table:table-cell table:formula="of:=ABS(([.D120]-[.B120]))" office:value-type="float" office:value="17.17">
            <text:p>17.17</text:p>
          </table:table-cell>
          <table:table-cell table:number-columns-repeated="5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85.02">
            <text:p>85.02</text:p>
          </table:table-cell>
          <table:table-cell office:value-type="float" office:value="37.69">
            <text:p>37.69</text:p>
          </table:table-cell>
          <table:table-cell office:value-type="float" office:value="57.8">
            <text:p>57.8</text:p>
          </table:table-cell>
          <table:table-cell table:number-columns-repeated="3"/>
          <table:table-cell table:formula="of:=ABS(([.C121]-[.B121])*100/[.B121])" office:value-type="float" office:value="47.0934256055363">
            <text:p>47.09</text:p>
          </table:table-cell>
          <table:table-cell table:formula="of:=ABS(([.D121]-[.B121])*100/[.B121])" office:value-type="float" office:value="34.7923875432526">
            <text:p>34.79</text:p>
          </table:table-cell>
          <table:table-cell table:number-columns-repeated="4"/>
          <table:table-cell table:formula="of:=ABS(([.C121]-[.B121]))" office:value-type="float" office:value="27.22">
            <text:p>27.22</text:p>
          </table:table-cell>
          <table:table-cell table:formula="of:=ABS(([.D121]-[.B121]))" office:value-type="float" office:value="20.11">
            <text:p>20.11</text:p>
          </table:table-cell>
          <table:table-cell table:number-columns-repeated="5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89.02">
            <text:p>89.02</text:p>
          </table:table-cell>
          <table:table-cell office:value-type="float" office:value="43.46">
            <text:p>43.46</text:p>
          </table:table-cell>
          <table:table-cell office:value-type="float" office:value="62.1">
            <text:p>62.1</text:p>
          </table:table-cell>
          <table:table-cell table:number-columns-repeated="3"/>
          <table:table-cell table:formula="of:=ABS(([.C122]-[.B122])*100/[.B122])" office:value-type="float" office:value="43.3494363929147">
            <text:p>43.35</text:p>
          </table:table-cell>
          <table:table-cell table:formula="of:=ABS(([.D122]-[.B122])*100/[.B122])" office:value-type="float" office:value="30.0161030595813">
            <text:p>30.02</text:p>
          </table:table-cell>
          <table:table-cell table:number-columns-repeated="4"/>
          <table:table-cell table:formula="of:=ABS(([.C122]-[.B122]))" office:value-type="float" office:value="26.92">
            <text:p>26.92</text:p>
          </table:table-cell>
          <table:table-cell table:formula="of:=ABS(([.D122]-[.B122]))" office:value-type="float" office:value="18.64">
            <text:p>18.64</text:p>
          </table:table-cell>
          <table:table-cell table:number-columns-repeated="5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60.52">
            <text:p>60.52</text:p>
          </table:table-cell>
          <table:table-cell office:value-type="float" office:value="-6.84">
            <text:p>-6.84</text:p>
          </table:table-cell>
          <table:table-cell office:value-type="float" office:value="27.2">
            <text:p>27.2</text:p>
          </table:table-cell>
          <table:table-cell table:number-columns-repeated="3"/>
          <table:table-cell table:formula="of:=ABS(([.C123]-[.B123])*100/[.B123])" office:value-type="float" office:value="122.5">
            <text:p>122.5</text:p>
          </table:table-cell>
          <table:table-cell table:formula="of:=ABS(([.D123]-[.B123])*100/[.B123])" office:value-type="float" office:value="125.147058823529">
            <text:p>125.15</text:p>
          </table:table-cell>
          <table:table-cell table:number-columns-repeated="4"/>
          <table:table-cell table:formula="of:=ABS(([.C123]-[.B123]))" office:value-type="float" office:value="33.32">
            <text:p>33.32</text:p>
          </table:table-cell>
          <table:table-cell table:formula="of:=ABS(([.D123]-[.B123]))" office:value-type="float" office:value="34.04">
            <text:p>34.04</text:p>
          </table:table-cell>
          <table:table-cell table:number-columns-repeated="5"/>
        </table:table-row>
        <table:table-row table:style-name="ro1">
          <table:table-cell office:value-type="string">
            <text:p>AUGCGCAU</text:p>
          </table:table-cell>
          <table:table-cell office:value-type="float" office:value="60.3">
            <text:p>60.3</text:p>
          </table:table-cell>
          <table:table-cell office:value-type="float" office:value="81.3">
            <text:p>81.3</text:p>
          </table:table-cell>
          <table:table-cell office:value-type="float" office:value="80.99">
            <text:p>80.99</text:p>
          </table:table-cell>
          <table:table-cell office:value-type="float" office:value="60.3">
            <text:p>60.3</text:p>
          </table:table-cell>
          <table:table-cell table:number-columns-repeated="3"/>
          <table:table-cell table:formula="of:=ABS(([.C124]-[.B124])*100/[.B124])" office:value-type="float" office:value="34.8258706467662">
            <text:p>34.83</text:p>
          </table:table-cell>
          <table:table-cell table:formula="of:=ABS(([.D124]-[.B124])*100/[.B124])" office:value-type="float" office:value="34.3117744610282">
            <text:p>34.31</text:p>
          </table:table-cell>
          <table:table-cell table:number-columns-repeated="4"/>
          <table:table-cell table:formula="of:=ABS(([.C124]-[.B124]))" office:value-type="float" office:value="21">
            <text:p>21</text:p>
          </table:table-cell>
          <table:table-cell table:formula="of:=ABS(([.D124]-[.B124]))" office:value-type="float" office:value="20.69">
            <text:p>20.69</text:p>
          </table:table-cell>
          <table:table-cell table:number-columns-repeated="5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87.48">
            <text:p>87.48</text:p>
          </table:table-cell>
          <table:table-cell office:value-type="float" office:value="41.65">
            <text:p>41.65</text:p>
          </table:table-cell>
          <table:table-cell office:value-type="float" office:value="63.2">
            <text:p>63.2</text:p>
          </table:table-cell>
          <table:table-cell table:number-columns-repeated="3"/>
          <table:table-cell table:formula="of:=ABS(([.C125]-[.B125])*100/[.B125])" office:value-type="float" office:value="38.4177215189873">
            <text:p>38.42</text:p>
          </table:table-cell>
          <table:table-cell table:formula="of:=ABS(([.D125]-[.B125])*100/[.B125])" office:value-type="float" office:value="34.0981012658228">
            <text:p>34.1</text:p>
          </table:table-cell>
          <table:table-cell table:number-columns-repeated="4"/>
          <table:table-cell table:formula="of:=ABS(([.C125]-[.B125]))" office:value-type="float" office:value="24.28">
            <text:p>24.28</text:p>
          </table:table-cell>
          <table:table-cell table:formula="of:=ABS(([.D125]-[.B125]))" office:value-type="float" office:value="21.55">
            <text:p>21.55</text:p>
          </table:table-cell>
          <table:table-cell table:number-columns-repeated="5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0.3">
            <text:p>40.3</text:p>
          </table:table-cell>
          <table:table-cell table:number-columns-repeated="3"/>
          <table:table-cell table:formula="of:=ABS(([.C126]-[.B126])*100/[.B126])" office:value-type="float" office:value="60.1240694789082">
            <text:p>60.12</text:p>
          </table:table-cell>
          <table:table-cell table:formula="of:=ABS(([.D126]-[.B126])*100/[.B126])" office:value-type="float" office:value="68.6600496277916">
            <text:p>68.66</text:p>
          </table:table-cell>
          <table:table-cell table:number-columns-repeated="4"/>
          <table:table-cell table:formula="of:=ABS(([.C126]-[.B126]))" office:value-type="float" office:value="24.23">
            <text:p>24.23</text:p>
          </table:table-cell>
          <table:table-cell table:formula="of:=ABS(([.D126]-[.B126]))" office:value-type="float" office:value="27.67">
            <text:p>27.67</text:p>
          </table:table-cell>
          <table:table-cell table:number-columns-repeated="5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64.96">
            <text:p>64.96</text:p>
          </table:table-cell>
          <table:table-cell office:value-type="float" office:value="67.45">
            <text:p>67.45</text:p>
          </table:table-cell>
          <table:table-cell office:value-type="float" office:value="45.1">
            <text:p>45.1</text:p>
          </table:table-cell>
          <table:table-cell table:number-columns-repeated="3"/>
          <table:table-cell table:formula="of:=ABS(([.C127]-[.B127])*100/[.B127])" office:value-type="float" office:value="44.0354767184035">
            <text:p>44.04</text:p>
          </table:table-cell>
          <table:table-cell table:formula="of:=ABS(([.D127]-[.B127])*100/[.B127])" office:value-type="float" office:value="49.5565410199557">
            <text:p>49.56</text:p>
          </table:table-cell>
          <table:table-cell table:number-columns-repeated="4"/>
          <table:table-cell table:formula="of:=ABS(([.C127]-[.B127]))" office:value-type="float" office:value="19.86">
            <text:p>19.86</text:p>
          </table:table-cell>
          <table:table-cell table:formula="of:=ABS(([.D127]-[.B127]))" office:value-type="float" office:value="22.35">
            <text:p>22.35</text:p>
          </table:table-cell>
          <table:table-cell table:number-columns-repeated="5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57.82">
            <text:p>57.82</text:p>
          </table:table-cell>
          <table:table-cell office:value-type="float" office:value="20.96">
            <text:p>20.96</text:p>
          </table:table-cell>
          <table:table-cell office:value-type="float" office:value="38.3">
            <text:p>38.3</text:p>
          </table:table-cell>
          <table:table-cell table:number-columns-repeated="3"/>
          <table:table-cell table:formula="of:=ABS(([.C128]-[.B128])*100/[.B128])" office:value-type="float" office:value="50.9660574412533">
            <text:p>50.97</text:p>
          </table:table-cell>
          <table:table-cell table:formula="of:=ABS(([.D128]-[.B128])*100/[.B128])" office:value-type="float" office:value="45.2741514360313">
            <text:p>45.27</text:p>
          </table:table-cell>
          <table:table-cell table:number-columns-repeated="3"/>
          <table:table-cell office:value-type="string">
            <text:p>average</text:p>
          </table:table-cell>
          <table:table-cell table:formula="of:=AVERAGE([.O112:.O127])" office:value-type="float" office:value="23.45125">
            <text:p>23.45</text:p>
          </table:table-cell>
          <table:table-cell table:formula="of:=AVERAGE([.P112:.P127])" office:value-type="float" office:value="21.3825">
            <text:p>21.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f:=AVERAGE([.I93:.I128])" office:value-type="float" office:value="55.4864890046733">
            <text:p>55.49</text:p>
          </table:table-cell>
          <table:table-cell table:formula="of:=AVERAGE([.J93:.J128])" office:value-type="float" office:value="52.2039649952843">
            <text:p>52.2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>
            <text:p>DNA/RNA duplexes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ug95a.nn </text:p>
          </table:table-cell>
          <table:table-cell office:value-type="string">
            <text:p><text:s/>TmExp 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>
            <text:p>error percentage (ABS(Texp – Tcomp)/Texp)</text:p>
          </table:table-cell>
          <table:table-cell office:value-type="string">
            <text:p><text:s/>sug95a.nn </text:p>
          </table:table-cell>
          <table:table-cell table:number-columns-repeated="4"/>
          <table:table-cell office:value-type="string">
            <text:p>error degree difference (ABS(Texp – Tcomp))</text:p>
          </table:table-cell>
          <table:table-cell office:value-type="string">
            <text:p><text:s/>sug95a.nn </text:p>
          </table:table-cell>
          <table:table-cell table:number-columns-repeated="4"/>
          <table:table-cell>
            <draw:frame table:end-cell-address="'MELTING 4_2'.Y148" table:end-x="0.344cm" table:end-y="0.263cm" draw:z-index="4" draw:style-name="gr1" svg:width="9.515cm" svg:height="6.092cm" svg:x="2.137cm" svg:y="0.148cm">
              <draw:object draw:notify-on-update-of-ranges="'MELTING 4_2'.C133:'MELTING 4_2'.C133 'MELTING 4_2'.C134:'MELTING 4_2'.C198 'MELTING 4_2'.B134:'MELTING 4_2'.B198 'MELTING 4_2'.D133:'MELTING 4_2'.D133 'MELTING 4_2'.D134:'MELTING 4_2'.D198 'MELTING 4_2'.B134:'MELTING 4_2'.B198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3.75">
            <text:p>43.75</text:p>
          </table:table-cell>
          <table:table-cell office:value-type="float" office:value="48.3">
            <text:p>48.3</text:p>
          </table:table-cell>
          <table:table-cell table:number-columns-repeated="4"/>
          <table:table-cell table:formula="of:=ABS(([.C135]-[.B135])*100/[.B135])" office:value-type="float" office:value="9.42028985507246">
            <text:p>9.42</text:p>
          </table:table-cell>
          <table:table-cell table:number-columns-repeated="5"/>
          <table:table-cell table:formula="of:=ABS(([.C135]-[.B135]))" office:value-type="float" office:value="4.55">
            <text:p>4.55</text:p>
          </table:table-cell>
          <table:table-cell table:number-columns-repeated="6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40.76">
            <text:p>40.76</text:p>
          </table:table-cell>
          <table:table-cell office:value-type="float" office:value="43.4">
            <text:p>43.4</text:p>
          </table:table-cell>
          <table:table-cell table:number-columns-repeated="4"/>
          <table:table-cell table:formula="of:=ABS(([.C136]-[.B136])*100/[.B136])" office:value-type="float" office:value="6.08294930875576">
            <text:p>6.08</text:p>
          </table:table-cell>
          <table:table-cell table:number-columns-repeated="5"/>
          <table:table-cell table:formula="of:=ABS(([.C136]-[.B136]))" office:value-type="float" office:value="2.64">
            <text:p>2.64</text:p>
          </table:table-cell>
          <table:table-cell table:number-columns-repeated="6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34.15">
            <text:p>34.15</text:p>
          </table:table-cell>
          <table:table-cell office:value-type="float" office:value="36.2">
            <text:p>36.2</text:p>
          </table:table-cell>
          <table:table-cell table:number-columns-repeated="4"/>
          <table:table-cell table:formula="of:=ABS(([.C137]-[.B137])*100/[.B137])" office:value-type="float" office:value="5.66298342541438">
            <text:p>5.66</text:p>
          </table:table-cell>
          <table:table-cell table:number-columns-repeated="5"/>
          <table:table-cell table:formula="of:=ABS(([.C137]-[.B137]))" office:value-type="float" office:value="2.05">
            <text:p>2.05</text:p>
          </table:table-cell>
          <table:table-cell table:number-columns-repeated="6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37.39">
            <text:p>37.39</text:p>
          </table:table-cell>
          <table:table-cell office:value-type="float" office:value="47.8">
            <text:p>47.8</text:p>
          </table:table-cell>
          <table:table-cell table:number-columns-repeated="4"/>
          <table:table-cell table:formula="of:=ABS(([.C138]-[.B138])*100/[.B138])" office:value-type="float" office:value="21.7782426778243">
            <text:p>21.78</text:p>
          </table:table-cell>
          <table:table-cell table:number-columns-repeated="5"/>
          <table:table-cell table:formula="of:=ABS(([.C138]-[.B138]))" office:value-type="float" office:value="10.41">
            <text:p>10.41</text:p>
          </table:table-cell>
          <table:table-cell table:number-columns-repeated="6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43.31">
            <text:p>43.31</text:p>
          </table:table-cell>
          <table:table-cell office:value-type="float" office:value="47.8">
            <text:p>47.8</text:p>
          </table:table-cell>
          <table:table-cell table:number-columns-repeated="4"/>
          <table:table-cell table:formula="of:=ABS(([.C139]-[.B139])*100/[.B139])" office:value-type="float" office:value="9.39330543933053">
            <text:p>9.39</text:p>
          </table:table-cell>
          <table:table-cell table:number-columns-repeated="5"/>
          <table:table-cell table:formula="of:=ABS(([.C139]-[.B139]))" office:value-type="float" office:value="4.49">
            <text:p>4.49</text:p>
          </table:table-cell>
          <table:table-cell table:number-columns-repeated="6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53.81">
            <text:p>53.81</text:p>
          </table:table-cell>
          <table:table-cell office:value-type="float" office:value="57.4">
            <text:p>57.4</text:p>
          </table:table-cell>
          <table:table-cell table:number-columns-repeated="4"/>
          <table:table-cell table:formula="of:=ABS(([.C140]-[.B140])*100/[.B140])" office:value-type="float" office:value="6.25435540069686">
            <text:p>6.25</text:p>
          </table:table-cell>
          <table:table-cell table:number-columns-repeated="5"/>
          <table:table-cell table:formula="of:=ABS(([.C140]-[.B140]))" office:value-type="float" office:value="3.59">
            <text:p>3.59</text:p>
          </table:table-cell>
          <table:table-cell table:number-columns-repeated="6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38.82">
            <text:p>38.82</text:p>
          </table:table-cell>
          <table:table-cell office:value-type="float" office:value="38.4">
            <text:p>38.4</text:p>
          </table:table-cell>
          <table:table-cell table:number-columns-repeated="4"/>
          <table:table-cell table:formula="of:=ABS(([.C141]-[.B141])*100/[.B141])" office:value-type="float" office:value="1.09375">
            <text:p>1.09</text:p>
          </table:table-cell>
          <table:table-cell table:number-columns-repeated="5"/>
          <table:table-cell table:formula="of:=ABS(([.C141]-[.B141]))" office:value-type="float" office:value="0.420000000000002">
            <text:p>0.42</text:p>
          </table:table-cell>
          <table:table-cell table:number-columns-repeated="6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33.09">
            <text:p>33.09</text:p>
          </table:table-cell>
          <table:table-cell office:value-type="float" office:value="40.2">
            <text:p>40.2</text:p>
          </table:table-cell>
          <table:table-cell table:number-columns-repeated="4"/>
          <table:table-cell table:formula="of:=ABS(([.C142]-[.B142])*100/[.B142])" office:value-type="float" office:value="17.6865671641791">
            <text:p>17.69</text:p>
          </table:table-cell>
          <table:table-cell table:number-columns-repeated="5"/>
          <table:table-cell table:formula="of:=ABS(([.C142]-[.B142]))" office:value-type="float" office:value="7.11">
            <text:p>7.11</text:p>
          </table:table-cell>
          <table:table-cell table:number-columns-repeated="6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7.75">
            <text:p>27.75</text:p>
          </table:table-cell>
          <table:table-cell office:value-type="float" office:value="29.6">
            <text:p>29.6</text:p>
          </table:table-cell>
          <table:table-cell table:number-columns-repeated="4"/>
          <table:table-cell table:formula="of:=ABS(([.C143]-[.B143])*100/[.B143])" office:value-type="float" office:value="6.25">
            <text:p>6.25</text:p>
          </table:table-cell>
          <table:table-cell table:number-columns-repeated="5"/>
          <table:table-cell table:formula="of:=ABS(([.C143]-[.B143]))" office:value-type="float" office:value="1.85">
            <text:p>1.85</text:p>
          </table:table-cell>
          <table:table-cell table:number-columns-repeated="6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1.04">
            <text:p>41.04</text:p>
          </table:table-cell>
          <table:table-cell office:value-type="float" office:value="39.5">
            <text:p>39.5</text:p>
          </table:table-cell>
          <table:table-cell table:number-columns-repeated="4"/>
          <table:table-cell table:formula="of:=ABS(([.C144]-[.B144])*100/[.B144])" office:value-type="float" office:value="3.89873417721519">
            <text:p>3.9</text:p>
          </table:table-cell>
          <table:table-cell table:number-columns-repeated="5"/>
          <table:table-cell table:formula="of:=ABS(([.C144]-[.B144]))" office:value-type="float" office:value="1.54">
            <text:p>1.54</text:p>
          </table:table-cell>
          <table:table-cell table:number-columns-repeated="6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34.2">
            <text:p>34.2</text:p>
          </table:table-cell>
          <table:table-cell office:value-type="float" office:value="35.3">
            <text:p>35.3</text:p>
          </table:table-cell>
          <table:table-cell table:number-columns-repeated="4"/>
          <table:table-cell table:formula="of:=ABS(([.C145]-[.B145])*100/[.B145])" office:value-type="float" office:value="3.11614730878185">
            <text:p>3.12</text:p>
          </table:table-cell>
          <table:table-cell table:number-columns-repeated="5"/>
          <table:table-cell table:formula="of:=ABS(([.C145]-[.B145]))" office:value-type="float" office:value="1.09999999999999">
            <text:p>1.1</text:p>
          </table:table-cell>
          <table:table-cell table:number-columns-repeated="6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7.81">
            <text:p>7.81</text:p>
          </table:table-cell>
          <table:table-cell office:value-type="float" office:value="22.1">
            <text:p>22.1</text:p>
          </table:table-cell>
          <table:table-cell table:number-columns-repeated="4"/>
          <table:table-cell table:formula="of:=ABS(([.C146]-[.B146])*100/[.B146])" office:value-type="float" office:value="64.6606334841629">
            <text:p>64.66</text:p>
          </table:table-cell>
          <table:table-cell table:number-columns-repeated="5"/>
          <table:table-cell table:formula="of:=ABS(([.C146]-[.B146]))" office:value-type="float" office:value="14.29">
            <text:p>14.29</text:p>
          </table:table-cell>
          <table:table-cell table:number-columns-repeated="6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93">
            <text:p>26.93</text:p>
          </table:table-cell>
          <table:table-cell office:value-type="float" office:value="25.9">
            <text:p>25.9</text:p>
          </table:table-cell>
          <table:table-cell table:number-columns-repeated="4"/>
          <table:table-cell table:formula="of:=ABS(([.C147]-[.B147])*100/[.B147])" office:value-type="float" office:value="3.97683397683398">
            <text:p>3.98</text:p>
          </table:table-cell>
          <table:table-cell table:number-columns-repeated="5"/>
          <table:table-cell table:formula="of:=ABS(([.C147]-[.B147]))" office:value-type="float" office:value="1.03">
            <text:p>1.03</text:p>
          </table:table-cell>
          <table:table-cell table:number-columns-repeated="6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38.47">
            <text:p>38.47</text:p>
          </table:table-cell>
          <table:table-cell office:value-type="float" office:value="38.6">
            <text:p>38.6</text:p>
          </table:table-cell>
          <table:table-cell table:number-columns-repeated="4"/>
          <table:table-cell table:formula="of:=ABS(([.C148]-[.B148])*100/[.B148])" office:value-type="float" office:value="0.336787564766846">
            <text:p>0.34</text:p>
          </table:table-cell>
          <table:table-cell table:number-columns-repeated="5"/>
          <table:table-cell table:formula="of:=ABS(([.C148]-[.B148]))" office:value-type="float" office:value="0.130000000000003">
            <text:p>0.13</text:p>
          </table:table-cell>
          <table:table-cell table:number-columns-repeated="6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3.8">
            <text:p>23.8</text:p>
          </table:table-cell>
          <table:table-cell office:value-type="float" office:value="24.5">
            <text:p>24.5</text:p>
          </table:table-cell>
          <table:table-cell table:number-columns-repeated="4"/>
          <table:table-cell table:formula="of:=ABS(([.C149]-[.B149])*100/[.B149])" office:value-type="float" office:value="2.85714285714285">
            <text:p>2.86</text:p>
          </table:table-cell>
          <table:table-cell table:number-columns-repeated="5"/>
          <table:table-cell table:formula="of:=ABS(([.C149]-[.B149]))" office:value-type="float" office:value="0.699999999999999">
            <text:p>0.7</text:p>
          </table:table-cell>
          <table:table-cell table:number-columns-repeated="6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09">
            <text:p>40.09</text:p>
          </table:table-cell>
          <table:table-cell office:value-type="float" office:value="45.1">
            <text:p>45.1</text:p>
          </table:table-cell>
          <table:table-cell table:number-columns-repeated="4"/>
          <table:table-cell table:formula="of:=ABS(([.C150]-[.B150])*100/[.B150])" office:value-type="float" office:value="11.1086474501109">
            <text:p>11.11</text:p>
          </table:table-cell>
          <table:table-cell table:number-columns-repeated="5"/>
          <table:table-cell table:formula="of:=ABS(([.C150]-[.B150]))" office:value-type="float" office:value="5.01">
            <text:p>5.01</text:p>
          </table:table-cell>
          <table:table-cell table:number-columns-repeated="6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35.95">
            <text:p>35.95</text:p>
          </table:table-cell>
          <table:table-cell office:value-type="float" office:value="40">
            <text:p>40</text:p>
          </table:table-cell>
          <table:table-cell table:number-columns-repeated="4"/>
          <table:table-cell table:formula="of:=ABS(([.C151]-[.B151])*100/[.B151])" office:value-type="float" office:value="10.125">
            <text:p>10.13</text:p>
          </table:table-cell>
          <table:table-cell table:number-columns-repeated="5"/>
          <table:table-cell table:formula="of:=ABS(([.C151]-[.B151]))" office:value-type="float" office:value="4.05">
            <text:p>4.05</text:p>
          </table:table-cell>
          <table:table-cell table:number-columns-repeated="6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48.52">
            <text:p>48.52</text:p>
          </table:table-cell>
          <table:table-cell office:value-type="float" office:value="48.9">
            <text:p>48.9</text:p>
          </table:table-cell>
          <table:table-cell table:number-columns-repeated="4"/>
          <table:table-cell table:formula="of:=ABS(([.C152]-[.B152])*100/[.B152])" office:value-type="float" office:value="0.777096114519418">
            <text:p>0.78</text:p>
          </table:table-cell>
          <table:table-cell table:number-columns-repeated="5"/>
          <table:table-cell table:formula="of:=ABS(([.C152]-[.B152]))" office:value-type="float" office:value="0.379999999999995">
            <text:p>0.38</text:p>
          </table:table-cell>
          <table:table-cell table:number-columns-repeated="6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42.45">
            <text:p>42.45</text:p>
          </table:table-cell>
          <table:table-cell office:value-type="float" office:value="48.1">
            <text:p>48.1</text:p>
          </table:table-cell>
          <table:table-cell table:number-columns-repeated="4"/>
          <table:table-cell table:formula="of:=ABS(([.C153]-[.B153])*100/[.B153])" office:value-type="float" office:value="11.7463617463617">
            <text:p>11.75</text:p>
          </table:table-cell>
          <table:table-cell table:number-columns-repeated="5"/>
          <table:table-cell table:formula="of:=ABS(([.C153]-[.B153]))" office:value-type="float" office:value="5.65">
            <text:p>5.65</text:p>
          </table:table-cell>
          <table:table-cell table:number-columns-repeated="6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34.15">
            <text:p>34.15</text:p>
          </table:table-cell>
          <table:table-cell office:value-type="float" office:value="38.9">
            <text:p>38.9</text:p>
          </table:table-cell>
          <table:table-cell table:number-columns-repeated="4"/>
          <table:table-cell table:formula="of:=ABS(([.C154]-[.B154])*100/[.B154])" office:value-type="float" office:value="12.2107969151671">
            <text:p>12.21</text:p>
          </table:table-cell>
          <table:table-cell table:number-columns-repeated="5"/>
          <table:table-cell table:formula="of:=ABS(([.C154]-[.B154]))" office:value-type="float" office:value="4.75">
            <text:p>4.75</text:p>
          </table:table-cell>
          <table:table-cell table:number-columns-repeated="6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3.28">
            <text:p>43.28</text:p>
          </table:table-cell>
          <table:table-cell office:value-type="float" office:value="45.9">
            <text:p>45.9</text:p>
          </table:table-cell>
          <table:table-cell table:number-columns-repeated="4"/>
          <table:table-cell table:formula="of:=ABS(([.C155]-[.B155])*100/[.B155])" office:value-type="float" office:value="5.70806100217864">
            <text:p>5.71</text:p>
          </table:table-cell>
          <table:table-cell table:number-columns-repeated="5"/>
          <table:table-cell table:formula="of:=ABS(([.C155]-[.B155]))" office:value-type="float" office:value="2.62">
            <text:p>2.62</text:p>
          </table:table-cell>
          <table:table-cell table:number-columns-repeated="6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4.36">
            <text:p>14.36</text:p>
          </table:table-cell>
          <table:table-cell office:value-type="float" office:value="14.1">
            <text:p>14.1</text:p>
          </table:table-cell>
          <table:table-cell table:number-columns-repeated="4"/>
          <table:table-cell table:formula="of:=ABS(([.C156]-[.B156])*100/[.B156])" office:value-type="float" office:value="1.84397163120567">
            <text:p>1.84</text:p>
          </table:table-cell>
          <table:table-cell table:number-columns-repeated="5"/>
          <table:table-cell table:formula="of:=ABS(([.C156]-[.B156]))" office:value-type="float" office:value="0.26">
            <text:p>0.26</text:p>
          </table:table-cell>
          <table:table-cell table:number-columns-repeated="6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1.27">
            <text:p>51.27</text:p>
          </table:table-cell>
          <table:table-cell office:value-type="float" office:value="49.8">
            <text:p>49.8</text:p>
          </table:table-cell>
          <table:table-cell table:number-columns-repeated="4"/>
          <table:table-cell table:formula="of:=ABS(([.C157]-[.B157])*100/[.B157])" office:value-type="float" office:value="2.95180722891567">
            <text:p>2.95</text:p>
          </table:table-cell>
          <table:table-cell table:number-columns-repeated="5"/>
          <table:table-cell table:formula="of:=ABS(([.C157]-[.B157]))" office:value-type="float" office:value="1.47000000000001">
            <text:p>1.47</text:p>
          </table:table-cell>
          <table:table-cell table:number-columns-repeated="6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52.01">
            <text:p>52.01</text:p>
          </table:table-cell>
          <table:table-cell office:value-type="float" office:value="50.5">
            <text:p>50.5</text:p>
          </table:table-cell>
          <table:table-cell table:number-columns-repeated="4"/>
          <table:table-cell table:formula="of:=ABS(([.C158]-[.B158])*100/[.B158])" office:value-type="float" office:value="2.99009900990099">
            <text:p>2.99</text:p>
          </table:table-cell>
          <table:table-cell table:number-columns-repeated="5"/>
          <table:table-cell table:formula="of:=ABS(([.C158]-[.B158]))" office:value-type="float" office:value="1.51">
            <text:p>1.51</text:p>
          </table:table-cell>
          <table:table-cell table:number-columns-repeated="6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47.25">
            <text:p>47.25</text:p>
          </table:table-cell>
          <table:table-cell office:value-type="float" office:value="48.7">
            <text:p>48.7</text:p>
          </table:table-cell>
          <table:table-cell table:number-columns-repeated="4"/>
          <table:table-cell table:formula="of:=ABS(([.C159]-[.B159])*100/[.B159])" office:value-type="float" office:value="2.97741273100617">
            <text:p>2.98</text:p>
          </table:table-cell>
          <table:table-cell table:number-columns-repeated="5"/>
          <table:table-cell table:formula="of:=ABS(([.C159]-[.B159]))" office:value-type="float" office:value="1.45">
            <text:p>1.45</text:p>
          </table:table-cell>
          <table:table-cell table:number-columns-repeated="6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36.37">
            <text:p>36.37</text:p>
          </table:table-cell>
          <table:table-cell office:value-type="float" office:value="44.8">
            <text:p>44.8</text:p>
          </table:table-cell>
          <table:table-cell table:number-columns-repeated="4"/>
          <table:table-cell table:formula="of:=ABS(([.C160]-[.B160])*100/[.B160])" office:value-type="float" office:value="18.8169642857143">
            <text:p>18.82</text:p>
          </table:table-cell>
          <table:table-cell table:number-columns-repeated="5"/>
          <table:table-cell table:formula="of:=ABS(([.C160]-[.B160]))" office:value-type="float" office:value="8.43">
            <text:p>8.43</text:p>
          </table:table-cell>
          <table:table-cell table:number-columns-repeated="6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5.57">
            <text:p>45.57</text:p>
          </table:table-cell>
          <table:table-cell office:value-type="float" office:value="48.6">
            <text:p>48.6</text:p>
          </table:table-cell>
          <table:table-cell table:number-columns-repeated="4"/>
          <table:table-cell table:formula="of:=ABS(([.C161]-[.B161])*100/[.B161])" office:value-type="float" office:value="6.23456790123457">
            <text:p>6.23</text:p>
          </table:table-cell>
          <table:table-cell table:number-columns-repeated="5"/>
          <table:table-cell table:formula="of:=ABS(([.C161]-[.B161]))" office:value-type="float" office:value="3.03">
            <text:p>3.03</text:p>
          </table:table-cell>
          <table:table-cell table:number-columns-repeated="6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39.03">
            <text:p>39.03</text:p>
          </table:table-cell>
          <table:table-cell office:value-type="float" office:value="40.1">
            <text:p>40.1</text:p>
          </table:table-cell>
          <table:table-cell table:number-columns-repeated="4"/>
          <table:table-cell table:formula="of:=ABS(([.C162]-[.B162])*100/[.B162])" office:value-type="float" office:value="2.66832917705736">
            <text:p>2.67</text:p>
          </table:table-cell>
          <table:table-cell table:number-columns-repeated="5"/>
          <table:table-cell table:formula="of:=ABS(([.C162]-[.B162]))" office:value-type="float" office:value="1.07">
            <text:p>1.07</text:p>
          </table:table-cell>
          <table:table-cell table:number-columns-repeated="6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1.04">
            <text:p>41.04</text:p>
          </table:table-cell>
          <table:table-cell office:value-type="float" office:value="41.5">
            <text:p>41.5</text:p>
          </table:table-cell>
          <table:table-cell table:number-columns-repeated="4"/>
          <table:table-cell table:formula="of:=ABS(([.C163]-[.B163])*100/[.B163])" office:value-type="float" office:value="1.10843373493976">
            <text:p>1.11</text:p>
          </table:table-cell>
          <table:table-cell table:number-columns-repeated="5"/>
          <table:table-cell table:formula="of:=ABS(([.C163]-[.B163]))" office:value-type="float" office:value="0.460000000000001">
            <text:p>0.46</text:p>
          </table:table-cell>
          <table:table-cell table:number-columns-repeated="6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4.27">
            <text:p>44.27</text:p>
          </table:table-cell>
          <table:table-cell office:value-type="float" office:value="48.4">
            <text:p>48.4</text:p>
          </table:table-cell>
          <table:table-cell table:number-columns-repeated="4"/>
          <table:table-cell table:formula="of:=ABS(([.C164]-[.B164])*100/[.B164])" office:value-type="float" office:value="8.53305785123966">
            <text:p>8.53</text:p>
          </table:table-cell>
          <table:table-cell table:number-columns-repeated="5"/>
          <table:table-cell table:formula="of:=ABS(([.C164]-[.B164]))" office:value-type="float" office:value="4.13">
            <text:p>4.13</text:p>
          </table:table-cell>
          <table:table-cell table:number-columns-repeated="6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50.39">
            <text:p>50.39</text:p>
          </table:table-cell>
          <table:table-cell office:value-type="float" office:value="51.4">
            <text:p>51.4</text:p>
          </table:table-cell>
          <table:table-cell table:number-columns-repeated="4"/>
          <table:table-cell table:formula="of:=ABS(([.C165]-[.B165])*100/[.B165])" office:value-type="float" office:value="1.96498054474708">
            <text:p>1.96</text:p>
          </table:table-cell>
          <table:table-cell table:number-columns-repeated="5"/>
          <table:table-cell table:formula="of:=ABS(([.C165]-[.B165]))" office:value-type="float" office:value="1.01">
            <text:p>1.01</text:p>
          </table:table-cell>
          <table:table-cell table:number-columns-repeated="6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39.65">
            <text:p>39.65</text:p>
          </table:table-cell>
          <table:table-cell office:value-type="float" office:value="39.2">
            <text:p>39.2</text:p>
          </table:table-cell>
          <table:table-cell table:number-columns-repeated="4"/>
          <table:table-cell table:formula="of:=ABS(([.C166]-[.B166])*100/[.B166])" office:value-type="float" office:value="1.14795918367346">
            <text:p>1.15</text:p>
          </table:table-cell>
          <table:table-cell table:number-columns-repeated="5"/>
          <table:table-cell table:formula="of:=ABS(([.C166]-[.B166]))" office:value-type="float" office:value="0.449999999999996">
            <text:p>0.45</text:p>
          </table:table-cell>
          <table:table-cell table:number-columns-repeated="6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35.96">
            <text:p>35.96</text:p>
          </table:table-cell>
          <table:table-cell office:value-type="float" office:value="34.8">
            <text:p>34.8</text:p>
          </table:table-cell>
          <table:table-cell table:number-columns-repeated="4"/>
          <table:table-cell table:formula="of:=ABS(([.C167]-[.B167])*100/[.B167])" office:value-type="float" office:value="3.33333333333334">
            <text:p>3.33</text:p>
          </table:table-cell>
          <table:table-cell table:number-columns-repeated="5"/>
          <table:table-cell table:formula="of:=ABS(([.C167]-[.B167]))" office:value-type="float" office:value="1.16">
            <text:p>1.16</text:p>
          </table:table-cell>
          <table:table-cell table:number-columns-repeated="6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76">
            <text:p>40.76</text:p>
          </table:table-cell>
          <table:table-cell office:value-type="float" office:value="37.9">
            <text:p>37.9</text:p>
          </table:table-cell>
          <table:table-cell table:number-columns-repeated="4"/>
          <table:table-cell table:formula="of:=ABS(([.C168]-[.B168])*100/[.B168])" office:value-type="float" office:value="7.54617414248021">
            <text:p>7.55</text:p>
          </table:table-cell>
          <table:table-cell table:number-columns-repeated="5"/>
          <table:table-cell table:formula="of:=ABS(([.C168]-[.B168]))" office:value-type="float" office:value="2.86">
            <text:p>2.86</text:p>
          </table:table-cell>
          <table:table-cell table:number-columns-repeated="6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43.84">
            <text:p>43.84</text:p>
          </table:table-cell>
          <table:table-cell office:value-type="float" office:value="50.2">
            <text:p>50.2</text:p>
          </table:table-cell>
          <table:table-cell table:number-columns-repeated="4"/>
          <table:table-cell table:formula="of:=ABS(([.C169]-[.B169])*100/[.B169])" office:value-type="float" office:value="12.6693227091633">
            <text:p>12.67</text:p>
          </table:table-cell>
          <table:table-cell table:number-columns-repeated="5"/>
          <table:table-cell table:formula="of:=ABS(([.C169]-[.B169]))" office:value-type="float" office:value="6.36">
            <text:p>6.36</text:p>
          </table:table-cell>
          <table:table-cell table:number-columns-repeated="6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52.01">
            <text:p>52.01</text:p>
          </table:table-cell>
          <table:table-cell office:value-type="float" office:value="51">
            <text:p>51</text:p>
          </table:table-cell>
          <table:table-cell table:number-columns-repeated="4"/>
          <table:table-cell table:formula="of:=ABS(([.C170]-[.B170])*100/[.B170])" office:value-type="float" office:value="1.98039215686274">
            <text:p>1.98</text:p>
          </table:table-cell>
          <table:table-cell table:number-columns-repeated="5"/>
          <table:table-cell table:formula="of:=ABS(([.C170]-[.B170]))" office:value-type="float" office:value="1.01">
            <text:p>1.01</text:p>
          </table:table-cell>
          <table:table-cell table:number-columns-repeated="6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8.28">
            <text:p>38.28</text:p>
          </table:table-cell>
          <table:table-cell office:value-type="float" office:value="40.9">
            <text:p>40.9</text:p>
          </table:table-cell>
          <table:table-cell table:number-columns-repeated="4"/>
          <table:table-cell table:formula="of:=ABS(([.C171]-[.B171])*100/[.B171])" office:value-type="float" office:value="6.40586797066014">
            <text:p>6.41</text:p>
          </table:table-cell>
          <table:table-cell table:number-columns-repeated="5"/>
          <table:table-cell table:formula="of:=ABS(([.C171]-[.B171]))" office:value-type="float" office:value="2.62">
            <text:p>2.62</text:p>
          </table:table-cell>
          <table:table-cell table:number-columns-repeated="6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1.46">
            <text:p>31.46</text:p>
          </table:table-cell>
          <table:table-cell office:value-type="float" office:value="34.5">
            <text:p>34.5</text:p>
          </table:table-cell>
          <table:table-cell table:number-columns-repeated="4"/>
          <table:table-cell table:formula="of:=ABS(([.C172]-[.B172])*100/[.B172])" office:value-type="float" office:value="8.81159420289855">
            <text:p>8.81</text:p>
          </table:table-cell>
          <table:table-cell table:number-columns-repeated="5"/>
          <table:table-cell table:formula="of:=ABS(([.C172]-[.B172]))" office:value-type="float" office:value="3.04">
            <text:p>3.04</text:p>
          </table:table-cell>
          <table:table-cell table:number-columns-repeated="6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3.85">
            <text:p>23.85</text:p>
          </table:table-cell>
          <table:table-cell office:value-type="float" office:value="29.4">
            <text:p>29.4</text:p>
          </table:table-cell>
          <table:table-cell table:number-columns-repeated="4"/>
          <table:table-cell table:formula="of:=ABS(([.C173]-[.B173])*100/[.B173])" office:value-type="float" office:value="18.8775510204082">
            <text:p>18.88</text:p>
          </table:table-cell>
          <table:table-cell table:number-columns-repeated="5"/>
          <table:table-cell table:formula="of:=ABS(([.C173]-[.B173]))" office:value-type="float" office:value="5.55">
            <text:p>5.55</text:p>
          </table:table-cell>
          <table:table-cell table:number-columns-repeated="6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6.24">
            <text:p>26.24</text:p>
          </table:table-cell>
          <table:table-cell office:value-type="float" office:value="26.6">
            <text:p>26.6</text:p>
          </table:table-cell>
          <table:table-cell table:number-columns-repeated="4"/>
          <table:table-cell table:formula="of:=ABS(([.C174]-[.B174])*100/[.B174])" office:value-type="float" office:value="1.35338345864663">
            <text:p>1.35</text:p>
          </table:table-cell>
          <table:table-cell table:number-columns-repeated="5"/>
          <table:table-cell table:formula="of:=ABS(([.C174]-[.B174]))" office:value-type="float" office:value="0.360000000000003">
            <text:p>0.36</text:p>
          </table:table-cell>
          <table:table-cell table:number-columns-repeated="6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49.11">
            <text:p>49.11</text:p>
          </table:table-cell>
          <table:table-cell office:value-type="float" office:value="51.4">
            <text:p>51.4</text:p>
          </table:table-cell>
          <table:table-cell table:number-columns-repeated="4"/>
          <table:table-cell table:formula="of:=ABS(([.C175]-[.B175])*100/[.B175])" office:value-type="float" office:value="4.45525291828794">
            <text:p>4.46</text:p>
          </table:table-cell>
          <table:table-cell table:number-columns-repeated="5"/>
          <table:table-cell table:formula="of:=ABS(([.C175]-[.B175]))" office:value-type="float" office:value="2.29">
            <text:p>2.29</text:p>
          </table:table-cell>
          <table:table-cell table:number-columns-repeated="6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30.11">
            <text:p>30.11</text:p>
          </table:table-cell>
          <table:table-cell office:value-type="float" office:value="36.5">
            <text:p>36.5</text:p>
          </table:table-cell>
          <table:table-cell table:number-columns-repeated="4"/>
          <table:table-cell table:formula="of:=ABS(([.C176]-[.B176])*100/[.B176])" office:value-type="float" office:value="17.5068493150685">
            <text:p>17.51</text:p>
          </table:table-cell>
          <table:table-cell table:number-columns-repeated="5"/>
          <table:table-cell table:formula="of:=ABS(([.C176]-[.B176]))" office:value-type="float" office:value="6.39">
            <text:p>6.39</text:p>
          </table:table-cell>
          <table:table-cell table:number-columns-repeated="6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36.28">
            <text:p>36.28</text:p>
          </table:table-cell>
          <table:table-cell office:value-type="float" office:value="41.3">
            <text:p>41.3</text:p>
          </table:table-cell>
          <table:table-cell table:number-columns-repeated="4"/>
          <table:table-cell table:formula="of:=ABS(([.C177]-[.B177])*100/[.B177])" office:value-type="float" office:value="12.1549636803874">
            <text:p>12.15</text:p>
          </table:table-cell>
          <table:table-cell table:number-columns-repeated="5"/>
          <table:table-cell table:formula="of:=ABS(([.C177]-[.B177]))" office:value-type="float" office:value="5.02">
            <text:p>5.02</text:p>
          </table:table-cell>
          <table:table-cell table:number-columns-repeated="6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40.96">
            <text:p>40.96</text:p>
          </table:table-cell>
          <table:table-cell office:value-type="float" office:value="44">
            <text:p>44</text:p>
          </table:table-cell>
          <table:table-cell table:number-columns-repeated="4"/>
          <table:table-cell table:formula="of:=ABS(([.C178]-[.B178])*100/[.B178])" office:value-type="float" office:value="6.90909090909091">
            <text:p>6.91</text:p>
          </table:table-cell>
          <table:table-cell table:number-columns-repeated="5"/>
          <table:table-cell table:formula="of:=ABS(([.C178]-[.B178]))" office:value-type="float" office:value="3.04">
            <text:p>3.04</text:p>
          </table:table-cell>
          <table:table-cell table:number-columns-repeated="6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3.93">
            <text:p>43.93</text:p>
          </table:table-cell>
          <table:table-cell office:value-type="float" office:value="47.7">
            <text:p>47.7</text:p>
          </table:table-cell>
          <table:table-cell table:number-columns-repeated="4"/>
          <table:table-cell table:formula="of:=ABS(([.C179]-[.B179])*100/[.B179])" office:value-type="float" office:value="7.9035639412998">
            <text:p>7.9</text:p>
          </table:table-cell>
          <table:table-cell table:number-columns-repeated="5"/>
          <table:table-cell table:formula="of:=ABS(([.C179]-[.B179]))" office:value-type="float" office:value="3.77">
            <text:p>3.77</text:p>
          </table:table-cell>
          <table:table-cell table:number-columns-repeated="6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38.32">
            <text:p>38.32</text:p>
          </table:table-cell>
          <table:table-cell office:value-type="float" office:value="41.1">
            <text:p>41.1</text:p>
          </table:table-cell>
          <table:table-cell table:number-columns-repeated="4"/>
          <table:table-cell table:formula="of:=ABS(([.C180]-[.B180])*100/[.B180])" office:value-type="float" office:value="6.76399026763991">
            <text:p>6.76</text:p>
          </table:table-cell>
          <table:table-cell table:number-columns-repeated="5"/>
          <table:table-cell table:formula="of:=ABS(([.C180]-[.B180]))" office:value-type="float" office:value="2.78">
            <text:p>2.78</text:p>
          </table:table-cell>
          <table:table-cell table:number-columns-repeated="6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6.66">
            <text:p>26.66</text:p>
          </table:table-cell>
          <table:table-cell office:value-type="float" office:value="26.1">
            <text:p>26.1</text:p>
          </table:table-cell>
          <table:table-cell table:number-columns-repeated="4"/>
          <table:table-cell table:formula="of:=ABS(([.C181]-[.B181])*100/[.B181])" office:value-type="float" office:value="2.1455938697318">
            <text:p>2.15</text:p>
          </table:table-cell>
          <table:table-cell table:number-columns-repeated="5"/>
          <table:table-cell table:formula="of:=ABS(([.C181]-[.B181]))" office:value-type="float" office:value="0.559999999999999">
            <text:p>0.56</text:p>
          </table:table-cell>
          <table:table-cell table:number-columns-repeated="6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42.34">
            <text:p>42.34</text:p>
          </table:table-cell>
          <table:table-cell office:value-type="float" office:value="44.2">
            <text:p>44.2</text:p>
          </table:table-cell>
          <table:table-cell table:number-columns-repeated="4"/>
          <table:table-cell table:formula="of:=ABS(([.C182]-[.B182])*100/[.B182])" office:value-type="float" office:value="4.20814479638009">
            <text:p>4.21</text:p>
          </table:table-cell>
          <table:table-cell table:number-columns-repeated="5"/>
          <table:table-cell table:formula="of:=ABS(([.C182]-[.B182]))" office:value-type="float" office:value="1.86">
            <text:p>1.86</text:p>
          </table:table-cell>
          <table:table-cell table:number-columns-repeated="6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0.54">
            <text:p>40.54</text:p>
          </table:table-cell>
          <table:table-cell office:value-type="float" office:value="48.1">
            <text:p>48.1</text:p>
          </table:table-cell>
          <table:table-cell table:number-columns-repeated="4"/>
          <table:table-cell table:formula="of:=ABS(([.C183]-[.B183])*100/[.B183])" office:value-type="float" office:value="15.7172557172557">
            <text:p>15.72</text:p>
          </table:table-cell>
          <table:table-cell table:number-columns-repeated="5"/>
          <table:table-cell table:formula="of:=ABS(([.C183]-[.B183]))" office:value-type="float" office:value="7.56">
            <text:p>7.56</text:p>
          </table:table-cell>
          <table:table-cell table:number-columns-repeated="6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38.32">
            <text:p>38.32</text:p>
          </table:table-cell>
          <table:table-cell office:value-type="float" office:value="43.1">
            <text:p>43.1</text:p>
          </table:table-cell>
          <table:table-cell table:number-columns-repeated="4"/>
          <table:table-cell table:formula="of:=ABS(([.C184]-[.B184])*100/[.B184])" office:value-type="float" office:value="11.0904872389791">
            <text:p>11.09</text:p>
          </table:table-cell>
          <table:table-cell table:number-columns-repeated="5"/>
          <table:table-cell table:formula="of:=ABS(([.C184]-[.B184]))" office:value-type="float" office:value="4.78">
            <text:p>4.78</text:p>
          </table:table-cell>
          <table:table-cell table:number-columns-repeated="6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43.84">
            <text:p>43.84</text:p>
          </table:table-cell>
          <table:table-cell office:value-type="float" office:value="51.9">
            <text:p>51.9</text:p>
          </table:table-cell>
          <table:table-cell table:number-columns-repeated="4"/>
          <table:table-cell table:formula="of:=ABS(([.C185]-[.B185])*100/[.B185])" office:value-type="float" office:value="15.5298651252408">
            <text:p>15.53</text:p>
          </table:table-cell>
          <table:table-cell table:number-columns-repeated="5"/>
          <table:table-cell table:formula="of:=ABS(([.C185]-[.B185]))" office:value-type="float" office:value="8.06">
            <text:p>8.06</text:p>
          </table:table-cell>
          <table:table-cell table:number-columns-repeated="6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65">
            <text:p>46.65</text:p>
          </table:table-cell>
          <table:table-cell office:value-type="float" office:value="45.6">
            <text:p>45.6</text:p>
          </table:table-cell>
          <table:table-cell table:number-columns-repeated="4"/>
          <table:table-cell table:formula="of:=ABS(([.C186]-[.B186])*100/[.B186])" office:value-type="float" office:value="2.30263157894736">
            <text:p>2.3</text:p>
          </table:table-cell>
          <table:table-cell table:number-columns-repeated="5"/>
          <table:table-cell table:formula="of:=ABS(([.C186]-[.B186]))" office:value-type="float" office:value="1.05">
            <text:p>1.05</text:p>
          </table:table-cell>
          <table:table-cell table:number-columns-repeated="6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37.74">
            <text:p>37.74</text:p>
          </table:table-cell>
          <table:table-cell office:value-type="float" office:value="43.9">
            <text:p>43.9</text:p>
          </table:table-cell>
          <table:table-cell table:number-columns-repeated="4"/>
          <table:table-cell table:formula="of:=ABS(([.C187]-[.B187])*100/[.B187])" office:value-type="float" office:value="14.0318906605922">
            <text:p>14.03</text:p>
          </table:table-cell>
          <table:table-cell table:number-columns-repeated="5"/>
          <table:table-cell table:formula="of:=ABS(([.C187]-[.B187]))" office:value-type="float" office:value="6.16">
            <text:p>6.16</text:p>
          </table:table-cell>
          <table:table-cell table:number-columns-repeated="6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5.96">
            <text:p>35.96</text:p>
          </table:table-cell>
          <table:table-cell office:value-type="float" office:value="36.1">
            <text:p>36.1</text:p>
          </table:table-cell>
          <table:table-cell table:number-columns-repeated="4"/>
          <table:table-cell table:formula="of:=ABS(([.C188]-[.B188])*100/[.B188])" office:value-type="float" office:value="0.387811634349032">
            <text:p>0.39</text:p>
          </table:table-cell>
          <table:table-cell table:number-columns-repeated="5"/>
          <table:table-cell table:formula="of:=ABS(([.C188]-[.B188]))" office:value-type="float" office:value="0.140000000000001">
            <text:p>0.14</text:p>
          </table:table-cell>
          <table:table-cell table:number-columns-repeated="6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37.02">
            <text:p>37.02</text:p>
          </table:table-cell>
          <table:table-cell office:value-type="float" office:value="42.7">
            <text:p>42.7</text:p>
          </table:table-cell>
          <table:table-cell table:number-columns-repeated="4"/>
          <table:table-cell table:formula="of:=ABS(([.C189]-[.B189])*100/[.B189])" office:value-type="float" office:value="13.3021077283372">
            <text:p>13.3</text:p>
          </table:table-cell>
          <table:table-cell table:number-columns-repeated="5"/>
          <table:table-cell table:formula="of:=ABS(([.C189]-[.B189]))" office:value-type="float" office:value="5.68">
            <text:p>5.68</text:p>
          </table:table-cell>
          <table:table-cell table:number-columns-repeated="6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38.73">
            <text:p>38.73</text:p>
          </table:table-cell>
          <table:table-cell office:value-type="float" office:value="39.5">
            <text:p>39.5</text:p>
          </table:table-cell>
          <table:table-cell table:number-columns-repeated="4"/>
          <table:table-cell table:formula="of:=ABS(([.C190]-[.B190])*100/[.B190])" office:value-type="float" office:value="1.9493670886076">
            <text:p>1.95</text:p>
          </table:table-cell>
          <table:table-cell table:number-columns-repeated="5"/>
          <table:table-cell table:formula="of:=ABS(([.C190]-[.B190]))" office:value-type="float" office:value="0.770000000000003">
            <text:p>0.77</text:p>
          </table:table-cell>
          <table:table-cell table:number-columns-repeated="6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37.16">
            <text:p>37.16</text:p>
          </table:table-cell>
          <table:table-cell office:value-type="float" office:value="39.9">
            <text:p>39.9</text:p>
          </table:table-cell>
          <table:table-cell table:number-columns-repeated="4"/>
          <table:table-cell table:formula="of:=ABS(([.C191]-[.B191])*100/[.B191])" office:value-type="float" office:value="6.8671679197995">
            <text:p>6.87</text:p>
          </table:table-cell>
          <table:table-cell table:number-columns-repeated="5"/>
          <table:table-cell table:formula="of:=ABS(([.C191]-[.B191]))" office:value-type="float" office:value="2.74">
            <text:p>2.74</text:p>
          </table:table-cell>
          <table:table-cell table:number-columns-repeated="6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7.46">
            <text:p>27.46</text:p>
          </table:table-cell>
          <table:table-cell office:value-type="float" office:value="26.2">
            <text:p>26.2</text:p>
          </table:table-cell>
          <table:table-cell table:number-columns-repeated="4"/>
          <table:table-cell table:formula="of:=ABS(([.C192]-[.B192])*100/[.B192])" office:value-type="float" office:value="4.80916030534352">
            <text:p>4.81</text:p>
          </table:table-cell>
          <table:table-cell table:number-columns-repeated="5"/>
          <table:table-cell table:formula="of:=ABS(([.C192]-[.B192]))" office:value-type="float" office:value="1.26">
            <text:p>1.26</text:p>
          </table:table-cell>
          <table:table-cell table:number-columns-repeated="6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8.82">
            <text:p>28.82</text:p>
          </table:table-cell>
          <table:table-cell office:value-type="float" office:value="28">
            <text:p>28</text:p>
          </table:table-cell>
          <table:table-cell table:number-columns-repeated="4"/>
          <table:table-cell table:formula="of:=ABS(([.C193]-[.B193])*100/[.B193])" office:value-type="float" office:value="2.92857142857143">
            <text:p>2.93</text:p>
          </table:table-cell>
          <table:table-cell table:number-columns-repeated="5"/>
          <table:table-cell table:formula="of:=ABS(([.C193]-[.B193]))" office:value-type="float" office:value="0.82">
            <text:p>0.82</text:p>
          </table:table-cell>
          <table:table-cell table:number-columns-repeated="6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37.16">
            <text:p>37.16</text:p>
          </table:table-cell>
          <table:table-cell office:value-type="float" office:value="38.3">
            <text:p>38.3</text:p>
          </table:table-cell>
          <table:table-cell table:number-columns-repeated="4"/>
          <table:table-cell table:formula="of:=ABS(([.C194]-[.B194])*100/[.B194])" office:value-type="float" office:value="2.97650130548303">
            <text:p>2.98</text:p>
          </table:table-cell>
          <table:table-cell table:number-columns-repeated="5"/>
          <table:table-cell table:formula="of:=ABS(([.C194]-[.B194]))" office:value-type="float" office:value="1.14">
            <text:p>1.14</text:p>
          </table:table-cell>
          <table:table-cell table:number-columns-repeated="6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38.74">
            <text:p>38.74</text:p>
          </table:table-cell>
          <table:table-cell office:value-type="float" office:value="45.4">
            <text:p>45.4</text:p>
          </table:table-cell>
          <table:table-cell table:number-columns-repeated="4"/>
          <table:table-cell table:formula="of:=ABS(([.C195]-[.B195])*100/[.B195])" office:value-type="float" office:value="14.6696035242291">
            <text:p>14.67</text:p>
          </table:table-cell>
          <table:table-cell table:number-columns-repeated="5"/>
          <table:table-cell table:formula="of:=ABS(([.C195]-[.B195]))" office:value-type="float" office:value="6.66">
            <text:p>6.66</text:p>
          </table:table-cell>
          <table:table-cell table:number-columns-repeated="6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7">
            <text:p>27.17</text:p>
          </table:table-cell>
          <table:table-cell office:value-type="float" office:value="30.8">
            <text:p>30.8</text:p>
          </table:table-cell>
          <table:table-cell table:number-columns-repeated="4"/>
          <table:table-cell table:formula="of:=ABS(([.C196]-[.B196])*100/[.B196])" office:value-type="float" office:value="11.7857142857143">
            <text:p>11.79</text:p>
          </table:table-cell>
          <table:table-cell table:number-columns-repeated="5"/>
          <table:table-cell table:formula="of:=ABS(([.C196]-[.B196]))" office:value-type="float" office:value="3.63">
            <text:p>3.63</text:p>
          </table:table-cell>
          <table:table-cell table:number-columns-repeated="6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45.61">
            <text:p>45.61</text:p>
          </table:table-cell>
          <table:table-cell office:value-type="float" office:value="48.9">
            <text:p>48.9</text:p>
          </table:table-cell>
          <table:table-cell table:number-columns-repeated="4"/>
          <table:table-cell table:formula="of:=ABS(([.C197]-[.B197])*100/[.B197])" office:value-type="float" office:value="6.7280163599182">
            <text:p>6.73</text:p>
          </table:table-cell>
          <table:table-cell table:number-columns-repeated="5"/>
          <table:table-cell table:formula="of:=ABS(([.C197]-[.B197]))" office:value-type="float" office:value="3.29">
            <text:p>3.29</text:p>
          </table:table-cell>
          <table:table-cell table:number-columns-repeated="6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2.48">
            <text:p>12.48</text:p>
          </table:table-cell>
          <table:table-cell office:value-type="float" office:value="16.9">
            <text:p>16.9</text:p>
          </table:table-cell>
          <table:table-cell table:number-columns-repeated="4"/>
          <table:table-cell table:formula="of:=ABS(([.C198]-[.B198])*100/[.B198])" office:value-type="float" office:value="26.1538461538461">
            <text:p>26.15</text:p>
          </table:table-cell>
          <table:table-cell table:number-columns-repeated="5"/>
          <table:table-cell table:formula="of:=ABS(([.C198]-[.B198]))" office:value-type="float" office:value="4.42">
            <text:p>4.4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f:=AVERAGE([.I135:.I198])" office:value-type="float" office:value="8.43183337337037">
            <text:p>8.43</text:p>
          </table:table-cell>
          <table:table-cell table:number-columns-repeated="4"/>
          <table:table-cell office:value-type="string">
            <text:p>average</text:p>
          </table:table-cell>
          <table:table-cell table:formula="of:=AVERAGE([.O135:.O198])" office:value-type="float" office:value="3.2571875">
            <text:p>3.26</text:p>
          </table:table-cell>
          <table:table-cell table:number-columns-repeated="6"/>
        </table:table-row>
      </table:table>
      <table:table table:name="MELTING 4_3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2" table:number-columns-repeated="8" table:default-cell-style-name="Default"/>
        <table:table-row table:style-name="ro1">
          <table:table-cell table:number-columns-repeated="8"/>
          <table:table-cell office:value-type="string">
            <text:p>MELTING 4.3c test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DNA no self complementary sequence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san04a.nn </text:p>
          </table:table-cell>
          <table:table-cell office:value-type="string">
            <text:p><text:s/>TmExp </text:p>
          </table:table-cell>
          <table:table-cell table:number-columns-repeated="15"/>
          <table:table-cell>
            <draw:frame table:end-cell-address="'MELTING 4_3'.AD23" table:end-x="2.04cm" table:end-y="0.11cm" draw:z-index="0" draw:style-name="gr1" svg:width="14.968cm" svg:height="7.53cm" svg:x="0.628cm" svg:y="0.264cm">
              <draw:object draw:notify-on-update-of-ranges="'MELTING 4_3'.C5:'MELTING 4_3'.C5 'MELTING 4_3'.C6:'MELTING 4_3'.C22 'MELTING 4_3'.B6:'MELTING 4_3'.B22 'MELTING 4_3'.D5:'MELTING 4_3'.D5 'MELTING 4_3'.D6:'MELTING 4_3'.D22 'MELTING 4_3'.B6:'MELTING 4_3'.B22 'MELTING 4_3'.E5:'MELTING 4_3'.E5 'MELTING 4_3'.E6:'MELTING 4_3'.E22 'MELTING 4_3'.B6:'MELTING 4_3'.B22 'MELTING 4_3'.F5:'MELTING 4_3'.F5 'MELTING 4_3'.F6:'MELTING 4_3'.F22 'MELTING 4_3'.B6:'MELTING 4_3'.B22 'MELTING 4_3'.G5:'MELTING 4_3'.G5 'MELTING 4_3'.G6:'MELTING 4_3'.G22 'MELTING 4_3'.B6:'MELTING 4_3'.B22 'MELTING 4_3'.H5:'MELTING 4_3'.H5 'MELTING 4_3'.H6:'MELTING 4_3'.H22 'MELTING 4_3'.B6:'MELTING 4_3'.B22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</table:table-row>
        <table:table-row table:style-name="ro1">
          <table:table-cell table:number-columns-repeated="8"/>
          <table:table-cell office:value-type="string">
            <text:p>error percentage (ABS(Texp – Tcomp)/Texp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san04a.nn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san04a.nn</text:p>
          </table:table-cell>
          <table:table-cell table:number-columns-repeated="3"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31.84">
            <text:p>31.84</text:p>
          </table:table-cell>
          <table:table-cell office:value-type="float" office:value="64.69">
            <text:p>64.69</text:p>
          </table:table-cell>
          <table:table-cell office:value-type="float" office:value="32.69">
            <text:p>32.69</text:p>
          </table:table-cell>
          <table:table-cell office:value-type="float" office:value="30.2">
            <text:p>30.2</text:p>
          </table:table-cell>
          <table:table-cell office:value-type="float" office:value="30.97">
            <text:p>30.97</text:p>
          </table:table-cell>
          <table:table-cell office:value-type="float" office:value="31.5">
            <text:p>31.5</text:p>
          </table:table-cell>
          <table:table-cell/>
          <table:table-cell table:formula="of:=ABS(([.B7]-[.C7])*100/[.B7])" office:value-type="float" office:value="1.07936507936508">
            <text:p>1.08</text:p>
          </table:table-cell>
          <table:table-cell table:formula="of:=ABS(([.B7]-[.D7])*100/[.B7])" office:value-type="float" office:value="105.365079365079">
            <text:p>105.37</text:p>
          </table:table-cell>
          <table:table-cell table:formula="of:=ABS(([.B7]-[.E7])*100/[.B7])" office:value-type="float" office:value="3.77777777777777">
            <text:p>3.78</text:p>
          </table:table-cell>
          <table:table-cell table:formula="of:=ABS(([.B7]-[.F7])*100/[.B7])" office:value-type="float" office:value="4.12698412698413">
            <text:p>4.13</text:p>
          </table:table-cell>
          <table:table-cell table:formula="of:=ABS(([.B7]-[.G7])*100/[.B7])" office:value-type="float" office:value="1.68253968253969">
            <text:p>1.68</text:p>
          </table:table-cell>
          <table:table-cell table:number-columns-repeated="2"/>
          <table:table-cell table:formula="of:=ABS(([.C7]-[.B7]))" office:value-type="float" office:value="0.34">
            <text:p>0.34</text:p>
          </table:table-cell>
          <table:table-cell table:formula="of:=ABS(([.D7]-[.B7]))" office:value-type="float" office:value="33.19">
            <text:p>33.19</text:p>
          </table:table-cell>
          <table:table-cell table:formula="of:=ABS(([.E7]-[.B7]))" office:value-type="float" office:value="1.19">
            <text:p>1.19</text:p>
          </table:table-cell>
          <table:table-cell table:formula="of:=ABS(([.F7]-[.B7]))" office:value-type="float" office:value="1.3">
            <text:p>1.3</text:p>
          </table:table-cell>
          <table:table-cell table:formula="of:=ABS(([.G7]-[.B7]))" office:value-type="float" office:value="0.530000000000001">
            <text:p>0.53</text:p>
          </table:table-cell>
          <table:table-cell table:number-columns-repeated="3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38.16">
            <text:p>38.16</text:p>
          </table:table-cell>
          <table:table-cell office:value-type="float" office:value="70.45">
            <text:p>70.45</text:p>
          </table:table-cell>
          <table:table-cell office:value-type="float" office:value="39.35">
            <text:p>39.35</text:p>
          </table:table-cell>
          <table:table-cell office:value-type="float" office:value="37.98">
            <text:p>37.98</text:p>
          </table:table-cell>
          <table:table-cell office:value-type="float" office:value="37.41">
            <text:p>37.41</text:p>
          </table:table-cell>
          <table:table-cell office:value-type="float" office:value="36.9">
            <text:p>36.9</text:p>
          </table:table-cell>
          <table:table-cell/>
          <table:table-cell table:formula="of:=ABS(([.B8]-[.C8])*100/[.B8])" office:value-type="float" office:value="3.41463414634146">
            <text:p>3.41</text:p>
          </table:table-cell>
          <table:table-cell table:formula="of:=ABS(([.B8]-[.D8])*100/[.B8])" office:value-type="float" office:value="90.9214092140921">
            <text:p>90.92</text:p>
          </table:table-cell>
          <table:table-cell table:formula="of:=ABS(([.B8]-[.E8])*100/[.B8])" office:value-type="float" office:value="6.63956639566397">
            <text:p>6.64</text:p>
          </table:table-cell>
          <table:table-cell table:formula="of:=ABS(([.B8]-[.F8])*100/[.B8])" office:value-type="float" office:value="2.92682926829268">
            <text:p>2.93</text:p>
          </table:table-cell>
          <table:table-cell table:formula="of:=ABS(([.B8]-[.G8])*100/[.B8])" office:value-type="float" office:value="1.38211382113821">
            <text:p>1.38</text:p>
          </table:table-cell>
          <table:table-cell table:number-columns-repeated="2"/>
          <table:table-cell table:formula="of:=ABS(([.C8]-[.B8]))" office:value-type="float" office:value="1.26">
            <text:p>1.26</text:p>
          </table:table-cell>
          <table:table-cell table:formula="of:=ABS(([.D8]-[.B8]))" office:value-type="float" office:value="33.55">
            <text:p>33.55</text:p>
          </table:table-cell>
          <table:table-cell table:formula="of:=ABS(([.E8]-[.B8]))" office:value-type="float" office:value="2.45">
            <text:p>2.45</text:p>
          </table:table-cell>
          <table:table-cell table:formula="of:=ABS(([.F8]-[.B8]))" office:value-type="float" office:value="1.08">
            <text:p>1.08</text:p>
          </table:table-cell>
          <table:table-cell table:formula="of:=ABS(([.G8]-[.B8]))" office:value-type="float" office:value="0.509999999999998">
            <text:p>0.51</text:p>
          </table:table-cell>
          <table:table-cell table:number-columns-repeated="3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44.59">
            <text:p>44.59</text:p>
          </table:table-cell>
          <table:table-cell office:value-type="float" office:value="71.17">
            <text:p>71.17</text:p>
          </table:table-cell>
          <table:table-cell office:value-type="float" office:value="44.73">
            <text:p>44.73</text:p>
          </table:table-cell>
          <table:table-cell office:value-type="float" office:value="47.77">
            <text:p>47.77</text:p>
          </table:table-cell>
          <table:table-cell office:value-type="float" office:value="43.42">
            <text:p>43.42</text:p>
          </table:table-cell>
          <table:table-cell office:value-type="float" office:value="36.3">
            <text:p>36.3</text:p>
          </table:table-cell>
          <table:table-cell/>
          <table:table-cell table:formula="of:=ABS(([.B9]-[.C9])*100/[.B9])" office:value-type="float" office:value="22.8374655647383">
            <text:p>22.84</text:p>
          </table:table-cell>
          <table:table-cell table:formula="of:=ABS(([.B9]-[.D9])*100/[.B9])" office:value-type="float" office:value="96.0606060606061">
            <text:p>96.06</text:p>
          </table:table-cell>
          <table:table-cell table:formula="of:=ABS(([.B9]-[.E9])*100/[.B9])" office:value-type="float" office:value="23.2231404958678">
            <text:p>23.22</text:p>
          </table:table-cell>
          <table:table-cell table:formula="of:=ABS(([.B9]-[.F9])*100/[.B9])" office:value-type="float" office:value="31.5977961432507">
            <text:p>31.6</text:p>
          </table:table-cell>
          <table:table-cell table:formula="of:=ABS(([.B9]-[.G9])*100/[.B9])" office:value-type="float" office:value="19.6143250688705">
            <text:p>19.61</text:p>
          </table:table-cell>
          <table:table-cell table:number-columns-repeated="2"/>
          <table:table-cell table:formula="of:=ABS(([.C9]-[.B9]))" office:value-type="float" office:value="8.29000000000001">
            <text:p>8.29</text:p>
          </table:table-cell>
          <table:table-cell table:formula="of:=ABS(([.D9]-[.B9]))" office:value-type="float" office:value="34.87">
            <text:p>34.87</text:p>
          </table:table-cell>
          <table:table-cell table:formula="of:=ABS(([.E9]-[.B9]))" office:value-type="float" office:value="8.43">
            <text:p>8.43</text:p>
          </table:table-cell>
          <table:table-cell table:formula="of:=ABS(([.F9]-[.B9]))" office:value-type="float" office:value="11.47">
            <text:p>11.47</text:p>
          </table:table-cell>
          <table:table-cell table:formula="of:=ABS(([.G9]-[.B9]))" office:value-type="float" office:value="7.12">
            <text:p>7.12</text:p>
          </table:table-cell>
          <table:table-cell table:number-columns-repeated="3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67.25">
            <text:p>67.25</text:p>
          </table:table-cell>
          <table:table-cell office:value-type="float" office:value="95.63">
            <text:p>95.63</text:p>
          </table:table-cell>
          <table:table-cell office:value-type="float" office:value="69.5">
            <text:p>69.5</text:p>
          </table:table-cell>
          <table:table-cell office:value-type="float" office:value="68.66">
            <text:p>68.66</text:p>
          </table:table-cell>
          <table:table-cell office:value-type="float" office:value="67.11">
            <text:p>67.11</text:p>
          </table:table-cell>
          <table:table-cell office:value-type="float" office:value="67.6">
            <text:p>67.6</text:p>
          </table:table-cell>
          <table:table-cell/>
          <table:table-cell table:formula="of:=ABS(([.B10]-[.C10])*100/[.B10])" office:value-type="float" office:value="0.517751479289932">
            <text:p>0.52</text:p>
          </table:table-cell>
          <table:table-cell table:formula="of:=ABS(([.B10]-[.D10])*100/[.B10])" office:value-type="float" office:value="41.4644970414201">
            <text:p>41.46</text:p>
          </table:table-cell>
          <table:table-cell table:formula="of:=ABS(([.B10]-[.E10])*100/[.B10])" office:value-type="float" office:value="2.81065088757397">
            <text:p>2.81</text:p>
          </table:table-cell>
          <table:table-cell table:formula="of:=ABS(([.B10]-[.F10])*100/[.B10])" office:value-type="float" office:value="1.56804733727811">
            <text:p>1.57</text:p>
          </table:table-cell>
          <table:table-cell table:formula="of:=ABS(([.B10]-[.G10])*100/[.B10])" office:value-type="float" office:value="0.72485207100591">
            <text:p>0.72</text:p>
          </table:table-cell>
          <table:table-cell table:number-columns-repeated="2"/>
          <table:table-cell table:formula="of:=ABS(([.C10]-[.B10]))" office:value-type="float" office:value="0.349999999999994">
            <text:p>0.35</text:p>
          </table:table-cell>
          <table:table-cell table:formula="of:=ABS(([.D10]-[.B10]))" office:value-type="float" office:value="28.03">
            <text:p>28.03</text:p>
          </table:table-cell>
          <table:table-cell table:formula="of:=ABS(([.E10]-[.B10]))" office:value-type="float" office:value="1.90000000000001">
            <text:p>1.9</text:p>
          </table:table-cell>
          <table:table-cell table:formula="of:=ABS(([.F10]-[.B10]))" office:value-type="float" office:value="1.06">
            <text:p>1.06</text:p>
          </table:table-cell>
          <table:table-cell table:formula="of:=ABS(([.G10]-[.B10]))" office:value-type="float" office:value="0.489999999999995">
            <text:p>0.49</text:p>
          </table:table-cell>
          <table:table-cell table:number-columns-repeated="3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47.44">
            <text:p>47.44</text:p>
          </table:table-cell>
          <table:table-cell office:value-type="float" office:value="76.46">
            <text:p>76.46</text:p>
          </table:table-cell>
          <table:table-cell office:value-type="float" office:value="48.3">
            <text:p>48.3</text:p>
          </table:table-cell>
          <table:table-cell office:value-type="float" office:value="47.77">
            <text:p>47.77</text:p>
          </table:table-cell>
          <table:table-cell office:value-type="float" office:value="47.05">
            <text:p>47.05</text:p>
          </table:table-cell>
          <table:table-cell office:value-type="float" office:value="47.3">
            <text:p>47.3</text:p>
          </table:table-cell>
          <table:table-cell/>
          <table:table-cell table:formula="of:=ABS(([.B11]-[.C11])*100/[.B11])" office:value-type="float" office:value="0.295983086680762">
            <text:p>0.3</text:p>
          </table:table-cell>
          <table:table-cell table:formula="of:=ABS(([.B11]-[.D11])*100/[.B11])" office:value-type="float" office:value="61.6490486257928">
            <text:p>61.65</text:p>
          </table:table-cell>
          <table:table-cell table:formula="of:=ABS(([.B11]-[.E11])*100/[.B11])" office:value-type="float" office:value="2.11416490486258">
            <text:p>2.11</text:p>
          </table:table-cell>
          <table:table-cell table:formula="of:=ABS(([.B11]-[.F11])*100/[.B11])" office:value-type="float" office:value="0.993657505285425">
            <text:p>0.99</text:p>
          </table:table-cell>
          <table:table-cell table:formula="of:=ABS(([.B11]-[.G11])*100/[.B11])" office:value-type="float" office:value="0.528541226215645">
            <text:p>0.53</text:p>
          </table:table-cell>
          <table:table-cell table:number-columns-repeated="2"/>
          <table:table-cell table:formula="of:=ABS(([.C11]-[.B11]))" office:value-type="float" office:value="0.140000000000001">
            <text:p>0.14</text:p>
          </table:table-cell>
          <table:table-cell table:formula="of:=ABS(([.D11]-[.B11]))" office:value-type="float" office:value="29.16">
            <text:p>29.16</text:p>
          </table:table-cell>
          <table:table-cell table:formula="of:=ABS(([.E11]-[.B11]))" office:value-type="float" office:value="1">
            <text:p>1</text:p>
          </table:table-cell>
          <table:table-cell table:formula="of:=ABS(([.F11]-[.B11]))" office:value-type="float" office:value="0.470000000000006">
            <text:p>0.47</text:p>
          </table:table-cell>
          <table:table-cell table:formula="of:=ABS(([.G11]-[.B11]))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63.64">
            <text:p>63.64</text:p>
          </table:table-cell>
          <table:table-cell office:value-type="float" office:value="91.33">
            <text:p>91.33</text:p>
          </table:table-cell>
          <table:table-cell office:value-type="float" office:value="64.98">
            <text:p>64.98</text:p>
          </table:table-cell>
          <table:table-cell office:value-type="float" office:value="64.18">
            <text:p>64.18</text:p>
          </table:table-cell>
          <table:table-cell office:value-type="float" office:value="63.52">
            <text:p>63.52</text:p>
          </table:table-cell>
          <table:table-cell office:value-type="float" office:value="63.5">
            <text:p>63.5</text:p>
          </table:table-cell>
          <table:table-cell/>
          <table:table-cell table:formula="of:=ABS(([.B12]-[.C12])*100/[.B12])" office:value-type="float" office:value="0.220472440944883">
            <text:p>0.22</text:p>
          </table:table-cell>
          <table:table-cell table:formula="of:=ABS(([.B12]-[.D12])*100/[.B12])" office:value-type="float" office:value="43.8267716535433">
            <text:p>43.83</text:p>
          </table:table-cell>
          <table:table-cell table:formula="of:=ABS(([.B12]-[.E12])*100/[.B12])" office:value-type="float" office:value="2.33070866141733">
            <text:p>2.33</text:p>
          </table:table-cell>
          <table:table-cell table:formula="of:=ABS(([.B12]-[.F12])*100/[.B12])" office:value-type="float" office:value="1.07086614173229">
            <text:p>1.07</text:p>
          </table:table-cell>
          <table:table-cell table:formula="of:=ABS(([.B12]-[.G12])*100/[.B12])" office:value-type="float" office:value="0.0314960629921309">
            <text:p>0.03</text:p>
          </table:table-cell>
          <table:table-cell table:number-columns-repeated="2"/>
          <table:table-cell table:formula="of:=ABS(([.C12]-[.B12]))" office:value-type="float" office:value="0.140000000000001">
            <text:p>0.14</text:p>
          </table:table-cell>
          <table:table-cell table:formula="of:=ABS(([.D12]-[.B12]))" office:value-type="float" office:value="27.83">
            <text:p>27.83</text:p>
          </table:table-cell>
          <table:table-cell table:formula="of:=ABS(([.E12]-[.B12]))" office:value-type="float" office:value="1.48">
            <text:p>1.48</text:p>
          </table:table-cell>
          <table:table-cell table:formula="of:=ABS(([.F12]-[.B12]))" office:value-type="float" office:value="0.680000000000007">
            <text:p>0.68</text:p>
          </table:table-cell>
          <table:table-cell table:formula="of:=ABS(([.G12]-[.B12]))" office:value-type="float" office:value="0.0200000000000031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43.08">
            <text:p>43.08</text:p>
          </table:table-cell>
          <table:table-cell office:value-type="float" office:value="74.81">
            <text:p>74.81</text:p>
          </table:table-cell>
          <table:table-cell office:value-type="float" office:value="44.44">
            <text:p>44.44</text:p>
          </table:table-cell>
          <table:table-cell office:value-type="float" office:value="44.03">
            <text:p>44.03</text:p>
          </table:table-cell>
          <table:table-cell office:value-type="float" office:value="42.45">
            <text:p>42.45</text:p>
          </table:table-cell>
          <table:table-cell office:value-type="float" office:value="44.2">
            <text:p>44.2</text:p>
          </table:table-cell>
          <table:table-cell/>
          <table:table-cell table:formula="of:=ABS(([.B13]-[.C13])*100/[.B13])" office:value-type="float" office:value="2.53393665158372">
            <text:p>2.53</text:p>
          </table:table-cell>
          <table:table-cell table:formula="of:=ABS(([.B13]-[.D13])*100/[.B13])" office:value-type="float" office:value="69.2533936651584">
            <text:p>69.25</text:p>
          </table:table-cell>
          <table:table-cell table:formula="of:=ABS(([.B13]-[.E13])*100/[.B13])" office:value-type="float" office:value="0.542986425339355">
            <text:p>0.54</text:p>
          </table:table-cell>
          <table:table-cell table:formula="of:=ABS(([.B13]-[.F13])*100/[.B13])" office:value-type="float" office:value="0.384615384615388">
            <text:p>0.38</text:p>
          </table:table-cell>
          <table:table-cell table:formula="of:=ABS(([.B13]-[.G13])*100/[.B13])" office:value-type="float" office:value="3.95927601809955">
            <text:p>3.96</text:p>
          </table:table-cell>
          <table:table-cell table:number-columns-repeated="2"/>
          <table:table-cell table:formula="of:=ABS(([.C13]-[.B13]))" office:value-type="float" office:value="1.12">
            <text:p>1.12</text:p>
          </table:table-cell>
          <table:table-cell table:formula="of:=ABS(([.D13]-[.B13]))" office:value-type="float" office:value="30.61">
            <text:p>30.61</text:p>
          </table:table-cell>
          <table:table-cell table:formula="of:=ABS(([.E13]-[.B13]))" office:value-type="float" office:value="0.239999999999995">
            <text:p>0.24</text:p>
          </table:table-cell>
          <table:table-cell table:formula="of:=ABS(([.F13]-[.B13]))" office:value-type="float" office:value="0.170000000000002">
            <text:p>0.17</text:p>
          </table:table-cell>
          <table:table-cell table:formula="of:=ABS(([.G13]-[.B13]))" office:value-type="float" office:value="1.75">
            <text:p>1.75</text:p>
          </table:table-cell>
          <table:table-cell table:number-columns-repeated="3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30.24">
            <text:p>30.24</text:p>
          </table:table-cell>
          <table:table-cell office:value-type="float" office:value="51.15">
            <text:p>51.15</text:p>
          </table:table-cell>
          <table:table-cell office:value-type="float" office:value="31.95">
            <text:p>31.95</text:p>
          </table:table-cell>
          <table:table-cell office:value-type="float" office:value="25.4">
            <text:p>25.4</text:p>
          </table:table-cell>
          <table:table-cell office:value-type="float" office:value="29.81">
            <text:p>29.81</text:p>
          </table:table-cell>
          <table:table-cell office:value-type="float" office:value="33.2">
            <text:p>33.2</text:p>
          </table:table-cell>
          <table:table-cell/>
          <table:table-cell table:formula="of:=ABS(([.B14]-[.C14])*100/[.B14])" office:value-type="float" office:value="8.91566265060242">
            <text:p>8.92</text:p>
          </table:table-cell>
          <table:table-cell table:formula="of:=ABS(([.B14]-[.D14])*100/[.B14])" office:value-type="float" office:value="54.066265060241">
            <text:p>54.07</text:p>
          </table:table-cell>
          <table:table-cell table:formula="of:=ABS(([.B14]-[.E14])*100/[.B14])" office:value-type="float" office:value="3.76506024096387">
            <text:p>3.77</text:p>
          </table:table-cell>
          <table:table-cell table:formula="of:=ABS(([.B14]-[.F14])*100/[.B14])" office:value-type="float" office:value="23.4939759036145">
            <text:p>23.49</text:p>
          </table:table-cell>
          <table:table-cell table:formula="of:=ABS(([.B14]-[.G14])*100/[.B14])" office:value-type="float" office:value="10.210843373494">
            <text:p>10.21</text:p>
          </table:table-cell>
          <table:table-cell table:number-columns-repeated="2"/>
          <table:table-cell table:formula="of:=ABS(([.C14]-[.B14]))" office:value-type="float" office:value="2.96">
            <text:p>2.96</text:p>
          </table:table-cell>
          <table:table-cell table:formula="of:=ABS(([.D14]-[.B14]))" office:value-type="float" office:value="17.95">
            <text:p>17.95</text:p>
          </table:table-cell>
          <table:table-cell table:formula="of:=ABS(([.E14]-[.B14]))" office:value-type="float" office:value="1.25">
            <text:p>1.25</text:p>
          </table:table-cell>
          <table:table-cell table:formula="of:=ABS(([.F14]-[.B14]))" office:value-type="float" office:value="7.8">
            <text:p>7.8</text:p>
          </table:table-cell>
          <table:table-cell table:formula="of:=ABS(([.G14]-[.B14]))" office:value-type="float" office:value="3.39">
            <text:p>3.39</text:p>
          </table:table-cell>
          <table:table-cell table:number-columns-repeated="3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33.19">
            <text:p>33.19</text:p>
          </table:table-cell>
          <table:table-cell office:value-type="float" office:value="68.77">
            <text:p>68.77</text:p>
          </table:table-cell>
          <table:table-cell office:value-type="float" office:value="37.3">
            <text:p>37.3</text:p>
          </table:table-cell>
          <table:table-cell office:value-type="float" office:value="33.6">
            <text:p>33.6</text:p>
          </table:table-cell>
          <table:table-cell office:value-type="float" office:value="30.87">
            <text:p>30.87</text:p>
          </table:table-cell>
          <table:table-cell office:value-type="float" office:value="31.2">
            <text:p>31.2</text:p>
          </table:table-cell>
          <table:table-cell/>
          <table:table-cell table:formula="of:=ABS(([.B15]-[.C15])*100/[.B15])" office:value-type="float" office:value="6.37820512820512">
            <text:p>6.38</text:p>
          </table:table-cell>
          <table:table-cell table:formula="of:=ABS(([.B15]-[.D15])*100/[.B15])" office:value-type="float" office:value="120.416666666667">
            <text:p>120.42</text:p>
          </table:table-cell>
          <table:table-cell table:formula="of:=ABS(([.B15]-[.E15])*100/[.B15])" office:value-type="float" office:value="19.551282051282">
            <text:p>19.55</text:p>
          </table:table-cell>
          <table:table-cell table:formula="of:=ABS(([.B15]-[.F15])*100/[.B15])" office:value-type="float" office:value="7.6923076923077">
            <text:p>7.69</text:p>
          </table:table-cell>
          <table:table-cell table:formula="of:=ABS(([.B15]-[.G15])*100/[.B15])" office:value-type="float" office:value="1.0576923076923">
            <text:p>1.06</text:p>
          </table:table-cell>
          <table:table-cell table:number-columns-repeated="2"/>
          <table:table-cell table:formula="of:=ABS(([.C15]-[.B15]))" office:value-type="float" office:value="1.99">
            <text:p>1.99</text:p>
          </table:table-cell>
          <table:table-cell table:formula="of:=ABS(([.D15]-[.B15]))" office:value-type="float" office:value="37.57">
            <text:p>37.57</text:p>
          </table:table-cell>
          <table:table-cell table:formula="of:=ABS(([.E15]-[.B15]))" office:value-type="float" office:value="6.1">
            <text:p>6.1</text:p>
          </table:table-cell>
          <table:table-cell table:formula="of:=ABS(([.F15]-[.B15]))" office:value-type="float" office:value="2.4">
            <text:p>2.4</text:p>
          </table:table-cell>
          <table:table-cell table:formula="of:=ABS(([.G15]-[.B15]))" office:value-type="float" office:value="0.329999999999998">
            <text:p>0.33</text:p>
          </table:table-cell>
          <table:table-cell table:number-columns-repeated="3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9.69">
            <text:p>59.69</text:p>
          </table:table-cell>
          <table:table-cell office:value-type="float" office:value="82.47">
            <text:p>82.47</text:p>
          </table:table-cell>
          <table:table-cell office:value-type="float" office:value="59.27">
            <text:p>59.27</text:p>
          </table:table-cell>
          <table:table-cell office:value-type="float" office:value="64.82">
            <text:p>64.82</text:p>
          </table:table-cell>
          <table:table-cell office:value-type="float" office:value="59.35">
            <text:p>59.35</text:p>
          </table:table-cell>
          <table:table-cell office:value-type="float" office:value="58.8">
            <text:p>58.8</text:p>
          </table:table-cell>
          <table:table-cell/>
          <table:table-cell table:formula="of:=ABS(([.B16]-[.C16])*100/[.B16])" office:value-type="float" office:value="1.51360544217687">
            <text:p>1.51</text:p>
          </table:table-cell>
          <table:table-cell table:formula="of:=ABS(([.B16]-[.D16])*100/[.B16])" office:value-type="float" office:value="40.2551020408163">
            <text:p>40.26</text:p>
          </table:table-cell>
          <table:table-cell table:formula="of:=ABS(([.B16]-[.E16])*100/[.B16])" office:value-type="float" office:value="0.799319727891167">
            <text:p>0.8</text:p>
          </table:table-cell>
          <table:table-cell table:formula="of:=ABS(([.B16]-[.F16])*100/[.B16])" office:value-type="float" office:value="10.2380952380952">
            <text:p>10.24</text:p>
          </table:table-cell>
          <table:table-cell table:formula="of:=ABS(([.B16]-[.G16])*100/[.B16])" office:value-type="float" office:value="0.935374149659871">
            <text:p>0.94</text:p>
          </table:table-cell>
          <table:table-cell table:number-columns-repeated="2"/>
          <table:table-cell table:formula="of:=ABS(([.C16]-[.B16]))" office:value-type="float" office:value="0.890000000000001">
            <text:p>0.89</text:p>
          </table:table-cell>
          <table:table-cell table:formula="of:=ABS(([.D16]-[.B16]))" office:value-type="float" office:value="23.67">
            <text:p>23.67</text:p>
          </table:table-cell>
          <table:table-cell table:formula="of:=ABS(([.E16]-[.B16]))" office:value-type="float" office:value="0.470000000000006">
            <text:p>0.47</text:p>
          </table:table-cell>
          <table:table-cell table:formula="of:=ABS(([.F16]-[.B16]))" office:value-type="float" office:value="6.02">
            <text:p>6.02</text:p>
          </table:table-cell>
          <table:table-cell table:formula="of:=ABS(([.G16]-[.B16]))" office:value-type="float" office:value="0.550000000000004">
            <text:p>0.55</text:p>
          </table:table-cell>
          <table:table-cell table:number-columns-repeated="3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40.33">
            <text:p>40.33</text:p>
          </table:table-cell>
          <table:table-cell office:value-type="float" office:value="69.01">
            <text:p>69.01</text:p>
          </table:table-cell>
          <table:table-cell office:value-type="float" office:value="39.97">
            <text:p>39.97</text:p>
          </table:table-cell>
          <table:table-cell office:value-type="float" office:value="41">
            <text:p>41</text:p>
          </table:table-cell>
          <table:table-cell office:value-type="float" office:value="39.8">
            <text:p>39.8</text:p>
          </table:table-cell>
          <table:table-cell office:value-type="float" office:value="41.4">
            <text:p>41.4</text:p>
          </table:table-cell>
          <table:table-cell/>
          <table:table-cell table:formula="of:=ABS(([.B17]-[.C17])*100/[.B17])" office:value-type="float" office:value="2.58454106280193">
            <text:p>2.58</text:p>
          </table:table-cell>
          <table:table-cell table:formula="of:=ABS(([.B17]-[.D17])*100/[.B17])" office:value-type="float" office:value="66.6908212560387">
            <text:p>66.69</text:p>
          </table:table-cell>
          <table:table-cell table:formula="of:=ABS(([.B17]-[.E17])*100/[.B17])" office:value-type="float" office:value="3.45410628019324">
            <text:p>3.45</text:p>
          </table:table-cell>
          <table:table-cell table:formula="of:=ABS(([.B17]-[.F17])*100/[.B17])" office:value-type="float" office:value="0.966183574879224">
            <text:p>0.97</text:p>
          </table:table-cell>
          <table:table-cell table:formula="of:=ABS(([.B17]-[.G17])*100/[.B17])" office:value-type="float" office:value="3.86473429951691">
            <text:p>3.86</text:p>
          </table:table-cell>
          <table:table-cell table:number-columns-repeated="2"/>
          <table:table-cell table:formula="of:=ABS(([.C17]-[.B17]))" office:value-type="float" office:value="1.07">
            <text:p>1.07</text:p>
          </table:table-cell>
          <table:table-cell table:formula="of:=ABS(([.D17]-[.B17]))" office:value-type="float" office:value="27.61">
            <text:p>27.61</text:p>
          </table:table-cell>
          <table:table-cell table:formula="of:=ABS(([.E17]-[.B17]))" office:value-type="float" office:value="1.43">
            <text:p>1.43</text:p>
          </table:table-cell>
          <table:table-cell table:formula="of:=ABS(([.F17]-[.B17]))" office:value-type="float" office:value="0.399999999999999">
            <text:p>0.4</text:p>
          </table:table-cell>
          <table:table-cell table:formula="of:=ABS(([.G17]-[.B17]))" office:value-type="float" office:value="1.6">
            <text:p>1.6</text:p>
          </table:table-cell>
          <table:table-cell table:number-columns-repeated="3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48.3">
            <text:p>48.3</text:p>
          </table:table-cell>
          <table:table-cell office:value-type="float" office:value="81.85">
            <text:p>81.85</text:p>
          </table:table-cell>
          <table:table-cell office:value-type="float" office:value="49.45">
            <text:p>49.45</text:p>
          </table:table-cell>
          <table:table-cell office:value-type="float" office:value="46.31">
            <text:p>46.31</text:p>
          </table:table-cell>
          <table:table-cell office:value-type="float" office:value="48.08">
            <text:p>48.08</text:p>
          </table:table-cell>
          <table:table-cell office:value-type="float" office:value="33.2">
            <text:p>33.2</text:p>
          </table:table-cell>
          <table:table-cell/>
          <table:table-cell table:formula="of:=ABS(([.B18]-[.C18])*100/[.B18])" office:value-type="float" office:value="45.4819277108434">
            <text:p>45.48</text:p>
          </table:table-cell>
          <table:table-cell table:formula="of:=ABS(([.B18]-[.D18])*100/[.B18])" office:value-type="float" office:value="146.536144578313">
            <text:p>146.54</text:p>
          </table:table-cell>
          <table:table-cell table:formula="of:=ABS(([.B18]-[.E18])*100/[.B18])" office:value-type="float" office:value="48.9457831325301">
            <text:p>48.95</text:p>
          </table:table-cell>
          <table:table-cell table:formula="of:=ABS(([.B18]-[.F18])*100/[.B18])" office:value-type="float" office:value="39.4879518072289">
            <text:p>39.49</text:p>
          </table:table-cell>
          <table:table-cell table:formula="of:=ABS(([.B18]-[.G18])*100/[.B18])" office:value-type="float" office:value="44.8192771084337">
            <text:p>44.82</text:p>
          </table:table-cell>
          <table:table-cell table:number-columns-repeated="2"/>
          <table:table-cell table:formula="of:=ABS(([.C18]-[.B18]))" office:value-type="float" office:value="15.1">
            <text:p>15.1</text:p>
          </table:table-cell>
          <table:table-cell table:formula="of:=ABS(([.D18]-[.B18]))" office:value-type="float" office:value="48.65">
            <text:p>48.65</text:p>
          </table:table-cell>
          <table:table-cell table:formula="of:=ABS(([.E18]-[.B18]))" office:value-type="float" office:value="16.25">
            <text:p>16.25</text:p>
          </table:table-cell>
          <table:table-cell table:formula="of:=ABS(([.F18]-[.B18]))" office:value-type="float" office:value="13.11">
            <text:p>13.11</text:p>
          </table:table-cell>
          <table:table-cell table:formula="of:=ABS(([.G18]-[.B18]))" office:value-type="float" office:value="14.88">
            <text:p>14.88</text:p>
          </table:table-cell>
          <table:table-cell table:number-columns-repeated="3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41.98">
            <text:p>41.98</text:p>
          </table:table-cell>
          <table:table-cell office:value-type="float" office:value="76.73">
            <text:p>76.73</text:p>
          </table:table-cell>
          <table:table-cell office:value-type="float" office:value="45.31">
            <text:p>45.31</text:p>
          </table:table-cell>
          <table:table-cell office:value-type="float" office:value="38.3">
            <text:p>38.3</text:p>
          </table:table-cell>
          <table:table-cell office:value-type="float" office:value="41.73">
            <text:p>41.73</text:p>
          </table:table-cell>
          <table:table-cell office:value-type="float" office:value="44.9">
            <text:p>44.9</text:p>
          </table:table-cell>
          <table:table-cell/>
          <table:table-cell table:formula="of:=ABS(([.B19]-[.C19])*100/[.B19])" office:value-type="float" office:value="6.50334075723831">
            <text:p>6.5</text:p>
          </table:table-cell>
          <table:table-cell table:formula="of:=ABS(([.B19]-[.D19])*100/[.B19])" office:value-type="float" office:value="70.890868596882">
            <text:p>70.89</text:p>
          </table:table-cell>
          <table:table-cell table:formula="of:=ABS(([.B19]-[.E19])*100/[.B19])" office:value-type="float" office:value="0.913140311804017">
            <text:p>0.91</text:p>
          </table:table-cell>
          <table:table-cell table:formula="of:=ABS(([.B19]-[.F19])*100/[.B19])" office:value-type="float" office:value="14.6993318485523">
            <text:p>14.7</text:p>
          </table:table-cell>
          <table:table-cell table:formula="of:=ABS(([.B19]-[.G19])*100/[.B19])" office:value-type="float" office:value="7.06013363028954">
            <text:p>7.06</text:p>
          </table:table-cell>
          <table:table-cell table:number-columns-repeated="2"/>
          <table:table-cell table:formula="of:=ABS(([.C19]-[.B19]))" office:value-type="float" office:value="2.92">
            <text:p>2.92</text:p>
          </table:table-cell>
          <table:table-cell table:formula="of:=ABS(([.D19]-[.B19]))" office:value-type="float" office:value="31.83">
            <text:p>31.83</text:p>
          </table:table-cell>
          <table:table-cell table:formula="of:=ABS(([.E19]-[.B19]))" office:value-type="float" office:value="0.410000000000004">
            <text:p>0.41</text:p>
          </table:table-cell>
          <table:table-cell table:formula="of:=ABS(([.F19]-[.B19]))" office:value-type="float" office:value="6.6">
            <text:p>6.6</text:p>
          </table:table-cell>
          <table:table-cell table:formula="of:=ABS(([.G19]-[.B19]))" office:value-type="float" office:value="3.17">
            <text:p>3.17</text:p>
          </table:table-cell>
          <table:table-cell table:number-columns-repeated="3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45.99">
            <text:p>45.99</text:p>
          </table:table-cell>
          <table:table-cell office:value-type="float" office:value="74.63">
            <text:p>74.63</text:p>
          </table:table-cell>
          <table:table-cell office:value-type="float" office:value="46.7">
            <text:p>46.7</text:p>
          </table:table-cell>
          <table:table-cell office:value-type="float" office:value="47.35">
            <text:p>47.35</text:p>
          </table:table-cell>
          <table:table-cell office:value-type="float" office:value="45.56">
            <text:p>45.56</text:p>
          </table:table-cell>
          <table:table-cell office:value-type="float" office:value="45.2">
            <text:p>45.2</text:p>
          </table:table-cell>
          <table:table-cell/>
          <table:table-cell table:formula="of:=ABS(([.B20]-[.C20])*100/[.B20])" office:value-type="float" office:value="1.74778761061947">
            <text:p>1.75</text:p>
          </table:table-cell>
          <table:table-cell table:formula="of:=ABS(([.B20]-[.D20])*100/[.B20])" office:value-type="float" office:value="65.1106194690265">
            <text:p>65.11</text:p>
          </table:table-cell>
          <table:table-cell table:formula="of:=ABS(([.B20]-[.E20])*100/[.B20])" office:value-type="float" office:value="3.31858407079646">
            <text:p>3.32</text:p>
          </table:table-cell>
          <table:table-cell table:formula="of:=ABS(([.B20]-[.F20])*100/[.B20])" office:value-type="float" office:value="4.75663716814159">
            <text:p>4.76</text:p>
          </table:table-cell>
          <table:table-cell table:formula="of:=ABS(([.B20]-[.G20])*100/[.B20])" office:value-type="float" office:value="0.796460176991149">
            <text:p>0.8</text:p>
          </table:table-cell>
          <table:table-cell table:number-columns-repeated="2"/>
          <table:table-cell table:formula="of:=ABS(([.C20]-[.B20]))" office:value-type="float" office:value="0.789999999999999">
            <text:p>0.79</text:p>
          </table:table-cell>
          <table:table-cell table:formula="of:=ABS(([.D20]-[.B20]))" office:value-type="float" office:value="29.43">
            <text:p>29.43</text:p>
          </table:table-cell>
          <table:table-cell table:formula="of:=ABS(([.E20]-[.B20]))" office:value-type="float" office:value="1.5">
            <text:p>1.5</text:p>
          </table:table-cell>
          <table:table-cell table:formula="of:=ABS(([.F20]-[.B20]))" office:value-type="float" office:value="2.15">
            <text:p>2.15</text:p>
          </table:table-cell>
          <table:table-cell table:formula="of:=ABS(([.G20]-[.B20]))" office:value-type="float" office:value="0.359999999999999">
            <text:p>0.36</text:p>
          </table:table-cell>
          <table:table-cell table:number-columns-repeated="3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64.41">
            <text:p>64.41</text:p>
          </table:table-cell>
          <table:table-cell office:value-type="float" office:value="88.14">
            <text:p>88.14</text:p>
          </table:table-cell>
          <table:table-cell office:value-type="float" office:value="66.24">
            <text:p>66.24</text:p>
          </table:table-cell>
          <table:table-cell office:value-type="float" office:value="65.77">
            <text:p>65.77</text:p>
          </table:table-cell>
          <table:table-cell office:value-type="float" office:value="64.3">
            <text:p>64.3</text:p>
          </table:table-cell>
          <table:table-cell office:value-type="float" office:value="65.7">
            <text:p>65.7</text:p>
          </table:table-cell>
          <table:table-cell/>
          <table:table-cell table:formula="of:=ABS(([.B21]-[.C21])*100/[.B21])" office:value-type="float" office:value="1.96347031963471">
            <text:p>1.96</text:p>
          </table:table-cell>
          <table:table-cell table:formula="of:=ABS(([.B21]-[.D21])*100/[.B21])" office:value-type="float" office:value="34.1552511415525">
            <text:p>34.16</text:p>
          </table:table-cell>
          <table:table-cell table:formula="of:=ABS(([.B21]-[.E21])*100/[.B21])" office:value-type="float" office:value="0.821917808219166">
            <text:p>0.82</text:p>
          </table:table-cell>
          <table:table-cell table:formula="of:=ABS(([.B21]-[.F21])*100/[.B21])" office:value-type="float" office:value="0.106544901065439">
            <text:p>0.11</text:p>
          </table:table-cell>
          <table:table-cell table:formula="of:=ABS(([.B21]-[.G21])*100/[.B21])" office:value-type="float" office:value="2.13089802130899">
            <text:p>2.13</text:p>
          </table:table-cell>
          <table:table-cell table:number-columns-repeated="2"/>
          <table:table-cell table:formula="of:=ABS(([.C21]-[.B21]))" office:value-type="float" office:value="1.29000000000001">
            <text:p>1.29</text:p>
          </table:table-cell>
          <table:table-cell table:formula="of:=ABS(([.D21]-[.B21]))" office:value-type="float" office:value="22.44">
            <text:p>22.44</text:p>
          </table:table-cell>
          <table:table-cell table:formula="of:=ABS(([.E21]-[.B21]))" office:value-type="float" office:value="0.539999999999992">
            <text:p>0.54</text:p>
          </table:table-cell>
          <table:table-cell table:formula="of:=ABS(([.F21]-[.B21]))" office:value-type="float" office:value="0.0699999999999932">
            <text:p>0.07</text:p>
          </table:table-cell>
          <table:table-cell table:formula="of:=ABS(([.G21]-[.B21]))" office:value-type="float" office:value="1.40000000000001">
            <text:p>1.4</text:p>
          </table:table-cell>
          <table:table-cell table:number-columns-repeated="3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65.81">
            <text:p>65.81</text:p>
          </table:table-cell>
          <table:table-cell office:value-type="float" office:value="98">
            <text:p>98</text:p>
          </table:table-cell>
          <table:table-cell office:value-type="float" office:value="67.15">
            <text:p>67.15</text:p>
          </table:table-cell>
          <table:table-cell office:value-type="float" office:value="69.07">
            <text:p>69.07</text:p>
          </table:table-cell>
          <table:table-cell office:value-type="float" office:value="65.73">
            <text:p>65.73</text:p>
          </table:table-cell>
          <table:table-cell office:value-type="float" office:value="65.2">
            <text:p>65.2</text:p>
          </table:table-cell>
          <table:table-cell/>
          <table:table-cell table:formula="of:=ABS(([.B22]-[.C22])*100/[.B22])" office:value-type="float" office:value="0.935582822085889">
            <text:p>0.94</text:p>
          </table:table-cell>
          <table:table-cell table:formula="of:=ABS(([.B22]-[.D22])*100/[.B22])" office:value-type="float" office:value="50.3067484662577">
            <text:p>50.31</text:p>
          </table:table-cell>
          <table:table-cell table:formula="of:=ABS(([.B22]-[.E22])*100/[.B22])" office:value-type="float" office:value="2.99079754601227">
            <text:p>2.99</text:p>
          </table:table-cell>
          <table:table-cell table:formula="of:=ABS(([.B22]-[.F22])*100/[.B22])" office:value-type="float" office:value="5.93558282208587">
            <text:p>5.94</text:p>
          </table:table-cell>
          <table:table-cell table:formula="of:=ABS(([.B22]-[.G22])*100/[.B22])" office:value-type="float" office:value="0.812883435582824">
            <text:p>0.81</text:p>
          </table:table-cell>
          <table:table-cell table:number-columns-repeated="2"/>
          <table:table-cell table:formula="of:=ABS(([.C22]-[.B22]))" office:value-type="float" office:value="0.609999999999999">
            <text:p>0.61</text:p>
          </table:table-cell>
          <table:table-cell table:formula="of:=ABS(([.D22]-[.B22]))" office:value-type="float" office:value="32.8">
            <text:p>32.8</text:p>
          </table:table-cell>
          <table:table-cell table:formula="of:=ABS(([.E22]-[.B22]))" office:value-type="float" office:value="1.95">
            <text:p>1.95</text:p>
          </table:table-cell>
          <table:table-cell table:formula="of:=ABS(([.F22]-[.B22]))" office:value-type="float" office:value="3.86999999999999">
            <text:p>3.87</text:p>
          </table:table-cell>
          <table:table-cell table:formula="of:=ABS(([.G22]-[.B22]))" office:value-type="float" office:value="0.530000000000001">
            <text:p>0.5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f:=AVERAGE([.J7:.J22])" office:value-type="float" office:value="6.68273324707201">
            <text:p>6.68</text:p>
          </table:table-cell>
          <table:table-cell table:formula="of:=AVERAGE([.K7:.K22])" office:value-type="float" office:value="72.3105808063429">
            <text:p>72.31</text:p>
          </table:table-cell>
          <table:table-cell table:formula="of:=AVERAGE([.L7:.L22])" office:value-type="float" office:value="7.87493666988719">
            <text:p>7.87</text:p>
          </table:table-cell>
          <table:table-cell table:formula="of:=AVERAGE([.M7:.M22])" office:value-type="float" office:value="9.37783792896309">
            <text:p>9.38</text:p>
          </table:table-cell>
          <table:table-cell table:formula="of:=AVERAGE([.N7:.N22])" office:value-type="float" office:value="6.22571502836443">
            <text:p>6.23</text:p>
          </table:table-cell>
          <table:table-cell/>
          <table:table-cell office:value-type="string">
            <text:p>average</text:p>
          </table:table-cell>
          <table:table-cell table:formula="of:=AVERAGE([.Q7:.Q22])" office:value-type="float" office:value="2.45375">
            <text:p>2.45</text:p>
          </table:table-cell>
          <table:table-cell table:formula="of:=AVERAGE([.R7:.R22])" office:value-type="float" office:value="30.574375">
            <text:p>30.57</text:p>
          </table:table-cell>
          <table:table-cell table:formula="of:=AVERAGE([.S7:.S22])" office:value-type="float" office:value="2.911875">
            <text:p>2.91</text:p>
          </table:table-cell>
          <table:table-cell table:formula="of:=AVERAGE([.T7:.T22])" office:value-type="float" office:value="3.665625">
            <text:p>3.67</text:p>
          </table:table-cell>
          <table:table-cell table:formula="of:=AVERAGE([.U7:.U22])" office:value-type="float" office:value="2.305">
            <text:p>2.3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DNA self complementary sequence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san04a.nn </text:p>
          </table:table-cell>
          <table:table-cell office:value-type="string">
            <text:p><text:s/>TmExp </text:p>
          </table:table-cell>
          <table:table-cell table:number-columns-repeated="13"/>
          <table:table-cell>
            <draw:frame table:end-cell-address="'MELTING 4_3'.AD44" table:end-x="0.565cm" table:end-y="0.435cm" draw:z-index="1" draw:style-name="gr1" svg:width="16.691cm" svg:height="7.359cm" svg:x="1.963cm" svg:y="0.324cm">
              <draw:object draw:notify-on-update-of-ranges="'MELTING 4_3'.C27:'MELTING 4_3'.C27 'MELTING 4_3'.C28:'MELTING 4_3'.C64 'MELTING 4_3'.B28:'MELTING 4_3'.B64 'MELTING 4_3'.D27:'MELTING 4_3'.D27 'MELTING 4_3'.D28:'MELTING 4_3'.D64 'MELTING 4_3'.B28:'MELTING 4_3'.B64 'MELTING 4_3'.E27:'MELTING 4_3'.E27 'MELTING 4_3'.E28:'MELTING 4_3'.E64 'MELTING 4_3'.B28:'MELTING 4_3'.B64 'MELTING 4_3'.F27:'MELTING 4_3'.F27 'MELTING 4_3'.F28:'MELTING 4_3'.F64 'MELTING 4_3'.B28:'MELTING 4_3'.B64 'MELTING 4_3'.G27:'MELTING 4_3'.G27 'MELTING 4_3'.G28:'MELTING 4_3'.G64 'MELTING 4_3'.B28:'MELTING 4_3'.B64 'MELTING 4_3'.H27:'MELTING 4_3'.H27 'MELTING 4_3'.H28:'MELTING 4_3'.H64 'MELTING 4_3'.B28:'MELTING 4_3'.B6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error percentage (ABS(Texp – Tcomp)/Texp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san04a.nn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san04a.nn</text:p>
          </table:table-cell>
          <table:table-cell table:number-columns-repeated="3"/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56.93">
            <text:p>56.93</text:p>
          </table:table-cell>
          <table:table-cell office:value-type="float" office:value="85.96">
            <text:p>85.96</text:p>
          </table:table-cell>
          <table:table-cell office:value-type="float" office:value="59.54">
            <text:p>59.54</text:p>
          </table:table-cell>
          <table:table-cell office:value-type="float" office:value="55.28">
            <text:p>55.28</text:p>
          </table:table-cell>
          <table:table-cell office:value-type="float" office:value="56.75">
            <text:p>56.75</text:p>
          </table:table-cell>
          <table:table-cell office:value-type="float" office:value="54.4">
            <text:p>54.4</text:p>
          </table:table-cell>
          <table:table-cell/>
          <table:table-cell table:formula="of:=ABS(([.B29]-[.C29])*100/[.B29])" office:value-type="float" office:value="4.65073529411765">
            <text:p>4.65</text:p>
          </table:table-cell>
          <table:table-cell table:formula="of:=ABS(([.B29]-[.D29])*100/[.B29])" office:value-type="float" office:value="58.0147058823529">
            <text:p>58.01</text:p>
          </table:table-cell>
          <table:table-cell table:formula="of:=ABS(([.B29]-[.E29])*100/[.B29])" office:value-type="float" office:value="9.44852941176471">
            <text:p>9.45</text:p>
          </table:table-cell>
          <table:table-cell table:formula="of:=ABS(([.B29]-[.F29])*100/[.B29])" office:value-type="float" office:value="1.61764705882353">
            <text:p>1.62</text:p>
          </table:table-cell>
          <table:table-cell table:formula="of:=ABS(([.B29]-[.G29])*100/[.B29])" office:value-type="float" office:value="4.31985294117647">
            <text:p>4.32</text:p>
          </table:table-cell>
          <table:table-cell table:number-columns-repeated="2"/>
          <table:table-cell table:formula="of:=ABS(([.C29]-[.B29]))" office:value-type="float" office:value="2.53">
            <text:p>2.53</text:p>
          </table:table-cell>
          <table:table-cell table:formula="of:=ABS(([.D29]-[.B29]))" office:value-type="float" office:value="31.56">
            <text:p>31.56</text:p>
          </table:table-cell>
          <table:table-cell table:formula="of:=ABS(([.E29]-[.B29]))" office:value-type="float" office:value="5.14">
            <text:p>5.14</text:p>
          </table:table-cell>
          <table:table-cell table:formula="of:=ABS(([.F29]-[.B29]))" office:value-type="float" office:value="0.880000000000003">
            <text:p>0.88</text:p>
          </table:table-cell>
          <table:table-cell table:formula="of:=ABS(([.G29]-[.B29]))" office:value-type="float" office:value="2.35">
            <text:p>2.35</text:p>
          </table:table-cell>
          <table:table-cell table:number-columns-repeated="3"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66.01">
            <text:p>66.01</text:p>
          </table:table-cell>
          <table:table-cell office:value-type="float" office:value="94.69">
            <text:p>94.69</text:p>
          </table:table-cell>
          <table:table-cell office:value-type="float" office:value="66.16">
            <text:p>66.16</text:p>
          </table:table-cell>
          <table:table-cell office:value-type="float" office:value="69.54">
            <text:p>69.54</text:p>
          </table:table-cell>
          <table:table-cell office:value-type="float" office:value="65.9">
            <text:p>65.9</text:p>
          </table:table-cell>
          <table:table-cell office:value-type="float" office:value="65.3">
            <text:p>65.3</text:p>
          </table:table-cell>
          <table:table-cell/>
          <table:table-cell table:formula="of:=ABS(([.B30]-[.C30])*100/[.B30])" office:value-type="float" office:value="1.08728943338439">
            <text:p>1.09</text:p>
          </table:table-cell>
          <table:table-cell table:formula="of:=ABS(([.B30]-[.D30])*100/[.B30])" office:value-type="float" office:value="45.0076569678407">
            <text:p>45.01</text:p>
          </table:table-cell>
          <table:table-cell table:formula="of:=ABS(([.B30]-[.E30])*100/[.B30])" office:value-type="float" office:value="1.31699846860643">
            <text:p>1.32</text:p>
          </table:table-cell>
          <table:table-cell table:formula="of:=ABS(([.B30]-[.F30])*100/[.B30])" office:value-type="float" office:value="6.49310872894335">
            <text:p>6.49</text:p>
          </table:table-cell>
          <table:table-cell table:formula="of:=ABS(([.B30]-[.G30])*100/[.B30])" office:value-type="float" office:value="0.918836140888221">
            <text:p>0.92</text:p>
          </table:table-cell>
          <table:table-cell table:number-columns-repeated="2"/>
          <table:table-cell table:formula="of:=ABS(([.C30]-[.B30]))" office:value-type="float" office:value="0.710000000000008">
            <text:p>0.71</text:p>
          </table:table-cell>
          <table:table-cell table:formula="of:=ABS(([.D30]-[.B30]))" office:value-type="float" office:value="29.39">
            <text:p>29.39</text:p>
          </table:table-cell>
          <table:table-cell table:formula="of:=ABS(([.E30]-[.B30]))" office:value-type="float" office:value="0.859999999999999">
            <text:p>0.86</text:p>
          </table:table-cell>
          <table:table-cell table:formula="of:=ABS(([.F30]-[.B30]))" office:value-type="float" office:value="4.24000000000001">
            <text:p>4.24</text:p>
          </table:table-cell>
          <table:table-cell table:formula="of:=ABS(([.G30]-[.B30]))" office:value-type="float" office:value="0.600000000000009">
            <text:p>0.6</text:p>
          </table:table-cell>
          <table:table-cell table:number-columns-repeated="3"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27.18">
            <text:p>27.18</text:p>
          </table:table-cell>
          <table:table-cell office:value-type="float" office:value="23.43">
            <text:p>23.43</text:p>
          </table:table-cell>
          <table:table-cell office:value-type="float" office:value="24.44">
            <text:p>24.44</text:p>
          </table:table-cell>
          <table:table-cell office:value-type="float" office:value="22.8">
            <text:p>22.8</text:p>
          </table:table-cell>
          <table:table-cell/>
          <table:table-cell table:formula="of:=ABS(([.B31]-[.C31])*100/[.B31])" office:value-type="float" office:value="14.4736842105263">
            <text:p>14.47</text:p>
          </table:table-cell>
          <table:table-cell table:formula="of:=ABS(([.B31]-[.D31])*100/[.B31])" office:value-type="float" office:value="151.622807017544">
            <text:p>151.62</text:p>
          </table:table-cell>
          <table:table-cell table:formula="of:=ABS(([.B31]-[.E31])*100/[.B31])" office:value-type="float" office:value="19.2105263157895">
            <text:p>19.21</text:p>
          </table:table-cell>
          <table:table-cell table:formula="of:=ABS(([.B31]-[.F31])*100/[.B31])" office:value-type="float" office:value="2.76315789473684">
            <text:p>2.76</text:p>
          </table:table-cell>
          <table:table-cell table:formula="of:=ABS(([.B31]-[.G31])*100/[.B31])" office:value-type="float" office:value="7.19298245614035">
            <text:p>7.19</text:p>
          </table:table-cell>
          <table:table-cell table:number-columns-repeated="2"/>
          <table:table-cell table:formula="of:=ABS(([.C31]-[.B31]))" office:value-type="float" office:value="3.3">
            <text:p>3.3</text:p>
          </table:table-cell>
          <table:table-cell table:formula="of:=ABS(([.D31]-[.B31]))" office:value-type="float" office:value="34.57">
            <text:p>34.57</text:p>
          </table:table-cell>
          <table:table-cell table:formula="of:=ABS(([.E31]-[.B31]))" office:value-type="float" office:value="4.38">
            <text:p>4.38</text:p>
          </table:table-cell>
          <table:table-cell table:formula="of:=ABS(([.F31]-[.B31]))" office:value-type="float" office:value="0.629999999999999">
            <text:p>0.63</text:p>
          </table:table-cell>
          <table:table-cell table:formula="of:=ABS(([.G31]-[.B31]))" office:value-type="float" office:value="1.64">
            <text:p>1.64</text:p>
          </table:table-cell>
          <table:table-cell table:number-columns-repeated="3"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48.89">
            <text:p>48.89</text:p>
          </table:table-cell>
          <table:table-cell office:value-type="float" office:value="79.09">
            <text:p>79.09</text:p>
          </table:table-cell>
          <table:table-cell office:value-type="float" office:value="48.65">
            <text:p>48.65</text:p>
          </table:table-cell>
          <table:table-cell office:value-type="float" office:value="48.96">
            <text:p>48.96</text:p>
          </table:table-cell>
          <table:table-cell office:value-type="float" office:value="48.6">
            <text:p>48.6</text:p>
          </table:table-cell>
          <table:table-cell office:value-type="float" office:value="44.6">
            <text:p>44.6</text:p>
          </table:table-cell>
          <table:table-cell/>
          <table:table-cell table:formula="of:=ABS(([.B32]-[.C32])*100/[.B32])" office:value-type="float" office:value="9.61883408071749">
            <text:p>9.62</text:p>
          </table:table-cell>
          <table:table-cell table:formula="of:=ABS(([.B32]-[.D32])*100/[.B32])" office:value-type="float" office:value="77.3318385650224">
            <text:p>77.33</text:p>
          </table:table-cell>
          <table:table-cell table:formula="of:=ABS(([.B32]-[.E32])*100/[.B32])" office:value-type="float" office:value="9.08071748878923">
            <text:p>9.08</text:p>
          </table:table-cell>
          <table:table-cell table:formula="of:=ABS(([.B32]-[.F32])*100/[.B32])" office:value-type="float" office:value="9.77578475336323">
            <text:p>9.78</text:p>
          </table:table-cell>
          <table:table-cell table:formula="of:=ABS(([.B32]-[.G32])*100/[.B32])" office:value-type="float" office:value="8.96860986547085">
            <text:p>8.97</text:p>
          </table:table-cell>
          <table:table-cell table:number-columns-repeated="2"/>
          <table:table-cell table:formula="of:=ABS(([.C32]-[.B32]))" office:value-type="float" office:value="4.29">
            <text:p>4.29</text:p>
          </table:table-cell>
          <table:table-cell table:formula="of:=ABS(([.D32]-[.B32]))" office:value-type="float" office:value="34.49">
            <text:p>34.49</text:p>
          </table:table-cell>
          <table:table-cell table:formula="of:=ABS(([.E32]-[.B32]))" office:value-type="float" office:value="4.05">
            <text:p>4.05</text:p>
          </table:table-cell>
          <table:table-cell table:formula="of:=ABS(([.F32]-[.B32]))" office:value-type="float" office:value="4.36">
            <text:p>4.36</text:p>
          </table:table-cell>
          <table:table-cell table:formula="of:=ABS(([.G32]-[.B32])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45.61">
            <text:p>45.61</text:p>
          </table:table-cell>
          <table:table-cell office:value-type="float" office:value="75.06">
            <text:p>75.06</text:p>
          </table:table-cell>
          <table:table-cell office:value-type="float" office:value="46.73">
            <text:p>46.73</text:p>
          </table:table-cell>
          <table:table-cell office:value-type="float" office:value="45.61">
            <text:p>45.61</text:p>
          </table:table-cell>
          <table:table-cell office:value-type="float" office:value="45.43">
            <text:p>45.43</text:p>
          </table:table-cell>
          <table:table-cell office:value-type="float" office:value="47.6">
            <text:p>47.6</text:p>
          </table:table-cell>
          <table:table-cell/>
          <table:table-cell table:formula="of:=ABS(([.B33]-[.C33])*100/[.B33])" office:value-type="float" office:value="4.18067226890757">
            <text:p>4.18</text:p>
          </table:table-cell>
          <table:table-cell table:formula="of:=ABS(([.B33]-[.D33])*100/[.B33])" office:value-type="float" office:value="57.6890756302521">
            <text:p>57.69</text:p>
          </table:table-cell>
          <table:table-cell table:formula="of:=ABS(([.B33]-[.E33])*100/[.B33])" office:value-type="float" office:value="1.82773109243698">
            <text:p>1.83</text:p>
          </table:table-cell>
          <table:table-cell table:formula="of:=ABS(([.B33]-[.F33])*100/[.B33])" office:value-type="float" office:value="4.18067226890757">
            <text:p>4.18</text:p>
          </table:table-cell>
          <table:table-cell table:formula="of:=ABS(([.B33]-[.G33])*100/[.B33])" office:value-type="float" office:value="4.55882352941177">
            <text:p>4.56</text:p>
          </table:table-cell>
          <table:table-cell table:number-columns-repeated="2"/>
          <table:table-cell table:formula="of:=ABS(([.C33]-[.B33]))" office:value-type="float" office:value="1.99">
            <text:p>1.99</text:p>
          </table:table-cell>
          <table:table-cell table:formula="of:=ABS(([.D33]-[.B33]))" office:value-type="float" office:value="27.46">
            <text:p>27.46</text:p>
          </table:table-cell>
          <table:table-cell table:formula="of:=ABS(([.E33]-[.B33]))" office:value-type="float" office:value="0.870000000000005">
            <text:p>0.87</text:p>
          </table:table-cell>
          <table:table-cell table:formula="of:=ABS(([.F33]-[.B33]))" office:value-type="float" office:value="1.99">
            <text:p>1.99</text:p>
          </table:table-cell>
          <table:table-cell table:formula="of:=ABS(([.G33]-[.B33]))" office:value-type="float" office:value="2.17">
            <text:p>2.17</text:p>
          </table:table-cell>
          <table:table-cell table:number-columns-repeated="3"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32.48">
            <text:p>32.48</text:p>
          </table:table-cell>
          <table:table-cell office:value-type="float" office:value="34.83">
            <text:p>34.83</text:p>
          </table:table-cell>
          <table:table-cell office:value-type="float" office:value="32.8">
            <text:p>32.8</text:p>
          </table:table-cell>
          <table:table-cell office:value-type="float" office:value="33.4">
            <text:p>33.4</text:p>
          </table:table-cell>
          <table:table-cell/>
          <table:table-cell table:formula="of:=ABS(([.B34]-[.C34])*100/[.B34])" office:value-type="float" office:value="1.97604790419163">
            <text:p>1.98</text:p>
          </table:table-cell>
          <table:table-cell table:formula="of:=ABS(([.B34]-[.D34])*100/[.B34])" office:value-type="float" office:value="63.622754491018">
            <text:p>63.62</text:p>
          </table:table-cell>
          <table:table-cell table:formula="of:=ABS(([.B34]-[.E34])*100/[.B34])" office:value-type="float" office:value="2.75449101796408">
            <text:p>2.75</text:p>
          </table:table-cell>
          <table:table-cell table:formula="of:=ABS(([.B34]-[.F34])*100/[.B34])" office:value-type="float" office:value="4.2814371257485">
            <text:p>4.28</text:p>
          </table:table-cell>
          <table:table-cell table:formula="of:=ABS(([.B34]-[.G34])*100/[.B34])" office:value-type="float" office:value="1.79640718562875">
            <text:p>1.8</text:p>
          </table:table-cell>
          <table:table-cell table:number-columns-repeated="2"/>
          <table:table-cell table:formula="of:=ABS(([.C34]-[.B34]))" office:value-type="float" office:value="0.660000000000004">
            <text:p>0.66</text:p>
          </table:table-cell>
          <table:table-cell table:formula="of:=ABS(([.D34]-[.B34]))" office:value-type="float" office:value="21.25">
            <text:p>21.25</text:p>
          </table:table-cell>
          <table:table-cell table:formula="of:=ABS(([.E34]-[.B34]))" office:value-type="float" office:value="0.920000000000002">
            <text:p>0.92</text:p>
          </table:table-cell>
          <table:table-cell table:formula="of:=ABS(([.F34]-[.B34]))" office:value-type="float" office:value="1.43">
            <text:p>1.43</text:p>
          </table:table-cell>
          <table:table-cell table:formula="of:=ABS(([.G34]-[.B34]))" office:value-type="float" office:value="0.600000000000001">
            <text:p>0.6</text:p>
          </table:table-cell>
          <table:table-cell table:number-columns-repeated="3"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46.11">
            <text:p>46.11</text:p>
          </table:table-cell>
          <table:table-cell office:value-type="float" office:value="78.3">
            <text:p>78.3</text:p>
          </table:table-cell>
          <table:table-cell office:value-type="float" office:value="46.22">
            <text:p>46.22</text:p>
          </table:table-cell>
          <table:table-cell office:value-type="float" office:value="49.32">
            <text:p>49.32</text:p>
          </table:table-cell>
          <table:table-cell office:value-type="float" office:value="45.94">
            <text:p>45.94</text:p>
          </table:table-cell>
          <table:table-cell office:value-type="float" office:value="44.1">
            <text:p>44.1</text:p>
          </table:table-cell>
          <table:table-cell/>
          <table:table-cell table:formula="of:=ABS(([.B35]-[.C35])*100/[.B35])" office:value-type="float" office:value="4.5578231292517">
            <text:p>4.56</text:p>
          </table:table-cell>
          <table:table-cell table:formula="of:=ABS(([.B35]-[.D35])*100/[.B35])" office:value-type="float" office:value="77.5510204081633">
            <text:p>77.55</text:p>
          </table:table-cell>
          <table:table-cell table:formula="of:=ABS(([.B35]-[.E35])*100/[.B35])" office:value-type="float" office:value="4.80725623582766">
            <text:p>4.81</text:p>
          </table:table-cell>
          <table:table-cell table:formula="of:=ABS(([.B35]-[.F35])*100/[.B35])" office:value-type="float" office:value="11.8367346938775">
            <text:p>11.84</text:p>
          </table:table-cell>
          <table:table-cell table:formula="of:=ABS(([.B35]-[.G35])*100/[.B35])" office:value-type="float" office:value="4.17233560090702">
            <text:p>4.17</text:p>
          </table:table-cell>
          <table:table-cell table:number-columns-repeated="2"/>
          <table:table-cell table:formula="of:=ABS(([.C35]-[.B35]))" office:value-type="float" office:value="2.01">
            <text:p>2.01</text:p>
          </table:table-cell>
          <table:table-cell table:formula="of:=ABS(([.D35]-[.B35]))" office:value-type="float" office:value="34.2">
            <text:p>34.2</text:p>
          </table:table-cell>
          <table:table-cell table:formula="of:=ABS(([.E35]-[.B35]))" office:value-type="float" office:value="2.12">
            <text:p>2.12</text:p>
          </table:table-cell>
          <table:table-cell table:formula="of:=ABS(([.F35]-[.B35]))" office:value-type="float" office:value="5.22">
            <text:p>5.22</text:p>
          </table:table-cell>
          <table:table-cell table:formula="of:=ABS(([.G35]-[.B35]))" office:value-type="float" office:value="1.84">
            <text:p>1.84</text:p>
          </table:table-cell>
          <table:table-cell table:number-columns-repeated="3"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27.18">
            <text:p>27.18</text:p>
          </table:table-cell>
          <table:table-cell office:value-type="float" office:value="23.43">
            <text:p>23.43</text:p>
          </table:table-cell>
          <table:table-cell office:value-type="float" office:value="24.44">
            <text:p>24.44</text:p>
          </table:table-cell>
          <table:table-cell office:value-type="float" office:value="20.9">
            <text:p>20.9</text:p>
          </table:table-cell>
          <table:table-cell/>
          <table:table-cell table:formula="of:=ABS(([.B36]-[.C36])*100/[.B36])" office:value-type="float" office:value="24.8803827751196">
            <text:p>24.88</text:p>
          </table:table-cell>
          <table:table-cell table:formula="of:=ABS(([.B36]-[.D36])*100/[.B36])" office:value-type="float" office:value="174.497607655502">
            <text:p>174.5</text:p>
          </table:table-cell>
          <table:table-cell table:formula="of:=ABS(([.B36]-[.E36])*100/[.B36])" office:value-type="float" office:value="30.0478468899522">
            <text:p>30.05</text:p>
          </table:table-cell>
          <table:table-cell table:formula="of:=ABS(([.B36]-[.F36])*100/[.B36])" office:value-type="float" office:value="12.1052631578947">
            <text:p>12.11</text:p>
          </table:table-cell>
          <table:table-cell table:formula="of:=ABS(([.B36]-[.G36])*100/[.B36])" office:value-type="float" office:value="16.9377990430622">
            <text:p>16.94</text:p>
          </table:table-cell>
          <table:table-cell table:number-columns-repeated="2"/>
          <table:table-cell table:formula="of:=ABS(([.C36]-[.B36]))" office:value-type="float" office:value="5.2">
            <text:p>5.2</text:p>
          </table:table-cell>
          <table:table-cell table:formula="of:=ABS(([.D36]-[.B36]))" office:value-type="float" office:value="36.47">
            <text:p>36.47</text:p>
          </table:table-cell>
          <table:table-cell table:formula="of:=ABS(([.E36]-[.B36]))" office:value-type="float" office:value="6.28">
            <text:p>6.28</text:p>
          </table:table-cell>
          <table:table-cell table:formula="of:=ABS(([.F36]-[.B36]))" office:value-type="float" office:value="2.53">
            <text:p>2.53</text:p>
          </table:table-cell>
          <table:table-cell table:formula="of:=ABS(([.G36]-[.B36]))" office:value-type="float" office:value="3.54">
            <text:p>3.54</text:p>
          </table:table-cell>
          <table:table-cell table:number-columns-repeated="3"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37.14">
            <text:p>37.14</text:p>
          </table:table-cell>
          <table:table-cell office:value-type="float" office:value="63.25">
            <text:p>63.25</text:p>
          </table:table-cell>
          <table:table-cell office:value-type="float" office:value="35.88">
            <text:p>35.88</text:p>
          </table:table-cell>
          <table:table-cell office:value-type="float" office:value="33.02">
            <text:p>33.02</text:p>
          </table:table-cell>
          <table:table-cell office:value-type="float" office:value="36.91">
            <text:p>36.91</text:p>
          </table:table-cell>
          <table:table-cell office:value-type="float" office:value="34.3">
            <text:p>34.3</text:p>
          </table:table-cell>
          <table:table-cell/>
          <table:table-cell table:formula="of:=ABS(([.B37]-[.C37])*100/[.B37])" office:value-type="float" office:value="8.27988338192421">
            <text:p>8.28</text:p>
          </table:table-cell>
          <table:table-cell table:formula="of:=ABS(([.B37]-[.D37])*100/[.B37])" office:value-type="float" office:value="84.4023323615161">
            <text:p>84.4</text:p>
          </table:table-cell>
          <table:table-cell table:formula="of:=ABS(([.B37]-[.E37])*100/[.B37])" office:value-type="float" office:value="4.60641399416911">
            <text:p>4.61</text:p>
          </table:table-cell>
          <table:table-cell table:formula="of:=ABS(([.B37]-[.F37])*100/[.B37])" office:value-type="float" office:value="3.73177842565596">
            <text:p>3.73</text:p>
          </table:table-cell>
          <table:table-cell table:formula="of:=ABS(([.B37]-[.G37])*100/[.B37])" office:value-type="float" office:value="7.60932944606414">
            <text:p>7.61</text:p>
          </table:table-cell>
          <table:table-cell table:number-columns-repeated="2"/>
          <table:table-cell table:formula="of:=ABS(([.C37]-[.B37]))" office:value-type="float" office:value="2.84">
            <text:p>2.84</text:p>
          </table:table-cell>
          <table:table-cell table:formula="of:=ABS(([.D37]-[.B37]))" office:value-type="float" office:value="28.95">
            <text:p>28.95</text:p>
          </table:table-cell>
          <table:table-cell table:formula="of:=ABS(([.E37]-[.B37]))" office:value-type="float" office:value="1.58000000000001">
            <text:p>1.58</text:p>
          </table:table-cell>
          <table:table-cell table:formula="of:=ABS(([.F37]-[.B37]))" office:value-type="float" office:value="1.27999999999999">
            <text:p>1.28</text:p>
          </table:table-cell>
          <table:table-cell table:formula="of:=ABS(([.G37]-[.B37]))" office:value-type="float" office:value="2.61">
            <text:p>2.61</text:p>
          </table:table-cell>
          <table:table-cell table:number-columns-repeated="3"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41.65">
            <text:p>41.65</text:p>
          </table:table-cell>
          <table:table-cell office:value-type="float" office:value="76.11">
            <text:p>76.11</text:p>
          </table:table-cell>
          <table:table-cell office:value-type="float" office:value="41.15">
            <text:p>41.15</text:p>
          </table:table-cell>
          <table:table-cell office:value-type="float" office:value="35.66">
            <text:p>35.66</text:p>
          </table:table-cell>
          <table:table-cell office:value-type="float" office:value="41.42">
            <text:p>41.42</text:p>
          </table:table-cell>
          <table:table-cell office:value-type="float" office:value="36.5">
            <text:p>36.5</text:p>
          </table:table-cell>
          <table:table-cell/>
          <table:table-cell table:formula="of:=ABS(([.B38]-[.C38])*100/[.B38])" office:value-type="float" office:value="14.1095890410959">
            <text:p>14.11</text:p>
          </table:table-cell>
          <table:table-cell table:formula="of:=ABS(([.B38]-[.D38])*100/[.B38])" office:value-type="float" office:value="108.520547945205">
            <text:p>108.52</text:p>
          </table:table-cell>
          <table:table-cell table:formula="of:=ABS(([.B38]-[.E38])*100/[.B38])" office:value-type="float" office:value="12.7397260273973">
            <text:p>12.74</text:p>
          </table:table-cell>
          <table:table-cell table:formula="of:=ABS(([.B38]-[.F38])*100/[.B38])" office:value-type="float" office:value="2.30136986301371">
            <text:p>2.3</text:p>
          </table:table-cell>
          <table:table-cell table:formula="of:=ABS(([.B38]-[.G38])*100/[.B38])" office:value-type="float" office:value="13.4794520547945">
            <text:p>13.48</text:p>
          </table:table-cell>
          <table:table-cell table:number-columns-repeated="2"/>
          <table:table-cell table:formula="of:=ABS(([.C38]-[.B38]))" office:value-type="float" office:value="5.15">
            <text:p>5.15</text:p>
          </table:table-cell>
          <table:table-cell table:formula="of:=ABS(([.D38]-[.B38]))" office:value-type="float" office:value="39.61">
            <text:p>39.61</text:p>
          </table:table-cell>
          <table:table-cell table:formula="of:=ABS(([.E38]-[.B38]))" office:value-type="float" office:value="4.65">
            <text:p>4.65</text:p>
          </table:table-cell>
          <table:table-cell table:formula="of:=ABS(([.F38]-[.B38]))" office:value-type="float" office:value="0.840000000000003">
            <text:p>0.84</text:p>
          </table:table-cell>
          <table:table-cell table:formula="of:=ABS(([.G38]-[.B38]))" office:value-type="float" office:value="4.92">
            <text:p>4.92</text:p>
          </table:table-cell>
          <table:table-cell table:number-columns-repeated="3"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65.4">
            <text:p>65.4</text:p>
          </table:table-cell>
          <table:table-cell office:value-type="float" office:value="98.2">
            <text:p>98.2</text:p>
          </table:table-cell>
          <table:table-cell office:value-type="float" office:value="66.75">
            <text:p>66.75</text:p>
          </table:table-cell>
          <table:table-cell office:value-type="float" office:value="67.69">
            <text:p>67.69</text:p>
          </table:table-cell>
          <table:table-cell office:value-type="float" office:value="65.3">
            <text:p>65.3</text:p>
          </table:table-cell>
          <table:table-cell office:value-type="float" office:value="67.9">
            <text:p>67.9</text:p>
          </table:table-cell>
          <table:table-cell/>
          <table:table-cell table:formula="of:=ABS(([.B39]-[.C39])*100/[.B39])" office:value-type="float" office:value="3.68188512518409">
            <text:p>3.68</text:p>
          </table:table-cell>
          <table:table-cell table:formula="of:=ABS(([.B39]-[.D39])*100/[.B39])" office:value-type="float" office:value="44.6244477172312">
            <text:p>44.62</text:p>
          </table:table-cell>
          <table:table-cell table:formula="of:=ABS(([.B39]-[.E39])*100/[.B39])" office:value-type="float" office:value="1.69366715758469">
            <text:p>1.69</text:p>
          </table:table-cell>
          <table:table-cell table:formula="of:=ABS(([.B39]-[.F39])*100/[.B39])" office:value-type="float" office:value="0.309278350515476">
            <text:p>0.31</text:p>
          </table:table-cell>
          <table:table-cell table:formula="of:=ABS(([.B39]-[.G39])*100/[.B39])" office:value-type="float" office:value="3.82916053019147">
            <text:p>3.83</text:p>
          </table:table-cell>
          <table:table-cell table:number-columns-repeated="2"/>
          <table:table-cell table:formula="of:=ABS(([.C39]-[.B39]))" office:value-type="float" office:value="2.5">
            <text:p>2.5</text:p>
          </table:table-cell>
          <table:table-cell table:formula="of:=ABS(([.D39]-[.B39]))" office:value-type="float" office:value="30.3">
            <text:p>30.3</text:p>
          </table:table-cell>
          <table:table-cell table:formula="of:=ABS(([.E39]-[.B39]))" office:value-type="float" office:value="1.15000000000001">
            <text:p>1.15</text:p>
          </table:table-cell>
          <table:table-cell table:formula="of:=ABS(([.F39]-[.B39]))" office:value-type="float" office:value="0.210000000000008">
            <text:p>0.21</text:p>
          </table:table-cell>
          <table:table-cell table:formula="of:=ABS(([.G39]-[.B39]))" office:value-type="float" office:value="2.60000000000001">
            <text:p>2.6</text:p>
          </table:table-cell>
          <table:table-cell table:number-columns-repeated="3"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32.48">
            <text:p>32.48</text:p>
          </table:table-cell>
          <table:table-cell office:value-type="float" office:value="34.83">
            <text:p>34.83</text:p>
          </table:table-cell>
          <table:table-cell office:value-type="float" office:value="32.8">
            <text:p>32.8</text:p>
          </table:table-cell>
          <table:table-cell office:value-type="float" office:value="28.1">
            <text:p>28.1</text:p>
          </table:table-cell>
          <table:table-cell/>
          <table:table-cell table:formula="of:=ABS(([.B40]-[.C40])*100/[.B40])" office:value-type="float" office:value="21.2099644128114">
            <text:p>21.21</text:p>
          </table:table-cell>
          <table:table-cell table:formula="of:=ABS(([.B40]-[.D40])*100/[.B40])" office:value-type="float" office:value="94.4839857651245">
            <text:p>94.48</text:p>
          </table:table-cell>
          <table:table-cell table:formula="of:=ABS(([.B40]-[.E40])*100/[.B40])" office:value-type="float" office:value="15.5871886120996">
            <text:p>15.59</text:p>
          </table:table-cell>
          <table:table-cell table:formula="of:=ABS(([.B40]-[.F40])*100/[.B40])" office:value-type="float" office:value="23.950177935943">
            <text:p>23.95</text:p>
          </table:table-cell>
          <table:table-cell table:formula="of:=ABS(([.B40]-[.G40])*100/[.B40])" office:value-type="float" office:value="16.7259786476868">
            <text:p>16.73</text:p>
          </table:table-cell>
          <table:table-cell table:number-columns-repeated="2"/>
          <table:table-cell table:formula="of:=ABS(([.C40]-[.B40]))" office:value-type="float" office:value="5.96">
            <text:p>5.96</text:p>
          </table:table-cell>
          <table:table-cell table:formula="of:=ABS(([.D40]-[.B40]))" office:value-type="float" office:value="26.55">
            <text:p>26.55</text:p>
          </table:table-cell>
          <table:table-cell table:formula="of:=ABS(([.E40]-[.B40]))" office:value-type="float" office:value="4.38">
            <text:p>4.38</text:p>
          </table:table-cell>
          <table:table-cell table:formula="of:=ABS(([.F40]-[.B40]))" office:value-type="float" office:value="6.73">
            <text:p>6.73</text:p>
          </table:table-cell>
          <table:table-cell table:formula="of:=ABS(([.G40]-[.B40]))" office:value-type="float" office:value="4.7">
            <text:p>4.7</text:p>
          </table:table-cell>
          <table:table-cell table:number-columns-repeated="3"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59.67">
            <text:p>59.67</text:p>
          </table:table-cell>
          <table:table-cell office:value-type="float" office:value="93.66">
            <text:p>93.66</text:p>
          </table:table-cell>
          <table:table-cell office:value-type="float" office:value="62.67">
            <text:p>62.67</text:p>
          </table:table-cell>
          <table:table-cell office:value-type="float" office:value="62.22">
            <text:p>62.22</text:p>
          </table:table-cell>
          <table:table-cell office:value-type="float" office:value="59.5">
            <text:p>59.5</text:p>
          </table:table-cell>
          <table:table-cell office:value-type="float" office:value="58.3">
            <text:p>58.3</text:p>
          </table:table-cell>
          <table:table-cell/>
          <table:table-cell table:formula="of:=ABS(([.B41]-[.C41])*100/[.B41])" office:value-type="float" office:value="2.3499142367067">
            <text:p>2.35</text:p>
          </table:table-cell>
          <table:table-cell table:formula="of:=ABS(([.B41]-[.D41])*100/[.B41])" office:value-type="float" office:value="60.6518010291595">
            <text:p>60.65</text:p>
          </table:table-cell>
          <table:table-cell table:formula="of:=ABS(([.B41]-[.E41])*100/[.B41])" office:value-type="float" office:value="7.49571183533449">
            <text:p>7.5</text:p>
          </table:table-cell>
          <table:table-cell table:formula="of:=ABS(([.B41]-[.F41])*100/[.B41])" office:value-type="float" office:value="6.72384219554031">
            <text:p>6.72</text:p>
          </table:table-cell>
          <table:table-cell table:formula="of:=ABS(([.B41]-[.G41])*100/[.B41])" office:value-type="float" office:value="2.05831903945112">
            <text:p>2.06</text:p>
          </table:table-cell>
          <table:table-cell table:number-columns-repeated="2"/>
          <table:table-cell table:formula="of:=ABS(([.C41]-[.B41]))" office:value-type="float" office:value="1.37">
            <text:p>1.37</text:p>
          </table:table-cell>
          <table:table-cell table:formula="of:=ABS(([.D41]-[.B41]))" office:value-type="float" office:value="35.36">
            <text:p>35.36</text:p>
          </table:table-cell>
          <table:table-cell table:formula="of:=ABS(([.E41]-[.B41]))" office:value-type="float" office:value="4.37">
            <text:p>4.37</text:p>
          </table:table-cell>
          <table:table-cell table:formula="of:=ABS(([.F41]-[.B41]))" office:value-type="float" office:value="3.92">
            <text:p>3.92</text:p>
          </table:table-cell>
          <table:table-cell table:formula="of:=ABS(([.G41]-[.B41]))" office:value-type="float" office:value="1.2">
            <text:p>1.2</text:p>
          </table:table-cell>
          <table:table-cell table:number-columns-repeated="3"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38.52">
            <text:p>38.52</text:p>
          </table:table-cell>
          <table:table-cell office:value-type="float" office:value="76.21">
            <text:p>76.21</text:p>
          </table:table-cell>
          <table:table-cell office:value-type="float" office:value="39.63">
            <text:p>39.63</text:p>
          </table:table-cell>
          <table:table-cell office:value-type="float" office:value="40.07">
            <text:p>40.07</text:p>
          </table:table-cell>
          <table:table-cell office:value-type="float" office:value="38.3">
            <text:p>38.3</text:p>
          </table:table-cell>
          <table:table-cell office:value-type="float" office:value="34.3">
            <text:p>34.3</text:p>
          </table:table-cell>
          <table:table-cell/>
          <table:table-cell table:formula="of:=ABS(([.B42]-[.C42])*100/[.B42])" office:value-type="float" office:value="12.3032069970846">
            <text:p>12.3</text:p>
          </table:table-cell>
          <table:table-cell table:formula="of:=ABS(([.B42]-[.D42])*100/[.B42])" office:value-type="float" office:value="122.186588921283">
            <text:p>122.19</text:p>
          </table:table-cell>
          <table:table-cell table:formula="of:=ABS(([.B42]-[.E42])*100/[.B42])" office:value-type="float" office:value="15.5393586005831">
            <text:p>15.54</text:p>
          </table:table-cell>
          <table:table-cell table:formula="of:=ABS(([.B42]-[.F42])*100/[.B42])" office:value-type="float" office:value="16.8221574344023">
            <text:p>16.82</text:p>
          </table:table-cell>
          <table:table-cell table:formula="of:=ABS(([.B42]-[.G42])*100/[.B42])" office:value-type="float" office:value="11.6618075801749">
            <text:p>11.66</text:p>
          </table:table-cell>
          <table:table-cell table:number-columns-repeated="2"/>
          <table:table-cell table:formula="of:=ABS(([.C42]-[.B42]))" office:value-type="float" office:value="4.22000000000001">
            <text:p>4.22</text:p>
          </table:table-cell>
          <table:table-cell table:formula="of:=ABS(([.D42]-[.B42]))" office:value-type="float" office:value="41.91">
            <text:p>41.91</text:p>
          </table:table-cell>
          <table:table-cell table:formula="of:=ABS(([.E42]-[.B42]))" office:value-type="float" office:value="5.33000000000001">
            <text:p>5.33</text:p>
          </table:table-cell>
          <table:table-cell table:formula="of:=ABS(([.F42]-[.B42]))" office:value-type="float" office:value="5.77">
            <text:p>5.77</text:p>
          </table:table-cell>
          <table:table-cell table:formula="of:=ABS(([.G42]-[.B42])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38.48">
            <text:p>38.48</text:p>
          </table:table-cell>
          <table:table-cell office:value-type="float" office:value="68.16">
            <text:p>68.16</text:p>
          </table:table-cell>
          <table:table-cell office:value-type="float" office:value="39.66">
            <text:p>39.66</text:p>
          </table:table-cell>
          <table:table-cell office:value-type="float" office:value="39.71">
            <text:p>39.71</text:p>
          </table:table-cell>
          <table:table-cell office:value-type="float" office:value="38.27">
            <text:p>38.27</text:p>
          </table:table-cell>
          <table:table-cell office:value-type="float" office:value="35">
            <text:p>35</text:p>
          </table:table-cell>
          <table:table-cell/>
          <table:table-cell table:formula="of:=ABS(([.B43]-[.C43])*100/[.B43])" office:value-type="float" office:value="9.94285714285713">
            <text:p>9.94</text:p>
          </table:table-cell>
          <table:table-cell table:formula="of:=ABS(([.B43]-[.D43])*100/[.B43])" office:value-type="float" office:value="94.7428571428571">
            <text:p>94.74</text:p>
          </table:table-cell>
          <table:table-cell table:formula="of:=ABS(([.B43]-[.E43])*100/[.B43])" office:value-type="float" office:value="13.3142857142857">
            <text:p>13.31</text:p>
          </table:table-cell>
          <table:table-cell table:formula="of:=ABS(([.B43]-[.F43])*100/[.B43])" office:value-type="float" office:value="13.4571428571429">
            <text:p>13.46</text:p>
          </table:table-cell>
          <table:table-cell table:formula="of:=ABS(([.B43]-[.G43])*100/[.B43])" office:value-type="float" office:value="9.34285714285715">
            <text:p>9.34</text:p>
          </table:table-cell>
          <table:table-cell table:number-columns-repeated="2"/>
          <table:table-cell table:formula="of:=ABS(([.C43]-[.B43]))" office:value-type="float" office:value="3.48">
            <text:p>3.48</text:p>
          </table:table-cell>
          <table:table-cell table:formula="of:=ABS(([.D43]-[.B43]))" office:value-type="float" office:value="33.16">
            <text:p>33.16</text:p>
          </table:table-cell>
          <table:table-cell table:formula="of:=ABS(([.E43]-[.B43]))" office:value-type="float" office:value="4.66">
            <text:p>4.66</text:p>
          </table:table-cell>
          <table:table-cell table:formula="of:=ABS(([.F43]-[.B43]))" office:value-type="float" office:value="4.71">
            <text:p>4.71</text:p>
          </table:table-cell>
          <table:table-cell table:formula="of:=ABS(([.G43]-[.B43]))" office:value-type="float" office:value="3.27">
            <text:p>3.27</text:p>
          </table:table-cell>
          <table:table-cell table:number-columns-repeated="3"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45.45">
            <text:p>45.45</text:p>
          </table:table-cell>
          <table:table-cell office:value-type="float" office:value="61.52">
            <text:p>61.52</text:p>
          </table:table-cell>
          <table:table-cell office:value-type="float" office:value="46.38">
            <text:p>46.38</text:p>
          </table:table-cell>
          <table:table-cell office:value-type="float" office:value="44.63">
            <text:p>44.63</text:p>
          </table:table-cell>
          <table:table-cell office:value-type="float" office:value="45.28">
            <text:p>45.28</text:p>
          </table:table-cell>
          <table:table-cell office:value-type="float" office:value="45.1">
            <text:p>45.1</text:p>
          </table:table-cell>
          <table:table-cell/>
          <table:table-cell table:formula="of:=ABS(([.B44]-[.C44])*100/[.B44])" office:value-type="float" office:value="0.776053215077608">
            <text:p>0.78</text:p>
          </table:table-cell>
          <table:table-cell table:formula="of:=ABS(([.B44]-[.D44])*100/[.B44])" office:value-type="float" office:value="36.4079822616408">
            <text:p>36.41</text:p>
          </table:table-cell>
          <table:table-cell table:formula="of:=ABS(([.B44]-[.E44])*100/[.B44])" office:value-type="float" office:value="2.83813747228382">
            <text:p>2.84</text:p>
          </table:table-cell>
          <table:table-cell table:formula="of:=ABS(([.B44]-[.F44])*100/[.B44])" office:value-type="float" office:value="1.04212860310421">
            <text:p>1.04</text:p>
          </table:table-cell>
          <table:table-cell table:formula="of:=ABS(([.B44]-[.G44])*100/[.B44])" office:value-type="float" office:value="0.399113082039911">
            <text:p>0.4</text:p>
          </table:table-cell>
          <table:table-cell table:number-columns-repeated="2"/>
          <table:table-cell table:formula="of:=ABS(([.C44]-[.B44]))" office:value-type="float" office:value="0.350000000000001">
            <text:p>0.35</text:p>
          </table:table-cell>
          <table:table-cell table:formula="of:=ABS(([.D44]-[.B44]))" office:value-type="float" office:value="16.42">
            <text:p>16.42</text:p>
          </table:table-cell>
          <table:table-cell table:formula="of:=ABS(([.E44]-[.B44]))" office:value-type="float" office:value="1.28">
            <text:p>1.28</text:p>
          </table:table-cell>
          <table:table-cell table:formula="of:=ABS(([.F44]-[.B44]))" office:value-type="float" office:value="0.469999999999999">
            <text:p>0.47</text:p>
          </table:table-cell>
          <table:table-cell table:formula="of:=ABS(([.G44]-[.B44]))" office:value-type="float" office:value="0.18">
            <text:p>0.18</text:p>
          </table:table-cell>
          <table:table-cell table:number-columns-repeated="3"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47.34">
            <text:p>47.34</text:p>
          </table:table-cell>
          <table:table-cell office:value-type="float" office:value="74">
            <text:p>74</text:p>
          </table:table-cell>
          <table:table-cell office:value-type="float" office:value="48.4">
            <text:p>48.4</text:p>
          </table:table-cell>
          <table:table-cell office:value-type="float" office:value="46.65">
            <text:p>46.65</text:p>
          </table:table-cell>
          <table:table-cell office:value-type="float" office:value="47.03">
            <text:p>47.03</text:p>
          </table:table-cell>
          <table:table-cell office:value-type="float" office:value="45.2">
            <text:p>45.2</text:p>
          </table:table-cell>
          <table:table-cell/>
          <table:table-cell table:formula="of:=ABS(([.B45]-[.C45])*100/[.B45])" office:value-type="float" office:value="4.73451327433628">
            <text:p>4.73</text:p>
          </table:table-cell>
          <table:table-cell table:formula="of:=ABS(([.B45]-[.D45])*100/[.B45])" office:value-type="float" office:value="63.716814159292">
            <text:p>63.72</text:p>
          </table:table-cell>
          <table:table-cell table:formula="of:=ABS(([.B45]-[.E45])*100/[.B45])" office:value-type="float" office:value="7.07964601769911">
            <text:p>7.08</text:p>
          </table:table-cell>
          <table:table-cell table:formula="of:=ABS(([.B45]-[.F45])*100/[.B45])" office:value-type="float" office:value="3.2079646017699">
            <text:p>3.21</text:p>
          </table:table-cell>
          <table:table-cell table:formula="of:=ABS(([.B45]-[.G45])*100/[.B45])" office:value-type="float" office:value="4.04867256637168">
            <text:p>4.05</text:p>
          </table:table-cell>
          <table:table-cell table:number-columns-repeated="2"/>
          <table:table-cell table:formula="of:=ABS(([.C45]-[.B45]))" office:value-type="float" office:value="2.14">
            <text:p>2.14</text:p>
          </table:table-cell>
          <table:table-cell table:formula="of:=ABS(([.D45]-[.B45]))" office:value-type="float" office:value="28.8">
            <text:p>28.8</text:p>
          </table:table-cell>
          <table:table-cell table:formula="of:=ABS(([.E45]-[.B45]))" office:value-type="float" office:value="3.2">
            <text:p>3.2</text:p>
          </table:table-cell>
          <table:table-cell table:formula="of:=ABS(([.F45]-[.B45]))" office:value-type="float" office:value="1.45">
            <text:p>1.45</text:p>
          </table:table-cell>
          <table:table-cell table:formula="of:=ABS(([.G45]-[.B45]))" office:value-type="float" office:value="1.83">
            <text:p>1.83</text:p>
          </table:table-cell>
          <table:table-cell table:number-columns-repeated="3"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47.7">
            <text:p>47.7</text:p>
          </table:table-cell>
          <table:table-cell office:value-type="float" office:value="77.81">
            <text:p>77.81</text:p>
          </table:table-cell>
          <table:table-cell office:value-type="float" office:value="47.39">
            <text:p>47.39</text:p>
          </table:table-cell>
          <table:table-cell office:value-type="float" office:value="45.16">
            <text:p>45.16</text:p>
          </table:table-cell>
          <table:table-cell office:value-type="float" office:value="47.52">
            <text:p>47.52</text:p>
          </table:table-cell>
          <table:table-cell office:value-type="float" office:value="46.5">
            <text:p>46.5</text:p>
          </table:table-cell>
          <table:table-cell/>
          <table:table-cell table:formula="of:=ABS(([.B46]-[.C46])*100/[.B46])" office:value-type="float" office:value="2.58064516129033">
            <text:p>2.58</text:p>
          </table:table-cell>
          <table:table-cell table:formula="of:=ABS(([.B46]-[.D46])*100/[.B46])" office:value-type="float" office:value="67.3333333333333">
            <text:p>67.33</text:p>
          </table:table-cell>
          <table:table-cell table:formula="of:=ABS(([.B46]-[.E46])*100/[.B46])" office:value-type="float" office:value="1.91397849462366">
            <text:p>1.91</text:p>
          </table:table-cell>
          <table:table-cell table:formula="of:=ABS(([.B46]-[.F46])*100/[.B46])" office:value-type="float" office:value="2.88172043010753">
            <text:p>2.88</text:p>
          </table:table-cell>
          <table:table-cell table:formula="of:=ABS(([.B46]-[.G46])*100/[.B46])" office:value-type="float" office:value="2.19354838709678">
            <text:p>2.19</text:p>
          </table:table-cell>
          <table:table-cell table:number-columns-repeated="2"/>
          <table:table-cell table:formula="of:=ABS(([.C46]-[.B46]))" office:value-type="float" office:value="1.2">
            <text:p>1.2</text:p>
          </table:table-cell>
          <table:table-cell table:formula="of:=ABS(([.D46]-[.B46]))" office:value-type="float" office:value="31.31">
            <text:p>31.31</text:p>
          </table:table-cell>
          <table:table-cell table:formula="of:=ABS(([.E46]-[.B46]))" office:value-type="float" office:value="0.890000000000001">
            <text:p>0.89</text:p>
          </table:table-cell>
          <table:table-cell table:formula="of:=ABS(([.F46]-[.B46]))" office:value-type="float" office:value="1.34">
            <text:p>1.34</text:p>
          </table:table-cell>
          <table:table-cell table:formula="of:=ABS(([.G46]-[.B46]))" office:value-type="float" office:value="1.02">
            <text:p>1.02</text:p>
          </table:table-cell>
          <table:table-cell table:number-columns-repeated="3"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27.15">
            <text:p>27.15</text:p>
          </table:table-cell>
          <table:table-cell office:value-type="float" office:value="69.56">
            <text:p>69.56</text:p>
          </table:table-cell>
          <table:table-cell office:value-type="float" office:value="30.13">
            <text:p>30.13</text:p>
          </table:table-cell>
          <table:table-cell office:value-type="float" office:value="21.99">
            <text:p>21.99</text:p>
          </table:table-cell>
          <table:table-cell office:value-type="float" office:value="26.85">
            <text:p>26.85</text:p>
          </table:table-cell>
          <table:table-cell office:value-type="float" office:value="27.5">
            <text:p>27.5</text:p>
          </table:table-cell>
          <table:table-cell/>
          <table:table-cell table:formula="of:=ABS(([.B47]-[.C47])*100/[.B47])" office:value-type="float" office:value="1.27272727272728">
            <text:p>1.27</text:p>
          </table:table-cell>
          <table:table-cell table:formula="of:=ABS(([.B47]-[.D47])*100/[.B47])" office:value-type="float" office:value="152.945454545455">
            <text:p>152.95</text:p>
          </table:table-cell>
          <table:table-cell table:formula="of:=ABS(([.B47]-[.E47])*100/[.B47])" office:value-type="float" office:value="9.56363636363636">
            <text:p>9.56</text:p>
          </table:table-cell>
          <table:table-cell table:formula="of:=ABS(([.B47]-[.F47])*100/[.B47])" office:value-type="float" office:value="20.0363636363636">
            <text:p>20.04</text:p>
          </table:table-cell>
          <table:table-cell table:formula="of:=ABS(([.B47]-[.G47])*100/[.B47])" office:value-type="float" office:value="2.36363636363636">
            <text:p>2.36</text:p>
          </table:table-cell>
          <table:table-cell table:number-columns-repeated="2"/>
          <table:table-cell table:formula="of:=ABS(([.C47]-[.B47]))" office:value-type="float" office:value="0.350000000000001">
            <text:p>0.35</text:p>
          </table:table-cell>
          <table:table-cell table:formula="of:=ABS(([.D47]-[.B47]))" office:value-type="float" office:value="42.06">
            <text:p>42.06</text:p>
          </table:table-cell>
          <table:table-cell table:formula="of:=ABS(([.E47]-[.B47]))" office:value-type="float" office:value="2.63">
            <text:p>2.63</text:p>
          </table:table-cell>
          <table:table-cell table:formula="of:=ABS(([.F47]-[.B47]))" office:value-type="float" office:value="5.51">
            <text:p>5.51</text:p>
          </table:table-cell>
          <table:table-cell table:formula="of:=ABS(([.G47]-[.B47]))" office:value-type="float" office:value="0.649999999999999">
            <text:p>0.65</text:p>
          </table:table-cell>
          <table:table-cell table:number-columns-repeated="3"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33.46">
            <text:p>33.46</text:p>
          </table:table-cell>
          <table:table-cell office:value-type="float" office:value="68.35">
            <text:p>68.35</text:p>
          </table:table-cell>
          <table:table-cell office:value-type="float" office:value="34.34">
            <text:p>34.34</text:p>
          </table:table-cell>
          <table:table-cell office:value-type="float" office:value="30.33">
            <text:p>30.33</text:p>
          </table:table-cell>
          <table:table-cell office:value-type="float" office:value="33.22">
            <text:p>33.22</text:p>
          </table:table-cell>
          <table:table-cell office:value-type="float" office:value="30.8">
            <text:p>30.8</text:p>
          </table:table-cell>
          <table:table-cell/>
          <table:table-cell table:formula="of:=ABS(([.B48]-[.C48])*100/[.B48])" office:value-type="float" office:value="8.63636363636364">
            <text:p>8.64</text:p>
          </table:table-cell>
          <table:table-cell table:formula="of:=ABS(([.B48]-[.D48])*100/[.B48])" office:value-type="float" office:value="121.915584415584">
            <text:p>121.92</text:p>
          </table:table-cell>
          <table:table-cell table:formula="of:=ABS(([.B48]-[.E48])*100/[.B48])" office:value-type="float" office:value="11.4935064935065">
            <text:p>11.49</text:p>
          </table:table-cell>
          <table:table-cell table:formula="of:=ABS(([.B48]-[.F48])*100/[.B48])" office:value-type="float" office:value="1.52597402597403">
            <text:p>1.53</text:p>
          </table:table-cell>
          <table:table-cell table:formula="of:=ABS(([.B48]-[.G48])*100/[.B48])" office:value-type="float" office:value="7.85714285714285">
            <text:p>7.86</text:p>
          </table:table-cell>
          <table:table-cell table:number-columns-repeated="2"/>
          <table:table-cell table:formula="of:=ABS(([.C48]-[.B48]))" office:value-type="float" office:value="2.66">
            <text:p>2.66</text:p>
          </table:table-cell>
          <table:table-cell table:formula="of:=ABS(([.D48]-[.B48]))" office:value-type="float" office:value="37.55">
            <text:p>37.55</text:p>
          </table:table-cell>
          <table:table-cell table:formula="of:=ABS(([.E48]-[.B48]))" office:value-type="float" office:value="3.54">
            <text:p>3.54</text:p>
          </table:table-cell>
          <table:table-cell table:formula="of:=ABS(([.F48]-[.B48]))" office:value-type="float" office:value="0.470000000000002">
            <text:p>0.47</text:p>
          </table:table-cell>
          <table:table-cell table:formula="of:=ABS(([.G48]-[.B48]))" office:value-type="float" office:value="2.42">
            <text:p>2.42</text:p>
          </table:table-cell>
          <table:table-cell table:number-columns-repeated="3"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46.11">
            <text:p>46.11</text:p>
          </table:table-cell>
          <table:table-cell office:value-type="float" office:value="78.96">
            <text:p>78.96</text:p>
          </table:table-cell>
          <table:table-cell office:value-type="float" office:value="48.45">
            <text:p>48.45</text:p>
          </table:table-cell>
          <table:table-cell office:value-type="float" office:value="44.58">
            <text:p>44.58</text:p>
          </table:table-cell>
          <table:table-cell office:value-type="float" office:value="45.77">
            <text:p>45.77</text:p>
          </table:table-cell>
          <table:table-cell office:value-type="float" office:value="43.8">
            <text:p>43.8</text:p>
          </table:table-cell>
          <table:table-cell/>
          <table:table-cell table:formula="of:=ABS(([.B49]-[.C49])*100/[.B49])" office:value-type="float" office:value="5.27397260273973">
            <text:p>5.27</text:p>
          </table:table-cell>
          <table:table-cell table:formula="of:=ABS(([.B49]-[.D49])*100/[.B49])" office:value-type="float" office:value="80.2739726027397">
            <text:p>80.27</text:p>
          </table:table-cell>
          <table:table-cell table:formula="of:=ABS(([.B49]-[.E49])*100/[.B49])" office:value-type="float" office:value="10.6164383561644">
            <text:p>10.62</text:p>
          </table:table-cell>
          <table:table-cell table:formula="of:=ABS(([.B49]-[.F49])*100/[.B49])" office:value-type="float" office:value="1.78082191780822">
            <text:p>1.78</text:p>
          </table:table-cell>
          <table:table-cell table:formula="of:=ABS(([.B49]-[.G49])*100/[.B49])" office:value-type="float" office:value="4.49771689497718">
            <text:p>4.5</text:p>
          </table:table-cell>
          <table:table-cell table:number-columns-repeated="2"/>
          <table:table-cell table:formula="of:=ABS(([.C49]-[.B49]))" office:value-type="float" office:value="2.31">
            <text:p>2.31</text:p>
          </table:table-cell>
          <table:table-cell table:formula="of:=ABS(([.D49]-[.B49]))" office:value-type="float" office:value="35.16">
            <text:p>35.16</text:p>
          </table:table-cell>
          <table:table-cell table:formula="of:=ABS(([.E49]-[.B49]))" office:value-type="float" office:value="4.65000000000001">
            <text:p>4.65</text:p>
          </table:table-cell>
          <table:table-cell table:formula="of:=ABS(([.F49]-[.B49]))" office:value-type="float" office:value="0.780000000000001">
            <text:p>0.78</text:p>
          </table:table-cell>
          <table:table-cell table:formula="of:=ABS(([.G49]-[.B49]))" office:value-type="float" office:value="1.97000000000001">
            <text:p>1.97</text:p>
          </table:table-cell>
          <table:table-cell table:number-columns-repeated="3"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26.75">
            <text:p>26.75</text:p>
          </table:table-cell>
          <table:table-cell office:value-type="float" office:value="73.77">
            <text:p>73.77</text:p>
          </table:table-cell>
          <table:table-cell office:value-type="float" office:value="28.97">
            <text:p>28.97</text:p>
          </table:table-cell>
          <table:table-cell office:value-type="float" office:value="26.76">
            <text:p>26.76</text:p>
          </table:table-cell>
          <table:table-cell office:value-type="float" office:value="26.46">
            <text:p>26.46</text:p>
          </table:table-cell>
          <table:table-cell office:value-type="float" office:value="23.7">
            <text:p>23.7</text:p>
          </table:table-cell>
          <table:table-cell/>
          <table:table-cell table:formula="of:=ABS(([.B50]-[.C50])*100/[.B50])" office:value-type="float" office:value="12.8691983122363">
            <text:p>12.87</text:p>
          </table:table-cell>
          <table:table-cell table:formula="of:=ABS(([.B50]-[.D50])*100/[.B50])" office:value-type="float" office:value="211.26582278481">
            <text:p>211.27</text:p>
          </table:table-cell>
          <table:table-cell table:formula="of:=ABS(([.B50]-[.E50])*100/[.B50])" office:value-type="float" office:value="22.2362869198312">
            <text:p>22.24</text:p>
          </table:table-cell>
          <table:table-cell table:formula="of:=ABS(([.B50]-[.F50])*100/[.B50])" office:value-type="float" office:value="12.9113924050633">
            <text:p>12.91</text:p>
          </table:table-cell>
          <table:table-cell table:formula="of:=ABS(([.B50]-[.G50])*100/[.B50])" office:value-type="float" office:value="11.6455696202532">
            <text:p>11.65</text:p>
          </table:table-cell>
          <table:table-cell table:number-columns-repeated="2"/>
          <table:table-cell table:formula="of:=ABS(([.C50]-[.B50]))" office:value-type="float" office:value="3.05">
            <text:p>3.05</text:p>
          </table:table-cell>
          <table:table-cell table:formula="of:=ABS(([.D50]-[.B50]))" office:value-type="float" office:value="50.07">
            <text:p>50.07</text:p>
          </table:table-cell>
          <table:table-cell table:formula="of:=ABS(([.E50]-[.B50]))" office:value-type="float" office:value="5.27">
            <text:p>5.27</text:p>
          </table:table-cell>
          <table:table-cell table:formula="of:=ABS(([.F50]-[.B50]))" office:value-type="float" office:value="3.06">
            <text:p>3.06</text:p>
          </table:table-cell>
          <table:table-cell table:formula="of:=ABS(([.G50]-[.B50]))" office:value-type="float" office:value="2.76">
            <text:p>2.76</text:p>
          </table:table-cell>
          <table:table-cell table:number-columns-repeated="3"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42.88">
            <text:p>42.88</text:p>
          </table:table-cell>
          <table:table-cell office:value-type="float" office:value="66.29">
            <text:p>66.29</text:p>
          </table:table-cell>
          <table:table-cell office:value-type="float" office:value="43.01">
            <text:p>43.01</text:p>
          </table:table-cell>
          <table:table-cell office:value-type="float" office:value="41.12">
            <text:p>41.12</text:p>
          </table:table-cell>
          <table:table-cell office:value-type="float" office:value="42.7">
            <text:p>42.7</text:p>
          </table:table-cell>
          <table:table-cell office:value-type="float" office:value="36">
            <text:p>36</text:p>
          </table:table-cell>
          <table:table-cell/>
          <table:table-cell table:formula="of:=ABS(([.B51]-[.C51])*100/[.B51])" office:value-type="float" office:value="19.1111111111111">
            <text:p>19.11</text:p>
          </table:table-cell>
          <table:table-cell table:formula="of:=ABS(([.B51]-[.D51])*100/[.B51])" office:value-type="float" office:value="84.1388888888889">
            <text:p>84.14</text:p>
          </table:table-cell>
          <table:table-cell table:formula="of:=ABS(([.B51]-[.E51])*100/[.B51])" office:value-type="float" office:value="19.4722222222222">
            <text:p>19.47</text:p>
          </table:table-cell>
          <table:table-cell table:formula="of:=ABS(([.B51]-[.F51])*100/[.B51])" office:value-type="float" office:value="14.2222222222222">
            <text:p>14.22</text:p>
          </table:table-cell>
          <table:table-cell table:formula="of:=ABS(([.B51]-[.G51])*100/[.B51])" office:value-type="float" office:value="18.6111111111111">
            <text:p>18.61</text:p>
          </table:table-cell>
          <table:table-cell table:number-columns-repeated="2"/>
          <table:table-cell table:formula="of:=ABS(([.C51]-[.B51]))" office:value-type="float" office:value="6.88">
            <text:p>6.88</text:p>
          </table:table-cell>
          <table:table-cell table:formula="of:=ABS(([.D51]-[.B51]))" office:value-type="float" office:value="30.29">
            <text:p>30.29</text:p>
          </table:table-cell>
          <table:table-cell table:formula="of:=ABS(([.E51]-[.B51]))" office:value-type="float" office:value="7.01">
            <text:p>7.01</text:p>
          </table:table-cell>
          <table:table-cell table:formula="of:=ABS(([.F51]-[.B51]))" office:value-type="float" office:value="5.12">
            <text:p>5.12</text:p>
          </table:table-cell>
          <table:table-cell table:formula="of:=ABS(([.G51]-[.B51]))" office:value-type="float" office:value="6.7">
            <text:p>6.7</text:p>
          </table:table-cell>
          <table:table-cell table:number-columns-repeated="3"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58.73">
            <text:p>58.73</text:p>
          </table:table-cell>
          <table:table-cell office:value-type="float" office:value="52.35">
            <text:p>52.35</text:p>
          </table:table-cell>
          <table:table-cell office:value-type="float" office:value="55.89">
            <text:p>55.89</text:p>
          </table:table-cell>
          <table:table-cell office:value-type="float" office:value="57.7">
            <text:p>57.7</text:p>
          </table:table-cell>
          <table:table-cell/>
          <table:table-cell table:formula="of:=ABS(([.B52]-[.C52])*100/[.B52])" office:value-type="float" office:value="2.73830155979204">
            <text:p>2.74</text:p>
          </table:table-cell>
          <table:table-cell table:formula="of:=ABS(([.B52]-[.D52])*100/[.B52])" office:value-type="float" office:value="63.3102253032929">
            <text:p>63.31</text:p>
          </table:table-cell>
          <table:table-cell table:formula="of:=ABS(([.B52]-[.E52])*100/[.B52])" office:value-type="float" office:value="1.78509532062391">
            <text:p>1.79</text:p>
          </table:table-cell>
          <table:table-cell table:formula="of:=ABS(([.B52]-[.F52])*100/[.B52])" office:value-type="float" office:value="9.27209705372617">
            <text:p>9.27</text:p>
          </table:table-cell>
          <table:table-cell table:formula="of:=ABS(([.B52]-[.G52])*100/[.B52])" office:value-type="float" office:value="3.13691507798961">
            <text:p>3.14</text:p>
          </table:table-cell>
          <table:table-cell table:number-columns-repeated="2"/>
          <table:table-cell table:formula="of:=ABS(([.C52]-[.B52]))" office:value-type="float" office:value="1.58000000000001">
            <text:p>1.58</text:p>
          </table:table-cell>
          <table:table-cell table:formula="of:=ABS(([.D52]-[.B52]))" office:value-type="float" office:value="36.53">
            <text:p>36.53</text:p>
          </table:table-cell>
          <table:table-cell table:formula="of:=ABS(([.E52]-[.B52]))" office:value-type="float" office:value="1.02999999999999">
            <text:p>1.03</text:p>
          </table:table-cell>
          <table:table-cell table:formula="of:=ABS(([.F52]-[.B52]))" office:value-type="float" office:value="5.35">
            <text:p>5.35</text:p>
          </table:table-cell>
          <table:table-cell table:formula="of:=ABS(([.G52]-[.B52]))" office:value-type="float" office:value="1.81">
            <text:p>1.81</text:p>
          </table:table-cell>
          <table:table-cell table:number-columns-repeated="3"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58.45">
            <text:p>58.45</text:p>
          </table:table-cell>
          <table:table-cell table:number-columns-repeated="2" office:value-type="float" office:value="55.04">
            <text:p>55.04</text:p>
          </table:table-cell>
          <table:table-cell office:value-type="float" office:value="55.2">
            <text:p>55.2</text:p>
          </table:table-cell>
          <table:table-cell/>
          <table:table-cell table:formula="of:=ABS(([.B53]-[.C53])*100/[.B53])" office:value-type="float" office:value="0.126811594202899">
            <text:p>0.13</text:p>
          </table:table-cell>
          <table:table-cell table:formula="of:=ABS(([.B53]-[.D53])*100/[.B53])" office:value-type="float" office:value="75.3804347826087">
            <text:p>75.38</text:p>
          </table:table-cell>
          <table:table-cell table:formula="of:=ABS(([.B53]-[.E53])*100/[.B53])" office:value-type="float" office:value="5.88768115942029">
            <text:p>5.89</text:p>
          </table:table-cell>
          <table:table-cell table:formula="of:=ABS(([.B53]-[.F53])*100/[.B53])" office:value-type="float" office:value="0.289855072463775">
            <text:p>0.29</text:p>
          </table:table-cell>
          <table:table-cell table:formula="of:=ABS(([.B53]-[.G53])*100/[.B53])" office:value-type="float" office:value="0.289855072463775">
            <text:p>0.29</text:p>
          </table:table-cell>
          <table:table-cell table:number-columns-repeated="2"/>
          <table:table-cell table:formula="of:=ABS(([.C53]-[.B53]))" office:value-type="float" office:value="0.0700000000000003">
            <text:p>0.07</text:p>
          </table:table-cell>
          <table:table-cell table:formula="of:=ABS(([.D53]-[.B53]))" office:value-type="float" office:value="41.61">
            <text:p>41.61</text:p>
          </table:table-cell>
          <table:table-cell table:formula="of:=ABS(([.E53]-[.B53]))" office:value-type="float" office:value="3.25">
            <text:p>3.25</text:p>
          </table:table-cell>
          <table:table-cell table:formula="of:=ABS(([.F53]-[.B53]))" office:value-type="float" office:value="0.160000000000004">
            <text:p>0.16</text:p>
          </table:table-cell>
          <table:table-cell table:formula="of:=ABS(([.G53]-[.B53]))" office:value-type="float" office:value="0.160000000000004">
            <text:p>0.16</text:p>
          </table:table-cell>
          <table:table-cell table:number-columns-repeated="3"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44.24">
            <text:p>44.24</text:p>
          </table:table-cell>
          <table:table-cell office:value-type="float" office:value="60.4">
            <text:p>60.4</text:p>
          </table:table-cell>
          <table:table-cell office:value-type="float" office:value="43.3">
            <text:p>43.3</text:p>
          </table:table-cell>
          <table:table-cell office:value-type="float" office:value="42.97">
            <text:p>42.97</text:p>
          </table:table-cell>
          <table:table-cell office:value-type="float" office:value="44.06">
            <text:p>44.06</text:p>
          </table:table-cell>
          <table:table-cell office:value-type="float" office:value="44.9">
            <text:p>44.9</text:p>
          </table:table-cell>
          <table:table-cell/>
          <table:table-cell table:formula="of:=ABS(([.B54]-[.C54])*100/[.B54])" office:value-type="float" office:value="1.46993318485523">
            <text:p>1.47</text:p>
          </table:table-cell>
          <table:table-cell table:formula="of:=ABS(([.B54]-[.D54])*100/[.B54])" office:value-type="float" office:value="34.5211581291759">
            <text:p>34.52</text:p>
          </table:table-cell>
          <table:table-cell table:formula="of:=ABS(([.B54]-[.E54])*100/[.B54])" office:value-type="float" office:value="3.56347438752784">
            <text:p>3.56</text:p>
          </table:table-cell>
          <table:table-cell table:formula="of:=ABS(([.B54]-[.F54])*100/[.B54])" office:value-type="float" office:value="4.29844097995546">
            <text:p>4.3</text:p>
          </table:table-cell>
          <table:table-cell table:formula="of:=ABS(([.B54]-[.G54])*100/[.B54])" office:value-type="float" office:value="1.87082405345211">
            <text:p>1.87</text:p>
          </table:table-cell>
          <table:table-cell table:number-columns-repeated="2"/>
          <table:table-cell table:formula="of:=ABS(([.C54]-[.B54]))" office:value-type="float" office:value="0.659999999999997">
            <text:p>0.66</text:p>
          </table:table-cell>
          <table:table-cell table:formula="of:=ABS(([.D54]-[.B54]))" office:value-type="float" office:value="15.5">
            <text:p>15.5</text:p>
          </table:table-cell>
          <table:table-cell table:formula="of:=ABS(([.E54]-[.B54]))" office:value-type="float" office:value="1.6">
            <text:p>1.6</text:p>
          </table:table-cell>
          <table:table-cell table:formula="of:=ABS(([.F54]-[.B54]))" office:value-type="float" office:value="1.93">
            <text:p>1.93</text:p>
          </table:table-cell>
          <table:table-cell table:formula="of:=ABS(([.G54]-[.B54]))" office:value-type="float" office:value="0.839999999999996">
            <text:p>0.84</text:p>
          </table:table-cell>
          <table:table-cell table:number-columns-repeated="3"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50.52">
            <text:p>50.52</text:p>
          </table:table-cell>
          <table:table-cell office:value-type="float" office:value="78.22">
            <text:p>78.22</text:p>
          </table:table-cell>
          <table:table-cell office:value-type="float" office:value="51.69">
            <text:p>51.69</text:p>
          </table:table-cell>
          <table:table-cell office:value-type="float" office:value="47.58">
            <text:p>47.58</text:p>
          </table:table-cell>
          <table:table-cell office:value-type="float" office:value="50.25">
            <text:p>50.25</text:p>
          </table:table-cell>
          <table:table-cell office:value-type="float" office:value="47.7">
            <text:p>47.7</text:p>
          </table:table-cell>
          <table:table-cell/>
          <table:table-cell table:formula="of:=ABS(([.B55]-[.C55])*100/[.B55])" office:value-type="float" office:value="5.91194968553459">
            <text:p>5.91</text:p>
          </table:table-cell>
          <table:table-cell table:formula="of:=ABS(([.B55]-[.D55])*100/[.B55])" office:value-type="float" office:value="63.9832285115304">
            <text:p>63.98</text:p>
          </table:table-cell>
          <table:table-cell table:formula="of:=ABS(([.B55]-[.E55])*100/[.B55])" office:value-type="float" office:value="8.36477987421383">
            <text:p>8.36</text:p>
          </table:table-cell>
          <table:table-cell table:formula="of:=ABS(([.B55]-[.F55])*100/[.B55])" office:value-type="float" office:value="0.251572327044035">
            <text:p>0.25</text:p>
          </table:table-cell>
          <table:table-cell table:formula="of:=ABS(([.B55]-[.G55])*100/[.B55])" office:value-type="float" office:value="5.34591194968553">
            <text:p>5.35</text:p>
          </table:table-cell>
          <table:table-cell table:number-columns-repeated="2"/>
          <table:table-cell table:formula="of:=ABS(([.C55]-[.B55]))" office:value-type="float" office:value="2.82">
            <text:p>2.82</text:p>
          </table:table-cell>
          <table:table-cell table:formula="of:=ABS(([.D55]-[.B55]))" office:value-type="float" office:value="30.52">
            <text:p>30.52</text:p>
          </table:table-cell>
          <table:table-cell table:formula="of:=ABS(([.E55]-[.B55]))" office:value-type="float" office:value="3.98999999999999">
            <text:p>3.99</text:p>
          </table:table-cell>
          <table:table-cell table:formula="of:=ABS(([.F55]-[.B55]))" office:value-type="float" office:value="0.120000000000005">
            <text:p>0.12</text:p>
          </table:table-cell>
          <table:table-cell table:formula="of:=ABS(([.G55]-[.B55]))" office:value-type="float" office:value="2.55">
            <text:p>2.55</text:p>
          </table:table-cell>
          <table:table-cell table:number-columns-repeated="3"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57.78">
            <text:p>57.78</text:p>
          </table:table-cell>
          <table:table-cell office:value-type="float" office:value="87.94">
            <text:p>87.94</text:p>
          </table:table-cell>
          <table:table-cell office:value-type="float" office:value="61.77">
            <text:p>61.77</text:p>
          </table:table-cell>
          <table:table-cell office:value-type="float" office:value="55.6">
            <text:p>55.6</text:p>
          </table:table-cell>
          <table:table-cell office:value-type="float" office:value="57.59">
            <text:p>57.59</text:p>
          </table:table-cell>
          <table:table-cell office:value-type="float" office:value="55.1">
            <text:p>55.1</text:p>
          </table:table-cell>
          <table:table-cell/>
          <table:table-cell table:formula="of:=ABS(([.B56]-[.C56])*100/[.B56])" office:value-type="float" office:value="4.86388384754991">
            <text:p>4.86</text:p>
          </table:table-cell>
          <table:table-cell table:formula="of:=ABS(([.B56]-[.D56])*100/[.B56])" office:value-type="float" office:value="59.6007259528131">
            <text:p>59.6</text:p>
          </table:table-cell>
          <table:table-cell table:formula="of:=ABS(([.B56]-[.E56])*100/[.B56])" office:value-type="float" office:value="12.1052631578947">
            <text:p>12.11</text:p>
          </table:table-cell>
          <table:table-cell table:formula="of:=ABS(([.B56]-[.F56])*100/[.B56])" office:value-type="float" office:value="0.907441016333938">
            <text:p>0.91</text:p>
          </table:table-cell>
          <table:table-cell table:formula="of:=ABS(([.B56]-[.G56])*100/[.B56])" office:value-type="float" office:value="4.51905626134302">
            <text:p>4.52</text:p>
          </table:table-cell>
          <table:table-cell table:number-columns-repeated="2"/>
          <table:table-cell table:formula="of:=ABS(([.C56]-[.B56]))" office:value-type="float" office:value="2.68">
            <text:p>2.68</text:p>
          </table:table-cell>
          <table:table-cell table:formula="of:=ABS(([.D56]-[.B56]))" office:value-type="float" office:value="32.84">
            <text:p>32.84</text:p>
          </table:table-cell>
          <table:table-cell table:formula="of:=ABS(([.E56]-[.B56]))" office:value-type="float" office:value="6.67">
            <text:p>6.67</text:p>
          </table:table-cell>
          <table:table-cell table:formula="of:=ABS(([.F56]-[.B56]))" office:value-type="float" office:value="0.5">
            <text:p>0.5</text:p>
          </table:table-cell>
          <table:table-cell table:formula="of:=ABS(([.G56]-[.B56]))" office:value-type="float" office:value="2.49">
            <text:p>2.49</text:p>
          </table:table-cell>
          <table:table-cell table:number-columns-repeated="3"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58.67">
            <text:p>58.67</text:p>
          </table:table-cell>
          <table:table-cell office:value-type="float" office:value="100.16">
            <text:p>100.16</text:p>
          </table:table-cell>
          <table:table-cell office:value-type="float" office:value="60.18">
            <text:p>60.18</text:p>
          </table:table-cell>
          <table:table-cell office:value-type="float" office:value="60.78">
            <text:p>60.78</text:p>
          </table:table-cell>
          <table:table-cell office:value-type="float" office:value="58.45">
            <text:p>58.45</text:p>
          </table:table-cell>
          <table:table-cell office:value-type="float" office:value="55.7">
            <text:p>55.7</text:p>
          </table:table-cell>
          <table:table-cell/>
          <table:table-cell table:formula="of:=ABS(([.B57]-[.C57])*100/[.B57])" office:value-type="float" office:value="5.33213644524237">
            <text:p>5.33</text:p>
          </table:table-cell>
          <table:table-cell table:formula="of:=ABS(([.B57]-[.D57])*100/[.B57])" office:value-type="float" office:value="79.8204667863555">
            <text:p>79.82</text:p>
          </table:table-cell>
          <table:table-cell table:formula="of:=ABS(([.B57]-[.E57])*100/[.B57])" office:value-type="float" office:value="8.04308797127468">
            <text:p>8.04</text:p>
          </table:table-cell>
          <table:table-cell table:formula="of:=ABS(([.B57]-[.F57])*100/[.B57])" office:value-type="float" office:value="9.12028725314183">
            <text:p>9.12</text:p>
          </table:table-cell>
          <table:table-cell table:formula="of:=ABS(([.B57]-[.G57])*100/[.B57])" office:value-type="float" office:value="4.93716337522442">
            <text:p>4.94</text:p>
          </table:table-cell>
          <table:table-cell table:number-columns-repeated="2"/>
          <table:table-cell table:formula="of:=ABS(([.C57]-[.B57]))" office:value-type="float" office:value="2.97">
            <text:p>2.97</text:p>
          </table:table-cell>
          <table:table-cell table:formula="of:=ABS(([.D57]-[.B57]))" office:value-type="float" office:value="44.46">
            <text:p>44.46</text:p>
          </table:table-cell>
          <table:table-cell table:formula="of:=ABS(([.E57]-[.B57]))" office:value-type="float" office:value="4.48">
            <text:p>4.48</text:p>
          </table:table-cell>
          <table:table-cell table:formula="of:=ABS(([.F57]-[.B57]))" office:value-type="float" office:value="5.08">
            <text:p>5.08</text:p>
          </table:table-cell>
          <table:table-cell table:formula="of:=ABS(([.G57]-[.B57]))" office:value-type="float" office:value="2.75">
            <text:p>2.75</text:p>
          </table:table-cell>
          <table:table-cell table:number-columns-repeated="3"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59.52">
            <text:p>59.52</text:p>
          </table:table-cell>
          <table:table-cell office:value-type="float" office:value="97.63">
            <text:p>97.63</text:p>
          </table:table-cell>
          <table:table-cell office:value-type="float" office:value="60.39">
            <text:p>60.39</text:p>
          </table:table-cell>
          <table:table-cell office:value-type="float" office:value="58.16">
            <text:p>58.16</text:p>
          </table:table-cell>
          <table:table-cell office:value-type="float" office:value="59.3">
            <text:p>59.3</text:p>
          </table:table-cell>
          <table:table-cell office:value-type="float" office:value="56.1">
            <text:p>56.1</text:p>
          </table:table-cell>
          <table:table-cell/>
          <table:table-cell table:formula="of:=ABS(([.B58]-[.C58])*100/[.B58])" office:value-type="float" office:value="6.09625668449198">
            <text:p>6.1</text:p>
          </table:table-cell>
          <table:table-cell table:formula="of:=ABS(([.B58]-[.D58])*100/[.B58])" office:value-type="float" office:value="74.0285204991087">
            <text:p>74.03</text:p>
          </table:table-cell>
          <table:table-cell table:formula="of:=ABS(([.B58]-[.E58])*100/[.B58])" office:value-type="float" office:value="7.64705882352941">
            <text:p>7.65</text:p>
          </table:table-cell>
          <table:table-cell table:formula="of:=ABS(([.B58]-[.F58])*100/[.B58])" office:value-type="float" office:value="3.67201426024955">
            <text:p>3.67</text:p>
          </table:table-cell>
          <table:table-cell table:formula="of:=ABS(([.B58]-[.G58])*100/[.B58])" office:value-type="float" office:value="5.70409982174687">
            <text:p>5.7</text:p>
          </table:table-cell>
          <table:table-cell table:number-columns-repeated="2"/>
          <table:table-cell table:formula="of:=ABS(([.C58]-[.B58]))" office:value-type="float" office:value="3.42">
            <text:p>3.42</text:p>
          </table:table-cell>
          <table:table-cell table:formula="of:=ABS(([.D58]-[.B58]))" office:value-type="float" office:value="41.53">
            <text:p>41.53</text:p>
          </table:table-cell>
          <table:table-cell table:formula="of:=ABS(([.E58]-[.B58]))" office:value-type="float" office:value="4.29">
            <text:p>4.29</text:p>
          </table:table-cell>
          <table:table-cell table:formula="of:=ABS(([.F58]-[.B58]))" office:value-type="float" office:value="2.06">
            <text:p>2.06</text:p>
          </table:table-cell>
          <table:table-cell table:formula="of:=ABS(([.G58]-[.B58]))"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17.28">
            <text:p>17.28</text:p>
          </table:table-cell>
          <table:table-cell office:value-type="float" office:value="68.24">
            <text:p>68.24</text:p>
          </table:table-cell>
          <table:table-cell office:value-type="float" office:value="17.33">
            <text:p>17.33</text:p>
          </table:table-cell>
          <table:table-cell office:value-type="float" office:value="18.62">
            <text:p>18.62</text:p>
          </table:table-cell>
          <table:table-cell office:value-type="float" office:value="16.96">
            <text:p>16.96</text:p>
          </table:table-cell>
          <table:table-cell office:value-type="float" office:value="16.6">
            <text:p>16.6</text:p>
          </table:table-cell>
          <table:table-cell/>
          <table:table-cell table:formula="of:=ABS(([.B59]-[.C59])*100/[.B59])" office:value-type="float" office:value="4.09638554216867">
            <text:p>4.1</text:p>
          </table:table-cell>
          <table:table-cell table:formula="of:=ABS(([.B59]-[.D59])*100/[.B59])" office:value-type="float" office:value="311.084337349398">
            <text:p>311.08</text:p>
          </table:table-cell>
          <table:table-cell table:formula="of:=ABS(([.B59]-[.E59])*100/[.B59])" office:value-type="float" office:value="4.39759036144576">
            <text:p>4.4</text:p>
          </table:table-cell>
          <table:table-cell table:formula="of:=ABS(([.B59]-[.F59])*100/[.B59])" office:value-type="float" office:value="12.1686746987952">
            <text:p>12.17</text:p>
          </table:table-cell>
          <table:table-cell table:formula="of:=ABS(([.B59]-[.G59])*100/[.B59])" office:value-type="float" office:value="2.16867469879518">
            <text:p>2.17</text:p>
          </table:table-cell>
          <table:table-cell table:number-columns-repeated="2"/>
          <table:table-cell table:formula="of:=ABS(([.C59]-[.B59]))" office:value-type="float" office:value="0.68">
            <text:p>0.68</text:p>
          </table:table-cell>
          <table:table-cell table:formula="of:=ABS(([.D59]-[.B59]))" office:value-type="float" office:value="51.64">
            <text:p>51.64</text:p>
          </table:table-cell>
          <table:table-cell table:formula="of:=ABS(([.E59]-[.B59]))" office:value-type="float" office:value="0.729999999999997">
            <text:p>0.73</text:p>
          </table:table-cell>
          <table:table-cell table:formula="of:=ABS(([.F59]-[.B59]))" office:value-type="float" office:value="2.02">
            <text:p>2.02</text:p>
          </table:table-cell>
          <table:table-cell table:formula="of:=ABS(([.G59]-[.B59]))" office:value-type="float" office:value="0.359999999999999">
            <text:p>0.36</text:p>
          </table:table-cell>
          <table:table-cell table:number-columns-repeated="3"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47.16">
            <text:p>47.16</text:p>
          </table:table-cell>
          <table:table-cell office:value-type="float" office:value="80.63">
            <text:p>80.63</text:p>
          </table:table-cell>
          <table:table-cell office:value-type="float" office:value="46.97">
            <text:p>46.97</text:p>
          </table:table-cell>
          <table:table-cell office:value-type="float" office:value="47.85">
            <text:p>47.85</text:p>
          </table:table-cell>
          <table:table-cell office:value-type="float" office:value="46.98">
            <text:p>46.98</text:p>
          </table:table-cell>
          <table:table-cell office:value-type="float" office:value="47.4">
            <text:p>47.4</text:p>
          </table:table-cell>
          <table:table-cell/>
          <table:table-cell table:formula="of:=ABS(([.B60]-[.C60])*100/[.B60])" office:value-type="float" office:value="0.506329113924055">
            <text:p>0.51</text:p>
          </table:table-cell>
          <table:table-cell table:formula="of:=ABS(([.B60]-[.D60])*100/[.B60])" office:value-type="float" office:value="70.1054852320675">
            <text:p>70.11</text:p>
          </table:table-cell>
          <table:table-cell table:formula="of:=ABS(([.B60]-[.E60])*100/[.B60])" office:value-type="float" office:value="0.90717299578059">
            <text:p>0.91</text:p>
          </table:table-cell>
          <table:table-cell table:formula="of:=ABS(([.B60]-[.F60])*100/[.B60])" office:value-type="float" office:value="0.949367088607601">
            <text:p>0.95</text:p>
          </table:table-cell>
          <table:table-cell table:formula="of:=ABS(([.B60]-[.G60])*100/[.B60])" office:value-type="float" office:value="0.886075949367092">
            <text:p>0.89</text:p>
          </table:table-cell>
          <table:table-cell table:number-columns-repeated="2"/>
          <table:table-cell table:formula="of:=ABS(([.C60]-[.B60]))" office:value-type="float" office:value="0.240000000000002">
            <text:p>0.24</text:p>
          </table:table-cell>
          <table:table-cell table:formula="of:=ABS(([.D60]-[.B60]))" office:value-type="float" office:value="33.23">
            <text:p>33.23</text:p>
          </table:table-cell>
          <table:table-cell table:formula="of:=ABS(([.E60]-[.B60]))" office:value-type="float" office:value="0.43">
            <text:p>0.43</text:p>
          </table:table-cell>
          <table:table-cell table:formula="of:=ABS(([.F60]-[.B60]))" office:value-type="float" office:value="0.450000000000003">
            <text:p>0.45</text:p>
          </table:table-cell>
          <table:table-cell table:formula="of:=ABS(([.G60]-[.B60]))" office:value-type="float" office:value="0.420000000000002">
            <text:p>0.42</text:p>
          </table:table-cell>
          <table:table-cell table:number-columns-repeated="3"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58.73">
            <text:p>58.73</text:p>
          </table:table-cell>
          <table:table-cell office:value-type="float" office:value="52.35">
            <text:p>52.35</text:p>
          </table:table-cell>
          <table:table-cell office:value-type="float" office:value="55.89">
            <text:p>55.89</text:p>
          </table:table-cell>
          <table:table-cell office:value-type="float" office:value="53.9">
            <text:p>53.9</text:p>
          </table:table-cell>
          <table:table-cell/>
          <table:table-cell table:formula="of:=ABS(([.B61]-[.C61])*100/[.B61])" office:value-type="float" office:value="4.11873840445269">
            <text:p>4.12</text:p>
          </table:table-cell>
          <table:table-cell table:formula="of:=ABS(([.B61]-[.D61])*100/[.B61])" office:value-type="float" office:value="74.8237476808905">
            <text:p>74.82</text:p>
          </table:table-cell>
          <table:table-cell table:formula="of:=ABS(([.B61]-[.E61])*100/[.B61])" office:value-type="float" office:value="8.96103896103896">
            <text:p>8.96</text:p>
          </table:table-cell>
          <table:table-cell table:formula="of:=ABS(([.B61]-[.F61])*100/[.B61])" office:value-type="float" office:value="2.87569573283858">
            <text:p>2.88</text:p>
          </table:table-cell>
          <table:table-cell table:formula="of:=ABS(([.B61]-[.G61])*100/[.B61])" office:value-type="float" office:value="3.69202226345084">
            <text:p>3.69</text:p>
          </table:table-cell>
          <table:table-cell table:number-columns-repeated="2"/>
          <table:table-cell table:formula="of:=ABS(([.C61]-[.B61]))" office:value-type="float" office:value="2.22">
            <text:p>2.22</text:p>
          </table:table-cell>
          <table:table-cell table:formula="of:=ABS(([.D61]-[.B61]))" office:value-type="float" office:value="40.33">
            <text:p>40.33</text:p>
          </table:table-cell>
          <table:table-cell table:formula="of:=ABS(([.E61]-[.B61]))" office:value-type="float" office:value="4.83">
            <text:p>4.83</text:p>
          </table:table-cell>
          <table:table-cell table:formula="of:=ABS(([.F61]-[.B61]))" office:value-type="float" office:value="1.55">
            <text:p>1.55</text:p>
          </table:table-cell>
          <table:table-cell table:formula="of:=ABS(([.G61]-[.B61]))" office:value-type="float" office:value="1.99">
            <text:p>1.99</text:p>
          </table:table-cell>
          <table:table-cell table:number-columns-repeated="3"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58.45">
            <text:p>58.45</text:p>
          </table:table-cell>
          <table:table-cell table:number-columns-repeated="2" office:value-type="float" office:value="55.04">
            <text:p>55.04</text:p>
          </table:table-cell>
          <table:table-cell office:value-type="float" office:value="59.6">
            <text:p>59.6</text:p>
          </table:table-cell>
          <table:table-cell/>
          <table:table-cell table:formula="of:=ABS(([.B62]-[.C62])*100/[.B62])" office:value-type="float" office:value="7.26510067114094">
            <text:p>7.27</text:p>
          </table:table-cell>
          <table:table-cell table:formula="of:=ABS(([.B62]-[.D62])*100/[.B62])" office:value-type="float" office:value="62.4328859060403">
            <text:p>62.43</text:p>
          </table:table-cell>
          <table:table-cell table:formula="of:=ABS(([.B62]-[.E62])*100/[.B62])" office:value-type="float" office:value="1.92953020134228">
            <text:p>1.93</text:p>
          </table:table-cell>
          <table:table-cell table:formula="of:=ABS(([.B62]-[.F62])*100/[.B62])" office:value-type="float" office:value="7.6510067114094">
            <text:p>7.65</text:p>
          </table:table-cell>
          <table:table-cell table:formula="of:=ABS(([.B62]-[.G62])*100/[.B62])" office:value-type="float" office:value="7.6510067114094">
            <text:p>7.65</text:p>
          </table:table-cell>
          <table:table-cell table:number-columns-repeated="2"/>
          <table:table-cell table:formula="of:=ABS(([.C62]-[.B62]))" office:value-type="float" office:value="4.33">
            <text:p>4.33</text:p>
          </table:table-cell>
          <table:table-cell table:formula="of:=ABS(([.D62]-[.B62]))" office:value-type="float" office:value="37.21">
            <text:p>37.21</text:p>
          </table:table-cell>
          <table:table-cell table:formula="of:=ABS(([.E62]-[.B62]))" office:value-type="float" office:value="1.15">
            <text:p>1.15</text:p>
          </table:table-cell>
          <table:table-cell table:formula="of:=ABS(([.F62]-[.B62]))" office:value-type="float" office:value="4.56">
            <text:p>4.56</text:p>
          </table:table-cell>
          <table:table-cell table:formula="of:=ABS(([.G62]-[.B62]))" office:value-type="float" office:value="4.56">
            <text:p>4.56</text:p>
          </table:table-cell>
          <table:table-cell table:number-columns-repeated="3"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58.09">
            <text:p>58.09</text:p>
          </table:table-cell>
          <table:table-cell office:value-type="float" office:value="83.15">
            <text:p>83.15</text:p>
          </table:table-cell>
          <table:table-cell office:value-type="float" office:value="56.71">
            <text:p>56.71</text:p>
          </table:table-cell>
          <table:table-cell office:value-type="float" office:value="58.56">
            <text:p>58.56</text:p>
          </table:table-cell>
          <table:table-cell office:value-type="float" office:value="57.12">
            <text:p>57.12</text:p>
          </table:table-cell>
          <table:table-cell office:value-type="float" office:value="58.1">
            <text:p>58.1</text:p>
          </table:table-cell>
          <table:table-cell/>
          <table:table-cell table:formula="of:=ABS(([.B63]-[.C63])*100/[.B63])" office:value-type="float" office:value="0.0172117039586885">
            <text:p>0.02</text:p>
          </table:table-cell>
          <table:table-cell table:formula="of:=ABS(([.B63]-[.D63])*100/[.B63])" office:value-type="float" office:value="43.1153184165232">
            <text:p>43.12</text:p>
          </table:table-cell>
          <table:table-cell table:formula="of:=ABS(([.B63]-[.E63])*100/[.B63])" office:value-type="float" office:value="2.39242685025818">
            <text:p>2.39</text:p>
          </table:table-cell>
          <table:table-cell table:formula="of:=ABS(([.B63]-[.F63])*100/[.B63])" office:value-type="float" office:value="0.791738382099829">
            <text:p>0.79</text:p>
          </table:table-cell>
          <table:table-cell table:formula="of:=ABS(([.B63]-[.G63])*100/[.B63])" office:value-type="float" office:value="1.68674698795181">
            <text:p>1.69</text:p>
          </table:table-cell>
          <table:table-cell table:number-columns-repeated="2"/>
          <table:table-cell table:formula="of:=ABS(([.C63]-[.B63]))" office:value-type="float" office:value="0.00999999999999801">
            <text:p>0.01</text:p>
          </table:table-cell>
          <table:table-cell table:formula="of:=ABS(([.D63]-[.B63]))" office:value-type="float" office:value="25.05">
            <text:p>25.05</text:p>
          </table:table-cell>
          <table:table-cell table:formula="of:=ABS(([.E63]-[.B63]))" office:value-type="float" office:value="1.39">
            <text:p>1.39</text:p>
          </table:table-cell>
          <table:table-cell table:formula="of:=ABS(([.F63]-[.B63]))" office:value-type="float" office:value="0.460000000000001">
            <text:p>0.46</text:p>
          </table:table-cell>
          <table:table-cell table:formula="of:=ABS(([.G63]-[.B63]))" office:value-type="float" office:value="0.980000000000004">
            <text:p>0.98</text:p>
          </table:table-cell>
          <table:table-cell table:number-columns-repeated="3"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37.61">
            <text:p>37.61</text:p>
          </table:table-cell>
          <table:table-cell office:value-type="float" office:value="62.04">
            <text:p>62.04</text:p>
          </table:table-cell>
          <table:table-cell office:value-type="float" office:value="40.13">
            <text:p>40.13</text:p>
          </table:table-cell>
          <table:table-cell office:value-type="float" office:value="35.34">
            <text:p>35.34</text:p>
          </table:table-cell>
          <table:table-cell office:value-type="float" office:value="37.39">
            <text:p>37.39</text:p>
          </table:table-cell>
          <table:table-cell office:value-type="float" office:value="36.1">
            <text:p>36.1</text:p>
          </table:table-cell>
          <table:table-cell/>
          <table:table-cell table:formula="of:=ABS(([.B64]-[.C64])*100/[.B64])" office:value-type="float" office:value="4.18282548476454">
            <text:p>4.18</text:p>
          </table:table-cell>
          <table:table-cell table:formula="of:=ABS(([.B64]-[.D64])*100/[.B64])" office:value-type="float" office:value="71.8559556786704">
            <text:p>71.86</text:p>
          </table:table-cell>
          <table:table-cell table:formula="of:=ABS(([.B64]-[.E64])*100/[.B64])" office:value-type="float" office:value="11.1634349030471">
            <text:p>11.16</text:p>
          </table:table-cell>
          <table:table-cell table:formula="of:=ABS(([.B64]-[.F64])*100/[.B64])" office:value-type="float" office:value="2.10526315789473">
            <text:p>2.11</text:p>
          </table:table-cell>
          <table:table-cell table:formula="of:=ABS(([.B64]-[.G64])*100/[.B64])" office:value-type="float" office:value="3.57340720221606">
            <text:p>3.57</text:p>
          </table:table-cell>
          <table:table-cell table:number-columns-repeated="2"/>
          <table:table-cell table:formula="of:=ABS(([.C64]-[.B64]))" office:value-type="float" office:value="1.51">
            <text:p>1.51</text:p>
          </table:table-cell>
          <table:table-cell table:formula="of:=ABS(([.D64]-[.B64]))" office:value-type="float" office:value="25.94">
            <text:p>25.94</text:p>
          </table:table-cell>
          <table:table-cell table:formula="of:=ABS(([.E64]-[.B64]))" office:value-type="float" office:value="4.03">
            <text:p>4.03</text:p>
          </table:table-cell>
          <table:table-cell table:formula="of:=ABS(([.F64]-[.B64]))" office:value-type="float" office:value="0.759999999999998">
            <text:p>0.76</text:p>
          </table:table-cell>
          <table:table-cell table:formula="of:=ABS(([.G64]-[.B64]))" office:value-type="float" office:value="1.29">
            <text:p>1.2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f:=AVERAGE([.J29:.J44])" office:value-type="float" office:value="8.62992641555987">
            <text:p>8.63</text:p>
          </table:table-cell>
          <table:table-cell table:formula="of:=AVERAGE([.K29:.K44])" office:value-type="float" office:value="84.4598756101071">
            <text:p>84.46</text:p>
          </table:table-cell>
          <table:table-cell table:formula="of:=AVERAGE([.L29:.L44])" office:value-type="float" office:value="9.51928664592928">
            <text:p>9.52</text:p>
          </table:table-cell>
          <table:table-cell table:formula="of:=AVERAGE([.M29:.M44])" office:value-type="float" office:value="7.58698008422583">
            <text:p>7.59</text:p>
          </table:table-cell>
          <table:table-cell table:formula="of:=AVERAGE([.N29:.N44])" office:value-type="float" office:value="7.12322901787161">
            <text:p>7.12</text:p>
          </table:table-cell>
          <table:table-cell/>
          <table:table-cell office:value-type="string">
            <text:p>average</text:p>
          </table:table-cell>
          <table:table-cell table:formula="of:=AVERAGE([.Q29:.Q44])" office:value-type="float" office:value="2.91">
            <text:p>2.91</text:p>
          </table:table-cell>
          <table:table-cell table:formula="of:=AVERAGE([.R29:.R44])" office:value-type="float" office:value="31.353125">
            <text:p>31.35</text:p>
          </table:table-cell>
          <table:table-cell table:formula="of:=AVERAGE([.S29:.S44])" office:value-type="float" office:value="3.25125">
            <text:p>3.25</text:p>
          </table:table-cell>
          <table:table-cell table:formula="of:=AVERAGE([.T29:.T44])" office:value-type="float" office:value="2.825625">
            <text:p>2.83</text:p>
          </table:table-cell>
          <table:table-cell table:formula="of:=AVERAGE([.U29:.U44])" office:value-type="float" office:value="2.51375">
            <text:p>2.5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RNA no self complementary sequence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<text:s/>TmExp </text:p>
          </table:table-cell>
          <table:table-cell table:number-columns-repeated="19"/>
        </table:table-row>
        <table:table-row table:style-name="ro1">
          <table:table-cell table:number-columns-repeated="8"/>
          <table:table-cell office:value-type="string">
            <text:p>error percentage (ABS(Texp – Tcomp)/Texp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4"/>
          <table:table-cell office:value-type="string">
            <text:p>error degree difference (ABS(Texp – Tcomp)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6"/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41.03">
            <text:p>41.03</text:p>
          </table:table-cell>
          <table:table-cell office:value-type="float" office:value="40.57">
            <text:p>40.57</text:p>
          </table:table-cell>
          <table:table-cell office:value-type="float" office:value="40.6">
            <text:p>40.6</text:p>
          </table:table-cell>
          <table:table-cell table:number-columns-repeated="4"/>
          <table:table-cell table:formula="of:=ABS(([.B71]-[.C71])*100/[.B71])" office:value-type="float" office:value="1.05911330049261">
            <text:p>1.06</text:p>
          </table:table-cell>
          <table:table-cell table:formula="of:=ABS(([.B71]-[.D71])*100/[.B71])" office:value-type="float" office:value="0.0738916256157663">
            <text:p>0.07</text:p>
          </table:table-cell>
          <table:table-cell table:number-columns-repeated="5"/>
          <table:table-cell table:formula="of:=ABS(([.C71]-[.B71]))" office:value-type="float" office:value="0.43">
            <text:p>0.43</text:p>
          </table:table-cell>
          <table:table-cell table:formula="of:=ABS(([.D71]-[.B71]))" office:value-type="float" office:value="0.0300000000000011">
            <text:p>0.03</text:p>
          </table:table-cell>
          <table:table-cell table:number-columns-repeated="4"/>
          <table:table-cell>
            <draw:frame table:end-cell-address="'MELTING 4_3'.AC84" table:end-x="0.092cm" table:end-y="0.043cm" draw:z-index="2" draw:style-name="gr1" svg:width="13.625cm" svg:height="5.583cm" svg:x="0.032cm" svg:y="0.009cm">
              <draw:object draw:notify-on-update-of-ranges="'MELTING 4_3'.B70:'MELTING 4_3'.B86 'MELTING 4_3'.C69:'MELTING 4_3'.C69 'MELTING 4_3'.C70:'MELTING 4_3'.C86 'MELTING 4_3'.B70:'MELTING 4_3'.B86 'MELTING 4_3'.D69:'MELTING 4_3'.D69 'MELTING 4_3'.D70:'MELTING 4_3'.D86 'MELTING 4_3'.B70:'MELTING 4_3'.B86 'MELTING 4_3'.E69:'MELTING 4_3'.E69 'MELTING 4_3'.E70:'MELTING 4_3'.E8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21.96">
            <text:p>21.96</text:p>
          </table:table-cell>
          <table:table-cell office:value-type="float" office:value="24.32">
            <text:p>24.32</text:p>
          </table:table-cell>
          <table:table-cell office:value-type="float" office:value="24.5">
            <text:p>24.5</text:p>
          </table:table-cell>
          <table:table-cell table:number-columns-repeated="4"/>
          <table:table-cell table:formula="of:=ABS(([.B72]-[.C72])*100/[.B72])" office:value-type="float" office:value="10.3673469387755">
            <text:p>10.37</text:p>
          </table:table-cell>
          <table:table-cell table:formula="of:=ABS(([.B72]-[.D72])*100/[.B72])" office:value-type="float" office:value="0.734693877551019">
            <text:p>0.73</text:p>
          </table:table-cell>
          <table:table-cell table:number-columns-repeated="5"/>
          <table:table-cell table:formula="of:=ABS(([.C72]-[.B72]))" office:value-type="float" office:value="2.54">
            <text:p>2.54</text:p>
          </table:table-cell>
          <table:table-cell table:formula="of:=ABS(([.D72]-[.B72]))"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35.98">
            <text:p>35.98</text:p>
          </table:table-cell>
          <table:table-cell office:value-type="float" office:value="36.68">
            <text:p>36.68</text:p>
          </table:table-cell>
          <table:table-cell office:value-type="float" office:value="37.5">
            <text:p>37.5</text:p>
          </table:table-cell>
          <table:table-cell table:number-columns-repeated="4"/>
          <table:table-cell table:formula="of:=ABS(([.B73]-[.C73])*100/[.B73])" office:value-type="float" office:value="4.05333333333334">
            <text:p>4.05</text:p>
          </table:table-cell>
          <table:table-cell table:formula="of:=ABS(([.B73]-[.D73])*100/[.B73])" office:value-type="float" office:value="2.18666666666667">
            <text:p>2.19</text:p>
          </table:table-cell>
          <table:table-cell table:number-columns-repeated="5"/>
          <table:table-cell table:formula="of:=ABS(([.C73]-[.B73]))" office:value-type="float" office:value="1.52">
            <text:p>1.52</text:p>
          </table:table-cell>
          <table:table-cell table:formula="of:=ABS(([.D73]-[.B73]))" office:value-type="float" office:value="0.82">
            <text:p>0.82</text:p>
          </table:table-cell>
          <table:table-cell table:number-columns-repeated="6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35.98">
            <text:p>35.98</text:p>
          </table:table-cell>
          <table:table-cell office:value-type="float" office:value="28.91">
            <text:p>28.91</text:p>
          </table:table-cell>
          <table:table-cell office:value-type="float" office:value="29.4">
            <text:p>29.4</text:p>
          </table:table-cell>
          <table:table-cell table:number-columns-repeated="4"/>
          <table:table-cell table:formula="of:=ABS(([.B74]-[.C74])*100/[.B74])" office:value-type="float" office:value="22.3809523809524">
            <text:p>22.38</text:p>
          </table:table-cell>
          <table:table-cell table:formula="of:=ABS(([.B74]-[.D74])*100/[.B74])" office:value-type="float" office:value="1.66666666666666">
            <text:p>1.67</text:p>
          </table:table-cell>
          <table:table-cell table:number-columns-repeated="5"/>
          <table:table-cell table:formula="of:=ABS(([.C74]-[.B74]))" office:value-type="float" office:value="6.58">
            <text:p>6.58</text:p>
          </table:table-cell>
          <table:table-cell table:formula="of:=ABS(([.D74]-[.B74]))" office:value-type="float" office:value="0.489999999999998">
            <text:p>0.49</text:p>
          </table:table-cell>
          <table:table-cell table:number-columns-repeated="6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45.29">
            <text:p>45.29</text:p>
          </table:table-cell>
          <table:table-cell office:value-type="float" office:value="48.15">
            <text:p>48.15</text:p>
          </table:table-cell>
          <table:table-cell office:value-type="float" office:value="50.9">
            <text:p>50.9</text:p>
          </table:table-cell>
          <table:table-cell table:number-columns-repeated="4"/>
          <table:table-cell table:formula="of:=ABS(([.B75]-[.C75])*100/[.B75])" office:value-type="float" office:value="11.0216110019646">
            <text:p>11.02</text:p>
          </table:table-cell>
          <table:table-cell table:formula="of:=ABS(([.B75]-[.D75])*100/[.B75])" office:value-type="float" office:value="5.40275049115914">
            <text:p>5.4</text:p>
          </table:table-cell>
          <table:table-cell table:number-columns-repeated="5"/>
          <table:table-cell table:formula="of:=ABS(([.C75]-[.B75]))" office:value-type="float" office:value="5.61">
            <text:p>5.61</text:p>
          </table:table-cell>
          <table:table-cell table:formula="of:=ABS(([.D75]-[.B75]))" office:value-type="float" office:value="2.75">
            <text:p>2.75</text:p>
          </table:table-cell>
          <table:table-cell table:number-columns-repeated="6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55.7">
            <text:p>55.7</text:p>
          </table:table-cell>
          <table:table-cell office:value-type="float" office:value="58.83">
            <text:p>58.83</text:p>
          </table:table-cell>
          <table:table-cell office:value-type="float" office:value="59.6">
            <text:p>59.6</text:p>
          </table:table-cell>
          <table:table-cell table:number-columns-repeated="4"/>
          <table:table-cell table:formula="of:=ABS(([.B76]-[.C76])*100/[.B76])" office:value-type="float" office:value="6.54362416107382">
            <text:p>6.54</text:p>
          </table:table-cell>
          <table:table-cell table:formula="of:=ABS(([.B76]-[.D76])*100/[.B76])" office:value-type="float" office:value="1.29194630872484">
            <text:p>1.29</text:p>
          </table:table-cell>
          <table:table-cell table:number-columns-repeated="5"/>
          <table:table-cell table:formula="of:=ABS(([.C76]-[.B76]))" office:value-type="float" office:value="3.9">
            <text:p>3.9</text:p>
          </table:table-cell>
          <table:table-cell table:formula="of:=ABS(([.D76]-[.B76]))" office:value-type="float" office:value="0.770000000000003">
            <text:p>0.77</text:p>
          </table:table-cell>
          <table:table-cell table:number-columns-repeated="6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33.96">
            <text:p>33.96</text:p>
          </table:table-cell>
          <table:table-cell office:value-type="float" office:value="34.61">
            <text:p>34.61</text:p>
          </table:table-cell>
          <table:table-cell office:value-type="float" office:value="33.8">
            <text:p>33.8</text:p>
          </table:table-cell>
          <table:table-cell table:number-columns-repeated="4"/>
          <table:table-cell table:formula="of:=ABS(([.B77]-[.C77])*100/[.B77])" office:value-type="float" office:value="0.4733727810651">
            <text:p>0.47</text:p>
          </table:table-cell>
          <table:table-cell table:formula="of:=ABS(([.B77]-[.D77])*100/[.B77])" office:value-type="float" office:value="2.39644970414202">
            <text:p>2.4</text:p>
          </table:table-cell>
          <table:table-cell table:number-columns-repeated="5"/>
          <table:table-cell table:formula="of:=ABS(([.C77]-[.B77]))" office:value-type="float" office:value="0.160000000000004">
            <text:p>0.16</text:p>
          </table:table-cell>
          <table:table-cell table:formula="of:=ABS(([.D77]-[.B77]))" office:value-type="float" office:value="0.810000000000002">
            <text:p>0.81</text:p>
          </table:table-cell>
          <table:table-cell table:number-columns-repeated="6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35.86">
            <text:p>35.86</text:p>
          </table:table-cell>
          <table:table-cell office:value-type="float" office:value="37.29">
            <text:p>37.29</text:p>
          </table:table-cell>
          <table:table-cell office:value-type="float" office:value="37.2">
            <text:p>37.2</text:p>
          </table:table-cell>
          <table:table-cell table:number-columns-repeated="4"/>
          <table:table-cell table:formula="of:=ABS(([.B78]-[.C78])*100/[.B78])" office:value-type="float" office:value="3.60215053763442">
            <text:p>3.6</text:p>
          </table:table-cell>
          <table:table-cell table:formula="of:=ABS(([.B78]-[.D78])*100/[.B78])" office:value-type="float" office:value="0.241935483870958">
            <text:p>0.24</text:p>
          </table:table-cell>
          <table:table-cell table:number-columns-repeated="5"/>
          <table:table-cell table:formula="of:=ABS(([.C78]-[.B78]))" office:value-type="float" office:value="1.34">
            <text:p>1.34</text:p>
          </table:table-cell>
          <table:table-cell table:formula="of:=ABS(([.D78]-[.B78]))" office:value-type="float" office:value="0.0899999999999963">
            <text:p>0.09</text:p>
          </table:table-cell>
          <table:table-cell table:number-columns-repeated="6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57.94">
            <text:p>57.94</text:p>
          </table:table-cell>
          <table:table-cell office:value-type="float" office:value="58.35">
            <text:p>58.35</text:p>
          </table:table-cell>
          <table:table-cell office:value-type="float" office:value="56.3">
            <text:p>56.3</text:p>
          </table:table-cell>
          <table:table-cell table:number-columns-repeated="4"/>
          <table:table-cell table:formula="of:=ABS(([.B79]-[.C79])*100/[.B79])" office:value-type="float" office:value="2.91296625222025">
            <text:p>2.91</text:p>
          </table:table-cell>
          <table:table-cell table:formula="of:=ABS(([.B79]-[.D79])*100/[.B79])" office:value-type="float" office:value="3.64120781527532">
            <text:p>3.64</text:p>
          </table:table-cell>
          <table:table-cell table:number-columns-repeated="5"/>
          <table:table-cell table:formula="of:=ABS(([.C79]-[.B79]))" office:value-type="float" office:value="1.64">
            <text:p>1.64</text:p>
          </table:table-cell>
          <table:table-cell table:formula="of:=ABS(([.D79]-[.B79]))" office:value-type="float" office:value="2.05">
            <text:p>2.05</text:p>
          </table:table-cell>
          <table:table-cell table:number-columns-repeated="6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64.94">
            <text:p>64.94</text:p>
          </table:table-cell>
          <table:table-cell office:value-type="float" office:value="66.11">
            <text:p>66.11</text:p>
          </table:table-cell>
          <table:table-cell office:value-type="float" office:value="66.5">
            <text:p>66.5</text:p>
          </table:table-cell>
          <table:table-cell table:number-columns-repeated="4"/>
          <table:table-cell table:formula="of:=ABS(([.B80]-[.C80])*100/[.B80])" office:value-type="float" office:value="2.34586466165414">
            <text:p>2.35</text:p>
          </table:table-cell>
          <table:table-cell table:formula="of:=ABS(([.B80]-[.D80])*100/[.B80])" office:value-type="float" office:value="0.586466165413535">
            <text:p>0.59</text:p>
          </table:table-cell>
          <table:table-cell table:number-columns-repeated="5"/>
          <table:table-cell table:formula="of:=ABS(([.C80]-[.B80]))" office:value-type="float" office:value="1.56">
            <text:p>1.56</text:p>
          </table:table-cell>
          <table:table-cell table:formula="of:=ABS(([.D80]-[.B80]))" office:value-type="float" office:value="0.390000000000001">
            <text:p>0.39</text:p>
          </table:table-cell>
          <table:table-cell table:number-columns-repeated="6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58.04">
            <text:p>58.04</text:p>
          </table:table-cell>
          <table:table-cell office:value-type="float" office:value="58.58">
            <text:p>58.58</text:p>
          </table:table-cell>
          <table:table-cell office:value-type="float" office:value="59.1">
            <text:p>59.1</text:p>
          </table:table-cell>
          <table:table-cell table:number-columns-repeated="4"/>
          <table:table-cell table:formula="of:=ABS(([.B81]-[.C81])*100/[.B81])" office:value-type="float" office:value="1.79357021996616">
            <text:p>1.79</text:p>
          </table:table-cell>
          <table:table-cell table:formula="of:=ABS(([.B81]-[.D81])*100/[.B81])" office:value-type="float" office:value="0.879864636209819">
            <text:p>0.88</text:p>
          </table:table-cell>
          <table:table-cell table:number-columns-repeated="5"/>
          <table:table-cell table:formula="of:=ABS(([.C81]-[.B81]))" office:value-type="float" office:value="1.06">
            <text:p>1.06</text:p>
          </table:table-cell>
          <table:table-cell table:formula="of:=ABS(([.D81]-[.B81]))" office:value-type="float" office:value="0.520000000000003">
            <text:p>0.52</text:p>
          </table:table-cell>
          <table:table-cell table:number-columns-repeated="6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53.45">
            <text:p>53.45</text:p>
          </table:table-cell>
          <table:table-cell office:value-type="float" office:value="55.05">
            <text:p>55.05</text:p>
          </table:table-cell>
          <table:table-cell office:value-type="float" office:value="56.2">
            <text:p>56.2</text:p>
          </table:table-cell>
          <table:table-cell table:number-columns-repeated="4"/>
          <table:table-cell table:formula="of:=ABS(([.B82]-[.C82])*100/[.B82])" office:value-type="float" office:value="4.8932384341637">
            <text:p>4.89</text:p>
          </table:table-cell>
          <table:table-cell table:formula="of:=ABS(([.B82]-[.D82])*100/[.B82])" office:value-type="float" office:value="2.04626334519574">
            <text:p>2.05</text:p>
          </table:table-cell>
          <table:table-cell table:number-columns-repeated="5"/>
          <table:table-cell table:formula="of:=ABS(([.C82]-[.B82]))" office:value-type="float" office:value="2.75">
            <text:p>2.75</text:p>
          </table:table-cell>
          <table:table-cell table:formula="of:=ABS(([.D82]-[.B82]))" office:value-type="float" office:value="1.15000000000001">
            <text:p>1.15</text:p>
          </table:table-cell>
          <table:table-cell table:number-columns-repeated="6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64.13">
            <text:p>64.13</text:p>
          </table:table-cell>
          <table:table-cell office:value-type="float" office:value="66.66">
            <text:p>66.66</text:p>
          </table:table-cell>
          <table:table-cell office:value-type="float" office:value="67.1">
            <text:p>67.1</text:p>
          </table:table-cell>
          <table:table-cell table:number-columns-repeated="4"/>
          <table:table-cell table:formula="of:=ABS(([.B83]-[.C83])*100/[.B83])" office:value-type="float" office:value="4.42622950819672">
            <text:p>4.43</text:p>
          </table:table-cell>
          <table:table-cell table:formula="of:=ABS(([.B83]-[.D83])*100/[.B83])" office:value-type="float" office:value="0.655737704918029">
            <text:p>0.66</text:p>
          </table:table-cell>
          <table:table-cell table:number-columns-repeated="5"/>
          <table:table-cell table:formula="of:=ABS(([.C83]-[.B83]))" office:value-type="float" office:value="2.97">
            <text:p>2.97</text:p>
          </table:table-cell>
          <table:table-cell table:formula="of:=ABS(([.D83]-[.B83]))" office:value-type="float" office:value="0.439999999999998">
            <text:p>0.44</text:p>
          </table:table-cell>
          <table:table-cell table:number-columns-repeated="6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35.86">
            <text:p>35.86</text:p>
          </table:table-cell>
          <table:table-cell office:value-type="float" office:value="29.83">
            <text:p>29.83</text:p>
          </table:table-cell>
          <table:table-cell office:value-type="float" office:value="30.2">
            <text:p>30.2</text:p>
          </table:table-cell>
          <table:table-cell table:number-columns-repeated="4"/>
          <table:table-cell table:formula="of:=ABS(([.B84]-[.C84])*100/[.B84])" office:value-type="float" office:value="18.7417218543046">
            <text:p>18.74</text:p>
          </table:table-cell>
          <table:table-cell table:formula="of:=ABS(([.B84]-[.D84])*100/[.B84])" office:value-type="float" office:value="1.22516556291391">
            <text:p>1.23</text:p>
          </table:table-cell>
          <table:table-cell table:number-columns-repeated="5"/>
          <table:table-cell table:formula="of:=ABS(([.C84]-[.B84]))" office:value-type="float" office:value="5.66">
            <text:p>5.66</text:p>
          </table:table-cell>
          <table:table-cell table:formula="of:=ABS(([.D84]-[.B84]))" office:value-type="float" office:value="0.370000000000001">
            <text:p>0.37</text:p>
          </table:table-cell>
          <table:table-cell table:number-columns-repeated="6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62.63">
            <text:p>62.63</text:p>
          </table:table-cell>
          <table:table-cell office:value-type="float" office:value="64.73">
            <text:p>64.73</text:p>
          </table:table-cell>
          <table:table-cell office:value-type="float" office:value="64.9">
            <text:p>64.9</text:p>
          </table:table-cell>
          <table:table-cell table:number-columns-repeated="4"/>
          <table:table-cell table:formula="of:=ABS(([.B85]-[.C85])*100/[.B85])" office:value-type="float" office:value="3.49768875192604">
            <text:p>3.5</text:p>
          </table:table-cell>
          <table:table-cell table:formula="of:=ABS(([.B85]-[.D85])*100/[.B85])" office:value-type="float" office:value="0.261941448382129">
            <text:p>0.26</text:p>
          </table:table-cell>
          <table:table-cell table:number-columns-repeated="5"/>
          <table:table-cell table:formula="of:=ABS(([.C85]-[.B85]))" office:value-type="float" office:value="2.27">
            <text:p>2.27</text:p>
          </table:table-cell>
          <table:table-cell table:formula="of:=ABS(([.D85]-[.B85]))" office:value-type="float" office:value="0.170000000000002">
            <text:p>0.17</text:p>
          </table:table-cell>
          <table:table-cell table:number-columns-repeated="6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49.22">
            <text:p>49.22</text:p>
          </table:table-cell>
          <table:table-cell office:value-type="float" office:value="48.96">
            <text:p>48.96</text:p>
          </table:table-cell>
          <table:table-cell office:value-type="float" office:value="45.7">
            <text:p>45.7</text:p>
          </table:table-cell>
          <table:table-cell table:number-columns-repeated="4"/>
          <table:table-cell table:formula="of:=ABS(([.B86]-[.C86])*100/[.B86])" office:value-type="float" office:value="7.70240700218818">
            <text:p>7.7</text:p>
          </table:table-cell>
          <table:table-cell table:formula="of:=ABS(([.B86]-[.D86])*100/[.B86])" office:value-type="float" office:value="7.13347921225382">
            <text:p>7.13</text:p>
          </table:table-cell>
          <table:table-cell table:number-columns-repeated="5"/>
          <table:table-cell table:formula="of:=ABS(([.C86]-[.B86]))" office:value-type="float" office:value="3.52">
            <text:p>3.52</text:p>
          </table:table-cell>
          <table:table-cell table:formula="of:=ABS(([.D86]-[.B86]))" office:value-type="float" office:value="3.26">
            <text:p>3.2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f:=AVERAGE([.J71:.J86])" office:value-type="float" office:value="6.61344944499448">
            <text:p>6.61</text:p>
          </table:table-cell>
          <table:table-cell table:formula="of:=AVERAGE([.K71:.K86])" office:value-type="float" office:value="1.90157041968496">
            <text:p>1.9</text:p>
          </table:table-cell>
          <table:table-cell table:number-columns-repeated="4"/>
          <table:table-cell office:value-type="string">
            <text:p>average</text:p>
          </table:table-cell>
          <table:table-cell table:formula="of:=AVERAGE([.Q71:.Q86])" office:value-type="float" office:value="2.719375">
            <text:p>2.72</text:p>
          </table:table-cell>
          <table:table-cell table:formula="of:=AVERAGE([.R71:.R86])" office:value-type="float" office:value="0.893125000000001">
            <text:p>0.89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RNA self complementary sequence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TmExp</text:p>
          </table:table-cell>
          <table:table-cell table:number-columns-repeated="16"/>
          <table:table-cell>
            <draw:frame table:end-cell-address="'MELTING 4_3'.AD110" table:end-x="0.864cm" table:end-y="0.284cm" draw:z-index="3" draw:style-name="gr1" svg:width="16.875cm" svg:height="8.008cm" svg:x="2.078cm" svg:y="0.387cm">
              <draw:object draw:notify-on-update-of-ranges="'MELTING 4_3'.B92:'MELTING 4_3'.B128 'MELTING 4_3'.C91:'MELTING 4_3'.C91 'MELTING 4_3'.C92:'MELTING 4_3'.C128 'MELTING 4_3'.B92:'MELTING 4_3'.B128 'MELTING 4_3'.D91:'MELTING 4_3'.D91 'MELTING 4_3'.D92:'MELTING 4_3'.D128 'MELTING 4_3'.B92:'MELTING 4_3'.B128 'MELTING 4_3'.E91:'MELTING 4_3'.E91 'MELTING 4_3'.E92:'MELTING 4_3'.E128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error percentage (ABS(Texp – Tcomp)/Texp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4"/>
          <table:table-cell office:value-type="string">
            <text:p>error degree difference (ABS(Texp – Tcomp)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6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45.95">
            <text:p>45.95</text:p>
          </table:table-cell>
          <table:table-cell office:value-type="float" office:value="40.08">
            <text:p>40.08</text:p>
          </table:table-cell>
          <table:table-cell office:value-type="float" office:value="45">
            <text:p>45</text:p>
          </table:table-cell>
          <table:table-cell table:number-columns-repeated="4"/>
          <table:table-cell table:formula="of:=ABS(([.B93]-[.C93])*100/[.B93])" office:value-type="float" office:value="2.11111111111112">
            <text:p>2.11</text:p>
          </table:table-cell>
          <table:table-cell table:formula="of:=ABS(([.B93]-[.D93])*100/[.B93])" office:value-type="float" office:value="10.9333333333333">
            <text:p>10.93</text:p>
          </table:table-cell>
          <table:table-cell table:number-columns-repeated="5"/>
          <table:table-cell table:formula="of:=ABS(([.C93]-[.B93]))" office:value-type="float" office:value="0.950000000000003">
            <text:p>0.95</text:p>
          </table:table-cell>
          <table:table-cell table:formula="of:=ABS(([.D93]-[.B93]))" office:value-type="float" office:value="4.92">
            <text:p>4.92</text:p>
          </table:table-cell>
          <table:table-cell table:number-columns-repeated="6"/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47.02">
            <text:p>47.02</text:p>
          </table:table-cell>
          <table:table-cell office:value-type="float" office:value="46.54">
            <text:p>46.54</text:p>
          </table:table-cell>
          <table:table-cell office:value-type="float" office:value="46.4">
            <text:p>46.4</text:p>
          </table:table-cell>
          <table:table-cell table:number-columns-repeated="4"/>
          <table:table-cell table:formula="of:=ABS(([.B94]-[.C94])*100/[.B94])" office:value-type="float" office:value="1.33620689655173">
            <text:p>1.34</text:p>
          </table:table-cell>
          <table:table-cell table:formula="of:=ABS(([.B94]-[.D94])*100/[.B94])" office:value-type="float" office:value="0.301724137931036">
            <text:p>0.3</text:p>
          </table:table-cell>
          <table:table-cell table:number-columns-repeated="5"/>
          <table:table-cell table:formula="of:=ABS(([.C94]-[.B94]))" office:value-type="float" office:value="0.620000000000005">
            <text:p>0.62</text:p>
          </table:table-cell>
          <table:table-cell table:formula="of:=ABS(([.D94]-[.B94]))" office:value-type="float" office:value="0.140000000000001">
            <text:p>0.14</text:p>
          </table:table-cell>
          <table:table-cell table:number-columns-repeated="6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50.97">
            <text:p>50.97</text:p>
          </table:table-cell>
          <table:table-cell office:value-type="float" office:value="48.22">
            <text:p>48.22</text:p>
          </table:table-cell>
          <table:table-cell office:value-type="float" office:value="45.7">
            <text:p>45.7</text:p>
          </table:table-cell>
          <table:table-cell table:number-columns-repeated="4"/>
          <table:table-cell table:formula="of:=ABS(([.B95]-[.C95])*100/[.B95])" office:value-type="float" office:value="11.5317286652079">
            <text:p>11.53</text:p>
          </table:table-cell>
          <table:table-cell table:formula="of:=ABS(([.B95]-[.D95])*100/[.B95])" office:value-type="float" office:value="5.51422319474835">
            <text:p>5.51</text:p>
          </table:table-cell>
          <table:table-cell table:number-columns-repeated="5"/>
          <table:table-cell table:formula="of:=ABS(([.C95]-[.B95]))" office:value-type="float" office:value="5.27">
            <text:p>5.27</text:p>
          </table:table-cell>
          <table:table-cell table:formula="of:=ABS(([.D95]-[.B95]))" office:value-type="float" office:value="2.52">
            <text:p>2.52</text:p>
          </table:table-cell>
          <table:table-cell table:number-columns-repeated="6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44.19">
            <text:p>44.19</text:p>
          </table:table-cell>
          <table:table-cell office:value-type="float" office:value="41.17">
            <text:p>41.17</text:p>
          </table:table-cell>
          <table:table-cell office:value-type="float" office:value="41.1">
            <text:p>41.1</text:p>
          </table:table-cell>
          <table:table-cell table:number-columns-repeated="4"/>
          <table:table-cell table:formula="of:=ABS(([.B96]-[.C96])*100/[.B96])" office:value-type="float" office:value="7.51824817518247">
            <text:p>7.52</text:p>
          </table:table-cell>
          <table:table-cell table:formula="of:=ABS(([.B96]-[.D96])*100/[.B96])" office:value-type="float" office:value="0.170316301703164">
            <text:p>0.17</text:p>
          </table:table-cell>
          <table:table-cell table:number-columns-repeated="5"/>
          <table:table-cell table:formula="of:=ABS(([.C96]-[.B96]))" office:value-type="float" office:value="3.09">
            <text:p>3.09</text:p>
          </table:table-cell>
          <table:table-cell table:formula="of:=ABS(([.D96]-[.B96]))" office:value-type="float" office:value="0.0700000000000003">
            <text:p>0.07</text:p>
          </table:table-cell>
          <table:table-cell table:number-columns-repeated="6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44.19">
            <text:p>44.19</text:p>
          </table:table-cell>
          <table:table-cell office:value-type="float" office:value="41.17">
            <text:p>41.17</text:p>
          </table:table-cell>
          <table:table-cell office:value-type="float" office:value="45.7">
            <text:p>45.7</text:p>
          </table:table-cell>
          <table:table-cell table:number-columns-repeated="4"/>
          <table:table-cell table:formula="of:=ABS(([.B97]-[.C97])*100/[.B97])" office:value-type="float" office:value="3.30415754923415">
            <text:p>3.3</text:p>
          </table:table-cell>
          <table:table-cell table:formula="of:=ABS(([.B97]-[.D97])*100/[.B97])" office:value-type="float" office:value="9.91247264770241">
            <text:p>9.91</text:p>
          </table:table-cell>
          <table:table-cell table:number-columns-repeated="5"/>
          <table:table-cell table:formula="of:=ABS(([.C97]-[.B97]))" office:value-type="float" office:value="1.51000000000001">
            <text:p>1.51</text:p>
          </table:table-cell>
          <table:table-cell table:formula="of:=ABS(([.D97]-[.B97]))" office:value-type="float" office:value="4.53">
            <text:p>4.53</text:p>
          </table:table-cell>
          <table:table-cell table:number-columns-repeated="6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56.23">
            <text:p>56.23</text:p>
          </table:table-cell>
          <table:table-cell office:value-type="float" office:value="51.77">
            <text:p>51.77</text:p>
          </table:table-cell>
          <table:table-cell office:value-type="float" office:value="53.9">
            <text:p>53.9</text:p>
          </table:table-cell>
          <table:table-cell table:number-columns-repeated="4"/>
          <table:table-cell table:formula="of:=ABS(([.B98]-[.C98])*100/[.B98])" office:value-type="float" office:value="4.32282003710575">
            <text:p>4.32</text:p>
          </table:table-cell>
          <table:table-cell table:formula="of:=ABS(([.B98]-[.D98])*100/[.B98])" office:value-type="float" office:value="3.95176252319109">
            <text:p>3.95</text:p>
          </table:table-cell>
          <table:table-cell table:number-columns-repeated="5"/>
          <table:table-cell table:formula="of:=ABS(([.C98]-[.B98]))" office:value-type="float" office:value="2.33">
            <text:p>2.33</text:p>
          </table:table-cell>
          <table:table-cell table:formula="of:=ABS(([.D98]-[.B98]))" office:value-type="float" office:value="2.13">
            <text:p>2.13</text:p>
          </table:table-cell>
          <table:table-cell table:number-columns-repeated="6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46.2">
            <text:p>46.2</text:p>
          </table:table-cell>
          <table:table-cell office:value-type="float" office:value="42.91">
            <text:p>42.91</text:p>
          </table:table-cell>
          <table:table-cell office:value-type="float" office:value="41.7">
            <text:p>41.7</text:p>
          </table:table-cell>
          <table:table-cell table:number-columns-repeated="4"/>
          <table:table-cell table:formula="of:=ABS(([.B99]-[.C99])*100/[.B99])" office:value-type="float" office:value="10.7913669064748">
            <text:p>10.79</text:p>
          </table:table-cell>
          <table:table-cell table:formula="of:=ABS(([.B99]-[.D99])*100/[.B99])" office:value-type="float" office:value="2.90167865707432">
            <text:p>2.9</text:p>
          </table:table-cell>
          <table:table-cell table:number-columns-repeated="5"/>
          <table:table-cell table:formula="of:=ABS(([.C99]-[.B99]))" office:value-type="float" office:value="4.5">
            <text:p>4.5</text:p>
          </table:table-cell>
          <table:table-cell table:formula="of:=ABS(([.D99]-[.B99]))" office:value-type="float" office:value="1.20999999999999">
            <text:p>1.21</text:p>
          </table:table-cell>
          <table:table-cell table:number-columns-repeated="6"/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34.54">
            <text:p>34.54</text:p>
          </table:table-cell>
          <table:table-cell office:value-type="float" office:value="29.08">
            <text:p>29.08</text:p>
          </table:table-cell>
          <table:table-cell office:value-type="float" office:value="26.6">
            <text:p>26.6</text:p>
          </table:table-cell>
          <table:table-cell table:number-columns-repeated="4"/>
          <table:table-cell table:formula="of:=ABS(([.B100]-[.C100])*100/[.B100])" office:value-type="float" office:value="29.8496240601504">
            <text:p>29.85</text:p>
          </table:table-cell>
          <table:table-cell table:formula="of:=ABS(([.B100]-[.D100])*100/[.B100])" office:value-type="float" office:value="9.32330827067668">
            <text:p>9.32</text:p>
          </table:table-cell>
          <table:table-cell table:number-columns-repeated="5"/>
          <table:table-cell table:formula="of:=ABS(([.C100]-[.B100]))" office:value-type="float" office:value="7.94">
            <text:p>7.94</text:p>
          </table:table-cell>
          <table:table-cell table:formula="of:=ABS(([.D100]-[.B100]))" office:value-type="float" office:value="2.48">
            <text:p>2.48</text:p>
          </table:table-cell>
          <table:table-cell table:number-columns-repeated="6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42.5">
            <text:p>42.5</text:p>
          </table:table-cell>
          <table:table-cell office:value-type="float" office:value="42.35">
            <text:p>42.35</text:p>
          </table:table-cell>
          <table:table-cell office:value-type="float" office:value="42.8">
            <text:p>42.8</text:p>
          </table:table-cell>
          <table:table-cell table:number-columns-repeated="4"/>
          <table:table-cell table:formula="of:=ABS(([.B101]-[.C101])*100/[.B101])" office:value-type="float" office:value="0.700934579439246">
            <text:p>0.7</text:p>
          </table:table-cell>
          <table:table-cell table:formula="of:=ABS(([.B101]-[.D101])*100/[.B101])" office:value-type="float" office:value="1.05140186915887">
            <text:p>1.05</text:p>
          </table:table-cell>
          <table:table-cell table:number-columns-repeated="5"/>
          <table:table-cell table:formula="of:=ABS(([.C101]-[.B101]))" office:value-type="float" office:value="0.299999999999997">
            <text:p>0.3</text:p>
          </table:table-cell>
          <table:table-cell table:formula="of:=ABS(([.D101]-[.B101]))" office:value-type="float" office:value="0.449999999999996">
            <text:p>0.45</text:p>
          </table:table-cell>
          <table:table-cell table:number-columns-repeated="6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45.95">
            <text:p>45.95</text:p>
          </table:table-cell>
          <table:table-cell office:value-type="float" office:value="43.62">
            <text:p>43.62</text:p>
          </table:table-cell>
          <table:table-cell office:value-type="float" office:value="41.4">
            <text:p>41.4</text:p>
          </table:table-cell>
          <table:table-cell table:number-columns-repeated="4"/>
          <table:table-cell table:formula="of:=ABS(([.B102]-[.C102])*100/[.B102])" office:value-type="float" office:value="10.9903381642512">
            <text:p>10.99</text:p>
          </table:table-cell>
          <table:table-cell table:formula="of:=ABS(([.B102]-[.D102])*100/[.B102])" office:value-type="float" office:value="5.36231884057971">
            <text:p>5.36</text:p>
          </table:table-cell>
          <table:table-cell table:number-columns-repeated="5"/>
          <table:table-cell table:formula="of:=ABS(([.C102]-[.B102]))" office:value-type="float" office:value="4.55">
            <text:p>4.55</text:p>
          </table:table-cell>
          <table:table-cell table:formula="of:=ABS(([.D102]-[.B102]))" office:value-type="float" office:value="2.22">
            <text:p>2.22</text:p>
          </table:table-cell>
          <table:table-cell table:number-columns-repeated="6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56.12">
            <text:p>56.12</text:p>
          </table:table-cell>
          <table:table-cell office:value-type="float" office:value="57.5">
            <text:p>57.5</text:p>
          </table:table-cell>
          <table:table-cell office:value-type="float" office:value="56.2">
            <text:p>56.2</text:p>
          </table:table-cell>
          <table:table-cell table:number-columns-repeated="4"/>
          <table:table-cell table:formula="of:=ABS(([.B103]-[.C103])*100/[.B103])" office:value-type="float" office:value="0.142348754448408">
            <text:p>0.14</text:p>
          </table:table-cell>
          <table:table-cell table:formula="of:=ABS(([.B103]-[.D103])*100/[.B103])" office:value-type="float" office:value="2.31316725978647">
            <text:p>2.31</text:p>
          </table:table-cell>
          <table:table-cell table:number-columns-repeated="5"/>
          <table:table-cell table:formula="of:=ABS(([.C103]-[.B103]))" office:value-type="float" office:value="0.0800000000000054">
            <text:p>0.08</text:p>
          </table:table-cell>
          <table:table-cell table:formula="of:=ABS(([.D103]-[.B103]))" office:value-type="float" office:value="1.3">
            <text:p>1.3</text:p>
          </table:table-cell>
          <table:table-cell table:number-columns-repeated="6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56.14">
            <text:p>56.14</text:p>
          </table:table-cell>
          <table:table-cell office:value-type="float" office:value="51.58">
            <text:p>51.58</text:p>
          </table:table-cell>
          <table:table-cell office:value-type="float" office:value="52">
            <text:p>52</text:p>
          </table:table-cell>
          <table:table-cell table:number-columns-repeated="4"/>
          <table:table-cell table:formula="of:=ABS(([.B104]-[.C104])*100/[.B104])" office:value-type="float" office:value="7.96153846153846">
            <text:p>7.96</text:p>
          </table:table-cell>
          <table:table-cell table:formula="of:=ABS(([.B104]-[.D104])*100/[.B104])" office:value-type="float" office:value="0.807692307692311">
            <text:p>0.81</text:p>
          </table:table-cell>
          <table:table-cell table:number-columns-repeated="5"/>
          <table:table-cell table:formula="of:=ABS(([.C104]-[.B104]))" office:value-type="float" office:value="4.14">
            <text:p>4.14</text:p>
          </table:table-cell>
          <table:table-cell table:formula="of:=ABS(([.D104]-[.B104]))" office:value-type="float" office:value="0.420000000000002">
            <text:p>0.42</text:p>
          </table:table-cell>
          <table:table-cell table:number-columns-repeated="6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45.23">
            <text:p>45.23</text:p>
          </table:table-cell>
          <table:table-cell office:value-type="float" office:value="44.14">
            <text:p>44.14</text:p>
          </table:table-cell>
          <table:table-cell office:value-type="float" office:value="44">
            <text:p>44</text:p>
          </table:table-cell>
          <table:table-cell table:number-columns-repeated="4"/>
          <table:table-cell table:formula="of:=ABS(([.B105]-[.C105])*100/[.B105])" office:value-type="float" office:value="2.79545454545454">
            <text:p>2.8</text:p>
          </table:table-cell>
          <table:table-cell table:formula="of:=ABS(([.B105]-[.D105])*100/[.B105])" office:value-type="float" office:value="0.318181818181819">
            <text:p>0.32</text:p>
          </table:table-cell>
          <table:table-cell table:number-columns-repeated="5"/>
          <table:table-cell table:formula="of:=ABS(([.C105]-[.B105]))" office:value-type="float" office:value="1.23">
            <text:p>1.23</text:p>
          </table:table-cell>
          <table:table-cell table:formula="of:=ABS(([.D105]-[.B105]))" office:value-type="float" office:value="0.140000000000001">
            <text:p>0.14</text:p>
          </table:table-cell>
          <table:table-cell table:number-columns-repeated="6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46.8">
            <text:p>46.8</text:p>
          </table:table-cell>
          <table:table-cell office:value-type="float" office:value="45.06">
            <text:p>45.06</text:p>
          </table:table-cell>
          <table:table-cell office:value-type="float" office:value="46.2">
            <text:p>46.2</text:p>
          </table:table-cell>
          <table:table-cell table:number-columns-repeated="4"/>
          <table:table-cell table:formula="of:=ABS(([.B106]-[.C106])*100/[.B106])" office:value-type="float" office:value="1.29870129870129">
            <text:p>1.3</text:p>
          </table:table-cell>
          <table:table-cell table:formula="of:=ABS(([.B106]-[.D106])*100/[.B106])" office:value-type="float" office:value="2.46753246753247">
            <text:p>2.47</text:p>
          </table:table-cell>
          <table:table-cell table:number-columns-repeated="5"/>
          <table:table-cell table:formula="of:=ABS(([.C106]-[.B106]))" office:value-type="float" office:value="0.599999999999994">
            <text:p>0.6</text:p>
          </table:table-cell>
          <table:table-cell table:formula="of:=ABS(([.D106]-[.B106]))" office:value-type="float" office:value="1.14">
            <text:p>1.14</text:p>
          </table:table-cell>
          <table:table-cell table:number-columns-repeated="6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45.84">
            <text:p>45.84</text:p>
          </table:table-cell>
          <table:table-cell office:value-type="float" office:value="46.54">
            <text:p>46.54</text:p>
          </table:table-cell>
          <table:table-cell office:value-type="float" office:value="43.1">
            <text:p>43.1</text:p>
          </table:table-cell>
          <table:table-cell table:number-columns-repeated="4"/>
          <table:table-cell table:formula="of:=ABS(([.B107]-[.C107])*100/[.B107])" office:value-type="float" office:value="6.35730858468678">
            <text:p>6.36</text:p>
          </table:table-cell>
          <table:table-cell table:formula="of:=ABS(([.B107]-[.D107])*100/[.B107])" office:value-type="float" office:value="7.9814385150812">
            <text:p>7.98</text:p>
          </table:table-cell>
          <table:table-cell table:number-columns-repeated="5"/>
          <table:table-cell table:formula="of:=ABS(([.C107]-[.B107]))" office:value-type="float" office:value="2.74">
            <text:p>2.74</text:p>
          </table:table-cell>
          <table:table-cell table:formula="of:=ABS(([.D107]-[.B107]))" office:value-type="float" office:value="3.44">
            <text:p>3.44</text:p>
          </table:table-cell>
          <table:table-cell table:number-columns-repeated="6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20.62">
            <text:p>20.62</text:p>
          </table:table-cell>
          <table:table-cell office:value-type="float" office:value="18.7">
            <text:p>18.7</text:p>
          </table:table-cell>
          <table:table-cell office:value-type="float" office:value="19.3">
            <text:p>19.3</text:p>
          </table:table-cell>
          <table:table-cell table:number-columns-repeated="4"/>
          <table:table-cell table:formula="of:=ABS(([.B108]-[.C108])*100/[.B108])" office:value-type="float" office:value="6.83937823834197">
            <text:p>6.84</text:p>
          </table:table-cell>
          <table:table-cell table:formula="of:=ABS(([.B108]-[.D108])*100/[.B108])" office:value-type="float" office:value="3.10880829015545">
            <text:p>3.11</text:p>
          </table:table-cell>
          <table:table-cell table:number-columns-repeated="5"/>
          <table:table-cell table:formula="of:=ABS(([.C108]-[.B108]))" office:value-type="float" office:value="1.32">
            <text:p>1.32</text:p>
          </table:table-cell>
          <table:table-cell table:formula="of:=ABS(([.D108]-[.B108]))" office:value-type="float" office:value="0.600000000000001">
            <text:p>0.6</text:p>
          </table:table-cell>
          <table:table-cell table:number-columns-repeated="6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45.91">
            <text:p>45.91</text:p>
          </table:table-cell>
          <table:table-cell office:value-type="float" office:value="48.06">
            <text:p>48.06</text:p>
          </table:table-cell>
          <table:table-cell office:value-type="float" office:value="50">
            <text:p>50</text:p>
          </table:table-cell>
          <table:table-cell table:number-columns-repeated="4"/>
          <table:table-cell table:formula="of:=AVERAGE([.J93:.J108])" office:value-type="float" office:value="6.74070412674251">
            <text:p>6.74</text:p>
          </table:table-cell>
          <table:table-cell table:formula="of:=AVERAGE([.K93:.K108])" office:value-type="float" office:value="4.15121002715804">
            <text:p>4.15</text:p>
          </table:table-cell>
          <table:table-cell table:number-columns-repeated="5"/>
          <table:table-cell table:formula="of:=ABS(([.C109]-[.B109]))" office:value-type="float" office:value="4.09">
            <text:p>4.09</text:p>
          </table:table-cell>
          <table:table-cell table:formula="of:=ABS(([.D109]-[.B109]))" office:value-type="float" office:value="1.94">
            <text:p>1.94</text:p>
          </table:table-cell>
          <table:table-cell table:number-columns-repeated="6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57.17">
            <text:p>57.17</text:p>
          </table:table-cell>
          <table:table-cell office:value-type="float" office:value="55.9">
            <text:p>55.9</text:p>
          </table:table-cell>
          <table:table-cell office:value-type="float" office:value="57.2">
            <text:p>57.2</text:p>
          </table:table-cell>
          <table:table-cell table:number-columns-repeated="4"/>
          <table:table-cell table:formula="of:=ABS(([.B110]-[.C110])*100/[.B110])" office:value-type="float" office:value="0.0524475524475544">
            <text:p>0.05</text:p>
          </table:table-cell>
          <table:table-cell table:formula="of:=ABS(([.B110]-[.D110])*100/[.B110])" office:value-type="float" office:value="2.27272727272728">
            <text:p>2.27</text:p>
          </table:table-cell>
          <table:table-cell table:number-columns-repeated="5"/>
          <table:table-cell table:formula="of:=ABS(([.C110]-[.B110]))" office:value-type="float" office:value="0.0300000000000011">
            <text:p>0.03</text:p>
          </table:table-cell>
          <table:table-cell table:formula="of:=ABS(([.D110]-[.B110]))" office:value-type="float" office:value="1.3">
            <text:p>1.3</text:p>
          </table:table-cell>
          <table:table-cell table:number-columns-repeated="6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69">
            <text:p>69</text:p>
          </table:table-cell>
          <table:table-cell office:value-type="float" office:value="66.56">
            <text:p>66.56</text:p>
          </table:table-cell>
          <table:table-cell office:value-type="float" office:value="67.2">
            <text:p>67.2</text:p>
          </table:table-cell>
          <table:table-cell table:number-columns-repeated="4"/>
          <table:table-cell table:formula="of:=ABS(([.B111]-[.C111])*100/[.B111])" office:value-type="float" office:value="2.67857142857142">
            <text:p>2.68</text:p>
          </table:table-cell>
          <table:table-cell table:formula="of:=ABS(([.B111]-[.D111])*100/[.B111])" office:value-type="float" office:value="0.952380952380953">
            <text:p>0.95</text:p>
          </table:table-cell>
          <table:table-cell table:number-columns-repeated="5"/>
          <table:table-cell table:formula="of:=ABS(([.C111]-[.B111]))" office:value-type="float" office:value="1.8">
            <text:p>1.8</text:p>
          </table:table-cell>
          <table:table-cell table:formula="of:=ABS(([.D111]-[.B111]))" office:value-type="float" office:value="0.640000000000001">
            <text:p>0.64</text:p>
          </table:table-cell>
          <table:table-cell table:number-columns-repeated="6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63.47">
            <text:p>63.47</text:p>
          </table:table-cell>
          <table:table-cell office:value-type="float" office:value="62.18">
            <text:p>62.18</text:p>
          </table:table-cell>
          <table:table-cell office:value-type="float" office:value="59.8">
            <text:p>59.8</text:p>
          </table:table-cell>
          <table:table-cell table:number-columns-repeated="4"/>
          <table:table-cell table:formula="of:=ABS(([.B112]-[.C112])*100/[.B112])" office:value-type="float" office:value="6.1371237458194">
            <text:p>6.14</text:p>
          </table:table-cell>
          <table:table-cell table:formula="of:=ABS(([.B112]-[.D112])*100/[.B112])" office:value-type="float" office:value="3.9799331103679">
            <text:p>3.98</text:p>
          </table:table-cell>
          <table:table-cell table:number-columns-repeated="5"/>
          <table:table-cell table:formula="of:=ABS(([.C112]-[.B112]))" office:value-type="float" office:value="3.67">
            <text:p>3.67</text:p>
          </table:table-cell>
          <table:table-cell table:formula="of:=ABS(([.D112]-[.B112]))" office:value-type="float" office:value="2.38">
            <text:p>2.38</text:p>
          </table:table-cell>
          <table:table-cell table:number-columns-repeated="6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43.05">
            <text:p>43.05</text:p>
          </table:table-cell>
          <table:table-cell office:value-type="float" office:value="40.33">
            <text:p>40.33</text:p>
          </table:table-cell>
          <table:table-cell office:value-type="float" office:value="42">
            <text:p>42</text:p>
          </table:table-cell>
          <table:table-cell table:number-columns-repeated="4"/>
          <table:table-cell table:formula="of:=ABS(([.B113]-[.C113])*100/[.B113])" office:value-type="float" office:value="2.49999999999999">
            <text:p>2.5</text:p>
          </table:table-cell>
          <table:table-cell table:formula="of:=ABS(([.B113]-[.D113])*100/[.B113])" office:value-type="float" office:value="3.97619047619048">
            <text:p>3.98</text:p>
          </table:table-cell>
          <table:table-cell table:number-columns-repeated="5"/>
          <table:table-cell table:formula="of:=ABS(([.C113]-[.B113]))" office:value-type="float" office:value="1.05">
            <text:p>1.05</text:p>
          </table:table-cell>
          <table:table-cell table:formula="of:=ABS(([.D113]-[.B113]))" office:value-type="float" office:value="1.67">
            <text:p>1.67</text:p>
          </table:table-cell>
          <table:table-cell table:number-columns-repeated="6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office:value-type="float" office:value="39.1">
            <text:p>39.1</text:p>
          </table:table-cell>
          <table:table-cell table:number-columns-repeated="4"/>
          <table:table-cell table:formula="of:=ABS(([.B114]-[.C114])*100/[.B114])" office:value-type="float" office:value="0.127877237851655">
            <text:p>0.13</text:p>
          </table:table-cell>
          <table:table-cell table:formula="of:=ABS(([.B114]-[.D114])*100/[.B114])" office:value-type="float" office:value="0.639386189258312">
            <text:p>0.64</text:p>
          </table:table-cell>
          <table:table-cell table:number-columns-repeated="5"/>
          <table:table-cell table:formula="of:=ABS(([.C114]-[.B114]))" office:value-type="float" office:value="0.0499999999999972">
            <text:p>0.05</text:p>
          </table:table-cell>
          <table:table-cell table:formula="of:=ABS(([.D114]-[.B114]))"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59.36">
            <text:p>59.36</text:p>
          </table:table-cell>
          <table:table-cell office:value-type="float" office:value="55.89">
            <text:p>55.89</text:p>
          </table:table-cell>
          <table:table-cell office:value-type="float" office:value="55.3">
            <text:p>55.3</text:p>
          </table:table-cell>
          <table:table-cell table:number-columns-repeated="4"/>
          <table:table-cell table:formula="of:=ABS(([.B115]-[.C115])*100/[.B115])" office:value-type="float" office:value="7.34177215189874">
            <text:p>7.34</text:p>
          </table:table-cell>
          <table:table-cell table:formula="of:=ABS(([.B115]-[.D115])*100/[.B115])" office:value-type="float" office:value="1.06690777576854">
            <text:p>1.07</text:p>
          </table:table-cell>
          <table:table-cell table:number-columns-repeated="5"/>
          <table:table-cell table:formula="of:=ABS(([.C115]-[.B115]))" office:value-type="float" office:value="4.06">
            <text:p>4.06</text:p>
          </table:table-cell>
          <table:table-cell table:formula="of:=ABS(([.D115]-[.B115]))" office:value-type="float" office:value="0.590000000000003">
            <text:p>0.59</text:p>
          </table:table-cell>
          <table:table-cell table:number-columns-repeated="6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46.92">
            <text:p>46.92</text:p>
          </table:table-cell>
          <table:table-cell office:value-type="float" office:value="41.62">
            <text:p>41.62</text:p>
          </table:table-cell>
          <table:table-cell office:value-type="float" office:value="54.9">
            <text:p>54.9</text:p>
          </table:table-cell>
          <table:table-cell table:number-columns-repeated="4"/>
          <table:table-cell table:formula="of:=ABS(([.B116]-[.C116])*100/[.B116])" office:value-type="float" office:value="14.5355191256831">
            <text:p>14.54</text:p>
          </table:table-cell>
          <table:table-cell table:formula="of:=ABS(([.B116]-[.D116])*100/[.B116])" office:value-type="float" office:value="24.1894353369763">
            <text:p>24.19</text:p>
          </table:table-cell>
          <table:table-cell table:number-columns-repeated="5"/>
          <table:table-cell table:formula="of:=ABS(([.C116]-[.B116]))" office:value-type="float" office:value="7.98">
            <text:p>7.98</text:p>
          </table:table-cell>
          <table:table-cell table:formula="of:=ABS(([.D116]-[.B116]))" office:value-type="float" office:value="13.28">
            <text:p>13.28</text:p>
          </table:table-cell>
          <table:table-cell table:number-columns-repeated="6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45.84">
            <text:p>45.84</text:p>
          </table:table-cell>
          <table:table-cell office:value-type="float" office:value="46.54">
            <text:p>46.54</text:p>
          </table:table-cell>
          <table:table-cell office:value-type="float" office:value="45.3">
            <text:p>45.3</text:p>
          </table:table-cell>
          <table:table-cell table:number-columns-repeated="4"/>
          <table:table-cell table:formula="of:=ABS(([.B117]-[.C117])*100/[.B117])" office:value-type="float" office:value="1.19205298013246">
            <text:p>1.19</text:p>
          </table:table-cell>
          <table:table-cell table:formula="of:=ABS(([.B117]-[.D117])*100/[.B117])" office:value-type="float" office:value="2.73730684326711">
            <text:p>2.74</text:p>
          </table:table-cell>
          <table:table-cell table:number-columns-repeated="5"/>
          <table:table-cell table:formula="of:=ABS(([.C117]-[.B117]))" office:value-type="float" office:value="0.540000000000006">
            <text:p>0.54</text:p>
          </table:table-cell>
          <table:table-cell table:formula="of:=ABS(([.D117]-[.B117]))" office:value-type="float" office:value="1.24">
            <text:p>1.24</text:p>
          </table:table-cell>
          <table:table-cell table:number-columns-repeated="6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50.18">
            <text:p>50.18</text:p>
          </table:table-cell>
          <table:table-cell office:value-type="float" office:value="49.72">
            <text:p>49.72</text:p>
          </table:table-cell>
          <table:table-cell office:value-type="float" office:value="49.3">
            <text:p>49.3</text:p>
          </table:table-cell>
          <table:table-cell table:number-columns-repeated="4"/>
          <table:table-cell table:formula="of:=ABS(([.B118]-[.C118])*100/[.B118])" office:value-type="float" office:value="1.78498985801218">
            <text:p>1.78</text:p>
          </table:table-cell>
          <table:table-cell table:formula="of:=ABS(([.B118]-[.D118])*100/[.B118])" office:value-type="float" office:value="0.85192697768763">
            <text:p>0.85</text:p>
          </table:table-cell>
          <table:table-cell table:number-columns-repeated="5"/>
          <table:table-cell table:formula="of:=ABS(([.C118]-[.B118]))" office:value-type="float" office:value="0.880000000000003">
            <text:p>0.88</text:p>
          </table:table-cell>
          <table:table-cell table:formula="of:=ABS(([.D118]-[.B118]))" office:value-type="float" office:value="0.420000000000002">
            <text:p>0.42</text:p>
          </table:table-cell>
          <table:table-cell table:number-columns-repeated="6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49.8">
            <text:p>49.8</text:p>
          </table:table-cell>
          <table:table-cell office:value-type="float" office:value="48.91">
            <text:p>48.91</text:p>
          </table:table-cell>
          <table:table-cell office:value-type="float" office:value="48.7">
            <text:p>48.7</text:p>
          </table:table-cell>
          <table:table-cell table:number-columns-repeated="4"/>
          <table:table-cell table:formula="of:=ABS(([.B119]-[.C119])*100/[.B119])" office:value-type="float" office:value="2.25872689938397">
            <text:p>2.26</text:p>
          </table:table-cell>
          <table:table-cell table:formula="of:=ABS(([.B119]-[.D119])*100/[.B119])" office:value-type="float" office:value="0.431211498973293">
            <text:p>0.43</text:p>
          </table:table-cell>
          <table:table-cell table:number-columns-repeated="5"/>
          <table:table-cell table:formula="of:=ABS(([.C119]-[.B119]))" office:value-type="float" office:value="1.09999999999999">
            <text:p>1.1</text:p>
          </table:table-cell>
          <table:table-cell table:formula="of:=ABS(([.D119]-[.B119]))" office:value-type="float" office:value="0.209999999999994">
            <text:p>0.21</text:p>
          </table:table-cell>
          <table:table-cell table:number-columns-repeated="6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53.63">
            <text:p>53.63</text:p>
          </table:table-cell>
          <table:table-cell office:value-type="float" office:value="52.44">
            <text:p>52.44</text:p>
          </table:table-cell>
          <table:table-cell office:value-type="float" office:value="52.3">
            <text:p>52.3</text:p>
          </table:table-cell>
          <table:table-cell table:number-columns-repeated="4"/>
          <table:table-cell table:formula="of:=ABS(([.B120]-[.C120])*100/[.B120])" office:value-type="float" office:value="2.54302103250479">
            <text:p>2.54</text:p>
          </table:table-cell>
          <table:table-cell table:formula="of:=ABS(([.B120]-[.D120])*100/[.B120])" office:value-type="float" office:value="0.267686424474188">
            <text:p>0.27</text:p>
          </table:table-cell>
          <table:table-cell table:number-columns-repeated="5"/>
          <table:table-cell table:formula="of:=ABS(([.C120]-[.B120]))" office:value-type="float" office:value="1.33000000000001">
            <text:p>1.33</text:p>
          </table:table-cell>
          <table:table-cell table:formula="of:=ABS(([.D120]-[.B120]))" office:value-type="float" office:value="0.140000000000001">
            <text:p>0.14</text:p>
          </table:table-cell>
          <table:table-cell table:number-columns-repeated="6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60.39">
            <text:p>60.39</text:p>
          </table:table-cell>
          <table:table-cell office:value-type="float" office:value="58.43">
            <text:p>58.43</text:p>
          </table:table-cell>
          <table:table-cell office:value-type="float" office:value="57.8">
            <text:p>57.8</text:p>
          </table:table-cell>
          <table:table-cell table:number-columns-repeated="4"/>
          <table:table-cell table:formula="of:=ABS(([.B121]-[.C121])*100/[.B121])" office:value-type="float" office:value="4.48096885813149">
            <text:p>4.48</text:p>
          </table:table-cell>
          <table:table-cell table:formula="of:=ABS(([.B121]-[.D121])*100/[.B121])" office:value-type="float" office:value="1.08996539792388">
            <text:p>1.09</text:p>
          </table:table-cell>
          <table:table-cell table:number-columns-repeated="5"/>
          <table:table-cell table:formula="of:=ABS(([.C121]-[.B121]))" office:value-type="float" office:value="2.59">
            <text:p>2.59</text:p>
          </table:table-cell>
          <table:table-cell table:formula="of:=ABS(([.D121]-[.B121]))" office:value-type="float" office:value="0.630000000000003">
            <text:p>0.63</text:p>
          </table:table-cell>
          <table:table-cell table:number-columns-repeated="6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66.36">
            <text:p>66.36</text:p>
          </table:table-cell>
          <table:table-cell office:value-type="float" office:value="63.06">
            <text:p>63.06</text:p>
          </table:table-cell>
          <table:table-cell office:value-type="float" office:value="62.1">
            <text:p>62.1</text:p>
          </table:table-cell>
          <table:table-cell table:number-columns-repeated="4"/>
          <table:table-cell table:formula="of:=ABS(([.B122]-[.C122])*100/[.B122])" office:value-type="float" office:value="6.85990338164251">
            <text:p>6.86</text:p>
          </table:table-cell>
          <table:table-cell table:formula="of:=ABS(([.B122]-[.D122])*100/[.B122])" office:value-type="float" office:value="1.54589371980676">
            <text:p>1.55</text:p>
          </table:table-cell>
          <table:table-cell table:number-columns-repeated="5"/>
          <table:table-cell table:formula="of:=ABS(([.C122]-[.B122]))" office:value-type="float" office:value="4.26">
            <text:p>4.26</text:p>
          </table:table-cell>
          <table:table-cell table:formula="of:=ABS(([.D122]-[.B122]))" office:value-type="float" office:value="0.960000000000001">
            <text:p>0.96</text:p>
          </table:table-cell>
          <table:table-cell table:number-columns-repeated="6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27.13">
            <text:p>27.13</text:p>
          </table:table-cell>
          <table:table-cell office:value-type="float" office:value="25.19">
            <text:p>25.19</text:p>
          </table:table-cell>
          <table:table-cell office:value-type="float" office:value="27.2">
            <text:p>27.2</text:p>
          </table:table-cell>
          <table:table-cell table:number-columns-repeated="4"/>
          <table:table-cell table:formula="of:=ABS(([.B123]-[.C123])*100/[.B123])" office:value-type="float" office:value="0.257352941176472">
            <text:p>0.26</text:p>
          </table:table-cell>
          <table:table-cell table:formula="of:=ABS(([.B123]-[.D123])*100/[.B123])" office:value-type="float" office:value="7.38970588235293">
            <text:p>7.39</text:p>
          </table:table-cell>
          <table:table-cell table:number-columns-repeated="5"/>
          <table:table-cell table:formula="of:=ABS(([.C123]-[.B123]))" office:value-type="float" office:value="0.0700000000000003">
            <text:p>0.07</text:p>
          </table:table-cell>
          <table:table-cell table:formula="of:=ABS(([.D123]-[.B123]))" office:value-type="float" office:value="2.01">
            <text:p>2.01</text:p>
          </table:table-cell>
          <table:table-cell table:number-columns-repeated="6"/>
        </table:table-row>
        <table:table-row table:style-name="ro1">
          <table:table-cell office:value-type="string">
            <text:p>AUGCGCAU</text:p>
          </table:table-cell>
          <table:table-cell office:value-type="float" office:value="60.3">
            <text:p>60.3</text:p>
          </table:table-cell>
          <table:table-cell office:value-type="float" office:value="62.62">
            <text:p>62.62</text:p>
          </table:table-cell>
          <table:table-cell office:value-type="float" office:value="58.65">
            <text:p>58.65</text:p>
          </table:table-cell>
          <table:table-cell office:value-type="float" office:value="60.3">
            <text:p>60.3</text:p>
          </table:table-cell>
          <table:table-cell table:number-columns-repeated="4"/>
          <table:table-cell table:formula="of:=ABS(([.B124]-[.C124])*100/[.B124])" office:value-type="float" office:value="3.84742951907131">
            <text:p>3.85</text:p>
          </table:table-cell>
          <table:table-cell table:formula="of:=ABS(([.B124]-[.D124])*100/[.B124])" office:value-type="float" office:value="2.7363184079602">
            <text:p>2.74</text:p>
          </table:table-cell>
          <table:table-cell table:number-columns-repeated="5"/>
          <table:table-cell table:formula="of:=ABS(([.C124]-[.B124]))" office:value-type="float" office:value="2.32">
            <text:p>2.32</text:p>
          </table:table-cell>
          <table:table-cell table:formula="of:=ABS(([.D124]-[.B124]))" office:value-type="float" office:value="1.65">
            <text:p>1.65</text:p>
          </table:table-cell>
          <table:table-cell table:number-columns-repeated="6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63.47">
            <text:p>63.47</text:p>
          </table:table-cell>
          <table:table-cell office:value-type="float" office:value="62.18">
            <text:p>62.18</text:p>
          </table:table-cell>
          <table:table-cell office:value-type="float" office:value="63.2">
            <text:p>63.2</text:p>
          </table:table-cell>
          <table:table-cell table:number-columns-repeated="4"/>
          <table:table-cell table:formula="of:=ABS(([.B125]-[.C125])*100/[.B125])" office:value-type="float" office:value="0.427215189873411">
            <text:p>0.43</text:p>
          </table:table-cell>
          <table:table-cell table:formula="of:=ABS(([.B125]-[.D125])*100/[.B125])" office:value-type="float" office:value="1.61392405063292">
            <text:p>1.61</text:p>
          </table:table-cell>
          <table:table-cell table:number-columns-repeated="5"/>
          <table:table-cell table:formula="of:=ABS(([.C125]-[.B125]))" office:value-type="float" office:value="0.269999999999996">
            <text:p>0.27</text:p>
          </table:table-cell>
          <table:table-cell table:formula="of:=ABS(([.D125]-[.B125]))" office:value-type="float" office:value="1.02">
            <text:p>1.02</text:p>
          </table:table-cell>
          <table:table-cell table:number-columns-repeated="6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44.19">
            <text:p>44.19</text:p>
          </table:table-cell>
          <table:table-cell office:value-type="float" office:value="41.17">
            <text:p>41.17</text:p>
          </table:table-cell>
          <table:table-cell office:value-type="float" office:value="40.3">
            <text:p>40.3</text:p>
          </table:table-cell>
          <table:table-cell table:number-columns-repeated="4"/>
          <table:table-cell table:formula="of:=AVERAGE([.J110:.J125])" office:value-type="float" office:value="3.56406074388753">
            <text:p>3.56</text:p>
          </table:table-cell>
          <table:table-cell table:formula="of:=AVERAGE([.K110:.K125])" office:value-type="float" office:value="3.48380626979679">
            <text:p>3.48</text:p>
          </table:table-cell>
          <table:table-cell table:number-columns-repeated="5"/>
          <table:table-cell table:formula="of:=ABS(([.C126]-[.B126]))" office:value-type="float" office:value="3.89">
            <text:p>3.89</text:p>
          </table:table-cell>
          <table:table-cell table:formula="of:=ABS(([.D126]-[.B126]))" office:value-type="float" office:value="0.870000000000005">
            <text:p>0.87</text:p>
          </table:table-cell>
          <table:table-cell table:number-columns-repeated="6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45.95">
            <text:p>45.95</text:p>
          </table:table-cell>
          <table:table-cell office:value-type="float" office:value="43.62">
            <text:p>43.62</text:p>
          </table:table-cell>
          <table:table-cell office:value-type="float" office:value="45.1">
            <text:p>45.1</text:p>
          </table:table-cell>
          <table:table-cell table:number-columns-repeated="4"/>
          <table:table-cell table:formula="of:=ABS(([.B127]-[.C127])*100/[.B127])" office:value-type="float" office:value="1.88470066518847">
            <text:p>1.88</text:p>
          </table:table-cell>
          <table:table-cell table:formula="of:=ABS(([.B127]-[.D127])*100/[.B127])" office:value-type="float" office:value="3.28159645232817">
            <text:p>3.28</text:p>
          </table:table-cell>
          <table:table-cell table:number-columns-repeated="5"/>
          <table:table-cell table:formula="of:=ABS(([.C127]-[.B127]))" office:value-type="float" office:value="0.850000000000001">
            <text:p>0.85</text:p>
          </table:table-cell>
          <table:table-cell table:formula="of:=ABS(([.D127]-[.B127]))" office:value-type="float" office:value="1.48">
            <text:p>1.48</text:p>
          </table:table-cell>
          <table:table-cell table:number-columns-repeated="6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38">
            <text:p>38</text:p>
          </table:table-cell>
          <table:table-cell office:value-type="float" office:value="39.57">
            <text:p>39.57</text:p>
          </table:table-cell>
          <table:table-cell office:value-type="float" office:value="38.3">
            <text:p>38.3</text:p>
          </table:table-cell>
          <table:table-cell table:number-columns-repeated="4"/>
          <table:table-cell table:formula="of:=ABS(([.B128]-[.C128])*100/[.B128])" office:value-type="float" office:value="0.783289817232369">
            <text:p>0.78</text:p>
          </table:table-cell>
          <table:table-cell table:formula="of:=ABS(([.B128]-[.D128])*100/[.B128])" office:value-type="float" office:value="3.3159268929504">
            <text:p>3.32</text:p>
          </table:table-cell>
          <table:table-cell table:number-columns-repeated="5"/>
          <table:table-cell table:formula="of:=ABS(([.C128]-[.B128]))" office:value-type="float" office:value="0.299999999999997">
            <text:p>0.3</text:p>
          </table:table-cell>
          <table:table-cell table:formula="of:=ABS(([.D128]-[.B128]))" office:value-type="float" office:value="1.27">
            <text:p>1.2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f:=AVERAGE([.J93:.J128])" office:value-type="float" office:value="4.94024981342032">
            <text:p>4.94</text:p>
          </table:table-cell>
          <table:table-cell table:formula="of:=AVERAGE([.K93:.K128])" office:value-type="float" office:value="3.78868889981974">
            <text:p>3.79</text:p>
          </table:table-cell>
          <table:table-cell table:number-columns-repeated="4"/>
          <table:table-cell office:value-type="string">
            <text:p>average</text:p>
          </table:table-cell>
          <table:table-cell table:formula="of:=AVERAGE([.Q93:.Q128])" office:value-type="float" office:value="2.28611111111111">
            <text:p>2.29</text:p>
          </table:table-cell>
          <table:table-cell table:formula="of:=AVERAGE([.R93:.R128])" office:value-type="float" office:value="1.71277777777778">
            <text:p>1.71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DNA/RNA duplexe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ug95a.nn </text:p>
          </table:table-cell>
          <table:table-cell office:value-type="string">
            <text:p><text:s/>TmExp 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>
            <text:p>error percentage (ABS(Texp – Tcomp)/Texp)</text:p>
          </table:table-cell>
          <table:table-cell office:value-type="string">
            <text:p><text:s/>sug95</text:p>
          </table:table-cell>
          <table:table-cell table:number-columns-repeated="5"/>
          <table:table-cell office:value-type="string">
            <text:p>error degree difference (ABS(Texp – Tcomp))</text:p>
          </table:table-cell>
          <table:table-cell office:value-type="string">
            <text:p><text:s/>sug95</text:p>
          </table:table-cell>
          <table:table-cell table:number-columns-repeated="7"/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7.9">
            <text:p>47.9</text:p>
          </table:table-cell>
          <table:table-cell office:value-type="float" office:value="48.3">
            <text:p>48.3</text:p>
          </table:table-cell>
          <table:table-cell table:number-columns-repeated="5"/>
          <table:table-cell table:formula="of:=ABS(([.B135]-[.C135])*100/[.B135])" office:value-type="float" office:value="0.828157349896478">
            <text:p>0.83</text:p>
          </table:table-cell>
          <table:table-cell table:number-columns-repeated="6"/>
          <table:table-cell table:formula="of:=ABS(([.C135]-[.B135]))" office:value-type="float" office:value="0.399999999999999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40.76">
            <text:p>40.76</text:p>
          </table:table-cell>
          <table:table-cell office:value-type="float" office:value="43.4">
            <text:p>43.4</text:p>
          </table:table-cell>
          <table:table-cell table:number-columns-repeated="5"/>
          <table:table-cell table:formula="of:=ABS(([.B136]-[.C136])*100/[.B136])" office:value-type="float" office:value="6.08294930875576">
            <text:p>6.08</text:p>
          </table:table-cell>
          <table:table-cell table:number-columns-repeated="6"/>
          <table:table-cell table:formula="of:=ABS(([.C136]-[.B136]))" office:value-type="float" office:value="2.64">
            <text:p>2.64</text:p>
          </table:table-cell>
          <table:table-cell table:number-columns-repeated="2"/>
          <table:table-cell>
            <draw:frame table:end-cell-address="'MELTING 4_3'.Y154" table:end-x="0.042cm" table:end-y="0.346cm" draw:z-index="4" draw:style-name="gr1" svg:width="11.232cm" svg:height="7.604cm" svg:x="0.144cm" svg:y="0.426cm">
              <draw:object draw:notify-on-update-of-ranges="'MELTING 4_3'.C133:'MELTING 4_3'.C133 'MELTING 4_3'.C134:'MELTING 4_3'.C198 'MELTING 4_3'.B134:'MELTING 4_3'.B198 'MELTING 4_3'.D133:'MELTING 4_3'.D133 'MELTING 4_3'.D134:'MELTING 4_3'.D198 'MELTING 4_3'.B134:'MELTING 4_3'.B19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34.15">
            <text:p>34.15</text:p>
          </table:table-cell>
          <table:table-cell office:value-type="float" office:value="36.2">
            <text:p>36.2</text:p>
          </table:table-cell>
          <table:table-cell table:number-columns-repeated="5"/>
          <table:table-cell table:formula="of:=ABS(([.B137]-[.C137])*100/[.B137])" office:value-type="float" office:value="5.66298342541438">
            <text:p>5.66</text:p>
          </table:table-cell>
          <table:table-cell table:number-columns-repeated="6"/>
          <table:table-cell table:formula="of:=ABS(([.C137]-[.B137]))" office:value-type="float" office:value="2.05">
            <text:p>2.05</text:p>
          </table:table-cell>
          <table:table-cell table:number-columns-repeated="7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45.42">
            <text:p>45.42</text:p>
          </table:table-cell>
          <table:table-cell office:value-type="float" office:value="47.8">
            <text:p>47.8</text:p>
          </table:table-cell>
          <table:table-cell table:number-columns-repeated="5"/>
          <table:table-cell table:formula="of:=ABS(([.B138]-[.C138])*100/[.B138])" office:value-type="float" office:value="4.97907949790794">
            <text:p>4.98</text:p>
          </table:table-cell>
          <table:table-cell table:number-columns-repeated="6"/>
          <table:table-cell table:formula="of:=ABS(([.C138]-[.B138]))" office:value-type="float" office:value="2.38">
            <text:p>2.38</text:p>
          </table:table-cell>
          <table:table-cell table:number-columns-repeated="7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47.39">
            <text:p>47.39</text:p>
          </table:table-cell>
          <table:table-cell office:value-type="float" office:value="47.8">
            <text:p>47.8</text:p>
          </table:table-cell>
          <table:table-cell table:number-columns-repeated="5"/>
          <table:table-cell table:formula="of:=ABS(([.B139]-[.C139])*100/[.B139])" office:value-type="float" office:value="0.857740585774052">
            <text:p>0.86</text:p>
          </table:table-cell>
          <table:table-cell table:number-columns-repeated="6"/>
          <table:table-cell table:formula="of:=ABS(([.C139]-[.B139]))" office:value-type="float" office:value="0.409999999999997">
            <text:p>0.41</text:p>
          </table:table-cell>
          <table:table-cell table:number-columns-repeated="7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57.51">
            <text:p>57.51</text:p>
          </table:table-cell>
          <table:table-cell office:value-type="float" office:value="57.4">
            <text:p>57.4</text:p>
          </table:table-cell>
          <table:table-cell table:number-columns-repeated="5"/>
          <table:table-cell table:formula="of:=ABS(([.B140]-[.C140])*100/[.B140])" office:value-type="float" office:value="0.19163763066202">
            <text:p>0.19</text:p>
          </table:table-cell>
          <table:table-cell table:number-columns-repeated="6"/>
          <table:table-cell table:formula="of:=ABS(([.C140]-[.B140]))" office:value-type="float" office:value="0.109999999999999">
            <text:p>0.11</text:p>
          </table:table-cell>
          <table:table-cell table:number-columns-repeated="7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38.82">
            <text:p>38.82</text:p>
          </table:table-cell>
          <table:table-cell office:value-type="float" office:value="38.4">
            <text:p>38.4</text:p>
          </table:table-cell>
          <table:table-cell table:number-columns-repeated="5"/>
          <table:table-cell table:formula="of:=ABS(([.B141]-[.C141])*100/[.B141])" office:value-type="float" office:value="1.09375">
            <text:p>1.09</text:p>
          </table:table-cell>
          <table:table-cell table:number-columns-repeated="6"/>
          <table:table-cell table:formula="of:=ABS(([.C141]-[.B141]))" office:value-type="float" office:value="0.420000000000002">
            <text:p>0.42</text:p>
          </table:table-cell>
          <table:table-cell table:number-columns-repeated="7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36.72">
            <text:p>36.72</text:p>
          </table:table-cell>
          <table:table-cell office:value-type="float" office:value="40.2">
            <text:p>40.2</text:p>
          </table:table-cell>
          <table:table-cell table:number-columns-repeated="5"/>
          <table:table-cell table:formula="of:=ABS(([.B142]-[.C142])*100/[.B142])" office:value-type="float" office:value="8.65671641791046">
            <text:p>8.66</text:p>
          </table:table-cell>
          <table:table-cell table:number-columns-repeated="6"/>
          <table:table-cell table:formula="of:=ABS(([.C142]-[.B142]))" office:value-type="float" office:value="3.48">
            <text:p>3.48</text:p>
          </table:table-cell>
          <table:table-cell table:number-columns-repeated="7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7.75">
            <text:p>27.75</text:p>
          </table:table-cell>
          <table:table-cell office:value-type="float" office:value="29.6">
            <text:p>29.6</text:p>
          </table:table-cell>
          <table:table-cell table:number-columns-repeated="5"/>
          <table:table-cell table:formula="of:=ABS(([.B143]-[.C143])*100/[.B143])" office:value-type="float" office:value="6.25">
            <text:p>6.25</text:p>
          </table:table-cell>
          <table:table-cell table:number-columns-repeated="6"/>
          <table:table-cell table:formula="of:=ABS(([.C143]-[.B143]))" office:value-type="float" office:value="1.85">
            <text:p>1.85</text:p>
          </table:table-cell>
          <table:table-cell table:number-columns-repeated="7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1.04">
            <text:p>41.04</text:p>
          </table:table-cell>
          <table:table-cell office:value-type="float" office:value="39.5">
            <text:p>39.5</text:p>
          </table:table-cell>
          <table:table-cell table:number-columns-repeated="5"/>
          <table:table-cell table:formula="of:=ABS(([.B144]-[.C144])*100/[.B144])" office:value-type="float" office:value="3.89873417721519">
            <text:p>3.9</text:p>
          </table:table-cell>
          <table:table-cell table:number-columns-repeated="6"/>
          <table:table-cell table:formula="of:=ABS(([.C144]-[.B144]))" office:value-type="float" office:value="1.54">
            <text:p>1.54</text:p>
          </table:table-cell>
          <table:table-cell table:number-columns-repeated="7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34.2">
            <text:p>34.2</text:p>
          </table:table-cell>
          <table:table-cell office:value-type="float" office:value="35.3">
            <text:p>35.3</text:p>
          </table:table-cell>
          <table:table-cell table:number-columns-repeated="5"/>
          <table:table-cell table:formula="of:=ABS(([.B145]-[.C145])*100/[.B145])" office:value-type="float" office:value="3.11614730878185">
            <text:p>3.12</text:p>
          </table:table-cell>
          <table:table-cell table:number-columns-repeated="6"/>
          <table:table-cell table:formula="of:=ABS(([.C145]-[.B145]))" office:value-type="float" office:value="1.09999999999999">
            <text:p>1.1</text:p>
          </table:table-cell>
          <table:table-cell table:number-columns-repeated="7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22.49">
            <text:p>22.49</text:p>
          </table:table-cell>
          <table:table-cell office:value-type="float" office:value="22.1">
            <text:p>22.1</text:p>
          </table:table-cell>
          <table:table-cell table:number-columns-repeated="5"/>
          <table:table-cell table:formula="of:=ABS(([.B146]-[.C146])*100/[.B146])" office:value-type="float" office:value="1.76470588235293">
            <text:p>1.76</text:p>
          </table:table-cell>
          <table:table-cell table:number-columns-repeated="6"/>
          <table:table-cell table:formula="of:=ABS(([.C146]-[.B146]))" office:value-type="float" office:value="0.389999999999997">
            <text:p>0.39</text:p>
          </table:table-cell>
          <table:table-cell table:number-columns-repeated="7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93">
            <text:p>26.93</text:p>
          </table:table-cell>
          <table:table-cell office:value-type="float" office:value="25.9">
            <text:p>25.9</text:p>
          </table:table-cell>
          <table:table-cell table:number-columns-repeated="5"/>
          <table:table-cell table:formula="of:=ABS(([.B147]-[.C147])*100/[.B147])" office:value-type="float" office:value="3.97683397683398">
            <text:p>3.98</text:p>
          </table:table-cell>
          <table:table-cell table:number-columns-repeated="6"/>
          <table:table-cell table:formula="of:=ABS(([.C147]-[.B147]))" office:value-type="float" office:value="1.03">
            <text:p>1.03</text:p>
          </table:table-cell>
          <table:table-cell table:number-columns-repeated="7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38.47">
            <text:p>38.47</text:p>
          </table:table-cell>
          <table:table-cell office:value-type="float" office:value="38.6">
            <text:p>38.6</text:p>
          </table:table-cell>
          <table:table-cell table:number-columns-repeated="5"/>
          <table:table-cell table:formula="of:=ABS(([.B148]-[.C148])*100/[.B148])" office:value-type="float" office:value="0.336787564766846">
            <text:p>0.34</text:p>
          </table:table-cell>
          <table:table-cell table:number-columns-repeated="6"/>
          <table:table-cell table:formula="of:=ABS(([.C148]-[.B148]))" office:value-type="float" office:value="0.130000000000003">
            <text:p>0.13</text:p>
          </table:table-cell>
          <table:table-cell table:number-columns-repeated="7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3.8">
            <text:p>23.8</text:p>
          </table:table-cell>
          <table:table-cell office:value-type="float" office:value="24.5">
            <text:p>24.5</text:p>
          </table:table-cell>
          <table:table-cell table:number-columns-repeated="5"/>
          <table:table-cell table:formula="of:=ABS(([.B149]-[.C149])*100/[.B149])" office:value-type="float" office:value="2.85714285714285">
            <text:p>2.86</text:p>
          </table:table-cell>
          <table:table-cell table:number-columns-repeated="6"/>
          <table:table-cell table:formula="of:=ABS(([.C149]-[.B149]))" office:value-type="float" office:value="0.699999999999999">
            <text:p>0.7</text:p>
          </table:table-cell>
          <table:table-cell table:number-columns-repeated="7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09">
            <text:p>40.09</text:p>
          </table:table-cell>
          <table:table-cell office:value-type="float" office:value="45.1">
            <text:p>45.1</text:p>
          </table:table-cell>
          <table:table-cell table:number-columns-repeated="5"/>
          <table:table-cell table:formula="of:=ABS(([.B150]-[.C150])*100/[.B150])" office:value-type="float" office:value="11.1086474501109">
            <text:p>11.11</text:p>
          </table:table-cell>
          <table:table-cell table:number-columns-repeated="6"/>
          <table:table-cell table:formula="of:=ABS(([.C150]-[.B150]))" office:value-type="float" office:value="5.01">
            <text:p>5.01</text:p>
          </table:table-cell>
          <table:table-cell table:number-columns-repeated="7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35.95">
            <text:p>35.95</text:p>
          </table:table-cell>
          <table:table-cell office:value-type="float" office:value="40">
            <text:p>40</text:p>
          </table:table-cell>
          <table:table-cell table:number-columns-repeated="5"/>
          <table:table-cell table:formula="of:=AVERAGE([.J135:.J150])" office:value-type="float" office:value="3.85387583959535">
            <text:p>3.85</text:p>
          </table:table-cell>
          <table:table-cell table:number-columns-repeated="6"/>
          <table:table-cell table:formula="of:=ABS(([.C151]-[.B151]))" office:value-type="float" office:value="4.05">
            <text:p>4.05</text:p>
          </table:table-cell>
          <table:table-cell table:number-columns-repeated="7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48.52">
            <text:p>48.52</text:p>
          </table:table-cell>
          <table:table-cell office:value-type="float" office:value="48.9">
            <text:p>48.9</text:p>
          </table:table-cell>
          <table:table-cell table:number-columns-repeated="5"/>
          <table:table-cell table:formula="of:=ABS(([.B152]-[.C152])*100/[.B152])" office:value-type="float" office:value="0.777096114519418">
            <text:p>0.78</text:p>
          </table:table-cell>
          <table:table-cell table:number-columns-repeated="6"/>
          <table:table-cell table:formula="of:=ABS(([.C152]-[.B152]))" office:value-type="float" office:value="0.379999999999995">
            <text:p>0.38</text:p>
          </table:table-cell>
          <table:table-cell table:number-columns-repeated="7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46.51">
            <text:p>46.51</text:p>
          </table:table-cell>
          <table:table-cell office:value-type="float" office:value="48.1">
            <text:p>48.1</text:p>
          </table:table-cell>
          <table:table-cell table:number-columns-repeated="5"/>
          <table:table-cell table:formula="of:=ABS(([.B153]-[.C153])*100/[.B153])" office:value-type="float" office:value="3.30561330561331">
            <text:p>3.31</text:p>
          </table:table-cell>
          <table:table-cell table:number-columns-repeated="6"/>
          <table:table-cell table:formula="of:=ABS(([.C153]-[.B153]))" office:value-type="float" office:value="1.59">
            <text:p>1.59</text:p>
          </table:table-cell>
          <table:table-cell table:number-columns-repeated="7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34.15">
            <text:p>34.15</text:p>
          </table:table-cell>
          <table:table-cell office:value-type="float" office:value="38.9">
            <text:p>38.9</text:p>
          </table:table-cell>
          <table:table-cell table:number-columns-repeated="5"/>
          <table:table-cell table:formula="of:=ABS(([.B154]-[.C154])*100/[.B154])" office:value-type="float" office:value="12.2107969151671">
            <text:p>12.21</text:p>
          </table:table-cell>
          <table:table-cell table:number-columns-repeated="6"/>
          <table:table-cell table:formula="of:=ABS(([.C154]-[.B154]))" office:value-type="float" office:value="4.75">
            <text:p>4.75</text:p>
          </table:table-cell>
          <table:table-cell table:number-columns-repeated="7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3.28">
            <text:p>43.28</text:p>
          </table:table-cell>
          <table:table-cell office:value-type="float" office:value="45.9">
            <text:p>45.9</text:p>
          </table:table-cell>
          <table:table-cell table:number-columns-repeated="5"/>
          <table:table-cell table:formula="of:=ABS(([.B155]-[.C155])*100/[.B155])" office:value-type="float" office:value="5.70806100217864">
            <text:p>5.71</text:p>
          </table:table-cell>
          <table:table-cell table:number-columns-repeated="6"/>
          <table:table-cell table:formula="of:=ABS(([.C155]-[.B155]))" office:value-type="float" office:value="2.62">
            <text:p>2.62</text:p>
          </table:table-cell>
          <table:table-cell table:number-columns-repeated="7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4.36">
            <text:p>14.36</text:p>
          </table:table-cell>
          <table:table-cell office:value-type="float" office:value="14.1">
            <text:p>14.1</text:p>
          </table:table-cell>
          <table:table-cell table:number-columns-repeated="5"/>
          <table:table-cell table:formula="of:=ABS(([.B156]-[.C156])*100/[.B156])" office:value-type="float" office:value="1.84397163120567">
            <text:p>1.84</text:p>
          </table:table-cell>
          <table:table-cell table:number-columns-repeated="6"/>
          <table:table-cell table:formula="of:=ABS(([.C156]-[.B156]))" office:value-type="float" office:value="0.26">
            <text:p>0.26</text:p>
          </table:table-cell>
          <table:table-cell table:number-columns-repeated="7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1.27">
            <text:p>51.27</text:p>
          </table:table-cell>
          <table:table-cell office:value-type="float" office:value="49.8">
            <text:p>49.8</text:p>
          </table:table-cell>
          <table:table-cell table:number-columns-repeated="5"/>
          <table:table-cell table:formula="of:=ABS(([.B157]-[.C157])*100/[.B157])" office:value-type="float" office:value="2.95180722891567">
            <text:p>2.95</text:p>
          </table:table-cell>
          <table:table-cell table:number-columns-repeated="6"/>
          <table:table-cell table:formula="of:=ABS(([.C157]-[.B157]))" office:value-type="float" office:value="1.47000000000001">
            <text:p>1.47</text:p>
          </table:table-cell>
          <table:table-cell table:number-columns-repeated="7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52.01">
            <text:p>52.01</text:p>
          </table:table-cell>
          <table:table-cell office:value-type="float" office:value="50.5">
            <text:p>50.5</text:p>
          </table:table-cell>
          <table:table-cell table:number-columns-repeated="5"/>
          <table:table-cell table:formula="of:=ABS(([.B158]-[.C158])*100/[.B158])" office:value-type="float" office:value="2.99009900990099">
            <text:p>2.99</text:p>
          </table:table-cell>
          <table:table-cell table:number-columns-repeated="6"/>
          <table:table-cell table:formula="of:=ABS(([.C158]-[.B158]))" office:value-type="float" office:value="1.51">
            <text:p>1.51</text:p>
          </table:table-cell>
          <table:table-cell table:number-columns-repeated="7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51.9">
            <text:p>51.9</text:p>
          </table:table-cell>
          <table:table-cell office:value-type="float" office:value="48.7">
            <text:p>48.7</text:p>
          </table:table-cell>
          <table:table-cell table:number-columns-repeated="5"/>
          <table:table-cell table:formula="of:=ABS(([.B159]-[.C159])*100/[.B159])" office:value-type="float" office:value="6.57084188911703">
            <text:p>6.57</text:p>
          </table:table-cell>
          <table:table-cell table:number-columns-repeated="6"/>
          <table:table-cell table:formula="of:=ABS(([.C159]-[.B159]))" office:value-type="float" office:value="3.2">
            <text:p>3.2</text:p>
          </table:table-cell>
          <table:table-cell table:number-columns-repeated="7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40.8">
            <text:p>40.8</text:p>
          </table:table-cell>
          <table:table-cell office:value-type="float" office:value="44.8">
            <text:p>44.8</text:p>
          </table:table-cell>
          <table:table-cell table:number-columns-repeated="5"/>
          <table:table-cell table:formula="of:=ABS(([.B160]-[.C160])*100/[.B160])" office:value-type="float" office:value="8.92857142857143">
            <text:p>8.93</text:p>
          </table:table-cell>
          <table:table-cell table:number-columns-repeated="6"/>
          <table:table-cell table:formula="of:=ABS(([.C160]-[.B160]))"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5.57">
            <text:p>45.57</text:p>
          </table:table-cell>
          <table:table-cell office:value-type="float" office:value="48.6">
            <text:p>48.6</text:p>
          </table:table-cell>
          <table:table-cell table:number-columns-repeated="5"/>
          <table:table-cell table:formula="of:=ABS(([.B161]-[.C161])*100/[.B161])" office:value-type="float" office:value="6.23456790123457">
            <text:p>6.23</text:p>
          </table:table-cell>
          <table:table-cell table:number-columns-repeated="6"/>
          <table:table-cell table:formula="of:=ABS(([.C161]-[.B161]))" office:value-type="float" office:value="3.03">
            <text:p>3.03</text:p>
          </table:table-cell>
          <table:table-cell table:number-columns-repeated="7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39.03">
            <text:p>39.03</text:p>
          </table:table-cell>
          <table:table-cell office:value-type="float" office:value="40.1">
            <text:p>40.1</text:p>
          </table:table-cell>
          <table:table-cell table:number-columns-repeated="5"/>
          <table:table-cell table:formula="of:=ABS(([.B162]-[.C162])*100/[.B162])" office:value-type="float" office:value="2.66832917705736">
            <text:p>2.67</text:p>
          </table:table-cell>
          <table:table-cell table:number-columns-repeated="6"/>
          <table:table-cell table:formula="of:=ABS(([.C162]-[.B162]))" office:value-type="float" office:value="1.07">
            <text:p>1.07</text:p>
          </table:table-cell>
          <table:table-cell table:number-columns-repeated="7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1.04">
            <text:p>41.04</text:p>
          </table:table-cell>
          <table:table-cell office:value-type="float" office:value="41.5">
            <text:p>41.5</text:p>
          </table:table-cell>
          <table:table-cell table:number-columns-repeated="5"/>
          <table:table-cell table:formula="of:=ABS(([.B163]-[.C163])*100/[.B163])" office:value-type="float" office:value="1.10843373493976">
            <text:p>1.11</text:p>
          </table:table-cell>
          <table:table-cell table:number-columns-repeated="6"/>
          <table:table-cell table:formula="of:=ABS(([.C163]-[.B163]))" office:value-type="float" office:value="0.460000000000001">
            <text:p>0.46</text:p>
          </table:table-cell>
          <table:table-cell table:number-columns-repeated="7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7.67">
            <text:p>47.67</text:p>
          </table:table-cell>
          <table:table-cell office:value-type="float" office:value="48.4">
            <text:p>48.4</text:p>
          </table:table-cell>
          <table:table-cell table:number-columns-repeated="5"/>
          <table:table-cell table:formula="of:=ABS(([.B164]-[.C164])*100/[.B164])" office:value-type="float" office:value="1.50826446280991">
            <text:p>1.51</text:p>
          </table:table-cell>
          <table:table-cell table:number-columns-repeated="6"/>
          <table:table-cell table:formula="of:=ABS(([.C164]-[.B164]))" office:value-type="float" office:value="0.729999999999997">
            <text:p>0.73</text:p>
          </table:table-cell>
          <table:table-cell table:number-columns-repeated="7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50.39">
            <text:p>50.39</text:p>
          </table:table-cell>
          <table:table-cell office:value-type="float" office:value="51.4">
            <text:p>51.4</text:p>
          </table:table-cell>
          <table:table-cell table:number-columns-repeated="5"/>
          <table:table-cell table:formula="of:=ABS(([.B165]-[.C165])*100/[.B165])" office:value-type="float" office:value="1.96498054474708">
            <text:p>1.96</text:p>
          </table:table-cell>
          <table:table-cell table:number-columns-repeated="6"/>
          <table:table-cell table:formula="of:=ABS(([.C165]-[.B165]))" office:value-type="float" office:value="1.01">
            <text:p>1.01</text:p>
          </table:table-cell>
          <table:table-cell table:number-columns-repeated="7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39.65">
            <text:p>39.65</text:p>
          </table:table-cell>
          <table:table-cell office:value-type="float" office:value="39.2">
            <text:p>39.2</text:p>
          </table:table-cell>
          <table:table-cell table:number-columns-repeated="5"/>
          <table:table-cell table:formula="of:=ABS(([.B166]-[.C166])*100/[.B166])" office:value-type="float" office:value="1.14795918367346">
            <text:p>1.15</text:p>
          </table:table-cell>
          <table:table-cell table:number-columns-repeated="6"/>
          <table:table-cell table:formula="of:=ABS(([.C166]-[.B166]))" office:value-type="float" office:value="0.449999999999996">
            <text:p>0.45</text:p>
          </table:table-cell>
          <table:table-cell table:number-columns-repeated="7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35.96">
            <text:p>35.96</text:p>
          </table:table-cell>
          <table:table-cell office:value-type="float" office:value="34.8">
            <text:p>34.8</text:p>
          </table:table-cell>
          <table:table-cell table:number-columns-repeated="5"/>
          <table:table-cell table:formula="of:=ABS(([.B167]-[.C167])*100/[.B167])" office:value-type="float" office:value="3.33333333333334">
            <text:p>3.33</text:p>
          </table:table-cell>
          <table:table-cell table:number-columns-repeated="6"/>
          <table:table-cell table:formula="of:=ABS(([.C167]-[.B167]))" office:value-type="float" office:value="1.16">
            <text:p>1.16</text:p>
          </table:table-cell>
          <table:table-cell table:number-columns-repeated="7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76">
            <text:p>40.76</text:p>
          </table:table-cell>
          <table:table-cell office:value-type="float" office:value="37.9">
            <text:p>37.9</text:p>
          </table:table-cell>
          <table:table-cell table:number-columns-repeated="5"/>
          <table:table-cell table:formula="of:=AVERAGE([.J152:.J167])" office:value-type="float" office:value="3.95329542893655">
            <text:p>3.95</text:p>
          </table:table-cell>
          <table:table-cell table:number-columns-repeated="6"/>
          <table:table-cell table:formula="of:=ABS(([.C168]-[.B168]))" office:value-type="float" office:value="2.86">
            <text:p>2.86</text:p>
          </table:table-cell>
          <table:table-cell table:number-columns-repeated="7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50.06">
            <text:p>50.06</text:p>
          </table:table-cell>
          <table:table-cell office:value-type="float" office:value="50.2">
            <text:p>50.2</text:p>
          </table:table-cell>
          <table:table-cell table:number-columns-repeated="5"/>
          <table:table-cell table:formula="of:=ABS(([.B169]-[.C169])*100/[.B169])" office:value-type="float" office:value="0.278884462151396">
            <text:p>0.28</text:p>
          </table:table-cell>
          <table:table-cell table:number-columns-repeated="6"/>
          <table:table-cell table:formula="of:=ABS(([.C169]-[.B169]))" office:value-type="float" office:value="0.140000000000001">
            <text:p>0.14</text:p>
          </table:table-cell>
          <table:table-cell table:number-columns-repeated="7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52.01">
            <text:p>52.01</text:p>
          </table:table-cell>
          <table:table-cell office:value-type="float" office:value="51">
            <text:p>51</text:p>
          </table:table-cell>
          <table:table-cell table:number-columns-repeated="5"/>
          <table:table-cell table:formula="of:=ABS(([.B170]-[.C170])*100/[.B170])" office:value-type="float" office:value="1.98039215686274">
            <text:p>1.98</text:p>
          </table:table-cell>
          <table:table-cell table:number-columns-repeated="6"/>
          <table:table-cell table:formula="of:=ABS(([.C170]-[.B170]))" office:value-type="float" office:value="1.01">
            <text:p>1.01</text:p>
          </table:table-cell>
          <table:table-cell table:number-columns-repeated="7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8.28">
            <text:p>38.28</text:p>
          </table:table-cell>
          <table:table-cell office:value-type="float" office:value="40.9">
            <text:p>40.9</text:p>
          </table:table-cell>
          <table:table-cell table:number-columns-repeated="5"/>
          <table:table-cell table:formula="of:=ABS(([.B171]-[.C171])*100/[.B171])" office:value-type="float" office:value="6.40586797066014">
            <text:p>6.41</text:p>
          </table:table-cell>
          <table:table-cell table:number-columns-repeated="6"/>
          <table:table-cell table:formula="of:=ABS(([.C171]-[.B171]))" office:value-type="float" office:value="2.62">
            <text:p>2.62</text:p>
          </table:table-cell>
          <table:table-cell table:number-columns-repeated="7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5.27">
            <text:p>35.27</text:p>
          </table:table-cell>
          <table:table-cell office:value-type="float" office:value="34.5">
            <text:p>34.5</text:p>
          </table:table-cell>
          <table:table-cell table:number-columns-repeated="5"/>
          <table:table-cell table:formula="of:=ABS(([.B172]-[.C172])*100/[.B172])" office:value-type="float" office:value="2.23188405797102">
            <text:p>2.23</text:p>
          </table:table-cell>
          <table:table-cell table:number-columns-repeated="6"/>
          <table:table-cell table:formula="of:=ABS(([.C172]-[.B172]))" office:value-type="float" office:value="0.770000000000003">
            <text:p>0.77</text:p>
          </table:table-cell>
          <table:table-cell table:number-columns-repeated="7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7.61">
            <text:p>27.61</text:p>
          </table:table-cell>
          <table:table-cell office:value-type="float" office:value="29.4">
            <text:p>29.4</text:p>
          </table:table-cell>
          <table:table-cell table:number-columns-repeated="5"/>
          <table:table-cell table:formula="of:=ABS(([.B173]-[.C173])*100/[.B173])" office:value-type="float" office:value="6.08843537414966">
            <text:p>6.09</text:p>
          </table:table-cell>
          <table:table-cell table:number-columns-repeated="6"/>
          <table:table-cell table:formula="of:=ABS(([.C173]-[.B173]))" office:value-type="float" office:value="1.79">
            <text:p>1.79</text:p>
          </table:table-cell>
          <table:table-cell table:number-columns-repeated="7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9.87">
            <text:p>29.87</text:p>
          </table:table-cell>
          <table:table-cell office:value-type="float" office:value="26.6">
            <text:p>26.6</text:p>
          </table:table-cell>
          <table:table-cell table:number-columns-repeated="5"/>
          <table:table-cell table:formula="of:=ABS(([.B174]-[.C174])*100/[.B174])" office:value-type="float" office:value="12.2932330827068">
            <text:p>12.29</text:p>
          </table:table-cell>
          <table:table-cell table:number-columns-repeated="6"/>
          <table:table-cell table:formula="of:=ABS(([.C174]-[.B174]))" office:value-type="float" office:value="3.27">
            <text:p>3.27</text:p>
          </table:table-cell>
          <table:table-cell table:number-columns-repeated="7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49.11">
            <text:p>49.11</text:p>
          </table:table-cell>
          <table:table-cell office:value-type="float" office:value="51.4">
            <text:p>51.4</text:p>
          </table:table-cell>
          <table:table-cell table:number-columns-repeated="5"/>
          <table:table-cell table:formula="of:=ABS(([.B175]-[.C175])*100/[.B175])" office:value-type="float" office:value="4.45525291828794">
            <text:p>4.46</text:p>
          </table:table-cell>
          <table:table-cell table:number-columns-repeated="6"/>
          <table:table-cell table:formula="of:=ABS(([.C175]-[.B175]))" office:value-type="float" office:value="2.29">
            <text:p>2.29</text:p>
          </table:table-cell>
          <table:table-cell table:number-columns-repeated="7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34.79">
            <text:p>34.79</text:p>
          </table:table-cell>
          <table:table-cell office:value-type="float" office:value="36.5">
            <text:p>36.5</text:p>
          </table:table-cell>
          <table:table-cell table:number-columns-repeated="5"/>
          <table:table-cell table:formula="of:=ABS(([.B176]-[.C176])*100/[.B176])" office:value-type="float" office:value="4.68493150684932">
            <text:p>4.68</text:p>
          </table:table-cell>
          <table:table-cell table:number-columns-repeated="6"/>
          <table:table-cell table:formula="of:=ABS(([.C176]-[.B176]))" office:value-type="float" office:value="1.71">
            <text:p>1.71</text:p>
          </table:table-cell>
          <table:table-cell table:number-columns-repeated="7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36.28">
            <text:p>36.28</text:p>
          </table:table-cell>
          <table:table-cell office:value-type="float" office:value="41.3">
            <text:p>41.3</text:p>
          </table:table-cell>
          <table:table-cell table:number-columns-repeated="5"/>
          <table:table-cell table:formula="of:=ABS(([.B177]-[.C177])*100/[.B177])" office:value-type="float" office:value="12.1549636803874">
            <text:p>12.15</text:p>
          </table:table-cell>
          <table:table-cell table:number-columns-repeated="6"/>
          <table:table-cell table:formula="of:=ABS(([.C177]-[.B177]))" office:value-type="float" office:value="5.02">
            <text:p>5.02</text:p>
          </table:table-cell>
          <table:table-cell table:number-columns-repeated="7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40.96">
            <text:p>40.96</text:p>
          </table:table-cell>
          <table:table-cell office:value-type="float" office:value="44">
            <text:p>44</text:p>
          </table:table-cell>
          <table:table-cell table:number-columns-repeated="5"/>
          <table:table-cell table:formula="of:=ABS(([.B178]-[.C178])*100/[.B178])" office:value-type="float" office:value="6.90909090909091">
            <text:p>6.91</text:p>
          </table:table-cell>
          <table:table-cell table:number-columns-repeated="6"/>
          <table:table-cell table:formula="of:=ABS(([.C178]-[.B178]))" office:value-type="float" office:value="3.04">
            <text:p>3.04</text:p>
          </table:table-cell>
          <table:table-cell table:number-columns-repeated="7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8.94">
            <text:p>48.94</text:p>
          </table:table-cell>
          <table:table-cell office:value-type="float" office:value="47.7">
            <text:p>47.7</text:p>
          </table:table-cell>
          <table:table-cell table:number-columns-repeated="5"/>
          <table:table-cell table:formula="of:=ABS(([.B179]-[.C179])*100/[.B179])" office:value-type="float" office:value="2.59958071278825">
            <text:p>2.6</text:p>
          </table:table-cell>
          <table:table-cell table:number-columns-repeated="6"/>
          <table:table-cell table:formula="of:=ABS(([.C179]-[.B179]))" office:value-type="float" office:value="1.24">
            <text:p>1.24</text:p>
          </table:table-cell>
          <table:table-cell table:number-columns-repeated="7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42.35">
            <text:p>42.35</text:p>
          </table:table-cell>
          <table:table-cell office:value-type="float" office:value="41.1">
            <text:p>41.1</text:p>
          </table:table-cell>
          <table:table-cell table:number-columns-repeated="5"/>
          <table:table-cell table:formula="of:=ABS(([.B180]-[.C180])*100/[.B180])" office:value-type="float" office:value="3.04136253041363">
            <text:p>3.04</text:p>
          </table:table-cell>
          <table:table-cell table:number-columns-repeated="6"/>
          <table:table-cell table:formula="of:=ABS(([.C180]-[.B180]))" office:value-type="float" office:value="1.25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6.66">
            <text:p>26.66</text:p>
          </table:table-cell>
          <table:table-cell office:value-type="float" office:value="26.1">
            <text:p>26.1</text:p>
          </table:table-cell>
          <table:table-cell table:number-columns-repeated="5"/>
          <table:table-cell table:formula="of:=ABS(([.B181]-[.C181])*100/[.B181])" office:value-type="float" office:value="2.1455938697318">
            <text:p>2.15</text:p>
          </table:table-cell>
          <table:table-cell table:number-columns-repeated="6"/>
          <table:table-cell table:formula="of:=ABS(([.C181]-[.B181]))" office:value-type="float" office:value="0.559999999999999">
            <text:p>0.56</text:p>
          </table:table-cell>
          <table:table-cell table:number-columns-repeated="7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42.34">
            <text:p>42.34</text:p>
          </table:table-cell>
          <table:table-cell office:value-type="float" office:value="44.2">
            <text:p>44.2</text:p>
          </table:table-cell>
          <table:table-cell table:number-columns-repeated="5"/>
          <table:table-cell table:formula="of:=ABS(([.B182]-[.C182])*100/[.B182])" office:value-type="float" office:value="4.20814479638009">
            <text:p>4.21</text:p>
          </table:table-cell>
          <table:table-cell table:number-columns-repeated="6"/>
          <table:table-cell table:formula="of:=ABS(([.C182]-[.B182]))" office:value-type="float" office:value="1.86">
            <text:p>1.86</text:p>
          </table:table-cell>
          <table:table-cell table:number-columns-repeated="7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4.74">
            <text:p>44.74</text:p>
          </table:table-cell>
          <table:table-cell office:value-type="float" office:value="48.1">
            <text:p>48.1</text:p>
          </table:table-cell>
          <table:table-cell table:number-columns-repeated="5"/>
          <table:table-cell table:formula="of:=ABS(([.B183]-[.C183])*100/[.B183])" office:value-type="float" office:value="6.98544698544698">
            <text:p>6.99</text:p>
          </table:table-cell>
          <table:table-cell table:number-columns-repeated="6"/>
          <table:table-cell table:formula="of:=ABS(([.C183]-[.B183]))" office:value-type="float" office:value="3.36">
            <text:p>3.36</text:p>
          </table:table-cell>
          <table:table-cell table:number-columns-repeated="7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42.35">
            <text:p>42.35</text:p>
          </table:table-cell>
          <table:table-cell office:value-type="float" office:value="43.1">
            <text:p>43.1</text:p>
          </table:table-cell>
          <table:table-cell table:number-columns-repeated="5"/>
          <table:table-cell table:formula="of:=ABS(([.B184]-[.C184])*100/[.B184])" office:value-type="float" office:value="1.74013921113689">
            <text:p>1.74</text:p>
          </table:table-cell>
          <table:table-cell table:number-columns-repeated="6"/>
          <table:table-cell table:formula="of:=ABS(([.C184]-[.B184]))" office:value-type="float" office:value="0.75">
            <text:p>0.75</text:p>
          </table:table-cell>
          <table:table-cell table:number-columns-repeated="7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50.06">
            <text:p>50.06</text:p>
          </table:table-cell>
          <table:table-cell office:value-type="float" office:value="51.9">
            <text:p>51.9</text:p>
          </table:table-cell>
          <table:table-cell table:number-columns-repeated="5"/>
          <table:table-cell table:formula="of:=ABS(([.B185]-[.C185])*100/[.B185])" office:value-type="float" office:value="3.54527938342967">
            <text:p>3.55</text:p>
          </table:table-cell>
          <table:table-cell table:number-columns-repeated="6"/>
          <table:table-cell table:formula="of:=ABS(([.C185]-[.B185]))" office:value-type="float" office:value="1.84">
            <text:p>1.84</text:p>
          </table:table-cell>
          <table:table-cell table:number-columns-repeated="7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65">
            <text:p>46.65</text:p>
          </table:table-cell>
          <table:table-cell office:value-type="float" office:value="45.6">
            <text:p>45.6</text:p>
          </table:table-cell>
          <table:table-cell table:number-columns-repeated="5"/>
          <table:table-cell table:formula="of:=ABS(([.B186]-[.C186])*100/[.B186])" office:value-type="float" office:value="2.30263157894736">
            <text:p>2.3</text:p>
          </table:table-cell>
          <table:table-cell table:number-columns-repeated="6"/>
          <table:table-cell table:formula="of:=ABS(([.C186]-[.B186]))" office:value-type="float" office:value="1.05">
            <text:p>1.05</text:p>
          </table:table-cell>
          <table:table-cell table:number-columns-repeated="7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37.74">
            <text:p>37.74</text:p>
          </table:table-cell>
          <table:table-cell office:value-type="float" office:value="43.9">
            <text:p>43.9</text:p>
          </table:table-cell>
          <table:table-cell table:number-columns-repeated="5"/>
          <table:table-cell table:formula="of:=AVERAGE([.J171:.J186])" office:value-type="float" office:value="5.11198991052361">
            <text:p>5.11</text:p>
          </table:table-cell>
          <table:table-cell table:number-columns-repeated="6"/>
          <table:table-cell table:formula="of:=ABS(([.C187]-[.B187]))" office:value-type="float" office:value="6.16">
            <text:p>6.16</text:p>
          </table:table-cell>
          <table:table-cell table:number-columns-repeated="7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5.96">
            <text:p>35.96</text:p>
          </table:table-cell>
          <table:table-cell office:value-type="float" office:value="36.1">
            <text:p>36.1</text:p>
          </table:table-cell>
          <table:table-cell table:number-columns-repeated="5"/>
          <table:table-cell table:formula="of:=ABS(([.B188]-[.C188])*100/[.B188])" office:value-type="float" office:value="0.387811634349032">
            <text:p>0.39</text:p>
          </table:table-cell>
          <table:table-cell table:number-columns-repeated="6"/>
          <table:table-cell table:formula="of:=ABS(([.C188]-[.B188]))" office:value-type="float" office:value="0.140000000000001">
            <text:p>0.14</text:p>
          </table:table-cell>
          <table:table-cell table:number-columns-repeated="7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0.68">
            <text:p>40.68</text:p>
          </table:table-cell>
          <table:table-cell office:value-type="float" office:value="42.7">
            <text:p>42.7</text:p>
          </table:table-cell>
          <table:table-cell table:number-columns-repeated="5"/>
          <table:table-cell table:formula="of:=ABS(([.B189]-[.C189])*100/[.B189])" office:value-type="float" office:value="4.73067915690867">
            <text:p>4.73</text:p>
          </table:table-cell>
          <table:table-cell table:number-columns-repeated="6"/>
          <table:table-cell table:formula="of:=ABS(([.C189]-[.B189]))" office:value-type="float" office:value="2.02">
            <text:p>2.02</text:p>
          </table:table-cell>
          <table:table-cell table:number-columns-repeated="7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38.73">
            <text:p>38.73</text:p>
          </table:table-cell>
          <table:table-cell office:value-type="float" office:value="39.5">
            <text:p>39.5</text:p>
          </table:table-cell>
          <table:table-cell table:number-columns-repeated="5"/>
          <table:table-cell table:formula="of:=ABS(([.B190]-[.C190])*100/[.B190])" office:value-type="float" office:value="1.9493670886076">
            <text:p>1.95</text:p>
          </table:table-cell>
          <table:table-cell table:number-columns-repeated="6"/>
          <table:table-cell table:formula="of:=ABS(([.C190]-[.B190]))" office:value-type="float" office:value="0.770000000000003">
            <text:p>0.77</text:p>
          </table:table-cell>
          <table:table-cell table:number-columns-repeated="7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41.01">
            <text:p>41.01</text:p>
          </table:table-cell>
          <table:table-cell office:value-type="float" office:value="39.9">
            <text:p>39.9</text:p>
          </table:table-cell>
          <table:table-cell table:number-columns-repeated="5"/>
          <table:table-cell table:formula="of:=ABS(([.B191]-[.C191])*100/[.B191])" office:value-type="float" office:value="2.78195488721804">
            <text:p>2.78</text:p>
          </table:table-cell>
          <table:table-cell table:number-columns-repeated="6"/>
          <table:table-cell table:formula="of:=ABS(([.C191]-[.B191]))" office:value-type="float" office:value="1.11">
            <text:p>1.11</text:p>
          </table:table-cell>
          <table:table-cell table:number-columns-repeated="7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7.46">
            <text:p>27.46</text:p>
          </table:table-cell>
          <table:table-cell office:value-type="float" office:value="26.2">
            <text:p>26.2</text:p>
          </table:table-cell>
          <table:table-cell table:number-columns-repeated="5"/>
          <table:table-cell table:formula="of:=ABS(([.B192]-[.C192])*100/[.B192])" office:value-type="float" office:value="4.80916030534352">
            <text:p>4.81</text:p>
          </table:table-cell>
          <table:table-cell table:number-columns-repeated="6"/>
          <table:table-cell table:formula="of:=ABS(([.C192]-[.B192]))" office:value-type="float" office:value="1.26">
            <text:p>1.26</text:p>
          </table:table-cell>
          <table:table-cell table:number-columns-repeated="7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8.82">
            <text:p>28.82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f:=ABS(([.B193]-[.C193])*100/[.B193])" office:value-type="float" office:value="2.92857142857143">
            <text:p>2.93</text:p>
          </table:table-cell>
          <table:table-cell table:number-columns-repeated="6"/>
          <table:table-cell table:formula="of:=ABS(([.C193]-[.B193]))" office:value-type="float" office:value="0.82">
            <text:p>0.82</text:p>
          </table:table-cell>
          <table:table-cell table:number-columns-repeated="7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37.16">
            <text:p>37.16</text:p>
          </table:table-cell>
          <table:table-cell office:value-type="float" office:value="38.3">
            <text:p>38.3</text:p>
          </table:table-cell>
          <table:table-cell table:number-columns-repeated="5"/>
          <table:table-cell table:formula="of:=ABS(([.B194]-[.C194])*100/[.B194])" office:value-type="float" office:value="2.97650130548303">
            <text:p>2.98</text:p>
          </table:table-cell>
          <table:table-cell table:number-columns-repeated="6"/>
          <table:table-cell table:formula="of:=ABS(([.C194]-[.B194]))" office:value-type="float" office:value="1.14">
            <text:p>1.14</text:p>
          </table:table-cell>
          <table:table-cell table:number-columns-repeated="7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1.37">
            <text:p>41.37</text:p>
          </table:table-cell>
          <table:table-cell office:value-type="float" office:value="45.4">
            <text:p>45.4</text:p>
          </table:table-cell>
          <table:table-cell table:number-columns-repeated="5"/>
          <table:table-cell table:formula="of:=ABS(([.B195]-[.C195])*100/[.B195])" office:value-type="float" office:value="8.87665198237886">
            <text:p>8.88</text:p>
          </table:table-cell>
          <table:table-cell table:number-columns-repeated="6"/>
          <table:table-cell table:formula="of:=ABS(([.C195]-[.B195]))" office:value-type="float" office:value="4.03">
            <text:p>4.03</text:p>
          </table:table-cell>
          <table:table-cell table:number-columns-repeated="7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7">
            <text:p>27.17</text:p>
          </table:table-cell>
          <table:table-cell office:value-type="float" office:value="30.8">
            <text:p>30.8</text:p>
          </table:table-cell>
          <table:table-cell table:number-columns-repeated="5"/>
          <table:table-cell table:formula="of:=ABS(([.B196]-[.C196])*100/[.B196])" office:value-type="float" office:value="11.7857142857143">
            <text:p>11.79</text:p>
          </table:table-cell>
          <table:table-cell table:number-columns-repeated="6"/>
          <table:table-cell table:formula="of:=ABS(([.C196]-[.B196]))" office:value-type="float" office:value="3.63">
            <text:p>3.63</text:p>
          </table:table-cell>
          <table:table-cell table:number-columns-repeated="7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45.61">
            <text:p>45.61</text:p>
          </table:table-cell>
          <table:table-cell office:value-type="float" office:value="48.9">
            <text:p>48.9</text:p>
          </table:table-cell>
          <table:table-cell table:number-columns-repeated="5"/>
          <table:table-cell table:formula="of:=ABS(([.B197]-[.C197])*100/[.B197])" office:value-type="float" office:value="6.7280163599182">
            <text:p>6.73</text:p>
          </table:table-cell>
          <table:table-cell table:number-columns-repeated="6"/>
          <table:table-cell table:formula="of:=ABS(([.C197]-[.B197]))" office:value-type="float" office:value="3.29">
            <text:p>3.29</text:p>
          </table:table-cell>
          <table:table-cell table:number-columns-repeated="7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5.12">
            <text:p>15.12</text:p>
          </table:table-cell>
          <table:table-cell office:value-type="float" office:value="16.9">
            <text:p>16.9</text:p>
          </table:table-cell>
          <table:table-cell table:number-columns-repeated="5"/>
          <table:table-cell table:formula="of:=ABS(([.B198]-[.C198])*100/[.B198])" office:value-type="float" office:value="10.5325443786982">
            <text:p>10.53</text:p>
          </table:table-cell>
          <table:table-cell table:number-columns-repeated="6"/>
          <table:table-cell table:formula="of:=ABS(([.C198]-[.B198]))" office:value-type="float" office:value="1.78">
            <text:p>1.7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f:=AVERAGE([.J135:.J198])" office:value-type="float" office:value="4.38081233556482">
            <text:p>4.38</text:p>
          </table:table-cell>
          <table:table-cell table:number-columns-repeated="5"/>
          <table:table-cell office:value-type="string">
            <text:p>average</text:p>
          </table:table-cell>
          <table:table-cell table:formula="of:=AVERAGE([.Q135:.Q198])" office:value-type="float" office:value="1.843125">
            <text:p>1.84</text:p>
          </table:table-cell>
          <table:table-cell table:number-columns-repeated="7"/>
        </table:table-row>
      </table:table>
      <table:table table:name="Approximative" table:style-name="ta1" table:print="false">
        <table:table-column table:style-name="co6" table:default-cell-style-name="Default"/>
        <table:table-column table:style-name="co2" table:number-columns-repeated="9" table:default-cell-style-name="Default"/>
        <table:table-column table:style-name="co9" table:default-cell-style-name="Default"/>
        <table:table-column table:style-name="co2" table:number-columns-repeated="8" table:default-cell-style-name="Default"/>
        <table:table-column table:style-name="co8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0"/>
          <table:table-cell office:value-type="string">
            <text:p>MELTING 5.0.2 approximative formulas test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0"/>
          <table:table-cell office:value-type="string">
            <text:p>DNA no self complementary sequence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 office:value-type="string">
            <text:p><text:s/>TmExp 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/>
          <table:table-cell>
            <draw:frame table:end-cell-address="Approximative.AJ23" table:end-x="0.73cm" table:end-y="0.457cm" draw:z-index="4" draw:style-name="gr1" svg:width="15.748cm" svg:height="7.629cm" svg:x="0.804cm" svg:y="0.054cm">
              <draw:object draw:notify-on-update-of-ranges="Approximative.C5:Approximative.C5 Approximative.C6:Approximative.C22 Approximative.B6:Approximative.B22 Approximative.D5:Approximative.D5 Approximative.D6:Approximative.D22 Approximative.B6:Approximative.B22 Approximative.E5:Approximative.E5 Approximative.E6:Approximative.E22 Approximative.B6:Approximative.B22 Approximative.F5:Approximative.F5 Approximative.F6:Approximative.F22 Approximative.B6:Approximative.B22 Approximative.G5:Approximative.G5 Approximative.G6:Approximative.G22 Approximative.B6:Approximative.B22 Approximative.H5:Approximative.H5 Approximative.H6:Approximative.H22 Approximative.B6:Approximative.B22 Approximative.I5:Approximative.I5 Approximative.I6:Approximative.I22 Approximative.B6:Approximative.B22 Approximative.J5:Approximative.J5 Approximative.J6:Approximative.J22 Approximative.B6:Approximative.B22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11.69">
            <text:p>11.69</text:p>
          </table:table-cell>
          <table:table-cell office:value-type="float" office:value="-11.84">
            <text:p>-11.84</text:p>
          </table:table-cell>
          <table:table-cell office:value-type="float" office:value="4.59">
            <text:p>4.59</text:p>
          </table:table-cell>
          <table:table-cell office:value-type="float" office:value="-3.21">
            <text:p>-3.21</text:p>
          </table:table-cell>
          <table:table-cell office:value-type="float" office:value="97.02">
            <text:p>97.02</text:p>
          </table:table-cell>
          <table:table-cell office:value-type="float" office:value="13.39">
            <text:p>13.39</text:p>
          </table:table-cell>
          <table:table-cell office:value-type="float" office:value="17.96">
            <text:p>17.96</text:p>
          </table:table-cell>
          <table:table-cell office:value-type="float" office:value="31.5">
            <text:p>31.5</text:p>
          </table:table-cell>
          <table:table-cell/>
          <table:table-cell table:formula="of:=ABS(([.C7]-[.B7])*100/[.B7])" office:value-type="float" office:value="62.8888888888889">
            <text:p>62.89</text:p>
          </table:table-cell>
          <table:table-cell table:formula="of:=ABS(([.D7]-[.B7])*100/[.B7])" office:value-type="float" office:value="137.587301587302">
            <text:p>137.59</text:p>
          </table:table-cell>
          <table:table-cell table:formula="of:=ABS(([.E7]-[.B7])*100/[.B7])" office:value-type="float" office:value="85.4285714285714">
            <text:p>85.43</text:p>
          </table:table-cell>
          <table:table-cell table:formula="of:=ABS(([.F7]-[.B7])*100/[.B7])" office:value-type="float" office:value="110.190476190476">
            <text:p>110.19</text:p>
          </table:table-cell>
          <table:table-cell table:formula="of:=ABS(([.G7]-[.B7])*100/[.B7])" office:value-type="float" office:value="208">
            <text:p>208</text:p>
          </table:table-cell>
          <table:table-cell table:formula="of:=ABS(([.H7]-[.B7])*100/[.B7])" office:value-type="float" office:value="57.4920634920635">
            <text:p>57.49</text:p>
          </table:table-cell>
          <table:table-cell table:formula="of:=ABS(([.I7]-[.B7])*100/[.B7])" office:value-type="float" office:value="42.984126984127">
            <text:p>42.98</text:p>
          </table:table-cell>
          <table:table-cell table:number-columns-repeated="2"/>
          <table:table-cell table:formula="of:=ABS(([.C7]-[.B7]))" office:value-type="float" office:value="19.81">
            <text:p>19.81</text:p>
          </table:table-cell>
          <table:table-cell table:formula="of:=ABS(([.D7]-[.B7]))" office:value-type="float" office:value="43.34">
            <text:p>43.34</text:p>
          </table:table-cell>
          <table:table-cell table:formula="of:=ABS(([.E7]-[.B7]))" office:value-type="float" office:value="26.91">
            <text:p>26.91</text:p>
          </table:table-cell>
          <table:table-cell table:formula="of:=ABS(([.F7]-[.B7]))" office:value-type="float" office:value="34.71">
            <text:p>34.71</text:p>
          </table:table-cell>
          <table:table-cell table:formula="of:=ABS(([.G7]-[.B7]))" office:value-type="float" office:value="65.52">
            <text:p>65.52</text:p>
          </table:table-cell>
          <table:table-cell table:formula="of:=ABS(([.H7]-[.B7]))" office:value-type="float" office:value="18.11">
            <text:p>18.11</text:p>
          </table:table-cell>
          <table:table-cell table:formula="of:=ABS(([.I7]-[.B7]))" office:value-type="float" office:value="13.54">
            <text:p>13.54</text:p>
          </table:table-cell>
          <table:table-cell table:number-columns-repeated="3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36.9">
            <text:p>36.9</text:p>
          </table:table-cell>
          <table:table-cell/>
          <table:table-cell table:formula="of:=ABS(([.C8]-[.B8])*100/[.B8])" office:value-type="float" office:value="45.0406504065041">
            <text:p>45.04</text:p>
          </table:table-cell>
          <table:table-cell table:formula="of:=ABS(([.D8]-[.B8])*100/[.B8])" office:value-type="float" office:value="104.607046070461">
            <text:p>104.61</text:p>
          </table:table-cell>
          <table:table-cell table:formula="of:=ABS(([.E8]-[.B8])*100/[.B8])" office:value-type="float" office:value="65.6639566395664">
            <text:p>65.66</text:p>
          </table:table-cell>
          <table:table-cell table:formula="of:=ABS(([.F8]-[.B8])*100/[.B8])" office:value-type="float" office:value="80">
            <text:p>80</text:p>
          </table:table-cell>
          <table:table-cell table:formula="of:=ABS(([.G8]-[.B8])*100/[.B8])" office:value-type="float" office:value="159.566395663957">
            <text:p>159.57</text:p>
          </table:table-cell>
          <table:table-cell table:formula="of:=ABS(([.H8]-[.B8])*100/[.B8])" office:value-type="float" office:value="42.1409214092141">
            <text:p>42.14</text:p>
          </table:table-cell>
          <table:table-cell table:formula="of:=ABS(([.I8]-[.B8])*100/[.B8])" office:value-type="float" office:value="31.1111111111111">
            <text:p>31.11</text:p>
          </table:table-cell>
          <table:table-cell table:number-columns-repeated="2"/>
          <table:table-cell table:formula="of:=ABS(([.C8]-[.B8]))" office:value-type="float" office:value="16.62">
            <text:p>16.62</text:p>
          </table:table-cell>
          <table:table-cell table:formula="of:=ABS(([.D8]-[.B8]))" office:value-type="float" office:value="38.6">
            <text:p>38.6</text:p>
          </table:table-cell>
          <table:table-cell table:formula="of:=ABS(([.E8]-[.B8]))" office:value-type="float" office:value="24.23">
            <text:p>24.23</text:p>
          </table:table-cell>
          <table:table-cell table:formula="of:=ABS(([.F8]-[.B8]))" office:value-type="float" office:value="29.52">
            <text:p>29.52</text:p>
          </table:table-cell>
          <table:table-cell table:formula="of:=ABS(([.G8]-[.B8]))" office:value-type="float" office:value="58.88">
            <text:p>58.88</text:p>
          </table:table-cell>
          <table:table-cell table:formula="of:=ABS(([.H8]-[.B8]))" office:value-type="float" office:value="15.55">
            <text:p>15.55</text:p>
          </table:table-cell>
          <table:table-cell table:formula="of:=ABS(([.I8]-[.B8]))" office:value-type="float" office:value="11.48">
            <text:p>11.48</text:p>
          </table:table-cell>
          <table:table-cell table:number-columns-repeated="3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34.57">
            <text:p>34.57</text:p>
          </table:table-cell>
          <table:table-cell office:value-type="float" office:value="15.13">
            <text:p>15.13</text:p>
          </table:table-cell>
          <table:table-cell office:value-type="float" office:value="24.72">
            <text:p>24.72</text:p>
          </table:table-cell>
          <table:table-cell office:value-type="float" office:value="25.25">
            <text:p>25.25</text:p>
          </table:table-cell>
          <table:table-cell office:value-type="float" office:value="87.16">
            <text:p>87.16</text:p>
          </table:table-cell>
          <table:table-cell office:value-type="float" office:value="33.1">
            <text:p>33.1</text:p>
          </table:table-cell>
          <table:table-cell office:value-type="float" office:value="36.01">
            <text:p>36.01</text:p>
          </table:table-cell>
          <table:table-cell office:value-type="float" office:value="36.3">
            <text:p>36.3</text:p>
          </table:table-cell>
          <table:table-cell/>
          <table:table-cell table:formula="of:=ABS(([.C9]-[.B9])*100/[.B9])" office:value-type="float" office:value="4.76584022038567">
            <text:p>4.77</text:p>
          </table:table-cell>
          <table:table-cell table:formula="of:=ABS(([.D9]-[.B9])*100/[.B9])" office:value-type="float" office:value="58.3195592286501">
            <text:p>58.32</text:p>
          </table:table-cell>
          <table:table-cell table:formula="of:=ABS(([.E9]-[.B9])*100/[.B9])" office:value-type="float" office:value="31.900826446281">
            <text:p>31.9</text:p>
          </table:table-cell>
          <table:table-cell table:formula="of:=ABS(([.F9]-[.B9])*100/[.B9])" office:value-type="float" office:value="30.4407713498623">
            <text:p>30.44</text:p>
          </table:table-cell>
          <table:table-cell table:formula="of:=ABS(([.G9]-[.B9])*100/[.B9])" office:value-type="float" office:value="140.110192837466">
            <text:p>140.11</text:p>
          </table:table-cell>
          <table:table-cell table:formula="of:=ABS(([.H9]-[.B9])*100/[.B9])" office:value-type="float" office:value="8.81542699724517">
            <text:p>8.82</text:p>
          </table:table-cell>
          <table:table-cell table:formula="of:=ABS(([.I9]-[.B9])*100/[.B9])" office:value-type="float" office:value="0.798898071625342">
            <text:p>0.8</text:p>
          </table:table-cell>
          <table:table-cell table:number-columns-repeated="2"/>
          <table:table-cell table:formula="of:=ABS(([.C9]-[.B9]))" office:value-type="float" office:value="1.73">
            <text:p>1.73</text:p>
          </table:table-cell>
          <table:table-cell table:formula="of:=ABS(([.D9]-[.B9]))" office:value-type="float" office:value="21.17">
            <text:p>21.17</text:p>
          </table:table-cell>
          <table:table-cell table:formula="of:=ABS(([.E9]-[.B9]))" office:value-type="float" office:value="11.58">
            <text:p>11.58</text:p>
          </table:table-cell>
          <table:table-cell table:formula="of:=ABS(([.F9]-[.B9]))" office:value-type="float" office:value="11.05">
            <text:p>11.05</text:p>
          </table:table-cell>
          <table:table-cell table:formula="of:=ABS(([.G9]-[.B9]))" office:value-type="float" office:value="50.86">
            <text:p>50.86</text:p>
          </table:table-cell>
          <table:table-cell table:formula="of:=ABS(([.H9]-[.B9]))" office:value-type="float" office:value="3.2">
            <text:p>3.2</text:p>
          </table:table-cell>
          <table:table-cell table:formula="of:=ABS(([.I9]-[.B9]))" office:value-type="float" office:value="0.289999999999999">
            <text:p>0.29</text:p>
          </table:table-cell>
          <table:table-cell table:number-columns-repeated="3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52.35">
            <text:p>52.35</text:p>
          </table:table-cell>
          <table:table-cell office:value-type="float" office:value="36.3">
            <text:p>36.3</text:p>
          </table:table-cell>
          <table:table-cell office:value-type="float" office:value="46.75">
            <text:p>46.75</text:p>
          </table:table-cell>
          <table:table-cell office:value-type="float" office:value="46.23">
            <text:p>46.23</text:p>
          </table:table-cell>
          <table:table-cell office:value-type="float" office:value="109.11">
            <text:p>109.11</text:p>
          </table:table-cell>
          <table:table-cell office:value-type="float" office:value="55.19">
            <text:p>55.19</text:p>
          </table:table-cell>
          <table:table-cell office:value-type="float" office:value="58.31">
            <text:p>58.31</text:p>
          </table:table-cell>
          <table:table-cell office:value-type="float" office:value="67.6">
            <text:p>67.6</text:p>
          </table:table-cell>
          <table:table-cell/>
          <table:table-cell table:formula="of:=ABS(([.C10]-[.B10])*100/[.B10])" office:value-type="float" office:value="22.5591715976331">
            <text:p>22.56</text:p>
          </table:table-cell>
          <table:table-cell table:formula="of:=ABS(([.D10]-[.B10])*100/[.B10])" office:value-type="float" office:value="46.301775147929">
            <text:p>46.3</text:p>
          </table:table-cell>
          <table:table-cell table:formula="of:=ABS(([.E10]-[.B10])*100/[.B10])" office:value-type="float" office:value="30.8431952662722">
            <text:p>30.84</text:p>
          </table:table-cell>
          <table:table-cell table:formula="of:=ABS(([.F10]-[.B10])*100/[.B10])" office:value-type="float" office:value="31.612426035503">
            <text:p>31.61</text:p>
          </table:table-cell>
          <table:table-cell table:formula="of:=ABS(([.G10]-[.B10])*100/[.B10])" office:value-type="float" office:value="61.405325443787">
            <text:p>61.41</text:p>
          </table:table-cell>
          <table:table-cell table:formula="of:=ABS(([.H10]-[.B10])*100/[.B10])" office:value-type="float" office:value="18.3579881656805">
            <text:p>18.36</text:p>
          </table:table-cell>
          <table:table-cell table:formula="of:=ABS(([.I10]-[.B10])*100/[.B10])" office:value-type="float" office:value="13.7426035502958">
            <text:p>13.74</text:p>
          </table:table-cell>
          <table:table-cell table:number-columns-repeated="2"/>
          <table:table-cell table:formula="of:=ABS(([.C10]-[.B10]))" office:value-type="float" office:value="15.25">
            <text:p>15.25</text:p>
          </table:table-cell>
          <table:table-cell table:formula="of:=ABS(([.D10]-[.B10]))" office:value-type="float" office:value="31.3">
            <text:p>31.3</text:p>
          </table:table-cell>
          <table:table-cell table:formula="of:=ABS(([.E10]-[.B10]))" office:value-type="float" office:value="20.85">
            <text:p>20.85</text:p>
          </table:table-cell>
          <table:table-cell table:formula="of:=ABS(([.F10]-[.B10]))" office:value-type="float" office:value="21.37">
            <text:p>21.37</text:p>
          </table:table-cell>
          <table:table-cell table:formula="of:=ABS(([.G10]-[.B10]))" office:value-type="float" office:value="41.51">
            <text:p>41.51</text:p>
          </table:table-cell>
          <table:table-cell table:formula="of:=ABS(([.H10]-[.B10]))" office:value-type="float" office:value="12.41">
            <text:p>12.41</text:p>
          </table:table-cell>
          <table:table-cell table:formula="of:=ABS(([.I10]-[.B10]))" office:value-type="float" office:value="9.28999999999999">
            <text:p>9.29</text:p>
          </table:table-cell>
          <table:table-cell table:number-columns-repeated="3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30.79">
            <text:p>30.79</text:p>
          </table:table-cell>
          <table:table-cell office:value-type="float" office:value="10.74">
            <text:p>10.74</text:p>
          </table:table-cell>
          <table:table-cell office:value-type="float" office:value="23.52">
            <text:p>23.52</text:p>
          </table:table-cell>
          <table:table-cell office:value-type="float" office:value="20.17">
            <text:p>20.17</text:p>
          </table:table-cell>
          <table:table-cell office:value-type="float" office:value="98.66">
            <text:p>98.66</text:p>
          </table:table-cell>
          <table:table-cell office:value-type="float" office:value="32.1">
            <text:p>32.1</text:p>
          </table:table-cell>
          <table:table-cell office:value-type="float" office:value="35.79">
            <text:p>35.79</text:p>
          </table:table-cell>
          <table:table-cell office:value-type="float" office:value="47.3">
            <text:p>47.3</text:p>
          </table:table-cell>
          <table:table-cell/>
          <table:table-cell table:formula="of:=ABS(([.C11]-[.B11])*100/[.B11])" office:value-type="float" office:value="34.9048625792812">
            <text:p>34.9</text:p>
          </table:table-cell>
          <table:table-cell table:formula="of:=ABS(([.D11]-[.B11])*100/[.B11])" office:value-type="float" office:value="77.2938689217759">
            <text:p>77.29</text:p>
          </table:table-cell>
          <table:table-cell table:formula="of:=ABS(([.E11]-[.B11])*100/[.B11])" office:value-type="float" office:value="50.2748414376321">
            <text:p>50.27</text:p>
          </table:table-cell>
          <table:table-cell table:formula="of:=ABS(([.F11]-[.B11])*100/[.B11])" office:value-type="float" office:value="57.3572938689218">
            <text:p>57.36</text:p>
          </table:table-cell>
          <table:table-cell table:formula="of:=ABS(([.G11]-[.B11])*100/[.B11])" office:value-type="float" office:value="108.583509513742">
            <text:p>108.58</text:p>
          </table:table-cell>
          <table:table-cell table:formula="of:=ABS(([.H11]-[.B11])*100/[.B11])" office:value-type="float" office:value="32.1353065539112">
            <text:p>32.14</text:p>
          </table:table-cell>
          <table:table-cell table:formula="of:=ABS(([.I11]-[.B11])*100/[.B11])" office:value-type="float" office:value="24.3340380549683">
            <text:p>24.33</text:p>
          </table:table-cell>
          <table:table-cell table:number-columns-repeated="2"/>
          <table:table-cell table:formula="of:=ABS(([.C11]-[.B11]))" office:value-type="float" office:value="16.51">
            <text:p>16.51</text:p>
          </table:table-cell>
          <table:table-cell table:formula="of:=ABS(([.D11]-[.B11]))" office:value-type="float" office:value="36.56">
            <text:p>36.56</text:p>
          </table:table-cell>
          <table:table-cell table:formula="of:=ABS(([.E11]-[.B11]))" office:value-type="float" office:value="23.78">
            <text:p>23.78</text:p>
          </table:table-cell>
          <table:table-cell table:formula="of:=ABS(([.F11]-[.B11]))" office:value-type="float" office:value="27.13">
            <text:p>27.13</text:p>
          </table:table-cell>
          <table:table-cell table:formula="of:=ABS(([.G11]-[.B11]))" office:value-type="float" office:value="51.36">
            <text:p>51.36</text:p>
          </table:table-cell>
          <table:table-cell table:formula="of:=ABS(([.H11]-[.B11]))" office:value-type="float" office:value="15.2">
            <text:p>15.2</text:p>
          </table:table-cell>
          <table:table-cell table:formula="of:=ABS(([.I11]-[.B11]))" office:value-type="float" office:value="11.51">
            <text:p>11.51</text:p>
          </table:table-cell>
          <table:table-cell table:number-columns-repeated="3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49.22">
            <text:p>49.22</text:p>
          </table:table-cell>
          <table:table-cell office:value-type="float" office:value="32.57">
            <text:p>32.57</text:p>
          </table:table-cell>
          <table:table-cell office:value-type="float" office:value="43.03">
            <text:p>43.03</text:p>
          </table:table-cell>
          <table:table-cell office:value-type="float" office:value="42.5">
            <text:p>42.5</text:p>
          </table:table-cell>
          <table:table-cell office:value-type="float" office:value="105.98">
            <text:p>105.98</text:p>
          </table:table-cell>
          <table:table-cell office:value-type="float" office:value="51.46">
            <text:p>51.46</text:p>
          </table:table-cell>
          <table:table-cell office:value-type="float" office:value="54.58">
            <text:p>54.58</text:p>
          </table:table-cell>
          <table:table-cell office:value-type="float" office:value="63.5">
            <text:p>63.5</text:p>
          </table:table-cell>
          <table:table-cell/>
          <table:table-cell table:formula="of:=ABS(([.C12]-[.B12])*100/[.B12])" office:value-type="float" office:value="22.488188976378">
            <text:p>22.49</text:p>
          </table:table-cell>
          <table:table-cell table:formula="of:=ABS(([.D12]-[.B12])*100/[.B12])" office:value-type="float" office:value="48.7086614173228">
            <text:p>48.71</text:p>
          </table:table-cell>
          <table:table-cell table:formula="of:=ABS(([.E12]-[.B12])*100/[.B12])" office:value-type="float" office:value="32.2362204724409">
            <text:p>32.24</text:p>
          </table:table-cell>
          <table:table-cell table:formula="of:=ABS(([.F12]-[.B12])*100/[.B12])" office:value-type="float" office:value="33.0708661417323">
            <text:p>33.07</text:p>
          </table:table-cell>
          <table:table-cell table:formula="of:=ABS(([.G12]-[.B12])*100/[.B12])" office:value-type="float" office:value="66.8976377952756">
            <text:p>66.9</text:p>
          </table:table-cell>
          <table:table-cell table:formula="of:=ABS(([.H12]-[.B12])*100/[.B12])" office:value-type="float" office:value="18.9606299212598">
            <text:p>18.96</text:p>
          </table:table-cell>
          <table:table-cell table:formula="of:=ABS(([.I12]-[.B12])*100/[.B12])" office:value-type="float" office:value="14.0472440944882">
            <text:p>14.05</text:p>
          </table:table-cell>
          <table:table-cell table:number-columns-repeated="2"/>
          <table:table-cell table:formula="of:=ABS(([.C12]-[.B12]))" office:value-type="float" office:value="14.28">
            <text:p>14.28</text:p>
          </table:table-cell>
          <table:table-cell table:formula="of:=ABS(([.D12]-[.B12]))" office:value-type="float" office:value="30.93">
            <text:p>30.93</text:p>
          </table:table-cell>
          <table:table-cell table:formula="of:=ABS(([.E12]-[.B12]))" office:value-type="float" office:value="20.47">
            <text:p>20.47</text:p>
          </table:table-cell>
          <table:table-cell table:formula="of:=ABS(([.F12]-[.B12]))" office:value-type="float" office:value="21">
            <text:p>21</text:p>
          </table:table-cell>
          <table:table-cell table:formula="of:=ABS(([.G12]-[.B12]))" office:value-type="float" office:value="42.48">
            <text:p>42.48</text:p>
          </table:table-cell>
          <table:table-cell table:formula="of:=ABS(([.H12]-[.B12]))" office:value-type="float" office:value="12.04">
            <text:p>12.04</text:p>
          </table:table-cell>
          <table:table-cell table:formula="of:=ABS(([.I12]-[.B12]))" office:value-type="float" office:value="8.92">
            <text:p>8.92</text:p>
          </table:table-cell>
          <table:table-cell table:number-columns-repeated="3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26.96">
            <text:p>26.96</text:p>
          </table:table-cell>
          <table:table-cell office:value-type="float" office:value="6.19">
            <text:p>6.19</text:p>
          </table:table-cell>
          <table:table-cell office:value-type="float" office:value="18.97">
            <text:p>18.97</text:p>
          </table:table-cell>
          <table:table-cell office:value-type="float" office:value="15.61">
            <text:p>15.61</text:p>
          </table:table-cell>
          <table:table-cell office:value-type="float" office:value="94.83">
            <text:p>94.83</text:p>
          </table:table-cell>
          <table:table-cell office:value-type="float" office:value="27.54">
            <text:p>27.54</text:p>
          </table:table-cell>
          <table:table-cell office:value-type="float" office:value="31.23">
            <text:p>31.23</text:p>
          </table:table-cell>
          <table:table-cell office:value-type="float" office:value="44.2">
            <text:p>44.2</text:p>
          </table:table-cell>
          <table:table-cell/>
          <table:table-cell table:formula="of:=ABS(([.C13]-[.B13])*100/[.B13])" office:value-type="float" office:value="39.0045248868778">
            <text:p>39</text:p>
          </table:table-cell>
          <table:table-cell table:formula="of:=ABS(([.D13]-[.B13])*100/[.B13])" office:value-type="float" office:value="85.9954751131222">
            <text:p>86</text:p>
          </table:table-cell>
          <table:table-cell table:formula="of:=ABS(([.E13]-[.B13])*100/[.B13])" office:value-type="float" office:value="57.0814479638009">
            <text:p>57.08</text:p>
          </table:table-cell>
          <table:table-cell table:formula="of:=ABS(([.F13]-[.B13])*100/[.B13])" office:value-type="float" office:value="64.683257918552">
            <text:p>64.68</text:p>
          </table:table-cell>
          <table:table-cell table:formula="of:=ABS(([.G13]-[.B13])*100/[.B13])" office:value-type="float" office:value="114.547511312217">
            <text:p>114.55</text:p>
          </table:table-cell>
          <table:table-cell table:formula="of:=ABS(([.H13]-[.B13])*100/[.B13])" office:value-type="float" office:value="37.6923076923077">
            <text:p>37.69</text:p>
          </table:table-cell>
          <table:table-cell table:formula="of:=ABS(([.I13]-[.B13])*100/[.B13])" office:value-type="float" office:value="29.3438914027149">
            <text:p>29.34</text:p>
          </table:table-cell>
          <table:table-cell table:number-columns-repeated="2"/>
          <table:table-cell table:formula="of:=ABS(([.C13]-[.B13]))" office:value-type="float" office:value="17.24">
            <text:p>17.24</text:p>
          </table:table-cell>
          <table:table-cell table:formula="of:=ABS(([.D13]-[.B13]))" office:value-type="float" office:value="38.01">
            <text:p>38.01</text:p>
          </table:table-cell>
          <table:table-cell table:formula="of:=ABS(([.E13]-[.B13]))" office:value-type="float" office:value="25.23">
            <text:p>25.23</text:p>
          </table:table-cell>
          <table:table-cell table:formula="of:=ABS(([.F13]-[.B13]))" office:value-type="float" office:value="28.59">
            <text:p>28.59</text:p>
          </table:table-cell>
          <table:table-cell table:formula="of:=ABS(([.G13]-[.B13]))" office:value-type="float" office:value="50.63">
            <text:p>50.63</text:p>
          </table:table-cell>
          <table:table-cell table:formula="of:=ABS(([.H13]-[.B13]))" office:value-type="float" office:value="16.66">
            <text:p>16.66</text:p>
          </table:table-cell>
          <table:table-cell table:formula="of:=ABS(([.I13]-[.B13]))" office:value-type="float" office:value="12.97">
            <text:p>12.97</text:p>
          </table:table-cell>
          <table:table-cell table:number-columns-repeated="3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5.98">
            <text:p>5.98</text:p>
          </table:table-cell>
          <table:table-cell office:value-type="float" office:value="-18.53">
            <text:p>-18.53</text:p>
          </table:table-cell>
          <table:table-cell office:value-type="float" office:value="0.63">
            <text:p>0.63</text:p>
          </table:table-cell>
          <table:table-cell office:value-type="float" office:value="-10.5">
            <text:p>-10.5</text:p>
          </table:table-cell>
          <table:table-cell office:value-type="float" office:value="104.41">
            <text:p>104.41</text:p>
          </table:table-cell>
          <table:table-cell office:value-type="float" office:value="9.6">
            <text:p>9.6</text:p>
          </table:table-cell>
          <table:table-cell office:value-type="float" office:value="14.84">
            <text:p>14.84</text:p>
          </table:table-cell>
          <table:table-cell office:value-type="float" office:value="33.2">
            <text:p>33.2</text:p>
          </table:table-cell>
          <table:table-cell/>
          <table:table-cell table:formula="of:=ABS(([.C14]-[.B14])*100/[.B14])" office:value-type="float" office:value="81.9879518072289">
            <text:p>81.99</text:p>
          </table:table-cell>
          <table:table-cell table:formula="of:=ABS(([.D14]-[.B14])*100/[.B14])" office:value-type="float" office:value="155.813253012048">
            <text:p>155.81</text:p>
          </table:table-cell>
          <table:table-cell table:formula="of:=ABS(([.E14]-[.B14])*100/[.B14])" office:value-type="float" office:value="98.1024096385542">
            <text:p>98.1</text:p>
          </table:table-cell>
          <table:table-cell table:formula="of:=ABS(([.F14]-[.B14])*100/[.B14])" office:value-type="float" office:value="131.626506024096">
            <text:p>131.63</text:p>
          </table:table-cell>
          <table:table-cell table:formula="of:=ABS(([.G14]-[.B14])*100/[.B14])" office:value-type="float" office:value="214.487951807229">
            <text:p>214.49</text:p>
          </table:table-cell>
          <table:table-cell table:formula="of:=ABS(([.H14]-[.B14])*100/[.B14])" office:value-type="float" office:value="71.0843373493976">
            <text:p>71.08</text:p>
          </table:table-cell>
          <table:table-cell table:formula="of:=ABS(([.I14]-[.B14])*100/[.B14])" office:value-type="float" office:value="55.3012048192771">
            <text:p>55.3</text:p>
          </table:table-cell>
          <table:table-cell table:number-columns-repeated="2"/>
          <table:table-cell table:formula="of:=ABS(([.C14]-[.B14]))" office:value-type="float" office:value="27.22">
            <text:p>27.22</text:p>
          </table:table-cell>
          <table:table-cell table:formula="of:=ABS(([.D14]-[.B14]))" office:value-type="float" office:value="51.73">
            <text:p>51.73</text:p>
          </table:table-cell>
          <table:table-cell table:formula="of:=ABS(([.E14]-[.B14]))" office:value-type="float" office:value="32.57">
            <text:p>32.57</text:p>
          </table:table-cell>
          <table:table-cell table:formula="of:=ABS(([.F14]-[.B14]))" office:value-type="float" office:value="43.7">
            <text:p>43.7</text:p>
          </table:table-cell>
          <table:table-cell table:formula="of:=ABS(([.G14]-[.B14]))" office:value-type="float" office:value="71.21">
            <text:p>71.21</text:p>
          </table:table-cell>
          <table:table-cell table:formula="of:=ABS(([.H14]-[.B14]))" office:value-type="float" office:value="23.6">
            <text:p>23.6</text:p>
          </table:table-cell>
          <table:table-cell table:formula="of:=ABS(([.I14]-[.B14]))" office:value-type="float" office:value="18.36">
            <text:p>18.36</text:p>
          </table:table-cell>
          <table:table-cell table:number-columns-repeated="3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11.65">
            <text:p>11.65</text:p>
          </table:table-cell>
          <table:table-cell office:value-type="float" office:value="-11.95">
            <text:p>-11.95</text:p>
          </table:table-cell>
          <table:table-cell office:value-type="float" office:value="2.42">
            <text:p>2.42</text:p>
          </table:table-cell>
          <table:table-cell office:value-type="float" office:value="-2.88">
            <text:p>-2.88</text:p>
          </table:table-cell>
          <table:table-cell office:value-type="float" office:value="87.16">
            <text:p>87.16</text:p>
          </table:table-cell>
          <table:table-cell office:value-type="float" office:value="11.1">
            <text:p>11.1</text:p>
          </table:table-cell>
          <table:table-cell office:value-type="float" office:value="15.17">
            <text:p>15.17</text:p>
          </table:table-cell>
          <table:table-cell office:value-type="float" office:value="31.2">
            <text:p>31.2</text:p>
          </table:table-cell>
          <table:table-cell/>
          <table:table-cell table:formula="of:=ABS(([.C15]-[.B15])*100/[.B15])" office:value-type="float" office:value="62.6602564102564">
            <text:p>62.66</text:p>
          </table:table-cell>
          <table:table-cell table:formula="of:=ABS(([.D15]-[.B15])*100/[.B15])" office:value-type="float" office:value="138.301282051282">
            <text:p>138.3</text:p>
          </table:table-cell>
          <table:table-cell table:formula="of:=ABS(([.E15]-[.B15])*100/[.B15])" office:value-type="float" office:value="92.2435897435897">
            <text:p>92.24</text:p>
          </table:table-cell>
          <table:table-cell table:formula="of:=ABS(([.F15]-[.B15])*100/[.B15])" office:value-type="float" office:value="109.230769230769">
            <text:p>109.23</text:p>
          </table:table-cell>
          <table:table-cell table:formula="of:=ABS(([.G15]-[.B15])*100/[.B15])" office:value-type="float" office:value="179.358974358974">
            <text:p>179.36</text:p>
          </table:table-cell>
          <table:table-cell table:formula="of:=ABS(([.H15]-[.B15])*100/[.B15])" office:value-type="float" office:value="64.4230769230769">
            <text:p>64.42</text:p>
          </table:table-cell>
          <table:table-cell table:formula="of:=ABS(([.I15]-[.B15])*100/[.B15])" office:value-type="float" office:value="51.3782051282051">
            <text:p>51.38</text:p>
          </table:table-cell>
          <table:table-cell table:number-columns-repeated="2"/>
          <table:table-cell table:formula="of:=ABS(([.C15]-[.B15]))" office:value-type="float" office:value="19.55">
            <text:p>19.55</text:p>
          </table:table-cell>
          <table:table-cell table:formula="of:=ABS(([.D15]-[.B15]))" office:value-type="float" office:value="43.15">
            <text:p>43.15</text:p>
          </table:table-cell>
          <table:table-cell table:formula="of:=ABS(([.E15]-[.B15]))" office:value-type="float" office:value="28.78">
            <text:p>28.78</text:p>
          </table:table-cell>
          <table:table-cell table:formula="of:=ABS(([.F15]-[.B15]))" office:value-type="float" office:value="34.08">
            <text:p>34.08</text:p>
          </table:table-cell>
          <table:table-cell table:formula="of:=ABS(([.G15]-[.B15]))" office:value-type="float" office:value="55.96">
            <text:p>55.96</text:p>
          </table:table-cell>
          <table:table-cell table:formula="of:=ABS(([.H15]-[.B15]))" office:value-type="float" office:value="20.1">
            <text:p>20.1</text:p>
          </table:table-cell>
          <table:table-cell table:formula="of:=ABS(([.I15]-[.B15]))" office:value-type="float" office:value="16.03">
            <text:p>16.03</text:p>
          </table:table-cell>
          <table:table-cell table:number-columns-repeated="3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2.49">
            <text:p>52.49</text:p>
          </table:table-cell>
          <table:table-cell office:value-type="float" office:value="36.36">
            <text:p>36.36</text:p>
          </table:table-cell>
          <table:table-cell office:value-type="float" office:value="43.55">
            <text:p>43.55</text:p>
          </table:table-cell>
          <table:table-cell office:value-type="float" office:value="47">
            <text:p>47</text:p>
          </table:table-cell>
          <table:table-cell office:value-type="float" office:value="93.63">
            <text:p>93.63</text:p>
          </table:table-cell>
          <table:table-cell office:value-type="float" office:value="51.79">
            <text:p>51.79</text:p>
          </table:table-cell>
          <table:table-cell office:value-type="float" office:value="54.11">
            <text:p>54.11</text:p>
          </table:table-cell>
          <table:table-cell office:value-type="float" office:value="58.8">
            <text:p>58.8</text:p>
          </table:table-cell>
          <table:table-cell/>
          <table:table-cell table:formula="of:=ABS(([.C16]-[.B16])*100/[.B16])" office:value-type="float" office:value="10.7312925170068">
            <text:p>10.73</text:p>
          </table:table-cell>
          <table:table-cell table:formula="of:=ABS(([.D16]-[.B16])*100/[.B16])" office:value-type="float" office:value="38.1632653061224">
            <text:p>38.16</text:p>
          </table:table-cell>
          <table:table-cell table:formula="of:=ABS(([.E16]-[.B16])*100/[.B16])" office:value-type="float" office:value="25.9353741496599">
            <text:p>25.94</text:p>
          </table:table-cell>
          <table:table-cell table:formula="of:=ABS(([.F16]-[.B16])*100/[.B16])" office:value-type="float" office:value="20.0680272108844">
            <text:p>20.07</text:p>
          </table:table-cell>
          <table:table-cell table:formula="of:=ABS(([.G16]-[.B16])*100/[.B16])" office:value-type="float" office:value="59.234693877551">
            <text:p>59.23</text:p>
          </table:table-cell>
          <table:table-cell table:formula="of:=ABS(([.H16]-[.B16])*100/[.B16])" office:value-type="float" office:value="11.921768707483">
            <text:p>11.92</text:p>
          </table:table-cell>
          <table:table-cell table:formula="of:=ABS(([.I16]-[.B16])*100/[.B16])" office:value-type="float" office:value="7.97619047619047">
            <text:p>7.98</text:p>
          </table:table-cell>
          <table:table-cell table:number-columns-repeated="2"/>
          <table:table-cell table:formula="of:=ABS(([.C16]-[.B16]))" office:value-type="float" office:value="6.31">
            <text:p>6.31</text:p>
          </table:table-cell>
          <table:table-cell table:formula="of:=ABS(([.D16]-[.B16]))" office:value-type="float" office:value="22.44">
            <text:p>22.44</text:p>
          </table:table-cell>
          <table:table-cell table:formula="of:=ABS(([.E16]-[.B16]))" office:value-type="float" office:value="15.25">
            <text:p>15.25</text:p>
          </table:table-cell>
          <table:table-cell table:formula="of:=ABS(([.F16]-[.B16]))" office:value-type="float" office:value="11.8">
            <text:p>11.8</text:p>
          </table:table-cell>
          <table:table-cell table:formula="of:=ABS(([.G16]-[.B16]))" office:value-type="float" office:value="34.83">
            <text:p>34.83</text:p>
          </table:table-cell>
          <table:table-cell table:formula="of:=ABS(([.H16]-[.B16]))" office:value-type="float" office:value="7.01">
            <text:p>7.01</text:p>
          </table:table-cell>
          <table:table-cell table:formula="of:=ABS(([.I16]-[.B16]))" office:value-type="float" office:value="4.69">
            <text:p>4.69</text:p>
          </table:table-cell>
          <table:table-cell table:number-columns-repeated="3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26.96">
            <text:p>26.96</text:p>
          </table:table-cell>
          <table:table-cell office:value-type="float" office:value="6.19">
            <text:p>6.19</text:p>
          </table:table-cell>
          <table:table-cell office:value-type="float" office:value="18.97">
            <text:p>18.97</text:p>
          </table:table-cell>
          <table:table-cell office:value-type="float" office:value="15.61">
            <text:p>15.61</text:p>
          </table:table-cell>
          <table:table-cell office:value-type="float" office:value="94.83">
            <text:p>94.83</text:p>
          </table:table-cell>
          <table:table-cell office:value-type="float" office:value="27.54">
            <text:p>27.54</text:p>
          </table:table-cell>
          <table:table-cell office:value-type="float" office:value="31.23">
            <text:p>31.23</text:p>
          </table:table-cell>
          <table:table-cell office:value-type="float" office:value="41.4">
            <text:p>41.4</text:p>
          </table:table-cell>
          <table:table-cell/>
          <table:table-cell table:formula="of:=ABS(([.C17]-[.B17])*100/[.B17])" office:value-type="float" office:value="34.8792270531401">
            <text:p>34.88</text:p>
          </table:table-cell>
          <table:table-cell table:formula="of:=ABS(([.D17]-[.B17])*100/[.B17])" office:value-type="float" office:value="85.048309178744">
            <text:p>85.05</text:p>
          </table:table-cell>
          <table:table-cell table:formula="of:=ABS(([.E17]-[.B17])*100/[.B17])" office:value-type="float" office:value="54.1787439613527">
            <text:p>54.18</text:p>
          </table:table-cell>
          <table:table-cell table:formula="of:=ABS(([.F17]-[.B17])*100/[.B17])" office:value-type="float" office:value="62.2946859903382">
            <text:p>62.29</text:p>
          </table:table-cell>
          <table:table-cell table:formula="of:=ABS(([.G17]-[.B17])*100/[.B17])" office:value-type="float" office:value="129.057971014493">
            <text:p>129.06</text:p>
          </table:table-cell>
          <table:table-cell table:formula="of:=ABS(([.H17]-[.B17])*100/[.B17])" office:value-type="float" office:value="33.4782608695652">
            <text:p>33.48</text:p>
          </table:table-cell>
          <table:table-cell table:formula="of:=ABS(([.I17]-[.B17])*100/[.B17])" office:value-type="float" office:value="24.5652173913043">
            <text:p>24.57</text:p>
          </table:table-cell>
          <table:table-cell table:number-columns-repeated="2"/>
          <table:table-cell table:formula="of:=ABS(([.C17]-[.B17]))" office:value-type="float" office:value="14.44">
            <text:p>14.44</text:p>
          </table:table-cell>
          <table:table-cell table:formula="of:=ABS(([.D17]-[.B17]))" office:value-type="float" office:value="35.21">
            <text:p>35.21</text:p>
          </table:table-cell>
          <table:table-cell table:formula="of:=ABS(([.E17]-[.B17]))" office:value-type="float" office:value="22.43">
            <text:p>22.43</text:p>
          </table:table-cell>
          <table:table-cell table:formula="of:=ABS(([.F17]-[.B17]))" office:value-type="float" office:value="25.79">
            <text:p>25.79</text:p>
          </table:table-cell>
          <table:table-cell table:formula="of:=ABS(([.G17]-[.B17]))" office:value-type="float" office:value="53.43">
            <text:p>53.43</text:p>
          </table:table-cell>
          <table:table-cell table:formula="of:=ABS(([.H17]-[.B17]))" office:value-type="float" office:value="13.86">
            <text:p>13.86</text:p>
          </table:table-cell>
          <table:table-cell table:formula="of:=ABS(([.I17]-[.B17]))" office:value-type="float" office:value="10.17">
            <text:p>10.17</text:p>
          </table:table-cell>
          <table:table-cell table:number-columns-repeated="3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17.48">
            <text:p>17.48</text:p>
          </table:table-cell>
          <table:table-cell office:value-type="float" office:value="-4.87">
            <text:p>-4.87</text:p>
          </table:table-cell>
          <table:table-cell office:value-type="float" office:value="14.3">
            <text:p>14.3</text:p>
          </table:table-cell>
          <table:table-cell office:value-type="float" office:value="3.17">
            <text:p>3.17</text:p>
          </table:table-cell>
          <table:table-cell office:value-type="float" office:value="115.91">
            <text:p>115.91</text:p>
          </table:table-cell>
          <table:table-cell office:value-type="float" office:value="23.27">
            <text:p>23.27</text:p>
          </table:table-cell>
          <table:table-cell office:value-type="float" office:value="28.51">
            <text:p>28.51</text:p>
          </table:table-cell>
          <table:table-cell office:value-type="float" office:value="33.2">
            <text:p>33.2</text:p>
          </table:table-cell>
          <table:table-cell/>
          <table:table-cell table:formula="of:=ABS(([.C18]-[.B18])*100/[.B18])" office:value-type="float" office:value="47.3493975903615">
            <text:p>47.35</text:p>
          </table:table-cell>
          <table:table-cell table:formula="of:=ABS(([.D18]-[.B18])*100/[.B18])" office:value-type="float" office:value="114.668674698795">
            <text:p>114.67</text:p>
          </table:table-cell>
          <table:table-cell table:formula="of:=ABS(([.E18]-[.B18])*100/[.B18])" office:value-type="float" office:value="56.9277108433735">
            <text:p>56.93</text:p>
          </table:table-cell>
          <table:table-cell table:formula="of:=ABS(([.F18]-[.B18])*100/[.B18])" office:value-type="float" office:value="90.4518072289157">
            <text:p>90.45</text:p>
          </table:table-cell>
          <table:table-cell table:formula="of:=ABS(([.G18]-[.B18])*100/[.B18])" office:value-type="float" office:value="249.126506024096">
            <text:p>249.13</text:p>
          </table:table-cell>
          <table:table-cell table:formula="of:=ABS(([.H18]-[.B18])*100/[.B18])" office:value-type="float" office:value="29.9096385542169">
            <text:p>29.91</text:p>
          </table:table-cell>
          <table:table-cell table:formula="of:=ABS(([.I18]-[.B18])*100/[.B18])" office:value-type="float" office:value="14.1265060240964">
            <text:p>14.13</text:p>
          </table:table-cell>
          <table:table-cell table:number-columns-repeated="2"/>
          <table:table-cell table:formula="of:=ABS(([.C18]-[.B18]))" office:value-type="float" office:value="15.72">
            <text:p>15.72</text:p>
          </table:table-cell>
          <table:table-cell table:formula="of:=ABS(([.D18]-[.B18]))" office:value-type="float" office:value="38.07">
            <text:p>38.07</text:p>
          </table:table-cell>
          <table:table-cell table:formula="of:=ABS(([.E18]-[.B18]))" office:value-type="float" office:value="18.9">
            <text:p>18.9</text:p>
          </table:table-cell>
          <table:table-cell table:formula="of:=ABS(([.F18]-[.B18]))" office:value-type="float" office:value="30.03">
            <text:p>30.03</text:p>
          </table:table-cell>
          <table:table-cell table:formula="of:=ABS(([.G18]-[.B18]))" office:value-type="float" office:value="82.71">
            <text:p>82.71</text:p>
          </table:table-cell>
          <table:table-cell table:formula="of:=ABS(([.H18]-[.B18]))" office:value-type="float" office:value="9.93">
            <text:p>9.93</text:p>
          </table:table-cell>
          <table:table-cell table:formula="of:=ABS(([.I18]-[.B18]))" office:value-type="float" office:value="4.69">
            <text:p>4.69</text:p>
          </table:table-cell>
          <table:table-cell table:number-columns-repeated="3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17.48">
            <text:p>17.48</text:p>
          </table:table-cell>
          <table:table-cell office:value-type="float" office:value="-4.87">
            <text:p>-4.87</text:p>
          </table:table-cell>
          <table:table-cell office:value-type="float" office:value="14.3">
            <text:p>14.3</text:p>
          </table:table-cell>
          <table:table-cell office:value-type="float" office:value="3.17">
            <text:p>3.17</text:p>
          </table:table-cell>
          <table:table-cell office:value-type="float" office:value="115.91">
            <text:p>115.91</text:p>
          </table:table-cell>
          <table:table-cell office:value-type="float" office:value="23.27">
            <text:p>23.27</text:p>
          </table:table-cell>
          <table:table-cell office:value-type="float" office:value="28.51">
            <text:p>28.51</text:p>
          </table:table-cell>
          <table:table-cell office:value-type="float" office:value="44.9">
            <text:p>44.9</text:p>
          </table:table-cell>
          <table:table-cell/>
          <table:table-cell table:formula="of:=ABS(([.C19]-[.B19])*100/[.B19])" office:value-type="float" office:value="61.0690423162584">
            <text:p>61.07</text:p>
          </table:table-cell>
          <table:table-cell table:formula="of:=ABS(([.D19]-[.B19])*100/[.B19])" office:value-type="float" office:value="110.846325167038">
            <text:p>110.85</text:p>
          </table:table-cell>
          <table:table-cell table:formula="of:=ABS(([.E19]-[.B19])*100/[.B19])" office:value-type="float" office:value="68.1514476614699">
            <text:p>68.15</text:p>
          </table:table-cell>
          <table:table-cell table:formula="of:=ABS(([.F19]-[.B19])*100/[.B19])" office:value-type="float" office:value="92.9398663697105">
            <text:p>92.94</text:p>
          </table:table-cell>
          <table:table-cell table:formula="of:=ABS(([.G19]-[.B19])*100/[.B19])" office:value-type="float" office:value="158.15144766147">
            <text:p>158.15</text:p>
          </table:table-cell>
          <table:table-cell table:formula="of:=ABS(([.H19]-[.B19])*100/[.B19])" office:value-type="float" office:value="48.173719376392">
            <text:p>48.17</text:p>
          </table:table-cell>
          <table:table-cell table:formula="of:=ABS(([.I19]-[.B19])*100/[.B19])" office:value-type="float" office:value="36.5033407572383">
            <text:p>36.5</text:p>
          </table:table-cell>
          <table:table-cell table:number-columns-repeated="2"/>
          <table:table-cell table:formula="of:=ABS(([.C19]-[.B19]))" office:value-type="float" office:value="27.42">
            <text:p>27.42</text:p>
          </table:table-cell>
          <table:table-cell table:formula="of:=ABS(([.D19]-[.B19]))" office:value-type="float" office:value="49.77">
            <text:p>49.77</text:p>
          </table:table-cell>
          <table:table-cell table:formula="of:=ABS(([.E19]-[.B19]))" office:value-type="float" office:value="30.6">
            <text:p>30.6</text:p>
          </table:table-cell>
          <table:table-cell table:formula="of:=ABS(([.F19]-[.B19]))" office:value-type="float" office:value="41.73">
            <text:p>41.73</text:p>
          </table:table-cell>
          <table:table-cell table:formula="of:=ABS(([.G19]-[.B19]))" office:value-type="float" office:value="71.01">
            <text:p>71.01</text:p>
          </table:table-cell>
          <table:table-cell table:formula="of:=ABS(([.H19]-[.B19]))" office:value-type="float" office:value="21.63">
            <text:p>21.63</text:p>
          </table:table-cell>
          <table:table-cell table:formula="of:=ABS(([.I19]-[.B19]))" office:value-type="float" office:value="16.39">
            <text:p>16.39</text:p>
          </table:table-cell>
          <table:table-cell table:number-columns-repeated="3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30.79">
            <text:p>30.79</text:p>
          </table:table-cell>
          <table:table-cell office:value-type="float" office:value="10.74">
            <text:p>10.74</text:p>
          </table:table-cell>
          <table:table-cell office:value-type="float" office:value="23.52">
            <text:p>23.52</text:p>
          </table:table-cell>
          <table:table-cell office:value-type="float" office:value="20.17">
            <text:p>20.17</text:p>
          </table:table-cell>
          <table:table-cell office:value-type="float" office:value="98.66">
            <text:p>98.66</text:p>
          </table:table-cell>
          <table:table-cell office:value-type="float" office:value="32.1">
            <text:p>32.1</text:p>
          </table:table-cell>
          <table:table-cell office:value-type="float" office:value="35.79">
            <text:p>35.79</text:p>
          </table:table-cell>
          <table:table-cell office:value-type="float" office:value="45.2">
            <text:p>45.2</text:p>
          </table:table-cell>
          <table:table-cell/>
          <table:table-cell table:formula="of:=ABS(([.C20]-[.B20])*100/[.B20])" office:value-type="float" office:value="31.8805309734513">
            <text:p>31.88</text:p>
          </table:table-cell>
          <table:table-cell table:formula="of:=ABS(([.D20]-[.B20])*100/[.B20])" office:value-type="float" office:value="76.2389380530973">
            <text:p>76.24</text:p>
          </table:table-cell>
          <table:table-cell table:formula="of:=ABS(([.E20]-[.B20])*100/[.B20])" office:value-type="float" office:value="47.9646017699115">
            <text:p>47.96</text:p>
          </table:table-cell>
          <table:table-cell table:formula="of:=ABS(([.F20]-[.B20])*100/[.B20])" office:value-type="float" office:value="55.3761061946903">
            <text:p>55.38</text:p>
          </table:table-cell>
          <table:table-cell table:formula="of:=ABS(([.G20]-[.B20])*100/[.B20])" office:value-type="float" office:value="118.274336283186">
            <text:p>118.27</text:p>
          </table:table-cell>
          <table:table-cell table:formula="of:=ABS(([.H20]-[.B20])*100/[.B20])" office:value-type="float" office:value="28.9823008849558">
            <text:p>28.98</text:p>
          </table:table-cell>
          <table:table-cell table:formula="of:=ABS(([.I20]-[.B20])*100/[.B20])" office:value-type="float" office:value="20.8185840707965">
            <text:p>20.82</text:p>
          </table:table-cell>
          <table:table-cell table:number-columns-repeated="2"/>
          <table:table-cell table:formula="of:=ABS(([.C20]-[.B20]))" office:value-type="float" office:value="14.41">
            <text:p>14.41</text:p>
          </table:table-cell>
          <table:table-cell table:formula="of:=ABS(([.D20]-[.B20]))" office:value-type="float" office:value="34.46">
            <text:p>34.46</text:p>
          </table:table-cell>
          <table:table-cell table:formula="of:=ABS(([.E20]-[.B20]))" office:value-type="float" office:value="21.68">
            <text:p>21.68</text:p>
          </table:table-cell>
          <table:table-cell table:formula="of:=ABS(([.F20]-[.B20]))" office:value-type="float" office:value="25.03">
            <text:p>25.03</text:p>
          </table:table-cell>
          <table:table-cell table:formula="of:=ABS(([.G20]-[.B20]))" office:value-type="float" office:value="53.46">
            <text:p>53.46</text:p>
          </table:table-cell>
          <table:table-cell table:formula="of:=ABS(([.H20]-[.B20]))" office:value-type="float" office:value="13.1">
            <text:p>13.1</text:p>
          </table:table-cell>
          <table:table-cell table:formula="of:=ABS(([.I20]-[.B20]))" office:value-type="float" office:value="9.41">
            <text:p>9.41</text:p>
          </table:table-cell>
          <table:table-cell table:number-columns-repeated="3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51.82">
            <text:p>51.82</text:p>
          </table:table-cell>
          <table:table-cell office:value-type="float" office:value="35.63">
            <text:p>35.63</text:p>
          </table:table-cell>
          <table:table-cell office:value-type="float" office:value="45.22">
            <text:p>45.22</text:p>
          </table:table-cell>
          <table:table-cell office:value-type="float" office:value="45.75">
            <text:p>45.75</text:p>
          </table:table-cell>
          <table:table-cell office:value-type="float" office:value="104.41">
            <text:p>104.41</text:p>
          </table:table-cell>
          <table:table-cell office:value-type="float" office:value="53.6">
            <text:p>53.6</text:p>
          </table:table-cell>
          <table:table-cell office:value-type="float" office:value="56.51">
            <text:p>56.51</text:p>
          </table:table-cell>
          <table:table-cell office:value-type="float" office:value="65.7">
            <text:p>65.7</text:p>
          </table:table-cell>
          <table:table-cell/>
          <table:table-cell table:formula="of:=ABS(([.C21]-[.B21])*100/[.B21])" office:value-type="float" office:value="21.1263318112633">
            <text:p>21.13</text:p>
          </table:table-cell>
          <table:table-cell table:formula="of:=ABS(([.D21]-[.B21])*100/[.B21])" office:value-type="float" office:value="45.7686453576865">
            <text:p>45.77</text:p>
          </table:table-cell>
          <table:table-cell table:formula="of:=ABS(([.E21]-[.B21])*100/[.B21])" office:value-type="float" office:value="31.1719939117199">
            <text:p>31.17</text:p>
          </table:table-cell>
          <table:table-cell table:formula="of:=ABS(([.F21]-[.B21])*100/[.B21])" office:value-type="float" office:value="30.365296803653">
            <text:p>30.37</text:p>
          </table:table-cell>
          <table:table-cell table:formula="of:=ABS(([.G21]-[.B21])*100/[.B21])" office:value-type="float" office:value="58.9193302891933">
            <text:p>58.92</text:p>
          </table:table-cell>
          <table:table-cell table:formula="of:=ABS(([.H21]-[.B21])*100/[.B21])" office:value-type="float" office:value="18.4170471841705">
            <text:p>18.42</text:p>
          </table:table-cell>
          <table:table-cell table:formula="of:=ABS(([.I21]-[.B21])*100/[.B21])" office:value-type="float" office:value="13.9878234398782">
            <text:p>13.99</text:p>
          </table:table-cell>
          <table:table-cell table:number-columns-repeated="2"/>
          <table:table-cell table:formula="of:=ABS(([.C21]-[.B21]))" office:value-type="float" office:value="13.88">
            <text:p>13.88</text:p>
          </table:table-cell>
          <table:table-cell table:formula="of:=ABS(([.D21]-[.B21]))" office:value-type="float" office:value="30.07">
            <text:p>30.07</text:p>
          </table:table-cell>
          <table:table-cell table:formula="of:=ABS(([.E21]-[.B21]))" office:value-type="float" office:value="20.48">
            <text:p>20.48</text:p>
          </table:table-cell>
          <table:table-cell table:formula="of:=ABS(([.F21]-[.B21]))" office:value-type="float" office:value="19.95">
            <text:p>19.95</text:p>
          </table:table-cell>
          <table:table-cell table:formula="of:=ABS(([.G21]-[.B21]))" office:value-type="float" office:value="38.71">
            <text:p>38.71</text:p>
          </table:table-cell>
          <table:table-cell table:formula="of:=ABS(([.H21]-[.B21]))" office:value-type="float" office:value="12.1">
            <text:p>12.1</text:p>
          </table:table-cell>
          <table:table-cell table:formula="of:=ABS(([.I21]-[.B21]))" office:value-type="float" office:value="9.19000000000001">
            <text:p>9.19</text:p>
          </table:table-cell>
          <table:table-cell table:number-columns-repeated="3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46.1">
            <text:p>46.1</text:p>
          </table:table-cell>
          <table:table-cell office:value-type="float" office:value="28.9">
            <text:p>28.9</text:p>
          </table:table-cell>
          <table:table-cell office:value-type="float" office:value="40.4">
            <text:p>40.4</text:p>
          </table:table-cell>
          <table:table-cell office:value-type="float" office:value="38.6">
            <text:p>38.6</text:p>
          </table:table-cell>
          <table:table-cell office:value-type="float" office:value="107.86">
            <text:p>107.86</text:p>
          </table:table-cell>
          <table:table-cell office:value-type="float" office:value="48.9">
            <text:p>48.9</text:p>
          </table:table-cell>
          <table:table-cell office:value-type="float" office:value="52.27">
            <text:p>52.27</text:p>
          </table:table-cell>
          <table:table-cell office:value-type="float" office:value="65.2">
            <text:p>65.2</text:p>
          </table:table-cell>
          <table:table-cell/>
          <table:table-cell table:formula="of:=ABS(([.C22]-[.B22])*100/[.B22])" office:value-type="float" office:value="29.2944785276074">
            <text:p>29.29</text:p>
          </table:table-cell>
          <table:table-cell table:formula="of:=ABS(([.D22]-[.B22])*100/[.B22])" office:value-type="float" office:value="55.6748466257669">
            <text:p>55.67</text:p>
          </table:table-cell>
          <table:table-cell table:formula="of:=ABS(([.E22]-[.B22])*100/[.B22])" office:value-type="float" office:value="38.0368098159509">
            <text:p>38.04</text:p>
          </table:table-cell>
          <table:table-cell table:formula="of:=ABS(([.F22]-[.B22])*100/[.B22])" office:value-type="float" office:value="40.7975460122699">
            <text:p>40.8</text:p>
          </table:table-cell>
          <table:table-cell table:formula="of:=ABS(([.G22]-[.B22])*100/[.B22])" office:value-type="float" office:value="65.4294478527607">
            <text:p>65.43</text:p>
          </table:table-cell>
          <table:table-cell table:formula="of:=ABS(([.H22]-[.B22])*100/[.B22])" office:value-type="float" office:value="25">
            <text:p>25</text:p>
          </table:table-cell>
          <table:table-cell table:formula="of:=ABS(([.I22]-[.B22])*100/[.B22])" office:value-type="float" office:value="19.8312883435583">
            <text:p>19.83</text:p>
          </table:table-cell>
          <table:table-cell table:number-columns-repeated="2"/>
          <table:table-cell table:formula="of:=ABS(([.C22]-[.B22]))" office:value-type="float" office:value="19.1">
            <text:p>19.1</text:p>
          </table:table-cell>
          <table:table-cell table:formula="of:=ABS(([.D22]-[.B22]))" office:value-type="float" office:value="36.3">
            <text:p>36.3</text:p>
          </table:table-cell>
          <table:table-cell table:formula="of:=ABS(([.E22]-[.B22]))" office:value-type="float" office:value="24.8">
            <text:p>24.8</text:p>
          </table:table-cell>
          <table:table-cell table:formula="of:=ABS(([.F22]-[.B22]))" office:value-type="float" office:value="26.6">
            <text:p>26.6</text:p>
          </table:table-cell>
          <table:table-cell table:formula="of:=ABS(([.G22]-[.B22]))" office:value-type="float" office:value="42.66">
            <text:p>42.66</text:p>
          </table:table-cell>
          <table:table-cell table:formula="of:=ABS(([.H22]-[.B22]))" office:value-type="float" office:value="16.3">
            <text:p>16.3</text:p>
          </table:table-cell>
          <table:table-cell table:formula="of:=ABS(([.I22]-[.B22]))" office:value-type="float" office:value="12.93">
            <text:p>12.9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f:=AVERAGE([.L7:.L22])" office:value-type="float" office:value="38.2894147851577">
            <text:p>38.29</text:p>
          </table:table-cell>
          <table:table-cell table:formula="of:=AVERAGE([.M7:.M22])" office:value-type="float" office:value="86.2085766835714">
            <text:p>86.21</text:p>
          </table:table-cell>
          <table:table-cell table:formula="of:=AVERAGE([.N7:.N22])" office:value-type="float" office:value="54.1338588218842">
            <text:p>54.13</text:p>
          </table:table-cell>
          <table:table-cell table:formula="of:=AVERAGE([.O7:.O22])" office:value-type="float" office:value="65.0316064106484">
            <text:p>65.03</text:p>
          </table:table-cell>
          <table:table-cell table:formula="of:=AVERAGE([.P7:.P22])" office:value-type="float" office:value="130.696951983462">
            <text:p>130.7</text:p>
          </table:table-cell>
          <table:table-cell table:formula="of:=AVERAGE([.Q7:.Q22])" office:value-type="float" office:value="34.1865496300587">
            <text:p>34.19</text:p>
          </table:table-cell>
          <table:table-cell table:formula="of:=AVERAGE([.R7:.R22])" office:value-type="float" office:value="25.0531421074922">
            <text:p>25.05</text:p>
          </table:table-cell>
          <table:table-cell/>
          <table:table-cell office:value-type="string">
            <text:p>average</text:p>
          </table:table-cell>
          <table:table-cell table:formula="of:=AVERAGE([.U7:.U22])" office:value-type="float" office:value="16.218125">
            <text:p>16.22</text:p>
          </table:table-cell>
          <table:table-cell table:formula="of:=AVERAGE([.V7:.V22])" office:value-type="float" office:value="36.319375">
            <text:p>36.32</text:p>
          </table:table-cell>
          <table:table-cell table:formula="of:=AVERAGE([.W7:.W22])" office:value-type="float" office:value="23.03375">
            <text:p>23.03</text:p>
          </table:table-cell>
          <table:table-cell table:formula="of:=AVERAGE([.X7:.X22])" office:value-type="float" office:value="27.005">
            <text:p>27.01</text:p>
          </table:table-cell>
          <table:table-cell table:formula="of:=AVERAGE([.Y7:.Y22])" office:value-type="float" office:value="54.07625">
            <text:p>54.08</text:p>
          </table:table-cell>
          <table:table-cell table:formula="of:=AVERAGE([.Z7:.Z22])" office:value-type="float" office:value="14.425">
            <text:p>14.43</text:p>
          </table:table-cell>
          <table:table-cell table:formula="of:=AVERAGE([.AA7:.AA22])" office:value-type="float" office:value="10.61625">
            <text:p>10.62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0"/>
          <table:table-cell office:value-type="string">
            <text:p>DNA self complementary sequences</text:p>
          </table:table-cell>
          <table:table-cell table:number-columns-repeated="19"/>
        </table:table-row>
        <table:table-row table:style-name="ro1">
          <table:table-cell table:number-columns-repeated="28"/>
          <table:table-cell>
            <draw:frame table:end-cell-address="Approximative.AM44" table:end-x="1.602cm" table:end-y="0.065cm" draw:z-index="3" draw:style-name="gr1" svg:width="24.086cm" svg:height="7.322cm" svg:x="0.112cm" svg:y="0.427cm">
              <draw:object draw:notify-on-update-of-ranges="Approximative.C27:Approximative.C27 Approximative.C28:Approximative.C64 Approximative.B28:Approximative.B64 Approximative.D27:Approximative.D27 Approximative.D28:Approximative.D64 Approximative.B28:Approximative.B64 Approximative.E27:Approximative.E27 Approximative.E28:Approximative.E64 Approximative.B28:Approximative.B64 Approximative.F27:Approximative.F27 Approximative.F28:Approximative.F64 Approximative.B28:Approximative.B64 Approximative.G27:Approximative.G27 Approximative.G28:Approximative.G64 Approximative.B28:Approximative.B64 Approximative.H27:Approximative.H27 Approximative.H28:Approximative.H64 Approximative.B28:Approximative.B64 Approximative.I27:Approximative.I27 Approximative.I28:Approximative.I64 Approximative.B28:Approximative.B64 Approximative.J27:Approximative.J27 Approximative.J28:Approximative.J64 Approximative.B28:Approximative.B64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 office:value-type="string">
            <text:p><text:s/>TmExp 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 table:number-columns-repeated="3"/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4.4">
            <text:p>54.4</text:p>
          </table:table-cell>
          <table:table-cell/>
          <table:table-cell table:formula="of:=ABS(([.C29]-[.B29])*100/[.B29])" office:value-type="float" office:value="31.0110294117647">
            <text:p>31.01</text:p>
          </table:table-cell>
          <table:table-cell table:formula="of:=ABS(([.D29]-[.B29])*100/[.B29])" office:value-type="float" office:value="65.4411764705882">
            <text:p>65.44</text:p>
          </table:table-cell>
          <table:table-cell table:formula="of:=ABS(([.E29]-[.B29])*100/[.B29])" office:value-type="float" office:value="39.0073529411765">
            <text:p>39.01</text:p>
          </table:table-cell>
          <table:table-cell table:formula="of:=ABS(([.F29]-[.B29])*100/[.B29])" office:value-type="float" office:value="48.75">
            <text:p>48.75</text:p>
          </table:table-cell>
          <table:table-cell table:formula="of:=ABS(([.G29]-[.B29])*100/[.B29])" office:value-type="float" office:value="107.794117647059">
            <text:p>107.79</text:p>
          </table:table-cell>
          <table:table-cell table:formula="of:=ABS(([.H29]-[.B29])*100/[.B29])" office:value-type="float" office:value="23.0698529411765">
            <text:p>23.07</text:p>
          </table:table-cell>
          <table:table-cell table:formula="of:=ABS(([.I29]-[.B29])*100/[.B29])" office:value-type="float" office:value="15.5882352941176">
            <text:p>15.59</text:p>
          </table:table-cell>
          <table:table-cell table:number-columns-repeated="2"/>
          <table:table-cell table:formula="of:=ABS(([.C29]-[.B29]))" office:value-type="float" office:value="16.87">
            <text:p>16.87</text:p>
          </table:table-cell>
          <table:table-cell table:formula="of:=ABS(([.D29]-[.B29]))" office:value-type="float" office:value="35.6">
            <text:p>35.6</text:p>
          </table:table-cell>
          <table:table-cell table:formula="of:=ABS(([.E29]-[.B29]))" office:value-type="float" office:value="21.22">
            <text:p>21.22</text:p>
          </table:table-cell>
          <table:table-cell table:formula="of:=ABS(([.F29]-[.B29]))" office:value-type="float" office:value="26.52">
            <text:p>26.52</text:p>
          </table:table-cell>
          <table:table-cell table:formula="of:=ABS(([.G29]-[.B29]))" office:value-type="float" office:value="58.64">
            <text:p>58.64</text:p>
          </table:table-cell>
          <table:table-cell table:formula="of:=ABS(([.H29]-[.B29]))" office:value-type="float" office:value="12.55">
            <text:p>12.55</text:p>
          </table:table-cell>
          <table:table-cell table:formula="of:=ABS(([.I29]-[.B29]))" office:value-type="float" office:value="8.48">
            <text:p>8.48</text:p>
          </table:table-cell>
          <table:table-cell table:number-columns-repeated="3"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55.9">
            <text:p>55.9</text:p>
          </table:table-cell>
          <table:table-cell office:value-type="float" office:value="40.44">
            <text:p>40.44</text:p>
          </table:table-cell>
          <table:table-cell office:value-type="float" office:value="48.66">
            <text:p>48.66</text:p>
          </table:table-cell>
          <table:table-cell office:value-type="float" office:value="50.86">
            <text:p>50.86</text:p>
          </table:table-cell>
          <table:table-cell office:value-type="float" office:value="101.95">
            <text:p>101.95</text:p>
          </table:table-cell>
          <table:table-cell office:value-type="float" office:value="56.96">
            <text:p>56.96</text:p>
          </table:table-cell>
          <table:table-cell office:value-type="float" office:value="59.53">
            <text:p>59.53</text:p>
          </table:table-cell>
          <table:table-cell office:value-type="float" office:value="65.3">
            <text:p>65.3</text:p>
          </table:table-cell>
          <table:table-cell/>
          <table:table-cell table:formula="of:=ABS(([.C30]-[.B30])*100/[.B30])" office:value-type="float" office:value="14.3950995405819">
            <text:p>14.4</text:p>
          </table:table-cell>
          <table:table-cell table:formula="of:=ABS(([.D30]-[.B30])*100/[.B30])" office:value-type="float" office:value="38.0704441041348">
            <text:p>38.07</text:p>
          </table:table-cell>
          <table:table-cell table:formula="of:=ABS(([.E30]-[.B30])*100/[.B30])" office:value-type="float" office:value="25.4823889739663">
            <text:p>25.48</text:p>
          </table:table-cell>
          <table:table-cell table:formula="of:=ABS(([.F30]-[.B30])*100/[.B30])" office:value-type="float" office:value="22.1133231240429">
            <text:p>22.11</text:p>
          </table:table-cell>
          <table:table-cell table:formula="of:=ABS(([.G30]-[.B30])*100/[.B30])" office:value-type="float" office:value="56.1255742725881">
            <text:p>56.13</text:p>
          </table:table-cell>
          <table:table-cell table:formula="of:=ABS(([.H30]-[.B30])*100/[.B30])" office:value-type="float" office:value="12.7718223583461">
            <text:p>12.77</text:p>
          </table:table-cell>
          <table:table-cell table:formula="of:=ABS(([.I30]-[.B30])*100/[.B30])" office:value-type="float" office:value="8.83614088820826">
            <text:p>8.84</text:p>
          </table:table-cell>
          <table:table-cell table:number-columns-repeated="2"/>
          <table:table-cell table:formula="of:=ABS(([.C30]-[.B30]))" office:value-type="float" office:value="9.4">
            <text:p>9.4</text:p>
          </table:table-cell>
          <table:table-cell table:formula="of:=ABS(([.D30]-[.B30]))" office:value-type="float" office:value="24.86">
            <text:p>24.86</text:p>
          </table:table-cell>
          <table:table-cell table:formula="of:=ABS(([.E30]-[.B30]))" office:value-type="float" office:value="16.64">
            <text:p>16.64</text:p>
          </table:table-cell>
          <table:table-cell table:formula="of:=ABS(([.F30]-[.B30]))" office:value-type="float" office:value="14.44">
            <text:p>14.44</text:p>
          </table:table-cell>
          <table:table-cell table:formula="of:=ABS(([.G30]-[.B30]))" office:value-type="float" office:value="36.65">
            <text:p>36.65</text:p>
          </table:table-cell>
          <table:table-cell table:formula="of:=ABS(([.H30]-[.B30]))" office:value-type="float" office:value="8.34">
            <text:p>8.34</text:p>
          </table:table-cell>
          <table:table-cell table:formula="of:=ABS(([.I30]-[.B30]))" office:value-type="float" office:value="5.77">
            <text:p>5.77</text:p>
          </table:table-cell>
          <table:table-cell table:number-columns-repeated="3"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0.23">
            <text:p>0.23</text:p>
          </table:table-cell>
          <table:table-cell office:value-type="float" office:value="-25.37">
            <text:p>-25.37</text:p>
          </table:table-cell>
          <table:table-cell office:value-type="float" office:value="-6.2">
            <text:p>-6.2</text:p>
          </table:table-cell>
          <table:table-cell office:value-type="float" office:value="-17.33">
            <text:p>-17.33</text:p>
          </table:table-cell>
          <table:table-cell office:value-type="float" office:value="98.66">
            <text:p>98.66</text:p>
          </table:table-cell>
          <table:table-cell office:value-type="float" office:value="2.77">
            <text:p>2.77</text:p>
          </table:table-cell>
          <table:table-cell office:value-type="float" office:value="8.01">
            <text:p>8.01</text:p>
          </table:table-cell>
          <table:table-cell office:value-type="float" office:value="22.8">
            <text:p>22.8</text:p>
          </table:table-cell>
          <table:table-cell/>
          <table:table-cell table:formula="of:=ABS(([.C31]-[.B31])*100/[.B31])" office:value-type="float" office:value="98.9912280701754">
            <text:p>98.99</text:p>
          </table:table-cell>
          <table:table-cell table:formula="of:=ABS(([.D31]-[.B31])*100/[.B31])" office:value-type="float" office:value="211.271929824561">
            <text:p>211.27</text:p>
          </table:table-cell>
          <table:table-cell table:formula="of:=ABS(([.E31]-[.B31])*100/[.B31])" office:value-type="float" office:value="127.19298245614">
            <text:p>127.19</text:p>
          </table:table-cell>
          <table:table-cell table:formula="of:=ABS(([.F31]-[.B31])*100/[.B31])" office:value-type="float" office:value="176.008771929825">
            <text:p>176.01</text:p>
          </table:table-cell>
          <table:table-cell table:formula="of:=ABS(([.G31]-[.B31])*100/[.B31])" office:value-type="float" office:value="332.719298245614">
            <text:p>332.72</text:p>
          </table:table-cell>
          <table:table-cell table:formula="of:=ABS(([.H31]-[.B31])*100/[.B31])" office:value-type="float" office:value="87.8508771929825">
            <text:p>87.85</text:p>
          </table:table-cell>
          <table:table-cell table:formula="of:=ABS(([.I31]-[.B31])*100/[.B31])" office:value-type="float" office:value="64.8684210526316">
            <text:p>64.87</text:p>
          </table:table-cell>
          <table:table-cell table:number-columns-repeated="2"/>
          <table:table-cell table:formula="of:=ABS(([.C31]-[.B31]))" office:value-type="float" office:value="22.57">
            <text:p>22.57</text:p>
          </table:table-cell>
          <table:table-cell table:formula="of:=ABS(([.D31]-[.B31]))" office:value-type="float" office:value="48.17">
            <text:p>48.17</text:p>
          </table:table-cell>
          <table:table-cell table:formula="of:=ABS(([.E31]-[.B31]))" office:value-type="float" office:value="29">
            <text:p>29</text:p>
          </table:table-cell>
          <table:table-cell table:formula="of:=ABS(([.F31]-[.B31]))" office:value-type="float" office:value="40.13">
            <text:p>40.13</text:p>
          </table:table-cell>
          <table:table-cell table:formula="of:=ABS(([.G31]-[.B31]))" office:value-type="float" office:value="75.86">
            <text:p>75.86</text:p>
          </table:table-cell>
          <table:table-cell table:formula="of:=ABS(([.H31]-[.B31]))" office:value-type="float" office:value="20.03">
            <text:p>20.03</text:p>
          </table:table-cell>
          <table:table-cell table:formula="of:=ABS(([.I31]-[.B31]))" office:value-type="float" office:value="14.79">
            <text:p>14.79</text:p>
          </table:table-cell>
          <table:table-cell table:number-columns-repeated="3"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6">
            <text:p>44.6</text:p>
          </table:table-cell>
          <table:table-cell/>
          <table:table-cell table:formula="of:=ABS(([.C32]-[.B32])*100/[.B32])" office:value-type="float" office:value="35.2017937219731">
            <text:p>35.2</text:p>
          </table:table-cell>
          <table:table-cell table:formula="of:=ABS(([.D32]-[.B32])*100/[.B32])" office:value-type="float" office:value="80.829596412556">
            <text:p>80.83</text:p>
          </table:table-cell>
          <table:table-cell table:formula="of:=ABS(([.E32]-[.B32])*100/[.B32])" office:value-type="float" office:value="48.609865470852">
            <text:p>48.61</text:p>
          </table:table-cell>
          <table:table-cell table:formula="of:=ABS(([.F32]-[.B32])*100/[.B32])" office:value-type="float" office:value="60.4932735426009">
            <text:p>60.49</text:p>
          </table:table-cell>
          <table:table-cell table:formula="of:=ABS(([.G32]-[.B32])*100/[.B32])" office:value-type="float" office:value="134.103139013453">
            <text:p>134.1</text:p>
          </table:table-cell>
          <table:table-cell table:formula="of:=ABS(([.H32]-[.B32])*100/[.B32])" office:value-type="float" office:value="29.1479820627803">
            <text:p>29.15</text:p>
          </table:table-cell>
          <table:table-cell table:formula="of:=ABS(([.I32]-[.B32])*100/[.B32])" office:value-type="float" office:value="20.0224215246637">
            <text:p>20.02</text:p>
          </table:table-cell>
          <table:table-cell table:number-columns-repeated="2"/>
          <table:table-cell table:formula="of:=ABS(([.C32]-[.B32]))" office:value-type="float" office:value="15.7">
            <text:p>15.7</text:p>
          </table:table-cell>
          <table:table-cell table:formula="of:=ABS(([.D32]-[.B32]))" office:value-type="float" office:value="36.05">
            <text:p>36.05</text:p>
          </table:table-cell>
          <table:table-cell table:formula="of:=ABS(([.E32]-[.B32]))" office:value-type="float" office:value="21.68">
            <text:p>21.68</text:p>
          </table:table-cell>
          <table:table-cell table:formula="of:=ABS(([.F32]-[.B32]))" office:value-type="float" office:value="26.98">
            <text:p>26.98</text:p>
          </table:table-cell>
          <table:table-cell table:formula="of:=ABS(([.G32]-[.B32]))" office:value-type="float" office:value="59.81">
            <text:p>59.81</text:p>
          </table:table-cell>
          <table:table-cell table:formula="of:=ABS(([.H32]-[.B32]))" office:value-type="float" office:value="13">
            <text:p>13</text:p>
          </table:table-cell>
          <table:table-cell table:formula="of:=ABS(([.I32]-[.B32]))" office:value-type="float" office:value="8.93">
            <text:p>8.93</text:p>
          </table:table-cell>
          <table:table-cell table:number-columns-repeated="3"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6">
            <text:p>47.6</text:p>
          </table:table-cell>
          <table:table-cell/>
          <table:table-cell table:formula="of:=ABS(([.C33]-[.B33])*100/[.B33])" office:value-type="float" office:value="39.2857142857143">
            <text:p>39.29</text:p>
          </table:table-cell>
          <table:table-cell table:formula="of:=ABS(([.D33]-[.B33])*100/[.B33])" office:value-type="float" office:value="82.0378151260504">
            <text:p>82.04</text:p>
          </table:table-cell>
          <table:table-cell table:formula="of:=ABS(([.E33]-[.B33])*100/[.B33])" office:value-type="float" office:value="51.8487394957983">
            <text:p>51.85</text:p>
          </table:table-cell>
          <table:table-cell table:formula="of:=ABS(([.F33]-[.B33])*100/[.B33])" office:value-type="float" office:value="62.9831932773109">
            <text:p>62.98</text:p>
          </table:table-cell>
          <table:table-cell table:formula="of:=ABS(([.G33]-[.B33])*100/[.B33])" office:value-type="float" office:value="119.348739495798">
            <text:p>119.35</text:p>
          </table:table-cell>
          <table:table-cell table:formula="of:=ABS(([.H33]-[.B33])*100/[.B33])" office:value-type="float" office:value="33.6134453781513">
            <text:p>33.61</text:p>
          </table:table-cell>
          <table:table-cell table:formula="of:=ABS(([.I33]-[.B33])*100/[.B33])" office:value-type="float" office:value="25.063025210084">
            <text:p>25.06</text:p>
          </table:table-cell>
          <table:table-cell table:number-columns-repeated="2"/>
          <table:table-cell table:formula="of:=ABS(([.C33]-[.B33]))" office:value-type="float" office:value="18.7">
            <text:p>18.7</text:p>
          </table:table-cell>
          <table:table-cell table:formula="of:=ABS(([.D33]-[.B33]))" office:value-type="float" office:value="39.05">
            <text:p>39.05</text:p>
          </table:table-cell>
          <table:table-cell table:formula="of:=ABS(([.E33]-[.B33]))" office:value-type="float" office:value="24.68">
            <text:p>24.68</text:p>
          </table:table-cell>
          <table:table-cell table:formula="of:=ABS(([.F33]-[.B33]))" office:value-type="float" office:value="29.98">
            <text:p>29.98</text:p>
          </table:table-cell>
          <table:table-cell table:formula="of:=ABS(([.G33]-[.B33]))" office:value-type="float" office:value="56.81">
            <text:p>56.81</text:p>
          </table:table-cell>
          <table:table-cell table:formula="of:=ABS(([.H33]-[.B33]))" office:value-type="float" office:value="16">
            <text:p>16</text:p>
          </table:table-cell>
          <table:table-cell table:formula="of:=ABS(([.I33]-[.B33]))" office:value-type="float" office:value="11.93">
            <text:p>11.93</text:p>
          </table:table-cell>
          <table:table-cell table:number-columns-repeated="3"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33.4">
            <text:p>33.4</text:p>
          </table:table-cell>
          <table:table-cell/>
          <table:table-cell table:formula="of:=ABS(([.C34]-[.B34])*100/[.B34])" office:value-type="float" office:value="39.2814371257485">
            <text:p>39.28</text:p>
          </table:table-cell>
          <table:table-cell table:formula="of:=ABS(([.D34]-[.B34])*100/[.B34])" office:value-type="float" office:value="105.089820359281">
            <text:p>105.09</text:p>
          </table:table-cell>
          <table:table-cell table:formula="of:=ABS(([.E34]-[.B34])*100/[.B34])" office:value-type="float" office:value="62.065868263473">
            <text:p>62.07</text:p>
          </table:table-cell>
          <table:table-cell table:formula="of:=ABS(([.F34]-[.B34])*100/[.B34])" office:value-type="float" office:value="77.9041916167665">
            <text:p>77.9</text:p>
          </table:table-cell>
          <table:table-cell table:formula="of:=ABS(([.G34]-[.B34])*100/[.B34])" office:value-type="float" office:value="186.766467065868">
            <text:p>186.77</text:p>
          </table:table-cell>
          <table:table-cell table:formula="of:=ABS(([.H34]-[.B34])*100/[.B34])" office:value-type="float" office:value="36.0778443113772">
            <text:p>36.08</text:p>
          </table:table-cell>
          <table:table-cell table:formula="of:=ABS(([.I34]-[.B34])*100/[.B34])" office:value-type="float" office:value="23.8922155688623">
            <text:p>23.89</text:p>
          </table:table-cell>
          <table:table-cell table:number-columns-repeated="2"/>
          <table:table-cell table:formula="of:=ABS(([.C34]-[.B34]))" office:value-type="float" office:value="13.12">
            <text:p>13.12</text:p>
          </table:table-cell>
          <table:table-cell table:formula="of:=ABS(([.D34]-[.B34]))" office:value-type="float" office:value="35.1">
            <text:p>35.1</text:p>
          </table:table-cell>
          <table:table-cell table:formula="of:=ABS(([.E34]-[.B34]))" office:value-type="float" office:value="20.73">
            <text:p>20.73</text:p>
          </table:table-cell>
          <table:table-cell table:formula="of:=ABS(([.F34]-[.B34]))" office:value-type="float" office:value="26.02">
            <text:p>26.02</text:p>
          </table:table-cell>
          <table:table-cell table:formula="of:=ABS(([.G34]-[.B34]))" office:value-type="float" office:value="62.38">
            <text:p>62.38</text:p>
          </table:table-cell>
          <table:table-cell table:formula="of:=ABS(([.H34]-[.B34]))" office:value-type="float" office:value="12.05">
            <text:p>12.05</text:p>
          </table:table-cell>
          <table:table-cell table:formula="of:=ABS(([.I34]-[.B34]))" office:value-type="float" office:value="7.98">
            <text:p>7.98</text:p>
          </table:table-cell>
          <table:table-cell table:number-columns-repeated="3"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1">
            <text:p>44.1</text:p>
          </table:table-cell>
          <table:table-cell/>
          <table:table-cell table:formula="of:=ABS(([.C35]-[.B35])*100/[.B35])" office:value-type="float" office:value="34.4671201814059">
            <text:p>34.47</text:p>
          </table:table-cell>
          <table:table-cell table:formula="of:=ABS(([.D35]-[.B35])*100/[.B35])" office:value-type="float" office:value="80.6122448979592">
            <text:p>80.61</text:p>
          </table:table-cell>
          <table:table-cell table:formula="of:=ABS(([.E35]-[.B35])*100/[.B35])" office:value-type="float" office:value="48.0272108843537">
            <text:p>48.03</text:p>
          </table:table-cell>
          <table:table-cell table:formula="of:=ABS(([.F35]-[.B35])*100/[.B35])" office:value-type="float" office:value="60.0453514739229">
            <text:p>60.05</text:p>
          </table:table-cell>
          <table:table-cell table:formula="of:=ABS(([.G35]-[.B35])*100/[.B35])" office:value-type="float" office:value="136.757369614512">
            <text:p>136.76</text:p>
          </table:table-cell>
          <table:table-cell table:formula="of:=ABS(([.H35]-[.B35])*100/[.B35])" office:value-type="float" office:value="28.3446712018141">
            <text:p>28.34</text:p>
          </table:table-cell>
          <table:table-cell table:formula="of:=ABS(([.I35]-[.B35])*100/[.B35])" office:value-type="float" office:value="19.1156462585034">
            <text:p>19.12</text:p>
          </table:table-cell>
          <table:table-cell table:number-columns-repeated="2"/>
          <table:table-cell table:formula="of:=ABS(([.C35]-[.B35]))" office:value-type="float" office:value="15.2">
            <text:p>15.2</text:p>
          </table:table-cell>
          <table:table-cell table:formula="of:=ABS(([.D35]-[.B35]))" office:value-type="float" office:value="35.55">
            <text:p>35.55</text:p>
          </table:table-cell>
          <table:table-cell table:formula="of:=ABS(([.E35]-[.B35]))" office:value-type="float" office:value="21.18">
            <text:p>21.18</text:p>
          </table:table-cell>
          <table:table-cell table:formula="of:=ABS(([.F35]-[.B35]))" office:value-type="float" office:value="26.48">
            <text:p>26.48</text:p>
          </table:table-cell>
          <table:table-cell table:formula="of:=ABS(([.G35]-[.B35]))" office:value-type="float" office:value="60.31">
            <text:p>60.31</text:p>
          </table:table-cell>
          <table:table-cell table:formula="of:=ABS(([.H35]-[.B35]))" office:value-type="float" office:value="12.5">
            <text:p>12.5</text:p>
          </table:table-cell>
          <table:table-cell table:formula="of:=ABS(([.I35]-[.B35]))" office:value-type="float" office:value="8.43">
            <text:p>8.43</text:p>
          </table:table-cell>
          <table:table-cell table:number-columns-repeated="3"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0.23">
            <text:p>0.23</text:p>
          </table:table-cell>
          <table:table-cell office:value-type="float" office:value="-25.37">
            <text:p>-25.37</text:p>
          </table:table-cell>
          <table:table-cell office:value-type="float" office:value="-6.2">
            <text:p>-6.2</text:p>
          </table:table-cell>
          <table:table-cell office:value-type="float" office:value="-17.33">
            <text:p>-17.33</text:p>
          </table:table-cell>
          <table:table-cell office:value-type="float" office:value="98.66">
            <text:p>98.66</text:p>
          </table:table-cell>
          <table:table-cell office:value-type="float" office:value="2.77">
            <text:p>2.77</text:p>
          </table:table-cell>
          <table:table-cell office:value-type="float" office:value="8.01">
            <text:p>8.01</text:p>
          </table:table-cell>
          <table:table-cell office:value-type="float" office:value="20.9">
            <text:p>20.9</text:p>
          </table:table-cell>
          <table:table-cell/>
          <table:table-cell table:formula="of:=ABS(([.C36]-[.B36])*100/[.B36])" office:value-type="float" office:value="98.8995215311005">
            <text:p>98.9</text:p>
          </table:table-cell>
          <table:table-cell table:formula="of:=ABS(([.D36]-[.B36])*100/[.B36])" office:value-type="float" office:value="221.387559808612">
            <text:p>221.39</text:p>
          </table:table-cell>
          <table:table-cell table:formula="of:=ABS(([.E36]-[.B36])*100/[.B36])" office:value-type="float" office:value="129.665071770335">
            <text:p>129.67</text:p>
          </table:table-cell>
          <table:table-cell table:formula="of:=ABS(([.F36]-[.B36])*100/[.B36])" office:value-type="float" office:value="182.918660287081">
            <text:p>182.92</text:p>
          </table:table-cell>
          <table:table-cell table:formula="of:=ABS(([.G36]-[.B36])*100/[.B36])" office:value-type="float" office:value="372.057416267943">
            <text:p>372.06</text:p>
          </table:table-cell>
          <table:table-cell table:formula="of:=ABS(([.H36]-[.B36])*100/[.B36])" office:value-type="float" office:value="86.7464114832536">
            <text:p>86.75</text:p>
          </table:table-cell>
          <table:table-cell table:formula="of:=ABS(([.I36]-[.B36])*100/[.B36])" office:value-type="float" office:value="61.6746411483254">
            <text:p>61.67</text:p>
          </table:table-cell>
          <table:table-cell table:number-columns-repeated="2"/>
          <table:table-cell table:formula="of:=ABS(([.C36]-[.B36]))" office:value-type="float" office:value="20.67">
            <text:p>20.67</text:p>
          </table:table-cell>
          <table:table-cell table:formula="of:=ABS(([.D36]-[.B36]))" office:value-type="float" office:value="46.27">
            <text:p>46.27</text:p>
          </table:table-cell>
          <table:table-cell table:formula="of:=ABS(([.E36]-[.B36]))" office:value-type="float" office:value="27.1">
            <text:p>27.1</text:p>
          </table:table-cell>
          <table:table-cell table:formula="of:=ABS(([.F36]-[.B36]))" office:value-type="float" office:value="38.23">
            <text:p>38.23</text:p>
          </table:table-cell>
          <table:table-cell table:formula="of:=ABS(([.G36]-[.B36]))" office:value-type="float" office:value="77.76">
            <text:p>77.76</text:p>
          </table:table-cell>
          <table:table-cell table:formula="of:=ABS(([.H36]-[.B36]))" office:value-type="float" office:value="18.13">
            <text:p>18.13</text:p>
          </table:table-cell>
          <table:table-cell table:formula="of:=ABS(([.I36]-[.B36]))" office:value-type="float" office:value="12.89">
            <text:p>12.89</text:p>
          </table:table-cell>
          <table:table-cell table:number-columns-repeated="3"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/>
          <table:table-cell table:formula="of:=ABS(([.C37]-[.B37])*100/[.B37])" office:value-type="float" office:value="65.801749271137">
            <text:p>65.8</text:p>
          </table:table-cell>
          <table:table-cell table:formula="of:=ABS(([.D37]-[.B37])*100/[.B37])" office:value-type="float" office:value="134.110787172012">
            <text:p>134.11</text:p>
          </table:table-cell>
          <table:table-cell table:formula="of:=ABS(([.E37]-[.B37])*100/[.B37])" office:value-type="float" office:value="78.2215743440233">
            <text:p>78.22</text:p>
          </table:table-cell>
          <table:table-cell table:formula="of:=ABS(([.F37]-[.B37])*100/[.B37])" office:value-type="float" office:value="110.699708454811">
            <text:p>110.7</text:p>
          </table:table-cell>
          <table:table-cell table:formula="of:=ABS(([.G37]-[.B37])*100/[.B37])" office:value-type="float" office:value="221.166180758017">
            <text:p>221.17</text:p>
          </table:table-cell>
          <table:table-cell table:formula="of:=ABS(([.H37]-[.B37])*100/[.B37])" office:value-type="float" office:value="52.0991253644315">
            <text:p>52.1</text:p>
          </table:table-cell>
          <table:table-cell table:formula="of:=ABS(([.I37]-[.B37])*100/[.B37])" office:value-type="float" office:value="36.8221574344023">
            <text:p>36.82</text:p>
          </table:table-cell>
          <table:table-cell table:number-columns-repeated="2"/>
          <table:table-cell table:formula="of:=ABS(([.C37]-[.B37]))" office:value-type="float" office:value="22.57">
            <text:p>22.57</text:p>
          </table:table-cell>
          <table:table-cell table:formula="of:=ABS(([.D37]-[.B37]))" office:value-type="float" office:value="46">
            <text:p>46</text:p>
          </table:table-cell>
          <table:table-cell table:formula="of:=ABS(([.E37]-[.B37]))" office:value-type="float" office:value="26.83">
            <text:p>26.83</text:p>
          </table:table-cell>
          <table:table-cell table:formula="of:=ABS(([.F37]-[.B37]))" office:value-type="float" office:value="37.97">
            <text:p>37.97</text:p>
          </table:table-cell>
          <table:table-cell table:formula="of:=ABS(([.G37]-[.B37]))" office:value-type="float" office:value="75.86">
            <text:p>75.86</text:p>
          </table:table-cell>
          <table:table-cell table:formula="of:=ABS(([.H37]-[.B37]))" office:value-type="float" office:value="17.87">
            <text:p>17.87</text:p>
          </table:table-cell>
          <table:table-cell table:formula="of:=ABS(([.I37]-[.B37]))" office:value-type="float" office:value="12.63">
            <text:p>12.63</text:p>
          </table:table-cell>
          <table:table-cell table:number-columns-repeated="3"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6.5">
            <text:p>36.5</text:p>
          </table:table-cell>
          <table:table-cell/>
          <table:table-cell table:formula="of:=ABS(([.C38]-[.B38])*100/[.B38])" office:value-type="float" office:value="67.8630136986301">
            <text:p>67.86</text:p>
          </table:table-cell>
          <table:table-cell table:formula="of:=ABS(([.D38]-[.B38])*100/[.B38])" office:value-type="float" office:value="132.054794520548">
            <text:p>132.05</text:p>
          </table:table-cell>
          <table:table-cell table:formula="of:=ABS(([.E38]-[.B38])*100/[.B38])" office:value-type="float" office:value="79.5342465753425">
            <text:p>79.53</text:p>
          </table:table-cell>
          <table:table-cell table:formula="of:=ABS(([.F38]-[.B38])*100/[.B38])" office:value-type="float" office:value="110.054794520548">
            <text:p>110.05</text:p>
          </table:table-cell>
          <table:table-cell table:formula="of:=ABS(([.G38]-[.B38])*100/[.B38])" office:value-type="float" office:value="201.808219178082">
            <text:p>201.81</text:p>
          </table:table-cell>
          <table:table-cell table:formula="of:=ABS(([.H38]-[.B38])*100/[.B38])" office:value-type="float" office:value="54.986301369863">
            <text:p>54.99</text:p>
          </table:table-cell>
          <table:table-cell table:formula="of:=ABS(([.I38]-[.B38])*100/[.B38])" office:value-type="float" office:value="40.6301369863014">
            <text:p>40.63</text:p>
          </table:table-cell>
          <table:table-cell table:number-columns-repeated="2"/>
          <table:table-cell table:formula="of:=ABS(([.C38]-[.B38]))" office:value-type="float" office:value="24.77">
            <text:p>24.77</text:p>
          </table:table-cell>
          <table:table-cell table:formula="of:=ABS(([.D38]-[.B38]))" office:value-type="float" office:value="48.2">
            <text:p>48.2</text:p>
          </table:table-cell>
          <table:table-cell table:formula="of:=ABS(([.E38]-[.B38]))" office:value-type="float" office:value="29.03">
            <text:p>29.03</text:p>
          </table:table-cell>
          <table:table-cell table:formula="of:=ABS(([.F38]-[.B38]))" office:value-type="float" office:value="40.17">
            <text:p>40.17</text:p>
          </table:table-cell>
          <table:table-cell table:formula="of:=ABS(([.G38]-[.B38]))" office:value-type="float" office:value="73.66">
            <text:p>73.66</text:p>
          </table:table-cell>
          <table:table-cell table:formula="of:=ABS(([.H38]-[.B38]))" office:value-type="float" office:value="20.07">
            <text:p>20.07</text:p>
          </table:table-cell>
          <table:table-cell table:formula="of:=ABS(([.I38]-[.B38]))" office:value-type="float" office:value="14.83">
            <text:p>14.83</text:p>
          </table:table-cell>
          <table:table-cell table:number-columns-repeated="3"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46.1">
            <text:p>46.1</text:p>
          </table:table-cell>
          <table:table-cell office:value-type="float" office:value="28.9">
            <text:p>28.9</text:p>
          </table:table-cell>
          <table:table-cell office:value-type="float" office:value="40.4">
            <text:p>40.4</text:p>
          </table:table-cell>
          <table:table-cell office:value-type="float" office:value="38.6">
            <text:p>38.6</text:p>
          </table:table-cell>
          <table:table-cell office:value-type="float" office:value="107.86">
            <text:p>107.86</text:p>
          </table:table-cell>
          <table:table-cell office:value-type="float" office:value="48.9">
            <text:p>48.9</text:p>
          </table:table-cell>
          <table:table-cell office:value-type="float" office:value="52.27">
            <text:p>52.27</text:p>
          </table:table-cell>
          <table:table-cell office:value-type="float" office:value="67.9">
            <text:p>67.9</text:p>
          </table:table-cell>
          <table:table-cell/>
          <table:table-cell table:formula="of:=ABS(([.C39]-[.B39])*100/[.B39])" office:value-type="float" office:value="32.1060382916053">
            <text:p>32.11</text:p>
          </table:table-cell>
          <table:table-cell table:formula="of:=ABS(([.D39]-[.B39])*100/[.B39])" office:value-type="float" office:value="57.4374079528719">
            <text:p>57.44</text:p>
          </table:table-cell>
          <table:table-cell table:formula="of:=ABS(([.E39]-[.B39])*100/[.B39])" office:value-type="float" office:value="40.5007363770251">
            <text:p>40.5</text:p>
          </table:table-cell>
          <table:table-cell table:formula="of:=ABS(([.F39]-[.B39])*100/[.B39])" office:value-type="float" office:value="43.1516936671576">
            <text:p>43.15</text:p>
          </table:table-cell>
          <table:table-cell table:formula="of:=ABS(([.G39]-[.B39])*100/[.B39])" office:value-type="float" office:value="58.8512518409426">
            <text:p>58.85</text:p>
          </table:table-cell>
          <table:table-cell table:formula="of:=ABS(([.H39]-[.B39])*100/[.B39])" office:value-type="float" office:value="27.9823269513991">
            <text:p>27.98</text:p>
          </table:table-cell>
          <table:table-cell table:formula="of:=ABS(([.I39]-[.B39])*100/[.B39])" office:value-type="float" office:value="23.019145802651">
            <text:p>23.02</text:p>
          </table:table-cell>
          <table:table-cell table:number-columns-repeated="2"/>
          <table:table-cell table:formula="of:=ABS(([.C39]-[.B39]))" office:value-type="float" office:value="21.8">
            <text:p>21.8</text:p>
          </table:table-cell>
          <table:table-cell table:formula="of:=ABS(([.D39]-[.B39]))" office:value-type="float" office:value="39">
            <text:p>39</text:p>
          </table:table-cell>
          <table:table-cell table:formula="of:=ABS(([.E39]-[.B39]))" office:value-type="float" office:value="27.5">
            <text:p>27.5</text:p>
          </table:table-cell>
          <table:table-cell table:formula="of:=ABS(([.F39]-[.B39]))" office:value-type="float" office:value="29.3">
            <text:p>29.3</text:p>
          </table:table-cell>
          <table:table-cell table:formula="of:=ABS(([.G39]-[.B39]))" office:value-type="float" office:value="39.96">
            <text:p>39.96</text:p>
          </table:table-cell>
          <table:table-cell table:formula="of:=ABS(([.H39]-[.B39]))" office:value-type="float" office:value="19">
            <text:p>19</text:p>
          </table:table-cell>
          <table:table-cell table:formula="of:=ABS(([.I39]-[.B39]))" office:value-type="float" office:value="15.63">
            <text:p>15.63</text:p>
          </table:table-cell>
          <table:table-cell table:number-columns-repeated="3"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28.1">
            <text:p>28.1</text:p>
          </table:table-cell>
          <table:table-cell/>
          <table:table-cell table:formula="of:=ABS(([.C40]-[.B40])*100/[.B40])" office:value-type="float" office:value="27.8291814946619">
            <text:p>27.83</text:p>
          </table:table-cell>
          <table:table-cell table:formula="of:=ABS(([.D40]-[.B40])*100/[.B40])" office:value-type="float" office:value="106.049822064057">
            <text:p>106.05</text:p>
          </table:table-cell>
          <table:table-cell table:formula="of:=ABS(([.E40]-[.B40])*100/[.B40])" office:value-type="float" office:value="54.9110320284698">
            <text:p>54.91</text:p>
          </table:table-cell>
          <table:table-cell table:formula="of:=ABS(([.F40]-[.B40])*100/[.B40])" office:value-type="float" office:value="73.7366548042705">
            <text:p>73.74</text:p>
          </table:table-cell>
          <table:table-cell table:formula="of:=ABS(([.G40]-[.B40])*100/[.B40])" office:value-type="float" office:value="240.85409252669">
            <text:p>240.85</text:p>
          </table:table-cell>
          <table:table-cell table:formula="of:=ABS(([.H40]-[.B40])*100/[.B40])" office:value-type="float" office:value="24.0213523131673">
            <text:p>24.02</text:p>
          </table:table-cell>
          <table:table-cell table:formula="of:=ABS(([.I40]-[.B40])*100/[.B40])" office:value-type="float" office:value="9.53736654804271">
            <text:p>9.54</text:p>
          </table:table-cell>
          <table:table-cell table:number-columns-repeated="2"/>
          <table:table-cell table:formula="of:=ABS(([.C40]-[.B40]))" office:value-type="float" office:value="7.82">
            <text:p>7.82</text:p>
          </table:table-cell>
          <table:table-cell table:formula="of:=ABS(([.D40]-[.B40]))" office:value-type="float" office:value="29.8">
            <text:p>29.8</text:p>
          </table:table-cell>
          <table:table-cell table:formula="of:=ABS(([.E40]-[.B40]))" office:value-type="float" office:value="15.43">
            <text:p>15.43</text:p>
          </table:table-cell>
          <table:table-cell table:formula="of:=ABS(([.F40]-[.B40]))" office:value-type="float" office:value="20.72">
            <text:p>20.72</text:p>
          </table:table-cell>
          <table:table-cell table:formula="of:=ABS(([.G40]-[.B40]))" office:value-type="float" office:value="67.68">
            <text:p>67.68</text:p>
          </table:table-cell>
          <table:table-cell table:formula="of:=ABS(([.H40]-[.B40]))" office:value-type="float" office:value="6.75">
            <text:p>6.75</text:p>
          </table:table-cell>
          <table:table-cell table:formula="of:=ABS(([.I40]-[.B40]))" office:value-type="float" office:value="2.68">
            <text:p>2.68</text:p>
          </table:table-cell>
          <table:table-cell table:number-columns-repeated="3"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8.3">
            <text:p>58.3</text:p>
          </table:table-cell>
          <table:table-cell/>
          <table:table-cell table:formula="of:=ABS(([.C41]-[.B41])*100/[.B41])" office:value-type="float" office:value="35.6260720411664">
            <text:p>35.63</text:p>
          </table:table-cell>
          <table:table-cell table:formula="of:=ABS(([.D41]-[.B41])*100/[.B41])" office:value-type="float" office:value="67.7530017152659">
            <text:p>67.75</text:p>
          </table:table-cell>
          <table:table-cell table:formula="of:=ABS(([.E41]-[.B41])*100/[.B41])" office:value-type="float" office:value="43.0874785591767">
            <text:p>43.09</text:p>
          </table:table-cell>
          <table:table-cell table:formula="of:=ABS(([.F41]-[.B41])*100/[.B41])" office:value-type="float" office:value="52.1783876500858">
            <text:p>52.18</text:p>
          </table:table-cell>
          <table:table-cell table:formula="of:=ABS(([.G41]-[.B41])*100/[.B41])" office:value-type="float" office:value="93.893653516295">
            <text:p>93.89</text:p>
          </table:table-cell>
          <table:table-cell table:formula="of:=ABS(([.H41]-[.B41])*100/[.B41])" office:value-type="float" office:value="28.2161234991424">
            <text:p>28.22</text:p>
          </table:table-cell>
          <table:table-cell table:formula="of:=ABS(([.I41]-[.B41])*100/[.B41])" office:value-type="float" office:value="21.2349914236707">
            <text:p>21.23</text:p>
          </table:table-cell>
          <table:table-cell table:number-columns-repeated="2"/>
          <table:table-cell table:formula="of:=ABS(([.C41]-[.B41]))" office:value-type="float" office:value="20.77">
            <text:p>20.77</text:p>
          </table:table-cell>
          <table:table-cell table:formula="of:=ABS(([.D41]-[.B41]))" office:value-type="float" office:value="39.5">
            <text:p>39.5</text:p>
          </table:table-cell>
          <table:table-cell table:formula="of:=ABS(([.E41]-[.B41]))" office:value-type="float" office:value="25.12">
            <text:p>25.12</text:p>
          </table:table-cell>
          <table:table-cell table:formula="of:=ABS(([.F41]-[.B41]))" office:value-type="float" office:value="30.42">
            <text:p>30.42</text:p>
          </table:table-cell>
          <table:table-cell table:formula="of:=ABS(([.G41]-[.B41]))" office:value-type="float" office:value="54.74">
            <text:p>54.74</text:p>
          </table:table-cell>
          <table:table-cell table:formula="of:=ABS(([.H41]-[.B41]))" office:value-type="float" office:value="16.45">
            <text:p>16.45</text:p>
          </table:table-cell>
          <table:table-cell table:formula="of:=ABS(([.I41]-[.B41]))" office:value-type="float" office:value="12.38">
            <text:p>12.38</text:p>
          </table:table-cell>
          <table:table-cell table:number-columns-repeated="3"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/>
          <table:table-cell table:formula="of:=ABS(([.C42]-[.B42])*100/[.B42])" office:value-type="float" office:value="65.801749271137">
            <text:p>65.8</text:p>
          </table:table-cell>
          <table:table-cell table:formula="of:=ABS(([.D42]-[.B42])*100/[.B42])" office:value-type="float" office:value="134.110787172012">
            <text:p>134.11</text:p>
          </table:table-cell>
          <table:table-cell table:formula="of:=ABS(([.E42]-[.B42])*100/[.B42])" office:value-type="float" office:value="78.2215743440233">
            <text:p>78.22</text:p>
          </table:table-cell>
          <table:table-cell table:formula="of:=ABS(([.F42]-[.B42])*100/[.B42])" office:value-type="float" office:value="110.699708454811">
            <text:p>110.7</text:p>
          </table:table-cell>
          <table:table-cell table:formula="of:=ABS(([.G42]-[.B42])*100/[.B42])" office:value-type="float" office:value="221.166180758017">
            <text:p>221.17</text:p>
          </table:table-cell>
          <table:table-cell table:formula="of:=ABS(([.H42]-[.B42])*100/[.B42])" office:value-type="float" office:value="52.0991253644315">
            <text:p>52.1</text:p>
          </table:table-cell>
          <table:table-cell table:formula="of:=ABS(([.I42]-[.B42])*100/[.B42])" office:value-type="float" office:value="36.8221574344023">
            <text:p>36.82</text:p>
          </table:table-cell>
          <table:table-cell table:number-columns-repeated="2"/>
          <table:table-cell table:formula="of:=ABS(([.C42]-[.B42]))" office:value-type="float" office:value="22.57">
            <text:p>22.57</text:p>
          </table:table-cell>
          <table:table-cell table:formula="of:=ABS(([.D42]-[.B42]))" office:value-type="float" office:value="46">
            <text:p>46</text:p>
          </table:table-cell>
          <table:table-cell table:formula="of:=ABS(([.E42]-[.B42]))" office:value-type="float" office:value="26.83">
            <text:p>26.83</text:p>
          </table:table-cell>
          <table:table-cell table:formula="of:=ABS(([.F42]-[.B42]))" office:value-type="float" office:value="37.97">
            <text:p>37.97</text:p>
          </table:table-cell>
          <table:table-cell table:formula="of:=ABS(([.G42]-[.B42]))" office:value-type="float" office:value="75.86">
            <text:p>75.86</text:p>
          </table:table-cell>
          <table:table-cell table:formula="of:=ABS(([.H42]-[.B42]))" office:value-type="float" office:value="17.87">
            <text:p>17.87</text:p>
          </table:table-cell>
          <table:table-cell table:formula="of:=ABS(([.I42]-[.B42]))" office:value-type="float" office:value="12.63">
            <text:p>12.63</text:p>
          </table:table-cell>
          <table:table-cell table:number-columns-repeated="3"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5">
            <text:p>35</text:p>
          </table:table-cell>
          <table:table-cell/>
          <table:table-cell table:formula="of:=ABS(([.C43]-[.B43])*100/[.B43])" office:value-type="float" office:value="66.4857142857143">
            <text:p>66.49</text:p>
          </table:table-cell>
          <table:table-cell table:formula="of:=ABS(([.D43]-[.B43])*100/[.B43])" office:value-type="float" office:value="133.428571428571">
            <text:p>133.43</text:p>
          </table:table-cell>
          <table:table-cell table:formula="of:=ABS(([.E43]-[.B43])*100/[.B43])" office:value-type="float" office:value="78.6571428571429">
            <text:p>78.66</text:p>
          </table:table-cell>
          <table:table-cell table:formula="of:=ABS(([.F43]-[.B43])*100/[.B43])" office:value-type="float" office:value="110.485714285714">
            <text:p>110.49</text:p>
          </table:table-cell>
          <table:table-cell table:formula="of:=ABS(([.G43]-[.B43])*100/[.B43])" office:value-type="float" office:value="214.742857142857">
            <text:p>214.74</text:p>
          </table:table-cell>
          <table:table-cell table:formula="of:=ABS(([.H43]-[.B43])*100/[.B43])" office:value-type="float" office:value="53.0571428571429">
            <text:p>53.06</text:p>
          </table:table-cell>
          <table:table-cell table:formula="of:=ABS(([.I43]-[.B43])*100/[.B43])" office:value-type="float" office:value="38.0857142857143">
            <text:p>38.09</text:p>
          </table:table-cell>
          <table:table-cell table:number-columns-repeated="2"/>
          <table:table-cell table:formula="of:=ABS(([.C43]-[.B43]))" office:value-type="float" office:value="23.27">
            <text:p>23.27</text:p>
          </table:table-cell>
          <table:table-cell table:formula="of:=ABS(([.D43]-[.B43]))" office:value-type="float" office:value="46.7">
            <text:p>46.7</text:p>
          </table:table-cell>
          <table:table-cell table:formula="of:=ABS(([.E43]-[.B43]))" office:value-type="float" office:value="27.53">
            <text:p>27.53</text:p>
          </table:table-cell>
          <table:table-cell table:formula="of:=ABS(([.F43]-[.B43]))" office:value-type="float" office:value="38.67">
            <text:p>38.67</text:p>
          </table:table-cell>
          <table:table-cell table:formula="of:=ABS(([.G43]-[.B43]))" office:value-type="float" office:value="75.16">
            <text:p>75.16</text:p>
          </table:table-cell>
          <table:table-cell table:formula="of:=ABS(([.H43]-[.B43]))" office:value-type="float" office:value="18.57">
            <text:p>18.57</text:p>
          </table:table-cell>
          <table:table-cell table:formula="of:=ABS(([.I43]-[.B43]))" office:value-type="float" office:value="13.33">
            <text:p>13.33</text:p>
          </table:table-cell>
          <table:table-cell table:number-columns-repeated="3"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5.1">
            <text:p>45.1</text:p>
          </table:table-cell>
          <table:table-cell/>
          <table:table-cell table:formula="of:=ABS(([.C44]-[.B44])*100/[.B44])" office:value-type="float" office:value="35.920177383592">
            <text:p>35.92</text:p>
          </table:table-cell>
          <table:table-cell table:formula="of:=ABS(([.D44]-[.B44])*100/[.B44])" office:value-type="float" office:value="81.0421286031042">
            <text:p>81.04</text:p>
          </table:table-cell>
          <table:table-cell table:formula="of:=ABS(([.E44]-[.B44])*100/[.B44])" office:value-type="float" office:value="49.179600886918">
            <text:p>49.18</text:p>
          </table:table-cell>
          <table:table-cell table:formula="of:=ABS(([.F44]-[.B44])*100/[.B44])" office:value-type="float" office:value="60.9312638580931">
            <text:p>60.93</text:p>
          </table:table-cell>
          <table:table-cell table:formula="of:=ABS(([.G44]-[.B44])*100/[.B44])" office:value-type="float" office:value="131.507760532151">
            <text:p>131.51</text:p>
          </table:table-cell>
          <table:table-cell table:formula="of:=ABS(([.H44]-[.B44])*100/[.B44])" office:value-type="float" office:value="29.9334811529933">
            <text:p>29.93</text:p>
          </table:table-cell>
          <table:table-cell table:formula="of:=ABS(([.I44]-[.B44])*100/[.B44])" office:value-type="float" office:value="20.9090909090909">
            <text:p>20.91</text:p>
          </table:table-cell>
          <table:table-cell table:number-columns-repeated="2"/>
          <table:table-cell table:formula="of:=ABS(([.C44]-[.B44]))" office:value-type="float" office:value="16.2">
            <text:p>16.2</text:p>
          </table:table-cell>
          <table:table-cell table:formula="of:=ABS(([.D44]-[.B44]))" office:value-type="float" office:value="36.55">
            <text:p>36.55</text:p>
          </table:table-cell>
          <table:table-cell table:formula="of:=ABS(([.E44]-[.B44]))" office:value-type="float" office:value="22.18">
            <text:p>22.18</text:p>
          </table:table-cell>
          <table:table-cell table:formula="of:=ABS(([.F44]-[.B44]))" office:value-type="float" office:value="27.48">
            <text:p>27.48</text:p>
          </table:table-cell>
          <table:table-cell table:formula="of:=ABS(([.G44]-[.B44]))" office:value-type="float" office:value="59.31">
            <text:p>59.31</text:p>
          </table:table-cell>
          <table:table-cell table:formula="of:=ABS(([.H44]-[.B44]))" office:value-type="float" office:value="13.5">
            <text:p>13.5</text:p>
          </table:table-cell>
          <table:table-cell table:formula="of:=ABS(([.I44]-[.B44]))" office:value-type="float" office:value="9.43">
            <text:p>9.43</text:p>
          </table:table-cell>
          <table:table-cell table:number-columns-repeated="3"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5.2">
            <text:p>45.2</text:p>
          </table:table-cell>
          <table:table-cell/>
          <table:table-cell table:formula="of:=ABS(([.C45]-[.B45])*100/[.B45])" office:value-type="float" office:value="36.0619469026549">
            <text:p>36.06</text:p>
          </table:table-cell>
          <table:table-cell table:formula="of:=ABS(([.D45]-[.B45])*100/[.B45])" office:value-type="float" office:value="81.0840707964602">
            <text:p>81.08</text:p>
          </table:table-cell>
          <table:table-cell table:formula="of:=ABS(([.E45]-[.B45])*100/[.B45])" office:value-type="float" office:value="49.2920353982301">
            <text:p>49.29</text:p>
          </table:table-cell>
          <table:table-cell table:formula="of:=ABS(([.F45]-[.B45])*100/[.B45])" office:value-type="float" office:value="61.0176991150443">
            <text:p>61.02</text:p>
          </table:table-cell>
          <table:table-cell table:formula="of:=ABS(([.G45]-[.B45])*100/[.B45])" office:value-type="float" office:value="130.995575221239">
            <text:p>131</text:p>
          </table:table-cell>
          <table:table-cell table:formula="of:=ABS(([.H45]-[.B45])*100/[.B45])" office:value-type="float" office:value="30.0884955752212">
            <text:p>30.09</text:p>
          </table:table-cell>
          <table:table-cell table:formula="of:=ABS(([.I45]-[.B45])*100/[.B45])" office:value-type="float" office:value="21.0840707964602">
            <text:p>21.08</text:p>
          </table:table-cell>
          <table:table-cell table:number-columns-repeated="2"/>
          <table:table-cell table:formula="of:=ABS(([.C45]-[.B45]))" office:value-type="float" office:value="16.3">
            <text:p>16.3</text:p>
          </table:table-cell>
          <table:table-cell table:formula="of:=ABS(([.D45]-[.B45]))" office:value-type="float" office:value="36.65">
            <text:p>36.65</text:p>
          </table:table-cell>
          <table:table-cell table:formula="of:=ABS(([.E45]-[.B45]))" office:value-type="float" office:value="22.28">
            <text:p>22.28</text:p>
          </table:table-cell>
          <table:table-cell table:formula="of:=ABS(([.F45]-[.B45]))" office:value-type="float" office:value="27.58">
            <text:p>27.58</text:p>
          </table:table-cell>
          <table:table-cell table:formula="of:=ABS(([.G45]-[.B45]))" office:value-type="float" office:value="59.21">
            <text:p>59.21</text:p>
          </table:table-cell>
          <table:table-cell table:formula="of:=ABS(([.H45]-[.B45]))" office:value-type="float" office:value="13.6">
            <text:p>13.6</text:p>
          </table:table-cell>
          <table:table-cell table:formula="of:=ABS(([.I45]-[.B45]))" office:value-type="float" office:value="9.53">
            <text:p>9.53</text:p>
          </table:table-cell>
          <table:table-cell table:number-columns-repeated="3"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6.5">
            <text:p>46.5</text:p>
          </table:table-cell>
          <table:table-cell/>
          <table:table-cell table:formula="of:=ABS(([.C46]-[.B46])*100/[.B46])" office:value-type="float" office:value="37.8494623655914">
            <text:p>37.85</text:p>
          </table:table-cell>
          <table:table-cell table:formula="of:=ABS(([.D46]-[.B46])*100/[.B46])" office:value-type="float" office:value="81.6129032258065">
            <text:p>81.61</text:p>
          </table:table-cell>
          <table:table-cell table:formula="of:=ABS(([.E46]-[.B46])*100/[.B46])" office:value-type="float" office:value="50.7096774193548">
            <text:p>50.71</text:p>
          </table:table-cell>
          <table:table-cell table:formula="of:=ABS(([.F46]-[.B46])*100/[.B46])" office:value-type="float" office:value="62.1075268817204">
            <text:p>62.11</text:p>
          </table:table-cell>
          <table:table-cell table:formula="of:=ABS(([.G46]-[.B46])*100/[.B46])" office:value-type="float" office:value="124.537634408602">
            <text:p>124.54</text:p>
          </table:table-cell>
          <table:table-cell table:formula="of:=ABS(([.H46]-[.B46])*100/[.B46])" office:value-type="float" office:value="32.0430107526882">
            <text:p>32.04</text:p>
          </table:table-cell>
          <table:table-cell table:formula="of:=ABS(([.I46]-[.B46])*100/[.B46])" office:value-type="float" office:value="23.2903225806452">
            <text:p>23.29</text:p>
          </table:table-cell>
          <table:table-cell table:number-columns-repeated="2"/>
          <table:table-cell table:formula="of:=ABS(([.C46]-[.B46]))" office:value-type="float" office:value="17.6">
            <text:p>17.6</text:p>
          </table:table-cell>
          <table:table-cell table:formula="of:=ABS(([.D46]-[.B46]))" office:value-type="float" office:value="37.95">
            <text:p>37.95</text:p>
          </table:table-cell>
          <table:table-cell table:formula="of:=ABS(([.E46]-[.B46]))" office:value-type="float" office:value="23.58">
            <text:p>23.58</text:p>
          </table:table-cell>
          <table:table-cell table:formula="of:=ABS(([.F46]-[.B46]))" office:value-type="float" office:value="28.88">
            <text:p>28.88</text:p>
          </table:table-cell>
          <table:table-cell table:formula="of:=ABS(([.G46]-[.B46]))" office:value-type="float" office:value="57.91">
            <text:p>57.91</text:p>
          </table:table-cell>
          <table:table-cell table:formula="of:=ABS(([.H46]-[.B46]))" office:value-type="float" office:value="14.9">
            <text:p>14.9</text:p>
          </table:table-cell>
          <table:table-cell table:formula="of:=ABS(([.I46]-[.B46]))" office:value-type="float" office:value="10.83">
            <text:p>10.83</text:p>
          </table:table-cell>
          <table:table-cell table:number-columns-repeated="3"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27.5">
            <text:p>27.5</text:p>
          </table:table-cell>
          <table:table-cell/>
          <table:table-cell table:formula="of:=ABS(([.C47]-[.B47])*100/[.B47])" office:value-type="float" office:value="182.181818181818">
            <text:p>182.18</text:p>
          </table:table-cell>
          <table:table-cell table:formula="of:=ABS(([.D47]-[.B47])*100/[.B47])" office:value-type="float" office:value="289.818181818182">
            <text:p>289.82</text:p>
          </table:table-cell>
          <table:table-cell table:formula="of:=ABS(([.E47]-[.B47])*100/[.B47])" office:value-type="float" office:value="185.272727272727">
            <text:p>185.27</text:p>
          </table:table-cell>
          <table:table-cell table:formula="of:=ABS(([.F47]-[.B47])*100/[.B47])" office:value-type="float" office:value="268.181818181818">
            <text:p>268.18</text:p>
          </table:table-cell>
          <table:table-cell table:formula="of:=ABS(([.G47]-[.B47])*100/[.B47])" office:value-type="float" office:value="342.4">
            <text:p>342.4</text:p>
          </table:table-cell>
          <table:table-cell table:formula="of:=ABS(([.H47]-[.B47])*100/[.B47])" office:value-type="float" office:value="150.545454545455">
            <text:p>150.55</text:p>
          </table:table-cell>
          <table:table-cell table:formula="of:=ABS(([.I47]-[.B47])*100/[.B47])" office:value-type="float" office:value="123.018181818182">
            <text:p>123.02</text:p>
          </table:table-cell>
          <table:table-cell table:number-columns-repeated="2"/>
          <table:table-cell table:formula="of:=ABS(([.C47]-[.B47]))" office:value-type="float" office:value="50.1">
            <text:p>50.1</text:p>
          </table:table-cell>
          <table:table-cell table:formula="of:=ABS(([.D47]-[.B47]))" office:value-type="float" office:value="79.7">
            <text:p>79.7</text:p>
          </table:table-cell>
          <table:table-cell table:formula="of:=ABS(([.E47]-[.B47]))" office:value-type="float" office:value="50.95">
            <text:p>50.95</text:p>
          </table:table-cell>
          <table:table-cell table:formula="of:=ABS(([.F47]-[.B47]))" office:value-type="float" office:value="73.75">
            <text:p>73.75</text:p>
          </table:table-cell>
          <table:table-cell table:formula="of:=ABS(([.G47]-[.B47]))" office:value-type="float" office:value="94.16">
            <text:p>94.16</text:p>
          </table:table-cell>
          <table:table-cell table:formula="of:=ABS(([.H47]-[.B47]))" office:value-type="float" office:value="41.4">
            <text:p>41.4</text:p>
          </table:table-cell>
          <table:table-cell table:formula="of:=ABS(([.I47]-[.B47]))" office:value-type="float" office:value="33.83">
            <text:p>33.83</text:p>
          </table:table-cell>
          <table:table-cell table:number-columns-repeated="3"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0.8">
            <text:p>30.8</text:p>
          </table:table-cell>
          <table:table-cell/>
          <table:table-cell table:formula="of:=ABS(([.C48]-[.B48])*100/[.B48])" office:value-type="float" office:value="61.9155844155844">
            <text:p>61.92</text:p>
          </table:table-cell>
          <table:table-cell table:formula="of:=ABS(([.D48]-[.B48])*100/[.B48])" office:value-type="float" office:value="137.987012987013">
            <text:p>137.99</text:p>
          </table:table-cell>
          <table:table-cell table:formula="of:=ABS(([.E48]-[.B48])*100/[.B48])" office:value-type="float" office:value="75.7467532467532">
            <text:p>75.75</text:p>
          </table:table-cell>
          <table:table-cell table:formula="of:=ABS(([.F48]-[.B48])*100/[.B48])" office:value-type="float" office:value="111.915584415584">
            <text:p>111.92</text:p>
          </table:table-cell>
          <table:table-cell table:formula="of:=ABS(([.G48]-[.B48])*100/[.B48])" office:value-type="float" office:value="257.662337662338">
            <text:p>257.66</text:p>
          </table:table-cell>
          <table:table-cell table:formula="of:=ABS(([.H48]-[.B48])*100/[.B48])" office:value-type="float" office:value="46.6558441558442">
            <text:p>46.66</text:p>
          </table:table-cell>
          <table:table-cell table:formula="of:=ABS(([.I48]-[.B48])*100/[.B48])" office:value-type="float" office:value="29.6428571428571">
            <text:p>29.64</text:p>
          </table:table-cell>
          <table:table-cell table:number-columns-repeated="2"/>
          <table:table-cell table:formula="of:=ABS(([.C48]-[.B48]))" office:value-type="float" office:value="19.07">
            <text:p>19.07</text:p>
          </table:table-cell>
          <table:table-cell table:formula="of:=ABS(([.D48]-[.B48]))" office:value-type="float" office:value="42.5">
            <text:p>42.5</text:p>
          </table:table-cell>
          <table:table-cell table:formula="of:=ABS(([.E48]-[.B48]))" office:value-type="float" office:value="23.33">
            <text:p>23.33</text:p>
          </table:table-cell>
          <table:table-cell table:formula="of:=ABS(([.F48]-[.B48]))" office:value-type="float" office:value="34.47">
            <text:p>34.47</text:p>
          </table:table-cell>
          <table:table-cell table:formula="of:=ABS(([.G48]-[.B48]))" office:value-type="float" office:value="79.36">
            <text:p>79.36</text:p>
          </table:table-cell>
          <table:table-cell table:formula="of:=ABS(([.H48]-[.B48]))" office:value-type="float" office:value="14.37">
            <text:p>14.37</text:p>
          </table:table-cell>
          <table:table-cell table:formula="of:=ABS(([.I48]-[.B48]))" office:value-type="float" office:value="9.13">
            <text:p>9.13</text:p>
          </table:table-cell>
          <table:table-cell table:number-columns-repeated="3"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3.8">
            <text:p>43.8</text:p>
          </table:table-cell>
          <table:table-cell/>
          <table:table-cell table:formula="of:=ABS(([.C49]-[.B49])*100/[.B49])" office:value-type="float" office:value="34.0182648401826">
            <text:p>34.02</text:p>
          </table:table-cell>
          <table:table-cell table:formula="of:=ABS(([.D49]-[.B49])*100/[.B49])" office:value-type="float" office:value="80.4794520547945">
            <text:p>80.48</text:p>
          </table:table-cell>
          <table:table-cell table:formula="of:=ABS(([.E49]-[.B49])*100/[.B49])" office:value-type="float" office:value="47.6712328767123">
            <text:p>47.67</text:p>
          </table:table-cell>
          <table:table-cell table:formula="of:=ABS(([.F49]-[.B49])*100/[.B49])" office:value-type="float" office:value="59.7716894977169">
            <text:p>59.77</text:p>
          </table:table-cell>
          <table:table-cell table:formula="of:=ABS(([.G49]-[.B49])*100/[.B49])" office:value-type="float" office:value="138.37899543379">
            <text:p>138.38</text:p>
          </table:table-cell>
          <table:table-cell table:formula="of:=ABS(([.H49]-[.B49])*100/[.B49])" office:value-type="float" office:value="27.8538812785388">
            <text:p>27.85</text:p>
          </table:table-cell>
          <table:table-cell table:formula="of:=ABS(([.I49]-[.B49])*100/[.B49])" office:value-type="float" office:value="18.5616438356164">
            <text:p>18.56</text:p>
          </table:table-cell>
          <table:table-cell table:number-columns-repeated="2"/>
          <table:table-cell table:formula="of:=ABS(([.C49]-[.B49]))" office:value-type="float" office:value="14.9">
            <text:p>14.9</text:p>
          </table:table-cell>
          <table:table-cell table:formula="of:=ABS(([.D49]-[.B49]))" office:value-type="float" office:value="35.25">
            <text:p>35.25</text:p>
          </table:table-cell>
          <table:table-cell table:formula="of:=ABS(([.E49]-[.B49]))" office:value-type="float" office:value="20.88">
            <text:p>20.88</text:p>
          </table:table-cell>
          <table:table-cell table:formula="of:=ABS(([.F49]-[.B49]))" office:value-type="float" office:value="26.18">
            <text:p>26.18</text:p>
          </table:table-cell>
          <table:table-cell table:formula="of:=ABS(([.G49]-[.B49]))" office:value-type="float" office:value="60.61">
            <text:p>60.61</text:p>
          </table:table-cell>
          <table:table-cell table:formula="of:=ABS(([.H49]-[.B49]))" office:value-type="float" office:value="12.2">
            <text:p>12.2</text:p>
          </table:table-cell>
          <table:table-cell table:formula="of:=ABS(([.I49]-[.B49]))" office:value-type="float" office:value="8.13">
            <text:p>8.13</text:p>
          </table:table-cell>
          <table:table-cell table:number-columns-repeated="3"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23.7">
            <text:p>23.7</text:p>
          </table:table-cell>
          <table:table-cell/>
          <table:table-cell table:formula="of:=ABS(([.C50]-[.B50])*100/[.B50])" office:value-type="float" office:value="195.35864978903">
            <text:p>195.36</text:p>
          </table:table-cell>
          <table:table-cell table:formula="of:=ABS(([.D50]-[.B50])*100/[.B50])" office:value-type="float" office:value="320.253164556962">
            <text:p>320.25</text:p>
          </table:table-cell>
          <table:table-cell table:formula="of:=ABS(([.E50]-[.B50])*100/[.B50])" office:value-type="float" office:value="198.945147679325">
            <text:p>198.95</text:p>
          </table:table-cell>
          <table:table-cell table:formula="of:=ABS(([.F50]-[.B50])*100/[.B50])" office:value-type="float" office:value="295.147679324895">
            <text:p>295.15</text:p>
          </table:table-cell>
          <table:table-cell table:formula="of:=ABS(([.G50]-[.B50])*100/[.B50])" office:value-type="float" office:value="413.333333333333">
            <text:p>413.33</text:p>
          </table:table-cell>
          <table:table-cell table:formula="of:=ABS(([.H50]-[.B50])*100/[.B50])" office:value-type="float" office:value="158.649789029536">
            <text:p>158.65</text:p>
          </table:table-cell>
          <table:table-cell table:formula="of:=ABS(([.I50]-[.B50])*100/[.B50])" office:value-type="float" office:value="126.708860759494">
            <text:p>126.71</text:p>
          </table:table-cell>
          <table:table-cell table:number-columns-repeated="2"/>
          <table:table-cell table:formula="of:=ABS(([.C50]-[.B50]))" office:value-type="float" office:value="46.3">
            <text:p>46.3</text:p>
          </table:table-cell>
          <table:table-cell table:formula="of:=ABS(([.D50]-[.B50]))" office:value-type="float" office:value="75.9">
            <text:p>75.9</text:p>
          </table:table-cell>
          <table:table-cell table:formula="of:=ABS(([.E50]-[.B50]))" office:value-type="float" office:value="47.15">
            <text:p>47.15</text:p>
          </table:table-cell>
          <table:table-cell table:formula="of:=ABS(([.F50]-[.B50]))" office:value-type="float" office:value="69.95">
            <text:p>69.95</text:p>
          </table:table-cell>
          <table:table-cell table:formula="of:=ABS(([.G50]-[.B50]))" office:value-type="float" office:value="97.96">
            <text:p>97.96</text:p>
          </table:table-cell>
          <table:table-cell table:formula="of:=ABS(([.H50]-[.B50]))" office:value-type="float" office:value="37.6">
            <text:p>37.6</text:p>
          </table:table-cell>
          <table:table-cell table:formula="of:=ABS(([.I50]-[.B50]))" office:value-type="float" office:value="30.03">
            <text:p>30.03</text:p>
          </table:table-cell>
          <table:table-cell table:number-columns-repeated="3"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36">
            <text:p>36</text:p>
          </table:table-cell>
          <table:table-cell/>
          <table:table-cell table:formula="of:=ABS(([.C51]-[.B51])*100/[.B51])" office:value-type="float" office:value="19.7222222222222">
            <text:p>19.72</text:p>
          </table:table-cell>
          <table:table-cell table:formula="of:=ABS(([.D51]-[.B51])*100/[.B51])" office:value-type="float" office:value="76.25">
            <text:p>76.25</text:p>
          </table:table-cell>
          <table:table-cell table:formula="of:=ABS(([.E51]-[.B51])*100/[.B51])" office:value-type="float" office:value="36.3333333333333">
            <text:p>36.33</text:p>
          </table:table-cell>
          <table:table-cell table:formula="of:=ABS(([.F51]-[.B51])*100/[.B51])" office:value-type="float" office:value="51.0555555555556">
            <text:p>51.06</text:p>
          </table:table-cell>
          <table:table-cell table:formula="of:=ABS(([.G51]-[.B51])*100/[.B51])" office:value-type="float" office:value="190.027777777778">
            <text:p>190.03</text:p>
          </table:table-cell>
          <table:table-cell table:formula="of:=ABS(([.H51]-[.B51])*100/[.B51])" office:value-type="float" office:value="12.2222222222222">
            <text:p>12.22</text:p>
          </table:table-cell>
          <table:table-cell table:formula="of:=ABS(([.I51]-[.B51])*100/[.B51])" office:value-type="float" office:value="0.916666666666662">
            <text:p>0.92</text:p>
          </table:table-cell>
          <table:table-cell table:number-columns-repeated="2"/>
          <table:table-cell table:formula="of:=ABS(([.C51]-[.B51]))" office:value-type="float" office:value="7.1">
            <text:p>7.1</text:p>
          </table:table-cell>
          <table:table-cell table:formula="of:=ABS(([.D51]-[.B51]))" office:value-type="float" office:value="27.45">
            <text:p>27.45</text:p>
          </table:table-cell>
          <table:table-cell table:formula="of:=ABS(([.E51]-[.B51]))" office:value-type="float" office:value="13.08">
            <text:p>13.08</text:p>
          </table:table-cell>
          <table:table-cell table:formula="of:=ABS(([.F51]-[.B51]))" office:value-type="float" office:value="18.38">
            <text:p>18.38</text:p>
          </table:table-cell>
          <table:table-cell table:formula="of:=ABS(([.G51]-[.B51]))" office:value-type="float" office:value="68.41">
            <text:p>68.41</text:p>
          </table:table-cell>
          <table:table-cell table:formula="of:=ABS(([.H51]-[.B51]))" office:value-type="float" office:value="4.4">
            <text:p>4.4</text:p>
          </table:table-cell>
          <table:table-cell table:formula="of:=ABS(([.I51]-[.B51]))" office:value-type="float" office:value="0.329999999999998">
            <text:p>0.33</text:p>
          </table:table-cell>
          <table:table-cell table:number-columns-repeated="3"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7.7">
            <text:p>57.7</text:p>
          </table:table-cell>
          <table:table-cell/>
          <table:table-cell table:formula="of:=ABS(([.C52]-[.B52])*100/[.B52])" office:value-type="float" office:value="59.7400346620451">
            <text:p>59.74</text:p>
          </table:table-cell>
          <table:table-cell table:formula="of:=ABS(([.D52]-[.B52])*100/[.B52])" office:value-type="float" office:value="96.5857885615251">
            <text:p>96.59</text:p>
          </table:table-cell>
          <table:table-cell table:formula="of:=ABS(([.E52]-[.B52])*100/[.B52])" office:value-type="float" office:value="63.3795493934142">
            <text:p>63.38</text:p>
          </table:table-cell>
          <table:table-cell table:formula="of:=ABS(([.F52]-[.B52])*100/[.B52])" office:value-type="float" office:value="82.6689774696707">
            <text:p>82.67</text:p>
          </table:table-cell>
          <table:table-cell table:formula="of:=ABS(([.G52]-[.B52])*100/[.B52])" office:value-type="float" office:value="110.849220103986">
            <text:p>110.85</text:p>
          </table:table-cell>
          <table:table-cell table:formula="of:=ABS(([.H52]-[.B52])*100/[.B52])" office:value-type="float" office:value="47.8336221837088">
            <text:p>47.83</text:p>
          </table:table-cell>
          <table:table-cell table:formula="of:=ABS(([.I52]-[.B52])*100/[.B52])" office:value-type="float" office:value="38.7521663778163">
            <text:p>38.75</text:p>
          </table:table-cell>
          <table:table-cell table:number-columns-repeated="2"/>
          <table:table-cell table:formula="of:=ABS(([.C52]-[.B52]))" office:value-type="float" office:value="34.47">
            <text:p>34.47</text:p>
          </table:table-cell>
          <table:table-cell table:formula="of:=ABS(([.D52]-[.B52]))" office:value-type="float" office:value="55.73">
            <text:p>55.73</text:p>
          </table:table-cell>
          <table:table-cell table:formula="of:=ABS(([.E52]-[.B52]))" office:value-type="float" office:value="36.57">
            <text:p>36.57</text:p>
          </table:table-cell>
          <table:table-cell table:formula="of:=ABS(([.F52]-[.B52]))" office:value-type="float" office:value="47.7">
            <text:p>47.7</text:p>
          </table:table-cell>
          <table:table-cell table:formula="of:=ABS(([.G52]-[.B52]))" office:value-type="float" office:value="63.96">
            <text:p>63.96</text:p>
          </table:table-cell>
          <table:table-cell table:formula="of:=ABS(([.H52]-[.B52]))" office:value-type="float" office:value="27.6">
            <text:p>27.6</text:p>
          </table:table-cell>
          <table:table-cell table:formula="of:=ABS(([.I52]-[.B52]))" office:value-type="float" office:value="22.36">
            <text:p>22.36</text:p>
          </table:table-cell>
          <table:table-cell table:number-columns-repeated="3"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5.2">
            <text:p>55.2</text:p>
          </table:table-cell>
          <table:table-cell/>
          <table:table-cell table:formula="of:=ABS(([.C53]-[.B53])*100/[.B53])" office:value-type="float" office:value="57.9166666666667">
            <text:p>57.92</text:p>
          </table:table-cell>
          <table:table-cell table:formula="of:=ABS(([.D53]-[.B53])*100/[.B53])" office:value-type="float" office:value="96.4311594202898">
            <text:p>96.43</text:p>
          </table:table-cell>
          <table:table-cell table:formula="of:=ABS(([.E53]-[.B53])*100/[.B53])" office:value-type="float" office:value="61.7210144927536">
            <text:p>61.72</text:p>
          </table:table-cell>
          <table:table-cell table:formula="of:=ABS(([.F53]-[.B53])*100/[.B53])" office:value-type="float" office:value="81.8840579710145">
            <text:p>81.88</text:p>
          </table:table-cell>
          <table:table-cell table:formula="of:=ABS(([.G53]-[.B53])*100/[.B53])" office:value-type="float" office:value="120.398550724638">
            <text:p>120.4</text:p>
          </table:table-cell>
          <table:table-cell table:formula="of:=ABS(([.H53]-[.B53])*100/[.B53])" office:value-type="float" office:value="45.4710144927536">
            <text:p>45.47</text:p>
          </table:table-cell>
          <table:table-cell table:formula="of:=ABS(([.I53]-[.B53])*100/[.B53])" office:value-type="float" office:value="35.9782608695652">
            <text:p>35.98</text:p>
          </table:table-cell>
          <table:table-cell table:number-columns-repeated="2"/>
          <table:table-cell table:formula="of:=ABS(([.C53]-[.B53]))" office:value-type="float" office:value="31.97">
            <text:p>31.97</text:p>
          </table:table-cell>
          <table:table-cell table:formula="of:=ABS(([.D53]-[.B53]))" office:value-type="float" office:value="53.23">
            <text:p>53.23</text:p>
          </table:table-cell>
          <table:table-cell table:formula="of:=ABS(([.E53]-[.B53]))" office:value-type="float" office:value="34.07">
            <text:p>34.07</text:p>
          </table:table-cell>
          <table:table-cell table:formula="of:=ABS(([.F53]-[.B53]))" office:value-type="float" office:value="45.2">
            <text:p>45.2</text:p>
          </table:table-cell>
          <table:table-cell table:formula="of:=ABS(([.G53]-[.B53]))" office:value-type="float" office:value="66.46">
            <text:p>66.46</text:p>
          </table:table-cell>
          <table:table-cell table:formula="of:=ABS(([.H53]-[.B53]))" office:value-type="float" office:value="25.1">
            <text:p>25.1</text:p>
          </table:table-cell>
          <table:table-cell table:formula="of:=ABS(([.I53]-[.B53]))" office:value-type="float" office:value="19.86">
            <text:p>19.86</text:p>
          </table:table-cell>
          <table:table-cell table:number-columns-repeated="3"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9">
            <text:p>44.9</text:p>
          </table:table-cell>
          <table:table-cell/>
          <table:table-cell table:formula="of:=ABS(([.C54]-[.B54])*100/[.B54])" office:value-type="float" office:value="35.6347438752784">
            <text:p>35.63</text:p>
          </table:table-cell>
          <table:table-cell table:formula="of:=ABS(([.D54]-[.B54])*100/[.B54])" office:value-type="float" office:value="80.9576837416481">
            <text:p>80.96</text:p>
          </table:table-cell>
          <table:table-cell table:formula="of:=ABS(([.E54]-[.B54])*100/[.B54])" office:value-type="float" office:value="48.9532293986637">
            <text:p>48.95</text:p>
          </table:table-cell>
          <table:table-cell table:formula="of:=ABS(([.F54]-[.B54])*100/[.B54])" office:value-type="float" office:value="60.7572383073497">
            <text:p>60.76</text:p>
          </table:table-cell>
          <table:table-cell table:formula="of:=ABS(([.G54]-[.B54])*100/[.B54])" office:value-type="float" office:value="132.538975501114">
            <text:p>132.54</text:p>
          </table:table-cell>
          <table:table-cell table:formula="of:=ABS(([.H54]-[.B54])*100/[.B54])" office:value-type="float" office:value="29.6213808463252">
            <text:p>29.62</text:p>
          </table:table-cell>
          <table:table-cell table:formula="of:=ABS(([.I54]-[.B54])*100/[.B54])" office:value-type="float" office:value="20.5567928730512">
            <text:p>20.56</text:p>
          </table:table-cell>
          <table:table-cell table:number-columns-repeated="2"/>
          <table:table-cell table:formula="of:=ABS(([.C54]-[.B54]))" office:value-type="float" office:value="16">
            <text:p>16</text:p>
          </table:table-cell>
          <table:table-cell table:formula="of:=ABS(([.D54]-[.B54]))" office:value-type="float" office:value="36.35">
            <text:p>36.35</text:p>
          </table:table-cell>
          <table:table-cell table:formula="of:=ABS(([.E54]-[.B54]))" office:value-type="float" office:value="21.98">
            <text:p>21.98</text:p>
          </table:table-cell>
          <table:table-cell table:formula="of:=ABS(([.F54]-[.B54]))" office:value-type="float" office:value="27.28">
            <text:p>27.28</text:p>
          </table:table-cell>
          <table:table-cell table:formula="of:=ABS(([.G54]-[.B54]))" office:value-type="float" office:value="59.51">
            <text:p>59.51</text:p>
          </table:table-cell>
          <table:table-cell table:formula="of:=ABS(([.H54]-[.B54]))" office:value-type="float" office:value="13.3">
            <text:p>13.3</text:p>
          </table:table-cell>
          <table:table-cell table:formula="of:=ABS(([.I54]-[.B54]))" office:value-type="float" office:value="9.23">
            <text:p>9.23</text:p>
          </table:table-cell>
          <table:table-cell table:number-columns-repeated="3"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7">
            <text:p>47.7</text:p>
          </table:table-cell>
          <table:table-cell/>
          <table:table-cell table:formula="of:=ABS(([.C55]-[.B55])*100/[.B55])" office:value-type="float" office:value="39.4129979035639">
            <text:p>39.41</text:p>
          </table:table-cell>
          <table:table-cell table:formula="of:=ABS(([.D55]-[.B55])*100/[.B55])" office:value-type="float" office:value="82.0754716981132">
            <text:p>82.08</text:p>
          </table:table-cell>
          <table:table-cell table:formula="of:=ABS(([.E55]-[.B55])*100/[.B55])" office:value-type="float" office:value="51.9496855345912">
            <text:p>51.95</text:p>
          </table:table-cell>
          <table:table-cell table:formula="of:=ABS(([.F55]-[.B55])*100/[.B55])" office:value-type="float" office:value="63.0607966457023">
            <text:p>63.06</text:p>
          </table:table-cell>
          <table:table-cell table:formula="of:=ABS(([.G55]-[.B55])*100/[.B55])" office:value-type="float" office:value="118.888888888889">
            <text:p>118.89</text:p>
          </table:table-cell>
          <table:table-cell table:formula="of:=ABS(([.H55]-[.B55])*100/[.B55])" office:value-type="float" office:value="33.7526205450734">
            <text:p>33.75</text:p>
          </table:table-cell>
          <table:table-cell table:formula="of:=ABS(([.I55]-[.B55])*100/[.B55])" office:value-type="float" office:value="25.2201257861635">
            <text:p>25.22</text:p>
          </table:table-cell>
          <table:table-cell table:number-columns-repeated="2"/>
          <table:table-cell table:formula="of:=ABS(([.C55]-[.B55]))" office:value-type="float" office:value="18.8">
            <text:p>18.8</text:p>
          </table:table-cell>
          <table:table-cell table:formula="of:=ABS(([.D55]-[.B55]))" office:value-type="float" office:value="39.15">
            <text:p>39.15</text:p>
          </table:table-cell>
          <table:table-cell table:formula="of:=ABS(([.E55]-[.B55]))" office:value-type="float" office:value="24.78">
            <text:p>24.78</text:p>
          </table:table-cell>
          <table:table-cell table:formula="of:=ABS(([.F55]-[.B55]))" office:value-type="float" office:value="30.08">
            <text:p>30.08</text:p>
          </table:table-cell>
          <table:table-cell table:formula="of:=ABS(([.G55]-[.B55]))" office:value-type="float" office:value="56.71">
            <text:p>56.71</text:p>
          </table:table-cell>
          <table:table-cell table:formula="of:=ABS(([.H55]-[.B55]))" office:value-type="float" office:value="16.1">
            <text:p>16.1</text:p>
          </table:table-cell>
          <table:table-cell table:formula="of:=ABS(([.I55]-[.B55]))" office:value-type="float" office:value="12.03">
            <text:p>12.03</text:p>
          </table:table-cell>
          <table:table-cell table:number-columns-repeated="3"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5.1">
            <text:p>55.1</text:p>
          </table:table-cell>
          <table:table-cell/>
          <table:table-cell table:formula="of:=ABS(([.C56]-[.B56])*100/[.B56])" office:value-type="float" office:value="31.8874773139746">
            <text:p>31.89</text:p>
          </table:table-cell>
          <table:table-cell table:formula="of:=ABS(([.D56]-[.B56])*100/[.B56])" office:value-type="float" office:value="65.8802177858439">
            <text:p>65.88</text:p>
          </table:table-cell>
          <table:table-cell table:formula="of:=ABS(([.E56]-[.B56])*100/[.B56])" office:value-type="float" office:value="39.7822141560799">
            <text:p>39.78</text:p>
          </table:table-cell>
          <table:table-cell table:formula="of:=ABS(([.F56]-[.B56])*100/[.B56])" office:value-type="float" office:value="49.4010889292196">
            <text:p>49.4</text:p>
          </table:table-cell>
          <table:table-cell table:formula="of:=ABS(([.G56]-[.B56])*100/[.B56])" office:value-type="float" office:value="105.154264972777">
            <text:p>105.15</text:p>
          </table:table-cell>
          <table:table-cell table:formula="of:=ABS(([.H56]-[.B56])*100/[.B56])" office:value-type="float" office:value="24.0471869328494">
            <text:p>24.05</text:p>
          </table:table-cell>
          <table:table-cell table:formula="of:=ABS(([.I56]-[.B56])*100/[.B56])" office:value-type="float" office:value="16.6606170598911">
            <text:p>16.66</text:p>
          </table:table-cell>
          <table:table-cell table:number-columns-repeated="2"/>
          <table:table-cell table:formula="of:=ABS(([.C56]-[.B56]))" office:value-type="float" office:value="17.57">
            <text:p>17.57</text:p>
          </table:table-cell>
          <table:table-cell table:formula="of:=ABS(([.D56]-[.B56]))" office:value-type="float" office:value="36.3">
            <text:p>36.3</text:p>
          </table:table-cell>
          <table:table-cell table:formula="of:=ABS(([.E56]-[.B56]))" office:value-type="float" office:value="21.92">
            <text:p>21.92</text:p>
          </table:table-cell>
          <table:table-cell table:formula="of:=ABS(([.F56]-[.B56]))" office:value-type="float" office:value="27.22">
            <text:p>27.22</text:p>
          </table:table-cell>
          <table:table-cell table:formula="of:=ABS(([.G56]-[.B56]))" office:value-type="float" office:value="57.94">
            <text:p>57.94</text:p>
          </table:table-cell>
          <table:table-cell table:formula="of:=ABS(([.H56]-[.B56]))" office:value-type="float" office:value="13.25">
            <text:p>13.25</text:p>
          </table:table-cell>
          <table:table-cell table:formula="of:=ABS(([.I56]-[.B56]))" office:value-type="float" office:value="9.18">
            <text:p>9.18</text:p>
          </table:table-cell>
          <table:table-cell table:number-columns-repeated="3"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5.7">
            <text:p>55.7</text:p>
          </table:table-cell>
          <table:table-cell/>
          <table:table-cell table:formula="of:=ABS(([.C57]-[.B57])*100/[.B57])" office:value-type="float" office:value="58.294434470377">
            <text:p>58.29</text:p>
          </table:table-cell>
          <table:table-cell table:formula="of:=ABS(([.D57]-[.B57])*100/[.B57])" office:value-type="float" office:value="96.4631956912029">
            <text:p>96.46</text:p>
          </table:table-cell>
          <table:table-cell table:formula="of:=ABS(([.E57]-[.B57])*100/[.B57])" office:value-type="float" office:value="62.0646319569121">
            <text:p>62.06</text:p>
          </table:table-cell>
          <table:table-cell table:formula="of:=ABS(([.F57]-[.B57])*100/[.B57])" office:value-type="float" office:value="82.0466786355476">
            <text:p>82.05</text:p>
          </table:table-cell>
          <table:table-cell table:formula="of:=ABS(([.G57]-[.B57])*100/[.B57])" office:value-type="float" office:value="118.420107719928">
            <text:p>118.42</text:p>
          </table:table-cell>
          <table:table-cell table:formula="of:=ABS(([.H57]-[.B57])*100/[.B57])" office:value-type="float" office:value="45.9605026929982">
            <text:p>45.96</text:p>
          </table:table-cell>
          <table:table-cell table:formula="of:=ABS(([.I57]-[.B57])*100/[.B57])" office:value-type="float" office:value="36.5529622980251">
            <text:p>36.55</text:p>
          </table:table-cell>
          <table:table-cell table:number-columns-repeated="2"/>
          <table:table-cell table:formula="of:=ABS(([.C57]-[.B57]))" office:value-type="float" office:value="32.47">
            <text:p>32.47</text:p>
          </table:table-cell>
          <table:table-cell table:formula="of:=ABS(([.D57]-[.B57]))" office:value-type="float" office:value="53.73">
            <text:p>53.73</text:p>
          </table:table-cell>
          <table:table-cell table:formula="of:=ABS(([.E57]-[.B57]))" office:value-type="float" office:value="34.57">
            <text:p>34.57</text:p>
          </table:table-cell>
          <table:table-cell table:formula="of:=ABS(([.F57]-[.B57]))" office:value-type="float" office:value="45.7">
            <text:p>45.7</text:p>
          </table:table-cell>
          <table:table-cell table:formula="of:=ABS(([.G57]-[.B57]))" office:value-type="float" office:value="65.96">
            <text:p>65.96</text:p>
          </table:table-cell>
          <table:table-cell table:formula="of:=ABS(([.H57]-[.B57]))" office:value-type="float" office:value="25.6">
            <text:p>25.6</text:p>
          </table:table-cell>
          <table:table-cell table:formula="of:=ABS(([.I57]-[.B57]))" office:value-type="float" office:value="20.36">
            <text:p>20.36</text:p>
          </table:table-cell>
          <table:table-cell table:number-columns-repeated="3"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6.1">
            <text:p>56.1</text:p>
          </table:table-cell>
          <table:table-cell/>
          <table:table-cell table:formula="of:=ABS(([.C58]-[.B58])*100/[.B58])" office:value-type="float" office:value="58.5918003565063">
            <text:p>58.59</text:p>
          </table:table-cell>
          <table:table-cell table:formula="of:=ABS(([.D58]-[.B58])*100/[.B58])" office:value-type="float" office:value="96.4884135472371">
            <text:p>96.49</text:p>
          </table:table-cell>
          <table:table-cell table:formula="of:=ABS(([.E58]-[.B58])*100/[.B58])" office:value-type="float" office:value="62.3351158645276">
            <text:p>62.34</text:p>
          </table:table-cell>
          <table:table-cell table:formula="of:=ABS(([.F58]-[.B58])*100/[.B58])" office:value-type="float" office:value="82.174688057041">
            <text:p>82.17</text:p>
          </table:table-cell>
          <table:table-cell table:formula="of:=ABS(([.G58]-[.B58])*100/[.B58])" office:value-type="float" office:value="116.862745098039">
            <text:p>116.86</text:p>
          </table:table-cell>
          <table:table-cell table:formula="of:=ABS(([.H58]-[.B58])*100/[.B58])" office:value-type="float" office:value="46.3458110516934">
            <text:p>46.35</text:p>
          </table:table-cell>
          <table:table-cell table:formula="of:=ABS(([.I58]-[.B58])*100/[.B58])" office:value-type="float" office:value="37.0053475935829">
            <text:p>37.01</text:p>
          </table:table-cell>
          <table:table-cell table:number-columns-repeated="2"/>
          <table:table-cell table:formula="of:=ABS(([.C58]-[.B58]))" office:value-type="float" office:value="32.87">
            <text:p>32.87</text:p>
          </table:table-cell>
          <table:table-cell table:formula="of:=ABS(([.D58]-[.B58]))" office:value-type="float" office:value="54.13">
            <text:p>54.13</text:p>
          </table:table-cell>
          <table:table-cell table:formula="of:=ABS(([.E58]-[.B58]))" office:value-type="float" office:value="34.97">
            <text:p>34.97</text:p>
          </table:table-cell>
          <table:table-cell table:formula="of:=ABS(([.F58]-[.B58]))" office:value-type="float" office:value="46.1">
            <text:p>46.1</text:p>
          </table:table-cell>
          <table:table-cell table:formula="of:=ABS(([.G58]-[.B58]))" office:value-type="float" office:value="65.56">
            <text:p>65.56</text:p>
          </table:table-cell>
          <table:table-cell table:formula="of:=ABS(([.H58]-[.B58]))" office:value-type="float" office:value="26">
            <text:p>26</text:p>
          </table:table-cell>
          <table:table-cell table:formula="of:=ABS(([.I58]-[.B58]))" office:value-type="float" office:value="20.76">
            <text:p>20.76</text:p>
          </table:table-cell>
          <table:table-cell table:number-columns-repeated="3"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16.6">
            <text:p>16.6</text:p>
          </table:table-cell>
          <table:table-cell/>
          <table:table-cell table:formula="of:=ABS(([.C59]-[.B59])*100/[.B59])" office:value-type="float" office:value="236.144578313253">
            <text:p>236.14</text:p>
          </table:table-cell>
          <table:table-cell table:formula="of:=ABS(([.D59]-[.B59])*100/[.B59])" office:value-type="float" office:value="414.457831325301">
            <text:p>414.46</text:p>
          </table:table-cell>
          <table:table-cell table:formula="of:=ABS(([.E59]-[.B59])*100/[.B59])" office:value-type="float" office:value="241.265060240964">
            <text:p>241.27</text:p>
          </table:table-cell>
          <table:table-cell table:formula="of:=ABS(([.F59]-[.B59])*100/[.B59])" office:value-type="float" office:value="378.614457831325">
            <text:p>378.61</text:p>
          </table:table-cell>
          <table:table-cell table:formula="of:=ABS(([.G59]-[.B59])*100/[.B59])" office:value-type="float" office:value="632.89156626506">
            <text:p>632.89</text:p>
          </table:table-cell>
          <table:table-cell table:formula="of:=ABS(([.H59]-[.B59])*100/[.B59])" office:value-type="float" office:value="183.734939759036">
            <text:p>183.73</text:p>
          </table:table-cell>
          <table:table-cell table:formula="of:=ABS(([.I59]-[.B59])*100/[.B59])" office:value-type="float" office:value="138.132530120482">
            <text:p>138.13</text:p>
          </table:table-cell>
          <table:table-cell table:number-columns-repeated="2"/>
          <table:table-cell table:formula="of:=ABS(([.C59]-[.B59]))" office:value-type="float" office:value="39.2">
            <text:p>39.2</text:p>
          </table:table-cell>
          <table:table-cell table:formula="of:=ABS(([.D59]-[.B59]))" office:value-type="float" office:value="68.8">
            <text:p>68.8</text:p>
          </table:table-cell>
          <table:table-cell table:formula="of:=ABS(([.E59]-[.B59]))" office:value-type="float" office:value="40.05">
            <text:p>40.05</text:p>
          </table:table-cell>
          <table:table-cell table:formula="of:=ABS(([.F59]-[.B59]))" office:value-type="float" office:value="62.85">
            <text:p>62.85</text:p>
          </table:table-cell>
          <table:table-cell table:formula="of:=ABS(([.G59]-[.B59]))" office:value-type="float" office:value="105.06">
            <text:p>105.06</text:p>
          </table:table-cell>
          <table:table-cell table:formula="of:=ABS(([.H59]-[.B59]))" office:value-type="float" office:value="30.5">
            <text:p>30.5</text:p>
          </table:table-cell>
          <table:table-cell table:formula="of:=ABS(([.I59]-[.B59]))" office:value-type="float" office:value="22.93">
            <text:p>22.93</text:p>
          </table:table-cell>
          <table:table-cell table:number-columns-repeated="3"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4">
            <text:p>47.4</text:p>
          </table:table-cell>
          <table:table-cell/>
          <table:table-cell table:formula="of:=ABS(([.C60]-[.B60])*100/[.B60])" office:value-type="float" office:value="39.0295358649789">
            <text:p>39.03</text:p>
          </table:table-cell>
          <table:table-cell table:formula="of:=ABS(([.D60]-[.B60])*100/[.B60])" office:value-type="float" office:value="81.9620253164557">
            <text:p>81.96</text:p>
          </table:table-cell>
          <table:table-cell table:formula="of:=ABS(([.E60]-[.B60])*100/[.B60])" office:value-type="float" office:value="51.6455696202532">
            <text:p>51.65</text:p>
          </table:table-cell>
          <table:table-cell table:formula="of:=ABS(([.F60]-[.B60])*100/[.B60])" office:value-type="float" office:value="62.8270042194093">
            <text:p>62.83</text:p>
          </table:table-cell>
          <table:table-cell table:formula="of:=ABS(([.G60]-[.B60])*100/[.B60])" office:value-type="float" office:value="120.274261603376">
            <text:p>120.27</text:p>
          </table:table-cell>
          <table:table-cell table:formula="of:=ABS(([.H60]-[.B60])*100/[.B60])" office:value-type="float" office:value="33.3333333333333">
            <text:p>33.33</text:p>
          </table:table-cell>
          <table:table-cell table:formula="of:=ABS(([.I60]-[.B60])*100/[.B60])" office:value-type="float" office:value="24.746835443038">
            <text:p>24.75</text:p>
          </table:table-cell>
          <table:table-cell table:number-columns-repeated="2"/>
          <table:table-cell table:formula="of:=ABS(([.C60]-[.B60]))" office:value-type="float" office:value="18.5">
            <text:p>18.5</text:p>
          </table:table-cell>
          <table:table-cell table:formula="of:=ABS(([.D60]-[.B60]))" office:value-type="float" office:value="38.85">
            <text:p>38.85</text:p>
          </table:table-cell>
          <table:table-cell table:formula="of:=ABS(([.E60]-[.B60]))" office:value-type="float" office:value="24.48">
            <text:p>24.48</text:p>
          </table:table-cell>
          <table:table-cell table:formula="of:=ABS(([.F60]-[.B60]))" office:value-type="float" office:value="29.78">
            <text:p>29.78</text:p>
          </table:table-cell>
          <table:table-cell table:formula="of:=ABS(([.G60]-[.B60]))" office:value-type="float" office:value="57.01">
            <text:p>57.01</text:p>
          </table:table-cell>
          <table:table-cell table:formula="of:=ABS(([.H60]-[.B60]))" office:value-type="float" office:value="15.8">
            <text:p>15.8</text:p>
          </table:table-cell>
          <table:table-cell table:formula="of:=ABS(([.I60]-[.B60]))" office:value-type="float" office:value="11.73">
            <text:p>11.73</text:p>
          </table:table-cell>
          <table:table-cell table:number-columns-repeated="3"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3.9">
            <text:p>53.9</text:p>
          </table:table-cell>
          <table:table-cell/>
          <table:table-cell table:formula="of:=ABS(([.C61]-[.B61])*100/[.B61])" office:value-type="float" office:value="56.9016697588126">
            <text:p>56.9</text:p>
          </table:table-cell>
          <table:table-cell table:formula="of:=ABS(([.D61]-[.B61])*100/[.B61])" office:value-type="float" office:value="96.3450834879406">
            <text:p>96.35</text:p>
          </table:table-cell>
          <table:table-cell table:formula="of:=ABS(([.E61]-[.B61])*100/[.B61])" office:value-type="float" office:value="60.7977736549165">
            <text:p>60.8</text:p>
          </table:table-cell>
          <table:table-cell table:formula="of:=ABS(([.F61]-[.B61])*100/[.B61])" office:value-type="float" office:value="81.4471243042672">
            <text:p>81.45</text:p>
          </table:table-cell>
          <table:table-cell table:formula="of:=ABS(([.G61]-[.B61])*100/[.B61])" office:value-type="float" office:value="125.714285714286">
            <text:p>125.71</text:p>
          </table:table-cell>
          <table:table-cell table:formula="of:=ABS(([.H61]-[.B61])*100/[.B61])" office:value-type="float" office:value="44.1558441558442">
            <text:p>44.16</text:p>
          </table:table-cell>
          <table:table-cell table:formula="of:=ABS(([.I61]-[.B61])*100/[.B61])" office:value-type="float" office:value="34.4341372912801">
            <text:p>34.43</text:p>
          </table:table-cell>
          <table:table-cell table:number-columns-repeated="2"/>
          <table:table-cell table:formula="of:=ABS(([.C61]-[.B61]))" office:value-type="float" office:value="30.67">
            <text:p>30.67</text:p>
          </table:table-cell>
          <table:table-cell table:formula="of:=ABS(([.D61]-[.B61]))" office:value-type="float" office:value="51.93">
            <text:p>51.93</text:p>
          </table:table-cell>
          <table:table-cell table:formula="of:=ABS(([.E61]-[.B61]))" office:value-type="float" office:value="32.77">
            <text:p>32.77</text:p>
          </table:table-cell>
          <table:table-cell table:formula="of:=ABS(([.F61]-[.B61]))" office:value-type="float" office:value="43.9">
            <text:p>43.9</text:p>
          </table:table-cell>
          <table:table-cell table:formula="of:=ABS(([.G61]-[.B61]))" office:value-type="float" office:value="67.76">
            <text:p>67.76</text:p>
          </table:table-cell>
          <table:table-cell table:formula="of:=ABS(([.H61]-[.B61]))" office:value-type="float" office:value="23.8">
            <text:p>23.8</text:p>
          </table:table-cell>
          <table:table-cell table:formula="of:=ABS(([.I61]-[.B61]))" office:value-type="float" office:value="18.56">
            <text:p>18.56</text:p>
          </table:table-cell>
          <table:table-cell table:number-columns-repeated="3"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9.6">
            <text:p>59.6</text:p>
          </table:table-cell>
          <table:table-cell/>
          <table:table-cell table:formula="of:=ABS(([.C62]-[.B62])*100/[.B62])" office:value-type="float" office:value="61.0234899328859">
            <text:p>61.02</text:p>
          </table:table-cell>
          <table:table-cell table:formula="of:=ABS(([.D62]-[.B62])*100/[.B62])" office:value-type="float" office:value="96.6946308724832">
            <text:p>96.69</text:p>
          </table:table-cell>
          <table:table-cell table:formula="of:=ABS(([.E62]-[.B62])*100/[.B62])" office:value-type="float" office:value="64.5469798657718">
            <text:p>64.55</text:p>
          </table:table-cell>
          <table:table-cell table:formula="of:=ABS(([.F62]-[.B62])*100/[.B62])" office:value-type="float" office:value="83.2214765100671">
            <text:p>83.22</text:p>
          </table:table-cell>
          <table:table-cell table:formula="of:=ABS(([.G62]-[.B62])*100/[.B62])" office:value-type="float" office:value="104.127516778523">
            <text:p>104.13</text:p>
          </table:table-cell>
          <table:table-cell table:formula="of:=ABS(([.H62]-[.B62])*100/[.B62])" office:value-type="float" office:value="49.496644295302">
            <text:p>49.5</text:p>
          </table:table-cell>
          <table:table-cell table:formula="of:=ABS(([.I62]-[.B62])*100/[.B62])" office:value-type="float" office:value="40.7046979865772">
            <text:p>40.7</text:p>
          </table:table-cell>
          <table:table-cell table:number-columns-repeated="2"/>
          <table:table-cell table:formula="of:=ABS(([.C62]-[.B62]))" office:value-type="float" office:value="36.37">
            <text:p>36.37</text:p>
          </table:table-cell>
          <table:table-cell table:formula="of:=ABS(([.D62]-[.B62]))" office:value-type="float" office:value="57.63">
            <text:p>57.63</text:p>
          </table:table-cell>
          <table:table-cell table:formula="of:=ABS(([.E62]-[.B62]))" office:value-type="float" office:value="38.47">
            <text:p>38.47</text:p>
          </table:table-cell>
          <table:table-cell table:formula="of:=ABS(([.F62]-[.B62]))" office:value-type="float" office:value="49.6">
            <text:p>49.6</text:p>
          </table:table-cell>
          <table:table-cell table:formula="of:=ABS(([.G62]-[.B62]))" office:value-type="float" office:value="62.06">
            <text:p>62.06</text:p>
          </table:table-cell>
          <table:table-cell table:formula="of:=ABS(([.H62]-[.B62]))" office:value-type="float" office:value="29.5">
            <text:p>29.5</text:p>
          </table:table-cell>
          <table:table-cell table:formula="of:=ABS(([.I62]-[.B62]))" office:value-type="float" office:value="24.26">
            <text:p>24.26</text:p>
          </table:table-cell>
          <table:table-cell table:number-columns-repeated="3"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39.2">
            <text:p>39.2</text:p>
          </table:table-cell>
          <table:table-cell office:value-type="float" office:value="20.7">
            <text:p>20.7</text:p>
          </table:table-cell>
          <table:table-cell office:value-type="float" office:value="32.2">
            <text:p>32.2</text:p>
          </table:table-cell>
          <table:table-cell office:value-type="float" office:value="30.4">
            <text:p>30.4</text:p>
          </table:table-cell>
          <table:table-cell office:value-type="float" office:value="100.96">
            <text:p>100.96</text:p>
          </table:table-cell>
          <table:table-cell office:value-type="float" office:value="40.7">
            <text:p>40.7</text:p>
          </table:table-cell>
          <table:table-cell office:value-type="float" office:value="44.07">
            <text:p>44.07</text:p>
          </table:table-cell>
          <table:table-cell office:value-type="float" office:value="58.1">
            <text:p>58.1</text:p>
          </table:table-cell>
          <table:table-cell/>
          <table:table-cell table:formula="of:=ABS(([.C63]-[.B63])*100/[.B63])" office:value-type="float" office:value="32.5301204819277">
            <text:p>32.53</text:p>
          </table:table-cell>
          <table:table-cell table:formula="of:=ABS(([.D63]-[.B63])*100/[.B63])" office:value-type="float" office:value="64.3717728055078">
            <text:p>64.37</text:p>
          </table:table-cell>
          <table:table-cell table:formula="of:=ABS(([.E63]-[.B63])*100/[.B63])" office:value-type="float" office:value="44.5783132530121">
            <text:p>44.58</text:p>
          </table:table-cell>
          <table:table-cell table:formula="of:=ABS(([.F63]-[.B63])*100/[.B63])" office:value-type="float" office:value="47.6764199655766">
            <text:p>47.68</text:p>
          </table:table-cell>
          <table:table-cell table:formula="of:=ABS(([.G63]-[.B63])*100/[.B63])" office:value-type="float" office:value="73.7693631669535">
            <text:p>73.77</text:p>
          </table:table-cell>
          <table:table-cell table:formula="of:=ABS(([.H63]-[.B63])*100/[.B63])" office:value-type="float" office:value="29.9483648881239">
            <text:p>29.95</text:p>
          </table:table-cell>
          <table:table-cell table:formula="of:=ABS(([.I63]-[.B63])*100/[.B63])" office:value-type="float" office:value="24.1480206540447">
            <text:p>24.15</text:p>
          </table:table-cell>
          <table:table-cell table:number-columns-repeated="2"/>
          <table:table-cell table:formula="of:=ABS(([.C63]-[.B63]))" office:value-type="float" office:value="18.9">
            <text:p>18.9</text:p>
          </table:table-cell>
          <table:table-cell table:formula="of:=ABS(([.D63]-[.B63]))" office:value-type="float" office:value="37.4">
            <text:p>37.4</text:p>
          </table:table-cell>
          <table:table-cell table:formula="of:=ABS(([.E63]-[.B63]))" office:value-type="float" office:value="25.9">
            <text:p>25.9</text:p>
          </table:table-cell>
          <table:table-cell table:formula="of:=ABS(([.F63]-[.B63]))" office:value-type="float" office:value="27.7">
            <text:p>27.7</text:p>
          </table:table-cell>
          <table:table-cell table:formula="of:=ABS(([.G63]-[.B63]))" office:value-type="float" office:value="42.86">
            <text:p>42.86</text:p>
          </table:table-cell>
          <table:table-cell table:formula="of:=ABS(([.H63]-[.B63]))" office:value-type="float" office:value="17.4">
            <text:p>17.4</text:p>
          </table:table-cell>
          <table:table-cell table:formula="of:=ABS(([.I63]-[.B63]))" office:value-type="float" office:value="14.03">
            <text:p>14.03</text:p>
          </table:table-cell>
          <table:table-cell table:number-columns-repeated="3"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6.1">
            <text:p>36.1</text:p>
          </table:table-cell>
          <table:table-cell/>
          <table:table-cell table:formula="of:=ABS(([.C64]-[.B64])*100/[.B64])" office:value-type="float" office:value="67.5069252077562">
            <text:p>67.51</text:p>
          </table:table-cell>
          <table:table-cell table:formula="of:=ABS(([.D64]-[.B64])*100/[.B64])" office:value-type="float" office:value="132.409972299169">
            <text:p>132.41</text:p>
          </table:table-cell>
          <table:table-cell table:formula="of:=ABS(([.E64]-[.B64])*100/[.B64])" office:value-type="float" office:value="79.3074792243767">
            <text:p>79.31</text:p>
          </table:table-cell>
          <table:table-cell table:formula="of:=ABS(([.F64]-[.B64])*100/[.B64])" office:value-type="float" office:value="110.16620498615">
            <text:p>110.17</text:p>
          </table:table-cell>
          <table:table-cell table:formula="of:=ABS(([.G64]-[.B64])*100/[.B64])" office:value-type="float" office:value="205.152354570637">
            <text:p>205.15</text:p>
          </table:table-cell>
          <table:table-cell table:formula="of:=ABS(([.H64]-[.B64])*100/[.B64])" office:value-type="float" office:value="54.4875346260388">
            <text:p>54.49</text:p>
          </table:table-cell>
          <table:table-cell table:formula="of:=ABS(([.I64]-[.B64])*100/[.B64])" office:value-type="float" office:value="39.9722991689751">
            <text:p>39.97</text:p>
          </table:table-cell>
          <table:table-cell table:number-columns-repeated="2"/>
          <table:table-cell table:formula="of:=ABS(([.C64]-[.B64]))" office:value-type="float" office:value="24.37">
            <text:p>24.37</text:p>
          </table:table-cell>
          <table:table-cell table:formula="of:=ABS(([.D64]-[.B64]))" office:value-type="float" office:value="47.8">
            <text:p>47.8</text:p>
          </table:table-cell>
          <table:table-cell table:formula="of:=ABS(([.E64]-[.B64]))" office:value-type="float" office:value="28.63">
            <text:p>28.63</text:p>
          </table:table-cell>
          <table:table-cell table:formula="of:=ABS(([.F64]-[.B64]))" office:value-type="float" office:value="39.77">
            <text:p>39.77</text:p>
          </table:table-cell>
          <table:table-cell table:formula="of:=ABS(([.G64]-[.B64]))" office:value-type="float" office:value="74.06">
            <text:p>74.06</text:p>
          </table:table-cell>
          <table:table-cell table:formula="of:=ABS(([.H64]-[.B64]))" office:value-type="float" office:value="19.67">
            <text:p>19.67</text:p>
          </table:table-cell>
          <table:table-cell table:formula="of:=ABS(([.I64]-[.B64]))" office:value-type="float" office:value="14.43">
            <text:p>14.4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f:=AVERAGE([.L29:.L64])" office:value-type="float" office:value="60.8524739758671">
            <text:p>60.85</text:p>
          </table:table-cell>
          <table:table-cell table:formula="of:=AVERAGE([.M29:.M64])" office:value-type="float" office:value="119.425997767337">
            <text:p>119.43</text:p>
          </table:table-cell>
          <table:table-cell table:formula="of:=AVERAGE([.N29:.N64])" office:value-type="float" office:value="72.5141775030803">
            <text:p>72.51</text:p>
          </table:table-cell>
          <table:table-cell table:formula="of:=AVERAGE([.O29:.O64])" office:value-type="float" office:value="98.286068270881">
            <text:p>98.29</text:p>
          </table:table-cell>
          <table:table-cell table:formula="of:=AVERAGE([.P29:.P64])" office:value-type="float" office:value="180.89000202281">
            <text:p>180.89</text:p>
          </table:table-cell>
          <table:table-cell table:formula="of:=AVERAGE([.Q29:.Q64])" office:value-type="float" office:value="49.6184828656955">
            <text:p>49.62</text:p>
          </table:table-cell>
          <table:table-cell table:formula="of:=AVERAGE([.R29:.R64])" office:value-type="float" office:value="36.7280251358913">
            <text:p>36.73</text:p>
          </table:table-cell>
          <table:table-cell/>
          <table:table-cell office:value-type="string">
            <text:p>average</text:p>
          </table:table-cell>
          <table:table-cell table:formula="of:=AVERAGE([.U29:.U64])" office:value-type="float" office:value="22.6536111111111">
            <text:p>22.65</text:p>
          </table:table-cell>
          <table:table-cell table:formula="of:=AVERAGE([.V29:.V64])" office:value-type="float" office:value="44.4119444444445">
            <text:p>44.41</text:p>
          </table:table-cell>
          <table:table-cell table:formula="of:=AVERAGE([.W29:.W64])" office:value-type="float" office:value="27.3080555555556">
            <text:p>27.31</text:p>
          </table:table-cell>
          <table:table-cell table:formula="of:=AVERAGE([.X29:.X64])" office:value-type="float" office:value="35.9319444444444">
            <text:p>35.93</text:p>
          </table:table-cell>
          <table:table-cell table:formula="of:=AVERAGE([.Y29:.Y64])" office:value-type="float" office:value="65.9161111111111">
            <text:p>65.92</text:p>
          </table:table-cell>
          <table:table-cell table:formula="of:=AVERAGE([.Z29:.Z64])" office:value-type="float" office:value="18.4658333333333">
            <text:p>18.47</text:p>
          </table:table-cell>
          <table:table-cell table:formula="of:=AVERAGE([.AA29:.AA64])" office:value-type="float" office:value="13.7297222222222">
            <text:p>13.73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0"/>
          <table:table-cell office:value-type="string">
            <text:p>RNA no self complementary sequence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wetrna91 </text:p>
          </table:table-cell>
          <table:table-cell table:number-columns-repeated="7"/>
          <table:table-cell office:value-type="string">
            <text:p>error degree difference (ABS(Texp – Tcomp))</text:p>
          </table:table-cell>
          <table:table-cell office:value-type="string">
            <text:p><text:s/>wetrna91 </text:p>
          </table:table-cell>
          <table:table-cell table:number-columns-repeated="8"/>
          <table:table-cell>
            <draw:frame table:end-cell-address="Approximative.AI87" table:end-x="0.21cm" table:end-y="0.441cm" draw:z-index="2" draw:style-name="gr1" svg:width="11.39cm" svg:height="7.257cm" svg:x="0.118cm" svg:y="0.426cm">
              <draw:object draw:notify-on-update-of-ranges="Approximative.C63:Approximative.C63 Approximative.C64:Approximative.C83 Approximative.B64:Approximative.B83 Approximative.D63:Approximative.D63 Approximative.D64:Approximative.D83 Approximative.B64:Approximative.B83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25.84">
            <text:p>25.84</text:p>
          </table:table-cell>
          <table:table-cell office:value-type="float" office:value="40.6">
            <text:p>40.6</text:p>
          </table:table-cell>
          <table:table-cell table:number-columns-repeated="7"/>
          <table:table-cell table:formula="of:=ABS(([.C71]-[.B71])*100/[.B71])" office:value-type="float" office:value="36.3546798029557">
            <text:p>36.35</text:p>
          </table:table-cell>
          <table:table-cell table:number-columns-repeated="8"/>
          <table:table-cell table:formula="of:=ABS(([.C71]-[.B71]))" office:value-type="float" office:value="14.76">
            <text:p>14.76</text:p>
          </table:table-cell>
          <table:table-cell table:number-columns-repeated="9"/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16.17">
            <text:p>16.17</text:p>
          </table:table-cell>
          <table:table-cell office:value-type="float" office:value="24.5">
            <text:p>24.5</text:p>
          </table:table-cell>
          <table:table-cell table:number-columns-repeated="7"/>
          <table:table-cell table:formula="of:=ABS(([.C72]-[.B72])*100/[.B72])" office:value-type="float" office:value="34">
            <text:p>34</text:p>
          </table:table-cell>
          <table:table-cell table:number-columns-repeated="8"/>
          <table:table-cell table:formula="of:=ABS(([.C72]-[.B72]))" office:value-type="float" office:value="8.33">
            <text:p>8.33</text:p>
          </table:table-cell>
          <table:table-cell table:number-columns-repeated="9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30.17">
            <text:p>30.17</text:p>
          </table:table-cell>
          <table:table-cell office:value-type="float" office:value="37.5">
            <text:p>37.5</text:p>
          </table:table-cell>
          <table:table-cell table:number-columns-repeated="7"/>
          <table:table-cell table:formula="of:=ABS(([.C73]-[.B73])*100/[.B73])" office:value-type="float" office:value="19.5466666666667">
            <text:p>19.55</text:p>
          </table:table-cell>
          <table:table-cell table:number-columns-repeated="8"/>
          <table:table-cell table:formula="of:=ABS(([.C73]-[.B73]))" office:value-type="float" office:value="7.33">
            <text:p>7.33</text:p>
          </table:table-cell>
          <table:table-cell table:number-columns-repeated="9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16.17">
            <text:p>16.17</text:p>
          </table:table-cell>
          <table:table-cell office:value-type="float" office:value="29.4">
            <text:p>29.4</text:p>
          </table:table-cell>
          <table:table-cell table:number-columns-repeated="7"/>
          <table:table-cell table:formula="of:=ABS(([.C74]-[.B74])*100/[.B74])" office:value-type="float" office:value="45">
            <text:p>45</text:p>
          </table:table-cell>
          <table:table-cell table:number-columns-repeated="8"/>
          <table:table-cell table:formula="of:=ABS(([.C74]-[.B74]))" office:value-type="float" office:value="13.23">
            <text:p>13.23</text:p>
          </table:table-cell>
          <table:table-cell table:number-columns-repeated="9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37.51">
            <text:p>37.51</text:p>
          </table:table-cell>
          <table:table-cell office:value-type="float" office:value="50.9">
            <text:p>50.9</text:p>
          </table:table-cell>
          <table:table-cell table:number-columns-repeated="7"/>
          <table:table-cell table:formula="of:=ABS(([.C75]-[.B75])*100/[.B75])" office:value-type="float" office:value="26.3064833005894">
            <text:p>26.31</text:p>
          </table:table-cell>
          <table:table-cell table:number-columns-repeated="8"/>
          <table:table-cell table:formula="of:=ABS(([.C75]-[.B75]))" office:value-type="float" office:value="13.39">
            <text:p>13.39</text:p>
          </table:table-cell>
          <table:table-cell table:number-columns-repeated="9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46.67">
            <text:p>46.67</text:p>
          </table:table-cell>
          <table:table-cell office:value-type="float" office:value="59.6">
            <text:p>59.6</text:p>
          </table:table-cell>
          <table:table-cell table:number-columns-repeated="7"/>
          <table:table-cell table:formula="of:=ABS(([.C76]-[.B76])*100/[.B76])" office:value-type="float" office:value="21.6946308724832">
            <text:p>21.69</text:p>
          </table:table-cell>
          <table:table-cell table:number-columns-repeated="8"/>
          <table:table-cell table:formula="of:=ABS(([.C76]-[.B76]))" office:value-type="float" office:value="12.93">
            <text:p>12.93</text:p>
          </table:table-cell>
          <table:table-cell table:number-columns-repeated="9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34.17">
            <text:p>34.17</text:p>
          </table:table-cell>
          <table:table-cell office:value-type="float" office:value="33.8">
            <text:p>33.8</text:p>
          </table:table-cell>
          <table:table-cell table:number-columns-repeated="7"/>
          <table:table-cell table:formula="of:=ABS(([.C77]-[.B77])*100/[.B77])" office:value-type="float" office:value="1.09467455621303">
            <text:p>1.09</text:p>
          </table:table-cell>
          <table:table-cell table:number-columns-repeated="8"/>
          <table:table-cell table:formula="of:=ABS(([.C77]-[.B77]))" office:value-type="float" office:value="0.370000000000005">
            <text:p>0.37</text:p>
          </table:table-cell>
          <table:table-cell table:number-columns-repeated="9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30.17">
            <text:p>30.17</text:p>
          </table:table-cell>
          <table:table-cell office:value-type="float" office:value="37.2">
            <text:p>37.2</text:p>
          </table:table-cell>
          <table:table-cell table:number-columns-repeated="7"/>
          <table:table-cell table:formula="of:=ABS(([.C78]-[.B78])*100/[.B78])" office:value-type="float" office:value="18.8978494623656">
            <text:p>18.9</text:p>
          </table:table-cell>
          <table:table-cell table:number-columns-repeated="8"/>
          <table:table-cell table:formula="of:=ABS(([.C78]-[.B78]))" office:value-type="float" office:value="7.03">
            <text:p>7.03</text:p>
          </table:table-cell>
          <table:table-cell table:number-columns-repeated="9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46.67">
            <text:p>46.67</text:p>
          </table:table-cell>
          <table:table-cell office:value-type="float" office:value="56.3">
            <text:p>56.3</text:p>
          </table:table-cell>
          <table:table-cell table:number-columns-repeated="7"/>
          <table:table-cell table:formula="of:=ABS(([.C79]-[.B79])*100/[.B79])" office:value-type="float" office:value="17.1047957371226">
            <text:p>17.1</text:p>
          </table:table-cell>
          <table:table-cell table:number-columns-repeated="8"/>
          <table:table-cell table:formula="of:=ABS(([.C79]-[.B79]))" office:value-type="float" office:value="9.63">
            <text:p>9.63</text:p>
          </table:table-cell>
          <table:table-cell table:number-columns-repeated="9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52.17">
            <text:p>52.17</text:p>
          </table:table-cell>
          <table:table-cell office:value-type="float" office:value="66.5">
            <text:p>66.5</text:p>
          </table:table-cell>
          <table:table-cell table:number-columns-repeated="7"/>
          <table:table-cell table:formula="of:=ABS(([.C80]-[.B80])*100/[.B80])" office:value-type="float" office:value="21.5488721804511">
            <text:p>21.55</text:p>
          </table:table-cell>
          <table:table-cell table:number-columns-repeated="8"/>
          <table:table-cell table:formula="of:=ABS(([.C80]-[.B80]))" office:value-type="float" office:value="14.33">
            <text:p>14.33</text:p>
          </table:table-cell>
          <table:table-cell table:number-columns-repeated="9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46.67">
            <text:p>46.67</text:p>
          </table:table-cell>
          <table:table-cell office:value-type="float" office:value="59.1">
            <text:p>59.1</text:p>
          </table:table-cell>
          <table:table-cell table:number-columns-repeated="7"/>
          <table:table-cell table:formula="of:=ABS(([.C81]-[.B81])*100/[.B81])" office:value-type="float" office:value="21.0321489001692">
            <text:p>21.03</text:p>
          </table:table-cell>
          <table:table-cell table:number-columns-repeated="8"/>
          <table:table-cell table:formula="of:=ABS(([.C81]-[.B81]))" office:value-type="float" office:value="12.43">
            <text:p>12.43</text:p>
          </table:table-cell>
          <table:table-cell table:number-columns-repeated="9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42.75">
            <text:p>42.75</text:p>
          </table:table-cell>
          <table:table-cell office:value-type="float" office:value="56.2">
            <text:p>56.2</text:p>
          </table:table-cell>
          <table:table-cell table:number-columns-repeated="7"/>
          <table:table-cell table:formula="of:=ABS(([.C82]-[.B82])*100/[.B82])" office:value-type="float" office:value="23.932384341637">
            <text:p>23.93</text:p>
          </table:table-cell>
          <table:table-cell table:number-columns-repeated="8"/>
          <table:table-cell table:formula="of:=ABS(([.C82]-[.B82]))" office:value-type="float" office:value="13.45">
            <text:p>13.45</text:p>
          </table:table-cell>
          <table:table-cell table:number-columns-repeated="9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64.17">
            <text:p>64.17</text:p>
          </table:table-cell>
          <table:table-cell office:value-type="float" office:value="67.1">
            <text:p>67.1</text:p>
          </table:table-cell>
          <table:table-cell table:number-columns-repeated="7"/>
          <table:table-cell table:formula="of:=ABS(([.C83]-[.B83])*100/[.B83])" office:value-type="float" office:value="4.3666169895678">
            <text:p>4.37</text:p>
          </table:table-cell>
          <table:table-cell table:number-columns-repeated="8"/>
          <table:table-cell table:formula="of:=ABS(([.C83]-[.B83]))" office:value-type="float" office:value="2.92999999999999">
            <text:p>2.93</text:p>
          </table:table-cell>
          <table:table-cell table:number-columns-repeated="9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16.17">
            <text:p>16.17</text:p>
          </table:table-cell>
          <table:table-cell office:value-type="float" office:value="30.2">
            <text:p>30.2</text:p>
          </table:table-cell>
          <table:table-cell table:number-columns-repeated="7"/>
          <table:table-cell table:formula="of:=ABS(([.C84]-[.B84])*100/[.B84])" office:value-type="float" office:value="46.4569536423841">
            <text:p>46.46</text:p>
          </table:table-cell>
          <table:table-cell table:number-columns-repeated="8"/>
          <table:table-cell table:formula="of:=ABS(([.C84]-[.B84]))" office:value-type="float" office:value="14.03">
            <text:p>14.03</text:p>
          </table:table-cell>
          <table:table-cell table:number-columns-repeated="9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55.42">
            <text:p>55.42</text:p>
          </table:table-cell>
          <table:table-cell office:value-type="float" office:value="64.9">
            <text:p>64.9</text:p>
          </table:table-cell>
          <table:table-cell table:number-columns-repeated="7"/>
          <table:table-cell table:formula="of:=ABS(([.C85]-[.B85])*100/[.B85])" office:value-type="float" office:value="14.6070878274268">
            <text:p>14.61</text:p>
          </table:table-cell>
          <table:table-cell table:number-columns-repeated="8"/>
          <table:table-cell table:formula="of:=ABS(([.C85]-[.B85]))" office:value-type="float" office:value="9.48">
            <text:p>9.48</text:p>
          </table:table-cell>
          <table:table-cell table:number-columns-repeated="9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32.75">
            <text:p>32.75</text:p>
          </table:table-cell>
          <table:table-cell office:value-type="float" office:value="45.7">
            <text:p>45.7</text:p>
          </table:table-cell>
          <table:table-cell table:number-columns-repeated="7"/>
          <table:table-cell table:formula="of:=ABS(([.C86]-[.B86])*100/[.B86])" office:value-type="float" office:value="28.3369803063457">
            <text:p>28.34</text:p>
          </table:table-cell>
          <table:table-cell table:number-columns-repeated="8"/>
          <table:table-cell table:formula="of:=ABS(([.C86]-[.B86]))" office:value-type="float" office:value="12.95">
            <text:p>12.9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f:=AVERAGE([.L71:.L86])" office:value-type="float" office:value="23.7675515366486">
            <text:p>23.77</text:p>
          </table:table-cell>
          <table:table-cell table:number-columns-repeated="7"/>
          <table:table-cell office:value-type="string">
            <text:p>average</text:p>
          </table:table-cell>
          <table:table-cell table:formula="of:=AVERAGE([.U71:.U86])" office:value-type="float" office:value="10.4125">
            <text:p>10.41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0"/>
          <table:table-cell office:value-type="string">
            <text:p>RNA self complementary sequence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wetrna91 </text:p>
          </table:table-cell>
          <table:table-cell table:number-columns-repeated="7"/>
          <table:table-cell office:value-type="string">
            <text:p>error degree difference (ABS(Texp – Tcomp))</text:p>
          </table:table-cell>
          <table:table-cell office:value-type="string">
            <text:p><text:s/>wetrna91 </text:p>
          </table:table-cell>
          <table:table-cell/>
          <table:table-cell>
            <draw:frame table:end-cell-address="Approximative.AB112" table:end-x="2.123cm" table:end-y="0.182cm" draw:z-index="1" draw:style-name="gr1" svg:width="13.435cm" svg:height="8.335cm" svg:x="0.022cm" svg:y="0.385cm">
              <draw:object draw:notify-on-update-of-ranges="Approximative.C85:Approximative.C85 Approximative.C86:Approximative.C125 Approximative.B86:Approximative.B125 Approximative.D85:Approximative.D85 Approximative.D86:Approximative.D125 Approximative.B86:Approximative.B12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29.17">
            <text:p>29.17</text:p>
          </table:table-cell>
          <table:table-cell office:value-type="float" office:value="45">
            <text:p>45</text:p>
          </table:table-cell>
          <table:table-cell table:number-columns-repeated="7"/>
          <table:table-cell table:formula="of:=ABS(([.C93]-[.B93])*100/[.B93])" office:value-type="float" office:value="35.1777777777778">
            <text:p>35.18</text:p>
          </table:table-cell>
          <table:table-cell table:number-columns-repeated="8"/>
          <table:table-cell table:formula="of:=ABS(([.C93]-[.B93]))" office:value-type="float" office:value="15.83">
            <text:p>15.83</text:p>
          </table:table-cell>
          <table:table-cell table:number-columns-repeated="9"/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37.51">
            <text:p>37.51</text:p>
          </table:table-cell>
          <table:table-cell office:value-type="float" office:value="46.4">
            <text:p>46.4</text:p>
          </table:table-cell>
          <table:table-cell table:number-columns-repeated="7"/>
          <table:table-cell table:formula="of:=ABS(([.C94]-[.B94])*100/[.B94])" office:value-type="float" office:value="19.1594827586207">
            <text:p>19.16</text:p>
          </table:table-cell>
          <table:table-cell table:number-columns-repeated="8"/>
          <table:table-cell table:formula="of:=ABS(([.C94]-[.B94]))" office:value-type="float" office:value="8.89">
            <text:p>8.89</text:p>
          </table:table-cell>
          <table:table-cell table:number-columns-repeated="9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37.51">
            <text:p>37.51</text:p>
          </table:table-cell>
          <table:table-cell office:value-type="float" office:value="45.7">
            <text:p>45.7</text:p>
          </table:table-cell>
          <table:table-cell table:number-columns-repeated="7"/>
          <table:table-cell table:formula="of:=ABS(([.C95]-[.B95])*100/[.B95])" office:value-type="float" office:value="17.9212253829322">
            <text:p>17.92</text:p>
          </table:table-cell>
          <table:table-cell table:number-columns-repeated="8"/>
          <table:table-cell table:formula="of:=ABS(([.C95]-[.B95]))" office:value-type="float" office:value="8.19000000000001">
            <text:p>8.19</text:p>
          </table:table-cell>
          <table:table-cell table:number-columns-repeated="9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29.17">
            <text:p>29.17</text:p>
          </table:table-cell>
          <table:table-cell office:value-type="float" office:value="41.1">
            <text:p>41.1</text:p>
          </table:table-cell>
          <table:table-cell table:number-columns-repeated="7"/>
          <table:table-cell table:formula="of:=ABS(([.C96]-[.B96])*100/[.B96])" office:value-type="float" office:value="29.0267639902676">
            <text:p>29.03</text:p>
          </table:table-cell>
          <table:table-cell table:number-columns-repeated="8"/>
          <table:table-cell table:formula="of:=ABS(([.C96]-[.B96]))" office:value-type="float" office:value="11.93">
            <text:p>11.93</text:p>
          </table:table-cell>
          <table:table-cell table:number-columns-repeated="9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29.17">
            <text:p>29.17</text:p>
          </table:table-cell>
          <table:table-cell office:value-type="float" office:value="45.7">
            <text:p>45.7</text:p>
          </table:table-cell>
          <table:table-cell table:number-columns-repeated="7"/>
          <table:table-cell table:formula="of:=ABS(([.C97]-[.B97])*100/[.B97])" office:value-type="float" office:value="36.1706783369803">
            <text:p>36.17</text:p>
          </table:table-cell>
          <table:table-cell table:number-columns-repeated="8"/>
          <table:table-cell table:formula="of:=ABS(([.C97]-[.B97]))" office:value-type="float" office:value="16.53">
            <text:p>16.53</text:p>
          </table:table-cell>
          <table:table-cell table:number-columns-repeated="9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37.51">
            <text:p>37.51</text:p>
          </table:table-cell>
          <table:table-cell office:value-type="float" office:value="53.9">
            <text:p>53.9</text:p>
          </table:table-cell>
          <table:table-cell table:number-columns-repeated="7"/>
          <table:table-cell table:formula="of:=ABS(([.C98]-[.B98])*100/[.B98])" office:value-type="float" office:value="30.4081632653061">
            <text:p>30.41</text:p>
          </table:table-cell>
          <table:table-cell table:number-columns-repeated="8"/>
          <table:table-cell table:formula="of:=ABS(([.C98]-[.B98]))" office:value-type="float" office:value="16.39">
            <text:p>16.39</text:p>
          </table:table-cell>
          <table:table-cell table:number-columns-repeated="9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29.17">
            <text:p>29.17</text:p>
          </table:table-cell>
          <table:table-cell office:value-type="float" office:value="41.7">
            <text:p>41.7</text:p>
          </table:table-cell>
          <table:table-cell table:number-columns-repeated="7"/>
          <table:table-cell table:formula="of:=ABS(([.C99]-[.B99])*100/[.B99])" office:value-type="float" office:value="30.0479616306954">
            <text:p>30.05</text:p>
          </table:table-cell>
          <table:table-cell table:number-columns-repeated="8"/>
          <table:table-cell table:formula="of:=ABS(([.C99]-[.B99]))" office:value-type="float" office:value="12.53">
            <text:p>12.53</text:p>
          </table:table-cell>
          <table:table-cell table:number-columns-repeated="9"/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19.17">
            <text:p>19.17</text:p>
          </table:table-cell>
          <table:table-cell office:value-type="float" office:value="26.6">
            <text:p>26.6</text:p>
          </table:table-cell>
          <table:table-cell table:number-columns-repeated="7"/>
          <table:table-cell table:formula="of:=ABS(([.C100]-[.B100])*100/[.B100])" office:value-type="float" office:value="27.9323308270677">
            <text:p>27.93</text:p>
          </table:table-cell>
          <table:table-cell table:number-columns-repeated="8"/>
          <table:table-cell table:formula="of:=ABS(([.C100]-[.B100]))" office:value-type="float" office:value="7.43">
            <text:p>7.43</text:p>
          </table:table-cell>
          <table:table-cell table:number-columns-repeated="9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37.51">
            <text:p>37.51</text:p>
          </table:table-cell>
          <table:table-cell office:value-type="float" office:value="42.8">
            <text:p>42.8</text:p>
          </table:table-cell>
          <table:table-cell table:number-columns-repeated="7"/>
          <table:table-cell table:formula="of:=ABS(([.C101]-[.B101])*100/[.B101])" office:value-type="float" office:value="12.3598130841121">
            <text:p>12.36</text:p>
          </table:table-cell>
          <table:table-cell table:number-columns-repeated="8"/>
          <table:table-cell table:formula="of:=ABS(([.C101]-[.B101]))" office:value-type="float" office:value="5.29">
            <text:p>5.29</text:p>
          </table:table-cell>
          <table:table-cell table:number-columns-repeated="9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29.17">
            <text:p>29.17</text:p>
          </table:table-cell>
          <table:table-cell office:value-type="float" office:value="41.4">
            <text:p>41.4</text:p>
          </table:table-cell>
          <table:table-cell table:number-columns-repeated="7"/>
          <table:table-cell table:formula="of:=ABS(([.C102]-[.B102])*100/[.B102])" office:value-type="float" office:value="29.5410628019324">
            <text:p>29.54</text:p>
          </table:table-cell>
          <table:table-cell table:number-columns-repeated="8"/>
          <table:table-cell table:formula="of:=ABS(([.C102]-[.B102]))" office:value-type="float" office:value="12.23">
            <text:p>12.23</text:p>
          </table:table-cell>
          <table:table-cell table:number-columns-repeated="9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46.67">
            <text:p>46.67</text:p>
          </table:table-cell>
          <table:table-cell office:value-type="float" office:value="56.2">
            <text:p>56.2</text:p>
          </table:table-cell>
          <table:table-cell table:number-columns-repeated="7"/>
          <table:table-cell table:formula="of:=ABS(([.C103]-[.B103])*100/[.B103])" office:value-type="float" office:value="16.9572953736655">
            <text:p>16.96</text:p>
          </table:table-cell>
          <table:table-cell table:number-columns-repeated="8"/>
          <table:table-cell table:formula="of:=ABS(([.C103]-[.B103]))" office:value-type="float" office:value="9.53">
            <text:p>9.53</text:p>
          </table:table-cell>
          <table:table-cell table:number-columns-repeated="9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37.51">
            <text:p>37.51</text:p>
          </table:table-cell>
          <table:table-cell office:value-type="float" office:value="52">
            <text:p>52</text:p>
          </table:table-cell>
          <table:table-cell table:number-columns-repeated="7"/>
          <table:table-cell table:formula="of:=ABS(([.C104]-[.B104])*100/[.B104])" office:value-type="float" office:value="27.8653846153846">
            <text:p>27.87</text:p>
          </table:table-cell>
          <table:table-cell table:number-columns-repeated="8"/>
          <table:table-cell table:formula="of:=ABS(([.C104]-[.B104]))" office:value-type="float" office:value="14.49">
            <text:p>14.49</text:p>
          </table:table-cell>
          <table:table-cell table:number-columns-repeated="9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29.17">
            <text:p>29.17</text:p>
          </table:table-cell>
          <table:table-cell office:value-type="float" office:value="44">
            <text:p>44</text:p>
          </table:table-cell>
          <table:table-cell table:number-columns-repeated="7"/>
          <table:table-cell table:formula="of:=ABS(([.C105]-[.B105])*100/[.B105])" office:value-type="float" office:value="33.7045454545454">
            <text:p>33.7</text:p>
          </table:table-cell>
          <table:table-cell table:number-columns-repeated="8"/>
          <table:table-cell table:formula="of:=ABS(([.C105]-[.B105]))" office:value-type="float" office:value="14.83">
            <text:p>14.83</text:p>
          </table:table-cell>
          <table:table-cell table:number-columns-repeated="9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37.51">
            <text:p>37.51</text:p>
          </table:table-cell>
          <table:table-cell office:value-type="float" office:value="46.2">
            <text:p>46.2</text:p>
          </table:table-cell>
          <table:table-cell table:number-columns-repeated="7"/>
          <table:table-cell table:formula="of:=ABS(([.C106]-[.B106])*100/[.B106])" office:value-type="float" office:value="18.8095238095238">
            <text:p>18.81</text:p>
          </table:table-cell>
          <table:table-cell table:number-columns-repeated="8"/>
          <table:table-cell table:formula="of:=ABS(([.C106]-[.B106]))" office:value-type="float" office:value="8.69000000000001">
            <text:p>8.69</text:p>
          </table:table-cell>
          <table:table-cell table:number-columns-repeated="9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37.51">
            <text:p>37.51</text:p>
          </table:table-cell>
          <table:table-cell office:value-type="float" office:value="43.1">
            <text:p>43.1</text:p>
          </table:table-cell>
          <table:table-cell table:number-columns-repeated="7"/>
          <table:table-cell table:formula="of:=ABS(([.C107]-[.B107])*100/[.B107])" office:value-type="float" office:value="12.969837587007">
            <text:p>12.97</text:p>
          </table:table-cell>
          <table:table-cell table:number-columns-repeated="8"/>
          <table:table-cell table:formula="of:=ABS(([.C107]-[.B107]))" office:value-type="float" office:value="5.59">
            <text:p>5.59</text:p>
          </table:table-cell>
          <table:table-cell table:number-columns-repeated="9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19.17">
            <text:p>19.17</text:p>
          </table:table-cell>
          <table:table-cell office:value-type="float" office:value="19.3">
            <text:p>19.3</text:p>
          </table:table-cell>
          <table:table-cell table:number-columns-repeated="7"/>
          <table:table-cell table:formula="of:=ABS(([.C108]-[.B108])*100/[.B108])" office:value-type="float" office:value="0.673575129533674">
            <text:p>0.67</text:p>
          </table:table-cell>
          <table:table-cell table:number-columns-repeated="8"/>
          <table:table-cell table:formula="of:=ABS(([.C108]-[.B108]))" office:value-type="float" office:value="0.129999999999999">
            <text:p>0.13</text:p>
          </table:table-cell>
          <table:table-cell table:number-columns-repeated="9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37.51">
            <text:p>37.51</text:p>
          </table:table-cell>
          <table:table-cell office:value-type="float" office:value="50">
            <text:p>50</text:p>
          </table:table-cell>
          <table:table-cell table:number-columns-repeated="7"/>
          <table:table-cell table:formula="of:=ABS(([.C109]-[.B109])*100/[.B109])" office:value-type="float" office:value="24.98">
            <text:p>24.98</text:p>
          </table:table-cell>
          <table:table-cell table:number-columns-repeated="8"/>
          <table:table-cell table:formula="of:=ABS(([.C109]-[.B109]))" office:value-type="float" office:value="12.49">
            <text:p>12.49</text:p>
          </table:table-cell>
          <table:table-cell table:number-columns-repeated="9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46.67">
            <text:p>46.67</text:p>
          </table:table-cell>
          <table:table-cell office:value-type="float" office:value="57.2">
            <text:p>57.2</text:p>
          </table:table-cell>
          <table:table-cell table:number-columns-repeated="7"/>
          <table:table-cell table:formula="of:=ABS(([.C110]-[.B110])*100/[.B110])" office:value-type="float" office:value="18.4090909090909">
            <text:p>18.41</text:p>
          </table:table-cell>
          <table:table-cell table:number-columns-repeated="8"/>
          <table:table-cell table:formula="of:=ABS(([.C110]-[.B110]))" office:value-type="float" office:value="10.53">
            <text:p>10.53</text:p>
          </table:table-cell>
          <table:table-cell table:number-columns-repeated="9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60.84">
            <text:p>60.84</text:p>
          </table:table-cell>
          <table:table-cell office:value-type="float" office:value="67.2">
            <text:p>67.2</text:p>
          </table:table-cell>
          <table:table-cell table:number-columns-repeated="7"/>
          <table:table-cell table:formula="of:=ABS(([.C111]-[.B111])*100/[.B111])" office:value-type="float" office:value="9.46428571428571">
            <text:p>9.46</text:p>
          </table:table-cell>
          <table:table-cell table:number-columns-repeated="8"/>
          <table:table-cell table:formula="of:=ABS(([.C111]-[.B111]))" office:value-type="float" office:value="6.36">
            <text:p>6.36</text:p>
          </table:table-cell>
          <table:table-cell table:number-columns-repeated="9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60.84">
            <text:p>60.84</text:p>
          </table:table-cell>
          <table:table-cell office:value-type="float" office:value="59.8">
            <text:p>59.8</text:p>
          </table:table-cell>
          <table:table-cell table:number-columns-repeated="7"/>
          <table:table-cell table:formula="of:=ABS(([.C112]-[.B112])*100/[.B112])" office:value-type="float" office:value="1.73913043478262">
            <text:p>1.74</text:p>
          </table:table-cell>
          <table:table-cell table:number-columns-repeated="8"/>
          <table:table-cell table:formula="of:=ABS(([.C112]-[.B112]))" office:value-type="float" office:value="1.04000000000001">
            <text:p>1.04</text:p>
          </table:table-cell>
          <table:table-cell table:number-columns-repeated="9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29.17">
            <text:p>29.17</text:p>
          </table:table-cell>
          <table:table-cell office:value-type="float" office:value="42">
            <text:p>42</text:p>
          </table:table-cell>
          <table:table-cell table:number-columns-repeated="7"/>
          <table:table-cell table:formula="of:=ABS(([.C113]-[.B113])*100/[.B113])" office:value-type="float" office:value="30.547619047619">
            <text:p>30.55</text:p>
          </table:table-cell>
          <table:table-cell table:number-columns-repeated="8"/>
          <table:table-cell table:formula="of:=ABS(([.C113]-[.B113]))" office:value-type="float" office:value="12.83">
            <text:p>12.83</text:p>
          </table:table-cell>
          <table:table-cell table:number-columns-repeated="9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29.17">
            <text:p>29.17</text:p>
          </table:table-cell>
          <table:table-cell office:value-type="float" office:value="39.1">
            <text:p>39.1</text:p>
          </table:table-cell>
          <table:table-cell table:number-columns-repeated="7"/>
          <table:table-cell table:formula="of:=ABS(([.C114]-[.B114])*100/[.B114])" office:value-type="float" office:value="25.3964194373402">
            <text:p>25.4</text:p>
          </table:table-cell>
          <table:table-cell table:number-columns-repeated="8"/>
          <table:table-cell table:formula="of:=ABS(([.C114]-[.B114]))" office:value-type="float" office:value="9.93">
            <text:p>9.93</text:p>
          </table:table-cell>
          <table:table-cell table:number-columns-repeated="9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37.51">
            <text:p>37.51</text:p>
          </table:table-cell>
          <table:table-cell office:value-type="float" office:value="55.3">
            <text:p>55.3</text:p>
          </table:table-cell>
          <table:table-cell table:number-columns-repeated="7"/>
          <table:table-cell table:formula="of:=ABS(([.C115]-[.B115])*100/[.B115])" office:value-type="float" office:value="32.1699819168174">
            <text:p>32.17</text:p>
          </table:table-cell>
          <table:table-cell table:number-columns-repeated="8"/>
          <table:table-cell table:formula="of:=ABS(([.C115]-[.B115]))" office:value-type="float" office:value="17.79">
            <text:p>17.79</text:p>
          </table:table-cell>
          <table:table-cell table:number-columns-repeated="9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32.75">
            <text:p>32.75</text:p>
          </table:table-cell>
          <table:table-cell office:value-type="float" office:value="54.9">
            <text:p>54.9</text:p>
          </table:table-cell>
          <table:table-cell table:number-columns-repeated="7"/>
          <table:table-cell table:formula="of:=ABS(([.C116]-[.B116])*100/[.B116])" office:value-type="float" office:value="40.3460837887067">
            <text:p>40.35</text:p>
          </table:table-cell>
          <table:table-cell table:number-columns-repeated="8"/>
          <table:table-cell table:formula="of:=ABS(([.C116]-[.B116]))" office:value-type="float" office:value="22.15">
            <text:p>22.15</text:p>
          </table:table-cell>
          <table:table-cell table:number-columns-repeated="9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37.51">
            <text:p>37.51</text:p>
          </table:table-cell>
          <table:table-cell office:value-type="float" office:value="45.3">
            <text:p>45.3</text:p>
          </table:table-cell>
          <table:table-cell table:number-columns-repeated="7"/>
          <table:table-cell table:formula="of:=ABS(([.C117]-[.B117])*100/[.B117])" office:value-type="float" office:value="17.19646799117">
            <text:p>17.2</text:p>
          </table:table-cell>
          <table:table-cell table:number-columns-repeated="8"/>
          <table:table-cell table:formula="of:=ABS(([.C117]-[.B117]))" office:value-type="float" office:value="7.79">
            <text:p>7.79</text:p>
          </table:table-cell>
          <table:table-cell table:number-columns-repeated="9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37.51">
            <text:p>37.51</text:p>
          </table:table-cell>
          <table:table-cell office:value-type="float" office:value="49.3">
            <text:p>49.3</text:p>
          </table:table-cell>
          <table:table-cell table:number-columns-repeated="7"/>
          <table:table-cell table:formula="of:=ABS(([.C118]-[.B118])*100/[.B118])" office:value-type="float" office:value="23.9148073022312">
            <text:p>23.91</text:p>
          </table:table-cell>
          <table:table-cell table:number-columns-repeated="8"/>
          <table:table-cell table:formula="of:=ABS(([.C118]-[.B118]))" office:value-type="float" office:value="11.79">
            <text:p>11.79</text:p>
          </table:table-cell>
          <table:table-cell table:number-columns-repeated="9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37.51">
            <text:p>37.51</text:p>
          </table:table-cell>
          <table:table-cell office:value-type="float" office:value="48.7">
            <text:p>48.7</text:p>
          </table:table-cell>
          <table:table-cell table:number-columns-repeated="7"/>
          <table:table-cell table:formula="of:=ABS(([.C119]-[.B119])*100/[.B119])" office:value-type="float" office:value="22.9774127310062">
            <text:p>22.98</text:p>
          </table:table-cell>
          <table:table-cell table:number-columns-repeated="8"/>
          <table:table-cell table:formula="of:=ABS(([.C119]-[.B119]))" office:value-type="float" office:value="11.19">
            <text:p>11.19</text:p>
          </table:table-cell>
          <table:table-cell table:number-columns-repeated="9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46.67">
            <text:p>46.67</text:p>
          </table:table-cell>
          <table:table-cell office:value-type="float" office:value="52.3">
            <text:p>52.3</text:p>
          </table:table-cell>
          <table:table-cell table:number-columns-repeated="7"/>
          <table:table-cell table:formula="of:=ABS(([.C120]-[.B120])*100/[.B120])" office:value-type="float" office:value="10.7648183556405">
            <text:p>10.76</text:p>
          </table:table-cell>
          <table:table-cell table:number-columns-repeated="8"/>
          <table:table-cell table:formula="of:=ABS(([.C120]-[.B120]))" office:value-type="float" office:value="5.63">
            <text:p>5.63</text:p>
          </table:table-cell>
          <table:table-cell table:number-columns-repeated="9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60.84">
            <text:p>60.84</text:p>
          </table:table-cell>
          <table:table-cell office:value-type="float" office:value="57.8">
            <text:p>57.8</text:p>
          </table:table-cell>
          <table:table-cell table:number-columns-repeated="7"/>
          <table:table-cell table:formula="of:=ABS(([.C121]-[.B121])*100/[.B121])" office:value-type="float" office:value="5.25951557093427">
            <text:p>5.26</text:p>
          </table:table-cell>
          <table:table-cell table:number-columns-repeated="8"/>
          <table:table-cell table:formula="of:=ABS(([.C121]-[.B121]))" office:value-type="float" office:value="3.04000000000001">
            <text:p>3.04</text:p>
          </table:table-cell>
          <table:table-cell table:number-columns-repeated="9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60.84">
            <text:p>60.84</text:p>
          </table:table-cell>
          <table:table-cell office:value-type="float" office:value="62.1">
            <text:p>62.1</text:p>
          </table:table-cell>
          <table:table-cell table:number-columns-repeated="7"/>
          <table:table-cell table:formula="of:=ABS(([.C122]-[.B122])*100/[.B122])" office:value-type="float" office:value="2.02898550724637">
            <text:p>2.03</text:p>
          </table:table-cell>
          <table:table-cell table:number-columns-repeated="8"/>
          <table:table-cell table:formula="of:=ABS(([.C122]-[.B122]))" office:value-type="float" office:value="1.26">
            <text:p>1.26</text:p>
          </table:table-cell>
          <table:table-cell table:number-columns-repeated="9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19.17">
            <text:p>19.17</text:p>
          </table:table-cell>
          <table:table-cell office:value-type="float" office:value="27.2">
            <text:p>27.2</text:p>
          </table:table-cell>
          <table:table-cell table:number-columns-repeated="7"/>
          <table:table-cell table:formula="of:=ABS(([.C123]-[.B123])*100/[.B123])" office:value-type="float" office:value="29.5220588235294">
            <text:p>29.52</text:p>
          </table:table-cell>
          <table:table-cell table:number-columns-repeated="8"/>
          <table:table-cell table:formula="of:=ABS(([.C123]-[.B123]))" office:value-type="float" office:value="8.03">
            <text:p>8.03</text:p>
          </table:table-cell>
          <table:table-cell table:number-columns-repeated="9"/>
        </table:table-row>
        <table:table-row table:style-name="ro1">
          <table:table-cell office:value-type="string">
            <text:p>AUGCGCAU</text:p>
          </table:table-cell>
          <table:table-cell office:value-type="float" office:value="60.3">
            <text:p>60.3</text:p>
          </table:table-cell>
          <table:table-cell office:value-type="float" office:value="46.67">
            <text:p>46.67</text:p>
          </table:table-cell>
          <table:table-cell office:value-type="float" office:value="60.3">
            <text:p>60.3</text:p>
          </table:table-cell>
          <table:table-cell table:number-columns-repeated="7"/>
          <table:table-cell table:formula="of:=ABS(([.C124]-[.B124])*100/[.B124])" office:value-type="float" office:value="22.6036484245439">
            <text:p>22.6</text:p>
          </table:table-cell>
          <table:table-cell table:number-columns-repeated="8"/>
          <table:table-cell table:formula="of:=ABS(([.C124]-[.B124]))" office:value-type="float" office:value="13.63">
            <text:p>13.63</text:p>
          </table:table-cell>
          <table:table-cell table:number-columns-repeated="9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60.84">
            <text:p>60.84</text:p>
          </table:table-cell>
          <table:table-cell office:value-type="float" office:value="63.2">
            <text:p>63.2</text:p>
          </table:table-cell>
          <table:table-cell table:number-columns-repeated="7"/>
          <table:table-cell table:formula="of:=ABS(([.C125]-[.B125])*100/[.B125])" office:value-type="float" office:value="3.73417721518987">
            <text:p>3.73</text:p>
          </table:table-cell>
          <table:table-cell table:number-columns-repeated="8"/>
          <table:table-cell table:formula="of:=ABS(([.C125]-[.B125]))" office:value-type="float" office:value="2.36">
            <text:p>2.36</text:p>
          </table:table-cell>
          <table:table-cell table:number-columns-repeated="9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29.17">
            <text:p>29.17</text:p>
          </table:table-cell>
          <table:table-cell office:value-type="float" office:value="40.3">
            <text:p>40.3</text:p>
          </table:table-cell>
          <table:table-cell table:number-columns-repeated="7"/>
          <table:table-cell table:formula="of:=ABS(([.C126]-[.B126])*100/[.B126])" office:value-type="float" office:value="27.6178660049628">
            <text:p>27.62</text:p>
          </table:table-cell>
          <table:table-cell table:number-columns-repeated="8"/>
          <table:table-cell table:formula="of:=ABS(([.C126]-[.B126]))" office:value-type="float" office:value="11.13">
            <text:p>11.13</text:p>
          </table:table-cell>
          <table:table-cell table:number-columns-repeated="9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29.17">
            <text:p>29.17</text:p>
          </table:table-cell>
          <table:table-cell office:value-type="float" office:value="45.1">
            <text:p>45.1</text:p>
          </table:table-cell>
          <table:table-cell table:number-columns-repeated="7"/>
          <table:table-cell table:formula="of:=ABS(([.C127]-[.B127])*100/[.B127])" office:value-type="float" office:value="35.3215077605322">
            <text:p>35.32</text:p>
          </table:table-cell>
          <table:table-cell table:number-columns-repeated="8"/>
          <table:table-cell table:formula="of:=ABS(([.C127]-[.B127]))" office:value-type="float" office:value="15.93">
            <text:p>15.93</text:p>
          </table:table-cell>
          <table:table-cell table:number-columns-repeated="9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29.17">
            <text:p>29.17</text:p>
          </table:table-cell>
          <table:table-cell office:value-type="float" office:value="38.3">
            <text:p>38.3</text:p>
          </table:table-cell>
          <table:table-cell table:number-columns-repeated="7"/>
          <table:table-cell table:formula="of:=ABS(([.C128]-[.B128])*100/[.B128])" office:value-type="float" office:value="23.8381201044386">
            <text:p>23.84</text:p>
          </table:table-cell>
          <table:table-cell table:number-columns-repeated="8"/>
          <table:table-cell table:formula="of:=ABS(([.C128]-[.B128]))" office:value-type="float" office:value="9.13">
            <text:p>9.1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f:=AVERAGE([.L93:.L128])" office:value-type="float" office:value="21.8488171907061">
            <text:p>21.85</text:p>
          </table:table-cell>
          <table:table-cell table:number-columns-repeated="7"/>
          <table:table-cell office:value-type="string">
            <text:p>average</text:p>
          </table:table-cell>
          <table:table-cell table:formula="of:=AVERAGE([.U93:.U128])" office:value-type="float" office:value="10.0702777777778">
            <text:p>10.07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0"/>
          <table:table-cell office:value-type="string">
            <text:p>DNA/RNA duplexe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wetdnarna91</text:p>
          </table:table-cell>
          <table:table-cell table:number-columns-repeated="7"/>
          <table:table-cell office:value-type="string">
            <text:p>error degree difference (ABS(Texp – Tcomp))</text:p>
          </table:table-cell>
          <table:table-cell office:value-type="string">
            <text:p><text:s/>wetrna91 </text:p>
          </table:table-cell>
          <table:table-cell table:number-columns-repeated="9"/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3.17">
            <text:p>43.17</text:p>
          </table:table-cell>
          <table:table-cell office:value-type="float" office:value="48.3">
            <text:p>48.3</text:p>
          </table:table-cell>
          <table:table-cell table:number-columns-repeated="7"/>
          <table:table-cell table:formula="of:=ABS(([.C135]-[.B135])*100/[.B135])" office:value-type="float" office:value="10.6211180124224">
            <text:p>10.62</text:p>
          </table:table-cell>
          <table:table-cell table:number-columns-repeated="8"/>
          <table:table-cell table:formula="of:=ABS(([.C135]-[.B135]))" office:value-type="float" office:value="5.13">
            <text:p>5.13</text:p>
          </table:table-cell>
          <table:table-cell table:number-columns-repeated="9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50.67">
            <text:p>50.67</text:p>
          </table:table-cell>
          <table:table-cell office:value-type="float" office:value="43.4">
            <text:p>43.4</text:p>
          </table:table-cell>
          <table:table-cell table:number-columns-repeated="7"/>
          <table:table-cell table:formula="of:=ABS(([.C136]-[.B136])*100/[.B136])" office:value-type="float" office:value="16.7511520737327">
            <text:p>16.75</text:p>
          </table:table-cell>
          <table:table-cell table:number-columns-repeated="8"/>
          <table:table-cell table:formula="of:=ABS(([.C136]-[.B136]))" office:value-type="float" office:value="7.27">
            <text:p>7.27</text:p>
          </table:table-cell>
          <table:table-cell table:number-columns-repeated="9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40.67">
            <text:p>40.67</text:p>
          </table:table-cell>
          <table:table-cell office:value-type="float" office:value="36.2">
            <text:p>36.2</text:p>
          </table:table-cell>
          <table:table-cell table:number-columns-repeated="7"/>
          <table:table-cell table:formula="of:=ABS(([.C137]-[.B137])*100/[.B137])" office:value-type="float" office:value="12.3480662983425">
            <text:p>12.35</text:p>
          </table:table-cell>
          <table:table-cell table:number-columns-repeated="8"/>
          <table:table-cell table:formula="of:=ABS(([.C137]-[.B137]))" office:value-type="float" office:value="4.47">
            <text:p>4.47</text:p>
          </table:table-cell>
          <table:table-cell table:number-columns-repeated="2"/>
          <table:table-cell>
            <draw:frame table:end-cell-address="Approximative.AD155" table:end-x="1.479cm" table:end-y="0.24cm" draw:z-index="0" draw:style-name="gr1" svg:width="13.224cm" svg:height="7.744cm" svg:x="1.855cm" svg:y="0.18cm">
              <draw:object draw:notify-on-update-of-ranges="Approximative.C127:Approximative.C127 Approximative.C128:Approximative.C195 Approximative.B128:Approximative.B195 Approximative.D127:Approximative.D127 Approximative.D128:Approximative.D195 Approximative.B128:Approximative.B19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43.17">
            <text:p>43.17</text:p>
          </table:table-cell>
          <table:table-cell office:value-type="float" office:value="47.8">
            <text:p>47.8</text:p>
          </table:table-cell>
          <table:table-cell table:number-columns-repeated="7"/>
          <table:table-cell table:formula="of:=ABS(([.C138]-[.B138])*100/[.B138])" office:value-type="float" office:value="9.68619246861924">
            <text:p>9.69</text:p>
          </table:table-cell>
          <table:table-cell table:number-columns-repeated="8"/>
          <table:table-cell table:formula="of:=ABS(([.C138]-[.B138]))" office:value-type="float" office:value="4.63">
            <text:p>4.63</text:p>
          </table:table-cell>
          <table:table-cell table:number-columns-repeated="9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52.06">
            <text:p>52.06</text:p>
          </table:table-cell>
          <table:table-cell office:value-type="float" office:value="47.8">
            <text:p>47.8</text:p>
          </table:table-cell>
          <table:table-cell table:number-columns-repeated="7"/>
          <table:table-cell table:formula="of:=ABS(([.C139]-[.B139])*100/[.B139])" office:value-type="float" office:value="8.9121338912134">
            <text:p>8.91</text:p>
          </table:table-cell>
          <table:table-cell table:number-columns-repeated="8"/>
          <table:table-cell table:formula="of:=ABS(([.C139]-[.B139]))" office:value-type="float" office:value="4.26000000000001">
            <text:p>4.26</text:p>
          </table:table-cell>
          <table:table-cell table:number-columns-repeated="9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61.51">
            <text:p>61.51</text:p>
          </table:table-cell>
          <table:table-cell office:value-type="float" office:value="57.4">
            <text:p>57.4</text:p>
          </table:table-cell>
          <table:table-cell table:number-columns-repeated="7"/>
          <table:table-cell table:formula="of:=ABS(([.C140]-[.B140])*100/[.B140])" office:value-type="float" office:value="7.1602787456446">
            <text:p>7.16</text:p>
          </table:table-cell>
          <table:table-cell table:number-columns-repeated="8"/>
          <table:table-cell table:formula="of:=ABS(([.C140]-[.B140]))" office:value-type="float" office:value="4.11">
            <text:p>4.11</text:p>
          </table:table-cell>
          <table:table-cell table:number-columns-repeated="9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43.17">
            <text:p>43.17</text:p>
          </table:table-cell>
          <table:table-cell office:value-type="float" office:value="38.4">
            <text:p>38.4</text:p>
          </table:table-cell>
          <table:table-cell table:number-columns-repeated="7"/>
          <table:table-cell table:formula="of:=ABS(([.C141]-[.B141])*100/[.B141])" office:value-type="float" office:value="12.421875">
            <text:p>12.42</text:p>
          </table:table-cell>
          <table:table-cell table:number-columns-repeated="8"/>
          <table:table-cell table:formula="of:=ABS(([.C141]-[.B141]))" office:value-type="float" office:value="4.77">
            <text:p>4.77</text:p>
          </table:table-cell>
          <table:table-cell table:number-columns-repeated="9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40.67">
            <text:p>40.67</text:p>
          </table:table-cell>
          <table:table-cell office:value-type="float" office:value="40.2">
            <text:p>40.2</text:p>
          </table:table-cell>
          <table:table-cell table:number-columns-repeated="7"/>
          <table:table-cell table:formula="of:=ABS(([.C142]-[.B142])*100/[.B142])" office:value-type="float" office:value="1.16915422885572">
            <text:p>1.17</text:p>
          </table:table-cell>
          <table:table-cell table:number-columns-repeated="8"/>
          <table:table-cell table:formula="of:=ABS(([.C142]-[.B142]))" office:value-type="float" office:value="0.469999999999999">
            <text:p>0.47</text:p>
          </table:table-cell>
          <table:table-cell table:number-columns-repeated="9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6.03">
            <text:p>26.03</text:p>
          </table:table-cell>
          <table:table-cell office:value-type="float" office:value="29.6">
            <text:p>29.6</text:p>
          </table:table-cell>
          <table:table-cell table:number-columns-repeated="7"/>
          <table:table-cell table:formula="of:=ABS(([.C143]-[.B143])*100/[.B143])" office:value-type="float" office:value="12.0608108108108">
            <text:p>12.06</text:p>
          </table:table-cell>
          <table:table-cell table:number-columns-repeated="8"/>
          <table:table-cell table:formula="of:=ABS(([.C143]-[.B143]))" office:value-type="float" office:value="3.57">
            <text:p>3.57</text:p>
          </table:table-cell>
          <table:table-cell table:number-columns-repeated="9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6.51">
            <text:p>46.51</text:p>
          </table:table-cell>
          <table:table-cell office:value-type="float" office:value="39.5">
            <text:p>39.5</text:p>
          </table:table-cell>
          <table:table-cell table:number-columns-repeated="7"/>
          <table:table-cell table:formula="of:=ABS(([.C144]-[.B144])*100/[.B144])" office:value-type="float" office:value="17.746835443038">
            <text:p>17.75</text:p>
          </table:table-cell>
          <table:table-cell table:number-columns-repeated="8"/>
          <table:table-cell table:formula="of:=ABS(([.C144]-[.B144]))" office:value-type="float" office:value="7.01">
            <text:p>7.01</text:p>
          </table:table-cell>
          <table:table-cell table:number-columns-repeated="9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46.51">
            <text:p>46.51</text:p>
          </table:table-cell>
          <table:table-cell office:value-type="float" office:value="35.3">
            <text:p>35.3</text:p>
          </table:table-cell>
          <table:table-cell table:number-columns-repeated="7"/>
          <table:table-cell table:formula="of:=ABS(([.C145]-[.B145])*100/[.B145])" office:value-type="float" office:value="31.7563739376771">
            <text:p>31.76</text:p>
          </table:table-cell>
          <table:table-cell table:number-columns-repeated="8"/>
          <table:table-cell table:formula="of:=ABS(([.C145]-[.B145]))" office:value-type="float" office:value="11.21">
            <text:p>11.21</text:p>
          </table:table-cell>
          <table:table-cell table:number-columns-repeated="9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0.67">
            <text:p>0.67</text:p>
          </table:table-cell>
          <table:table-cell office:value-type="float" office:value="22.1">
            <text:p>22.1</text:p>
          </table:table-cell>
          <table:table-cell table:number-columns-repeated="7"/>
          <table:table-cell table:formula="of:=ABS(([.C146]-[.B146])*100/[.B146])" office:value-type="float" office:value="96.9683257918552">
            <text:p>96.97</text:p>
          </table:table-cell>
          <table:table-cell table:number-columns-repeated="8"/>
          <table:table-cell table:formula="of:=ABS(([.C146]-[.B146]))" office:value-type="float" office:value="21.43">
            <text:p>21.43</text:p>
          </table:table-cell>
          <table:table-cell table:number-columns-repeated="9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03">
            <text:p>26.03</text:p>
          </table:table-cell>
          <table:table-cell office:value-type="float" office:value="25.9">
            <text:p>25.9</text:p>
          </table:table-cell>
          <table:table-cell table:number-columns-repeated="7"/>
          <table:table-cell table:formula="of:=ABS(([.C147]-[.B147])*100/[.B147])" office:value-type="float" office:value="0.501930501930512">
            <text:p>0.5</text:p>
          </table:table-cell>
          <table:table-cell table:number-columns-repeated="8"/>
          <table:table-cell table:formula="of:=ABS(([.C147]-[.B147]))" office:value-type="float" office:value="0.130000000000003">
            <text:p>0.13</text:p>
          </table:table-cell>
          <table:table-cell table:number-columns-repeated="9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40.67">
            <text:p>40.67</text:p>
          </table:table-cell>
          <table:table-cell office:value-type="float" office:value="38.6">
            <text:p>38.6</text:p>
          </table:table-cell>
          <table:table-cell table:number-columns-repeated="7"/>
          <table:table-cell table:formula="of:=ABS(([.C148]-[.B148])*100/[.B148])" office:value-type="float" office:value="5.36269430051814">
            <text:p>5.36</text:p>
          </table:table-cell>
          <table:table-cell table:number-columns-repeated="8"/>
          <table:table-cell table:formula="of:=ABS(([.C148]-[.B148]))" office:value-type="float" office:value="2.07">
            <text:p>2.07</text:p>
          </table:table-cell>
          <table:table-cell table:number-columns-repeated="9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6.03">
            <text:p>26.03</text:p>
          </table:table-cell>
          <table:table-cell office:value-type="float" office:value="24.5">
            <text:p>24.5</text:p>
          </table:table-cell>
          <table:table-cell table:number-columns-repeated="7"/>
          <table:table-cell table:formula="of:=ABS(([.C149]-[.B149])*100/[.B149])" office:value-type="float" office:value="6.24489795918368">
            <text:p>6.24</text:p>
          </table:table-cell>
          <table:table-cell table:number-columns-repeated="8"/>
          <table:table-cell table:formula="of:=ABS(([.C149]-[.B149]))" office:value-type="float" office:value="1.53">
            <text:p>1.53</text:p>
          </table:table-cell>
          <table:table-cell table:number-columns-repeated="9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67">
            <text:p>40.67</text:p>
          </table:table-cell>
          <table:table-cell office:value-type="float" office:value="45.1">
            <text:p>45.1</text:p>
          </table:table-cell>
          <table:table-cell table:number-columns-repeated="7"/>
          <table:table-cell table:formula="of:=ABS(([.C150]-[.B150])*100/[.B150])" office:value-type="float" office:value="9.82261640798226">
            <text:p>9.82</text:p>
          </table:table-cell>
          <table:table-cell table:number-columns-repeated="8"/>
          <table:table-cell table:formula="of:=ABS(([.C150]-[.B150]))" office:value-type="float" office:value="4.43">
            <text:p>4.43</text:p>
          </table:table-cell>
          <table:table-cell table:number-columns-repeated="9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40.67">
            <text:p>40.67</text:p>
          </table:table-cell>
          <table:table-cell office:value-type="float" office:value="40">
            <text:p>40</text:p>
          </table:table-cell>
          <table:table-cell table:number-columns-repeated="7"/>
          <table:table-cell table:formula="of:=ABS(([.C151]-[.B151])*100/[.B151])" office:value-type="float" office:value="1.675">
            <text:p>1.68</text:p>
          </table:table-cell>
          <table:table-cell table:number-columns-repeated="8"/>
          <table:table-cell table:formula="of:=ABS(([.C151]-[.B151]))" office:value-type="float" office:value="0.670000000000002">
            <text:p>0.67</text:p>
          </table:table-cell>
          <table:table-cell table:number-columns-repeated="9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50.67">
            <text:p>50.67</text:p>
          </table:table-cell>
          <table:table-cell office:value-type="float" office:value="48.9">
            <text:p>48.9</text:p>
          </table:table-cell>
          <table:table-cell table:number-columns-repeated="7"/>
          <table:table-cell table:formula="of:=ABS(([.C152]-[.B152])*100/[.B152])" office:value-type="float" office:value="3.6196319018405">
            <text:p>3.62</text:p>
          </table:table-cell>
          <table:table-cell table:number-columns-repeated="8"/>
          <table:table-cell table:formula="of:=ABS(([.C152]-[.B152]))" office:value-type="float" office:value="1.77">
            <text:p>1.77</text:p>
          </table:table-cell>
          <table:table-cell table:number-columns-repeated="9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52.06">
            <text:p>52.06</text:p>
          </table:table-cell>
          <table:table-cell office:value-type="float" office:value="48.1">
            <text:p>48.1</text:p>
          </table:table-cell>
          <table:table-cell table:number-columns-repeated="7"/>
          <table:table-cell table:formula="of:=ABS(([.C153]-[.B153])*100/[.B153])" office:value-type="float" office:value="8.23284823284824">
            <text:p>8.23</text:p>
          </table:table-cell>
          <table:table-cell table:number-columns-repeated="8"/>
          <table:table-cell table:formula="of:=ABS(([.C153]-[.B153]))" office:value-type="float" office:value="3.96">
            <text:p>3.96</text:p>
          </table:table-cell>
          <table:table-cell table:number-columns-repeated="9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40.67">
            <text:p>40.67</text:p>
          </table:table-cell>
          <table:table-cell office:value-type="float" office:value="38.9">
            <text:p>38.9</text:p>
          </table:table-cell>
          <table:table-cell table:number-columns-repeated="7"/>
          <table:table-cell table:formula="of:=ABS(([.C154]-[.B154])*100/[.B154])" office:value-type="float" office:value="4.55012853470438">
            <text:p>4.55</text:p>
          </table:table-cell>
          <table:table-cell table:number-columns-repeated="8"/>
          <table:table-cell table:formula="of:=ABS(([.C154]-[.B154]))" office:value-type="float" office:value="1.77">
            <text:p>1.77</text:p>
          </table:table-cell>
          <table:table-cell table:number-columns-repeated="9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0.67">
            <text:p>40.67</text:p>
          </table:table-cell>
          <table:table-cell office:value-type="float" office:value="45.9">
            <text:p>45.9</text:p>
          </table:table-cell>
          <table:table-cell table:number-columns-repeated="7"/>
          <table:table-cell table:formula="of:=ABS(([.C155]-[.B155])*100/[.B155])" office:value-type="float" office:value="11.3943355119826">
            <text:p>11.39</text:p>
          </table:table-cell>
          <table:table-cell table:number-columns-repeated="8"/>
          <table:table-cell table:formula="of:=ABS(([.C155]-[.B155]))" office:value-type="float" office:value="5.23">
            <text:p>5.23</text:p>
          </table:table-cell>
          <table:table-cell table:number-columns-repeated="9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9.84">
            <text:p>19.84</text:p>
          </table:table-cell>
          <table:table-cell office:value-type="float" office:value="14.1">
            <text:p>14.1</text:p>
          </table:table-cell>
          <table:table-cell table:number-columns-repeated="7"/>
          <table:table-cell table:formula="of:=ABS(([.C156]-[.B156])*100/[.B156])" office:value-type="float" office:value="40.709219858156">
            <text:p>40.71</text:p>
          </table:table-cell>
          <table:table-cell table:number-columns-repeated="8"/>
          <table:table-cell table:formula="of:=ABS(([.C156]-[.B156]))" office:value-type="float" office:value="5.74">
            <text:p>5.74</text:p>
          </table:table-cell>
          <table:table-cell table:number-columns-repeated="9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0.67">
            <text:p>50.67</text:p>
          </table:table-cell>
          <table:table-cell office:value-type="float" office:value="49.8">
            <text:p>49.8</text:p>
          </table:table-cell>
          <table:table-cell table:number-columns-repeated="7"/>
          <table:table-cell table:formula="of:=ABS(([.C157]-[.B157])*100/[.B157])" office:value-type="float" office:value="1.74698795180724">
            <text:p>1.75</text:p>
          </table:table-cell>
          <table:table-cell table:number-columns-repeated="8"/>
          <table:table-cell table:formula="of:=ABS(([.C157]-[.B157]))" office:value-type="float" office:value="0.870000000000005">
            <text:p>0.87</text:p>
          </table:table-cell>
          <table:table-cell table:number-columns-repeated="9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60.67">
            <text:p>60.67</text:p>
          </table:table-cell>
          <table:table-cell office:value-type="float" office:value="50.5">
            <text:p>50.5</text:p>
          </table:table-cell>
          <table:table-cell table:number-columns-repeated="7"/>
          <table:table-cell table:formula="of:=ABS(([.C158]-[.B158])*100/[.B158])" office:value-type="float" office:value="20.1386138613861">
            <text:p>20.14</text:p>
          </table:table-cell>
          <table:table-cell table:number-columns-repeated="8"/>
          <table:table-cell table:formula="of:=ABS(([.C158]-[.B158]))" office:value-type="float" office:value="10.17">
            <text:p>10.17</text:p>
          </table:table-cell>
          <table:table-cell table:number-columns-repeated="9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43.17">
            <text:p>43.17</text:p>
          </table:table-cell>
          <table:table-cell office:value-type="float" office:value="48.7">
            <text:p>48.7</text:p>
          </table:table-cell>
          <table:table-cell table:number-columns-repeated="7"/>
          <table:table-cell table:formula="of:=ABS(([.C159]-[.B159])*100/[.B159])" office:value-type="float" office:value="11.3552361396304">
            <text:p>11.36</text:p>
          </table:table-cell>
          <table:table-cell table:number-columns-repeated="8"/>
          <table:table-cell table:formula="of:=ABS(([.C159]-[.B159]))" office:value-type="float" office:value="5.53">
            <text:p>5.53</text:p>
          </table:table-cell>
          <table:table-cell table:number-columns-repeated="9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40.67">
            <text:p>40.67</text:p>
          </table:table-cell>
          <table:table-cell office:value-type="float" office:value="44.8">
            <text:p>44.8</text:p>
          </table:table-cell>
          <table:table-cell table:number-columns-repeated="7"/>
          <table:table-cell table:formula="of:=ABS(([.C160]-[.B160])*100/[.B160])" office:value-type="float" office:value="9.21874999999999">
            <text:p>9.22</text:p>
          </table:table-cell>
          <table:table-cell table:number-columns-repeated="8"/>
          <table:table-cell table:formula="of:=ABS(([.C160]-[.B160]))" office:value-type="float" office:value="4.13">
            <text:p>4.13</text:p>
          </table:table-cell>
          <table:table-cell table:number-columns-repeated="9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8.89">
            <text:p>48.89</text:p>
          </table:table-cell>
          <table:table-cell office:value-type="float" office:value="48.6">
            <text:p>48.6</text:p>
          </table:table-cell>
          <table:table-cell table:number-columns-repeated="7"/>
          <table:table-cell table:formula="of:=ABS(([.C161]-[.B161])*100/[.B161])" office:value-type="float" office:value="0.596707818930039">
            <text:p>0.6</text:p>
          </table:table-cell>
          <table:table-cell table:number-columns-repeated="8"/>
          <table:table-cell table:formula="of:=ABS(([.C161]-[.B161]))" office:value-type="float" office:value="0.289999999999999">
            <text:p>0.29</text:p>
          </table:table-cell>
          <table:table-cell table:number-columns-repeated="9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46.51">
            <text:p>46.51</text:p>
          </table:table-cell>
          <table:table-cell office:value-type="float" office:value="40.1">
            <text:p>40.1</text:p>
          </table:table-cell>
          <table:table-cell table:number-columns-repeated="7"/>
          <table:table-cell table:formula="of:=ABS(([.C162]-[.B162])*100/[.B162])" office:value-type="float" office:value="15.9850374064838">
            <text:p>15.99</text:p>
          </table:table-cell>
          <table:table-cell table:number-columns-repeated="8"/>
          <table:table-cell table:formula="of:=ABS(([.C162]-[.B162]))" office:value-type="float" office:value="6.41">
            <text:p>6.41</text:p>
          </table:table-cell>
          <table:table-cell table:number-columns-repeated="9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6.51">
            <text:p>46.51</text:p>
          </table:table-cell>
          <table:table-cell office:value-type="float" office:value="41.5">
            <text:p>41.5</text:p>
          </table:table-cell>
          <table:table-cell table:number-columns-repeated="7"/>
          <table:table-cell table:formula="of:=ABS(([.C163]-[.B163])*100/[.B163])" office:value-type="float" office:value="12.0722891566265">
            <text:p>12.07</text:p>
          </table:table-cell>
          <table:table-cell table:number-columns-repeated="8"/>
          <table:table-cell table:formula="of:=ABS(([.C163]-[.B163]))" office:value-type="float" office:value="5.01">
            <text:p>5.01</text:p>
          </table:table-cell>
          <table:table-cell table:number-columns-repeated="9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6.81">
            <text:p>46.81</text:p>
          </table:table-cell>
          <table:table-cell office:value-type="float" office:value="48.4">
            <text:p>48.4</text:p>
          </table:table-cell>
          <table:table-cell table:number-columns-repeated="7"/>
          <table:table-cell table:formula="of:=ABS(([.C164]-[.B164])*100/[.B164])" office:value-type="float" office:value="3.28512396694214">
            <text:p>3.29</text:p>
          </table:table-cell>
          <table:table-cell table:number-columns-repeated="8"/>
          <table:table-cell table:formula="of:=ABS(([.C164]-[.B164]))" office:value-type="float" office:value="1.59">
            <text:p>1.59</text:p>
          </table:table-cell>
          <table:table-cell table:number-columns-repeated="9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60.67">
            <text:p>60.67</text:p>
          </table:table-cell>
          <table:table-cell office:value-type="float" office:value="51.4">
            <text:p>51.4</text:p>
          </table:table-cell>
          <table:table-cell table:number-columns-repeated="7"/>
          <table:table-cell table:formula="of:=ABS(([.C165]-[.B165])*100/[.B165])" office:value-type="float" office:value="18.0350194552529">
            <text:p>18.04</text:p>
          </table:table-cell>
          <table:table-cell table:number-columns-repeated="8"/>
          <table:table-cell table:formula="of:=ABS(([.C165]-[.B165]))" office:value-type="float" office:value="9.27">
            <text:p>9.27</text:p>
          </table:table-cell>
          <table:table-cell table:number-columns-repeated="9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40.67">
            <text:p>40.67</text:p>
          </table:table-cell>
          <table:table-cell office:value-type="float" office:value="39.2">
            <text:p>39.2</text:p>
          </table:table-cell>
          <table:table-cell table:number-columns-repeated="7"/>
          <table:table-cell table:formula="of:=ABS(([.C166]-[.B166])*100/[.B166])" office:value-type="float" office:value="3.75">
            <text:p>3.75</text:p>
          </table:table-cell>
          <table:table-cell table:number-columns-repeated="8"/>
          <table:table-cell table:formula="of:=ABS(([.C166]-[.B166]))" office:value-type="float" office:value="1.47">
            <text:p>1.47</text:p>
          </table:table-cell>
          <table:table-cell table:number-columns-repeated="9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46.51">
            <text:p>46.51</text:p>
          </table:table-cell>
          <table:table-cell office:value-type="float" office:value="34.8">
            <text:p>34.8</text:p>
          </table:table-cell>
          <table:table-cell table:number-columns-repeated="7"/>
          <table:table-cell table:formula="of:=ABS(([.C167]-[.B167])*100/[.B167])" office:value-type="float" office:value="33.6494252873563">
            <text:p>33.65</text:p>
          </table:table-cell>
          <table:table-cell table:number-columns-repeated="8"/>
          <table:table-cell table:formula="of:=ABS(([.C167]-[.B167]))" office:value-type="float" office:value="11.71">
            <text:p>11.71</text:p>
          </table:table-cell>
          <table:table-cell table:number-columns-repeated="9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67">
            <text:p>40.67</text:p>
          </table:table-cell>
          <table:table-cell office:value-type="float" office:value="37.9">
            <text:p>37.9</text:p>
          </table:table-cell>
          <table:table-cell table:number-columns-repeated="7"/>
          <table:table-cell table:formula="of:=ABS(([.C168]-[.B168])*100/[.B168])" office:value-type="float" office:value="7.30870712401056">
            <text:p>7.31</text:p>
          </table:table-cell>
          <table:table-cell table:number-columns-repeated="8"/>
          <table:table-cell table:formula="of:=ABS(([.C168]-[.B168]))" office:value-type="float" office:value="2.77">
            <text:p>2.77</text:p>
          </table:table-cell>
          <table:table-cell table:number-columns-repeated="9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41.51">
            <text:p>41.51</text:p>
          </table:table-cell>
          <table:table-cell office:value-type="float" office:value="50.2">
            <text:p>50.2</text:p>
          </table:table-cell>
          <table:table-cell table:number-columns-repeated="7"/>
          <table:table-cell table:formula="of:=ABS(([.C169]-[.B169])*100/[.B169])" office:value-type="float" office:value="17.3107569721116">
            <text:p>17.31</text:p>
          </table:table-cell>
          <table:table-cell table:number-columns-repeated="8"/>
          <table:table-cell table:formula="of:=ABS(([.C169]-[.B169]))" office:value-type="float" office:value="8.69000000000001">
            <text:p>8.69</text:p>
          </table:table-cell>
          <table:table-cell table:number-columns-repeated="9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60.67">
            <text:p>60.67</text:p>
          </table:table-cell>
          <table:table-cell office:value-type="float" office:value="51">
            <text:p>51</text:p>
          </table:table-cell>
          <table:table-cell table:number-columns-repeated="7"/>
          <table:table-cell table:formula="of:=ABS(([.C170]-[.B170])*100/[.B170])" office:value-type="float" office:value="18.9607843137255">
            <text:p>18.96</text:p>
          </table:table-cell>
          <table:table-cell table:number-columns-repeated="8"/>
          <table:table-cell table:formula="of:=ABS(([.C170]-[.B170]))" office:value-type="float" office:value="9.67">
            <text:p>9.67</text:p>
          </table:table-cell>
          <table:table-cell table:number-columns-repeated="9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0.67">
            <text:p>30.67</text:p>
          </table:table-cell>
          <table:table-cell office:value-type="float" office:value="40.9">
            <text:p>40.9</text:p>
          </table:table-cell>
          <table:table-cell table:number-columns-repeated="7"/>
          <table:table-cell table:formula="of:=ABS(([.C171]-[.B171])*100/[.B171])" office:value-type="float" office:value="25.0122249388753">
            <text:p>25.01</text:p>
          </table:table-cell>
          <table:table-cell table:number-columns-repeated="8"/>
          <table:table-cell table:formula="of:=ABS(([.C171]-[.B171]))" office:value-type="float" office:value="10.23">
            <text:p>10.23</text:p>
          </table:table-cell>
          <table:table-cell table:number-columns-repeated="9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0.67">
            <text:p>30.67</text:p>
          </table:table-cell>
          <table:table-cell office:value-type="float" office:value="34.5">
            <text:p>34.5</text:p>
          </table:table-cell>
          <table:table-cell table:number-columns-repeated="7"/>
          <table:table-cell table:formula="of:=ABS(([.C172]-[.B172])*100/[.B172])" office:value-type="float" office:value="11.1014492753623">
            <text:p>11.1</text:p>
          </table:table-cell>
          <table:table-cell table:number-columns-repeated="8"/>
          <table:table-cell table:formula="of:=ABS(([.C172]-[.B172]))" office:value-type="float" office:value="3.83">
            <text:p>3.83</text:p>
          </table:table-cell>
          <table:table-cell table:number-columns-repeated="9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6.03">
            <text:p>26.03</text:p>
          </table:table-cell>
          <table:table-cell office:value-type="float" office:value="29.4">
            <text:p>29.4</text:p>
          </table:table-cell>
          <table:table-cell table:number-columns-repeated="7"/>
          <table:table-cell table:formula="of:=ABS(([.C173]-[.B173])*100/[.B173])" office:value-type="float" office:value="11.4625850340136">
            <text:p>11.46</text:p>
          </table:table-cell>
          <table:table-cell table:number-columns-repeated="8"/>
          <table:table-cell table:formula="of:=ABS(([.C173]-[.B173]))" office:value-type="float" office:value="3.37">
            <text:p>3.37</text:p>
          </table:table-cell>
          <table:table-cell table:number-columns-repeated="9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6.03">
            <text:p>26.03</text:p>
          </table:table-cell>
          <table:table-cell office:value-type="float" office:value="26.6">
            <text:p>26.6</text:p>
          </table:table-cell>
          <table:table-cell table:number-columns-repeated="7"/>
          <table:table-cell table:formula="of:=ABS(([.C174]-[.B174])*100/[.B174])" office:value-type="float" office:value="2.14285714285714">
            <text:p>2.14</text:p>
          </table:table-cell>
          <table:table-cell table:number-columns-repeated="8"/>
          <table:table-cell table:formula="of:=ABS(([.C174]-[.B174]))" office:value-type="float" office:value="0.57">
            <text:p>0.57</text:p>
          </table:table-cell>
          <table:table-cell table:number-columns-repeated="9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60.67">
            <text:p>60.67</text:p>
          </table:table-cell>
          <table:table-cell office:value-type="float" office:value="51.4">
            <text:p>51.4</text:p>
          </table:table-cell>
          <table:table-cell table:number-columns-repeated="7"/>
          <table:table-cell table:formula="of:=ABS(([.C175]-[.B175])*100/[.B175])" office:value-type="float" office:value="18.0350194552529">
            <text:p>18.04</text:p>
          </table:table-cell>
          <table:table-cell table:number-columns-repeated="8"/>
          <table:table-cell table:formula="of:=ABS(([.C175]-[.B175]))" office:value-type="float" office:value="9.27">
            <text:p>9.27</text:p>
          </table:table-cell>
          <table:table-cell table:number-columns-repeated="9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26.03">
            <text:p>26.03</text:p>
          </table:table-cell>
          <table:table-cell office:value-type="float" office:value="36.5">
            <text:p>36.5</text:p>
          </table:table-cell>
          <table:table-cell table:number-columns-repeated="7"/>
          <table:table-cell table:formula="of:=ABS(([.C176]-[.B176])*100/[.B176])" office:value-type="float" office:value="28.6849315068493">
            <text:p>28.68</text:p>
          </table:table-cell>
          <table:table-cell table:number-columns-repeated="8"/>
          <table:table-cell table:formula="of:=ABS(([.C176]-[.B176]))" office:value-type="float" office:value="10.47">
            <text:p>10.47</text:p>
          </table:table-cell>
          <table:table-cell table:number-columns-repeated="9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40.67">
            <text:p>40.67</text:p>
          </table:table-cell>
          <table:table-cell office:value-type="float" office:value="41.3">
            <text:p>41.3</text:p>
          </table:table-cell>
          <table:table-cell table:number-columns-repeated="7"/>
          <table:table-cell table:formula="of:=ABS(([.C177]-[.B177])*100/[.B177])" office:value-type="float" office:value="1.52542372881355">
            <text:p>1.53</text:p>
          </table:table-cell>
          <table:table-cell table:number-columns-repeated="8"/>
          <table:table-cell table:formula="of:=ABS(([.C177]-[.B177]))" office:value-type="float" office:value="0.629999999999995">
            <text:p>0.63</text:p>
          </table:table-cell>
          <table:table-cell table:number-columns-repeated="9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52.06">
            <text:p>52.06</text:p>
          </table:table-cell>
          <table:table-cell office:value-type="float" office:value="44">
            <text:p>44</text:p>
          </table:table-cell>
          <table:table-cell table:number-columns-repeated="7"/>
          <table:table-cell table:formula="of:=ABS(([.C178]-[.B178])*100/[.B178])" office:value-type="float" office:value="18.3181818181818">
            <text:p>18.32</text:p>
          </table:table-cell>
          <table:table-cell table:number-columns-repeated="8"/>
          <table:table-cell table:formula="of:=ABS(([.C178]-[.B178]))" office:value-type="float" office:value="8.06">
            <text:p>8.06</text:p>
          </table:table-cell>
          <table:table-cell table:number-columns-repeated="9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0.67">
            <text:p>40.67</text:p>
          </table:table-cell>
          <table:table-cell office:value-type="float" office:value="47.7">
            <text:p>47.7</text:p>
          </table:table-cell>
          <table:table-cell table:number-columns-repeated="7"/>
          <table:table-cell table:formula="of:=ABS(([.C179]-[.B179])*100/[.B179])" office:value-type="float" office:value="14.7379454926625">
            <text:p>14.74</text:p>
          </table:table-cell>
          <table:table-cell table:number-columns-repeated="8"/>
          <table:table-cell table:formula="of:=ABS(([.C179]-[.B179]))" office:value-type="float" office:value="7.03">
            <text:p>7.03</text:p>
          </table:table-cell>
          <table:table-cell table:number-columns-repeated="9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40.67">
            <text:p>40.67</text:p>
          </table:table-cell>
          <table:table-cell office:value-type="float" office:value="41.1">
            <text:p>41.1</text:p>
          </table:table-cell>
          <table:table-cell table:number-columns-repeated="7"/>
          <table:table-cell table:formula="of:=ABS(([.C180]-[.B180])*100/[.B180])" office:value-type="float" office:value="1.04622871046229">
            <text:p>1.05</text:p>
          </table:table-cell>
          <table:table-cell table:number-columns-repeated="8"/>
          <table:table-cell table:formula="of:=ABS(([.C180]-[.B180]))" office:value-type="float" office:value="0.43">
            <text:p>0.43</text:p>
          </table:table-cell>
          <table:table-cell table:number-columns-repeated="9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7.17">
            <text:p>27.17</text:p>
          </table:table-cell>
          <table:table-cell office:value-type="float" office:value="26.1">
            <text:p>26.1</text:p>
          </table:table-cell>
          <table:table-cell table:number-columns-repeated="7"/>
          <table:table-cell table:formula="of:=ABS(([.C181]-[.B181])*100/[.B181])" office:value-type="float" office:value="4.09961685823755">
            <text:p>4.1</text:p>
          </table:table-cell>
          <table:table-cell table:number-columns-repeated="8"/>
          <table:table-cell table:formula="of:=ABS(([.C181]-[.B181]))" office:value-type="float" office:value="1.07">
            <text:p>1.07</text:p>
          </table:table-cell>
          <table:table-cell table:number-columns-repeated="9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52.06">
            <text:p>52.06</text:p>
          </table:table-cell>
          <table:table-cell office:value-type="float" office:value="44.2">
            <text:p>44.2</text:p>
          </table:table-cell>
          <table:table-cell table:number-columns-repeated="7"/>
          <table:table-cell table:formula="of:=ABS(([.C182]-[.B182])*100/[.B182])" office:value-type="float" office:value="17.7828054298643">
            <text:p>17.78</text:p>
          </table:table-cell>
          <table:table-cell table:number-columns-repeated="8"/>
          <table:table-cell table:formula="of:=ABS(([.C182]-[.B182]))" office:value-type="float" office:value="7.86">
            <text:p>7.86</text:p>
          </table:table-cell>
          <table:table-cell table:number-columns-repeated="9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3.17">
            <text:p>43.17</text:p>
          </table:table-cell>
          <table:table-cell office:value-type="float" office:value="48.1">
            <text:p>48.1</text:p>
          </table:table-cell>
          <table:table-cell table:number-columns-repeated="7"/>
          <table:table-cell table:formula="of:=ABS(([.C183]-[.B183])*100/[.B183])" office:value-type="float" office:value="10.2494802494803">
            <text:p>10.25</text:p>
          </table:table-cell>
          <table:table-cell table:number-columns-repeated="8"/>
          <table:table-cell table:formula="of:=ABS(([.C183]-[.B183]))" office:value-type="float" office:value="4.93">
            <text:p>4.93</text:p>
          </table:table-cell>
          <table:table-cell table:number-columns-repeated="9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40.67">
            <text:p>40.67</text:p>
          </table:table-cell>
          <table:table-cell office:value-type="float" office:value="43.1">
            <text:p>43.1</text:p>
          </table:table-cell>
          <table:table-cell table:number-columns-repeated="7"/>
          <table:table-cell table:formula="of:=ABS(([.C184]-[.B184])*100/[.B184])" office:value-type="float" office:value="5.63805104408353">
            <text:p>5.64</text:p>
          </table:table-cell>
          <table:table-cell table:number-columns-repeated="8"/>
          <table:table-cell table:formula="of:=ABS(([.C184]-[.B184]))" office:value-type="float" office:value="2.43">
            <text:p>2.43</text:p>
          </table:table-cell>
          <table:table-cell table:number-columns-repeated="9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41.51">
            <text:p>41.51</text:p>
          </table:table-cell>
          <table:table-cell office:value-type="float" office:value="51.9">
            <text:p>51.9</text:p>
          </table:table-cell>
          <table:table-cell table:number-columns-repeated="7"/>
          <table:table-cell table:formula="of:=ABS(([.C185]-[.B185])*100/[.B185])" office:value-type="float" office:value="20.019267822736">
            <text:p>20.02</text:p>
          </table:table-cell>
          <table:table-cell table:number-columns-repeated="8"/>
          <table:table-cell table:formula="of:=ABS(([.C185]-[.B185]))" office:value-type="float" office:value="10.39">
            <text:p>10.39</text:p>
          </table:table-cell>
          <table:table-cell table:number-columns-repeated="9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81">
            <text:p>46.81</text:p>
          </table:table-cell>
          <table:table-cell office:value-type="float" office:value="45.6">
            <text:p>45.6</text:p>
          </table:table-cell>
          <table:table-cell table:number-columns-repeated="7"/>
          <table:table-cell table:formula="of:=ABS(([.C186]-[.B186])*100/[.B186])" office:value-type="float" office:value="2.65350877192983">
            <text:p>2.65</text:p>
          </table:table-cell>
          <table:table-cell table:number-columns-repeated="8"/>
          <table:table-cell table:formula="of:=ABS(([.C186]-[.B186]))" office:value-type="float" office:value="1.21">
            <text:p>1.21</text:p>
          </table:table-cell>
          <table:table-cell table:number-columns-repeated="9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40.67">
            <text:p>40.67</text:p>
          </table:table-cell>
          <table:table-cell office:value-type="float" office:value="43.9">
            <text:p>43.9</text:p>
          </table:table-cell>
          <table:table-cell table:number-columns-repeated="7"/>
          <table:table-cell table:formula="of:=ABS(([.C187]-[.B187])*100/[.B187])" office:value-type="float" office:value="7.35763097949885">
            <text:p>7.36</text:p>
          </table:table-cell>
          <table:table-cell table:number-columns-repeated="8"/>
          <table:table-cell table:formula="of:=ABS(([.C187]-[.B187]))" office:value-type="float" office:value="3.23">
            <text:p>3.23</text:p>
          </table:table-cell>
          <table:table-cell table:number-columns-repeated="9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3.17">
            <text:p>33.17</text:p>
          </table:table-cell>
          <table:table-cell office:value-type="float" office:value="36.1">
            <text:p>36.1</text:p>
          </table:table-cell>
          <table:table-cell table:number-columns-repeated="7"/>
          <table:table-cell table:formula="of:=ABS(([.C188]-[.B188])*100/[.B188])" office:value-type="float" office:value="8.11634349030471">
            <text:p>8.12</text:p>
          </table:table-cell>
          <table:table-cell table:number-columns-repeated="8"/>
          <table:table-cell table:formula="of:=ABS(([.C188]-[.B188]))" office:value-type="float" office:value="2.93">
            <text:p>2.93</text:p>
          </table:table-cell>
          <table:table-cell table:number-columns-repeated="9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3.17">
            <text:p>43.17</text:p>
          </table:table-cell>
          <table:table-cell office:value-type="float" office:value="42.7">
            <text:p>42.7</text:p>
          </table:table-cell>
          <table:table-cell table:number-columns-repeated="7"/>
          <table:table-cell table:formula="of:=ABS(([.C189]-[.B189])*100/[.B189])" office:value-type="float" office:value="1.10070257611241">
            <text:p>1.1</text:p>
          </table:table-cell>
          <table:table-cell table:number-columns-repeated="8"/>
          <table:table-cell table:formula="of:=ABS(([.C189]-[.B189]))" office:value-type="float" office:value="0.469999999999999">
            <text:p>0.47</text:p>
          </table:table-cell>
          <table:table-cell table:number-columns-repeated="9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40.67">
            <text:p>40.67</text:p>
          </table:table-cell>
          <table:table-cell office:value-type="float" office:value="39.5">
            <text:p>39.5</text:p>
          </table:table-cell>
          <table:table-cell table:number-columns-repeated="7"/>
          <table:table-cell table:formula="of:=ABS(([.C190]-[.B190])*100/[.B190])" office:value-type="float" office:value="2.9620253164557">
            <text:p>2.96</text:p>
          </table:table-cell>
          <table:table-cell table:number-columns-repeated="8"/>
          <table:table-cell table:formula="of:=ABS(([.C190]-[.B190]))" office:value-type="float" office:value="1.17">
            <text:p>1.17</text:p>
          </table:table-cell>
          <table:table-cell table:number-columns-repeated="9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40.67">
            <text:p>40.67</text:p>
          </table:table-cell>
          <table:table-cell office:value-type="float" office:value="39.9">
            <text:p>39.9</text:p>
          </table:table-cell>
          <table:table-cell table:number-columns-repeated="7"/>
          <table:table-cell table:formula="of:=ABS(([.C191]-[.B191])*100/[.B191])" office:value-type="float" office:value="1.92982456140352">
            <text:p>1.93</text:p>
          </table:table-cell>
          <table:table-cell table:number-columns-repeated="8"/>
          <table:table-cell table:formula="of:=ABS(([.C191]-[.B191]))" office:value-type="float" office:value="0.770000000000003">
            <text:p>0.77</text:p>
          </table:table-cell>
          <table:table-cell table:number-columns-repeated="9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6.03">
            <text:p>26.03</text:p>
          </table:table-cell>
          <table:table-cell office:value-type="float" office:value="26.2">
            <text:p>26.2</text:p>
          </table:table-cell>
          <table:table-cell table:number-columns-repeated="7"/>
          <table:table-cell table:formula="of:=ABS(([.C192]-[.B192])*100/[.B192])" office:value-type="float" office:value="0.648854961832054">
            <text:p>0.65</text:p>
          </table:table-cell>
          <table:table-cell table:number-columns-repeated="8"/>
          <table:table-cell table:formula="of:=ABS(([.C192]-[.B192]))" office:value-type="float" office:value="0.169999999999998">
            <text:p>0.17</text:p>
          </table:table-cell>
          <table:table-cell table:number-columns-repeated="9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7.17">
            <text:p>27.17</text:p>
          </table:table-cell>
          <table:table-cell office:value-type="float" office:value="28">
            <text:p>28</text:p>
          </table:table-cell>
          <table:table-cell table:number-columns-repeated="7"/>
          <table:table-cell table:formula="of:=ABS(([.C193]-[.B193])*100/[.B193])" office:value-type="float" office:value="2.96428571428571">
            <text:p>2.96</text:p>
          </table:table-cell>
          <table:table-cell table:number-columns-repeated="8"/>
          <table:table-cell table:formula="of:=ABS(([.C193]-[.B193]))" office:value-type="float" office:value="0.829999999999998">
            <text:p>0.83</text:p>
          </table:table-cell>
          <table:table-cell table:number-columns-repeated="9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40.67">
            <text:p>40.67</text:p>
          </table:table-cell>
          <table:table-cell office:value-type="float" office:value="38.3">
            <text:p>38.3</text:p>
          </table:table-cell>
          <table:table-cell table:number-columns-repeated="7"/>
          <table:table-cell table:formula="of:=ABS(([.C194]-[.B194])*100/[.B194])" office:value-type="float" office:value="6.18798955613578">
            <text:p>6.19</text:p>
          </table:table-cell>
          <table:table-cell table:number-columns-repeated="8"/>
          <table:table-cell table:formula="of:=ABS(([.C194]-[.B194]))" office:value-type="float" office:value="2.37">
            <text:p>2.37</text:p>
          </table:table-cell>
          <table:table-cell table:number-columns-repeated="9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1.51">
            <text:p>41.51</text:p>
          </table:table-cell>
          <table:table-cell office:value-type="float" office:value="45.4">
            <text:p>45.4</text:p>
          </table:table-cell>
          <table:table-cell table:number-columns-repeated="7"/>
          <table:table-cell table:formula="of:=ABS(([.C195]-[.B195])*100/[.B195])" office:value-type="float" office:value="8.56828193832599">
            <text:p>8.57</text:p>
          </table:table-cell>
          <table:table-cell table:number-columns-repeated="8"/>
          <table:table-cell table:formula="of:=ABS(([.C195]-[.B195]))" office:value-type="float" office:value="3.89">
            <text:p>3.89</text:p>
          </table:table-cell>
          <table:table-cell table:number-columns-repeated="9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7">
            <text:p>27.17</text:p>
          </table:table-cell>
          <table:table-cell office:value-type="float" office:value="30.8">
            <text:p>30.8</text:p>
          </table:table-cell>
          <table:table-cell table:number-columns-repeated="7"/>
          <table:table-cell table:formula="of:=ABS(([.C196]-[.B196])*100/[.B196])" office:value-type="float" office:value="11.7857142857143">
            <text:p>11.79</text:p>
          </table:table-cell>
          <table:table-cell table:number-columns-repeated="8"/>
          <table:table-cell table:formula="of:=ABS(([.C196]-[.B196]))" office:value-type="float" office:value="3.63">
            <text:p>3.63</text:p>
          </table:table-cell>
          <table:table-cell table:number-columns-repeated="9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50.67">
            <text:p>50.67</text:p>
          </table:table-cell>
          <table:table-cell office:value-type="float" office:value="48.9">
            <text:p>48.9</text:p>
          </table:table-cell>
          <table:table-cell table:number-columns-repeated="7"/>
          <table:table-cell table:formula="of:=ABS(([.C197]-[.B197])*100/[.B197])" office:value-type="float" office:value="3.6196319018405">
            <text:p>3.62</text:p>
          </table:table-cell>
          <table:table-cell table:number-columns-repeated="8"/>
          <table:table-cell table:formula="of:=ABS(([.C197]-[.B197]))" office:value-type="float" office:value="1.77">
            <text:p>1.77</text:p>
          </table:table-cell>
          <table:table-cell table:number-columns-repeated="9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9.84">
            <text:p>19.84</text:p>
          </table:table-cell>
          <table:table-cell office:value-type="float" office:value="16.9">
            <text:p>16.9</text:p>
          </table:table-cell>
          <table:table-cell table:number-columns-repeated="7"/>
          <table:table-cell table:formula="of:=ABS(([.C198]-[.B198])*100/[.B198])" office:value-type="float" office:value="17.396449704142">
            <text:p>17.4</text:p>
          </table:table-cell>
          <table:table-cell table:number-columns-repeated="8"/>
          <table:table-cell table:formula="of:=AVERAGE([.U134:.U197])" office:value-type="float" office:value="4.5431746031746">
            <text:p>4.5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f:=AVERAGE([.L135:.L198])" office:value-type="float" office:value="12.0043183067396">
            <text:p>12</text:p>
          </table:table-cell>
          <table:table-cell table:number-columns-repeated="8"/>
          <table:table-cell table:formula="of:=AVERAGE([.U135:.U198])" office:value-type="float" office:value="4.5431746031746">
            <text:p>4.54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number-columns-repeated="2"/>
          <table:table-cell table:number-columns-repeated="6"/>
          <table:table-cell office:value-type="string">
            <text:p>Melting 4_2 test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string">
            <text:p>DNA sequence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wet91 </text:p>
          </table:table-cell>
          <table:table-cell office:value-type="string">
            <text:p><text:s/>TmExp </text:p>
          </table:table-cell>
          <table:table-cell table:number-columns-repeated="18"/>
          <table:table-cell>
            <draw:frame table:end-cell-address="Approximative.AB219" table:end-x="1.738cm" table:end-y="0.424cm" draw:z-index="5" draw:style-name="gr1" svg:width="11.204cm" svg:height="6.701cm" svg:x="1.868cm" svg:y="0.127cm">
              <draw:object draw:notify-on-update-of-ranges="Approximative.C201:Approximative.C201 Approximative.C202:Approximative.C254 Approximative.B202:Approximative.B254 Approximative.D201:Approximative.D201 Approximative.D202:Approximative.D254 Approximative.B202:Approximative.B25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wet91 </text:p>
          </table:table-cell>
          <table:table-cell table:number-columns-repeated="7"/>
          <table:table-cell office:value-type="string">
            <text:p>error degree difference (ABS(Texp – Tcomp))</text:p>
          </table:table-cell>
          <table:table-cell office:value-type="string">
            <text:p><text:s/>wet91 </text:p>
          </table:table-cell>
          <table:table-cell table:number-columns-repeated="9"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17.96">
            <text:p>17.96</text:p>
          </table:table-cell>
          <table:table-cell office:value-type="float" office:value="31.5">
            <text:p>31.5</text:p>
          </table:table-cell>
          <table:table-cell table:number-columns-repeated="7"/>
          <table:table-cell table:formula="of:=ABS(([.C206]-[.B206])*100/[.B206])" office:value-type="float" office:value="42.984126984127">
            <text:p>42.98</text:p>
          </table:table-cell>
          <table:table-cell table:number-columns-repeated="8"/>
          <table:table-cell table:formula="of:=ABS(([.C206]-[.B206]))" office:value-type="float" office:value="13.54">
            <text:p>13.54</text:p>
          </table:table-cell>
          <table:table-cell table:number-columns-repeated="9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25.42">
            <text:p>25.42</text:p>
          </table:table-cell>
          <table:table-cell office:value-type="float" office:value="36.9">
            <text:p>36.9</text:p>
          </table:table-cell>
          <table:table-cell table:number-columns-repeated="7"/>
          <table:table-cell table:formula="of:=ABS(([.C207]-[.B207])*100/[.B207])" office:value-type="float" office:value="31.1111111111111">
            <text:p>31.11</text:p>
          </table:table-cell>
          <table:table-cell table:number-columns-repeated="8"/>
          <table:table-cell table:formula="of:=ABS(([.C207]-[.B207]))" office:value-type="float" office:value="11.48">
            <text:p>11.48</text:p>
          </table:table-cell>
          <table:table-cell table:number-columns-repeated="9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36.01">
            <text:p>36.01</text:p>
          </table:table-cell>
          <table:table-cell office:value-type="float" office:value="36.3">
            <text:p>36.3</text:p>
          </table:table-cell>
          <table:table-cell table:number-columns-repeated="7"/>
          <table:table-cell table:formula="of:=ABS(([.C208]-[.B208])*100/[.B208])" office:value-type="float" office:value="0.798898071625342">
            <text:p>0.8</text:p>
          </table:table-cell>
          <table:table-cell table:number-columns-repeated="8"/>
          <table:table-cell table:formula="of:=ABS(([.C208]-[.B208]))" office:value-type="float" office:value="0.289999999999999">
            <text:p>0.29</text:p>
          </table:table-cell>
          <table:table-cell table:number-columns-repeated="9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58.31">
            <text:p>58.31</text:p>
          </table:table-cell>
          <table:table-cell office:value-type="float" office:value="67.6">
            <text:p>67.6</text:p>
          </table:table-cell>
          <table:table-cell table:number-columns-repeated="7"/>
          <table:table-cell table:formula="of:=ABS(([.C209]-[.B209])*100/[.B209])" office:value-type="float" office:value="13.7426035502958">
            <text:p>13.74</text:p>
          </table:table-cell>
          <table:table-cell table:number-columns-repeated="8"/>
          <table:table-cell table:formula="of:=ABS(([.C209]-[.B209]))" office:value-type="float" office:value="9.28999999999999">
            <text:p>9.29</text:p>
          </table:table-cell>
          <table:table-cell table:number-columns-repeated="9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35.79">
            <text:p>35.79</text:p>
          </table:table-cell>
          <table:table-cell office:value-type="float" office:value="47.3">
            <text:p>47.3</text:p>
          </table:table-cell>
          <table:table-cell table:number-columns-repeated="7"/>
          <table:table-cell table:formula="of:=ABS(([.C210]-[.B210])*100/[.B210])" office:value-type="float" office:value="24.3340380549683">
            <text:p>24.33</text:p>
          </table:table-cell>
          <table:table-cell table:number-columns-repeated="8"/>
          <table:table-cell table:formula="of:=ABS(([.C210]-[.B210]))" office:value-type="float" office:value="11.51">
            <text:p>11.51</text:p>
          </table:table-cell>
          <table:table-cell table:number-columns-repeated="9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54.58">
            <text:p>54.58</text:p>
          </table:table-cell>
          <table:table-cell office:value-type="float" office:value="63.5">
            <text:p>63.5</text:p>
          </table:table-cell>
          <table:table-cell table:number-columns-repeated="7"/>
          <table:table-cell table:formula="of:=ABS(([.C211]-[.B211])*100/[.B211])" office:value-type="float" office:value="14.0472440944882">
            <text:p>14.05</text:p>
          </table:table-cell>
          <table:table-cell table:number-columns-repeated="8"/>
          <table:table-cell table:formula="of:=ABS(([.C211]-[.B211]))" office:value-type="float" office:value="8.92">
            <text:p>8.92</text:p>
          </table:table-cell>
          <table:table-cell table:number-columns-repeated="9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31.23">
            <text:p>31.23</text:p>
          </table:table-cell>
          <table:table-cell office:value-type="float" office:value="44.2">
            <text:p>44.2</text:p>
          </table:table-cell>
          <table:table-cell table:number-columns-repeated="7"/>
          <table:table-cell table:formula="of:=ABS(([.C212]-[.B212])*100/[.B212])" office:value-type="float" office:value="29.3438914027149">
            <text:p>29.34</text:p>
          </table:table-cell>
          <table:table-cell table:number-columns-repeated="8"/>
          <table:table-cell table:formula="of:=ABS(([.C212]-[.B212]))" office:value-type="float" office:value="12.97">
            <text:p>12.97</text:p>
          </table:table-cell>
          <table:table-cell table:number-columns-repeated="9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14.84">
            <text:p>14.84</text:p>
          </table:table-cell>
          <table:table-cell office:value-type="float" office:value="33.2">
            <text:p>33.2</text:p>
          </table:table-cell>
          <table:table-cell table:number-columns-repeated="7"/>
          <table:table-cell table:formula="of:=ABS(([.C213]-[.B213])*100/[.B213])" office:value-type="float" office:value="55.3012048192771">
            <text:p>55.3</text:p>
          </table:table-cell>
          <table:table-cell table:number-columns-repeated="8"/>
          <table:table-cell table:formula="of:=ABS(([.C213]-[.B213]))" office:value-type="float" office:value="18.36">
            <text:p>18.36</text:p>
          </table:table-cell>
          <table:table-cell table:number-columns-repeated="9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15.17">
            <text:p>15.17</text:p>
          </table:table-cell>
          <table:table-cell office:value-type="float" office:value="31.2">
            <text:p>31.2</text:p>
          </table:table-cell>
          <table:table-cell table:number-columns-repeated="7"/>
          <table:table-cell table:formula="of:=ABS(([.C214]-[.B214])*100/[.B214])" office:value-type="float" office:value="51.3782051282051">
            <text:p>51.38</text:p>
          </table:table-cell>
          <table:table-cell table:number-columns-repeated="8"/>
          <table:table-cell table:formula="of:=ABS(([.C214]-[.B214]))" office:value-type="float" office:value="16.03">
            <text:p>16.03</text:p>
          </table:table-cell>
          <table:table-cell table:number-columns-repeated="9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4.11">
            <text:p>54.11</text:p>
          </table:table-cell>
          <table:table-cell office:value-type="float" office:value="58.8">
            <text:p>58.8</text:p>
          </table:table-cell>
          <table:table-cell table:number-columns-repeated="7"/>
          <table:table-cell table:formula="of:=ABS(([.C215]-[.B215])*100/[.B215])" office:value-type="float" office:value="7.97619047619047">
            <text:p>7.98</text:p>
          </table:table-cell>
          <table:table-cell table:number-columns-repeated="8"/>
          <table:table-cell table:formula="of:=ABS(([.C215]-[.B215]))" office:value-type="float" office:value="4.69">
            <text:p>4.69</text:p>
          </table:table-cell>
          <table:table-cell table:number-columns-repeated="9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31.23">
            <text:p>31.23</text:p>
          </table:table-cell>
          <table:table-cell office:value-type="float" office:value="41.4">
            <text:p>41.4</text:p>
          </table:table-cell>
          <table:table-cell table:number-columns-repeated="7"/>
          <table:table-cell table:formula="of:=ABS(([.C216]-[.B216])*100/[.B216])" office:value-type="float" office:value="24.5652173913043">
            <text:p>24.57</text:p>
          </table:table-cell>
          <table:table-cell table:number-columns-repeated="8"/>
          <table:table-cell table:formula="of:=ABS(([.C216]-[.B216]))" office:value-type="float" office:value="10.17">
            <text:p>10.17</text:p>
          </table:table-cell>
          <table:table-cell table:number-columns-repeated="9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28.51">
            <text:p>28.51</text:p>
          </table:table-cell>
          <table:table-cell office:value-type="float" office:value="33.2">
            <text:p>33.2</text:p>
          </table:table-cell>
          <table:table-cell table:number-columns-repeated="7"/>
          <table:table-cell table:formula="of:=ABS(([.C217]-[.B217])*100/[.B217])" office:value-type="float" office:value="14.1265060240964">
            <text:p>14.13</text:p>
          </table:table-cell>
          <table:table-cell table:number-columns-repeated="8"/>
          <table:table-cell table:formula="of:=ABS(([.C217]-[.B217]))" office:value-type="float" office:value="4.69">
            <text:p>4.69</text:p>
          </table:table-cell>
          <table:table-cell table:number-columns-repeated="9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28.51">
            <text:p>28.51</text:p>
          </table:table-cell>
          <table:table-cell office:value-type="float" office:value="44.9">
            <text:p>44.9</text:p>
          </table:table-cell>
          <table:table-cell table:number-columns-repeated="7"/>
          <table:table-cell table:formula="of:=ABS(([.C218]-[.B218])*100/[.B218])" office:value-type="float" office:value="36.5033407572383">
            <text:p>36.5</text:p>
          </table:table-cell>
          <table:table-cell table:number-columns-repeated="8"/>
          <table:table-cell table:formula="of:=ABS(([.C218]-[.B218]))" office:value-type="float" office:value="16.39">
            <text:p>16.39</text:p>
          </table:table-cell>
          <table:table-cell table:number-columns-repeated="9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35.79">
            <text:p>35.79</text:p>
          </table:table-cell>
          <table:table-cell office:value-type="float" office:value="45.2">
            <text:p>45.2</text:p>
          </table:table-cell>
          <table:table-cell table:number-columns-repeated="7"/>
          <table:table-cell table:formula="of:=ABS(([.C219]-[.B219])*100/[.B219])" office:value-type="float" office:value="20.8185840707965">
            <text:p>20.82</text:p>
          </table:table-cell>
          <table:table-cell table:number-columns-repeated="8"/>
          <table:table-cell table:formula="of:=ABS(([.C219]-[.B219]))" office:value-type="float" office:value="9.41">
            <text:p>9.41</text:p>
          </table:table-cell>
          <table:table-cell table:number-columns-repeated="9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56.51">
            <text:p>56.51</text:p>
          </table:table-cell>
          <table:table-cell office:value-type="float" office:value="65.7">
            <text:p>65.7</text:p>
          </table:table-cell>
          <table:table-cell table:number-columns-repeated="7"/>
          <table:table-cell table:formula="of:=ABS(([.C220]-[.B220])*100/[.B220])" office:value-type="float" office:value="13.9878234398782">
            <text:p>13.99</text:p>
          </table:table-cell>
          <table:table-cell table:number-columns-repeated="8"/>
          <table:table-cell table:formula="of:=ABS(([.C220]-[.B220]))" office:value-type="float" office:value="9.19000000000001">
            <text:p>9.19</text:p>
          </table:table-cell>
          <table:table-cell table:number-columns-repeated="9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52.27">
            <text:p>52.27</text:p>
          </table:table-cell>
          <table:table-cell office:value-type="float" office:value="65.2">
            <text:p>65.2</text:p>
          </table:table-cell>
          <table:table-cell table:number-columns-repeated="7"/>
          <table:table-cell table:formula="of:=ABS(([.C221]-[.B221])*100/[.B221])" office:value-type="float" office:value="19.8312883435583">
            <text:p>19.83</text:p>
          </table:table-cell>
          <table:table-cell table:number-columns-repeated="8"/>
          <table:table-cell table:formula="of:=ABS(([.C221]-[.B221]))" office:value-type="float" office:value="12.93">
            <text:p>12.93</text:p>
          </table:table-cell>
          <table:table-cell table:number-columns-repeated="9"/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45.92">
            <text:p>45.92</text:p>
          </table:table-cell>
          <table:table-cell office:value-type="float" office:value="54.4">
            <text:p>54.4</text:p>
          </table:table-cell>
          <table:table-cell table:number-columns-repeated="7"/>
          <table:table-cell table:formula="of:=ABS(([.C222]-[.B222])*100/[.B222])" office:value-type="float" office:value="15.5882352941176">
            <text:p>15.59</text:p>
          </table:table-cell>
          <table:table-cell table:number-columns-repeated="8"/>
          <table:table-cell table:formula="of:=ABS(([.C222]-[.B222]))" office:value-type="float" office:value="8.48">
            <text:p>8.48</text:p>
          </table:table-cell>
          <table:table-cell table:number-columns-repeated="9"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59.53">
            <text:p>59.53</text:p>
          </table:table-cell>
          <table:table-cell office:value-type="float" office:value="65.3">
            <text:p>65.3</text:p>
          </table:table-cell>
          <table:table-cell table:number-columns-repeated="7"/>
          <table:table-cell table:formula="of:=ABS(([.C223]-[.B223])*100/[.B223])" office:value-type="float" office:value="8.83614088820826">
            <text:p>8.84</text:p>
          </table:table-cell>
          <table:table-cell table:number-columns-repeated="8"/>
          <table:table-cell table:formula="of:=ABS(([.C223]-[.B223]))" office:value-type="float" office:value="5.77">
            <text:p>5.77</text:p>
          </table:table-cell>
          <table:table-cell table:number-columns-repeated="9"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8.01">
            <text:p>8.01</text:p>
          </table:table-cell>
          <table:table-cell office:value-type="float" office:value="22.8">
            <text:p>22.8</text:p>
          </table:table-cell>
          <table:table-cell table:number-columns-repeated="7"/>
          <table:table-cell table:formula="of:=ABS(([.C224]-[.B224])*100/[.B224])" office:value-type="float" office:value="64.8684210526316">
            <text:p>64.87</text:p>
          </table:table-cell>
          <table:table-cell table:number-columns-repeated="8"/>
          <table:table-cell table:formula="of:=ABS(([.C224]-[.B224]))" office:value-type="float" office:value="14.79">
            <text:p>14.79</text:p>
          </table:table-cell>
          <table:table-cell table:number-columns-repeated="9"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35.67">
            <text:p>35.67</text:p>
          </table:table-cell>
          <table:table-cell office:value-type="float" office:value="44.6">
            <text:p>44.6</text:p>
          </table:table-cell>
          <table:table-cell table:number-columns-repeated="7"/>
          <table:table-cell table:formula="of:=ABS(([.C225]-[.B225])*100/[.B225])" office:value-type="float" office:value="20.0224215246637">
            <text:p>20.02</text:p>
          </table:table-cell>
          <table:table-cell table:number-columns-repeated="8"/>
          <table:table-cell table:formula="of:=ABS(([.C225]-[.B225]))" office:value-type="float" office:value="8.93">
            <text:p>8.93</text:p>
          </table:table-cell>
          <table:table-cell table:number-columns-repeated="9"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35.67">
            <text:p>35.67</text:p>
          </table:table-cell>
          <table:table-cell office:value-type="float" office:value="47.6">
            <text:p>47.6</text:p>
          </table:table-cell>
          <table:table-cell table:number-columns-repeated="7"/>
          <table:table-cell table:formula="of:=ABS(([.C226]-[.B226])*100/[.B226])" office:value-type="float" office:value="25.063025210084">
            <text:p>25.06</text:p>
          </table:table-cell>
          <table:table-cell table:number-columns-repeated="8"/>
          <table:table-cell table:formula="of:=ABS(([.C226]-[.B226]))" office:value-type="float" office:value="11.93">
            <text:p>11.93</text:p>
          </table:table-cell>
          <table:table-cell table:number-columns-repeated="9"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25.42">
            <text:p>25.42</text:p>
          </table:table-cell>
          <table:table-cell office:value-type="float" office:value="33.4">
            <text:p>33.4</text:p>
          </table:table-cell>
          <table:table-cell table:number-columns-repeated="7"/>
          <table:table-cell table:formula="of:=ABS(([.C227]-[.B227])*100/[.B227])" office:value-type="float" office:value="23.8922155688623">
            <text:p>23.89</text:p>
          </table:table-cell>
          <table:table-cell table:number-columns-repeated="8"/>
          <table:table-cell table:formula="of:=ABS(([.C227]-[.B227]))" office:value-type="float" office:value="7.98">
            <text:p>7.98</text:p>
          </table:table-cell>
          <table:table-cell table:number-columns-repeated="9"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35.67">
            <text:p>35.67</text:p>
          </table:table-cell>
          <table:table-cell office:value-type="float" office:value="44.1">
            <text:p>44.1</text:p>
          </table:table-cell>
          <table:table-cell table:number-columns-repeated="7"/>
          <table:table-cell table:formula="of:=ABS(([.C228]-[.B228])*100/[.B228])" office:value-type="float" office:value="19.1156462585034">
            <text:p>19.12</text:p>
          </table:table-cell>
          <table:table-cell table:number-columns-repeated="8"/>
          <table:table-cell table:formula="of:=ABS(([.C228]-[.B228]))" office:value-type="float" office:value="8.43">
            <text:p>8.43</text:p>
          </table:table-cell>
          <table:table-cell table:number-columns-repeated="9"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8.01">
            <text:p>8.01</text:p>
          </table:table-cell>
          <table:table-cell office:value-type="float" office:value="20.9">
            <text:p>20.9</text:p>
          </table:table-cell>
          <table:table-cell table:number-columns-repeated="7"/>
          <table:table-cell table:formula="of:=ABS(([.C229]-[.B229])*100/[.B229])" office:value-type="float" office:value="61.6746411483254">
            <text:p>61.67</text:p>
          </table:table-cell>
          <table:table-cell table:number-columns-repeated="8"/>
          <table:table-cell table:formula="of:=ABS(([.C229]-[.B229]))" office:value-type="float" office:value="12.89">
            <text:p>12.89</text:p>
          </table:table-cell>
          <table:table-cell table:number-columns-repeated="9"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 table:number-columns-repeated="7"/>
          <table:table-cell table:formula="of:=ABS(([.C230]-[.B230])*100/[.B230])" office:value-type="float" office:value="36.8221574344023">
            <text:p>36.82</text:p>
          </table:table-cell>
          <table:table-cell table:number-columns-repeated="8"/>
          <table:table-cell table:formula="of:=ABS(([.C230]-[.B230]))" office:value-type="float" office:value="12.63">
            <text:p>12.63</text:p>
          </table:table-cell>
          <table:table-cell table:number-columns-repeated="9"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21.67">
            <text:p>21.67</text:p>
          </table:table-cell>
          <table:table-cell office:value-type="float" office:value="36.5">
            <text:p>36.5</text:p>
          </table:table-cell>
          <table:table-cell table:number-columns-repeated="7"/>
          <table:table-cell table:formula="of:=ABS(([.C231]-[.B231])*100/[.B231])" office:value-type="float" office:value="40.6301369863014">
            <text:p>40.63</text:p>
          </table:table-cell>
          <table:table-cell table:number-columns-repeated="8"/>
          <table:table-cell table:formula="of:=ABS(([.C231]-[.B231]))" office:value-type="float" office:value="14.83">
            <text:p>14.83</text:p>
          </table:table-cell>
          <table:table-cell table:number-columns-repeated="9"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52.27">
            <text:p>52.27</text:p>
          </table:table-cell>
          <table:table-cell office:value-type="float" office:value="67.9">
            <text:p>67.9</text:p>
          </table:table-cell>
          <table:table-cell table:number-columns-repeated="7"/>
          <table:table-cell table:formula="of:=ABS(([.C232]-[.B232])*100/[.B232])" office:value-type="float" office:value="23.019145802651">
            <text:p>23.02</text:p>
          </table:table-cell>
          <table:table-cell table:number-columns-repeated="8"/>
          <table:table-cell table:formula="of:=ABS(([.C232]-[.B232]))" office:value-type="float" office:value="15.63">
            <text:p>15.63</text:p>
          </table:table-cell>
          <table:table-cell table:number-columns-repeated="9"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25.42">
            <text:p>25.42</text:p>
          </table:table-cell>
          <table:table-cell office:value-type="float" office:value="28.1">
            <text:p>28.1</text:p>
          </table:table-cell>
          <table:table-cell table:number-columns-repeated="7"/>
          <table:table-cell table:formula="of:=ABS(([.C233]-[.B233])*100/[.B233])" office:value-type="float" office:value="9.53736654804271">
            <text:p>9.54</text:p>
          </table:table-cell>
          <table:table-cell table:number-columns-repeated="8"/>
          <table:table-cell table:formula="of:=ABS(([.C233]-[.B233]))" office:value-type="float" office:value="2.68">
            <text:p>2.68</text:p>
          </table:table-cell>
          <table:table-cell table:number-columns-repeated="9"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45.92">
            <text:p>45.92</text:p>
          </table:table-cell>
          <table:table-cell office:value-type="float" office:value="58.3">
            <text:p>58.3</text:p>
          </table:table-cell>
          <table:table-cell table:number-columns-repeated="7"/>
          <table:table-cell table:formula="of:=ABS(([.C234]-[.B234])*100/[.B234])" office:value-type="float" office:value="21.2349914236707">
            <text:p>21.23</text:p>
          </table:table-cell>
          <table:table-cell table:number-columns-repeated="8"/>
          <table:table-cell table:formula="of:=ABS(([.C234]-[.B234]))" office:value-type="float" office:value="12.38">
            <text:p>12.38</text:p>
          </table:table-cell>
          <table:table-cell table:number-columns-repeated="9"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 table:number-columns-repeated="7"/>
          <table:table-cell table:formula="of:=ABS(([.C235]-[.B235])*100/[.B235])" office:value-type="float" office:value="36.8221574344023">
            <text:p>36.82</text:p>
          </table:table-cell>
          <table:table-cell table:number-columns-repeated="8"/>
          <table:table-cell table:formula="of:=ABS(([.C235]-[.B235]))" office:value-type="float" office:value="12.63">
            <text:p>12.63</text:p>
          </table:table-cell>
          <table:table-cell table:number-columns-repeated="9"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21.67">
            <text:p>21.67</text:p>
          </table:table-cell>
          <table:table-cell office:value-type="float" office:value="35">
            <text:p>35</text:p>
          </table:table-cell>
          <table:table-cell table:number-columns-repeated="7"/>
          <table:table-cell table:formula="of:=ABS(([.C236]-[.B236])*100/[.B236])" office:value-type="float" office:value="38.0857142857143">
            <text:p>38.09</text:p>
          </table:table-cell>
          <table:table-cell table:number-columns-repeated="8"/>
          <table:table-cell table:formula="of:=ABS(([.C236]-[.B236]))" office:value-type="float" office:value="13.33">
            <text:p>13.33</text:p>
          </table:table-cell>
          <table:table-cell table:number-columns-repeated="9"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35.67">
            <text:p>35.67</text:p>
          </table:table-cell>
          <table:table-cell office:value-type="float" office:value="45.1">
            <text:p>45.1</text:p>
          </table:table-cell>
          <table:table-cell table:number-columns-repeated="7"/>
          <table:table-cell table:formula="of:=ABS(([.C237]-[.B237])*100/[.B237])" office:value-type="float" office:value="20.9090909090909">
            <text:p>20.91</text:p>
          </table:table-cell>
          <table:table-cell table:number-columns-repeated="8"/>
          <table:table-cell table:formula="of:=ABS(([.C237]-[.B237]))" office:value-type="float" office:value="9.43">
            <text:p>9.43</text:p>
          </table:table-cell>
          <table:table-cell table:number-columns-repeated="9"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35.67">
            <text:p>35.67</text:p>
          </table:table-cell>
          <table:table-cell office:value-type="float" office:value="45.2">
            <text:p>45.2</text:p>
          </table:table-cell>
          <table:table-cell table:number-columns-repeated="7"/>
          <table:table-cell table:formula="of:=ABS(([.C238]-[.B238])*100/[.B238])" office:value-type="float" office:value="21.0840707964602">
            <text:p>21.08</text:p>
          </table:table-cell>
          <table:table-cell table:number-columns-repeated="8"/>
          <table:table-cell table:formula="of:=ABS(([.C238]-[.B238]))" office:value-type="float" office:value="9.53">
            <text:p>9.53</text:p>
          </table:table-cell>
          <table:table-cell table:number-columns-repeated="9"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35.67">
            <text:p>35.67</text:p>
          </table:table-cell>
          <table:table-cell office:value-type="float" office:value="46.5">
            <text:p>46.5</text:p>
          </table:table-cell>
          <table:table-cell table:number-columns-repeated="7"/>
          <table:table-cell table:formula="of:=ABS(([.C239]-[.B239])*100/[.B239])" office:value-type="float" office:value="23.2903225806452">
            <text:p>23.29</text:p>
          </table:table-cell>
          <table:table-cell table:number-columns-repeated="8"/>
          <table:table-cell table:formula="of:=ABS(([.C239]-[.B239]))" office:value-type="float" office:value="10.83">
            <text:p>10.83</text:p>
          </table:table-cell>
          <table:table-cell table:number-columns-repeated="9"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-6.33">
            <text:p>-6.33</text:p>
          </table:table-cell>
          <table:table-cell office:value-type="float" office:value="27.5">
            <text:p>27.5</text:p>
          </table:table-cell>
          <table:table-cell table:number-columns-repeated="7"/>
          <table:table-cell table:formula="of:=ABS(([.C240]-[.B240])*100/[.B240])" office:value-type="float" office:value="123.018181818182">
            <text:p>123.02</text:p>
          </table:table-cell>
          <table:table-cell table:number-columns-repeated="8"/>
          <table:table-cell table:formula="of:=ABS(([.C240]-[.B240]))" office:value-type="float" office:value="33.83">
            <text:p>33.83</text:p>
          </table:table-cell>
          <table:table-cell table:number-columns-repeated="9"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21.67">
            <text:p>21.67</text:p>
          </table:table-cell>
          <table:table-cell office:value-type="float" office:value="30.8">
            <text:p>30.8</text:p>
          </table:table-cell>
          <table:table-cell table:number-columns-repeated="7"/>
          <table:table-cell table:formula="of:=ABS(([.C241]-[.B241])*100/[.B241])" office:value-type="float" office:value="29.6428571428571">
            <text:p>29.64</text:p>
          </table:table-cell>
          <table:table-cell table:number-columns-repeated="8"/>
          <table:table-cell table:formula="of:=ABS(([.C241]-[.B241]))" office:value-type="float" office:value="9.13">
            <text:p>9.13</text:p>
          </table:table-cell>
          <table:table-cell table:number-columns-repeated="9"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35.67">
            <text:p>35.67</text:p>
          </table:table-cell>
          <table:table-cell office:value-type="float" office:value="43.8">
            <text:p>43.8</text:p>
          </table:table-cell>
          <table:table-cell table:number-columns-repeated="7"/>
          <table:table-cell table:formula="of:=ABS(([.C242]-[.B242])*100/[.B242])" office:value-type="float" office:value="18.5616438356164">
            <text:p>18.56</text:p>
          </table:table-cell>
          <table:table-cell table:number-columns-repeated="8"/>
          <table:table-cell table:formula="of:=ABS(([.C242]-[.B242]))" office:value-type="float" office:value="8.13">
            <text:p>8.13</text:p>
          </table:table-cell>
          <table:table-cell table:number-columns-repeated="9"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-6.33">
            <text:p>-6.33</text:p>
          </table:table-cell>
          <table:table-cell office:value-type="float" office:value="23.7">
            <text:p>23.7</text:p>
          </table:table-cell>
          <table:table-cell table:number-columns-repeated="7"/>
          <table:table-cell table:formula="of:=ABS(([.C243]-[.B243])*100/[.B243])" office:value-type="float" office:value="126.708860759494">
            <text:p>126.71</text:p>
          </table:table-cell>
          <table:table-cell table:number-columns-repeated="8"/>
          <table:table-cell table:formula="of:=ABS(([.C243]-[.B243]))" office:value-type="float" office:value="30.03">
            <text:p>30.03</text:p>
          </table:table-cell>
          <table:table-cell table:number-columns-repeated="9"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35.67">
            <text:p>35.67</text:p>
          </table:table-cell>
          <table:table-cell office:value-type="float" office:value="36">
            <text:p>36</text:p>
          </table:table-cell>
          <table:table-cell table:number-columns-repeated="7"/>
          <table:table-cell table:formula="of:=ABS(([.C244]-[.B244])*100/[.B244])" office:value-type="float" office:value="0.916666666666662">
            <text:p>0.92</text:p>
          </table:table-cell>
          <table:table-cell table:number-columns-repeated="8"/>
          <table:table-cell table:formula="of:=ABS(([.C244]-[.B244]))" office:value-type="float" office:value="0.329999999999998">
            <text:p>0.33</text:p>
          </table:table-cell>
          <table:table-cell table:number-columns-repeated="9"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35.34">
            <text:p>35.34</text:p>
          </table:table-cell>
          <table:table-cell office:value-type="float" office:value="57.7">
            <text:p>57.7</text:p>
          </table:table-cell>
          <table:table-cell table:number-columns-repeated="7"/>
          <table:table-cell table:formula="of:=ABS(([.C245]-[.B245])*100/[.B245])" office:value-type="float" office:value="38.7521663778163">
            <text:p>38.75</text:p>
          </table:table-cell>
          <table:table-cell table:number-columns-repeated="8"/>
          <table:table-cell table:formula="of:=ABS(([.C245]-[.B245]))" office:value-type="float" office:value="22.36">
            <text:p>22.36</text:p>
          </table:table-cell>
          <table:table-cell table:number-columns-repeated="9"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35.34">
            <text:p>35.34</text:p>
          </table:table-cell>
          <table:table-cell office:value-type="float" office:value="55.2">
            <text:p>55.2</text:p>
          </table:table-cell>
          <table:table-cell table:number-columns-repeated="7"/>
          <table:table-cell table:formula="of:=ABS(([.C246]-[.B246])*100/[.B246])" office:value-type="float" office:value="35.9782608695652">
            <text:p>35.98</text:p>
          </table:table-cell>
          <table:table-cell table:number-columns-repeated="8"/>
          <table:table-cell table:formula="of:=ABS(([.C246]-[.B246]))" office:value-type="float" office:value="19.86">
            <text:p>19.86</text:p>
          </table:table-cell>
          <table:table-cell table:number-columns-repeated="9"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35.67">
            <text:p>35.67</text:p>
          </table:table-cell>
          <table:table-cell office:value-type="float" office:value="44.9">
            <text:p>44.9</text:p>
          </table:table-cell>
          <table:table-cell table:number-columns-repeated="7"/>
          <table:table-cell table:formula="of:=ABS(([.C247]-[.B247])*100/[.B247])" office:value-type="float" office:value="20.5567928730512">
            <text:p>20.56</text:p>
          </table:table-cell>
          <table:table-cell table:number-columns-repeated="8"/>
          <table:table-cell table:formula="of:=ABS(([.C247]-[.B247]))" office:value-type="float" office:value="9.23">
            <text:p>9.23</text:p>
          </table:table-cell>
          <table:table-cell table:number-columns-repeated="9"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35.67">
            <text:p>35.67</text:p>
          </table:table-cell>
          <table:table-cell office:value-type="float" office:value="47.7">
            <text:p>47.7</text:p>
          </table:table-cell>
          <table:table-cell table:number-columns-repeated="7"/>
          <table:table-cell table:formula="of:=ABS(([.C248]-[.B248])*100/[.B248])" office:value-type="float" office:value="25.2201257861635">
            <text:p>25.22</text:p>
          </table:table-cell>
          <table:table-cell table:number-columns-repeated="8"/>
          <table:table-cell table:formula="of:=ABS(([.C248]-[.B248]))" office:value-type="float" office:value="12.03">
            <text:p>12.03</text:p>
          </table:table-cell>
          <table:table-cell table:number-columns-repeated="9"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45.92">
            <text:p>45.92</text:p>
          </table:table-cell>
          <table:table-cell office:value-type="float" office:value="55.1">
            <text:p>55.1</text:p>
          </table:table-cell>
          <table:table-cell table:number-columns-repeated="7"/>
          <table:table-cell table:formula="of:=ABS(([.C249]-[.B249])*100/[.B249])" office:value-type="float" office:value="16.6606170598911">
            <text:p>16.66</text:p>
          </table:table-cell>
          <table:table-cell table:number-columns-repeated="8"/>
          <table:table-cell table:formula="of:=ABS(([.C249]-[.B249]))" office:value-type="float" office:value="9.18">
            <text:p>9.18</text:p>
          </table:table-cell>
          <table:table-cell table:number-columns-repeated="9"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35.34">
            <text:p>35.34</text:p>
          </table:table-cell>
          <table:table-cell office:value-type="float" office:value="55.7">
            <text:p>55.7</text:p>
          </table:table-cell>
          <table:table-cell table:number-columns-repeated="7"/>
          <table:table-cell table:formula="of:=ABS(([.C250]-[.B250])*100/[.B250])" office:value-type="float" office:value="36.5529622980251">
            <text:p>36.55</text:p>
          </table:table-cell>
          <table:table-cell table:number-columns-repeated="8"/>
          <table:table-cell table:formula="of:=ABS(([.C250]-[.B250]))" office:value-type="float" office:value="20.36">
            <text:p>20.36</text:p>
          </table:table-cell>
          <table:table-cell table:number-columns-repeated="9"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35.34">
            <text:p>35.34</text:p>
          </table:table-cell>
          <table:table-cell office:value-type="float" office:value="56.1">
            <text:p>56.1</text:p>
          </table:table-cell>
          <table:table-cell table:number-columns-repeated="7"/>
          <table:table-cell table:formula="of:=ABS(([.C251]-[.B251])*100/[.B251])" office:value-type="float" office:value="37.0053475935829">
            <text:p>37.01</text:p>
          </table:table-cell>
          <table:table-cell table:number-columns-repeated="8"/>
          <table:table-cell table:formula="of:=ABS(([.C251]-[.B251]))" office:value-type="float" office:value="20.76">
            <text:p>20.76</text:p>
          </table:table-cell>
          <table:table-cell table:number-columns-repeated="9"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-6.33">
            <text:p>-6.33</text:p>
          </table:table-cell>
          <table:table-cell office:value-type="float" office:value="16.6">
            <text:p>16.6</text:p>
          </table:table-cell>
          <table:table-cell table:number-columns-repeated="7"/>
          <table:table-cell table:formula="of:=ABS(([.C252]-[.B252])*100/[.B252])" office:value-type="float" office:value="138.132530120482">
            <text:p>138.13</text:p>
          </table:table-cell>
          <table:table-cell table:number-columns-repeated="8"/>
          <table:table-cell table:formula="of:=ABS(([.C252]-[.B252]))" office:value-type="float" office:value="22.93">
            <text:p>22.93</text:p>
          </table:table-cell>
          <table:table-cell table:number-columns-repeated="9"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35.67">
            <text:p>35.67</text:p>
          </table:table-cell>
          <table:table-cell office:value-type="float" office:value="47.4">
            <text:p>47.4</text:p>
          </table:table-cell>
          <table:table-cell table:number-columns-repeated="7"/>
          <table:table-cell table:formula="of:=ABS(([.C253]-[.B253])*100/[.B253])" office:value-type="float" office:value="24.746835443038">
            <text:p>24.75</text:p>
          </table:table-cell>
          <table:table-cell table:number-columns-repeated="8"/>
          <table:table-cell table:formula="of:=ABS(([.C253]-[.B253]))" office:value-type="float" office:value="11.73">
            <text:p>11.73</text:p>
          </table:table-cell>
          <table:table-cell table:number-columns-repeated="9"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35.34">
            <text:p>35.34</text:p>
          </table:table-cell>
          <table:table-cell office:value-type="float" office:value="53.9">
            <text:p>53.9</text:p>
          </table:table-cell>
          <table:table-cell table:number-columns-repeated="7"/>
          <table:table-cell table:formula="of:=ABS(([.C254]-[.B254])*100/[.B254])" office:value-type="float" office:value="34.4341372912801">
            <text:p>34.43</text:p>
          </table:table-cell>
          <table:table-cell table:number-columns-repeated="8"/>
          <table:table-cell table:formula="of:=ABS(([.C254]-[.B254]))" office:value-type="float" office:value="18.56">
            <text:p>18.56</text:p>
          </table:table-cell>
          <table:table-cell table:number-columns-repeated="9"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35.34">
            <text:p>35.34</text:p>
          </table:table-cell>
          <table:table-cell office:value-type="float" office:value="59.6">
            <text:p>59.6</text:p>
          </table:table-cell>
          <table:table-cell table:number-columns-repeated="7"/>
          <table:table-cell table:formula="of:=ABS(([.C255]-[.B255])*100/[.B255])" office:value-type="float" office:value="40.7046979865772">
            <text:p>40.7</text:p>
          </table:table-cell>
          <table:table-cell table:number-columns-repeated="8"/>
          <table:table-cell table:formula="of:=ABS(([.C255]-[.B255]))" office:value-type="float" office:value="24.26">
            <text:p>24.26</text:p>
          </table:table-cell>
          <table:table-cell table:number-columns-repeated="9"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44.07">
            <text:p>44.07</text:p>
          </table:table-cell>
          <table:table-cell office:value-type="float" office:value="58.1">
            <text:p>58.1</text:p>
          </table:table-cell>
          <table:table-cell table:number-columns-repeated="7"/>
          <table:table-cell table:formula="of:=ABS(([.C256]-[.B256])*100/[.B256])" office:value-type="float" office:value="24.1480206540447">
            <text:p>24.15</text:p>
          </table:table-cell>
          <table:table-cell table:number-columns-repeated="8"/>
          <table:table-cell table:formula="of:=ABS(([.C256]-[.B256]))" office:value-type="float" office:value="14.03">
            <text:p>14.03</text:p>
          </table:table-cell>
          <table:table-cell table:number-columns-repeated="9"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21.67">
            <text:p>21.67</text:p>
          </table:table-cell>
          <table:table-cell office:value-type="float" office:value="36.1">
            <text:p>36.1</text:p>
          </table:table-cell>
          <table:table-cell table:number-columns-repeated="7"/>
          <table:table-cell table:formula="of:=ABS(([.C257]-[.B257])*100/[.B257])" office:value-type="float" office:value="39.9722991689751">
            <text:p>39.97</text:p>
          </table:table-cell>
          <table:table-cell table:number-columns-repeated="8"/>
          <table:table-cell table:formula="of:=ABS(([.C257]-[.B257]))" office:value-type="float" office:value="14.43">
            <text:p>14.4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/>
          <table:table-cell table:number-columns-repeated="6"/>
          <table:table-cell office:value-type="string">
            <text:p>average</text:p>
          </table:table-cell>
          <table:table-cell table:formula="of:=AVERAGE([.L206:.L257])" office:value-type="float" office:value="33.1357534348454">
            <text:p>33.14</text:p>
          </table:table-cell>
          <table:table-cell table:number-columns-repeated="7"/>
          <table:table-cell office:value-type="string">
            <text:p>average</text:p>
          </table:table-cell>
          <table:table-cell table:formula="of:=AVERAGE([.U206:.U257])" office:value-type="float" office:value="12.7717307692308">
            <text:p>12.77</text:p>
          </table:table-cell>
          <table:table-cell table:number-columns-repeated="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wet91 </text:p>
          </table:table-cell>
          <table:table-cell office:value-type="string">
            <text:p><text:s/>TmExp 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wet91 </text:p>
          </table:table-cell>
          <table:table-cell table:number-columns-repeated="7"/>
          <table:table-cell office:value-type="string">
            <text:p>error degree difference (ABS(Texp – Tcomp))</text:p>
          </table:table-cell>
          <table:table-cell office:value-type="string">
            <text:p><text:s/>wet91 </text:p>
          </table:table-cell>
          <table:table-cell/>
          <table:table-cell>
            <draw:frame table:end-cell-address="Approximative.AC276" table:end-x="1.585cm" table:end-y="0.036cm" draw:z-index="6" draw:style-name="gr1" svg:width="13.278cm" svg:height="5.939cm" svg:x="1.907cm" svg:y="0.074cm">
              <draw:object draw:notify-on-update-of-ranges="Approximative.C258:Approximative.C258 Approximative.C259:Approximative.C275 Approximative.B259:Approximative.B275 Approximative.D258:Approximative.D258 Approximative.D259:Approximative.D275 Approximative.B259:Approximative.B27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17.96">
            <text:p>17.96</text:p>
          </table:table-cell>
          <table:table-cell office:value-type="float" office:value="31.5">
            <text:p>31.5</text:p>
          </table:table-cell>
          <table:table-cell table:number-columns-repeated="7"/>
          <table:table-cell table:formula="of:=ABS(([.C263]-[.B263])*100/[.B263])" office:value-type="float" office:value="42.984126984127">
            <text:p>42.98</text:p>
          </table:table-cell>
          <table:table-cell table:number-columns-repeated="8"/>
          <table:table-cell table:formula="of:=ABS(([.C263]-[.B263]))" office:value-type="float" office:value="13.54">
            <text:p>13.54</text:p>
          </table:table-cell>
          <table:table-cell table:number-columns-repeated="9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25.42">
            <text:p>25.42</text:p>
          </table:table-cell>
          <table:table-cell office:value-type="float" office:value="36.9">
            <text:p>36.9</text:p>
          </table:table-cell>
          <table:table-cell table:number-columns-repeated="7"/>
          <table:table-cell table:formula="of:=ABS(([.C264]-[.B264])*100/[.B264])" office:value-type="float" office:value="31.1111111111111">
            <text:p>31.11</text:p>
          </table:table-cell>
          <table:table-cell table:number-columns-repeated="8"/>
          <table:table-cell table:formula="of:=ABS(([.C264]-[.B264]))" office:value-type="float" office:value="11.48">
            <text:p>11.48</text:p>
          </table:table-cell>
          <table:table-cell table:number-columns-repeated="9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36.01">
            <text:p>36.01</text:p>
          </table:table-cell>
          <table:table-cell office:value-type="float" office:value="36.3">
            <text:p>36.3</text:p>
          </table:table-cell>
          <table:table-cell table:number-columns-repeated="7"/>
          <table:table-cell table:formula="of:=ABS(([.C265]-[.B265])*100/[.B265])" office:value-type="float" office:value="0.798898071625342">
            <text:p>0.8</text:p>
          </table:table-cell>
          <table:table-cell table:number-columns-repeated="8"/>
          <table:table-cell table:formula="of:=ABS(([.C265]-[.B265]))" office:value-type="float" office:value="0.289999999999999">
            <text:p>0.29</text:p>
          </table:table-cell>
          <table:table-cell table:number-columns-repeated="9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58.31">
            <text:p>58.31</text:p>
          </table:table-cell>
          <table:table-cell office:value-type="float" office:value="67.6">
            <text:p>67.6</text:p>
          </table:table-cell>
          <table:table-cell table:number-columns-repeated="7"/>
          <table:table-cell table:formula="of:=ABS(([.C266]-[.B266])*100/[.B266])" office:value-type="float" office:value="13.7426035502958">
            <text:p>13.74</text:p>
          </table:table-cell>
          <table:table-cell table:number-columns-repeated="8"/>
          <table:table-cell table:formula="of:=ABS(([.C266]-[.B266]))" office:value-type="float" office:value="9.28999999999999">
            <text:p>9.29</text:p>
          </table:table-cell>
          <table:table-cell table:number-columns-repeated="9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35.79">
            <text:p>35.79</text:p>
          </table:table-cell>
          <table:table-cell office:value-type="float" office:value="47.3">
            <text:p>47.3</text:p>
          </table:table-cell>
          <table:table-cell table:number-columns-repeated="7"/>
          <table:table-cell table:formula="of:=ABS(([.C267]-[.B267])*100/[.B267])" office:value-type="float" office:value="24.3340380549683">
            <text:p>24.33</text:p>
          </table:table-cell>
          <table:table-cell table:number-columns-repeated="8"/>
          <table:table-cell table:formula="of:=ABS(([.C267]-[.B267]))" office:value-type="float" office:value="11.51">
            <text:p>11.51</text:p>
          </table:table-cell>
          <table:table-cell table:number-columns-repeated="9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54.58">
            <text:p>54.58</text:p>
          </table:table-cell>
          <table:table-cell office:value-type="float" office:value="63.5">
            <text:p>63.5</text:p>
          </table:table-cell>
          <table:table-cell table:number-columns-repeated="7"/>
          <table:table-cell table:formula="of:=ABS(([.C268]-[.B268])*100/[.B268])" office:value-type="float" office:value="14.0472440944882">
            <text:p>14.05</text:p>
          </table:table-cell>
          <table:table-cell table:number-columns-repeated="8"/>
          <table:table-cell table:formula="of:=ABS(([.C268]-[.B268]))" office:value-type="float" office:value="8.92">
            <text:p>8.92</text:p>
          </table:table-cell>
          <table:table-cell table:number-columns-repeated="9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31.23">
            <text:p>31.23</text:p>
          </table:table-cell>
          <table:table-cell office:value-type="float" office:value="44.2">
            <text:p>44.2</text:p>
          </table:table-cell>
          <table:table-cell table:number-columns-repeated="7"/>
          <table:table-cell table:formula="of:=ABS(([.C269]-[.B269])*100/[.B269])" office:value-type="float" office:value="29.3438914027149">
            <text:p>29.34</text:p>
          </table:table-cell>
          <table:table-cell table:number-columns-repeated="8"/>
          <table:table-cell table:formula="of:=ABS(([.C269]-[.B269]))" office:value-type="float" office:value="12.97">
            <text:p>12.97</text:p>
          </table:table-cell>
          <table:table-cell table:number-columns-repeated="9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14.84">
            <text:p>14.84</text:p>
          </table:table-cell>
          <table:table-cell office:value-type="float" office:value="33.2">
            <text:p>33.2</text:p>
          </table:table-cell>
          <table:table-cell table:number-columns-repeated="7"/>
          <table:table-cell table:formula="of:=ABS(([.C270]-[.B270])*100/[.B270])" office:value-type="float" office:value="55.3012048192771">
            <text:p>55.3</text:p>
          </table:table-cell>
          <table:table-cell table:number-columns-repeated="8"/>
          <table:table-cell table:formula="of:=ABS(([.C270]-[.B270]))" office:value-type="float" office:value="18.36">
            <text:p>18.36</text:p>
          </table:table-cell>
          <table:table-cell table:number-columns-repeated="9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15.17">
            <text:p>15.17</text:p>
          </table:table-cell>
          <table:table-cell office:value-type="float" office:value="31.2">
            <text:p>31.2</text:p>
          </table:table-cell>
          <table:table-cell table:number-columns-repeated="7"/>
          <table:table-cell table:formula="of:=ABS(([.C271]-[.B271])*100/[.B271])" office:value-type="float" office:value="51.3782051282051">
            <text:p>51.38</text:p>
          </table:table-cell>
          <table:table-cell table:number-columns-repeated="8"/>
          <table:table-cell table:formula="of:=ABS(([.C271]-[.B271]))" office:value-type="float" office:value="16.03">
            <text:p>16.03</text:p>
          </table:table-cell>
          <table:table-cell table:number-columns-repeated="9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4.11">
            <text:p>54.11</text:p>
          </table:table-cell>
          <table:table-cell office:value-type="float" office:value="58.8">
            <text:p>58.8</text:p>
          </table:table-cell>
          <table:table-cell table:number-columns-repeated="7"/>
          <table:table-cell table:formula="of:=ABS(([.C272]-[.B272])*100/[.B272])" office:value-type="float" office:value="7.97619047619047">
            <text:p>7.98</text:p>
          </table:table-cell>
          <table:table-cell table:number-columns-repeated="8"/>
          <table:table-cell table:formula="of:=ABS(([.C272]-[.B272]))" office:value-type="float" office:value="4.69">
            <text:p>4.69</text:p>
          </table:table-cell>
          <table:table-cell table:number-columns-repeated="9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31.23">
            <text:p>31.23</text:p>
          </table:table-cell>
          <table:table-cell office:value-type="float" office:value="41.4">
            <text:p>41.4</text:p>
          </table:table-cell>
          <table:table-cell table:number-columns-repeated="7"/>
          <table:table-cell table:formula="of:=ABS(([.C273]-[.B273])*100/[.B273])" office:value-type="float" office:value="24.5652173913043">
            <text:p>24.57</text:p>
          </table:table-cell>
          <table:table-cell table:number-columns-repeated="8"/>
          <table:table-cell table:formula="of:=ABS(([.C273]-[.B273]))" office:value-type="float" office:value="10.17">
            <text:p>10.17</text:p>
          </table:table-cell>
          <table:table-cell table:number-columns-repeated="9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28.51">
            <text:p>28.51</text:p>
          </table:table-cell>
          <table:table-cell office:value-type="float" office:value="33.2">
            <text:p>33.2</text:p>
          </table:table-cell>
          <table:table-cell table:number-columns-repeated="7"/>
          <table:table-cell table:formula="of:=ABS(([.C274]-[.B274])*100/[.B274])" office:value-type="float" office:value="14.1265060240964">
            <text:p>14.13</text:p>
          </table:table-cell>
          <table:table-cell table:number-columns-repeated="8"/>
          <table:table-cell table:formula="of:=ABS(([.C274]-[.B274]))" office:value-type="float" office:value="4.69">
            <text:p>4.69</text:p>
          </table:table-cell>
          <table:table-cell table:number-columns-repeated="9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28.51">
            <text:p>28.51</text:p>
          </table:table-cell>
          <table:table-cell office:value-type="float" office:value="44.9">
            <text:p>44.9</text:p>
          </table:table-cell>
          <table:table-cell table:number-columns-repeated="7"/>
          <table:table-cell table:formula="of:=ABS(([.C275]-[.B275])*100/[.B275])" office:value-type="float" office:value="36.5033407572383">
            <text:p>36.5</text:p>
          </table:table-cell>
          <table:table-cell table:number-columns-repeated="8"/>
          <table:table-cell table:formula="of:=ABS(([.C275]-[.B275]))" office:value-type="float" office:value="16.39">
            <text:p>16.39</text:p>
          </table:table-cell>
          <table:table-cell table:number-columns-repeated="9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35.79">
            <text:p>35.79</text:p>
          </table:table-cell>
          <table:table-cell office:value-type="float" office:value="45.2">
            <text:p>45.2</text:p>
          </table:table-cell>
          <table:table-cell table:number-columns-repeated="7"/>
          <table:table-cell table:formula="of:=ABS(([.C276]-[.B276])*100/[.B276])" office:value-type="float" office:value="20.8185840707965">
            <text:p>20.82</text:p>
          </table:table-cell>
          <table:table-cell table:number-columns-repeated="8"/>
          <table:table-cell table:formula="of:=ABS(([.C276]-[.B276]))" office:value-type="float" office:value="9.41">
            <text:p>9.41</text:p>
          </table:table-cell>
          <table:table-cell table:number-columns-repeated="9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56.51">
            <text:p>56.51</text:p>
          </table:table-cell>
          <table:table-cell office:value-type="float" office:value="65.7">
            <text:p>65.7</text:p>
          </table:table-cell>
          <table:table-cell table:number-columns-repeated="7"/>
          <table:table-cell table:formula="of:=ABS(([.C277]-[.B277])*100/[.B277])" office:value-type="float" office:value="13.9878234398782">
            <text:p>13.99</text:p>
          </table:table-cell>
          <table:table-cell table:number-columns-repeated="8"/>
          <table:table-cell table:formula="of:=ABS(([.C277]-[.B277]))" office:value-type="float" office:value="9.19000000000001">
            <text:p>9.19</text:p>
          </table:table-cell>
          <table:table-cell table:number-columns-repeated="9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52.27">
            <text:p>52.27</text:p>
          </table:table-cell>
          <table:table-cell office:value-type="float" office:value="65.2">
            <text:p>65.2</text:p>
          </table:table-cell>
          <table:table-cell table:number-columns-repeated="7"/>
          <table:table-cell table:formula="of:=ABS(([.C278]-[.B278])*100/[.B278])" office:value-type="float" office:value="19.8312883435583">
            <text:p>19.83</text:p>
          </table:table-cell>
          <table:table-cell table:number-columns-repeated="8"/>
          <table:table-cell table:formula="of:=ABS(([.C278]-[.B278]))" office:value-type="float" office:value="12.93">
            <text:p>12.9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f:=AVERAGE([.L263:.L278])" office:value-type="float" office:value="25.0531421074922">
            <text:p>25.05</text:p>
          </table:table-cell>
          <table:table-cell table:number-columns-repeated="7"/>
          <table:table-cell office:value-type="string">
            <text:p>average</text:p>
          </table:table-cell>
          <table:table-cell table:formula="of:=AVERAGE([.U263:.U278])" office:value-type="float" office:value="10.61625">
            <text:p>10.6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omputational Neurobiology</meta:initial-creator>
    <meta:creation-date>2009-06-29T11:43:00</meta:creation-date>
    <dc:creator>Marine </dc:creator>
    <dc:date>2013-02-10T16:27:29</dc:date>
    <meta:editing-cycles>109</meta:editing-cycles>
    <meta:editing-duration>PT17H40M2S</meta:editing-duration>
    <meta:document-statistic meta:table-count="4" meta:cell-count="8402" meta:object-count="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 chart:regression-type="linear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graphic-properties svg:stroke-width="0cm" svg:stroke-color="#314004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3.256cm" svg:height="8.593cm" chart:class="chart:scatter" chart:style-name="ch1">
        <chart:title svg:x="5.027cm" svg:y="0.171cm" chart:style-name="ch2">
          <text:p>DNA sequences</text:p>
        </chart:title>
        <chart:subtitle svg:x="4.524cm" svg:y="0.927cm" chart:style-name="ch3">
          <text:p>No self complementarity</text:p>
        </chart:subtitle>
        <chart:legend chart:legend-position="end" svg:x="10.093cm" svg:y="2.187cm" chart:style-name="ch4"/>
        <chart:plot-area chart:style-name="ch5" table:cell-range-address="'MELTING 5'.B6:'MELTING 5'.I22 'MELTING 5'.C5:'MELTING 5'.I22 'MELTING 5'.B5:'MELTING 5'.B5" chart:data-source-has-labels="row" svg:x="0.328cm" svg:y="1.626cm" svg:width="9.498cm" svg:height="6.653cm">
          <chart:axis chart:dimension="x" chart:name="primary-x" chart:style-name="ch6">
            <chart:title svg:x="4.189cm" svg:y="7.826cm" chart:style-name="ch7">
              <text:p>experimental Tm</text:p>
            </chart:title>
          </chart:axis>
          <chart:axis chart:dimension="y" chart:name="primary-y" chart:style-name="ch6">
            <chart:title svg:x="0.266cm" svg:y="5.618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6:'MELTING 5'.C22" chart:label-cell-address="'MELTING 5'.C5:'MELTING 5'.C5" chart:class="chart:scatter">
            <chart:domain table:cell-range-address="'MELTING 5'.B6:'MELTING 5'.B22"/>
            <chart:data-point chart:repeated="17"/>
          </chart:series>
          <chart:series chart:style-name="ch11" chart:values-cell-range-address="'MELTING 5'.D6:'MELTING 5'.D22" chart:label-cell-address="'MELTING 5'.D5:'MELTING 5'.D5" chart:class="chart:scatter">
            <chart:data-point chart:repeated="17"/>
          </chart:series>
          <chart:series chart:style-name="ch12" chart:values-cell-range-address="'MELTING 5'.E6:'MELTING 5'.E22" chart:label-cell-address="'MELTING 5'.E5:'MELTING 5'.E5" chart:class="chart:scatter">
            <chart:data-point chart:repeated="17"/>
          </chart:series>
          <chart:series chart:style-name="ch13" chart:values-cell-range-address="'MELTING 5'.F6:'MELTING 5'.F22" chart:label-cell-address="'MELTING 5'.F5:'MELTING 5'.F5" chart:class="chart:scatter">
            <chart:data-point chart:repeated="17"/>
          </chart:series>
          <chart:series chart:style-name="ch14" chart:values-cell-range-address="'MELTING 5'.G6:'MELTING 5'.G22" chart:label-cell-address="'MELTING 5'.G5:'MELTING 5'.G5" chart:class="chart:scatter">
            <chart:data-point chart:repeated="17"/>
          </chart:series>
          <chart:series chart:style-name="ch15" chart:values-cell-range-address="'MELTING 5'.H6:'MELTING 5'.H22" chart:label-cell-address="'MELTING 5'.H5:'MELTING 5'.H5" chart:class="chart:scatter">
            <chart:data-point chart:repeated="17"/>
          </chart:series>
          <chart:series chart:style-name="ch16" chart:values-cell-range-address="'MELTING 5'.I6:'MELTING 5'.I22" chart:label-cell-address="'MELTING 5'.I5:'MELTING 5'.I5" chart:class="chart:scatter">
            <chart:regression-curve chart:style-name="ch17"/>
            <chart:data-point chart:repeated="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 </text:p>
              </table:table-cell>
              <table:table-cell office:value-type="string">
                <text:p> bre86 </text:p>
              </table:table-cell>
              <table:table-cell office:value-type="string">
                <text:p> san96 </text:p>
              </table:table-cell>
              <table:table-cell office:value-type="string">
                <text:p> sug96 </text:p>
              </table:table-cell>
              <table:table-cell office:value-type="string">
                <text:p> san04 </text:p>
              </table:table-cell>
              <table:table-cell office:value-type="string">
                <text:p> tan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1.78">
                <text:p>31.78</text:p>
              </table:table-cell>
              <table:table-cell office:value-type="float" office:value="30.2">
                <text:p>30.2</text:p>
              </table:table-cell>
              <table:table-cell office:value-type="float" office:value="32.64">
                <text:p>32.64</text:p>
              </table:table-cell>
              <table:table-cell office:value-type="float" office:value="30.14">
                <text:p>30.14</text:p>
              </table:table-cell>
              <table:table-cell office:value-type="float" office:value="30.91">
                <text:p>30.91</text:p>
              </table:table-cell>
              <table:table-cell office:value-type="float" office:value="32.73">
                <text:p>32.7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38.11">
                <text:p>38.11</text:p>
              </table:table-cell>
              <table:table-cell office:value-type="float" office:value="39.83">
                <text:p>39.83</text:p>
              </table:table-cell>
              <table:table-cell office:value-type="float" office:value="39.3">
                <text:p>39.3</text:p>
              </table:table-cell>
              <table:table-cell office:value-type="float" office:value="37.94">
                <text:p>37.94</text:p>
              </table:table-cell>
              <table:table-cell office:value-type="float" office:value="37.36">
                <text:p>37.36</text:p>
              </table:table-cell>
              <table:table-cell office:value-type="float" office:value="39.37">
                <text:p>39.37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44.56">
                <text:p>44.56</text:p>
              </table:table-cell>
              <table:table-cell office:value-type="float" office:value="46.5">
                <text:p>46.5</text:p>
              </table:table-cell>
              <table:table-cell office:value-type="float" office:value="37.88">
                <text:p>37.88</text:p>
              </table:table-cell>
              <table:table-cell office:value-type="float" office:value="47.73">
                <text:p>47.73</text:p>
              </table:table-cell>
              <table:table-cell office:value-type="float" office:value="47.65">
                <text:p>47.65</text:p>
              </table:table-cell>
              <table:table-cell office:value-type="float" office:value="45.87">
                <text:p>45.87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67.21">
                <text:p>67.21</text:p>
              </table:table-cell>
              <table:table-cell office:value-type="float" office:value="70.62">
                <text:p>70.62</text:p>
              </table:table-cell>
              <table:table-cell office:value-type="float" office:value="69.46">
                <text:p>69.46</text:p>
              </table:table-cell>
              <table:table-cell office:value-type="float" office:value="68.62">
                <text:p>68.62</text:p>
              </table:table-cell>
              <table:table-cell office:value-type="float" office:value="68.32">
                <text:p>68.32</text:p>
              </table:table-cell>
              <table:table-cell office:value-type="float" office:value="68.35">
                <text:p>68.3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47.4">
                <text:p>47.4</text:p>
              </table:table-cell>
              <table:table-cell office:value-type="float" office:value="46.29">
                <text:p>46.29</text:p>
              </table:table-cell>
              <table:table-cell office:value-type="float" office:value="48.25">
                <text:p>48.25</text:p>
              </table:table-cell>
              <table:table-cell office:value-type="float" office:value="47.73">
                <text:p>47.73</text:p>
              </table:table-cell>
              <table:table-cell office:value-type="float" office:value="47.01">
                <text:p>47.01</text:p>
              </table:table-cell>
              <table:table-cell office:value-type="float" office:value="47.53">
                <text:p>47.53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63.6">
                <text:p>63.6</text:p>
              </table:table-cell>
              <table:table-cell office:value-type="float" office:value="66.16">
                <text:p>66.16</text:p>
              </table:table-cell>
              <table:table-cell office:value-type="float" office:value="64.94">
                <text:p>64.94</text:p>
              </table:table-cell>
              <table:table-cell office:value-type="float" office:value="64.15">
                <text:p>64.15</text:p>
              </table:table-cell>
              <table:table-cell office:value-type="float" office:value="64.74">
                <text:p>64.74</text:p>
              </table:table-cell>
              <table:table-cell office:value-type="float" office:value="64.48">
                <text:p>64.4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43.04">
                <text:p>43.04</text:p>
              </table:table-cell>
              <table:table-cell office:value-type="float" office:value="47.3">
                <text:p>47.3</text:p>
              </table:table-cell>
              <table:table-cell office:value-type="float" office:value="44.4">
                <text:p>44.4</text:p>
              </table:table-cell>
              <table:table-cell office:value-type="float" office:value="43.99">
                <text:p>43.99</text:p>
              </table:table-cell>
              <table:table-cell office:value-type="float" office:value="42.4">
                <text:p>42.4</text:p>
              </table:table-cell>
              <table:table-cell office:value-type="float" office:value="44.46">
                <text:p>44.4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30.17">
                <text:p>30.17</text:p>
              </table:table-cell>
              <table:table-cell office:value-type="float" office:value="5.72">
                <text:p>5.72</text:p>
              </table:table-cell>
              <table:table-cell office:value-type="float" office:value="31.88">
                <text:p>31.88</text:p>
              </table:table-cell>
              <table:table-cell office:value-type="float" office:value="25.34">
                <text:p>25.34</text:p>
              </table:table-cell>
              <table:table-cell office:value-type="float" office:value="29.75">
                <text:p>29.75</text:p>
              </table:table-cell>
              <table:table-cell office:value-type="float" office:value="30.37">
                <text:p>30.3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33.14">
                <text:p>33.14</text:p>
              </table:table-cell>
              <table:table-cell office:value-type="float" office:value="35.43">
                <text:p>35.43</text:p>
              </table:table-cell>
              <table:table-cell office:value-type="float" office:value="30.18">
                <text:p>30.18</text:p>
              </table:table-cell>
              <table:table-cell office:value-type="float" office:value="33.56">
                <text:p>33.56</text:p>
              </table:table-cell>
              <table:table-cell office:value-type="float" office:value="31.88">
                <text:p>31.88</text:p>
              </table:table-cell>
              <table:table-cell office:value-type="float" office:value="34.92">
                <text:p>34.9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9.67">
                <text:p>59.67</text:p>
              </table:table-cell>
              <table:table-cell office:value-type="float" office:value="64.39">
                <text:p>64.39</text:p>
              </table:table-cell>
              <table:table-cell office:value-type="float" office:value="58.02">
                <text:p>58.02</text:p>
              </table:table-cell>
              <table:table-cell office:value-type="float" office:value="64.8">
                <text:p>64.8</text:p>
              </table:table-cell>
              <table:table-cell office:value-type="float" office:value="62.24">
                <text:p>62.24</text:p>
              </table:table-cell>
              <table:table-cell office:value-type="float" office:value="59.39">
                <text:p>59.3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40.28">
                <text:p>40.28</text:p>
              </table:table-cell>
              <table:table-cell office:value-type="float" office:value="41.01">
                <text:p>41.01</text:p>
              </table:table-cell>
              <table:table-cell office:value-type="float" office:value="39.92">
                <text:p>39.92</text:p>
              </table:table-cell>
              <table:table-cell office:value-type="float" office:value="40.95">
                <text:p>40.95</text:p>
              </table:table-cell>
              <table:table-cell office:value-type="float" office:value="41.21">
                <text:p>41.21</text:p>
              </table:table-cell>
              <table:table-cell office:value-type="float" office:value="41.18">
                <text:p>41.1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48.24">
                <text:p>48.24</text:p>
              </table:table-cell>
              <table:table-cell office:value-type="float" office:value="42.2">
                <text:p>42.2</text:p>
              </table:table-cell>
              <table:table-cell office:value-type="float" office:value="49.39">
                <text:p>49.39</text:p>
              </table:table-cell>
              <table:table-cell office:value-type="float" office:value="46.25">
                <text:p>46.25</text:p>
              </table:table-cell>
              <table:table-cell office:value-type="float" office:value="48.01">
                <text:p>48.01</text:p>
              </table:table-cell>
              <table:table-cell office:value-type="float" office:value="49.16">
                <text:p>49.1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41.91">
                <text:p>41.91</text:p>
              </table:table-cell>
              <table:table-cell office:value-type="float" office:value="36.33">
                <text:p>36.33</text:p>
              </table:table-cell>
              <table:table-cell office:value-type="float" office:value="45.23">
                <text:p>45.23</text:p>
              </table:table-cell>
              <table:table-cell office:value-type="float" office:value="38.25">
                <text:p>38.25</text:p>
              </table:table-cell>
              <table:table-cell office:value-type="float" office:value="41.67">
                <text:p>41.67</text:p>
              </table:table-cell>
              <table:table-cell office:value-type="float" office:value="48.15">
                <text:p>48.15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45.94">
                <text:p>45.94</text:p>
              </table:table-cell>
              <table:table-cell office:value-type="float" office:value="45.24">
                <text:p>45.24</text:p>
              </table:table-cell>
              <table:table-cell office:value-type="float" office:value="46.65">
                <text:p>46.65</text:p>
              </table:table-cell>
              <table:table-cell office:value-type="float" office:value="47.3">
                <text:p>47.3</text:p>
              </table:table-cell>
              <table:table-cell office:value-type="float" office:value="45.52">
                <text:p>45.52</text:p>
              </table:table-cell>
              <table:table-cell office:value-type="float" office:value="47.09">
                <text:p>47.0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64.38">
                <text:p>64.38</text:p>
              </table:table-cell>
              <table:table-cell office:value-type="float" office:value="60.29">
                <text:p>60.29</text:p>
              </table:table-cell>
              <table:table-cell office:value-type="float" office:value="66.2">
                <text:p>66.2</text:p>
              </table:table-cell>
              <table:table-cell office:value-type="float" office:value="65.73">
                <text:p>65.73</text:p>
              </table:table-cell>
              <table:table-cell office:value-type="float" office:value="64.27">
                <text:p>64.27</text:p>
              </table:table-cell>
              <table:table-cell office:value-type="float" office:value="62.77">
                <text:p>62.7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65.77">
                <text:p>65.77</text:p>
              </table:table-cell>
              <table:table-cell office:value-type="float" office:value="73.06">
                <text:p>73.06</text:p>
              </table:table-cell>
              <table:table-cell office:value-type="float" office:value="67.11">
                <text:p>67.11</text:p>
              </table:table-cell>
              <table:table-cell office:value-type="float" office:value="69.03">
                <text:p>69.03</text:p>
              </table:table-cell>
              <table:table-cell office:value-type="float" office:value="65.69">
                <text:p>65.69</text:p>
              </table:table-cell>
              <table:table-cell office:value-type="float" office:value="66.68">
                <text:p>66.68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90231323242187pt" style:font-size-asian="7.90231323242187pt" style:font-size-complex="7.90231323242187pt"/>
    </style:style>
    <style:style style:name="ch3" style:family="chart">
      <style:text-properties fo:font-size="6.68657302856445pt" style:font-size-asian="6.68657302856445pt" style:font-size-complex="6.68657302856445pt"/>
    </style:style>
    <style:style style:name="ch4" style:family="chart">
      <style:graphic-properties draw:stroke="none" svg:stroke-color="#b3b3b3" draw:fill="none" draw:fill-color="#e6e6e6"/>
      <style:text-properties fo:font-size="4.86296224594116pt" style:font-size-asian="4.86296224594116pt" style:font-size-complex="4.86296224594116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5.47083234786987pt" style:font-size-asian="5.47083234786987pt" style:font-size-complex="5.47083234786987pt"/>
    </style:style>
    <style:style style:name="ch8" style:family="chart">
      <style:chart-properties style:rotation-angle="90"/>
      <style:text-properties fo:font-size="5.47083234786987pt" style:font-size-asian="5.47083234786987pt" style:font-size-complex="5.47083234786987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744cm" svg:height="9.607cm" chart:class="chart:scatter" chart:style-name="ch1">
        <chart:title svg:x="3.537cm" svg:y="0.192cm" chart:style-name="ch2">
          <text:p>Perfectly matching RNA sequences</text:p>
        </chart:title>
        <chart:subtitle svg:x="4.926cm" svg:y="0.977cm" chart:style-name="ch3">
          <text:p> self complementarity</text:p>
        </chart:subtitle>
        <chart:legend chart:legend-position="end" svg:x="9.742cm" svg:y="3.603cm" chart:style-name="ch4"/>
        <chart:plot-area chart:style-name="ch5" table:cell-range-address="'MELTING 4_2'.B92:'MELTING 4_2'.E128 'MELTING 4_2'.C91:'MELTING 4_2'.E128 'MELTING 4_2'.B91:'MELTING 4_2'.B91" chart:data-source-has-labels="row" svg:x="0.344cm" svg:y="1.688cm" svg:width="9.14cm" svg:height="7.535cm">
          <chart:axis chart:dimension="x" chart:name="primary-x" chart:style-name="ch6">
            <chart:title svg:x="4.204cm" svg:y="8.798cm" chart:style-name="ch7">
              <text:p>experimental Tm</text:p>
            </chart:title>
          </chart:axis>
          <chart:axis chart:dimension="y" chart:name="primary-y" chart:style-name="ch6">
            <chart:title svg:x="0.254cm" svg:y="6.114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4_2'.C92:'MELTING 4_2'.C128" chart:label-cell-address="'MELTING 4_2'.C91:'MELTING 4_2'.C91" chart:class="chart:scatter">
            <chart:domain table:cell-range-address="'MELTING 4_2'.B92:'MELTING 4_2'.B128"/>
            <chart:data-point chart:repeated="37"/>
          </chart:series>
          <chart:series chart:style-name="ch11" chart:values-cell-range-address="'MELTING 4_2'.D92:'MELTING 4_2'.D128" chart:label-cell-address="'MELTING 4_2'.D91:'MELTING 4_2'.D91" chart:class="chart:scatter">
            <chart:data-point chart:repeated="37"/>
          </chart:series>
          <chart:series chart:style-name="ch12" chart:values-cell-range-address="'MELTING 4_2'.E92:'MELTING 4_2'.E128" chart:label-cell-address="'MELTING 4_2'.E91:'MELTING 4_2'.E91" chart:class="chart:scatter">
            <chart:regression-curve chart:style-name="ch13"/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65.47">
                <text:p>65.47</text:p>
              </table:table-cell>
              <table:table-cell office:value-type="float" office:value="65.31">
                <text:p>65.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70.26">
                <text:p>70.26</text:p>
              </table:table-cell>
              <table:table-cell office:value-type="float" office:value="24.81">
                <text:p>24.8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72.95">
                <text:p>72.95</text:p>
              </table:table-cell>
              <table:table-cell office:value-type="float" office:value="27.53">
                <text:p>27.5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80.03">
                <text:p>80.03</text:p>
              </table:table-cell>
              <table:table-cell office:value-type="float" office:value="82.51">
                <text:p>82.5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65.37">
                <text:p>65.37</text:p>
              </table:table-cell>
              <table:table-cell office:value-type="float" office:value="67.55">
                <text:p>67.55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65.45">
                <text:p>65.45</text:p>
              </table:table-cell>
              <table:table-cell office:value-type="float" office:value="-0.74">
                <text:p>-0.7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65.9">
                <text:p>65.9</text:p>
              </table:table-cell>
              <table:table-cell office:value-type="float" office:value="19.76">
                <text:p>19.76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64.96">
                <text:p>64.96</text:p>
              </table:table-cell>
              <table:table-cell office:value-type="float" office:value="67.45">
                <text:p>67.45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73.67">
                <text:p>73.67</text:p>
              </table:table-cell>
              <table:table-cell office:value-type="float" office:value="40.99">
                <text:p>40.9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80.51">
                <text:p>80.51</text:p>
              </table:table-cell>
              <table:table-cell office:value-type="float" office:value="81.58">
                <text:p>81.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65.48">
                <text:p>65.48</text:p>
              </table:table-cell>
              <table:table-cell office:value-type="float" office:value="69.61">
                <text:p>69.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68.25">
                <text:p>68.25</text:p>
              </table:table-cell>
              <table:table-cell office:value-type="float" office:value="23.94">
                <text:p>23.94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69.24">
                <text:p>69.24</text:p>
              </table:table-cell>
              <table:table-cell office:value-type="float" office:value="24.68">
                <text:p>24.6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55.11">
                <text:p>55.11</text:p>
              </table:table-cell>
              <table:table-cell office:value-type="float" office:value="-13.83">
                <text:p>-13.83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70.76">
                <text:p>70.76</text:p>
              </table:table-cell>
              <table:table-cell office:value-type="float" office:value="25.55">
                <text:p>25.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74.1">
                <text:p>74.1</text:p>
              </table:table-cell>
              <table:table-cell office:value-type="float" office:value="40.13">
                <text:p>40.1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91.14">
                <text:p>91.14</text:p>
              </table:table-cell>
              <table:table-cell office:value-type="float" office:value="47.15">
                <text:p>47.15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87.48">
                <text:p>87.48</text:p>
              </table:table-cell>
              <table:table-cell office:value-type="float" office:value="41.65">
                <text:p>41.65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63.59">
                <text:p>63.59</text:p>
              </table:table-cell>
              <table:table-cell office:value-type="float" office:value="65.86">
                <text:p>65.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57.79">
                <text:p>57.79</text:p>
              </table:table-cell>
              <table:table-cell office:value-type="float" office:value="21.83">
                <text:p>21.83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83.14">
                <text:p>83.14</text:p>
              </table:table-cell>
              <table:table-cell office:value-type="float" office:value="85.63">
                <text:p>85.6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67.54">
                <text:p>67.54</text:p>
              </table:table-cell>
              <table:table-cell office:value-type="float" office:value="46.48">
                <text:p>46.48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69.24">
                <text:p>69.24</text:p>
              </table:table-cell>
              <table:table-cell office:value-type="float" office:value="24.68">
                <text:p>24.6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73.59">
                <text:p>73.59</text:p>
              </table:table-cell>
              <table:table-cell office:value-type="float" office:value="28.32">
                <text:p>28.3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71.25">
                <text:p>71.25</text:p>
              </table:table-cell>
              <table:table-cell office:value-type="float" office:value="28.43">
                <text:p>28.4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71.47">
                <text:p>71.47</text:p>
              </table:table-cell>
              <table:table-cell office:value-type="float" office:value="35.13">
                <text:p>35.1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85.02">
                <text:p>85.02</text:p>
              </table:table-cell>
              <table:table-cell office:value-type="float" office:value="37.69">
                <text:p>37.69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89.02">
                <text:p>89.02</text:p>
              </table:table-cell>
              <table:table-cell office:value-type="float" office:value="43.46">
                <text:p>43.4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60.52">
                <text:p>60.52</text:p>
              </table:table-cell>
              <table:table-cell office:value-type="float" office:value="-6.84">
                <text:p>-6.8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81.3">
                <text:p>81.3</text:p>
              </table:table-cell>
              <table:table-cell office:value-type="float" office:value="80.99">
                <text:p>80.99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87.48">
                <text:p>87.48</text:p>
              </table:table-cell>
              <table:table-cell office:value-type="float" office:value="41.65">
                <text:p>41.65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64.96">
                <text:p>64.96</text:p>
              </table:table-cell>
              <table:table-cell office:value-type="float" office:value="67.45">
                <text:p>67.4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57.82">
                <text:p>57.82</text:p>
              </table:table-cell>
              <table:table-cell office:value-type="float" office:value="20.96">
                <text:p>20.96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174cm" svg:height="9.108cm" chart:class="chart:scatter" chart:style-name="ch1">
        <chart:title svg:x="4.642cm" svg:y="0.182cm" chart:style-name="ch2">
          <text:p>DNA/RNA duplexes</text:p>
        </chart:title>
        <chart:subtitle svg:x="4.244cm" svg:y="0.994cm" chart:style-name="ch3">
          <text:p>Approximative computation</text:p>
        </chart:subtitle>
        <chart:legend chart:legend-position="end" svg:x="10.012cm" svg:y="3.521cm" chart:style-name="ch4"/>
        <chart:plot-area chart:style-name="ch5" table:cell-range-address="Approximative.B128:Approximative.D195 Approximative.C127:Approximative.D195 Approximative.B127:Approximative.B127" chart:data-source-has-labels="row" svg:x="0.325cm" svg:y="1.722cm" svg:width="9.425cm" svg:height="7.048cm">
          <chart:axis chart:dimension="x" chart:name="primary-x" chart:style-name="ch6">
            <chart:title svg:x="4.159cm" svg:y="8.293cm" chart:style-name="ch7">
              <text:p>experimental Tm</text:p>
            </chart:title>
          </chart:axis>
          <chart:axis chart:dimension="y" chart:name="primary-y" chart:style-name="ch6">
            <chart:title svg:x="0.264cm" svg:y="5.814cm" chart:style-name="ch8">
              <text:p>coputed Tm</text:p>
            </chart:title>
            <chart:grid chart:style-name="ch9" chart:class="major"/>
          </chart:axis>
          <chart:series chart:style-name="ch10" chart:values-cell-range-address="Approximative.C128:Approximative.C195" chart:label-cell-address="Approximative.C127:Approximative.C127" chart:class="chart:scatter">
            <chart:domain table:cell-range-address="Approximative.B128:Approximative.B195"/>
            <chart:data-point chart:repeated="68"/>
          </chart:series>
          <chart:series chart:style-name="ch11" chart:values-cell-range-address="Approximative.D128:Approximative.D195" chart:label-cell-address="Approximative.D127:Approximative.D127" chart:class="chart:scatter">
            <chart:regression-curve chart:style-name="ch12"/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9.17</text:p>
              </table:table-cell>
              <table:table-cell office:value-type="string">
                <text:p>45.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3">
                <text:p>38.3</text:p>
              </table:table-cell>
              <table:table-cell office:value-type="float" office:value="29.17">
                <text:p>29.1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3">
                <text:p>48.3</text:p>
              </table:table-cell>
              <table:table-cell office:value-type="float" office:value="43.17">
                <text:p>43.1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4">
                <text:p>43.4</text:p>
              </table:table-cell>
              <table:table-cell office:value-type="float" office:value="50.67">
                <text:p>50.6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2">
                <text:p>36.2</text:p>
              </table:table-cell>
              <table:table-cell office:value-type="float" office:value="40.67">
                <text:p>40.67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8">
                <text:p>47.8</text:p>
              </table:table-cell>
              <table:table-cell office:value-type="float" office:value="43.17">
                <text:p>43.1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8">
                <text:p>47.8</text:p>
              </table:table-cell>
              <table:table-cell office:value-type="float" office:value="52.06">
                <text:p>52.06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4">
                <text:p>57.4</text:p>
              </table:table-cell>
              <table:table-cell office:value-type="float" office:value="61.51">
                <text:p>61.5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4">
                <text:p>38.4</text:p>
              </table:table-cell>
              <table:table-cell office:value-type="float" office:value="43.17">
                <text:p>43.1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2">
                <text:p>40.2</text:p>
              </table:table-cell>
              <table:table-cell office:value-type="float" office:value="40.67">
                <text:p>40.6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6">
                <text:p>29.6</text:p>
              </table:table-cell>
              <table:table-cell office:value-type="float" office:value="26.03">
                <text:p>26.0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5">
                <text:p>39.5</text:p>
              </table:table-cell>
              <table:table-cell office:value-type="float" office:value="46.51">
                <text:p>46.5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3">
                <text:p>35.3</text:p>
              </table:table-cell>
              <table:table-cell office:value-type="float" office:value="46.51">
                <text:p>46.5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1">
                <text:p>22.1</text:p>
              </table:table-cell>
              <table:table-cell office:value-type="float" office:value="0.67">
                <text:p>0.6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9">
                <text:p>25.9</text:p>
              </table:table-cell>
              <table:table-cell office:value-type="float" office:value="26.03">
                <text:p>26.0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6">
                <text:p>38.6</text:p>
              </table:table-cell>
              <table:table-cell office:value-type="float" office:value="40.67">
                <text:p>40.6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5">
                <text:p>24.5</text:p>
              </table:table-cell>
              <table:table-cell office:value-type="float" office:value="26.03">
                <text:p>26.0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1">
                <text:p>45.1</text:p>
              </table:table-cell>
              <table:table-cell office:value-type="float" office:value="40.67">
                <text:p>40.6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40.67">
                <text:p>40.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.9">
                <text:p>48.9</text:p>
              </table:table-cell>
              <table:table-cell office:value-type="float" office:value="50.67">
                <text:p>50.6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1">
                <text:p>48.1</text:p>
              </table:table-cell>
              <table:table-cell office:value-type="float" office:value="52.06">
                <text:p>52.06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9">
                <text:p>38.9</text:p>
              </table:table-cell>
              <table:table-cell office:value-type="float" office:value="40.67">
                <text:p>40.67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.9">
                <text:p>45.9</text:p>
              </table:table-cell>
              <table:table-cell office:value-type="float" office:value="40.67">
                <text:p>40.67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1">
                <text:p>14.1</text:p>
              </table:table-cell>
              <table:table-cell office:value-type="float" office:value="19.84">
                <text:p>19.8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8">
                <text:p>49.8</text:p>
              </table:table-cell>
              <table:table-cell office:value-type="float" office:value="50.67">
                <text:p>50.6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.5">
                <text:p>50.5</text:p>
              </table:table-cell>
              <table:table-cell office:value-type="float" office:value="60.67">
                <text:p>60.6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7">
                <text:p>48.7</text:p>
              </table:table-cell>
              <table:table-cell office:value-type="float" office:value="43.17">
                <text:p>43.17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8">
                <text:p>44.8</text:p>
              </table:table-cell>
              <table:table-cell office:value-type="float" office:value="40.67">
                <text:p>40.6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6">
                <text:p>48.6</text:p>
              </table:table-cell>
              <table:table-cell office:value-type="float" office:value="48.89">
                <text:p>48.8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1">
                <text:p>40.1</text:p>
              </table:table-cell>
              <table:table-cell office:value-type="float" office:value="46.51">
                <text:p>46.51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.5">
                <text:p>41.5</text:p>
              </table:table-cell>
              <table:table-cell office:value-type="float" office:value="46.51">
                <text:p>46.51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.4">
                <text:p>48.4</text:p>
              </table:table-cell>
              <table:table-cell office:value-type="float" office:value="46.81">
                <text:p>46.81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.4">
                <text:p>51.4</text:p>
              </table:table-cell>
              <table:table-cell office:value-type="float" office:value="60.67">
                <text:p>60.67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.2">
                <text:p>39.2</text:p>
              </table:table-cell>
              <table:table-cell office:value-type="float" office:value="40.67">
                <text:p>40.67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8">
                <text:p>34.8</text:p>
              </table:table-cell>
              <table:table-cell office:value-type="float" office:value="46.51">
                <text:p>46.51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.9">
                <text:p>37.9</text:p>
              </table:table-cell>
              <table:table-cell office:value-type="float" office:value="40.67">
                <text:p>40.67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.2">
                <text:p>50.2</text:p>
              </table:table-cell>
              <table:table-cell office:value-type="float" office:value="41.51">
                <text:p>41.5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60.67">
                <text:p>60.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9">
                <text:p>40.9</text:p>
              </table:table-cell>
              <table:table-cell office:value-type="float" office:value="30.67">
                <text:p>30.6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.5">
                <text:p>34.5</text:p>
              </table:table-cell>
              <table:table-cell office:value-type="float" office:value="30.67">
                <text:p>30.6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4">
                <text:p>29.4</text:p>
              </table:table-cell>
              <table:table-cell office:value-type="float" office:value="26.03">
                <text:p>26.03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6">
                <text:p>26.6</text:p>
              </table:table-cell>
              <table:table-cell office:value-type="float" office:value="26.03">
                <text:p>26.03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.4">
                <text:p>51.4</text:p>
              </table:table-cell>
              <table:table-cell office:value-type="float" office:value="60.67">
                <text:p>60.67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.5">
                <text:p>36.5</text:p>
              </table:table-cell>
              <table:table-cell office:value-type="float" office:value="26.03">
                <text:p>26.0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.3">
                <text:p>41.3</text:p>
              </table:table-cell>
              <table:table-cell office:value-type="float" office:value="40.67">
                <text:p>40.67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52.06">
                <text:p>52.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7">
                <text:p>47.7</text:p>
              </table:table-cell>
              <table:table-cell office:value-type="float" office:value="40.67">
                <text:p>40.6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1">
                <text:p>41.1</text:p>
              </table:table-cell>
              <table:table-cell office:value-type="float" office:value="40.67">
                <text:p>40.6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1">
                <text:p>26.1</text:p>
              </table:table-cell>
              <table:table-cell office:value-type="float" office:value="27.17">
                <text:p>27.1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2">
                <text:p>44.2</text:p>
              </table:table-cell>
              <table:table-cell office:value-type="float" office:value="52.06">
                <text:p>52.0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.1">
                <text:p>48.1</text:p>
              </table:table-cell>
              <table:table-cell office:value-type="float" office:value="43.17">
                <text:p>43.1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.1">
                <text:p>43.1</text:p>
              </table:table-cell>
              <table:table-cell office:value-type="float" office:value="40.67">
                <text:p>40.67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9">
                <text:p>51.9</text:p>
              </table:table-cell>
              <table:table-cell office:value-type="float" office:value="41.51">
                <text:p>41.5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.6">
                <text:p>45.6</text:p>
              </table:table-cell>
              <table:table-cell office:value-type="float" office:value="46.81">
                <text:p>46.8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.9">
                <text:p>43.9</text:p>
              </table:table-cell>
              <table:table-cell office:value-type="float" office:value="40.67">
                <text:p>40.6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1">
                <text:p>36.1</text:p>
              </table:table-cell>
              <table:table-cell office:value-type="float" office:value="33.17">
                <text:p>33.17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.7">
                <text:p>42.7</text:p>
              </table:table-cell>
              <table:table-cell office:value-type="float" office:value="43.17">
                <text:p>43.17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.5">
                <text:p>39.5</text:p>
              </table:table-cell>
              <table:table-cell office:value-type="float" office:value="40.67">
                <text:p>40.67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9">
                <text:p>39.9</text:p>
              </table:table-cell>
              <table:table-cell office:value-type="float" office:value="40.67">
                <text:p>40.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.2">
                <text:p>26.2</text:p>
              </table:table-cell>
              <table:table-cell office:value-type="float" office:value="26.03">
                <text:p>26.0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">
                <text:p>28</text:p>
              </table:table-cell>
              <table:table-cell office:value-type="float" office:value="27.17">
                <text:p>27.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3">
                <text:p>38.3</text:p>
              </table:table-cell>
              <table:table-cell office:value-type="float" office:value="40.67">
                <text:p>40.6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.4">
                <text:p>45.4</text:p>
              </table:table-cell>
              <table:table-cell office:value-type="float" office:value="41.51">
                <text:p>41.51</text:p>
              </table:table-cell>
              <table:table-cell office:value-type="float" office:value="45.4">
                <text:p>45.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394cm" svg:height="9.85cm" chart:class="chart:scatter" chart:style-name="ch1">
        <chart:title svg:x="5.281cm" svg:y="0.196cm" chart:style-name="ch2">
          <text:p>RNA duplexes</text:p>
        </chart:title>
        <chart:subtitle svg:x="4.368cm" svg:y="1.016cm" chart:style-name="ch3">
          <text:p>approximative computation</text:p>
        </chart:subtitle>
        <chart:legend chart:legend-position="end" svg:x="9.806cm" svg:y="3.892cm" chart:style-name="ch4"/>
        <chart:plot-area chart:style-name="ch5" table:cell-range-address="Approximative.B86:Approximative.D125 Approximative.C85:Approximative.D125 Approximative.B85:Approximative.B85" chart:data-source-has-labels="row" svg:x="0.332cm" svg:y="1.757cm" svg:width="9.206cm" svg:height="7.711cm">
          <chart:axis chart:dimension="x" chart:name="primary-x" chart:style-name="ch6">
            <chart:title svg:x="3.401cm" svg:y="9.01cm" chart:style-name="ch7">
              <text:p>experimental temperature</text:p>
            </chart:title>
          </chart:axis>
          <chart:axis chart:dimension="y" chart:name="primary-y" chart:style-name="ch6">
            <chart:title svg:x="0.268cm" svg:y="6.986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Approximative.C86:Approximative.C125" chart:label-cell-address="Approximative.C85:Approximative.C85" chart:class="chart:scatter">
            <chart:domain table:cell-range-address="Approximative.B86:Approximative.B125"/>
            <chart:data-point chart:repeated="40"/>
          </chart:series>
          <chart:series chart:style-name="ch11" chart:values-cell-range-address="Approximative.D86:Approximative.D125" chart:label-cell-address="Approximative.D85:Approximative.D85" chart:class="chart:scatter">
            <chart:regression-curve chart:style-name="ch12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55.42</text:p>
              </table:table-cell>
              <table:table-cell office:value-type="string">
                <text:p>64.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">
                <text:p>45.7</text:p>
              </table:table-cell>
              <table:table-cell office:value-type="float" office:value="32.75">
                <text:p>32.7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29.17">
                <text:p>29.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4">
                <text:p>46.4</text:p>
              </table:table-cell>
              <table:table-cell office:value-type="float" office:value="37.51">
                <text:p>37.5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7">
                <text:p>45.7</text:p>
              </table:table-cell>
              <table:table-cell office:value-type="float" office:value="37.51">
                <text:p>37.51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1">
                <text:p>41.1</text:p>
              </table:table-cell>
              <table:table-cell office:value-type="float" office:value="29.17">
                <text:p>29.1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7">
                <text:p>45.7</text:p>
              </table:table-cell>
              <table:table-cell office:value-type="float" office:value="29.17">
                <text:p>29.1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9">
                <text:p>53.9</text:p>
              </table:table-cell>
              <table:table-cell office:value-type="float" office:value="37.51">
                <text:p>37.5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7">
                <text:p>41.7</text:p>
              </table:table-cell>
              <table:table-cell office:value-type="float" office:value="29.17">
                <text:p>29.1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.6">
                <text:p>26.6</text:p>
              </table:table-cell>
              <table:table-cell office:value-type="float" office:value="19.17">
                <text:p>19.1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8">
                <text:p>42.8</text:p>
              </table:table-cell>
              <table:table-cell office:value-type="float" office:value="37.51">
                <text:p>37.51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4">
                <text:p>41.4</text:p>
              </table:table-cell>
              <table:table-cell office:value-type="float" office:value="29.17">
                <text:p>29.17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2">
                <text:p>56.2</text:p>
              </table:table-cell>
              <table:table-cell office:value-type="float" office:value="46.67">
                <text:p>46.6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  <table:table-cell office:value-type="float" office:value="37.51">
                <text:p>37.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29.17">
                <text:p>29.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2">
                <text:p>46.2</text:p>
              </table:table-cell>
              <table:table-cell office:value-type="float" office:value="37.51">
                <text:p>37.51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1">
                <text:p>43.1</text:p>
              </table:table-cell>
              <table:table-cell office:value-type="float" office:value="37.51">
                <text:p>37.51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3">
                <text:p>19.3</text:p>
              </table:table-cell>
              <table:table-cell office:value-type="float" office:value="19.17">
                <text:p>19.1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37.51">
                <text:p>37.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2">
                <text:p>57.2</text:p>
              </table:table-cell>
              <table:table-cell office:value-type="float" office:value="46.67">
                <text:p>46.6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.2">
                <text:p>67.2</text:p>
              </table:table-cell>
              <table:table-cell office:value-type="float" office:value="60.84">
                <text:p>60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">
                <text:p>59.8</text:p>
              </table:table-cell>
              <table:table-cell office:value-type="float" office:value="60.84">
                <text:p>60.84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29.17">
                <text:p>29.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1">
                <text:p>39.1</text:p>
              </table:table-cell>
              <table:table-cell office:value-type="float" office:value="29.17">
                <text:p>29.17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3">
                <text:p>55.3</text:p>
              </table:table-cell>
              <table:table-cell office:value-type="float" office:value="37.51">
                <text:p>37.5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.9">
                <text:p>54.9</text:p>
              </table:table-cell>
              <table:table-cell office:value-type="float" office:value="32.75">
                <text:p>32.75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3">
                <text:p>45.3</text:p>
              </table:table-cell>
              <table:table-cell office:value-type="float" office:value="37.51">
                <text:p>37.51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3">
                <text:p>49.3</text:p>
              </table:table-cell>
              <table:table-cell office:value-type="float" office:value="37.51">
                <text:p>37.51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7">
                <text:p>48.7</text:p>
              </table:table-cell>
              <table:table-cell office:value-type="float" office:value="37.51">
                <text:p>37.5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3">
                <text:p>52.3</text:p>
              </table:table-cell>
              <table:table-cell office:value-type="float" office:value="46.67">
                <text:p>46.6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8">
                <text:p>57.8</text:p>
              </table:table-cell>
              <table:table-cell office:value-type="float" office:value="60.84">
                <text:p>60.84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1">
                <text:p>62.1</text:p>
              </table:table-cell>
              <table:table-cell office:value-type="float" office:value="60.84">
                <text:p>60.8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2">
                <text:p>27.2</text:p>
              </table:table-cell>
              <table:table-cell office:value-type="float" office:value="19.17">
                <text:p>19.17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3">
                <text:p>60.3</text:p>
              </table:table-cell>
              <table:table-cell office:value-type="float" office:value="46.67">
                <text:p>46.6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2">
                <text:p>63.2</text:p>
              </table:table-cell>
              <table:table-cell office:value-type="float" office:value="60.84">
                <text:p>60.84</text:p>
              </table:table-cell>
              <table:table-cell office:value-type="float" office:value="63.2">
                <text:p>63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385cm" svg:height="8.526cm" chart:class="chart:scatter" chart:style-name="ch1">
        <chart:title svg:x="4.091cm" svg:y="0.17cm" chart:style-name="ch2">
          <text:p>RNA sequences</text:p>
        </chart:title>
        <chart:subtitle svg:x="3.362cm" svg:y="0.974cm" chart:style-name="ch3">
          <text:p>approximative computation</text:p>
        </chart:subtitle>
        <chart:legend chart:legend-position="end" svg:x="8.26cm" svg:y="3.225cm" chart:style-name="ch4"/>
        <chart:plot-area chart:style-name="ch5" table:cell-range-address="Approximative.B64:Approximative.D83 Approximative.C63:Approximative.D83 Approximative.B63:Approximative.B63" chart:data-source-has-labels="row" svg:x="0.253cm" svg:y="1.691cm" svg:width="7.78cm" svg:height="6.534cm">
          <chart:axis chart:dimension="x" chart:name="primary-x" chart:style-name="ch6">
            <chart:title svg:x="2.618cm" svg:y="7.734cm" chart:style-name="ch7">
              <text:p>experimental temperature</text:p>
            </chart:title>
          </chart:axis>
          <chart:axis chart:dimension="y" chart:name="primary-y" chart:style-name="ch6">
            <chart:title svg:x="0.228cm" svg:y="6.343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Approximative.C64:Approximative.C83" chart:label-cell-address="Approximative.C63:Approximative.C63" chart:class="chart:scatter">
            <chart:domain table:cell-range-address="Approximative.B64:Approximative.B83"/>
            <chart:data-point chart:repeated="20"/>
          </chart:series>
          <chart:series chart:style-name="ch11" chart:values-cell-range-address="Approximative.D64:Approximative.D83" chart:label-cell-address="Approximative.D63:Approximative.D63" chart:class="chart:scatter">
            <chart:regression-curve chart:style-name="ch1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9.2</text:p>
              </table:table-cell>
              <table:table-cell office:value-type="string">
                <text:p>20.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1">
                <text:p>36.1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6">
                <text:p>40.6</text:p>
              </table:table-cell>
              <table:table-cell office:value-type="float" office:value="25.84">
                <text:p>25.8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16.17">
                <text:p>16.1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30.17">
                <text:p>30.17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4">
                <text:p>29.4</text:p>
              </table:table-cell>
              <table:table-cell office:value-type="float" office:value="16.17">
                <text:p>16.17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9">
                <text:p>50.9</text:p>
              </table:table-cell>
              <table:table-cell office:value-type="float" office:value="37.51">
                <text:p>37.51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6">
                <text:p>59.6</text:p>
              </table:table-cell>
              <table:table-cell office:value-type="float" office:value="46.67">
                <text:p>46.67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8">
                <text:p>33.8</text:p>
              </table:table-cell>
              <table:table-cell office:value-type="float" office:value="34.17">
                <text:p>34.1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2">
                <text:p>37.2</text:p>
              </table:table-cell>
              <table:table-cell office:value-type="float" office:value="30.17">
                <text:p>30.1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3">
                <text:p>56.3</text:p>
              </table:table-cell>
              <table:table-cell office:value-type="float" office:value="46.67">
                <text:p>46.67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5">
                <text:p>66.5</text:p>
              </table:table-cell>
              <table:table-cell office:value-type="float" office:value="52.17">
                <text:p>52.1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1">
                <text:p>59.1</text:p>
              </table:table-cell>
              <table:table-cell office:value-type="float" office:value="46.67">
                <text:p>46.6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2">
                <text:p>56.2</text:p>
              </table:table-cell>
              <table:table-cell office:value-type="float" office:value="42.75">
                <text:p>42.7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1">
                <text:p>67.1</text:p>
              </table:table-cell>
              <table:table-cell office:value-type="float" office:value="64.17">
                <text:p>64.17</text:p>
              </table:table-cell>
              <table:table-cell office:value-type="float" office:value="67.1">
                <text:p>67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 chart:regression-type="linear"/>
      <style:graphic-properties draw:stroke="none" svg:stroke-color="#aecf00" draw:fill-color="#aecf00"/>
      <style:text-properties fo:font-size="6pt" style:font-size-asian="6pt" style:font-size-complex="6pt"/>
    </style:style>
    <style:style style:name="ch18" style:family="chart">
      <style:graphic-properties svg:stroke-width="0cm" svg:stroke-color="#aecf0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24.072cm" svg:height="8.684cm" chart:class="chart:scatter" chart:style-name="ch1">
        <chart:title svg:x="9.118cm" svg:y="0.173cm" chart:style-name="ch2">
          <text:p>DNA sequences </text:p>
        </chart:title>
        <chart:subtitle svg:x="8.067cm" svg:y="0.945cm" chart:style-name="ch3">
          <text:p>appriximative computation</text:p>
        </chart:subtitle>
        <chart:legend chart:legend-position="end" svg:x="14.185cm" svg:y="2.914cm" chart:style-name="ch4"/>
        <chart:plot-area chart:style-name="ch5" table:cell-range-address="Approximative.B28:Approximative.J64 Approximative.C27:Approximative.J64 Approximative.B27:Approximative.B27" chart:data-source-has-labels="row" svg:x="0.605cm" svg:y="1.631cm" svg:width="13.089cm" svg:height="6.733cm">
          <chart:axis chart:dimension="x" chart:name="primary-x" chart:style-name="ch6">
            <chart:title svg:x="4.465cm" svg:y="7.913cm" chart:style-name="ch7">
              <text:p>experimental temperature</text:p>
            </chart:title>
          </chart:axis>
          <chart:axis chart:dimension="y" chart:name="primary-y" chart:style-name="ch6">
            <chart:title svg:x="0.481cm" svg:y="6.298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Approximative.C28:Approximative.C64" chart:label-cell-address="Approximative.C27:Approximative.C27" chart:class="chart:scatter">
            <chart:domain table:cell-range-address="Approximative.B28:Approximative.B64"/>
            <chart:data-point chart:repeated="37"/>
          </chart:series>
          <chart:series chart:style-name="ch11" chart:values-cell-range-address="Approximative.D28:Approximative.D64" chart:label-cell-address="Approximative.D27:Approximative.D27" chart:class="chart:scatter">
            <chart:data-point chart:repeated="37"/>
          </chart:series>
          <chart:series chart:style-name="ch12" chart:values-cell-range-address="Approximative.E28:Approximative.E64" chart:label-cell-address="Approximative.E27:Approximative.E27" chart:class="chart:scatter">
            <chart:data-point chart:repeated="37"/>
          </chart:series>
          <chart:series chart:style-name="ch13" chart:values-cell-range-address="Approximative.F28:Approximative.F64" chart:label-cell-address="Approximative.F27:Approximative.F27" chart:class="chart:scatter">
            <chart:data-point chart:repeated="37"/>
          </chart:series>
          <chart:series chart:style-name="ch14" chart:values-cell-range-address="Approximative.G28:Approximative.G64" chart:label-cell-address="Approximative.G27:Approximative.G27" chart:class="chart:scatter">
            <chart:data-point chart:repeated="37"/>
          </chart:series>
          <chart:series chart:style-name="ch15" chart:values-cell-range-address="Approximative.H28:Approximative.H64" chart:label-cell-address="Approximative.H27:Approximative.H27" chart:class="chart:scatter">
            <chart:data-point chart:repeated="37"/>
          </chart:series>
          <chart:series chart:style-name="ch16" chart:values-cell-range-address="Approximative.I28:Approximative.I64" chart:label-cell-address="Approximative.I27:Approximative.I27" chart:class="chart:scatter">
            <chart:data-point chart:repeated="37"/>
          </chart:series>
          <chart:series chart:style-name="ch17" chart:values-cell-range-address="Approximative.J28:Approximative.J64" chart:label-cell-address="Approximative.J27:Approximative.J27" chart:class="chart:scatter">
            <chart:regression-curve chart:style-name="ch18"/>
            <chart:data-point chart:repeated="3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hs01 </text:p>
              </table:table-cell>
              <table:table-cell office:value-type="string">
                <text:p> che93 </text:p>
              </table:table-cell>
              <table:table-cell office:value-type="string">
                <text:p> che93corr </text:p>
              </table:table-cell>
              <table:table-cell office:value-type="string">
                <text:p> shdot </text:p>
              </table:table-cell>
              <table:table-cell office:value-type="string">
                <text:p> ow69 </text:p>
              </table:table-cell>
              <table:table-cell office:value-type="string">
                <text:p> san98 </text:p>
              </table:table-cell>
              <table:table-cell office:value-type="string">
                <text:p> wetd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55.9">
                <text:p>55.9</text:p>
              </table:table-cell>
              <table:table-cell office:value-type="float" office:value="40.44">
                <text:p>40.44</text:p>
              </table:table-cell>
              <table:table-cell office:value-type="float" office:value="48.66">
                <text:p>48.66</text:p>
              </table:table-cell>
              <table:table-cell office:value-type="float" office:value="50.86">
                <text:p>50.86</text:p>
              </table:table-cell>
              <table:table-cell office:value-type="float" office:value="101.95">
                <text:p>101.95</text:p>
              </table:table-cell>
              <table:table-cell office:value-type="float" office:value="56.96">
                <text:p>56.96</text:p>
              </table:table-cell>
              <table:table-cell office:value-type="float" office:value="59.53">
                <text:p>59.53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0.23">
                <text:p>0.23</text:p>
              </table:table-cell>
              <table:table-cell office:value-type="float" office:value="-25.37">
                <text:p>-25.37</text:p>
              </table:table-cell>
              <table:table-cell office:value-type="float" office:value="-6.2">
                <text:p>-6.2</text:p>
              </table:table-cell>
              <table:table-cell office:value-type="float" office:value="-17.33">
                <text:p>-17.33</text:p>
              </table:table-cell>
              <table:table-cell office:value-type="float" office:value="98.66">
                <text:p>98.66</text:p>
              </table:table-cell>
              <table:table-cell office:value-type="float" office:value="2.77">
                <text:p>2.77</text:p>
              </table:table-cell>
              <table:table-cell office:value-type="float" office:value="8.01">
                <text:p>8.0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0.23">
                <text:p>0.23</text:p>
              </table:table-cell>
              <table:table-cell office:value-type="float" office:value="-25.37">
                <text:p>-25.37</text:p>
              </table:table-cell>
              <table:table-cell office:value-type="float" office:value="-6.2">
                <text:p>-6.2</text:p>
              </table:table-cell>
              <table:table-cell office:value-type="float" office:value="-17.33">
                <text:p>-17.33</text:p>
              </table:table-cell>
              <table:table-cell office:value-type="float" office:value="98.66">
                <text:p>98.66</text:p>
              </table:table-cell>
              <table:table-cell office:value-type="float" office:value="2.77">
                <text:p>2.77</text:p>
              </table:table-cell>
              <table:table-cell office:value-type="float" office:value="8.01">
                <text:p>8.0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46.1">
                <text:p>46.1</text:p>
              </table:table-cell>
              <table:table-cell office:value-type="float" office:value="28.9">
                <text:p>28.9</text:p>
              </table:table-cell>
              <table:table-cell office:value-type="float" office:value="40.4">
                <text:p>40.4</text:p>
              </table:table-cell>
              <table:table-cell office:value-type="float" office:value="38.6">
                <text:p>38.6</text:p>
              </table:table-cell>
              <table:table-cell office:value-type="float" office:value="107.86">
                <text:p>107.86</text:p>
              </table:table-cell>
              <table:table-cell office:value-type="float" office:value="48.9">
                <text:p>48.9</text:p>
              </table:table-cell>
              <table:table-cell office:value-type="float" office:value="52.27">
                <text:p>52.27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39.2">
                <text:p>39.2</text:p>
              </table:table-cell>
              <table:table-cell office:value-type="float" office:value="20.7">
                <text:p>20.7</text:p>
              </table:table-cell>
              <table:table-cell office:value-type="float" office:value="32.2">
                <text:p>32.2</text:p>
              </table:table-cell>
              <table:table-cell office:value-type="float" office:value="30.4">
                <text:p>30.4</text:p>
              </table:table-cell>
              <table:table-cell office:value-type="float" office:value="100.96">
                <text:p>100.96</text:p>
              </table:table-cell>
              <table:table-cell office:value-type="float" office:value="40.7">
                <text:p>40.7</text:p>
              </table:table-cell>
              <table:table-cell office:value-type="float" office:value="44.07">
                <text:p>44.07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 chart:regression-type="linear"/>
      <style:graphic-properties draw:stroke="none" svg:stroke-color="#aecf00" draw:fill-color="#aecf00"/>
      <style:text-properties fo:font-size="6pt" style:font-size-asian="6pt" style:font-size-complex="6pt"/>
    </style:style>
    <style:style style:name="ch18" style:family="chart">
      <style:graphic-properties svg:stroke-width="0cm" svg:stroke-color="#aecf0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5.734cm" svg:height="8.948cm" chart:class="chart:scatter" chart:style-name="ch1">
        <chart:title svg:x="6.266cm" svg:y="0.178cm" chart:style-name="ch2">
          <text:p>DNA sequences</text:p>
        </chart:title>
        <chart:subtitle svg:x="5.538cm" svg:y="0.945cm" chart:style-name="ch3">
          <text:p>approximative computation</text:p>
        </chart:subtitle>
        <chart:legend chart:legend-position="end" svg:x="10.001cm" svg:y="3.046cm" chart:style-name="ch4"/>
        <chart:plot-area chart:style-name="ch5" table:cell-range-address="Approximative.B6:Approximative.J22 Approximative.C5:Approximative.J22 Approximative.B5:Approximative.B5" chart:data-source-has-labels="row" svg:x="0.274cm" svg:y="1.879cm" svg:width="5.227cm" svg:height="7.249cm">
          <chart:axis chart:dimension="x" chart:name="primary-x" chart:style-name="ch6">
            <chart:title svg:x="2.013cm" svg:y="8.501cm" chart:style-name="ch7">
              <text:p>experimental Tm</text:p>
            </chart:title>
          </chart:axis>
          <chart:axis chart:dimension="y" chart:name="primary-y" chart:style-name="ch6">
            <chart:title svg:x="0.178cm" svg:y="6.063cm" chart:style-name="ch8">
              <text:p>computed Tm</text:p>
            </chart:title>
            <chart:grid chart:style-name="ch9" chart:class="major"/>
          </chart:axis>
          <chart:series chart:style-name="ch10" chart:values-cell-range-address="Approximative.C6:Approximative.C22" chart:label-cell-address="Approximative.C5:Approximative.C5" chart:class="chart:scatter">
            <chart:domain table:cell-range-address="Approximative.B6:Approximative.B22"/>
            <chart:data-point chart:repeated="17"/>
          </chart:series>
          <chart:series chart:style-name="ch11" chart:values-cell-range-address="Approximative.D6:Approximative.D22" chart:label-cell-address="Approximative.D5:Approximative.D5" chart:class="chart:scatter">
            <chart:data-point chart:repeated="17"/>
          </chart:series>
          <chart:series chart:style-name="ch12" chart:values-cell-range-address="Approximative.E6:Approximative.E22" chart:label-cell-address="Approximative.E5:Approximative.E5" chart:class="chart:scatter">
            <chart:data-point chart:repeated="17"/>
          </chart:series>
          <chart:series chart:style-name="ch13" chart:values-cell-range-address="Approximative.F6:Approximative.F22" chart:label-cell-address="Approximative.F5:Approximative.F5" chart:class="chart:scatter">
            <chart:data-point chart:repeated="17"/>
          </chart:series>
          <chart:series chart:style-name="ch14" chart:values-cell-range-address="Approximative.G6:Approximative.G22" chart:label-cell-address="Approximative.G5:Approximative.G5" chart:class="chart:scatter">
            <chart:data-point chart:repeated="17"/>
          </chart:series>
          <chart:series chart:style-name="ch15" chart:values-cell-range-address="Approximative.H6:Approximative.H22" chart:label-cell-address="Approximative.H5:Approximative.H5" chart:class="chart:scatter">
            <chart:data-point chart:repeated="17"/>
          </chart:series>
          <chart:series chart:style-name="ch16" chart:values-cell-range-address="Approximative.I6:Approximative.I22" chart:label-cell-address="Approximative.I5:Approximative.I5" chart:class="chart:scatter">
            <chart:data-point chart:repeated="17"/>
          </chart:series>
          <chart:series chart:style-name="ch17" chart:values-cell-range-address="Approximative.J6:Approximative.J22" chart:label-cell-address="Approximative.J5:Approximative.J5" chart:class="chart:scatter">
            <chart:regression-curve chart:style-name="ch18"/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hs01 </text:p>
              </table:table-cell>
              <table:table-cell office:value-type="string">
                <text:p> che93 </text:p>
              </table:table-cell>
              <table:table-cell office:value-type="string">
                <text:p> che93corr </text:p>
              </table:table-cell>
              <table:table-cell office:value-type="string">
                <text:p> shdot </text:p>
              </table:table-cell>
              <table:table-cell office:value-type="string">
                <text:p> ow69 </text:p>
              </table:table-cell>
              <table:table-cell office:value-type="string">
                <text:p> san98 </text:p>
              </table:table-cell>
              <table:table-cell office:value-type="string">
                <text:p> wetd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11.69">
                <text:p>11.69</text:p>
              </table:table-cell>
              <table:table-cell office:value-type="float" office:value="-11.84">
                <text:p>-11.84</text:p>
              </table:table-cell>
              <table:table-cell office:value-type="float" office:value="4.59">
                <text:p>4.59</text:p>
              </table:table-cell>
              <table:table-cell office:value-type="float" office:value="-3.21">
                <text:p>-3.21</text:p>
              </table:table-cell>
              <table:table-cell office:value-type="float" office:value="97.02">
                <text:p>97.02</text:p>
              </table:table-cell>
              <table:table-cell office:value-type="float" office:value="13.39">
                <text:p>13.39</text:p>
              </table:table-cell>
              <table:table-cell office:value-type="float" office:value="17.96">
                <text:p>17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34.57">
                <text:p>34.57</text:p>
              </table:table-cell>
              <table:table-cell office:value-type="float" office:value="15.13">
                <text:p>15.13</text:p>
              </table:table-cell>
              <table:table-cell office:value-type="float" office:value="24.72">
                <text:p>24.72</text:p>
              </table:table-cell>
              <table:table-cell office:value-type="float" office:value="25.25">
                <text:p>25.25</text:p>
              </table:table-cell>
              <table:table-cell office:value-type="float" office:value="87.16">
                <text:p>87.16</text:p>
              </table:table-cell>
              <table:table-cell office:value-type="float" office:value="33.1">
                <text:p>33.1</text:p>
              </table:table-cell>
              <table:table-cell office:value-type="float" office:value="36.01">
                <text:p>36.01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52.35">
                <text:p>52.35</text:p>
              </table:table-cell>
              <table:table-cell office:value-type="float" office:value="36.3">
                <text:p>36.3</text:p>
              </table:table-cell>
              <table:table-cell office:value-type="float" office:value="46.75">
                <text:p>46.75</text:p>
              </table:table-cell>
              <table:table-cell office:value-type="float" office:value="46.23">
                <text:p>46.23</text:p>
              </table:table-cell>
              <table:table-cell office:value-type="float" office:value="109.11">
                <text:p>109.11</text:p>
              </table:table-cell>
              <table:table-cell office:value-type="float" office:value="55.19">
                <text:p>55.19</text:p>
              </table:table-cell>
              <table:table-cell office:value-type="float" office:value="58.31">
                <text:p>58.3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30.79">
                <text:p>30.79</text:p>
              </table:table-cell>
              <table:table-cell office:value-type="float" office:value="10.74">
                <text:p>10.74</text:p>
              </table:table-cell>
              <table:table-cell office:value-type="float" office:value="23.52">
                <text:p>23.52</text:p>
              </table:table-cell>
              <table:table-cell office:value-type="float" office:value="20.17">
                <text:p>20.17</text:p>
              </table:table-cell>
              <table:table-cell office:value-type="float" office:value="98.66">
                <text:p>98.66</text:p>
              </table:table-cell>
              <table:table-cell office:value-type="float" office:value="32.1">
                <text:p>32.1</text:p>
              </table:table-cell>
              <table:table-cell office:value-type="float" office:value="35.79">
                <text:p>35.7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49.22">
                <text:p>49.22</text:p>
              </table:table-cell>
              <table:table-cell office:value-type="float" office:value="32.57">
                <text:p>32.57</text:p>
              </table:table-cell>
              <table:table-cell office:value-type="float" office:value="43.03">
                <text:p>43.03</text:p>
              </table:table-cell>
              <table:table-cell office:value-type="float" office:value="42.5">
                <text:p>42.5</text:p>
              </table:table-cell>
              <table:table-cell office:value-type="float" office:value="105.98">
                <text:p>105.98</text:p>
              </table:table-cell>
              <table:table-cell office:value-type="float" office:value="51.46">
                <text:p>51.46</text:p>
              </table:table-cell>
              <table:table-cell office:value-type="float" office:value="54.58">
                <text:p>54.5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26.96">
                <text:p>26.96</text:p>
              </table:table-cell>
              <table:table-cell office:value-type="float" office:value="6.19">
                <text:p>6.19</text:p>
              </table:table-cell>
              <table:table-cell office:value-type="float" office:value="18.97">
                <text:p>18.97</text:p>
              </table:table-cell>
              <table:table-cell office:value-type="float" office:value="15.61">
                <text:p>15.61</text:p>
              </table:table-cell>
              <table:table-cell office:value-type="float" office:value="94.83">
                <text:p>94.83</text:p>
              </table:table-cell>
              <table:table-cell office:value-type="float" office:value="27.54">
                <text:p>27.54</text:p>
              </table:table-cell>
              <table:table-cell office:value-type="float" office:value="31.23">
                <text:p>31.2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5.98">
                <text:p>5.98</text:p>
              </table:table-cell>
              <table:table-cell office:value-type="float" office:value="-18.53">
                <text:p>-18.53</text:p>
              </table:table-cell>
              <table:table-cell office:value-type="float" office:value="0.63">
                <text:p>0.63</text:p>
              </table:table-cell>
              <table:table-cell office:value-type="float" office:value="-10.5">
                <text:p>-10.5</text:p>
              </table:table-cell>
              <table:table-cell office:value-type="float" office:value="104.41">
                <text:p>104.41</text:p>
              </table:table-cell>
              <table:table-cell office:value-type="float" office:value="9.6">
                <text:p>9.6</text:p>
              </table:table-cell>
              <table:table-cell office:value-type="float" office:value="14.84">
                <text:p>14.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11.65">
                <text:p>11.65</text:p>
              </table:table-cell>
              <table:table-cell office:value-type="float" office:value="-11.95">
                <text:p>-11.95</text:p>
              </table:table-cell>
              <table:table-cell office:value-type="float" office:value="2.42">
                <text:p>2.42</text:p>
              </table:table-cell>
              <table:table-cell office:value-type="float" office:value="-2.88">
                <text:p>-2.88</text:p>
              </table:table-cell>
              <table:table-cell office:value-type="float" office:value="87.16">
                <text:p>87.16</text:p>
              </table:table-cell>
              <table:table-cell office:value-type="float" office:value="11.1">
                <text:p>11.1</text:p>
              </table:table-cell>
              <table:table-cell office:value-type="float" office:value="15.17">
                <text:p>15.1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2.49">
                <text:p>52.49</text:p>
              </table:table-cell>
              <table:table-cell office:value-type="float" office:value="36.36">
                <text:p>36.36</text:p>
              </table:table-cell>
              <table:table-cell office:value-type="float" office:value="43.55">
                <text:p>43.55</text:p>
              </table:table-cell>
              <table:table-cell office:value-type="float" office:value="47">
                <text:p>47</text:p>
              </table:table-cell>
              <table:table-cell office:value-type="float" office:value="93.63">
                <text:p>93.63</text:p>
              </table:table-cell>
              <table:table-cell office:value-type="float" office:value="51.79">
                <text:p>51.79</text:p>
              </table:table-cell>
              <table:table-cell office:value-type="float" office:value="54.11">
                <text:p>54.11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26.96">
                <text:p>26.96</text:p>
              </table:table-cell>
              <table:table-cell office:value-type="float" office:value="6.19">
                <text:p>6.19</text:p>
              </table:table-cell>
              <table:table-cell office:value-type="float" office:value="18.97">
                <text:p>18.97</text:p>
              </table:table-cell>
              <table:table-cell office:value-type="float" office:value="15.61">
                <text:p>15.61</text:p>
              </table:table-cell>
              <table:table-cell office:value-type="float" office:value="94.83">
                <text:p>94.83</text:p>
              </table:table-cell>
              <table:table-cell office:value-type="float" office:value="27.54">
                <text:p>27.54</text:p>
              </table:table-cell>
              <table:table-cell office:value-type="float" office:value="31.23">
                <text:p>31.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17.48">
                <text:p>17.48</text:p>
              </table:table-cell>
              <table:table-cell office:value-type="float" office:value="-4.87">
                <text:p>-4.87</text:p>
              </table:table-cell>
              <table:table-cell office:value-type="float" office:value="14.3">
                <text:p>14.3</text:p>
              </table:table-cell>
              <table:table-cell office:value-type="float" office:value="3.17">
                <text:p>3.17</text:p>
              </table:table-cell>
              <table:table-cell office:value-type="float" office:value="115.91">
                <text:p>115.91</text:p>
              </table:table-cell>
              <table:table-cell office:value-type="float" office:value="23.27">
                <text:p>23.27</text:p>
              </table:table-cell>
              <table:table-cell office:value-type="float" office:value="28.51">
                <text:p>28.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17.48">
                <text:p>17.48</text:p>
              </table:table-cell>
              <table:table-cell office:value-type="float" office:value="-4.87">
                <text:p>-4.87</text:p>
              </table:table-cell>
              <table:table-cell office:value-type="float" office:value="14.3">
                <text:p>14.3</text:p>
              </table:table-cell>
              <table:table-cell office:value-type="float" office:value="3.17">
                <text:p>3.17</text:p>
              </table:table-cell>
              <table:table-cell office:value-type="float" office:value="115.91">
                <text:p>115.91</text:p>
              </table:table-cell>
              <table:table-cell office:value-type="float" office:value="23.27">
                <text:p>23.27</text:p>
              </table:table-cell>
              <table:table-cell office:value-type="float" office:value="28.51">
                <text:p>28.5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30.79">
                <text:p>30.79</text:p>
              </table:table-cell>
              <table:table-cell office:value-type="float" office:value="10.74">
                <text:p>10.74</text:p>
              </table:table-cell>
              <table:table-cell office:value-type="float" office:value="23.52">
                <text:p>23.52</text:p>
              </table:table-cell>
              <table:table-cell office:value-type="float" office:value="20.17">
                <text:p>20.17</text:p>
              </table:table-cell>
              <table:table-cell office:value-type="float" office:value="98.66">
                <text:p>98.66</text:p>
              </table:table-cell>
              <table:table-cell office:value-type="float" office:value="32.1">
                <text:p>32.1</text:p>
              </table:table-cell>
              <table:table-cell office:value-type="float" office:value="35.79">
                <text:p>35.7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51.82">
                <text:p>51.82</text:p>
              </table:table-cell>
              <table:table-cell office:value-type="float" office:value="35.63">
                <text:p>35.63</text:p>
              </table:table-cell>
              <table:table-cell office:value-type="float" office:value="45.22">
                <text:p>45.22</text:p>
              </table:table-cell>
              <table:table-cell office:value-type="float" office:value="45.75">
                <text:p>45.75</text:p>
              </table:table-cell>
              <table:table-cell office:value-type="float" office:value="104.41">
                <text:p>104.41</text:p>
              </table:table-cell>
              <table:table-cell office:value-type="float" office:value="53.6">
                <text:p>53.6</text:p>
              </table:table-cell>
              <table:table-cell office:value-type="float" office:value="56.51">
                <text:p>56.51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46.1">
                <text:p>46.1</text:p>
              </table:table-cell>
              <table:table-cell office:value-type="float" office:value="28.9">
                <text:p>28.9</text:p>
              </table:table-cell>
              <table:table-cell office:value-type="float" office:value="40.4">
                <text:p>40.4</text:p>
              </table:table-cell>
              <table:table-cell office:value-type="float" office:value="38.6">
                <text:p>38.6</text:p>
              </table:table-cell>
              <table:table-cell office:value-type="float" office:value="107.86">
                <text:p>107.86</text:p>
              </table:table-cell>
              <table:table-cell office:value-type="float" office:value="48.9">
                <text:p>48.9</text:p>
              </table:table-cell>
              <table:table-cell office:value-type="float" office:value="52.27">
                <text:p>52.27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7.99910068511963pt" style:font-size-asian="7.99910068511963pt" style:font-size-complex="7.99910068511963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 chart:regression-type="linear"/>
      <style:graphic-properties draw:stroke="none" svg:stroke-color="#83caff" draw:fill-color="#83caff"/>
      <style:text-properties fo:font-size="6pt" style:font-size-asian="6pt" style:font-size-complex="6pt"/>
    </style:style>
    <style:style style:name="ch15" style:family="chart">
      <style:graphic-properties svg:stroke-width="0cm" svg:stroke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4.962cm" svg:height="8.893cm" chart:class="chart:scatter" chart:style-name="ch1">
        <chart:title svg:x="6.012cm" svg:y="0.177cm" chart:style-name="ch2">
          <text:p>MELTING 4.3c</text:p>
        </chart:title>
        <chart:legend chart:legend-position="end" svg:x="11.258cm" svg:y="2.563cm" chart:style-name="ch3"/>
        <chart:plot-area chart:style-name="ch4" table:cell-range-address="'MELTING 4_3'.B6:'MELTING 4_3'.H22 'MELTING 4_3'.C5:'MELTING 4_3'.H22 'MELTING 4_3'.B5:'MELTING 4_3'.B5" chart:data-source-has-labels="row" svg:x="0.81cm" svg:y="0.533cm" svg:width="10.023cm" svg:height="8.355cm">
          <chart:axis chart:dimension="x" chart:name="primary-x" chart:style-name="ch5">
            <chart:title svg:x="4.92cm" svg:y="8.44cm" chart:style-name="ch6">
              <text:p>Experimental Tm</text:p>
            </chart:title>
          </chart:axis>
          <chart:axis chart:dimension="y" chart:name="primary-y" chart:style-name="ch5">
            <chart:title svg:x="0.712cm" svg:y="5.417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6:'MELTING 4_3'.C22" chart:label-cell-address="'MELTING 4_3'.C5:'MELTING 4_3'.C5" chart:class="chart:scatter">
            <chart:domain table:cell-range-address="'MELTING 4_3'.B6:'MELTING 4_3'.B22"/>
            <chart:data-point chart:repeated="17"/>
          </chart:series>
          <chart:series chart:style-name="ch10" chart:values-cell-range-address="'MELTING 4_3'.D6:'MELTING 4_3'.D22" chart:label-cell-address="'MELTING 4_3'.D5:'MELTING 4_3'.D5" chart:class="chart:scatter">
            <chart:data-point chart:repeated="17"/>
          </chart:series>
          <chart:series chart:style-name="ch11" chart:values-cell-range-address="'MELTING 4_3'.E6:'MELTING 4_3'.E22" chart:label-cell-address="'MELTING 4_3'.E5:'MELTING 4_3'.E5" chart:class="chart:scatter">
            <chart:data-point chart:repeated="17"/>
          </chart:series>
          <chart:series chart:style-name="ch12" chart:values-cell-range-address="'MELTING 4_3'.F6:'MELTING 4_3'.F22" chart:label-cell-address="'MELTING 4_3'.F5:'MELTING 4_3'.F5" chart:class="chart:scatter">
            <chart:data-point chart:repeated="17"/>
          </chart:series>
          <chart:series chart:style-name="ch13" chart:values-cell-range-address="'MELTING 4_3'.G6:'MELTING 4_3'.G22" chart:label-cell-address="'MELTING 4_3'.G5:'MELTING 4_3'.G5" chart:class="chart:scatter">
            <chart:data-point chart:repeated="17"/>
          </chart:series>
          <chart:series chart:style-name="ch14" chart:values-cell-range-address="'MELTING 4_3'.H6:'MELTING 4_3'.H22" chart:label-cell-address="'MELTING 4_3'.H5:'MELTING 4_3'.H5" chart:class="chart:scatter">
            <chart:regression-curve chart:style-name="ch15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san04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1.84">
                <text:p>31.84</text:p>
              </table:table-cell>
              <table:table-cell office:value-type="float" office:value="64.69">
                <text:p>64.69</text:p>
              </table:table-cell>
              <table:table-cell office:value-type="float" office:value="32.69">
                <text:p>32.69</text:p>
              </table:table-cell>
              <table:table-cell office:value-type="float" office:value="30.2">
                <text:p>30.2</text:p>
              </table:table-cell>
              <table:table-cell office:value-type="float" office:value="30.97">
                <text:p>30.9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38.16">
                <text:p>38.16</text:p>
              </table:table-cell>
              <table:table-cell office:value-type="float" office:value="70.45">
                <text:p>70.45</text:p>
              </table:table-cell>
              <table:table-cell office:value-type="float" office:value="39.35">
                <text:p>39.35</text:p>
              </table:table-cell>
              <table:table-cell office:value-type="float" office:value="37.98">
                <text:p>37.98</text:p>
              </table:table-cell>
              <table:table-cell office:value-type="float" office:value="37.41">
                <text:p>37.41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44.59">
                <text:p>44.59</text:p>
              </table:table-cell>
              <table:table-cell office:value-type="float" office:value="71.17">
                <text:p>71.17</text:p>
              </table:table-cell>
              <table:table-cell office:value-type="float" office:value="44.73">
                <text:p>44.73</text:p>
              </table:table-cell>
              <table:table-cell office:value-type="float" office:value="47.77">
                <text:p>47.77</text:p>
              </table:table-cell>
              <table:table-cell office:value-type="float" office:value="43.42">
                <text:p>43.42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67.25">
                <text:p>67.25</text:p>
              </table:table-cell>
              <table:table-cell office:value-type="float" office:value="95.63">
                <text:p>95.63</text:p>
              </table:table-cell>
              <table:table-cell office:value-type="float" office:value="69.5">
                <text:p>69.5</text:p>
              </table:table-cell>
              <table:table-cell office:value-type="float" office:value="68.66">
                <text:p>68.66</text:p>
              </table:table-cell>
              <table:table-cell office:value-type="float" office:value="67.11">
                <text:p>67.1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47.44">
                <text:p>47.44</text:p>
              </table:table-cell>
              <table:table-cell office:value-type="float" office:value="76.46">
                <text:p>76.46</text:p>
              </table:table-cell>
              <table:table-cell office:value-type="float" office:value="48.3">
                <text:p>48.3</text:p>
              </table:table-cell>
              <table:table-cell office:value-type="float" office:value="47.77">
                <text:p>47.77</text:p>
              </table:table-cell>
              <table:table-cell office:value-type="float" office:value="47.05">
                <text:p>47.05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63.64">
                <text:p>63.64</text:p>
              </table:table-cell>
              <table:table-cell office:value-type="float" office:value="91.33">
                <text:p>91.33</text:p>
              </table:table-cell>
              <table:table-cell office:value-type="float" office:value="64.98">
                <text:p>64.98</text:p>
              </table:table-cell>
              <table:table-cell office:value-type="float" office:value="64.18">
                <text:p>64.18</text:p>
              </table:table-cell>
              <table:table-cell office:value-type="float" office:value="63.52">
                <text:p>63.5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43.08">
                <text:p>43.08</text:p>
              </table:table-cell>
              <table:table-cell office:value-type="float" office:value="74.81">
                <text:p>74.81</text:p>
              </table:table-cell>
              <table:table-cell office:value-type="float" office:value="44.44">
                <text:p>44.44</text:p>
              </table:table-cell>
              <table:table-cell office:value-type="float" office:value="44.03">
                <text:p>44.03</text:p>
              </table:table-cell>
              <table:table-cell office:value-type="float" office:value="42.45">
                <text:p>42.4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30.24">
                <text:p>30.24</text:p>
              </table:table-cell>
              <table:table-cell office:value-type="float" office:value="51.15">
                <text:p>51.15</text:p>
              </table:table-cell>
              <table:table-cell office:value-type="float" office:value="31.95">
                <text:p>31.95</text:p>
              </table:table-cell>
              <table:table-cell office:value-type="float" office:value="25.4">
                <text:p>25.4</text:p>
              </table:table-cell>
              <table:table-cell office:value-type="float" office:value="29.81">
                <text:p>29.8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33.19">
                <text:p>33.19</text:p>
              </table:table-cell>
              <table:table-cell office:value-type="float" office:value="68.77">
                <text:p>68.77</text:p>
              </table:table-cell>
              <table:table-cell office:value-type="float" office:value="37.3">
                <text:p>37.3</text:p>
              </table:table-cell>
              <table:table-cell office:value-type="float" office:value="33.6">
                <text:p>33.6</text:p>
              </table:table-cell>
              <table:table-cell office:value-type="float" office:value="30.87">
                <text:p>30.8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9.69">
                <text:p>59.69</text:p>
              </table:table-cell>
              <table:table-cell office:value-type="float" office:value="82.47">
                <text:p>82.47</text:p>
              </table:table-cell>
              <table:table-cell office:value-type="float" office:value="59.27">
                <text:p>59.27</text:p>
              </table:table-cell>
              <table:table-cell office:value-type="float" office:value="64.82">
                <text:p>64.82</text:p>
              </table:table-cell>
              <table:table-cell office:value-type="float" office:value="59.35">
                <text:p>59.3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40.33">
                <text:p>40.33</text:p>
              </table:table-cell>
              <table:table-cell office:value-type="float" office:value="69.01">
                <text:p>69.01</text:p>
              </table:table-cell>
              <table:table-cell office:value-type="float" office:value="39.97">
                <text:p>39.97</text:p>
              </table:table-cell>
              <table:table-cell office:value-type="float" office:value="41">
                <text:p>41</text:p>
              </table:table-cell>
              <table:table-cell office:value-type="float" office:value="39.8">
                <text:p>39.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48.3">
                <text:p>48.3</text:p>
              </table:table-cell>
              <table:table-cell office:value-type="float" office:value="81.85">
                <text:p>81.85</text:p>
              </table:table-cell>
              <table:table-cell office:value-type="float" office:value="49.45">
                <text:p>49.45</text:p>
              </table:table-cell>
              <table:table-cell office:value-type="float" office:value="46.31">
                <text:p>46.31</text:p>
              </table:table-cell>
              <table:table-cell office:value-type="float" office:value="48.08">
                <text:p>48.0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41.98">
                <text:p>41.98</text:p>
              </table:table-cell>
              <table:table-cell office:value-type="float" office:value="76.73">
                <text:p>76.73</text:p>
              </table:table-cell>
              <table:table-cell office:value-type="float" office:value="45.31">
                <text:p>45.31</text:p>
              </table:table-cell>
              <table:table-cell office:value-type="float" office:value="38.3">
                <text:p>38.3</text:p>
              </table:table-cell>
              <table:table-cell office:value-type="float" office:value="41.73">
                <text:p>41.73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45.99">
                <text:p>45.99</text:p>
              </table:table-cell>
              <table:table-cell office:value-type="float" office:value="74.63">
                <text:p>74.63</text:p>
              </table:table-cell>
              <table:table-cell office:value-type="float" office:value="46.7">
                <text:p>46.7</text:p>
              </table:table-cell>
              <table:table-cell office:value-type="float" office:value="47.35">
                <text:p>47.35</text:p>
              </table:table-cell>
              <table:table-cell office:value-type="float" office:value="45.56">
                <text:p>45.56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64.41">
                <text:p>64.41</text:p>
              </table:table-cell>
              <table:table-cell office:value-type="float" office:value="88.14">
                <text:p>88.14</text:p>
              </table:table-cell>
              <table:table-cell office:value-type="float" office:value="66.24">
                <text:p>66.24</text:p>
              </table:table-cell>
              <table:table-cell office:value-type="float" office:value="65.77">
                <text:p>65.77</text:p>
              </table:table-cell>
              <table:table-cell office:value-type="float" office:value="64.3">
                <text:p>64.3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65.81">
                <text:p>65.81</text:p>
              </table:table-cell>
              <table:table-cell office:value-type="float" office:value="98">
                <text:p>98</text:p>
              </table:table-cell>
              <table:table-cell office:value-type="float" office:value="67.15">
                <text:p>67.15</text:p>
              </table:table-cell>
              <table:table-cell office:value-type="float" office:value="69.07">
                <text:p>69.07</text:p>
              </table:table-cell>
              <table:table-cell office:value-type="float" office:value="65.73">
                <text:p>65.73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 chart:regression-type="linear"/>
      <style:graphic-properties draw:stroke="none" svg:stroke-color="#83caff" draw:fill-color="#83caff"/>
      <style:text-properties fo:font-size="6pt" style:font-size-asian="6pt" style:font-size-complex="6pt"/>
    </style:style>
    <style:style style:name="ch15" style:family="chart">
      <style:graphic-properties svg:stroke-width="0cm" svg:stroke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6.668cm" svg:height="8.656cm" chart:class="chart:scatter" chart:style-name="ch1">
        <chart:title svg:x="4.722cm" svg:y="0.173cm" chart:style-name="ch2">
          <text:p>DNA self complementary sequences</text:p>
        </chart:title>
        <chart:legend chart:legend-position="end" svg:x="12.129cm" svg:y="2.445cm" chart:style-name="ch3"/>
        <chart:plot-area chart:style-name="ch4" table:cell-range-address="'MELTING 4_3'.B28:'MELTING 4_3'.H64 'MELTING 4_3'.C27:'MELTING 4_3'.H64 'MELTING 4_3'.B27:'MELTING 4_3'.B27" chart:data-source-has-labels="row" svg:x="0.321cm" svg:y="0.172cm" svg:width="11.469cm" svg:height="8.136cm">
          <chart:axis chart:dimension="x" chart:name="primary-x" chart:style-name="ch5">
            <chart:title svg:x="5.165cm" svg:y="7.856cm" chart:style-name="ch6">
              <text:p>experimental Tm</text:p>
            </chart:title>
          </chart:axis>
          <chart:axis chart:dimension="y" chart:name="primary-y" chart:style-name="ch5">
            <chart:title svg:x="0.189cm" svg:y="4.905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28:'MELTING 4_3'.C64" chart:label-cell-address="'MELTING 4_3'.C27:'MELTING 4_3'.C27" chart:class="chart:scatter">
            <chart:domain table:cell-range-address="'MELTING 4_3'.B28:'MELTING 4_3'.B64"/>
            <chart:data-point chart:repeated="37"/>
          </chart:series>
          <chart:series chart:style-name="ch10" chart:values-cell-range-address="'MELTING 4_3'.D28:'MELTING 4_3'.D64" chart:label-cell-address="'MELTING 4_3'.D27:'MELTING 4_3'.D27" chart:class="chart:scatter">
            <chart:data-point chart:repeated="37"/>
          </chart:series>
          <chart:series chart:style-name="ch11" chart:values-cell-range-address="'MELTING 4_3'.E28:'MELTING 4_3'.E64" chart:label-cell-address="'MELTING 4_3'.E27:'MELTING 4_3'.E27" chart:class="chart:scatter">
            <chart:data-point chart:repeated="37"/>
          </chart:series>
          <chart:series chart:style-name="ch12" chart:values-cell-range-address="'MELTING 4_3'.F28:'MELTING 4_3'.F64" chart:label-cell-address="'MELTING 4_3'.F27:'MELTING 4_3'.F27" chart:class="chart:scatter">
            <chart:data-point chart:repeated="37"/>
          </chart:series>
          <chart:series chart:style-name="ch13" chart:values-cell-range-address="'MELTING 4_3'.G28:'MELTING 4_3'.G64" chart:label-cell-address="'MELTING 4_3'.G27:'MELTING 4_3'.G27" chart:class="chart:scatter">
            <chart:data-point chart:repeated="37"/>
          </chart:series>
          <chart:series chart:style-name="ch14" chart:values-cell-range-address="'MELTING 4_3'.H28:'MELTING 4_3'.H64" chart:label-cell-address="'MELTING 4_3'.H27:'MELTING 4_3'.H27" chart:class="chart:scatter">
            <chart:regression-curve chart:style-name="ch15"/>
            <chart:data-point chart:repeated="3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san04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56.93">
                <text:p>56.93</text:p>
              </table:table-cell>
              <table:table-cell office:value-type="float" office:value="85.96">
                <text:p>85.96</text:p>
              </table:table-cell>
              <table:table-cell office:value-type="float" office:value="59.54">
                <text:p>59.54</text:p>
              </table:table-cell>
              <table:table-cell office:value-type="float" office:value="55.28">
                <text:p>55.28</text:p>
              </table:table-cell>
              <table:table-cell office:value-type="float" office:value="56.75">
                <text:p>56.7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66.01">
                <text:p>66.01</text:p>
              </table:table-cell>
              <table:table-cell office:value-type="float" office:value="94.69">
                <text:p>94.69</text:p>
              </table:table-cell>
              <table:table-cell office:value-type="float" office:value="66.16">
                <text:p>66.16</text:p>
              </table:table-cell>
              <table:table-cell office:value-type="float" office:value="69.54">
                <text:p>69.54</text:p>
              </table:table-cell>
              <table:table-cell office:value-type="float" office:value="65.9">
                <text:p>65.9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27.18">
                <text:p>27.18</text:p>
              </table:table-cell>
              <table:table-cell office:value-type="float" office:value="23.43">
                <text:p>23.43</text:p>
              </table:table-cell>
              <table:table-cell office:value-type="float" office:value="24.44">
                <text:p>24.4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48.89">
                <text:p>48.89</text:p>
              </table:table-cell>
              <table:table-cell office:value-type="float" office:value="79.09">
                <text:p>79.09</text:p>
              </table:table-cell>
              <table:table-cell office:value-type="float" office:value="48.65">
                <text:p>48.65</text:p>
              </table:table-cell>
              <table:table-cell office:value-type="float" office:value="48.96">
                <text:p>48.96</text:p>
              </table:table-cell>
              <table:table-cell office:value-type="float" office:value="48.6">
                <text:p>48.6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45.61">
                <text:p>45.61</text:p>
              </table:table-cell>
              <table:table-cell office:value-type="float" office:value="75.06">
                <text:p>75.06</text:p>
              </table:table-cell>
              <table:table-cell office:value-type="float" office:value="46.73">
                <text:p>46.73</text:p>
              </table:table-cell>
              <table:table-cell office:value-type="float" office:value="45.61">
                <text:p>45.61</text:p>
              </table:table-cell>
              <table:table-cell office:value-type="float" office:value="45.43">
                <text:p>45.43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32.48">
                <text:p>32.48</text:p>
              </table:table-cell>
              <table:table-cell office:value-type="float" office:value="34.83">
                <text:p>34.83</text:p>
              </table:table-cell>
              <table:table-cell office:value-type="float" office:value="32.8">
                <text:p>32.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46.11">
                <text:p>46.11</text:p>
              </table:table-cell>
              <table:table-cell office:value-type="float" office:value="78.3">
                <text:p>78.3</text:p>
              </table:table-cell>
              <table:table-cell office:value-type="float" office:value="46.22">
                <text:p>46.22</text:p>
              </table:table-cell>
              <table:table-cell office:value-type="float" office:value="49.32">
                <text:p>49.32</text:p>
              </table:table-cell>
              <table:table-cell office:value-type="float" office:value="45.94">
                <text:p>45.9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27.18">
                <text:p>27.18</text:p>
              </table:table-cell>
              <table:table-cell office:value-type="float" office:value="23.43">
                <text:p>23.43</text:p>
              </table:table-cell>
              <table:table-cell office:value-type="float" office:value="24.44">
                <text:p>24.44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37.14">
                <text:p>37.14</text:p>
              </table:table-cell>
              <table:table-cell office:value-type="float" office:value="63.25">
                <text:p>63.25</text:p>
              </table:table-cell>
              <table:table-cell office:value-type="float" office:value="35.88">
                <text:p>35.88</text:p>
              </table:table-cell>
              <table:table-cell office:value-type="float" office:value="33.02">
                <text:p>33.02</text:p>
              </table:table-cell>
              <table:table-cell office:value-type="float" office:value="36.91">
                <text:p>36.91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41.65">
                <text:p>41.65</text:p>
              </table:table-cell>
              <table:table-cell office:value-type="float" office:value="76.11">
                <text:p>76.11</text:p>
              </table:table-cell>
              <table:table-cell office:value-type="float" office:value="41.15">
                <text:p>41.15</text:p>
              </table:table-cell>
              <table:table-cell office:value-type="float" office:value="35.66">
                <text:p>35.66</text:p>
              </table:table-cell>
              <table:table-cell office:value-type="float" office:value="41.42">
                <text:p>41.42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65.4">
                <text:p>65.4</text:p>
              </table:table-cell>
              <table:table-cell office:value-type="float" office:value="98.2">
                <text:p>98.2</text:p>
              </table:table-cell>
              <table:table-cell office:value-type="float" office:value="66.75">
                <text:p>66.75</text:p>
              </table:table-cell>
              <table:table-cell office:value-type="float" office:value="67.69">
                <text:p>67.69</text:p>
              </table:table-cell>
              <table:table-cell office:value-type="float" office:value="65.3">
                <text:p>65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32.48">
                <text:p>32.48</text:p>
              </table:table-cell>
              <table:table-cell office:value-type="float" office:value="34.83">
                <text:p>34.83</text:p>
              </table:table-cell>
              <table:table-cell office:value-type="float" office:value="32.8">
                <text:p>32.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59.67">
                <text:p>59.67</text:p>
              </table:table-cell>
              <table:table-cell office:value-type="float" office:value="93.66">
                <text:p>93.66</text:p>
              </table:table-cell>
              <table:table-cell office:value-type="float" office:value="62.67">
                <text:p>62.67</text:p>
              </table:table-cell>
              <table:table-cell office:value-type="float" office:value="62.22">
                <text:p>62.22</text:p>
              </table:table-cell>
              <table:table-cell office:value-type="float" office:value="59.5">
                <text:p>59.5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38.52">
                <text:p>38.52</text:p>
              </table:table-cell>
              <table:table-cell office:value-type="float" office:value="76.21">
                <text:p>76.21</text:p>
              </table:table-cell>
              <table:table-cell office:value-type="float" office:value="39.63">
                <text:p>39.63</text:p>
              </table:table-cell>
              <table:table-cell office:value-type="float" office:value="40.07">
                <text:p>40.07</text:p>
              </table:table-cell>
              <table:table-cell office:value-type="float" office:value="38.3">
                <text:p>38.3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8.48">
                <text:p>38.48</text:p>
              </table:table-cell>
              <table:table-cell office:value-type="float" office:value="68.16">
                <text:p>68.16</text:p>
              </table:table-cell>
              <table:table-cell office:value-type="float" office:value="39.66">
                <text:p>39.66</text:p>
              </table:table-cell>
              <table:table-cell office:value-type="float" office:value="39.71">
                <text:p>39.71</text:p>
              </table:table-cell>
              <table:table-cell office:value-type="float" office:value="38.27">
                <text:p>38.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5.45">
                <text:p>45.45</text:p>
              </table:table-cell>
              <table:table-cell office:value-type="float" office:value="61.52">
                <text:p>61.52</text:p>
              </table:table-cell>
              <table:table-cell office:value-type="float" office:value="46.38">
                <text:p>46.38</text:p>
              </table:table-cell>
              <table:table-cell office:value-type="float" office:value="44.63">
                <text:p>44.63</text:p>
              </table:table-cell>
              <table:table-cell office:value-type="float" office:value="45.28">
                <text:p>45.28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7.34">
                <text:p>47.34</text:p>
              </table:table-cell>
              <table:table-cell office:value-type="float" office:value="74">
                <text:p>74</text:p>
              </table:table-cell>
              <table:table-cell office:value-type="float" office:value="48.4">
                <text:p>48.4</text:p>
              </table:table-cell>
              <table:table-cell office:value-type="float" office:value="46.65">
                <text:p>46.65</text:p>
              </table:table-cell>
              <table:table-cell office:value-type="float" office:value="47.03">
                <text:p>47.0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47.7">
                <text:p>47.7</text:p>
              </table:table-cell>
              <table:table-cell office:value-type="float" office:value="77.81">
                <text:p>77.81</text:p>
              </table:table-cell>
              <table:table-cell office:value-type="float" office:value="47.39">
                <text:p>47.39</text:p>
              </table:table-cell>
              <table:table-cell office:value-type="float" office:value="45.16">
                <text:p>45.16</text:p>
              </table:table-cell>
              <table:table-cell office:value-type="float" office:value="47.52">
                <text:p>47.52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27.15">
                <text:p>27.15</text:p>
              </table:table-cell>
              <table:table-cell office:value-type="float" office:value="69.56">
                <text:p>69.56</text:p>
              </table:table-cell>
              <table:table-cell office:value-type="float" office:value="30.13">
                <text:p>30.13</text:p>
              </table:table-cell>
              <table:table-cell office:value-type="float" office:value="21.99">
                <text:p>21.99</text:p>
              </table:table-cell>
              <table:table-cell office:value-type="float" office:value="26.85">
                <text:p>26.8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33.46">
                <text:p>33.46</text:p>
              </table:table-cell>
              <table:table-cell office:value-type="float" office:value="68.35">
                <text:p>68.35</text:p>
              </table:table-cell>
              <table:table-cell office:value-type="float" office:value="34.34">
                <text:p>34.34</text:p>
              </table:table-cell>
              <table:table-cell office:value-type="float" office:value="30.33">
                <text:p>30.33</text:p>
              </table:table-cell>
              <table:table-cell office:value-type="float" office:value="33.22">
                <text:p>33.2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46.11">
                <text:p>46.11</text:p>
              </table:table-cell>
              <table:table-cell office:value-type="float" office:value="78.96">
                <text:p>78.96</text:p>
              </table:table-cell>
              <table:table-cell office:value-type="float" office:value="48.45">
                <text:p>48.45</text:p>
              </table:table-cell>
              <table:table-cell office:value-type="float" office:value="44.58">
                <text:p>44.58</text:p>
              </table:table-cell>
              <table:table-cell office:value-type="float" office:value="45.77">
                <text:p>45.7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6.75">
                <text:p>26.75</text:p>
              </table:table-cell>
              <table:table-cell office:value-type="float" office:value="73.77">
                <text:p>73.77</text:p>
              </table:table-cell>
              <table:table-cell office:value-type="float" office:value="28.97">
                <text:p>28.97</text:p>
              </table:table-cell>
              <table:table-cell office:value-type="float" office:value="26.76">
                <text:p>26.76</text:p>
              </table:table-cell>
              <table:table-cell office:value-type="float" office:value="26.46">
                <text:p>26.4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2.88">
                <text:p>42.88</text:p>
              </table:table-cell>
              <table:table-cell office:value-type="float" office:value="66.29">
                <text:p>66.29</text:p>
              </table:table-cell>
              <table:table-cell office:value-type="float" office:value="43.01">
                <text:p>43.01</text:p>
              </table:table-cell>
              <table:table-cell office:value-type="float" office:value="41.12">
                <text:p>41.12</text:p>
              </table:table-cell>
              <table:table-cell office:value-type="float" office:value="42.7">
                <text:p>42.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58.73">
                <text:p>58.73</text:p>
              </table:table-cell>
              <table:table-cell office:value-type="float" office:value="52.35">
                <text:p>52.35</text:p>
              </table:table-cell>
              <table:table-cell office:value-type="float" office:value="55.89">
                <text:p>55.89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58.45">
                <text:p>58.45</text:p>
              </table:table-cell>
              <table:table-cell office:value-type="float" office:value="55.04">
                <text:p>55.04</text:p>
              </table:table-cell>
              <table:table-cell office:value-type="float" office:value="55.04">
                <text:p>55.0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44.24">
                <text:p>44.24</text:p>
              </table:table-cell>
              <table:table-cell office:value-type="float" office:value="60.4">
                <text:p>60.4</text:p>
              </table:table-cell>
              <table:table-cell office:value-type="float" office:value="43.3">
                <text:p>43.3</text:p>
              </table:table-cell>
              <table:table-cell office:value-type="float" office:value="42.97">
                <text:p>42.97</text:p>
              </table:table-cell>
              <table:table-cell office:value-type="float" office:value="44.06">
                <text:p>44.06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50.52">
                <text:p>50.52</text:p>
              </table:table-cell>
              <table:table-cell office:value-type="float" office:value="78.22">
                <text:p>78.22</text:p>
              </table:table-cell>
              <table:table-cell office:value-type="float" office:value="51.69">
                <text:p>51.69</text:p>
              </table:table-cell>
              <table:table-cell office:value-type="float" office:value="47.58">
                <text:p>47.58</text:p>
              </table:table-cell>
              <table:table-cell office:value-type="float" office:value="50.25">
                <text:p>50.25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57.78">
                <text:p>57.78</text:p>
              </table:table-cell>
              <table:table-cell office:value-type="float" office:value="87.94">
                <text:p>87.94</text:p>
              </table:table-cell>
              <table:table-cell office:value-type="float" office:value="61.77">
                <text:p>61.77</text:p>
              </table:table-cell>
              <table:table-cell office:value-type="float" office:value="55.6">
                <text:p>55.6</text:p>
              </table:table-cell>
              <table:table-cell office:value-type="float" office:value="57.59">
                <text:p>57.59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58.67">
                <text:p>58.67</text:p>
              </table:table-cell>
              <table:table-cell office:value-type="float" office:value="100.16">
                <text:p>100.16</text:p>
              </table:table-cell>
              <table:table-cell office:value-type="float" office:value="60.18">
                <text:p>60.18</text:p>
              </table:table-cell>
              <table:table-cell office:value-type="float" office:value="60.78">
                <text:p>60.78</text:p>
              </table:table-cell>
              <table:table-cell office:value-type="float" office:value="58.45">
                <text:p>58.4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59.52">
                <text:p>59.52</text:p>
              </table:table-cell>
              <table:table-cell office:value-type="float" office:value="97.63">
                <text:p>97.63</text:p>
              </table:table-cell>
              <table:table-cell office:value-type="float" office:value="60.39">
                <text:p>60.39</text:p>
              </table:table-cell>
              <table:table-cell office:value-type="float" office:value="58.16">
                <text:p>58.16</text:p>
              </table:table-cell>
              <table:table-cell office:value-type="float" office:value="59.3">
                <text:p>59.3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17.28">
                <text:p>17.28</text:p>
              </table:table-cell>
              <table:table-cell office:value-type="float" office:value="68.24">
                <text:p>68.24</text:p>
              </table:table-cell>
              <table:table-cell office:value-type="float" office:value="17.33">
                <text:p>17.33</text:p>
              </table:table-cell>
              <table:table-cell office:value-type="float" office:value="18.62">
                <text:p>18.62</text:p>
              </table:table-cell>
              <table:table-cell office:value-type="float" office:value="16.96">
                <text:p>16.9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47.16">
                <text:p>47.16</text:p>
              </table:table-cell>
              <table:table-cell office:value-type="float" office:value="80.63">
                <text:p>80.63</text:p>
              </table:table-cell>
              <table:table-cell office:value-type="float" office:value="46.97">
                <text:p>46.97</text:p>
              </table:table-cell>
              <table:table-cell office:value-type="float" office:value="47.85">
                <text:p>47.85</text:p>
              </table:table-cell>
              <table:table-cell office:value-type="float" office:value="46.98">
                <text:p>46.98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58.73">
                <text:p>58.73</text:p>
              </table:table-cell>
              <table:table-cell office:value-type="float" office:value="52.35">
                <text:p>52.35</text:p>
              </table:table-cell>
              <table:table-cell office:value-type="float" office:value="55.89">
                <text:p>55.8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58.45">
                <text:p>58.45</text:p>
              </table:table-cell>
              <table:table-cell office:value-type="float" office:value="55.04">
                <text:p>55.04</text:p>
              </table:table-cell>
              <table:table-cell office:value-type="float" office:value="55.04">
                <text:p>55.0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58.09">
                <text:p>58.09</text:p>
              </table:table-cell>
              <table:table-cell office:value-type="float" office:value="83.15">
                <text:p>83.15</text:p>
              </table:table-cell>
              <table:table-cell office:value-type="float" office:value="56.71">
                <text:p>56.71</text:p>
              </table:table-cell>
              <table:table-cell office:value-type="float" office:value="58.56">
                <text:p>58.56</text:p>
              </table:table-cell>
              <table:table-cell office:value-type="float" office:value="57.12">
                <text:p>57.12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37.61">
                <text:p>37.61</text:p>
              </table:table-cell>
              <table:table-cell office:value-type="float" office:value="62.04">
                <text:p>62.04</text:p>
              </table:table-cell>
              <table:table-cell office:value-type="float" office:value="40.13">
                <text:p>40.13</text:p>
              </table:table-cell>
              <table:table-cell office:value-type="float" office:value="35.34">
                <text:p>35.34</text:p>
              </table:table-cell>
              <table:table-cell office:value-type="float" office:value="37.39">
                <text:p>37.39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/>
      <style:text-properties fo:font-size="6pt" style:font-size-asian="6pt" style:font-size-complex="6pt"/>
    </style:style>
    <style:style style:name="ch13" style:family="chart">
      <style:graphic-properties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11cm" svg:height="6.568cm" xlink:href=".." xlink:type="simple" chart:class="chart:scatter" chart:style-name="ch1">
        <chart:title svg:x="5.204cm" svg:y="0.131cm" chart:style-name="ch2">
          <text:p>RNA sequences</text:p>
        </chart:title>
        <chart:subtitle svg:x="4.701cm" svg:y="0.846cm" chart:style-name="ch3">
          <text:p>No self complementarity</text:p>
        </chart:subtitle>
        <chart:legend chart:legend-position="end" svg:x="9.858cm" svg:y="1.883cm" style:legend-expansion="high" chart:style-name="ch4"/>
        <chart:plot-area chart:style-name="ch5" table:cell-range-address="'MELTING 4_3'.B70:'MELTING 4_3'.E86 'MELTING 4_3'.C69:'MELTING 4_3'.E69" chart:data-source-has-labels="row" svg:x="1.08cm" svg:y="0.671cm" svg:width="8.55cm" svg:height="5.407cm">
          <chartooo:coordinate-region svg:x="1.649cm" svg:y="0.831cm" svg:width="7.82cm" svg:height="4.679cm"/>
          <chart:axis chart:dimension="x" chart:name="primary-x" chart:style-name="ch6">
            <chart:title svg:x="4.085cm" svg:y="6.074cm" chart:style-name="ch7">
              <text:p>experimental Tm</text:p>
            </chart:title>
          </chart:axis>
          <chart:axis chart:dimension="y" chart:name="primary-y" chart:style-name="ch6">
            <chart:title svg:x="0.247cm" svg:y="4.281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4_3'.C70:'MELTING 4_3'.C86" chart:label-cell-address="'MELTING 4_3'.C69:'MELTING 4_3'.C69" chart:class="chart:scatter">
            <chart:domain table:cell-range-address="'MELTING 4_3'.B70:'MELTING 4_3'.B86"/>
            <chart:data-point chart:repeated="17"/>
          </chart:series>
          <chart:series chart:style-name="ch11" chart:values-cell-range-address="'MELTING 4_3'.D70:'MELTING 4_3'.D86" chart:label-cell-address="'MELTING 4_3'.D69:'MELTING 4_3'.D69" chart:class="chart:scatter">
            <chart:data-point chart:repeated="17"/>
          </chart:series>
          <chart:series chart:style-name="ch12" chart:values-cell-range-address="'MELTING 4_3'.E70:'MELTING 4_3'.E86" chart:label-cell-address="'MELTING 4_3'.E69:'MELTING 4_3'.E69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  <draw:g>
                  <svg:desc>'MELTING 4_3'.C69:'MELTING 4_3'.C69</svg:desc>
                </draw:g>
              </table:table-cell>
              <table:table-cell office:value-type="string">
                <text:p> xia98a.nn </text:p>
                <draw:g>
                  <svg:desc>'MELTING 4_3'.D69:'MELTING 4_3'.D69</svg:desc>
                </draw:g>
              </table:table-cell>
              <table:table-cell office:value-type="string">
                <text:p> TmExp </text:p>
                <draw:g>
                  <svg:desc>'MELTING 4_3'.E69:'MELTING 4_3'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4_3'.B70:'MELTING 4_3'.B86</svg:desc>
                </draw:g>
              </table:table-cell>
              <table:table-cell office:value-type="float" office:value="NaN">
                <text:p>NaN</text:p>
                <draw:g>
                  <svg:desc>'MELTING 4_3'.C70:'MELTING 4_3'.C86</svg:desc>
                </draw:g>
              </table:table-cell>
              <table:table-cell office:value-type="float" office:value="NaN">
                <text:p>NaN</text:p>
                <draw:g>
                  <svg:desc>'MELTING 4_3'.D70:'MELTING 4_3'.D86</svg:desc>
                </draw:g>
              </table:table-cell>
              <table:table-cell office:value-type="float" office:value="NaN">
                <text:p>NaN</text:p>
                <draw:g>
                  <svg:desc>'MELTING 4_3'.E70:'MELTING 4_3'.E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41.03">
                <text:p>41.03</text:p>
              </table:table-cell>
              <table:table-cell office:value-type="float" office:value="40.57">
                <text:p>40.57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21.96">
                <text:p>21.96</text:p>
              </table:table-cell>
              <table:table-cell office:value-type="float" office:value="24.32">
                <text:p>24.3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35.98">
                <text:p>35.98</text:p>
              </table:table-cell>
              <table:table-cell office:value-type="float" office:value="36.68">
                <text:p>36.6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35.98">
                <text:p>35.98</text:p>
              </table:table-cell>
              <table:table-cell office:value-type="float" office:value="28.91">
                <text:p>28.9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45.29">
                <text:p>45.29</text:p>
              </table:table-cell>
              <table:table-cell office:value-type="float" office:value="48.15">
                <text:p>48.15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55.7">
                <text:p>55.7</text:p>
              </table:table-cell>
              <table:table-cell office:value-type="float" office:value="58.83">
                <text:p>58.8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33.96">
                <text:p>33.96</text:p>
              </table:table-cell>
              <table:table-cell office:value-type="float" office:value="34.61">
                <text:p>34.61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35.86">
                <text:p>35.86</text:p>
              </table:table-cell>
              <table:table-cell office:value-type="float" office:value="37.29">
                <text:p>37.29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57.94">
                <text:p>57.94</text:p>
              </table:table-cell>
              <table:table-cell office:value-type="float" office:value="58.35">
                <text:p>58.35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64.94">
                <text:p>64.94</text:p>
              </table:table-cell>
              <table:table-cell office:value-type="float" office:value="66.11">
                <text:p>66.11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58.04">
                <text:p>58.04</text:p>
              </table:table-cell>
              <table:table-cell office:value-type="float" office:value="58.58">
                <text:p>58.5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53.45">
                <text:p>53.45</text:p>
              </table:table-cell>
              <table:table-cell office:value-type="float" office:value="55.05">
                <text:p>55.0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64.13">
                <text:p>64.13</text:p>
              </table:table-cell>
              <table:table-cell office:value-type="float" office:value="66.66">
                <text:p>66.66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35.86">
                <text:p>35.86</text:p>
              </table:table-cell>
              <table:table-cell office:value-type="float" office:value="29.83">
                <text:p>29.83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62.63">
                <text:p>62.63</text:p>
              </table:table-cell>
              <table:table-cell office:value-type="float" office:value="64.73">
                <text:p>64.73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49.22">
                <text:p>49.22</text:p>
              </table:table-cell>
              <table:table-cell office:value-type="float" office:value="48.96">
                <text:p>48.96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 chart:regression-type="linear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graphic-properties svg:stroke-width="0cm" svg:stroke-color="#314004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0.508cm" svg:height="7.273cm" chart:class="chart:scatter" chart:style-name="ch1">
        <chart:title svg:x="1.761cm" svg:y="0.145cm" chart:style-name="ch2">
          <text:p>DNA perfectly matching sequences</text:p>
        </chart:title>
        <chart:subtitle svg:x="3.428cm" svg:y="0.874cm" chart:style-name="ch3">
          <text:p>Self complementarity</text:p>
        </chart:subtitle>
        <chart:legend chart:legend-position="end" svg:x="6.281cm" svg:y="2.237cm" chart:style-name="ch4"/>
        <chart:plot-area chart:style-name="ch5" table:cell-range-address="'MELTING 5'.B27:'MELTING 5'.I64" chart:data-source-has-labels="row" svg:x="0.219cm" svg:y="1.548cm" svg:width="5.852cm" svg:height="5.49cm">
          <chart:axis chart:dimension="x" chart:name="primary-x" chart:style-name="ch6">
            <chart:title svg:x="2.254cm" svg:y="6.558cm" chart:style-name="ch7">
              <text:p>experimental Tm</text:p>
            </chart:title>
          </chart:axis>
          <chart:axis chart:dimension="y" chart:name="primary-y" chart:style-name="ch6">
            <chart:title svg:x="0.211cm" svg:y="4.959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28:'MELTING 5'.C64" chart:label-cell-address="'MELTING 5'.C27:'MELTING 5'.C27" chart:class="chart:scatter">
            <chart:domain table:cell-range-address="'MELTING 5'.B28:'MELTING 5'.B64"/>
            <chart:data-point chart:repeated="37"/>
          </chart:series>
          <chart:series chart:style-name="ch11" chart:values-cell-range-address="'MELTING 5'.D28:'MELTING 5'.D64" chart:label-cell-address="'MELTING 5'.D27:'MELTING 5'.D27" chart:class="chart:scatter">
            <chart:data-point chart:repeated="37"/>
          </chart:series>
          <chart:series chart:style-name="ch12" chart:values-cell-range-address="'MELTING 5'.E28:'MELTING 5'.E64" chart:label-cell-address="'MELTING 5'.E27:'MELTING 5'.E27" chart:class="chart:scatter">
            <chart:data-point chart:repeated="37"/>
          </chart:series>
          <chart:series chart:style-name="ch13" chart:values-cell-range-address="'MELTING 5'.F28:'MELTING 5'.F64" chart:label-cell-address="'MELTING 5'.F27:'MELTING 5'.F27" chart:class="chart:scatter">
            <chart:data-point chart:repeated="37"/>
          </chart:series>
          <chart:series chart:style-name="ch14" chart:values-cell-range-address="'MELTING 5'.G28:'MELTING 5'.G64" chart:label-cell-address="'MELTING 5'.G27:'MELTING 5'.G27" chart:class="chart:scatter">
            <chart:data-point chart:repeated="37"/>
          </chart:series>
          <chart:series chart:style-name="ch15" chart:values-cell-range-address="'MELTING 5'.H28:'MELTING 5'.H64" chart:label-cell-address="'MELTING 5'.H27:'MELTING 5'.H27" chart:class="chart:scatter">
            <chart:data-point chart:repeated="37"/>
          </chart:series>
          <chart:series chart:style-name="ch16" chart:values-cell-range-address="'MELTING 5'.I28:'MELTING 5'.I64" chart:label-cell-address="'MELTING 5'.I27:'MELTING 5'.I27" chart:class="chart:scatter">
            <chart:regression-curve chart:style-name="ch17"/>
            <chart:data-point chart:repeated="3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 </text:p>
              </table:table-cell>
              <table:table-cell office:value-type="string">
                <text:p> bre86 </text:p>
              </table:table-cell>
              <table:table-cell office:value-type="string">
                <text:p> san96 </text:p>
              </table:table-cell>
              <table:table-cell office:value-type="string">
                <text:p> sug96 </text:p>
              </table:table-cell>
              <table:table-cell office:value-type="string">
                <text:p> san04 </text:p>
              </table:table-cell>
              <table:table-cell office:value-type="string">
                <text:p> tan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54.26">
                <text:p>54.26</text:p>
              </table:table-cell>
              <table:table-cell office:value-type="float" office:value="50.76">
                <text:p>50.76</text:p>
              </table:table-cell>
              <table:table-cell office:value-type="float" office:value="56.54">
                <text:p>56.54</text:p>
              </table:table-cell>
              <table:table-cell office:value-type="float" office:value="52.83">
                <text:p>52.83</text:p>
              </table:table-cell>
              <table:table-cell office:value-type="float" office:value="54.07">
                <text:p>54.07</text:p>
              </table:table-cell>
              <table:table-cell office:value-type="float" office:value="57.85">
                <text:p>57.8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64.42">
                <text:p>64.42</text:p>
              </table:table-cell>
              <table:table-cell office:value-type="float" office:value="72.26">
                <text:p>72.26</text:p>
              </table:table-cell>
              <table:table-cell office:value-type="float" office:value="64.4">
                <text:p>64.4</text:p>
              </table:table-cell>
              <table:table-cell office:value-type="float" office:value="67.87">
                <text:p>67.87</text:p>
              </table:table-cell>
              <table:table-cell office:value-type="float" office:value="66.32">
                <text:p>66.32</text:p>
              </table:table-cell>
              <table:table-cell office:value-type="float" office:value="63.72">
                <text:p>63.7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22.59">
                <text:p>22.59</text:p>
              </table:table-cell>
              <table:table-cell office:value-type="float" office:value="4.41">
                <text:p>4.41</text:p>
              </table:table-cell>
              <table:table-cell office:value-type="float" office:value="17.24">
                <text:p>17.24</text:p>
              </table:table-cell>
              <table:table-cell office:value-type="float" office:value="20.24">
                <text:p>20.24</text:p>
              </table:table-cell>
              <table:table-cell office:value-type="float" office:value="22.35">
                <text:p>22.35</text:p>
              </table:table-cell>
              <table:table-cell office:value-type="float" office:value="20.8">
                <text:p>20.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46.36">
                <text:p>46.36</text:p>
              </table:table-cell>
              <table:table-cell office:value-type="float" office:value="43.33">
                <text:p>43.33</text:p>
              </table:table-cell>
              <table:table-cell office:value-type="float" office:value="45.98">
                <text:p>45.98</text:p>
              </table:table-cell>
              <table:table-cell office:value-type="float" office:value="46.31">
                <text:p>46.31</text:p>
              </table:table-cell>
              <table:table-cell office:value-type="float" office:value="46.04">
                <text:p>46.04</text:p>
              </table:table-cell>
              <table:table-cell office:value-type="float" office:value="46.07">
                <text:p>46.0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43.11">
                <text:p>43.11</text:p>
              </table:table-cell>
              <table:table-cell office:value-type="float" office:value="37.04">
                <text:p>37.04</text:p>
              </table:table-cell>
              <table:table-cell office:value-type="float" office:value="44.04">
                <text:p>44.04</text:p>
              </table:table-cell>
              <table:table-cell office:value-type="float" office:value="43.11">
                <text:p>43.11</text:p>
              </table:table-cell>
              <table:table-cell office:value-type="float" office:value="42.94">
                <text:p>42.94</text:p>
              </table:table-cell>
              <table:table-cell office:value-type="float" office:value="44.55">
                <text:p>44.55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31.33">
                <text:p>31.33</text:p>
              </table:table-cell>
              <table:table-cell office:value-type="float" office:value="18.13">
                <text:p>18.13</text:p>
              </table:table-cell>
              <table:table-cell office:value-type="float" office:value="24.46">
                <text:p>24.46</text:p>
              </table:table-cell>
              <table:table-cell office:value-type="float" office:value="32.09">
                <text:p>32.09</text:p>
              </table:table-cell>
              <table:table-cell office:value-type="float" office:value="34.58">
                <text:p>34.58</text:p>
              </table:table-cell>
              <table:table-cell office:value-type="float" office:value="31.31">
                <text:p>31.3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43.66">
                <text:p>43.66</text:p>
              </table:table-cell>
              <table:table-cell office:value-type="float" office:value="43.62">
                <text:p>43.62</text:p>
              </table:table-cell>
              <table:table-cell office:value-type="float" office:value="43.59">
                <text:p>43.59</text:p>
              </table:table-cell>
              <table:table-cell office:value-type="float" office:value="46.8">
                <text:p>46.8</text:p>
              </table:table-cell>
              <table:table-cell office:value-type="float" office:value="45.03">
                <text:p>45.03</text:p>
              </table:table-cell>
              <table:table-cell office:value-type="float" office:value="44.67">
                <text:p>44.6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22.59">
                <text:p>22.59</text:p>
              </table:table-cell>
              <table:table-cell office:value-type="float" office:value="4.41">
                <text:p>4.41</text:p>
              </table:table-cell>
              <table:table-cell office:value-type="float" office:value="17.24">
                <text:p>17.24</text:p>
              </table:table-cell>
              <table:table-cell office:value-type="float" office:value="20.24">
                <text:p>20.24</text:p>
              </table:table-cell>
              <table:table-cell office:value-type="float" office:value="22.35">
                <text:p>22.35</text:p>
              </table:table-cell>
              <table:table-cell office:value-type="float" office:value="20.8">
                <text:p>20.8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33.92">
                <text:p>33.92</text:p>
              </table:table-cell>
              <table:table-cell office:value-type="float" office:value="22.14">
                <text:p>22.14</text:p>
              </table:table-cell>
              <table:table-cell office:value-type="float" office:value="32.57">
                <text:p>32.57</text:p>
              </table:table-cell>
              <table:table-cell office:value-type="float" office:value="29.72">
                <text:p>29.72</text:p>
              </table:table-cell>
              <table:table-cell office:value-type="float" office:value="35.72">
                <text:p>35.72</text:p>
              </table:table-cell>
              <table:table-cell office:value-type="float" office:value="33.82">
                <text:p>33.8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38.44">
                <text:p>38.44</text:p>
              </table:table-cell>
              <table:table-cell office:value-type="float" office:value="30.73">
                <text:p>30.73</text:p>
              </table:table-cell>
              <table:table-cell office:value-type="float" office:value="37.95">
                <text:p>37.95</text:p>
              </table:table-cell>
              <table:table-cell office:value-type="float" office:value="32.48">
                <text:p>32.48</text:p>
              </table:table-cell>
              <table:table-cell office:value-type="float" office:value="38.22">
                <text:p>38.22</text:p>
              </table:table-cell>
              <table:table-cell office:value-type="float" office:value="37.08">
                <text:p>37.0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63.37">
                <text:p>63.37</text:p>
              </table:table-cell>
              <table:table-cell office:value-type="float" office:value="70.65">
                <text:p>70.65</text:p>
              </table:table-cell>
              <table:table-cell office:value-type="float" office:value="64.73">
                <text:p>64.73</text:p>
              </table:table-cell>
              <table:table-cell office:value-type="float" office:value="65.71">
                <text:p>65.71</text:p>
              </table:table-cell>
              <table:table-cell office:value-type="float" office:value="63.25">
                <text:p>63.25</text:p>
              </table:table-cell>
              <table:table-cell office:value-type="float" office:value="63.98">
                <text:p>63.98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31.33">
                <text:p>31.33</text:p>
              </table:table-cell>
              <table:table-cell office:value-type="float" office:value="18.13">
                <text:p>18.13</text:p>
              </table:table-cell>
              <table:table-cell office:value-type="float" office:value="24.46">
                <text:p>24.46</text:p>
              </table:table-cell>
              <table:table-cell office:value-type="float" office:value="32.09">
                <text:p>32.09</text:p>
              </table:table-cell>
              <table:table-cell office:value-type="float" office:value="34.58">
                <text:p>34.58</text:p>
              </table:table-cell>
              <table:table-cell office:value-type="float" office:value="31.31">
                <text:p>31.3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57.25">
                <text:p>57.25</text:p>
              </table:table-cell>
              <table:table-cell office:value-type="float" office:value="57.01">
                <text:p>57.01</text:p>
              </table:table-cell>
              <table:table-cell office:value-type="float" office:value="60.13">
                <text:p>60.13</text:p>
              </table:table-cell>
              <table:table-cell office:value-type="float" office:value="59.98">
                <text:p>59.98</text:p>
              </table:table-cell>
              <table:table-cell office:value-type="float" office:value="57.08">
                <text:p>57.08</text:p>
              </table:table-cell>
              <table:table-cell office:value-type="float" office:value="57.51">
                <text:p>57.51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35.44">
                <text:p>35.44</text:p>
              </table:table-cell>
              <table:table-cell office:value-type="float" office:value="31.9">
                <text:p>31.9</text:p>
              </table:table-cell>
              <table:table-cell office:value-type="float" office:value="36.34">
                <text:p>36.34</text:p>
              </table:table-cell>
              <table:table-cell office:value-type="float" office:value="37.07">
                <text:p>37.07</text:p>
              </table:table-cell>
              <table:table-cell office:value-type="float" office:value="35.23">
                <text:p>35.23</text:p>
              </table:table-cell>
              <table:table-cell office:value-type="float" office:value="36.85">
                <text:p>36.8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5.43">
                <text:p>35.43</text:p>
              </table:table-cell>
              <table:table-cell office:value-type="float" office:value="25.05">
                <text:p>25.05</text:p>
              </table:table-cell>
              <table:table-cell office:value-type="float" office:value="36.5">
                <text:p>36.5</text:p>
              </table:table-cell>
              <table:table-cell office:value-type="float" office:value="36.85">
                <text:p>36.85</text:p>
              </table:table-cell>
              <table:table-cell office:value-type="float" office:value="37.13">
                <text:p>37.13</text:p>
              </table:table-cell>
              <table:table-cell office:value-type="float" office:value="35.81">
                <text:p>35.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2.99">
                <text:p>42.99</text:p>
              </table:table-cell>
              <table:table-cell office:value-type="float" office:value="25.24">
                <text:p>25.24</text:p>
              </table:table-cell>
              <table:table-cell office:value-type="float" office:value="43.85">
                <text:p>43.85</text:p>
              </table:table-cell>
              <table:table-cell office:value-type="float" office:value="42.33">
                <text:p>42.33</text:p>
              </table:table-cell>
              <table:table-cell office:value-type="float" office:value="45.93">
                <text:p>45.93</text:p>
              </table:table-cell>
              <table:table-cell office:value-type="float" office:value="42.99">
                <text:p>42.9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4.81">
                <text:p>44.81</text:p>
              </table:table-cell>
              <table:table-cell office:value-type="float" office:value="38.99">
                <text:p>38.99</text:p>
              </table:table-cell>
              <table:table-cell office:value-type="float" office:value="45.76">
                <text:p>45.76</text:p>
              </table:table-cell>
              <table:table-cell office:value-type="float" office:value="44.09">
                <text:p>44.09</text:p>
              </table:table-cell>
              <table:table-cell office:value-type="float" office:value="44.47">
                <text:p>44.47</text:p>
              </table:table-cell>
              <table:table-cell office:value-type="float" office:value="46.33">
                <text:p>46.3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45.16">
                <text:p>45.16</text:p>
              </table:table-cell>
              <table:table-cell office:value-type="float" office:value="38.95">
                <text:p>38.95</text:p>
              </table:table-cell>
              <table:table-cell office:value-type="float" office:value="44.71">
                <text:p>44.71</text:p>
              </table:table-cell>
              <table:table-cell office:value-type="float" office:value="42.56">
                <text:p>42.56</text:p>
              </table:table-cell>
              <table:table-cell office:value-type="float" office:value="44.98">
                <text:p>44.98</text:p>
              </table:table-cell>
              <table:table-cell office:value-type="float" office:value="44.66">
                <text:p>44.6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22.92">
                <text:p>22.92</text:p>
              </table:table-cell>
              <table:table-cell office:value-type="float" office:value="16.75">
                <text:p>16.75</text:p>
              </table:table-cell>
              <table:table-cell office:value-type="float" office:value="26.12">
                <text:p>26.12</text:p>
              </table:table-cell>
              <table:table-cell office:value-type="float" office:value="18.18">
                <text:p>18.18</text:p>
              </table:table-cell>
              <table:table-cell office:value-type="float" office:value="22.62">
                <text:p>22.62</text:p>
              </table:table-cell>
              <table:table-cell office:value-type="float" office:value="22.36">
                <text:p>22.3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30.09">
                <text:p>30.09</text:p>
              </table:table-cell>
              <table:table-cell office:value-type="float" office:value="24.3">
                <text:p>24.3</text:p>
              </table:table-cell>
              <table:table-cell office:value-type="float" office:value="30.56">
                <text:p>30.56</text:p>
              </table:table-cell>
              <table:table-cell office:value-type="float" office:value="27.4">
                <text:p>27.4</text:p>
              </table:table-cell>
              <table:table-cell office:value-type="float" office:value="29.86">
                <text:p>29.86</text:p>
              </table:table-cell>
              <table:table-cell office:value-type="float" office:value="35.01">
                <text:p>35.0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43.49">
                <text:p>43.49</text:p>
              </table:table-cell>
              <table:table-cell office:value-type="float" office:value="45.1">
                <text:p>45.1</text:p>
              </table:table-cell>
              <table:table-cell office:value-type="float" office:value="45.64">
                <text:p>45.64</text:p>
              </table:table-cell>
              <table:table-cell office:value-type="float" office:value="42.21">
                <text:p>42.21</text:p>
              </table:table-cell>
              <table:table-cell office:value-type="float" office:value="43.14">
                <text:p>43.14</text:p>
              </table:table-cell>
              <table:table-cell office:value-type="float" office:value="47.68">
                <text:p>47.6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2.64">
                <text:p>22.64</text:p>
              </table:table-cell>
              <table:table-cell office:value-type="float" office:value="20.8">
                <text:p>20.8</text:p>
              </table:table-cell>
              <table:table-cell office:value-type="float" office:value="24.86">
                <text:p>24.86</text:p>
              </table:table-cell>
              <table:table-cell office:value-type="float" office:value="22.97">
                <text:p>22.97</text:p>
              </table:table-cell>
              <table:table-cell office:value-type="float" office:value="22.35">
                <text:p>22.35</text:p>
              </table:table-cell>
              <table:table-cell office:value-type="float" office:value="22.65">
                <text:p>22.6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0.27">
                <text:p>40.27</text:p>
              </table:table-cell>
              <table:table-cell office:value-type="float" office:value="32.46">
                <text:p>32.46</text:p>
              </table:table-cell>
              <table:table-cell office:value-type="float" office:value="40.16">
                <text:p>40.16</text:p>
              </table:table-cell>
              <table:table-cell office:value-type="float" office:value="38.74">
                <text:p>38.74</text:p>
              </table:table-cell>
              <table:table-cell office:value-type="float" office:value="43.39">
                <text:p>43.39</text:p>
              </table:table-cell>
              <table:table-cell office:value-type="float" office:value="43.17">
                <text:p>43.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2.79">
                <text:p>52.79</text:p>
              </table:table-cell>
              <table:table-cell office:value-type="float" office:value="55.25">
                <text:p>55.25</text:p>
              </table:table-cell>
              <table:table-cell office:value-type="float" office:value="55.32">
                <text:p>55.32</text:p>
              </table:table-cell>
              <table:table-cell office:value-type="float" office:value="49.57">
                <text:p>49.57</text:p>
              </table:table-cell>
              <table:table-cell office:value-type="float" office:value="52.56">
                <text:p>52.56</text:p>
              </table:table-cell>
              <table:table-cell office:value-type="float" office:value="56.75">
                <text:p>56.7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52.01">
                <text:p>52.01</text:p>
              </table:table-cell>
              <table:table-cell office:value-type="float" office:value="57.8">
                <text:p>57.8</text:p>
              </table:table-cell>
              <table:table-cell office:value-type="float" office:value="54.97">
                <text:p>54.97</text:p>
              </table:table-cell>
              <table:table-cell office:value-type="float" office:value="52.28">
                <text:p>52.28</text:p>
              </table:table-cell>
              <table:table-cell office:value-type="float" office:value="51.79">
                <text:p>51.79</text:p>
              </table:table-cell>
              <table:table-cell office:value-type="float" office:value="55.92">
                <text:p>55.92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41.71">
                <text:p>41.71</text:p>
              </table:table-cell>
              <table:table-cell office:value-type="float" office:value="25.47">
                <text:p>25.47</text:p>
              </table:table-cell>
              <table:table-cell office:value-type="float" office:value="40.63">
                <text:p>40.63</text:p>
              </table:table-cell>
              <table:table-cell office:value-type="float" office:value="40.4">
                <text:p>40.4</text:p>
              </table:table-cell>
              <table:table-cell office:value-type="float" office:value="44.72">
                <text:p>44.72</text:p>
              </table:table-cell>
              <table:table-cell office:value-type="float" office:value="41.84">
                <text:p>41.8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48.02">
                <text:p>48.02</text:p>
              </table:table-cell>
              <table:table-cell office:value-type="float" office:value="41.08">
                <text:p>41.08</text:p>
              </table:table-cell>
              <table:table-cell office:value-type="float" office:value="49.19">
                <text:p>49.19</text:p>
              </table:table-cell>
              <table:table-cell office:value-type="float" office:value="45.2">
                <text:p>45.2</text:p>
              </table:table-cell>
              <table:table-cell office:value-type="float" office:value="47.72">
                <text:p>47.72</text:p>
              </table:table-cell>
              <table:table-cell office:value-type="float" office:value="47.33">
                <text:p>47.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55.17">
                <text:p>55.17</text:p>
              </table:table-cell>
              <table:table-cell office:value-type="float" office:value="51.38">
                <text:p>51.38</text:p>
              </table:table-cell>
              <table:table-cell office:value-type="float" office:value="58.94">
                <text:p>58.94</text:p>
              </table:table-cell>
              <table:table-cell office:value-type="float" office:value="53.39">
                <text:p>53.39</text:p>
              </table:table-cell>
              <table:table-cell office:value-type="float" office:value="54.99">
                <text:p>54.99</text:p>
              </table:table-cell>
              <table:table-cell office:value-type="float" office:value="58">
                <text:p>5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55.63">
                <text:p>55.63</text:p>
              </table:table-cell>
              <table:table-cell office:value-type="float" office:value="61.09">
                <text:p>61.09</text:p>
              </table:table-cell>
              <table:table-cell office:value-type="float" office:value="57.19">
                <text:p>57.19</text:p>
              </table:table-cell>
              <table:table-cell office:value-type="float" office:value="57.95">
                <text:p>57.95</text:p>
              </table:table-cell>
              <table:table-cell office:value-type="float" office:value="55.42">
                <text:p>55.42</text:p>
              </table:table-cell>
              <table:table-cell office:value-type="float" office:value="56.25">
                <text:p>56.2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56.42">
                <text:p>56.42</text:p>
              </table:table-cell>
              <table:table-cell office:value-type="float" office:value="58.58">
                <text:p>58.58</text:p>
              </table:table-cell>
              <table:table-cell office:value-type="float" office:value="57.45">
                <text:p>57.45</text:p>
              </table:table-cell>
              <table:table-cell office:value-type="float" office:value="55.3">
                <text:p>55.3</text:p>
              </table:table-cell>
              <table:table-cell office:value-type="float" office:value="56.2">
                <text:p>56.2</text:p>
              </table:table-cell>
              <table:table-cell office:value-type="float" office:value="57.02">
                <text:p>57.02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12.79">
                <text:p>12.79</text:p>
              </table:table-cell>
              <table:table-cell office:value-type="float" office:value="15.54">
                <text:p>15.54</text:p>
              </table:table-cell>
              <table:table-cell office:value-type="float" office:value="12.29">
                <text:p>12.29</text:p>
              </table:table-cell>
              <table:table-cell office:value-type="float" office:value="14.99">
                <text:p>14.99</text:p>
              </table:table-cell>
              <table:table-cell office:value-type="float" office:value="12.48">
                <text:p>12.48</text:p>
              </table:table-cell>
              <table:table-cell office:value-type="float" office:value="17.66">
                <text:p>17.6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44.66">
                <text:p>44.66</text:p>
              </table:table-cell>
              <table:table-cell office:value-type="float" office:value="41.72">
                <text:p>41.72</text:p>
              </table:table-cell>
              <table:table-cell office:value-type="float" office:value="44.25">
                <text:p>44.25</text:p>
              </table:table-cell>
              <table:table-cell office:value-type="float" office:value="45.26">
                <text:p>45.26</text:p>
              </table:table-cell>
              <table:table-cell office:value-type="float" office:value="44.49">
                <text:p>44.49</text:p>
              </table:table-cell>
              <table:table-cell office:value-type="float" office:value="44.31">
                <text:p>44.31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52.79">
                <text:p>52.79</text:p>
              </table:table-cell>
              <table:table-cell office:value-type="float" office:value="55.25">
                <text:p>55.25</text:p>
              </table:table-cell>
              <table:table-cell office:value-type="float" office:value="55.32">
                <text:p>55.32</text:p>
              </table:table-cell>
              <table:table-cell office:value-type="float" office:value="49.57">
                <text:p>49.57</text:p>
              </table:table-cell>
              <table:table-cell office:value-type="float" office:value="52.56">
                <text:p>52.56</text:p>
              </table:table-cell>
              <table:table-cell office:value-type="float" office:value="56.75">
                <text:p>56.7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52.01">
                <text:p>52.01</text:p>
              </table:table-cell>
              <table:table-cell office:value-type="float" office:value="57.8">
                <text:p>57.8</text:p>
              </table:table-cell>
              <table:table-cell office:value-type="float" office:value="54.97">
                <text:p>54.97</text:p>
              </table:table-cell>
              <table:table-cell office:value-type="float" office:value="52.28">
                <text:p>52.28</text:p>
              </table:table-cell>
              <table:table-cell office:value-type="float" office:value="51.79">
                <text:p>51.79</text:p>
              </table:table-cell>
              <table:table-cell office:value-type="float" office:value="55.92">
                <text:p>55.9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55.82">
                <text:p>55.82</text:p>
              </table:table-cell>
              <table:table-cell office:value-type="float" office:value="51.7">
                <text:p>51.7</text:p>
              </table:table-cell>
              <table:table-cell office:value-type="float" office:value="54.39">
                <text:p>54.39</text:p>
              </table:table-cell>
              <table:table-cell office:value-type="float" office:value="56.28">
                <text:p>56.28</text:p>
              </table:table-cell>
              <table:table-cell office:value-type="float" office:value="55.66">
                <text:p>55.66</text:p>
              </table:table-cell>
              <table:table-cell office:value-type="float" office:value="54.51">
                <text:p>54.5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34.48">
                <text:p>34.48</text:p>
              </table:table-cell>
              <table:table-cell office:value-type="float" office:value="13.75">
                <text:p>13.75</text:p>
              </table:table-cell>
              <table:table-cell office:value-type="float" office:value="36.88">
                <text:p>36.88</text:p>
              </table:table-cell>
              <table:table-cell office:value-type="float" office:value="32.51">
                <text:p>32.51</text:p>
              </table:table-cell>
              <table:table-cell office:value-type="float" office:value="34.26">
                <text:p>34.26</text:p>
              </table:table-cell>
              <table:table-cell office:value-type="float" office:value="35.55">
                <text:p>35.55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.524001121521pt" style:font-size-asian="9.524001121521pt" style:font-size-complex="9.524001121521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/>
      <style:text-properties fo:font-size="6pt" style:font-size-asian="6pt" style:font-size-complex="6pt"/>
    </style:style>
    <style:style style:name="ch12" style:family="chart"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52cm" svg:height="9.449cm" xlink:href=".." xlink:type="simple" chart:class="chart:scatter" chart:style-name="ch1">
        <chart:title svg:x="4.813cm" svg:y="0.188cm" chart:style-name="ch2">
          <text:p>RNA self complementary sequences</text:p>
        </chart:title>
        <chart:legend chart:legend-position="end" svg:x="12.331cm" svg:y="3.292cm" style:legend-expansion="high" chart:style-name="ch3"/>
        <chart:plot-area chart:style-name="ch4" table:cell-range-address="'MELTING 4_3'.B92:'MELTING 4_3'.E128 'MELTING 4_3'.C91:'MELTING 4_3'.E91" chart:data-source-has-labels="row" svg:x="1.096cm" svg:y="0.186cm" svg:width="10.898cm" svg:height="8.12cm">
          <chartooo:coordinate-region svg:x="1.666cm" svg:y="0.346cm" svg:width="10.168cm" svg:height="7.392cm"/>
          <chart:axis chart:dimension="x" chart:name="primary-x" chart:style-name="ch5">
            <chart:title svg:x="5.275cm" svg:y="8.631cm" chart:style-name="ch6">
              <text:p>experimental Tm</text:p>
            </chart:title>
          </chart:axis>
          <chart:axis chart:dimension="y" chart:name="primary-y" chart:style-name="ch5">
            <chart:title svg:x="0.2cm" svg:y="5.293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92:'MELTING 4_3'.C128" chart:label-cell-address="'MELTING 4_3'.C91:'MELTING 4_3'.C91" chart:class="chart:scatter">
            <chart:domain table:cell-range-address="'MELTING 4_3'.B92:'MELTING 4_3'.B128"/>
            <chart:data-point chart:repeated="37"/>
          </chart:series>
          <chart:series chart:style-name="ch10" chart:values-cell-range-address="'MELTING 4_3'.D92:'MELTING 4_3'.D128" chart:label-cell-address="'MELTING 4_3'.D91:'MELTING 4_3'.D91" chart:class="chart:scatter">
            <chart:data-point chart:repeated="37"/>
          </chart:series>
          <chart:series chart:style-name="ch11" chart:values-cell-range-address="'MELTING 4_3'.E92:'MELTING 4_3'.E128" chart:label-cell-address="'MELTING 4_3'.E91:'MELTING 4_3'.E91" chart:class="chart:scatter">
            <chart:regression-curve chart:style-name="ch12"/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  <draw:g>
                  <svg:desc>'MELTING 4_3'.C91:'MELTING 4_3'.C91</svg:desc>
                </draw:g>
              </table:table-cell>
              <table:table-cell office:value-type="string">
                <text:p> xia98a.nn </text:p>
                <draw:g>
                  <svg:desc>'MELTING 4_3'.D91:'MELTING 4_3'.D91</svg:desc>
                </draw:g>
              </table:table-cell>
              <table:table-cell office:value-type="string">
                <text:p>TmExp</text:p>
                <draw:g>
                  <svg:desc>'MELTING 4_3'.E91:'MELTING 4_3'.E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4_3'.B92:'MELTING 4_3'.B128</svg:desc>
                </draw:g>
              </table:table-cell>
              <table:table-cell office:value-type="float" office:value="NaN">
                <text:p>NaN</text:p>
                <draw:g>
                  <svg:desc>'MELTING 4_3'.C92:'MELTING 4_3'.C128</svg:desc>
                </draw:g>
              </table:table-cell>
              <table:table-cell office:value-type="float" office:value="NaN">
                <text:p>NaN</text:p>
                <draw:g>
                  <svg:desc>'MELTING 4_3'.D92:'MELTING 4_3'.D128</svg:desc>
                </draw:g>
              </table:table-cell>
              <table:table-cell office:value-type="float" office:value="NaN">
                <text:p>NaN</text:p>
                <draw:g>
                  <svg:desc>'MELTING 4_3'.E92:'MELTING 4_3'.E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5.95">
                <text:p>45.95</text:p>
              </table:table-cell>
              <table:table-cell office:value-type="float" office:value="40.08">
                <text:p>40.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47.02">
                <text:p>47.02</text:p>
              </table:table-cell>
              <table:table-cell office:value-type="float" office:value="46.54">
                <text:p>46.54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50.97">
                <text:p>50.97</text:p>
              </table:table-cell>
              <table:table-cell office:value-type="float" office:value="48.22">
                <text:p>48.22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44.19">
                <text:p>44.19</text:p>
              </table:table-cell>
              <table:table-cell office:value-type="float" office:value="41.17">
                <text:p>41.1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44.19">
                <text:p>44.19</text:p>
              </table:table-cell>
              <table:table-cell office:value-type="float" office:value="41.17">
                <text:p>41.1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56.23">
                <text:p>56.23</text:p>
              </table:table-cell>
              <table:table-cell office:value-type="float" office:value="51.77">
                <text:p>51.77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46.2">
                <text:p>46.2</text:p>
              </table:table-cell>
              <table:table-cell office:value-type="float" office:value="42.91">
                <text:p>42.91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34.54">
                <text:p>34.54</text:p>
              </table:table-cell>
              <table:table-cell office:value-type="float" office:value="29.08">
                <text:p>29.08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42.5">
                <text:p>42.5</text:p>
              </table:table-cell>
              <table:table-cell office:value-type="float" office:value="42.35">
                <text:p>42.3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45.95">
                <text:p>45.95</text:p>
              </table:table-cell>
              <table:table-cell office:value-type="float" office:value="43.62">
                <text:p>43.6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56.12">
                <text:p>56.12</text:p>
              </table:table-cell>
              <table:table-cell office:value-type="float" office:value="57.5">
                <text:p>57.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6.14">
                <text:p>56.14</text:p>
              </table:table-cell>
              <table:table-cell office:value-type="float" office:value="51.58">
                <text:p>51.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45.23">
                <text:p>45.23</text:p>
              </table:table-cell>
              <table:table-cell office:value-type="float" office:value="44.14">
                <text:p>44.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46.8">
                <text:p>46.8</text:p>
              </table:table-cell>
              <table:table-cell office:value-type="float" office:value="45.06">
                <text:p>45.0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45.84">
                <text:p>45.84</text:p>
              </table:table-cell>
              <table:table-cell office:value-type="float" office:value="46.54">
                <text:p>46.5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20.62">
                <text:p>20.62</text:p>
              </table:table-cell>
              <table:table-cell office:value-type="float" office:value="18.7">
                <text:p>18.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45.91">
                <text:p>45.91</text:p>
              </table:table-cell>
              <table:table-cell office:value-type="float" office:value="48.06">
                <text:p>48.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57.17">
                <text:p>57.17</text:p>
              </table:table-cell>
              <table:table-cell office:value-type="float" office:value="55.9">
                <text:p>55.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69">
                <text:p>69</text:p>
              </table:table-cell>
              <table:table-cell office:value-type="float" office:value="66.56">
                <text:p>66.5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63.47">
                <text:p>63.47</text:p>
              </table:table-cell>
              <table:table-cell office:value-type="float" office:value="62.18">
                <text:p>62.1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3.05">
                <text:p>43.05</text:p>
              </table:table-cell>
              <table:table-cell office:value-type="float" office:value="40.33">
                <text:p>40.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39.15">
                <text:p>39.15</text:p>
              </table:table-cell>
              <table:table-cell office:value-type="float" office:value="39.35">
                <text:p>39.35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59.36">
                <text:p>59.36</text:p>
              </table:table-cell>
              <table:table-cell office:value-type="float" office:value="55.89">
                <text:p>55.89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46.92">
                <text:p>46.92</text:p>
              </table:table-cell>
              <table:table-cell office:value-type="float" office:value="41.62">
                <text:p>41.62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45.84">
                <text:p>45.84</text:p>
              </table:table-cell>
              <table:table-cell office:value-type="float" office:value="46.54">
                <text:p>46.54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50.18">
                <text:p>50.18</text:p>
              </table:table-cell>
              <table:table-cell office:value-type="float" office:value="49.72">
                <text:p>49.7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49.8">
                <text:p>49.8</text:p>
              </table:table-cell>
              <table:table-cell office:value-type="float" office:value="48.91">
                <text:p>48.9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53.63">
                <text:p>53.63</text:p>
              </table:table-cell>
              <table:table-cell office:value-type="float" office:value="52.44">
                <text:p>52.44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60.39">
                <text:p>60.39</text:p>
              </table:table-cell>
              <table:table-cell office:value-type="float" office:value="58.43">
                <text:p>58.43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66.36">
                <text:p>66.36</text:p>
              </table:table-cell>
              <table:table-cell office:value-type="float" office:value="63.06">
                <text:p>63.0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27.13">
                <text:p>27.13</text:p>
              </table:table-cell>
              <table:table-cell office:value-type="float" office:value="25.19">
                <text:p>25.1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62.62">
                <text:p>62.62</text:p>
              </table:table-cell>
              <table:table-cell office:value-type="float" office:value="58.65">
                <text:p>58.65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63.47">
                <text:p>63.47</text:p>
              </table:table-cell>
              <table:table-cell office:value-type="float" office:value="62.18">
                <text:p>62.18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44.19">
                <text:p>44.19</text:p>
              </table:table-cell>
              <table:table-cell office:value-type="float" office:value="41.17">
                <text:p>41.1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45.95">
                <text:p>45.95</text:p>
              </table:table-cell>
              <table:table-cell office:value-type="float" office:value="43.62">
                <text:p>43.62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38">
                <text:p>38</text:p>
              </table:table-cell>
              <table:table-cell office:value-type="float" office:value="39.57">
                <text:p>39.57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191cm" svg:height="8.895cm" chart:class="chart:scatter" chart:style-name="ch1">
        <chart:title svg:x="3.65cm" svg:y="0.177cm" chart:style-name="ch2">
          <text:p>DNA/RNA duplexes</text:p>
        </chart:title>
        <chart:legend chart:legend-position="end" svg:x="8.437cm" svg:y="3.274cm" chart:style-name="ch3"/>
        <chart:plot-area chart:style-name="ch4" table:cell-range-address="'MELTING 4_3'.B134:'MELTING 4_3'.D198 'MELTING 4_3'.C133:'MELTING 4_3'.D198 'MELTING 4_3'.B133:'MELTING 4_3'.B133" chart:data-source-has-labels="row" svg:x="0.211cm" svg:y="0.174cm" svg:width="7.993cm" svg:height="8.362cm">
          <chart:axis chart:dimension="x" chart:name="primary-x" chart:style-name="ch5">
            <chart:title svg:x="3.322cm" svg:y="8.088cm" chart:style-name="ch6">
              <text:p>experimental Tm</text:p>
            </chart:title>
          </chart:axis>
          <chart:axis chart:dimension="y" chart:name="primary-y" chart:style-name="ch5">
            <chart:title svg:x="0.192cm" svg:y="5.018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134:'MELTING 4_3'.C198" chart:label-cell-address="'MELTING 4_3'.C133:'MELTING 4_3'.C133" chart:class="chart:scatter">
            <chart:domain table:cell-range-address="'MELTING 4_3'.B134:'MELTING 4_3'.B198"/>
            <chart:data-point chart:repeated="65"/>
          </chart:series>
          <chart:series chart:style-name="ch10" chart:values-cell-range-address="'MELTING 4_3'.D134:'MELTING 4_3'.D198" chart:label-cell-address="'MELTING 4_3'.D133:'MELTING 4_3'.D133" chart:class="chart:scatter">
            <chart:regression-curve chart:style-name="ch11"/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95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47.9">
                <text:p>47.9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40.76">
                <text:p>40.7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34.15">
                <text:p>34.1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45.42">
                <text:p>45.42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47.39">
                <text:p>47.3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57.51">
                <text:p>57.5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38.82">
                <text:p>38.82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36.72">
                <text:p>36.72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7.75">
                <text:p>27.7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41.04">
                <text:p>41.0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34.2">
                <text:p>34.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22.49">
                <text:p>22.49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6.93">
                <text:p>26.9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38.47">
                <text:p>38.4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3.8">
                <text:p>23.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0.09">
                <text:p>40.0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35.95">
                <text:p>35.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48.52">
                <text:p>48.52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46.51">
                <text:p>46.5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34.15">
                <text:p>34.1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43.28">
                <text:p>43.28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4.36">
                <text:p>14.36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51.27">
                <text:p>51.2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52.01">
                <text:p>52.0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51.9">
                <text:p>51.9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40.8">
                <text:p>40.8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5.57">
                <text:p>45.5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39.03">
                <text:p>39.03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41.04">
                <text:p>41.0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7.67">
                <text:p>47.67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50.39">
                <text:p>50.39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39.65">
                <text:p>39.65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35.96">
                <text:p>35.9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0.76">
                <text:p>40.76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50.06">
                <text:p>50.06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52.01">
                <text:p>52.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8.28">
                <text:p>38.28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5.27">
                <text:p>35.2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7.61">
                <text:p>27.6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9.87">
                <text:p>29.8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49.11">
                <text:p>49.1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34.79">
                <text:p>34.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36.28">
                <text:p>36.28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.96">
                <text:p>40.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8.94">
                <text:p>48.94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42.35">
                <text:p>42.35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6.66">
                <text:p>26.6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42.34">
                <text:p>42.3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4.74">
                <text:p>44.7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42.35">
                <text:p>42.35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50.06">
                <text:p>50.06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6.65">
                <text:p>46.6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37.74">
                <text:p>37.74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5.96">
                <text:p>35.9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40.68">
                <text:p>40.68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38.73">
                <text:p>38.73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41.01">
                <text:p>41.01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27.46">
                <text:p>27.4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8.82">
                <text:p>28.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37.16">
                <text:p>37.16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41.37">
                <text:p>41.3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7.17">
                <text:p>27.1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45.61">
                <text:p>45.6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5.12">
                <text:p>15.12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163cm" svg:height="7.838cm" chart:class="chart:scatter" chart:style-name="ch1">
        <chart:legend chart:legend-position="end" svg:x="8.685cm" svg:y="3.333cm" chart:style-name="ch2"/>
        <chart:plot-area chart:style-name="ch3" table:cell-range-address="Approximative.B202:Approximative.D254 Approximative.C201:Approximative.D254 Approximative.B201:Approximative.B201" chart:data-source-has-labels="row" svg:x="0.223cm" svg:y="0.152cm" svg:width="8.761cm" svg:height="7.36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pproximative.C202:Approximative.C254" chart:label-cell-address="Approximative.C201:Approximative.C201" chart:class="chart:scatter">
            <chart:domain table:cell-range-address="Approximative.B202:Approximative.B254"/>
            <chart:data-point chart:repeated="53"/>
          </chart:series>
          <chart:series chart:style-name="ch7" chart:values-cell-range-address="Approximative.D202:Approximative.D254" chart:label-cell-address="Approximative.D201:Approximative.D201" chart:class="chart:scatter">
            <chart:regression-curve chart:style-name="ch8"/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5">
                <text:p>31.5</text:p>
              </table:table-cell>
              <table:table-cell office:value-type="float" office:value="17.96">
                <text:p>17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9">
                <text:p>36.9</text:p>
              </table:table-cell>
              <table:table-cell office:value-type="float" office:value="25.42">
                <text:p>25.4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3">
                <text:p>36.3</text:p>
              </table:table-cell>
              <table:table-cell office:value-type="float" office:value="36.01">
                <text:p>36.01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6">
                <text:p>67.6</text:p>
              </table:table-cell>
              <table:table-cell office:value-type="float" office:value="58.31">
                <text:p>58.3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3">
                <text:p>47.3</text:p>
              </table:table-cell>
              <table:table-cell office:value-type="float" office:value="35.79">
                <text:p>35.7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5">
                <text:p>63.5</text:p>
              </table:table-cell>
              <table:table-cell office:value-type="float" office:value="54.58">
                <text:p>54.5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2">
                <text:p>44.2</text:p>
              </table:table-cell>
              <table:table-cell office:value-type="float" office:value="31.23">
                <text:p>31.2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2">
                <text:p>33.2</text:p>
              </table:table-cell>
              <table:table-cell office:value-type="float" office:value="14.84">
                <text:p>14.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2">
                <text:p>31.2</text:p>
              </table:table-cell>
              <table:table-cell office:value-type="float" office:value="15.17">
                <text:p>15.1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8">
                <text:p>58.8</text:p>
              </table:table-cell>
              <table:table-cell office:value-type="float" office:value="54.11">
                <text:p>54.11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4">
                <text:p>41.4</text:p>
              </table:table-cell>
              <table:table-cell office:value-type="float" office:value="31.23">
                <text:p>31.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2">
                <text:p>33.2</text:p>
              </table:table-cell>
              <table:table-cell office:value-type="float" office:value="28.51">
                <text:p>28.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9">
                <text:p>44.9</text:p>
              </table:table-cell>
              <table:table-cell office:value-type="float" office:value="28.51">
                <text:p>28.5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35.79">
                <text:p>35.7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">
                <text:p>65.7</text:p>
              </table:table-cell>
              <table:table-cell office:value-type="float" office:value="56.51">
                <text:p>56.51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2">
                <text:p>65.2</text:p>
              </table:table-cell>
              <table:table-cell office:value-type="float" office:value="52.27">
                <text:p>52.27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.4">
                <text:p>54.4</text:p>
              </table:table-cell>
              <table:table-cell office:value-type="float" office:value="45.92">
                <text:p>45.9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3">
                <text:p>65.3</text:p>
              </table:table-cell>
              <table:table-cell office:value-type="float" office:value="59.53">
                <text:p>59.53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8">
                <text:p>22.8</text:p>
              </table:table-cell>
              <table:table-cell office:value-type="float" office:value="8.01">
                <text:p>8.0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6">
                <text:p>44.6</text:p>
              </table:table-cell>
              <table:table-cell office:value-type="float" office:value="35.67">
                <text:p>35.6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6">
                <text:p>47.6</text:p>
              </table:table-cell>
              <table:table-cell office:value-type="float" office:value="35.67">
                <text:p>35.6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4">
                <text:p>33.4</text:p>
              </table:table-cell>
              <table:table-cell office:value-type="float" office:value="25.42">
                <text:p>25.4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1">
                <text:p>44.1</text:p>
              </table:table-cell>
              <table:table-cell office:value-type="float" office:value="35.67">
                <text:p>35.6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9">
                <text:p>20.9</text:p>
              </table:table-cell>
              <table:table-cell office:value-type="float" office:value="8.01">
                <text:p>8.0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3">
                <text:p>34.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.5">
                <text:p>36.5</text:p>
              </table:table-cell>
              <table:table-cell office:value-type="float" office:value="21.67">
                <text:p>21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.9">
                <text:p>67.9</text:p>
              </table:table-cell>
              <table:table-cell office:value-type="float" office:value="52.27">
                <text:p>52.27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1">
                <text:p>28.1</text:p>
              </table:table-cell>
              <table:table-cell office:value-type="float" office:value="25.42">
                <text:p>25.4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3">
                <text:p>58.3</text:p>
              </table:table-cell>
              <table:table-cell office:value-type="float" office:value="45.92">
                <text:p>45.92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3">
                <text:p>34.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.67">
                <text:p>21.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35.67">
                <text:p>35.6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2">
                <text:p>45.2</text:p>
              </table:table-cell>
              <table:table-cell office:value-type="float" office:value="35.67">
                <text:p>35.67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5">
                <text:p>46.5</text:p>
              </table:table-cell>
              <table:table-cell office:value-type="float" office:value="35.67">
                <text:p>35.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5">
                <text:p>27.5</text:p>
              </table:table-cell>
              <table:table-cell office:value-type="float" office:value="-6.33">
                <text:p>-6.3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8">
                <text:p>30.8</text:p>
              </table:table-cell>
              <table:table-cell office:value-type="float" office:value="21.67">
                <text:p>21.6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8">
                <text:p>43.8</text:p>
              </table:table-cell>
              <table:table-cell office:value-type="float" office:value="35.67">
                <text:p>35.6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7">
                <text:p>23.7</text:p>
              </table:table-cell>
              <table:table-cell office:value-type="float" office:value="-6.33">
                <text:p>-6.3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5.67">
                <text:p>35.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7">
                <text:p>57.7</text:p>
              </table:table-cell>
              <table:table-cell office:value-type="float" office:value="35.34">
                <text:p>35.34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2">
                <text:p>55.2</text:p>
              </table:table-cell>
              <table:table-cell office:value-type="float" office:value="35.34">
                <text:p>35.3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9">
                <text:p>44.9</text:p>
              </table:table-cell>
              <table:table-cell office:value-type="float" office:value="35.67">
                <text:p>35.6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7">
                <text:p>47.7</text:p>
              </table:table-cell>
              <table:table-cell office:value-type="float" office:value="35.67">
                <text:p>35.6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.1">
                <text:p>55.1</text:p>
              </table:table-cell>
              <table:table-cell office:value-type="float" office:value="45.92">
                <text:p>45.92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7">
                <text:p>55.7</text:p>
              </table:table-cell>
              <table:table-cell office:value-type="float" office:value="35.34">
                <text:p>35.34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1">
                <text:p>56.1</text:p>
              </table:table-cell>
              <table:table-cell office:value-type="float" office:value="35.34">
                <text:p>35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6">
                <text:p>16.6</text:p>
              </table:table-cell>
              <table:table-cell office:value-type="float" office:value="-6.33">
                <text:p>-6.3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4">
                <text:p>47.4</text:p>
              </table:table-cell>
              <table:table-cell office:value-type="float" office:value="35.67">
                <text:p>35.6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9">
                <text:p>53.9</text:p>
              </table:table-cell>
              <table:table-cell office:value-type="float" office:value="35.34">
                <text:p>35.34</text:p>
              </table:table-cell>
              <table:table-cell office:value-type="float" office:value="53.9">
                <text:p>53.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229cm" svg:height="7cm" chart:class="chart:scatter" chart:style-name="ch1">
        <chart:legend chart:legend-position="end" svg:x="10.093cm" svg:y="2.951cm" chart:style-name="ch2"/>
        <chart:plot-area chart:style-name="ch3" table:cell-range-address="Approximative.B259:Approximative.D275 Approximative.C258:Approximative.D275 Approximative.B258:Approximative.B258" chart:data-source-has-labels="row" svg:x="0.264cm" svg:y="0.14cm" svg:width="9.561cm" svg:height="6.57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pproximative.C259:Approximative.C275" chart:label-cell-address="Approximative.C258:Approximative.C258" chart:class="chart:scatter">
            <chart:domain table:cell-range-address="Approximative.B259:Approximative.B275"/>
            <chart:data-point chart:repeated="17"/>
          </chart:series>
          <chart:series chart:style-name="ch7" chart:values-cell-range-address="Approximative.D259:Approximative.D275" chart:label-cell-address="Approximative.D258:Approximative.D258" chart:class="chart:scatter">
            <chart:regression-curve chart:style-name="ch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5">
                <text:p>31.5</text:p>
              </table:table-cell>
              <table:table-cell office:value-type="float" office:value="17.96">
                <text:p>17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9">
                <text:p>36.9</text:p>
              </table:table-cell>
              <table:table-cell office:value-type="float" office:value="25.42">
                <text:p>25.4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3">
                <text:p>36.3</text:p>
              </table:table-cell>
              <table:table-cell office:value-type="float" office:value="36.01">
                <text:p>36.01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6">
                <text:p>67.6</text:p>
              </table:table-cell>
              <table:table-cell office:value-type="float" office:value="58.31">
                <text:p>58.3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3">
                <text:p>47.3</text:p>
              </table:table-cell>
              <table:table-cell office:value-type="float" office:value="35.79">
                <text:p>35.7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5">
                <text:p>63.5</text:p>
              </table:table-cell>
              <table:table-cell office:value-type="float" office:value="54.58">
                <text:p>54.5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2">
                <text:p>44.2</text:p>
              </table:table-cell>
              <table:table-cell office:value-type="float" office:value="31.23">
                <text:p>31.2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2">
                <text:p>33.2</text:p>
              </table:table-cell>
              <table:table-cell office:value-type="float" office:value="14.84">
                <text:p>14.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2">
                <text:p>31.2</text:p>
              </table:table-cell>
              <table:table-cell office:value-type="float" office:value="15.17">
                <text:p>15.1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8">
                <text:p>58.8</text:p>
              </table:table-cell>
              <table:table-cell office:value-type="float" office:value="54.11">
                <text:p>54.11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4">
                <text:p>41.4</text:p>
              </table:table-cell>
              <table:table-cell office:value-type="float" office:value="31.23">
                <text:p>31.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2">
                <text:p>33.2</text:p>
              </table:table-cell>
              <table:table-cell office:value-type="float" office:value="28.51">
                <text:p>28.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9">
                <text:p>44.9</text:p>
              </table:table-cell>
              <table:table-cell office:value-type="float" office:value="28.51">
                <text:p>28.51</text:p>
              </table:table-cell>
              <table:table-cell office:value-type="float" office:value="44.9">
                <text:p>44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5cm" svg:height="7.153cm" chart:class="chart:scatter" chart:style-name="ch1">
        <chart:title svg:x="2.805cm" svg:y="0.143cm" chart:style-name="ch2">
          <text:p>DNA/RNA duplexes</text:p>
        </chart:title>
        <chart:legend chart:legend-position="end" svg:x="6.781cm" svg:y="2.403cm" chart:style-name="ch3"/>
        <chart:plot-area chart:style-name="ch4" table:cell-range-address="'MELTING 4_2'.B134:'MELTING 4_2'.D198 'MELTING 4_2'.C133:'MELTING 4_2'.D198 'MELTING 4_2'.B133:'MELTING 4_2'.B133" chart:data-source-has-labels="row" svg:x="0.238cm" svg:y="0.167cm" svg:width="6.772cm" svg:height="6.722cm">
          <chart:axis chart:dimension="x" chart:name="primary-x" chart:style-name="ch5">
            <chart:title svg:x="2.733cm" svg:y="6.407cm" chart:style-name="ch6">
              <text:p>experimental Tm</text:p>
            </chart:title>
          </chart:axis>
          <chart:axis chart:dimension="y" chart:name="primary-y" chart:style-name="ch5">
            <chart:title svg:x="0.25cm" svg:y="4.193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2'.C134:'MELTING 4_2'.C198" chart:label-cell-address="'MELTING 4_2'.C133:'MELTING 4_2'.C133" chart:class="chart:scatter">
            <chart:domain table:cell-range-address="'MELTING 4_2'.B134:'MELTING 4_2'.B198"/>
            <chart:data-point chart:repeated="65"/>
          </chart:series>
          <chart:series chart:style-name="ch10" chart:values-cell-range-address="'MELTING 4_2'.D134:'MELTING 4_2'.D198" chart:label-cell-address="'MELTING 4_2'.D133:'MELTING 4_2'.D133" chart:class="chart:scatter">
            <chart:regression-curve chart:style-name="ch11"/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95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43.75">
                <text:p>43.75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40.76">
                <text:p>40.7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34.15">
                <text:p>34.1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37.39">
                <text:p>37.3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43.31">
                <text:p>43.31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53.81">
                <text:p>53.8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38.82">
                <text:p>38.82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33.09">
                <text:p>33.09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7.75">
                <text:p>27.7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41.04">
                <text:p>41.0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34.2">
                <text:p>34.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7.81">
                <text:p>7.8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6.93">
                <text:p>26.9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38.47">
                <text:p>38.4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3.8">
                <text:p>23.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0.09">
                <text:p>40.0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35.95">
                <text:p>35.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48.52">
                <text:p>48.52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42.45">
                <text:p>42.45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34.15">
                <text:p>34.1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43.28">
                <text:p>43.28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4.36">
                <text:p>14.36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51.27">
                <text:p>51.2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52.01">
                <text:p>52.0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47.25">
                <text:p>47.2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36.37">
                <text:p>36.3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5.57">
                <text:p>45.5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39.03">
                <text:p>39.03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41.04">
                <text:p>41.0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4.27">
                <text:p>44.27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50.39">
                <text:p>50.39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39.65">
                <text:p>39.65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35.96">
                <text:p>35.9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0.76">
                <text:p>40.76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43.84">
                <text:p>43.8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52.01">
                <text:p>52.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8.28">
                <text:p>38.28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1.46">
                <text:p>31.4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3.85">
                <text:p>23.8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6.24">
                <text:p>26.2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49.11">
                <text:p>49.1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30.11">
                <text:p>30.11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36.28">
                <text:p>36.28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.96">
                <text:p>40.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3.93">
                <text:p>43.9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38.32">
                <text:p>38.32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6.66">
                <text:p>26.6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42.34">
                <text:p>42.3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0.54">
                <text:p>40.5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38.32">
                <text:p>38.32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43.84">
                <text:p>43.84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6.65">
                <text:p>46.6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37.74">
                <text:p>37.74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5.96">
                <text:p>35.9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37.02">
                <text:p>37.02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38.73">
                <text:p>38.73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37.16">
                <text:p>37.16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27.46">
                <text:p>27.4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8.82">
                <text:p>28.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37.16">
                <text:p>37.16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38.74">
                <text:p>38.7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7.17">
                <text:p>27.1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45.61">
                <text:p>45.6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2.48">
                <text:p>12.48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0.406cm" svg:height="8.73cm" chart:class="chart:scatter" chart:style-name="ch1">
        <chart:title svg:x="5.775cm" svg:y="0.174cm" chart:style-name="ch2">
          <text:p>Perfeclyt matching RNA sequences</text:p>
        </chart:title>
        <chart:subtitle svg:x="7.413cm" svg:y="0.937cm" chart:style-name="ch3">
          <text:p>No self complementarity</text:p>
        </chart:subtitle>
        <chart:legend chart:legend-position="end" svg:x="15.487cm" svg:y="3.157cm" chart:style-name="ch4"/>
        <chart:plot-area chart:style-name="ch5" table:cell-range-address="'MELTING 5'.B70:'MELTING 5'.E86 'MELTING 5'.C69:'MELTING 5'.E86 'MELTING 5'.B69:'MELTING 5'.B69" chart:data-source-has-labels="row" svg:x="0.546cm" svg:y="1.635cm" svg:width="14.532cm" svg:height="6.773cm">
          <chart:axis chart:dimension="x" chart:name="primary-x" chart:style-name="ch6">
            <chart:title svg:x="6.644cm" svg:y="7.957cm" chart:style-name="ch7">
              <text:p>experimental Tm</text:p>
            </chart:title>
          </chart:axis>
          <chart:axis chart:dimension="y" chart:name="primary-y" chart:style-name="ch6">
            <chart:title svg:x="0.408cm" svg:y="5.68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70:'MELTING 5'.C86" chart:label-cell-address="'MELTING 5'.C69:'MELTING 5'.C69" chart:class="chart:scatter">
            <chart:domain table:cell-range-address="'MELTING 5'.B70:'MELTING 5'.B86"/>
            <chart:data-point chart:repeated="17"/>
          </chart:series>
          <chart:series chart:style-name="ch11" chart:values-cell-range-address="'MELTING 5'.D70:'MELTING 5'.D86" chart:label-cell-address="'MELTING 5'.D69:'MELTING 5'.D69" chart:class="chart:scatter">
            <chart:data-point chart:repeated="17"/>
          </chart:series>
          <chart:series chart:style-name="ch12" chart:values-cell-range-address="'MELTING 5'.E70:'MELTING 5'.E86" chart:label-cell-address="'MELTING 5'.E69:'MELTING 5'.E69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 </text:p>
              </table:table-cell>
              <table:table-cell office:value-type="string">
                <text:p> xia98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40.97">
                <text:p>40.97</text:p>
              </table:table-cell>
              <table:table-cell office:value-type="float" office:value="40.57">
                <text:p>40.57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21.89">
                <text:p>21.89</text:p>
              </table:table-cell>
              <table:table-cell office:value-type="float" office:value="24.32">
                <text:p>24.3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35.91">
                <text:p>35.91</text:p>
              </table:table-cell>
              <table:table-cell office:value-type="float" office:value="36.68">
                <text:p>36.6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35.91">
                <text:p>35.91</text:p>
              </table:table-cell>
              <table:table-cell office:value-type="float" office:value="28.91">
                <text:p>28.9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45.23">
                <text:p>45.23</text:p>
              </table:table-cell>
              <table:table-cell office:value-type="float" office:value="48.15">
                <text:p>48.15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55.65">
                <text:p>55.65</text:p>
              </table:table-cell>
              <table:table-cell office:value-type="float" office:value="58.83">
                <text:p>58.8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33.92">
                <text:p>33.92</text:p>
              </table:table-cell>
              <table:table-cell office:value-type="float" office:value="33.97">
                <text:p>33.9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35.79">
                <text:p>35.79</text:p>
              </table:table-cell>
              <table:table-cell office:value-type="float" office:value="37.29">
                <text:p>37.29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57.9">
                <text:p>57.9</text:p>
              </table:table-cell>
              <table:table-cell office:value-type="float" office:value="58.16">
                <text:p>58.1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64.9">
                <text:p>64.9</text:p>
              </table:table-cell>
              <table:table-cell office:value-type="float" office:value="65.86">
                <text:p>65.8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57.99">
                <text:p>57.99</text:p>
              </table:table-cell>
              <table:table-cell office:value-type="float" office:value="58.38">
                <text:p>58.3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53.4">
                <text:p>53.4</text:p>
              </table:table-cell>
              <table:table-cell office:value-type="float" office:value="54.94">
                <text:p>54.9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64.08">
                <text:p>64.08</text:p>
              </table:table-cell>
              <table:table-cell office:value-type="float" office:value="66.66">
                <text:p>66.66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35.79">
                <text:p>35.79</text:p>
              </table:table-cell>
              <table:table-cell office:value-type="float" office:value="29.83">
                <text:p>29.83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62.58">
                <text:p>62.58</text:p>
              </table:table-cell>
              <table:table-cell office:value-type="float" office:value="64.73">
                <text:p>64.73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49.17">
                <text:p>49.17</text:p>
              </table:table-cell>
              <table:table-cell office:value-type="float" office:value="48.96">
                <text:p>48.96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4" style:family="chart">
      <style:graphic-properties svg:stroke-width="0cm"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3.077cm" svg:height="12.275cm" chart:class="chart:scatter" chart:style-name="ch1">
        <chart:title svg:x="7.273cm" svg:y="0.245cm" chart:style-name="ch2">
          <text:p>Perfectly matching RNA sequences</text:p>
        </chart:title>
        <chart:subtitle svg:x="9.206cm" svg:y="1.087cm" chart:style-name="ch3">
          <text:p>Self complementarity</text:p>
        </chart:subtitle>
        <chart:legend chart:legend-position="end" svg:x="18.267cm" svg:y="4.937cm" chart:style-name="ch4"/>
        <chart:plot-area chart:style-name="ch5" table:cell-range-address="'MELTING 5'.B92:'MELTING 5'.E128 'MELTING 5'.C91:'MELTING 5'.E128 'MELTING 5'.B91:'MELTING 5'.B91" chart:data-source-has-labels="row" svg:x="0.996cm" svg:y="2.652cm" svg:width="18.468cm" svg:height="9.62cm">
          <chart:axis chart:dimension="x" chart:name="primary-x" chart:style-name="ch6">
            <chart:title svg:x="9.103cm" svg:y="11.894cm" chart:style-name="ch7">
              <text:p>experimental Tm</text:p>
            </chart:title>
          </chart:axis>
          <chart:axis chart:dimension="y" chart:name="primary-y" chart:style-name="ch6">
            <chart:title svg:x="0.793cm" svg:y="8.115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92:'MELTING 5'.C128" chart:label-cell-address="'MELTING 5'.C91:'MELTING 5'.C91" chart:class="chart:scatter">
            <chart:domain table:cell-range-address="'MELTING 5'.B92:'MELTING 5'.B128"/>
            <chart:data-point chart:repeated="37"/>
          </chart:series>
          <chart:series chart:style-name="ch11" chart:values-cell-range-address="'MELTING 5'.D92:'MELTING 5'.D128" chart:label-cell-address="'MELTING 5'.D91:'MELTING 5'.D91" chart:class="chart:scatter">
            <chart:data-point chart:repeated="31"/>
            <chart:data-point chart:style-name="ch12"/>
            <chart:data-point chart:repeated="5"/>
          </chart:series>
          <chart:series chart:style-name="ch13" chart:values-cell-range-address="'MELTING 5'.E92:'MELTING 5'.E128" chart:label-cell-address="'MELTING 5'.E91:'MELTING 5'.E91" chart:class="chart:scatter">
            <chart:regression-curve chart:style-name="ch14"/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 </text:p>
              </table:table-cell>
              <table:table-cell office:value-type="string">
                <text:p> xia98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3.54">
                <text:p>43.54</text:p>
              </table:table-cell>
              <table:table-cell office:value-type="float" office:value="39.86">
                <text:p>39.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44.18">
                <text:p>44.18</text:p>
              </table:table-cell>
              <table:table-cell office:value-type="float" office:value="46.54">
                <text:p>46.54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48.27">
                <text:p>48.27</text:p>
              </table:table-cell>
              <table:table-cell office:value-type="float" office:value="48.22">
                <text:p>48.22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53.32">
                <text:p>53.32</text:p>
              </table:table-cell>
              <table:table-cell office:value-type="float" office:value="51.77">
                <text:p>51.77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43.83">
                <text:p>43.83</text:p>
              </table:table-cell>
              <table:table-cell office:value-type="float" office:value="42.91">
                <text:p>42.91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30.87">
                <text:p>30.87</text:p>
              </table:table-cell>
              <table:table-cell office:value-type="float" office:value="29.08">
                <text:p>29.08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39.65">
                <text:p>39.65</text:p>
              </table:table-cell>
              <table:table-cell office:value-type="float" office:value="42.35">
                <text:p>42.3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43.6">
                <text:p>43.6</text:p>
              </table:table-cell>
              <table:table-cell office:value-type="float" office:value="43.62">
                <text:p>43.6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53.94">
                <text:p>53.94</text:p>
              </table:table-cell>
              <table:table-cell office:value-type="float" office:value="57.5">
                <text:p>57.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3.17">
                <text:p>53.17</text:p>
              </table:table-cell>
              <table:table-cell office:value-type="float" office:value="51.58">
                <text:p>51.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42.73">
                <text:p>42.73</text:p>
              </table:table-cell>
              <table:table-cell office:value-type="float" office:value="44.14">
                <text:p>44.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44.17">
                <text:p>44.17</text:p>
              </table:table-cell>
              <table:table-cell office:value-type="float" office:value="45.06">
                <text:p>45.0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42.98">
                <text:p>42.98</text:p>
              </table:table-cell>
              <table:table-cell office:value-type="float" office:value="46.54">
                <text:p>46.5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16.6">
                <text:p>16.6</text:p>
              </table:table-cell>
              <table:table-cell office:value-type="float" office:value="18.7">
                <text:p>18.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42.89">
                <text:p>42.89</text:p>
              </table:table-cell>
              <table:table-cell office:value-type="float" office:value="48.06">
                <text:p>48.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55.06">
                <text:p>55.06</text:p>
              </table:table-cell>
              <table:table-cell office:value-type="float" office:value="55.9">
                <text:p>55.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66.27">
                <text:p>66.27</text:p>
              </table:table-cell>
              <table:table-cell office:value-type="float" office:value="66.56">
                <text:p>66.5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60.53">
                <text:p>60.53</text:p>
              </table:table-cell>
              <table:table-cell office:value-type="float" office:value="62.18">
                <text:p>62.1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0.53">
                <text:p>40.53</text:p>
              </table:table-cell>
              <table:table-cell office:value-type="float" office:value="40.33">
                <text:p>40.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36.85">
                <text:p>36.85</text:p>
              </table:table-cell>
              <table:table-cell office:value-type="float" office:value="39.35">
                <text:p>39.35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56.45">
                <text:p>56.45</text:p>
              </table:table-cell>
              <table:table-cell office:value-type="float" office:value="55.89">
                <text:p>55.89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41.99">
                <text:p>41.99</text:p>
              </table:table-cell>
              <table:table-cell office:value-type="float" office:value="41.62">
                <text:p>41.62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42.98">
                <text:p>42.98</text:p>
              </table:table-cell>
              <table:table-cell office:value-type="float" office:value="46.54">
                <text:p>46.54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47.31">
                <text:p>47.31</text:p>
              </table:table-cell>
              <table:table-cell office:value-type="float" office:value="49.72">
                <text:p>49.7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47.16">
                <text:p>47.16</text:p>
              </table:table-cell>
              <table:table-cell office:value-type="float" office:value="48.91">
                <text:p>48.9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51.41">
                <text:p>51.41</text:p>
              </table:table-cell>
              <table:table-cell office:value-type="float" office:value="52.25">
                <text:p>52.25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57.39">
                <text:p>57.39</text:p>
              </table:table-cell>
              <table:table-cell office:value-type="float" office:value="58.43">
                <text:p>58.43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63.58">
                <text:p>63.58</text:p>
              </table:table-cell>
              <table:table-cell office:value-type="float" office:value="63.06">
                <text:p>63.0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23.2">
                <text:p>23.2</text:p>
              </table:table-cell>
              <table:table-cell office:value-type="float" office:value="25.19">
                <text:p>25.1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60.3">
                <text:p>60.3</text:p>
              </table:table-cell>
              <table:table-cell office:value-type="float" office:value="58.65">
                <text:p>58.65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60.53">
                <text:p>60.53</text:p>
              </table:table-cell>
              <table:table-cell office:value-type="float" office:value="62.18">
                <text:p>62.18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43.6">
                <text:p>43.6</text:p>
              </table:table-cell>
              <table:table-cell office:value-type="float" office:value="43.62">
                <text:p>43.62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35.55">
                <text:p>35.55</text:p>
              </table:table-cell>
              <table:table-cell office:value-type="float" office:value="39.57">
                <text:p>39.57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443cm" svg:height="9.663cm" chart:class="chart:scatter" chart:style-name="ch1">
        <chart:title svg:x="5.345cm" svg:y="0.193cm" chart:style-name="ch2">
          <text:p>Perfect matching RNA/DNA duplexes</text:p>
        </chart:title>
        <chart:legend chart:legend-position="end" svg:x="15.526cm" svg:y="3.858cm" chart:style-name="ch3"/>
        <chart:plot-area chart:style-name="ch4" table:cell-range-address="'MELTING 5'.B134:'MELTING 5'.D198 'MELTING 5'.C133:'MELTING 5'.D198 'MELTING 5'.B133:'MELTING 5'.B133" chart:data-source-has-labels="row" svg:x="0.548cm" svg:y="0.968cm" svg:width="14.571cm" svg:height="8.315cm">
          <chart:axis chart:dimension="x" chart:name="primary-x" chart:style-name="ch5">
            <chart:title svg:x="6.671cm" svg:y="8.852cm" chart:style-name="ch6">
              <text:p>experimental Tm</text:p>
            </chart:title>
          </chart:axis>
          <chart:axis chart:dimension="y" chart:name="primary-y" chart:style-name="ch5">
            <chart:title svg:x="0.408cm" svg:y="5.777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134:'MELTING 5'.C198" chart:label-cell-address="'MELTING 5'.C133:'MELTING 5'.C133" chart:class="chart:scatter">
            <chart:domain table:cell-range-address="'MELTING 5'.B134:'MELTING 5'.B198"/>
            <chart:data-point chart:repeated="65"/>
          </chart:series>
          <chart:series chart:style-name="ch10" chart:values-cell-range-address="'MELTING 5'.D134:'MELTING 5'.D198" chart:label-cell-address="'MELTING 5'.D133:'MELTING 5'.D133" chart:class="chart:scatter">
            <chart:regression-curve chart:style-name="ch11"/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9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47.86">
                <text:p>47.86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40.71">
                <text:p>40.71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34.11">
                <text:p>34.11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45.37">
                <text:p>45.3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47.35">
                <text:p>47.3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57.48">
                <text:p>57.48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38.78">
                <text:p>38.78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36.68">
                <text:p>36.6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7.7">
                <text:p>27.7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40.99">
                <text:p>40.9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34.14">
                <text:p>34.1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22.44">
                <text:p>22.4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6.88">
                <text:p>26.8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38.42">
                <text:p>38.42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3.75">
                <text:p>23.7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0.05">
                <text:p>40.0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35.9">
                <text:p>35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48.47">
                <text:p>48.4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46.47">
                <text:p>46.4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34.11">
                <text:p>34.1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43.22">
                <text:p>43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4.31">
                <text:p>14.3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51.23">
                <text:p>51.23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51.96">
                <text:p>51.96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51.85">
                <text:p>51.8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40.75">
                <text:p>40.75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5.52">
                <text:p>45.52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38.98">
                <text:p>38.98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40.99">
                <text:p>40.99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7.64">
                <text:p>47.64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50.35">
                <text:p>50.35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39.6">
                <text:p>39.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35.9">
                <text:p>35.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0.71">
                <text:p>40.7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50.03">
                <text:p>50.03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51.96">
                <text:p>51.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8.23">
                <text:p>38.23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5.22">
                <text:p>35.2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7.56">
                <text:p>27.5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9.82">
                <text:p>29.82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49.06">
                <text:p>49.06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34.73">
                <text:p>34.7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36.24">
                <text:p>36.24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.92">
                <text:p>40.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8.88">
                <text:p>48.8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42.3">
                <text:p>42.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6.6">
                <text:p>26.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42.3">
                <text:p>42.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4.7">
                <text:p>44.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42.3">
                <text:p>42.3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50.03">
                <text:p>50.03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6.61">
                <text:p>46.6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37.7">
                <text:p>37.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5.9">
                <text:p>35.9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40.63">
                <text:p>40.63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38.69">
                <text:p>38.6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40.97">
                <text:p>40.9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27.4">
                <text:p>27.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8.76">
                <text:p>28.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37.12">
                <text:p>37.12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41.34">
                <text:p>41.3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7.1">
                <text:p>27.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45.56">
                <text:p>45.56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5.07">
                <text:p>15.07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608cm" svg:height="10.244cm" chart:class="chart:scatter" chart:style-name="ch1">
        <chart:title svg:x="3.871cm" svg:y="0.204cm" chart:style-name="ch2">
          <text:p>Perfect matching 2-O-methyl RNA/RNA duplexes</text:p>
        </chart:title>
        <chart:legend chart:legend-position="end" svg:x="15.703cm" svg:y="4.148cm" chart:style-name="ch3"/>
        <chart:plot-area chart:style-name="ch4" table:cell-range-address="'MELTING 5'.B204:'MELTING 5'.D233 'MELTING 5'.C203:'MELTING 5'.D233 'MELTING 5'.B203:'MELTING 5'.B203" chart:data-source-has-labels="row" svg:x="0.554cm" svg:y="0.991cm" svg:width="14.731cm" svg:height="8.84cm">
          <chart:axis chart:dimension="x" chart:name="primary-x" chart:style-name="ch5">
            <chart:title svg:x="6.756cm" svg:y="9.411cm" chart:style-name="ch6">
              <text:p>experimental Tm</text:p>
            </chart:title>
          </chart:axis>
          <chart:axis chart:dimension="y" chart:name="primary-y" chart:style-name="ch5">
            <chart:title svg:x="0.412cm" svg:y="6.062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204:'MELTING 5'.C233" chart:label-cell-address="'MELTING 5'.C203:'MELTING 5'.C203" chart:class="chart:scatter">
            <chart:domain table:cell-range-address="'MELTING 5'.B204:'MELTING 5'.B233"/>
            <chart:data-point chart:repeated="30"/>
          </chart:series>
          <chart:series chart:style-name="ch10" chart:values-cell-range-address="'MELTING 5'.D204:'MELTING 5'.D233" chart:label-cell-address="'MELTING 5'.D203:'MELTING 5'.D203" chart:class="chart:scatter">
            <chart:regression-curve chart:style-name="ch1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4">
                <text:p>52.4</text:p>
              </table:table-cell>
              <table:table-cell office:value-type="float" office:value="55.26">
                <text:p>55.2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">
                <text:p>49.9</text:p>
              </table:table-cell>
              <table:table-cell office:value-type="float" office:value="55.66">
                <text:p>55.66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9">
                <text:p>51.9</text:p>
              </table:table-cell>
              <table:table-cell office:value-type="float" office:value="55.49">
                <text:p>55.4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7">
                <text:p>45.7</text:p>
              </table:table-cell>
              <table:table-cell office:value-type="float" office:value="48.77">
                <text:p>48.7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9">
                <text:p>34.9</text:p>
              </table:table-cell>
              <table:table-cell office:value-type="float" office:value="36.35">
                <text:p>36.35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64.73">
                <text:p>64.73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39.86">
                <text:p>39.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6">
                <text:p>32.6</text:p>
              </table:table-cell>
              <table:table-cell office:value-type="float" office:value="32.61">
                <text:p>32.61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7">
                <text:p>48.7</text:p>
              </table:table-cell>
              <table:table-cell office:value-type="float" office:value="49.79">
                <text:p>49.79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5">
                <text:p>29.5</text:p>
              </table:table-cell>
              <table:table-cell office:value-type="float" office:value="29.06">
                <text:p>29.0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1">
                <text:p>61.1</text:p>
              </table:table-cell>
              <table:table-cell office:value-type="float" office:value="64.73">
                <text:p>64.73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1">
                <text:p>43.1</text:p>
              </table:table-cell>
              <table:table-cell office:value-type="float" office:value="39.61">
                <text:p>39.61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7">
                <text:p>29.7</text:p>
              </table:table-cell>
              <table:table-cell office:value-type="float" office:value="29.85">
                <text:p>29.8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2">
                <text:p>50.2</text:p>
              </table:table-cell>
              <table:table-cell office:value-type="float" office:value="51.47">
                <text:p>51.4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5">
                <text:p>49.5</text:p>
              </table:table-cell>
              <table:table-cell office:value-type="float" office:value="51.47">
                <text:p>51.4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9">
                <text:p>47.9</text:p>
              </table:table-cell>
              <table:table-cell office:value-type="float" office:value="48.77">
                <text:p>48.77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7">
                <text:p>44.7</text:p>
              </table:table-cell>
              <table:table-cell office:value-type="float" office:value="48.25">
                <text:p>48.25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3">
                <text:p>40.3</text:p>
              </table:table-cell>
              <table:table-cell office:value-type="float" office:value="39.65">
                <text:p>39.65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3">
                <text:p>61.3</text:p>
              </table:table-cell>
              <table:table-cell office:value-type="float" office:value="64.55">
                <text:p>64.5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1">
                <text:p>40.1</text:p>
              </table:table-cell>
              <table:table-cell office:value-type="float" office:value="39.69">
                <text:p>39.69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4">
                <text:p>44.4</text:p>
              </table:table-cell>
              <table:table-cell office:value-type="float" office:value="46.02">
                <text:p>46.02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2">
                <text:p>48.2</text:p>
              </table:table-cell>
              <table:table-cell office:value-type="float" office:value="49.4">
                <text:p>49.4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6">
                <text:p>50.6</text:p>
              </table:table-cell>
              <table:table-cell office:value-type="float" office:value="51.73">
                <text:p>51.73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6">
                <text:p>46.6</text:p>
              </table:table-cell>
              <table:table-cell office:value-type="float" office:value="46.75">
                <text:p>46.7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4">
                <text:p>44.4</text:p>
              </table:table-cell>
              <table:table-cell office:value-type="float" office:value="44.34">
                <text:p>44.34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40.07">
                <text:p>40.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5">
                <text:p>48.5</text:p>
              </table:table-cell>
              <table:table-cell office:value-type="float" office:value="48.08">
                <text:p>48.0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.4">
                <text:p>51.4</text:p>
              </table:table-cell>
              <table:table-cell office:value-type="float" office:value="55.31">
                <text:p>55.3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2">
                <text:p>28.2</text:p>
              </table:table-cell>
              <table:table-cell office:value-type="float" office:value="29.52">
                <text:p>29.52</text:p>
              </table:table-cell>
              <table:table-cell office:value-type="float" office:value="28.2">
                <text:p>28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329cm" svg:height="10.638cm" chart:class="chart:scatter" chart:style-name="ch1">
        <chart:title svg:x="3.154cm" svg:y="0.212cm" chart:style-name="ch2">
          <text:p>Perfectly matching DNA sequences</text:p>
        </chart:title>
        <chart:subtitle svg:x="4.609cm" svg:y="1.112cm" chart:style-name="ch3">
          <text:p>no self complementarity</text:p>
        </chart:subtitle>
        <chart:legend chart:legend-position="end" svg:x="10.164cm" svg:y="3.387cm" chart:style-name="ch4"/>
        <chart:plot-area chart:style-name="ch5" table:cell-range-address="'MELTING 4_2'.B6:'MELTING 4_2'.G22 'MELTING 4_2'.C5:'MELTING 4_2'.G22 'MELTING 4_2'.B5:'MELTING 4_2'.B5" chart:data-source-has-labels="row" svg:x="0.33cm" svg:y="1.932cm" svg:width="9.567cm" svg:height="8.299cm">
          <chart:axis chart:dimension="x" chart:name="primary-x" chart:style-name="ch6">
            <chart:title svg:x="4.233cm" svg:y="9.718cm" chart:style-name="ch7">
              <text:p>experimental Tm</text:p>
            </chart:title>
          </chart:axis>
          <chart:axis chart:dimension="y" chart:name="primary-y" chart:style-name="ch6">
            <chart:title svg:x="0.267cm" svg:y="6.85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4_2'.C6:'MELTING 4_2'.C22" chart:label-cell-address="'MELTING 4_2'.C5:'MELTING 4_2'.C5" chart:class="chart:scatter">
            <chart:domain table:cell-range-address="'MELTING 4_2'.B6:'MELTING 4_2'.B22"/>
            <chart:data-point chart:repeated="17"/>
          </chart:series>
          <chart:series chart:style-name="ch11" chart:values-cell-range-address="'MELTING 4_2'.D6:'MELTING 4_2'.D22" chart:label-cell-address="'MELTING 4_2'.D5:'MELTING 4_2'.D5" chart:class="chart:scatter">
            <chart:data-point chart:repeated="17"/>
          </chart:series>
          <chart:series chart:style-name="ch12" chart:values-cell-range-address="'MELTING 4_2'.E6:'MELTING 4_2'.E22" chart:label-cell-address="'MELTING 4_2'.E5:'MELTING 4_2'.E5" chart:class="chart:scatter">
            <chart:data-point chart:repeated="17"/>
          </chart:series>
          <chart:series chart:style-name="ch13" chart:values-cell-range-address="'MELTING 4_2'.F6:'MELTING 4_2'.F22" chart:label-cell-address="'MELTING 4_2'.F5:'MELTING 4_2'.F5" chart:class="chart:scatter">
            <chart:data-point chart:repeated="17"/>
          </chart:series>
          <chart:series chart:style-name="ch14" chart:values-cell-range-address="'MELTING 4_2'.G6:'MELTING 4_2'.G22" chart:label-cell-address="'MELTING 4_2'.G5:'MELTING 4_2'.G5" chart:class="chart:scatter">
            <chart:regression-curve chart:style-name="ch15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1.84">
                <text:p>31.84</text:p>
              </table:table-cell>
              <table:table-cell office:value-type="float" office:value="64.69">
                <text:p>64.69</text:p>
              </table:table-cell>
              <table:table-cell office:value-type="float" office:value="21.41">
                <text:p>21.41</text:p>
              </table:table-cell>
              <table:table-cell office:value-type="float" office:value="30.2">
                <text:p>30.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38.16">
                <text:p>38.16</text:p>
              </table:table-cell>
              <table:table-cell office:value-type="float" office:value="70.45">
                <text:p>70.45</text:p>
              </table:table-cell>
              <table:table-cell office:value-type="float" office:value="29.3">
                <text:p>29.3</text:p>
              </table:table-cell>
              <table:table-cell office:value-type="float" office:value="37.98">
                <text:p>37.98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44.59">
                <text:p>44.59</text:p>
              </table:table-cell>
              <table:table-cell office:value-type="float" office:value="71.17">
                <text:p>71.17</text:p>
              </table:table-cell>
              <table:table-cell office:value-type="float" office:value="52.15">
                <text:p>52.15</text:p>
              </table:table-cell>
              <table:table-cell office:value-type="float" office:value="47.77">
                <text:p>47.77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67.25">
                <text:p>67.25</text:p>
              </table:table-cell>
              <table:table-cell office:value-type="float" office:value="95.63">
                <text:p>95.63</text:p>
              </table:table-cell>
              <table:table-cell office:value-type="float" office:value="60.76">
                <text:p>60.76</text:p>
              </table:table-cell>
              <table:table-cell office:value-type="float" office:value="68.66">
                <text:p>68.66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47.44">
                <text:p>47.44</text:p>
              </table:table-cell>
              <table:table-cell office:value-type="float" office:value="76.46">
                <text:p>76.46</text:p>
              </table:table-cell>
              <table:table-cell office:value-type="float" office:value="38.92">
                <text:p>38.92</text:p>
              </table:table-cell>
              <table:table-cell office:value-type="float" office:value="47.77">
                <text:p>47.7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63.64">
                <text:p>63.64</text:p>
              </table:table-cell>
              <table:table-cell office:value-type="float" office:value="91.33">
                <text:p>91.33</text:p>
              </table:table-cell>
              <table:table-cell office:value-type="float" office:value="56.24">
                <text:p>56.24</text:p>
              </table:table-cell>
              <table:table-cell office:value-type="float" office:value="64.18">
                <text:p>64.1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43.08">
                <text:p>43.08</text:p>
              </table:table-cell>
              <table:table-cell office:value-type="float" office:value="74.81">
                <text:p>74.81</text:p>
              </table:table-cell>
              <table:table-cell office:value-type="float" office:value="35.4">
                <text:p>35.4</text:p>
              </table:table-cell>
              <table:table-cell office:value-type="float" office:value="44.03">
                <text:p>44.0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30.24">
                <text:p>30.24</text:p>
              </table:table-cell>
              <table:table-cell office:value-type="float" office:value="51.15">
                <text:p>51.15</text:p>
              </table:table-cell>
              <table:table-cell office:value-type="float" office:value="19.02">
                <text:p>19.02</text:p>
              </table:table-cell>
              <table:table-cell office:value-type="float" office:value="25.4">
                <text:p>25.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33.19">
                <text:p>33.19</text:p>
              </table:table-cell>
              <table:table-cell office:value-type="float" office:value="68.77">
                <text:p>68.77</text:p>
              </table:table-cell>
              <table:table-cell office:value-type="float" office:value="47.28">
                <text:p>47.28</text:p>
              </table:table-cell>
              <table:table-cell office:value-type="float" office:value="33.6">
                <text:p>33.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9.69">
                <text:p>59.69</text:p>
              </table:table-cell>
              <table:table-cell office:value-type="float" office:value="82.47">
                <text:p>82.47</text:p>
              </table:table-cell>
              <table:table-cell office:value-type="float" office:value="59.27">
                <text:p>59.27</text:p>
              </table:table-cell>
              <table:table-cell office:value-type="float" office:value="64.82">
                <text:p>64.82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40.33">
                <text:p>40.33</text:p>
              </table:table-cell>
              <table:table-cell office:value-type="float" office:value="69.01">
                <text:p>69.01</text:p>
              </table:table-cell>
              <table:table-cell office:value-type="float" office:value="30.6">
                <text:p>30.6</text:p>
              </table:table-cell>
              <table:table-cell office:value-type="float" office:value="41">
                <text:p>41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48.3">
                <text:p>48.3</text:p>
              </table:table-cell>
              <table:table-cell office:value-type="float" office:value="81.85">
                <text:p>81.85</text:p>
              </table:table-cell>
              <table:table-cell office:value-type="float" office:value="36.66">
                <text:p>36.66</text:p>
              </table:table-cell>
              <table:table-cell office:value-type="float" office:value="46.31">
                <text:p>46.3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41.98">
                <text:p>41.98</text:p>
              </table:table-cell>
              <table:table-cell office:value-type="float" office:value="76.73">
                <text:p>76.73</text:p>
              </table:table-cell>
              <table:table-cell office:value-type="float" office:value="29.68">
                <text:p>29.68</text:p>
              </table:table-cell>
              <table:table-cell office:value-type="float" office:value="38.3">
                <text:p>38.3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45.99">
                <text:p>45.99</text:p>
              </table:table-cell>
              <table:table-cell office:value-type="float" office:value="74.63">
                <text:p>74.63</text:p>
              </table:table-cell>
              <table:table-cell office:value-type="float" office:value="37.09">
                <text:p>37.09</text:p>
              </table:table-cell>
              <table:table-cell office:value-type="float" office:value="47.35">
                <text:p>47.3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64.41">
                <text:p>64.41</text:p>
              </table:table-cell>
              <table:table-cell office:value-type="float" office:value="88.14">
                <text:p>88.14</text:p>
              </table:table-cell>
              <table:table-cell office:value-type="float" office:value="58.34">
                <text:p>58.34</text:p>
              </table:table-cell>
              <table:table-cell office:value-type="float" office:value="65.77">
                <text:p>65.7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65.81">
                <text:p>65.81</text:p>
              </table:table-cell>
              <table:table-cell office:value-type="float" office:value="98">
                <text:p>98</text:p>
              </table:table-cell>
              <table:table-cell office:value-type="float" office:value="58.96">
                <text:p>58.96</text:p>
              </table:table-cell>
              <table:table-cell office:value-type="float" office:value="69.07">
                <text:p>69.07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8.672cm" svg:height="8.316cm" chart:class="chart:scatter" chart:style-name="ch1">
        <chart:title svg:x="4.479cm" svg:y="0.166cm" chart:style-name="ch2">
          <text:p>Perfectly matching DNA sequences</text:p>
        </chart:title>
        <chart:subtitle svg:x="6.858cm" svg:y="0.926cm" chart:style-name="ch3">
          <text:p>self complementarity</text:p>
        </chart:subtitle>
        <chart:legend chart:legend-position="end" svg:x="13.702cm" svg:y="2.502cm" chart:style-name="ch4"/>
        <chart:plot-area chart:style-name="ch5" table:cell-range-address="'MELTING 4_2'.B28:'MELTING 4_2'.G64 'MELTING 4_2'.C27:'MELTING 4_2'.G64 'MELTING 4_2'.B27:'MELTING 4_2'.B27" chart:data-source-has-labels="row" svg:x="0.464cm" svg:y="1.61cm" svg:width="12.867cm" svg:height="6.407cm">
          <chart:axis chart:dimension="x" chart:name="primary-x" chart:style-name="ch6">
            <chart:title svg:x="5.678cm" svg:y="7.559cm" chart:style-name="ch7">
              <text:p>experimental Tm</text:p>
            </chart:title>
          </chart:axis>
          <chart:axis chart:dimension="y" chart:name="primary-y" chart:style-name="ch6">
            <chart:title svg:x="0.372cm" svg:y="5.471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4_2'.C28:'MELTING 4_2'.C64" chart:label-cell-address="'MELTING 4_2'.C27:'MELTING 4_2'.C27" chart:class="chart:scatter">
            <chart:domain table:cell-range-address="'MELTING 4_2'.B28:'MELTING 4_2'.B64"/>
            <chart:data-point chart:repeated="37"/>
          </chart:series>
          <chart:series chart:style-name="ch11" chart:values-cell-range-address="'MELTING 4_2'.D28:'MELTING 4_2'.D64" chart:label-cell-address="'MELTING 4_2'.D27:'MELTING 4_2'.D27" chart:class="chart:scatter">
            <chart:data-point chart:repeated="37"/>
          </chart:series>
          <chart:series chart:style-name="ch12" chart:values-cell-range-address="'MELTING 4_2'.E28:'MELTING 4_2'.E64" chart:label-cell-address="'MELTING 4_2'.E27:'MELTING 4_2'.E27" chart:class="chart:scatter">
            <chart:data-point chart:repeated="37"/>
          </chart:series>
          <chart:series chart:style-name="ch13" chart:values-cell-range-address="'MELTING 4_2'.F28:'MELTING 4_2'.F64" chart:label-cell-address="'MELTING 4_2'.F27:'MELTING 4_2'.F27" chart:class="chart:scatter">
            <chart:data-point chart:repeated="37"/>
          </chart:series>
          <chart:series chart:style-name="ch14" chart:values-cell-range-address="'MELTING 4_2'.G28:'MELTING 4_2'.G64" chart:label-cell-address="'MELTING 4_2'.G27:'MELTING 4_2'.G27" chart:class="chart:scatter">
            <chart:regression-curve chart:style-name="ch15"/>
            <chart:data-point chart:repeated="3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56.93">
                <text:p>56.93</text:p>
              </table:table-cell>
              <table:table-cell office:value-type="float" office:value="85.96">
                <text:p>85.96</text:p>
              </table:table-cell>
              <table:table-cell office:value-type="float" office:value="47.46">
                <text:p>47.46</text:p>
              </table:table-cell>
              <table:table-cell office:value-type="float" office:value="55.28">
                <text:p>55.28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66.01">
                <text:p>66.01</text:p>
              </table:table-cell>
              <table:table-cell office:value-type="float" office:value="94.69">
                <text:p>94.69</text:p>
              </table:table-cell>
              <table:table-cell office:value-type="float" office:value="58.99">
                <text:p>58.99</text:p>
              </table:table-cell>
              <table:table-cell office:value-type="float" office:value="69.54">
                <text:p>69.5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42.41">
                <text:p>42.41</text:p>
              </table:table-cell>
              <table:table-cell office:value-type="float" office:value="23.43">
                <text:p>23.43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48.89">
                <text:p>48.89</text:p>
              </table:table-cell>
              <table:table-cell office:value-type="float" office:value="79.09">
                <text:p>79.09</text:p>
              </table:table-cell>
              <table:table-cell office:value-type="float" office:value="37.9">
                <text:p>37.9</text:p>
              </table:table-cell>
              <table:table-cell office:value-type="float" office:value="48.96">
                <text:p>48.96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45.61">
                <text:p>45.61</text:p>
              </table:table-cell>
              <table:table-cell office:value-type="float" office:value="75.06">
                <text:p>75.06</text:p>
              </table:table-cell>
              <table:table-cell office:value-type="float" office:value="35.91">
                <text:p>35.91</text:p>
              </table:table-cell>
              <table:table-cell office:value-type="float" office:value="45.61">
                <text:p>45.6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44.75">
                <text:p>44.75</text:p>
              </table:table-cell>
              <table:table-cell office:value-type="float" office:value="34.83">
                <text:p>34.8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46.11">
                <text:p>46.11</text:p>
              </table:table-cell>
              <table:table-cell office:value-type="float" office:value="78.3">
                <text:p>78.3</text:p>
              </table:table-cell>
              <table:table-cell office:value-type="float" office:value="35.62">
                <text:p>35.62</text:p>
              </table:table-cell>
              <table:table-cell office:value-type="float" office:value="49.32">
                <text:p>49.3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42.41">
                <text:p>42.41</text:p>
              </table:table-cell>
              <table:table-cell office:value-type="float" office:value="23.43">
                <text:p>23.4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37.14">
                <text:p>37.14</text:p>
              </table:table-cell>
              <table:table-cell office:value-type="float" office:value="63.25">
                <text:p>63.25</text:p>
              </table:table-cell>
              <table:table-cell office:value-type="float" office:value="22.63">
                <text:p>22.63</text:p>
              </table:table-cell>
              <table:table-cell office:value-type="float" office:value="33.02">
                <text:p>33.0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41.65">
                <text:p>41.65</text:p>
              </table:table-cell>
              <table:table-cell office:value-type="float" office:value="76.11">
                <text:p>76.11</text:p>
              </table:table-cell>
              <table:table-cell office:value-type="float" office:value="28.3">
                <text:p>28.3</text:p>
              </table:table-cell>
              <table:table-cell office:value-type="float" office:value="35.66">
                <text:p>35.6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65.4">
                <text:p>65.4</text:p>
              </table:table-cell>
              <table:table-cell office:value-type="float" office:value="98.2">
                <text:p>98.2</text:p>
              </table:table-cell>
              <table:table-cell office:value-type="float" office:value="58.55">
                <text:p>58.55</text:p>
              </table:table-cell>
              <table:table-cell office:value-type="float" office:value="67.69">
                <text:p>67.69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44.75">
                <text:p>44.75</text:p>
              </table:table-cell>
              <table:table-cell office:value-type="float" office:value="34.83">
                <text:p>34.8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59.67">
                <text:p>59.67</text:p>
              </table:table-cell>
              <table:table-cell office:value-type="float" office:value="93.66">
                <text:p>93.66</text:p>
              </table:table-cell>
              <table:table-cell office:value-type="float" office:value="52.42">
                <text:p>52.42</text:p>
              </table:table-cell>
              <table:table-cell office:value-type="float" office:value="62.22">
                <text:p>62.22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38.52">
                <text:p>38.52</text:p>
              </table:table-cell>
              <table:table-cell office:value-type="float" office:value="76.21">
                <text:p>76.21</text:p>
              </table:table-cell>
              <table:table-cell office:value-type="float" office:value="26.49">
                <text:p>26.49</text:p>
              </table:table-cell>
              <table:table-cell office:value-type="float" office:value="40.07">
                <text:p>40.0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8.48">
                <text:p>38.48</text:p>
              </table:table-cell>
              <table:table-cell office:value-type="float" office:value="68.16">
                <text:p>68.16</text:p>
              </table:table-cell>
              <table:table-cell office:value-type="float" office:value="26.99">
                <text:p>26.99</text:p>
              </table:table-cell>
              <table:table-cell office:value-type="float" office:value="39.71">
                <text:p>39.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5.45">
                <text:p>45.45</text:p>
              </table:table-cell>
              <table:table-cell office:value-type="float" office:value="61.52">
                <text:p>61.52</text:p>
              </table:table-cell>
              <table:table-cell office:value-type="float" office:value="36.17">
                <text:p>36.17</text:p>
              </table:table-cell>
              <table:table-cell office:value-type="float" office:value="44.63">
                <text:p>44.6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7.34">
                <text:p>47.34</text:p>
              </table:table-cell>
              <table:table-cell office:value-type="float" office:value="74">
                <text:p>74</text:p>
              </table:table-cell>
              <table:table-cell office:value-type="float" office:value="37.77">
                <text:p>37.77</text:p>
              </table:table-cell>
              <table:table-cell office:value-type="float" office:value="46.65">
                <text:p>46.6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47.7">
                <text:p>47.7</text:p>
              </table:table-cell>
              <table:table-cell office:value-type="float" office:value="77.81">
                <text:p>77.81</text:p>
              </table:table-cell>
              <table:table-cell office:value-type="float" office:value="36.6">
                <text:p>36.6</text:p>
              </table:table-cell>
              <table:table-cell office:value-type="float" office:value="45.16">
                <text:p>45.1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27.15">
                <text:p>27.15</text:p>
              </table:table-cell>
              <table:table-cell office:value-type="float" office:value="69.56">
                <text:p>69.56</text:p>
              </table:table-cell>
              <table:table-cell office:value-type="float" office:value="14.21">
                <text:p>14.21</text:p>
              </table:table-cell>
              <table:table-cell office:value-type="float" office:value="21.99">
                <text:p>21.9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33.46">
                <text:p>33.46</text:p>
              </table:table-cell>
              <table:table-cell office:value-type="float" office:value="68.35">
                <text:p>68.35</text:p>
              </table:table-cell>
              <table:table-cell office:value-type="float" office:value="19.31">
                <text:p>19.31</text:p>
              </table:table-cell>
              <table:table-cell office:value-type="float" office:value="30.33">
                <text:p>30.3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46.11">
                <text:p>46.11</text:p>
              </table:table-cell>
              <table:table-cell office:value-type="float" office:value="78.96">
                <text:p>78.96</text:p>
              </table:table-cell>
              <table:table-cell office:value-type="float" office:value="37.15">
                <text:p>37.15</text:p>
              </table:table-cell>
              <table:table-cell office:value-type="float" office:value="44.58">
                <text:p>44.5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6.75">
                <text:p>26.75</text:p>
              </table:table-cell>
              <table:table-cell office:value-type="float" office:value="73.77">
                <text:p>73.77</text:p>
              </table:table-cell>
              <table:table-cell office:value-type="float" office:value="12.69">
                <text:p>12.69</text:p>
              </table:table-cell>
              <table:table-cell office:value-type="float" office:value="26.76">
                <text:p>26.7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2.88">
                <text:p>42.88</text:p>
              </table:table-cell>
              <table:table-cell office:value-type="float" office:value="66.29">
                <text:p>66.29</text:p>
              </table:table-cell>
              <table:table-cell office:value-type="float" office:value="31.57">
                <text:p>31.57</text:p>
              </table:table-cell>
              <table:table-cell office:value-type="float" office:value="41.12">
                <text:p>41.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45.09">
                <text:p>45.09</text:p>
              </table:table-cell>
              <table:table-cell office:value-type="float" office:value="52.35">
                <text:p>52.3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44.55">
                <text:p>44.55</text:p>
              </table:table-cell>
              <table:table-cell office:value-type="float" office:value="55.04">
                <text:p>55.0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44.24">
                <text:p>44.24</text:p>
              </table:table-cell>
              <table:table-cell office:value-type="float" office:value="60.4">
                <text:p>60.4</text:p>
              </table:table-cell>
              <table:table-cell office:value-type="float" office:value="32.55">
                <text:p>32.55</text:p>
              </table:table-cell>
              <table:table-cell office:value-type="float" office:value="42.97">
                <text:p>42.9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50.52">
                <text:p>50.52</text:p>
              </table:table-cell>
              <table:table-cell office:value-type="float" office:value="78.22">
                <text:p>78.22</text:p>
              </table:table-cell>
              <table:table-cell office:value-type="float" office:value="41.61">
                <text:p>41.61</text:p>
              </table:table-cell>
              <table:table-cell office:value-type="float" office:value="47.58">
                <text:p>47.5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57.78">
                <text:p>57.78</text:p>
              </table:table-cell>
              <table:table-cell office:value-type="float" office:value="87.94">
                <text:p>87.94</text:p>
              </table:table-cell>
              <table:table-cell office:value-type="float" office:value="50.38">
                <text:p>50.38</text:p>
              </table:table-cell>
              <table:table-cell office:value-type="float" office:value="55.6">
                <text:p>55.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58.67">
                <text:p>58.67</text:p>
              </table:table-cell>
              <table:table-cell office:value-type="float" office:value="100.16">
                <text:p>100.16</text:p>
              </table:table-cell>
              <table:table-cell office:value-type="float" office:value="48.15">
                <text:p>48.15</text:p>
              </table:table-cell>
              <table:table-cell office:value-type="float" office:value="60.78">
                <text:p>60.7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59.52">
                <text:p>59.52</text:p>
              </table:table-cell>
              <table:table-cell office:value-type="float" office:value="97.63">
                <text:p>97.63</text:p>
              </table:table-cell>
              <table:table-cell office:value-type="float" office:value="48.56">
                <text:p>48.56</text:p>
              </table:table-cell>
              <table:table-cell office:value-type="float" office:value="58.16">
                <text:p>58.16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17.28">
                <text:p>17.28</text:p>
              </table:table-cell>
              <table:table-cell office:value-type="float" office:value="68.24">
                <text:p>68.24</text:p>
              </table:table-cell>
              <table:table-cell office:value-type="float" office:value="-2.42">
                <text:p>-2.42</text:p>
              </table:table-cell>
              <table:table-cell office:value-type="float" office:value="18.62">
                <text:p>18.6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47.16">
                <text:p>47.16</text:p>
              </table:table-cell>
              <table:table-cell office:value-type="float" office:value="80.63">
                <text:p>80.63</text:p>
              </table:table-cell>
              <table:table-cell office:value-type="float" office:value="36.01">
                <text:p>36.01</text:p>
              </table:table-cell>
              <table:table-cell office:value-type="float" office:value="47.85">
                <text:p>47.85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45.09">
                <text:p>45.09</text:p>
              </table:table-cell>
              <table:table-cell office:value-type="float" office:value="52.35">
                <text:p>52.3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44.55">
                <text:p>44.55</text:p>
              </table:table-cell>
              <table:table-cell office:value-type="float" office:value="55.04">
                <text:p>55.0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58.09">
                <text:p>58.09</text:p>
              </table:table-cell>
              <table:table-cell office:value-type="float" office:value="83.15">
                <text:p>83.15</text:p>
              </table:table-cell>
              <table:table-cell office:value-type="float" office:value="66.65">
                <text:p>66.65</text:p>
              </table:table-cell>
              <table:table-cell office:value-type="float" office:value="58.56">
                <text:p>58.5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37.61">
                <text:p>37.61</text:p>
              </table:table-cell>
              <table:table-cell office:value-type="float" office:value="62.04">
                <text:p>62.04</text:p>
              </table:table-cell>
              <table:table-cell office:value-type="float" office:value="27.13">
                <text:p>27.13</text:p>
              </table:table-cell>
              <table:table-cell office:value-type="float" office:value="35.34">
                <text:p>35.34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8.339cm" svg:height="8.472cm" chart:class="chart:scatter" chart:style-name="ch1">
        <chart:title svg:x="4.279cm" svg:y="0.169cm" chart:style-name="ch2">
          <text:p>Perfectly matching RNA sequences</text:p>
        </chart:title>
        <chart:subtitle svg:x="6.238cm" svg:y="0.933cm" chart:style-name="ch3">
          <text:p>No self complementarity</text:p>
        </chart:subtitle>
        <chart:legend chart:legend-position="end" svg:x="13.935cm" svg:y="3.034cm" chart:style-name="ch4"/>
        <chart:plot-area chart:style-name="ch5" table:cell-range-address="'MELTING 4_2'.B70:'MELTING 4_2'.E86 'MELTING 4_2'.C69:'MELTING 4_2'.E86 'MELTING 4_2'.B69:'MELTING 4_2'.B69" chart:data-source-has-labels="row" svg:x="0.452cm" svg:y="1.615cm" svg:width="13.115cm" svg:height="6.544cm">
          <chart:axis chart:dimension="x" chart:name="primary-x" chart:style-name="ch6">
            <chart:title svg:x="5.778cm" svg:y="7.709cm" chart:style-name="ch7">
              <text:p>experimental Tm</text:p>
            </chart:title>
          </chart:axis>
          <chart:axis chart:dimension="y" chart:name="primary-y" chart:style-name="ch6">
            <chart:title svg:x="0.367cm" svg:y="5.547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4_2'.C70:'MELTING 4_2'.C86" chart:label-cell-address="'MELTING 4_2'.C69:'MELTING 4_2'.C69" chart:class="chart:scatter">
            <chart:domain table:cell-range-address="'MELTING 4_2'.B70:'MELTING 4_2'.B86"/>
            <chart:data-point chart:repeated="17"/>
          </chart:series>
          <chart:series chart:style-name="ch11" chart:values-cell-range-address="'MELTING 4_2'.D70:'MELTING 4_2'.D86" chart:label-cell-address="'MELTING 4_2'.D69:'MELTING 4_2'.D69" chart:class="chart:scatter">
            <chart:data-point chart:repeated="17"/>
          </chart:series>
          <chart:series chart:style-name="ch12" chart:values-cell-range-address="'MELTING 4_2'.E70:'MELTING 4_2'.E86" chart:label-cell-address="'MELTING 4_2'.E69:'MELTING 4_2'.E69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61.65">
                <text:p>61.65</text:p>
              </table:table-cell>
              <table:table-cell office:value-type="float" office:value="40.62">
                <text:p>40.62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48.37">
                <text:p>48.37</text:p>
              </table:table-cell>
              <table:table-cell office:value-type="float" office:value="-6.09">
                <text:p>-6.0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62.06">
                <text:p>62.06</text:p>
              </table:table-cell>
              <table:table-cell office:value-type="float" office:value="8.18">
                <text:p>8.1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62.06">
                <text:p>62.06</text:p>
              </table:table-cell>
              <table:table-cell office:value-type="float" office:value="63.22">
                <text:p>63.22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66.95">
                <text:p>66.95</text:p>
              </table:table-cell>
              <table:table-cell office:value-type="float" office:value="24.77">
                <text:p>24.7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73.19">
                <text:p>73.19</text:p>
              </table:table-cell>
              <table:table-cell office:value-type="float" office:value="58.88">
                <text:p>58.8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52.69">
                <text:p>52.69</text:p>
              </table:table-cell>
              <table:table-cell office:value-type="float" office:value="13.3">
                <text:p>13.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61.79">
                <text:p>61.79</text:p>
              </table:table-cell>
              <table:table-cell office:value-type="float" office:value="9.41">
                <text:p>9.4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76.35">
                <text:p>76.35</text:p>
              </table:table-cell>
              <table:table-cell office:value-type="float" office:value="58.4">
                <text:p>58.4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79.97">
                <text:p>79.97</text:p>
              </table:table-cell>
              <table:table-cell office:value-type="float" office:value="83.53">
                <text:p>83.53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75.61">
                <text:p>75.61</text:p>
              </table:table-cell>
              <table:table-cell office:value-type="float" office:value="58.62">
                <text:p>58.62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74.04">
                <text:p>74.04</text:p>
              </table:table-cell>
              <table:table-cell office:value-type="float" office:value="55.11">
                <text:p>55.11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82.16">
                <text:p>82.16</text:p>
              </table:table-cell>
              <table:table-cell office:value-type="float" office:value="48.71">
                <text:p>48.7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61.79">
                <text:p>61.79</text:p>
              </table:table-cell>
              <table:table-cell office:value-type="float" office:value="63.25">
                <text:p>63.25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79.86">
                <text:p>79.86</text:p>
              </table:table-cell>
              <table:table-cell office:value-type="float" office:value="64.78">
                <text:p>64.7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68.23">
                <text:p>68.23</text:p>
              </table:table-cell>
              <table:table-cell office:value-type="float" office:value="72.5">
                <text:p>72.5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